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39.56mm"/>
    </style:style>
    <style:style style:name="co13" style:family="table-column">
      <style:table-column-properties fo:break-before="auto" style:column-width="33.85mm"/>
    </style:style>
    <style:style style:name="co14" style:family="table-column">
      <style:table-column-properties fo:break-before="auto" style:column-width="38.75mm"/>
    </style:style>
    <style:style style:name="co15" style:family="table-column">
      <style:table-column-properties fo:break-before="auto" style:column-width="33.04mm"/>
    </style:style>
    <style:style style:name="co16" style:family="table-column">
      <style:table-column-properties fo:break-before="auto" style:column-width="32.76mm"/>
    </style:style>
    <style:style style:name="co17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most_basic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_lines</text:p>
          </table:table-cell>
          <table:table-cell office:value-type="string" calcext:value-type="string">
            <text:p>seq_no_o_runtime</text:p>
          </table:table-cell>
          <table:table-cell office:value-type="string" calcext:value-type="string">
            <text:p>seq_o_runtime</text:p>
          </table:table-cell>
          <table:table-cell office:value-type="string" calcext:value-type="string">
            <text:p>par_no_o_runtime</text:p>
          </table:table-cell>
          <table:table-cell office:value-type="string" calcext:value-type="string">
            <text:p>par_o_runtim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num_synclines</text:p>
          </table:table-cell>
          <table:table-cell office:value-type="string" calcext:value-type="string">
            <text:p>num_fors</text:p>
          </table:table-cell>
          <table:table-cell/>
          <table:table-cell table:style-name="Default" office:value-type="string" calcext:value-type="string">
            <text:p>speedup_no_o</text:p>
          </table:table-cell>
          <table:table-cell table:style-name="Default" office:value-type="string" calcext:value-type="string">
            <text:p>speedup_o</text:p>
          </table:table-cell>
          <table:table-cell/>
          <table:table-cell office:value-type="string" calcext:value-type="string">
            <text:p>num_stmts</text:p>
          </table:table-cell>
          <table:table-cell office:value-type="string" calcext:value-type="string">
            <text:p>num_results</text:p>
          </table:table-cell>
          <table:table-cell office:value-type="string" calcext:value-type="string">
            <text:p>parallelisation successful</text:p>
          </table:table-cell>
          <table:table-cell office:value-type="string" calcext:value-type="string">
            <text:p>avg_seq_no_o_runtime</text:p>
          </table:table-cell>
          <table:table-cell office:value-type="string" calcext:value-type="string">
            <text:p>avg_seq_o_runtime</text:p>
          </table:table-cell>
          <table:table-cell office:value-type="string" calcext:value-type="string">
            <text:p>avg_par_no_o_runtime</text:p>
          </table:table-cell>
          <table:table-cell office:value-type="string" calcext:value-type="string">
            <text:p>avg_par_o_runtime</text:p>
          </table:table-cell>
          <table:table-cell office:value-type="string" calcext:value-type="string">
            <text:p>avg_speedup_no_o</text:p>
          </table:table-cell>
          <table:table-cell office:value-type="string" calcext:value-type="string">
            <text:p>avg_speedup_o</text:p>
          </table:table-cell>
          <table:table-cell office:value-type="string" calcext:value-type="string">
            <text:p>avg_num_threads</text:p>
          </table:table-cell>
          <table:table-cell office:value-type="string" calcext:value-type="string">
            <text:p>avg_num_synclines</text:p>
          </table:table-cell>
          <table:table-cell office:value-type="string" calcext:value-type="string">
            <text:p>avg_num_for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5443703" calcext:value-type="float">
            <text:p>1.155443703</text:p>
          </table:table-cell>
          <table:table-cell office:value-type="float" office:value="1.126130106" calcext:value-type="float">
            <text:p>1.12613010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];[.B2]/[.D2];&quot;&quot;)">
            <text:p/>
          </table:table-cell>
          <table:table-cell table:formula="of:=IF([.E2];[.C2]/[.E2];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$A$2:.$A$408];[.M2])" office:value-type="float" office:value="51" calcext:value-type="float">
            <text:p>51</text:p>
          </table:table-cell>
          <table:table-cell table:formula="of:=[.N2]-COUNTIFS([.$A$2:.$A$408];[.M2];[.$D$2:.$D$408];&quot;&quot;)" office:value-type="float" office:value="48" calcext:value-type="float">
            <text:p>48</text:p>
          </table:table-cell>
          <table:table-cell table:formula="of:=SUMIFS([.B$2:.B$408];[.$A$2:.$A$408];[.$M2])/[.$N2]" office:value-type="float" office:value="1.14939154323529" calcext:value-type="float">
            <text:p>1.14939154323529</text:p>
          </table:table-cell>
          <table:table-cell table:formula="of:=SUMIFS([.C$2:.C$408];[.$A$2:.$A$408];[.$M2])/[.$N2]" office:value-type="float" office:value="1.15017861927451" calcext:value-type="float">
            <text:p>1.15017861927451</text:p>
          </table:table-cell>
          <table:table-cell table:formula="of:=SUMIFS([.D$2:.D$408];[.$A$2:.$A$408];[.$M2])/[.$O2]" office:value-type="float" office:value="2.063899668125" calcext:value-type="float">
            <text:p>2.063899668125</text:p>
          </table:table-cell>
          <table:table-cell table:formula="of:=SUMIFS([.E$2:.E$408];[.$A$2:.$A$408];[.$M2])/[.$O2]" office:value-type="float" office:value="2.01827863464583" calcext:value-type="float">
            <text:p>2.01827863464583</text:p>
          </table:table-cell>
          <table:table-cell table:formula="of:=SUMIFS([.J$2:.J$408];[.$A$2:.$A$408];[.$M2])/[.$O2]" office:value-type="float" office:value="0.558476353695019" calcext:value-type="float">
            <text:p>0.558476353695019</text:p>
          </table:table-cell>
          <table:table-cell table:formula="of:=SUMIFS([.K$2:.K$408];[.$A$2:.$A$408];[.$M2])/[.$O2]" office:value-type="float" office:value="0.570814688500443" calcext:value-type="float">
            <text:p>0.570814688500443</text:p>
          </table:table-cell>
          <table:table-cell table:formula="of:=SUMIFS([.F$2:.F$408];[.$A$2:.$A$408];[.$M2])/[.$N2]" office:value-type="float" office:value="15.4117647058824" calcext:value-type="float">
            <text:p>15.4117647058824</text:p>
          </table:table-cell>
          <table:table-cell table:formula="of:=SUMIFS([.G$2:.G$408];[.$A$2:.$A$408];[.$M2])/[.$N2]" office:value-type="float" office:value="6.07843137254902" calcext:value-type="float">
            <text:p>6.07843137254902</text:p>
          </table:table-cell>
          <table:table-cell table:formula="of:=SUMIFS([.H$2:.H$408];[.$A$2:.$A$408];[.$M2])/[.$N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8525037" calcext:value-type="float">
            <text:p>1.148525037</text:p>
          </table:table-cell>
          <table:table-cell office:value-type="float" office:value="1.138391889" calcext:value-type="float">
            <text:p>1.138391889</text:p>
          </table:table-cell>
          <table:table-cell office:value-type="float" office:value="2.092350456" calcext:value-type="float">
            <text:p>2.092350456</text:p>
          </table:table-cell>
          <table:table-cell office:value-type="float" office:value="1.933464502" calcext:value-type="float">
            <text:p>1.93346450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];[.B3]/[.D3];&quot;&quot;)" office:value-type="float" office:value="0.548916188350046" calcext:value-type="float">
            <text:p>0.548916188350046</text:p>
          </table:table-cell>
          <table:table-cell table:formula="of:=IF([.E3];[.C3]/[.E3];&quot;&quot;)" office:value-type="float" office:value="0.588783444341716" calcext:value-type="float">
            <text:p>0.58878344434171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$A$2:.$A$408];[.M3])" office:value-type="float" office:value="51" calcext:value-type="float">
            <text:p>51</text:p>
          </table:table-cell>
          <table:table-cell table:formula="of:=[.N3]-COUNTIFS([.$A$2:.$A$408];[.M3];[.$D$2:.$D$408];&quot;&quot;)" office:value-type="float" office:value="45" calcext:value-type="float">
            <text:p>45</text:p>
          </table:table-cell>
          <table:table-cell table:formula="of:=SUMIFS([.B$2:.B$408];[.$A$2:.$A$408];[.$M3])/[.$N3]" office:value-type="float" office:value="1.16863996656863" calcext:value-type="float">
            <text:p>1.16863996656863</text:p>
          </table:table-cell>
          <table:table-cell table:formula="of:=SUMIFS([.C$2:.C$408];[.$A$2:.$A$408];[.$M3])/[.$N3]" office:value-type="float" office:value="1.14778807035294" calcext:value-type="float">
            <text:p>1.14778807035294</text:p>
          </table:table-cell>
          <table:table-cell table:formula="of:=SUMIFS([.D$2:.D$408];[.$A$2:.$A$408];[.$M3])/[.$O3]" office:value-type="float" office:value="2.74233766586667" calcext:value-type="float">
            <text:p>2.74233766586667</text:p>
          </table:table-cell>
          <table:table-cell table:formula="of:=SUMIFS([.E$2:.E$408];[.$A$2:.$A$408];[.$M3])/[.$O3]" office:value-type="float" office:value="2.64747174244444" calcext:value-type="float">
            <text:p>2.64747174244444</text:p>
          </table:table-cell>
          <table:table-cell table:formula="of:=SUMIFS([.J$2:.J$408];[.$A$2:.$A$408];[.$M3])/[.$O3]" office:value-type="float" office:value="0.42661724529527" calcext:value-type="float">
            <text:p>0.42661724529527</text:p>
          </table:table-cell>
          <table:table-cell table:formula="of:=SUMIFS([.K$2:.K$408];[.$A$2:.$A$408];[.$M3])/[.$O3]" office:value-type="float" office:value="0.434602807486769" calcext:value-type="float">
            <text:p>0.434602807486769</text:p>
          </table:table-cell>
          <table:table-cell table:formula="of:=SUMIFS([.F$2:.F$408];[.$A$2:.$A$408];[.$M3])/[.$N3]" office:value-type="float" office:value="29.3921568627451" calcext:value-type="float">
            <text:p>29.3921568627451</text:p>
          </table:table-cell>
          <table:table-cell table:formula="of:=SUMIFS([.G$2:.G$408];[.$A$2:.$A$408];[.$M3])/[.$N3]" office:value-type="float" office:value="14.7843137254902" calcext:value-type="float">
            <text:p>14.7843137254902</text:p>
          </table:table-cell>
          <table:table-cell table:formula="of:=SUMIFS([.H$2:.H$408];[.$A$2:.$A$408];[.$M3])/[.$N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0219024" calcext:value-type="float">
            <text:p>1.130219024</text:p>
          </table:table-cell>
          <table:table-cell office:value-type="float" office:value="1.16006824" calcext:value-type="float">
            <text:p>1.16006824</text:p>
          </table:table-cell>
          <table:table-cell office:value-type="float" office:value="1.994611432" calcext:value-type="float">
            <text:p>1.994611432</text:p>
          </table:table-cell>
          <table:table-cell office:value-type="float" office:value="1.941059632" calcext:value-type="float">
            <text:p>1.9410596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];[.B4]/[.D4];&quot;&quot;)" office:value-type="float" office:value="0.566636190822755" calcext:value-type="float">
            <text:p>0.566636190822755</text:p>
          </table:table-cell>
          <table:table-cell table:formula="of:=IF([.E4];[.C4]/[.E4];&quot;&quot;)" office:value-type="float" office:value="0.59764688362753" calcext:value-type="float">
            <text:p>0.5976468836275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$A$2:.$A$408];[.M4])" office:value-type="float" office:value="50" calcext:value-type="float">
            <text:p>50</text:p>
          </table:table-cell>
          <table:table-cell table:formula="of:=[.N4]-COUNTIFS([.$A$2:.$A$408];[.M4];[.$D$2:.$D$408];&quot;&quot;)" office:value-type="float" office:value="36" calcext:value-type="float">
            <text:p>36</text:p>
          </table:table-cell>
          <table:table-cell table:formula="of:=SUMIFS([.B$2:.B$408];[.$A$2:.$A$408];[.$M4])/[.$N4]" office:value-type="float" office:value="1.18875596276" calcext:value-type="float">
            <text:p>1.18875596276</text:p>
          </table:table-cell>
          <table:table-cell table:formula="of:=SUMIFS([.C$2:.C$408];[.$A$2:.$A$408];[.$M4])/[.$N4]" office:value-type="float" office:value="1.16306808266" calcext:value-type="float">
            <text:p>1.16306808266</text:p>
          </table:table-cell>
          <table:table-cell table:formula="of:=SUMIFS([.D$2:.D$408];[.$A$2:.$A$408];[.$M4])/[.$O4]" office:value-type="float" office:value="3.41099187305556" calcext:value-type="float">
            <text:p>3.41099187305556</text:p>
          </table:table-cell>
          <table:table-cell table:formula="of:=SUMIFS([.E$2:.E$408];[.$A$2:.$A$408];[.$M4])/[.$O4]" office:value-type="float" office:value="3.29179662094444" calcext:value-type="float">
            <text:p>3.29179662094444</text:p>
          </table:table-cell>
          <table:table-cell table:formula="of:=SUMIFS([.J$2:.J$408];[.$A$2:.$A$408];[.$M4])/[.$O4]" office:value-type="float" office:value="0.349464817136769" calcext:value-type="float">
            <text:p>0.349464817136769</text:p>
          </table:table-cell>
          <table:table-cell table:formula="of:=SUMIFS([.K$2:.K$408];[.$A$2:.$A$408];[.$M4])/[.$O4]" office:value-type="float" office:value="0.355338852083696" calcext:value-type="float">
            <text:p>0.355338852083696</text:p>
          </table:table-cell>
          <table:table-cell table:formula="of:=SUMIFS([.F$2:.F$408];[.$A$2:.$A$408];[.$M4])/[.$N4]" office:value-type="float" office:value="44.46" calcext:value-type="float">
            <text:p>44.46</text:p>
          </table:table-cell>
          <table:table-cell table:formula="of:=SUMIFS([.G$2:.G$408];[.$A$2:.$A$408];[.$M4])/[.$N4]" office:value-type="float" office:value="23.36" calcext:value-type="float">
            <text:p>23.36</text:p>
          </table:table-cell>
          <table:table-cell table:formula="of:=SUMIFS([.H$2:.H$408];[.$A$2:.$A$408];[.$M4])/[.$N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9765277" calcext:value-type="float">
            <text:p>1.109765277</text:p>
          </table:table-cell>
          <table:table-cell office:value-type="float" office:value="1.182655331" calcext:value-type="float">
            <text:p>1.182655331</text:p>
          </table:table-cell>
          <table:table-cell office:value-type="float" office:value="2.133751135" calcext:value-type="float">
            <text:p>2.133751135</text:p>
          </table:table-cell>
          <table:table-cell office:value-type="float" office:value="2.092071395" calcext:value-type="float">
            <text:p>2.09207139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];[.B5]/[.D5];&quot;&quot;)" office:value-type="float" office:value="0.520100614732655" calcext:value-type="float">
            <text:p>0.520100614732655</text:p>
          </table:table-cell>
          <table:table-cell table:formula="of:=IF([.E5];[.C5]/[.E5];&quot;&quot;)" office:value-type="float" office:value="0.565303523496625" calcext:value-type="float">
            <text:p>0.56530352349662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$A$2:.$A$408];[.M5])" office:value-type="float" office:value="51" calcext:value-type="float">
            <text:p>51</text:p>
          </table:table-cell>
          <table:table-cell table:formula="of:=[.N5]-COUNTIFS([.$A$2:.$A$408];[.M5];[.$D$2:.$D$408];&quot;&quot;)" office:value-type="float" office:value="31" calcext:value-type="float">
            <text:p>31</text:p>
          </table:table-cell>
          <table:table-cell table:formula="of:=SUMIFS([.B$2:.B$408];[.$A$2:.$A$408];[.$M5])/[.$N5]" office:value-type="float" office:value="1.17171498001961" calcext:value-type="float">
            <text:p>1.17171498001961</text:p>
          </table:table-cell>
          <table:table-cell table:formula="of:=SUMIFS([.C$2:.C$408];[.$A$2:.$A$408];[.$M5])/[.$N5]" office:value-type="float" office:value="1.15473967752941" calcext:value-type="float">
            <text:p>1.15473967752941</text:p>
          </table:table-cell>
          <table:table-cell table:formula="of:=SUMIFS([.D$2:.D$408];[.$A$2:.$A$408];[.$M5])/[.$O5]" office:value-type="float" office:value="3.97191068874193" calcext:value-type="float">
            <text:p>3.97191068874193</text:p>
          </table:table-cell>
          <table:table-cell table:formula="of:=SUMIFS([.E$2:.E$408];[.$A$2:.$A$408];[.$M5])/[.$O5]" office:value-type="float" office:value="3.82706483374193" calcext:value-type="float">
            <text:p>3.82706483374193</text:p>
          </table:table-cell>
          <table:table-cell table:formula="of:=SUMIFS([.J$2:.J$408];[.$A$2:.$A$408];[.$M5])/[.$O5]" office:value-type="float" office:value="0.295963242937913" calcext:value-type="float">
            <text:p>0.295963242937913</text:p>
          </table:table-cell>
          <table:table-cell table:formula="of:=SUMIFS([.K$2:.K$408];[.$A$2:.$A$408];[.$M5])/[.$O5]" office:value-type="float" office:value="0.30341627580101" calcext:value-type="float">
            <text:p>0.30341627580101</text:p>
          </table:table-cell>
          <table:table-cell table:formula="of:=SUMIFS([.F$2:.F$408];[.$A$2:.$A$408];[.$M5])/[.$N5]" office:value-type="float" office:value="58.2156862745098" calcext:value-type="float">
            <text:p>58.2156862745098</text:p>
          </table:table-cell>
          <table:table-cell table:formula="of:=SUMIFS([.G$2:.G$408];[.$A$2:.$A$408];[.$M5])/[.$N5]" office:value-type="float" office:value="32.3725490196078" calcext:value-type="float">
            <text:p>32.3725490196078</text:p>
          </table:table-cell>
          <table:table-cell table:formula="of:=SUMIFS([.H$2:.H$408];[.$A$2:.$A$408];[.$M5])/[.$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9887807" calcext:value-type="float">
            <text:p>1.129887807</text:p>
          </table:table-cell>
          <table:table-cell office:value-type="float" office:value="1.134627535" calcext:value-type="float">
            <text:p>1.134627535</text:p>
          </table:table-cell>
          <table:table-cell office:value-type="float" office:value="2.106435615" calcext:value-type="float">
            <text:p>2.106435615</text:p>
          </table:table-cell>
          <table:table-cell office:value-type="float" office:value="2.094385663" calcext:value-type="float">
            <text:p>2.09438566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];[.B6]/[.D6];&quot;&quot;)" office:value-type="float" office:value="0.536397979104621" calcext:value-type="float">
            <text:p>0.536397979104621</text:p>
          </table:table-cell>
          <table:table-cell table:formula="of:=IF([.E6];[.C6]/[.E6];&quot;&quot;)" office:value-type="float" office:value="0.541747183933048" calcext:value-type="float">
            <text:p>0.54174718393304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$A$2:.$A$408];[.M6])" office:value-type="float" office:value="51" calcext:value-type="float">
            <text:p>51</text:p>
          </table:table-cell>
          <table:table-cell table:formula="of:=[.N6]-COUNTIFS([.$A$2:.$A$408];[.M6];[.$D$2:.$D$408];&quot;&quot;)" office:value-type="float" office:value="33" calcext:value-type="float">
            <text:p>33</text:p>
          </table:table-cell>
          <table:table-cell table:formula="of:=SUMIFS([.B$2:.B$408];[.$A$2:.$A$408];[.$M6])/[.$N6]" office:value-type="float" office:value="1.22462852472549" calcext:value-type="float">
            <text:p>1.22462852472549</text:p>
          </table:table-cell>
          <table:table-cell table:formula="of:=SUMIFS([.C$2:.C$408];[.$A$2:.$A$408];[.$M6])/[.$N6]" office:value-type="float" office:value="1.20207578315686" calcext:value-type="float">
            <text:p>1.20207578315686</text:p>
          </table:table-cell>
          <table:table-cell table:formula="of:=SUMIFS([.D$2:.D$408];[.$A$2:.$A$408];[.$M6])/[.$O6]" office:value-type="float" office:value="5.08446225169697" calcext:value-type="float">
            <text:p>5.08446225169697</text:p>
          </table:table-cell>
          <table:table-cell table:formula="of:=SUMIFS([.E$2:.E$408];[.$A$2:.$A$408];[.$M6])/[.$O6]" office:value-type="float" office:value="4.87228477739394" calcext:value-type="float">
            <text:p>4.87228477739394</text:p>
          </table:table-cell>
          <table:table-cell table:formula="of:=SUMIFS([.J$2:.J$408];[.$A$2:.$A$408];[.$M6])/[.$O6]" office:value-type="float" office:value="0.240942911770381" calcext:value-type="float">
            <text:p>0.240942911770381</text:p>
          </table:table-cell>
          <table:table-cell table:formula="of:=SUMIFS([.K$2:.K$408];[.$A$2:.$A$408];[.$M6])/[.$O6]" office:value-type="float" office:value="0.247772889791725" calcext:value-type="float">
            <text:p>0.247772889791725</text:p>
          </table:table-cell>
          <table:table-cell table:formula="of:=SUMIFS([.F$2:.F$408];[.$A$2:.$A$408];[.$M6])/[.$N6]" office:value-type="float" office:value="70.5686274509804" calcext:value-type="float">
            <text:p>70.5686274509804</text:p>
          </table:table-cell>
          <table:table-cell table:formula="of:=SUMIFS([.G$2:.G$408];[.$A$2:.$A$408];[.$M6])/[.$N6]" office:value-type="float" office:value="39.8235294117647" calcext:value-type="float">
            <text:p>39.8235294117647</text:p>
          </table:table-cell>
          <table:table-cell table:formula="of:=SUMIFS([.H$2:.H$408];[.$A$2:.$A$408];[.$M6])/[.$N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9132716" calcext:value-type="float">
            <text:p>1.139132716</text:p>
          </table:table-cell>
          <table:table-cell office:value-type="float" office:value="1.173980466" calcext:value-type="float">
            <text:p>1.173980466</text:p>
          </table:table-cell>
          <table:table-cell office:value-type="float" office:value="2.138404354" calcext:value-type="float">
            <text:p>2.138404354</text:p>
          </table:table-cell>
          <table:table-cell office:value-type="float" office:value="2.066904089" calcext:value-type="float">
            <text:p>2.06690408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];[.B7]/[.D7];&quot;&quot;)" office:value-type="float" office:value="0.532702205674615" calcext:value-type="float">
            <text:p>0.532702205674615</text:p>
          </table:table-cell>
          <table:table-cell table:formula="of:=IF([.E7];[.C7]/[.E7];&quot;&quot;)" office:value-type="float" office:value="0.567989812516163" calcext:value-type="float">
            <text:p>0.567989812516163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$A$2:.$A$408];[.M7])" office:value-type="float" office:value="51" calcext:value-type="float">
            <text:p>51</text:p>
          </table:table-cell>
          <table:table-cell table:formula="of:=[.N7]-COUNTIFS([.$A$2:.$A$408];[.M7];[.$D$2:.$D$408];&quot;&quot;)" office:value-type="float" office:value="20" calcext:value-type="float">
            <text:p>20</text:p>
          </table:table-cell>
          <table:table-cell table:formula="of:=SUMIFS([.B$2:.B$408];[.$A$2:.$A$408];[.$M7])/[.$N7]" office:value-type="float" office:value="1.22633978988235" calcext:value-type="float">
            <text:p>1.22633978988235</text:p>
          </table:table-cell>
          <table:table-cell table:formula="of:=SUMIFS([.C$2:.C$408];[.$A$2:.$A$408];[.$M7])/[.$N7]" office:value-type="float" office:value="1.21057101921569" calcext:value-type="float">
            <text:p>1.21057101921569</text:p>
          </table:table-cell>
          <table:table-cell table:formula="of:=SUMIFS([.D$2:.D$408];[.$A$2:.$A$408];[.$M7])/[.$O7]" office:value-type="float" office:value="5.8826706912" calcext:value-type="float">
            <text:p>5.8826706912</text:p>
          </table:table-cell>
          <table:table-cell table:formula="of:=SUMIFS([.E$2:.E$408];[.$A$2:.$A$408];[.$M7])/[.$O7]" office:value-type="float" office:value="5.6818712925" calcext:value-type="float">
            <text:p>5.6818712925</text:p>
          </table:table-cell>
          <table:table-cell table:formula="of:=SUMIFS([.J$2:.J$408];[.$A$2:.$A$408];[.$M7])/[.$O7]" office:value-type="float" office:value="0.209014359446392" calcext:value-type="float">
            <text:p>0.209014359446392</text:p>
          </table:table-cell>
          <table:table-cell table:formula="of:=SUMIFS([.K$2:.K$408];[.$A$2:.$A$408];[.$M7])/[.$O7]" office:value-type="float" office:value="0.213046833345403" calcext:value-type="float">
            <text:p>0.213046833345403</text:p>
          </table:table-cell>
          <table:table-cell table:formula="of:=SUMIFS([.F$2:.F$408];[.$A$2:.$A$408];[.$M7])/[.$N7]" office:value-type="float" office:value="85.2156862745098" calcext:value-type="float">
            <text:p>85.2156862745098</text:p>
          </table:table-cell>
          <table:table-cell table:formula="of:=SUMIFS([.G$2:.G$408];[.$A$2:.$A$408];[.$M7])/[.$N7]" office:value-type="float" office:value="51.3725490196079" calcext:value-type="float">
            <text:p>51.3725490196079</text:p>
          </table:table-cell>
          <table:table-cell table:formula="of:=SUMIFS([.H$2:.H$408];[.$A$2:.$A$408];[.$M7])/[.$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0748314" calcext:value-type="float">
            <text:p>1.130748314</text:p>
          </table:table-cell>
          <table:table-cell office:value-type="float" office:value="1.144711642" calcext:value-type="float">
            <text:p>1.1447116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];[.B8]/[.D8];&quot;&quot;)">
            <text:p/>
          </table:table-cell>
          <table:table-cell table:formula="of:=IF([.E8];[.C8]/[.E8];&quot;&quot;)">
            <text:p/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$A$2:.$A$408];[.M8])" office:value-type="float" office:value="51" calcext:value-type="float">
            <text:p>51</text:p>
          </table:table-cell>
          <table:table-cell table:formula="of:=[.N8]-COUNTIFS([.$A$2:.$A$408];[.M8];[.$D$2:.$D$408];&quot;&quot;)" office:value-type="float" office:value="24" calcext:value-type="float">
            <text:p>24</text:p>
          </table:table-cell>
          <table:table-cell table:formula="of:=SUMIFS([.B$2:.B$408];[.$A$2:.$A$408];[.$M8])/[.$N8]" office:value-type="float" office:value="1.24131110213726" calcext:value-type="float">
            <text:p>1.24131110213726</text:p>
          </table:table-cell>
          <table:table-cell table:formula="of:=SUMIFS([.C$2:.C$408];[.$A$2:.$A$408];[.$M8])/[.$N8]" office:value-type="float" office:value="1.21631231196078" calcext:value-type="float">
            <text:p>1.21631231196078</text:p>
          </table:table-cell>
          <table:table-cell table:formula="of:=SUMIFS([.D$2:.D$408];[.$A$2:.$A$408];[.$M8])/[.$O8]" office:value-type="float" office:value="6.39246525745833" calcext:value-type="float">
            <text:p>6.39246525745833</text:p>
          </table:table-cell>
          <table:table-cell table:formula="of:=SUMIFS([.E$2:.E$408];[.$A$2:.$A$408];[.$M8])/[.$O8]" office:value-type="float" office:value="6.12223796366667" calcext:value-type="float">
            <text:p>6.12223796366667</text:p>
          </table:table-cell>
          <table:table-cell table:formula="of:=SUMIFS([.J$2:.J$408];[.$A$2:.$A$408];[.$M8])/[.$O8]" office:value-type="float" office:value="0.194910491386177" calcext:value-type="float">
            <text:p>0.194910491386177</text:p>
          </table:table-cell>
          <table:table-cell table:formula="of:=SUMIFS([.K$2:.K$408];[.$A$2:.$A$408];[.$M8])/[.$O8]" office:value-type="float" office:value="0.198741074683038" calcext:value-type="float">
            <text:p>0.198741074683038</text:p>
          </table:table-cell>
          <table:table-cell table:formula="of:=SUMIFS([.F$2:.F$408];[.$A$2:.$A$408];[.$M8])/[.$N8]" office:value-type="float" office:value="96.5686274509804" calcext:value-type="float">
            <text:p>96.5686274509804</text:p>
          </table:table-cell>
          <table:table-cell table:formula="of:=SUMIFS([.G$2:.G$408];[.$A$2:.$A$408];[.$M8])/[.$N8]" office:value-type="float" office:value="60" calcext:value-type="float">
            <text:p>60</text:p>
          </table:table-cell>
          <table:table-cell table:formula="of:=SUMIFS([.H$2:.H$408];[.$A$2:.$A$408];[.$M8])/[.$N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5534028" calcext:value-type="float">
            <text:p>1.155534028</text:p>
          </table:table-cell>
          <table:table-cell office:value-type="float" office:value="1.142029186" calcext:value-type="float">
            <text:p>1.142029186</text:p>
          </table:table-cell>
          <table:table-cell office:value-type="float" office:value="1.885679977" calcext:value-type="float">
            <text:p>1.885679977</text:p>
          </table:table-cell>
          <table:table-cell office:value-type="float" office:value="1.85818613" calcext:value-type="float">
            <text:p>1.858186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];[.B9]/[.D9];&quot;&quot;)" office:value-type="float" office:value="0.61279434585628" calcext:value-type="float">
            <text:p>0.61279434585628</text:p>
          </table:table-cell>
          <table:table-cell table:formula="of:=IF([.E9];[.C9]/[.E9];&quot;&quot;)" office:value-type="float" office:value="0.614593536977913" calcext:value-type="float">
            <text:p>0.6145935369779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$A$2:.$A$408];[.M9])" office:value-type="float" office:value="51" calcext:value-type="float">
            <text:p>51</text:p>
          </table:table-cell>
          <table:table-cell table:formula="of:=[.N9]-COUNTIFS([.$A$2:.$A$408];[.M9];[.$D$2:.$D$408];&quot;&quot;)" office:value-type="float" office:value="17" calcext:value-type="float">
            <text:p>17</text:p>
          </table:table-cell>
          <table:table-cell table:formula="of:=SUMIFS([.B$2:.B$408];[.$A$2:.$A$408];[.$M9])/[.$N9]" office:value-type="float" office:value="1.2323113275098" calcext:value-type="float">
            <text:p>1.2323113275098</text:p>
          </table:table-cell>
          <table:table-cell table:formula="of:=SUMIFS([.C$2:.C$408];[.$A$2:.$A$408];[.$M9])/[.$N9]" office:value-type="float" office:value="1.20964562278431" calcext:value-type="float">
            <text:p>1.20964562278431</text:p>
          </table:table-cell>
          <table:table-cell table:formula="of:=SUMIFS([.D$2:.D$408];[.$A$2:.$A$408];[.$M9])/[.$O9]" office:value-type="float" office:value="6.60867181194118" calcext:value-type="float">
            <text:p>6.60867181194118</text:p>
          </table:table-cell>
          <table:table-cell table:formula="of:=SUMIFS([.E$2:.E$408];[.$A$2:.$A$408];[.$M9])/[.$O9]" office:value-type="float" office:value="6.29915516111765" calcext:value-type="float">
            <text:p>6.29915516111765</text:p>
          </table:table-cell>
          <table:table-cell table:formula="of:=SUMIFS([.J$2:.J$408];[.$A$2:.$A$408];[.$M9])/[.$O9]" office:value-type="float" office:value="0.187555893141691" calcext:value-type="float">
            <text:p>0.187555893141691</text:p>
          </table:table-cell>
          <table:table-cell table:formula="of:=SUMIFS([.K$2:.K$408];[.$A$2:.$A$408];[.$M9])/[.$O9]" office:value-type="float" office:value="0.192304925825409" calcext:value-type="float">
            <text:p>0.192304925825409</text:p>
          </table:table-cell>
          <table:table-cell table:formula="of:=SUMIFS([.F$2:.F$408];[.$A$2:.$A$408];[.$M9])/[.$N9]" office:value-type="float" office:value="109.254901960784" calcext:value-type="float">
            <text:p>109.254901960784</text:p>
          </table:table-cell>
          <table:table-cell table:formula="of:=SUMIFS([.G$2:.G$408];[.$A$2:.$A$408];[.$M9])/[.$N9]" office:value-type="float" office:value="69.2941176470588" calcext:value-type="float">
            <text:p>69.2941176470588</text:p>
          </table:table-cell>
          <table:table-cell table:formula="of:=SUMIFS([.H$2:.H$408];[.$A$2:.$A$408];[.$M9])/[.$N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7442584" calcext:value-type="float">
            <text:p>1.157442584</text:p>
          </table:table-cell>
          <table:table-cell office:value-type="float" office:value="1.16513272" calcext:value-type="float">
            <text:p>1.16513272</text:p>
          </table:table-cell>
          <table:table-cell office:value-type="float" office:value="2.182251324" calcext:value-type="float">
            <text:p>2.182251324</text:p>
          </table:table-cell>
          <table:table-cell office:value-type="float" office:value="2.13452745" calcext:value-type="float">
            <text:p>2.1345274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];[.B10]/[.D10];&quot;&quot;)" office:value-type="float" office:value="0.530389222941766" calcext:value-type="float">
            <text:p>0.530389222941766</text:p>
          </table:table-cell>
          <table:table-cell table:formula="of:=IF([.E10];[.C10]/[.E10];&quot;&quot;)" office:value-type="float" office:value="0.54585042698795" calcext:value-type="float">
            <text:p>0.54585042698795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8531822" calcext:value-type="float">
            <text:p>1.168531822</text:p>
          </table:table-cell>
          <table:table-cell office:value-type="float" office:value="1.132339476" calcext:value-type="float">
            <text:p>1.132339476</text:p>
          </table:table-cell>
          <table:table-cell office:value-type="float" office:value="1.954054237" calcext:value-type="float">
            <text:p>1.954054237</text:p>
          </table:table-cell>
          <table:table-cell office:value-type="float" office:value="1.937721422" calcext:value-type="float">
            <text:p>1.93772142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];[.B11]/[.D11];&quot;&quot;)" office:value-type="float" office:value="0.598003780997405" calcext:value-type="float">
            <text:p>0.598003780997405</text:p>
          </table:table-cell>
          <table:table-cell table:formula="of:=IF([.E11];[.C11]/[.E11];&quot;&quot;)" office:value-type="float" office:value="0.584366495175177" calcext:value-type="float">
            <text:p>0.58436649517517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99417173" calcext:value-type="float">
            <text:p>1.199417173</text:p>
          </table:table-cell>
          <table:table-cell office:value-type="float" office:value="1.138076503" calcext:value-type="float">
            <text:p>1.138076503</text:p>
          </table:table-cell>
          <table:table-cell office:value-type="float" office:value="2.081785274" calcext:value-type="float">
            <text:p>2.081785274</text:p>
          </table:table-cell>
          <table:table-cell office:value-type="float" office:value="1.997239614" calcext:value-type="float">
            <text:p>1.99723961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];[.B12]/[.D12];&quot;&quot;)" office:value-type="float" office:value="0.57614836072666" calcext:value-type="float">
            <text:p>0.57614836072666</text:p>
          </table:table-cell>
          <table:table-cell table:formula="of:=IF([.E12];[.C12]/[.E12];&quot;&quot;)" office:value-type="float" office:value="0.569824719589204" calcext:value-type="float">
            <text:p>0.56982471958920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2524117" calcext:value-type="float">
            <text:p>1.162524117</text:p>
          </table:table-cell>
          <table:table-cell office:value-type="float" office:value="1.123724296" calcext:value-type="float">
            <text:p>1.123724296</text:p>
          </table:table-cell>
          <table:table-cell office:value-type="float" office:value="2.052097364" calcext:value-type="float">
            <text:p>2.052097364</text:p>
          </table:table-cell>
          <table:table-cell office:value-type="float" office:value="1.930763091" calcext:value-type="float">
            <text:p>1.93076309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];[.B13]/[.D13];&quot;&quot;)" office:value-type="float" office:value="0.566505341020457" calcext:value-type="float">
            <text:p>0.566505341020457</text:p>
          </table:table-cell>
          <table:table-cell table:formula="of:=IF([.E13];[.C13]/[.E13];&quot;&quot;)" office:value-type="float" office:value="0.582010450291957" calcext:value-type="float">
            <text:p>0.58201045029195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4187289" calcext:value-type="float">
            <text:p>1.154187289</text:p>
          </table:table-cell>
          <table:table-cell office:value-type="float" office:value="1.125389697" calcext:value-type="float">
            <text:p>1.125389697</text:p>
          </table:table-cell>
          <table:table-cell office:value-type="float" office:value="2.156655184" calcext:value-type="float">
            <text:p>2.156655184</text:p>
          </table:table-cell>
          <table:table-cell office:value-type="float" office:value="2.113801667" calcext:value-type="float">
            <text:p>2.11380166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];[.B14]/[.D14];&quot;&quot;)" office:value-type="float" office:value="0.535174699025971" calcext:value-type="float">
            <text:p>0.535174699025971</text:p>
          </table:table-cell>
          <table:table-cell table:formula="of:=IF([.E14];[.C14]/[.E14];&quot;&quot;)" office:value-type="float" office:value="0.532400799265715" calcext:value-type="float">
            <text:p>0.532400799265715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97646892" calcext:value-type="float">
            <text:p>1.197646892</text:p>
          </table:table-cell>
          <table:table-cell office:value-type="float" office:value="1.104678708" calcext:value-type="float">
            <text:p>1.104678708</text:p>
          </table:table-cell>
          <table:table-cell office:value-type="float" office:value="2.054422946" calcext:value-type="float">
            <text:p>2.054422946</text:p>
          </table:table-cell>
          <table:table-cell office:value-type="float" office:value="1.992861525" calcext:value-type="float">
            <text:p>1.99286152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];[.B15]/[.D15];&quot;&quot;)" office:value-type="float" office:value="0.582960239191176" calcext:value-type="float">
            <text:p>0.582960239191176</text:p>
          </table:table-cell>
          <table:table-cell table:formula="of:=IF([.E15];[.C15]/[.E15];&quot;&quot;)" office:value-type="float" office:value="0.554317846043016" calcext:value-type="float">
            <text:p>0.55431784604301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7597405" calcext:value-type="float">
            <text:p>1.147597405</text:p>
          </table:table-cell>
          <table:table-cell office:value-type="float" office:value="1.133933531" calcext:value-type="float">
            <text:p>1.133933531</text:p>
          </table:table-cell>
          <table:table-cell office:value-type="float" office:value="1.890261639" calcext:value-type="float">
            <text:p>1.890261639</text:p>
          </table:table-cell>
          <table:table-cell office:value-type="float" office:value="1.827769708" calcext:value-type="float">
            <text:p>1.8277697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];[.B16]/[.D16];&quot;&quot;)" office:value-type="float" office:value="0.60711034987046" calcext:value-type="float">
            <text:p>0.60711034987046</text:p>
          </table:table-cell>
          <table:table-cell table:formula="of:=IF([.E16];[.C16]/[.E16];&quot;&quot;)" office:value-type="float" office:value="0.620391904974059" calcext:value-type="float">
            <text:p>0.620391904974059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3773501" calcext:value-type="float">
            <text:p>1.133773501</text:p>
          </table:table-cell>
          <table:table-cell office:value-type="float" office:value="1.187445674" calcext:value-type="float">
            <text:p>1.187445674</text:p>
          </table:table-cell>
          <table:table-cell office:value-type="float" office:value="2.023984657" calcext:value-type="float">
            <text:p>2.023984657</text:p>
          </table:table-cell>
          <table:table-cell office:value-type="float" office:value="1.964511283" calcext:value-type="float">
            <text:p>1.96451128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];[.B17]/[.D17];&quot;&quot;)" office:value-type="float" office:value="0.560169019601417" calcext:value-type="float">
            <text:p>0.560169019601417</text:p>
          </table:table-cell>
          <table:table-cell table:formula="of:=IF([.E17];[.C17]/[.E17];&quot;&quot;)" office:value-type="float" office:value="0.604448385853328" calcext:value-type="float">
            <text:p>0.604448385853328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2053952" calcext:value-type="float">
            <text:p>1.162053952</text:p>
          </table:table-cell>
          <table:table-cell office:value-type="float" office:value="1.164877151" calcext:value-type="float">
            <text:p>1.164877151</text:p>
          </table:table-cell>
          <table:table-cell office:value-type="float" office:value="2.173921658" calcext:value-type="float">
            <text:p>2.173921658</text:p>
          </table:table-cell>
          <table:table-cell office:value-type="float" office:value="2.121805539" calcext:value-type="float">
            <text:p>2.12180553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];[.B18]/[.D18];&quot;&quot;)" office:value-type="float" office:value="0.534542699698335" calcext:value-type="float">
            <text:p>0.534542699698335</text:p>
          </table:table-cell>
          <table:table-cell table:formula="of:=IF([.E18];[.C18]/[.E18];&quot;&quot;)" office:value-type="float" office:value="0.549002785405586" calcext:value-type="float">
            <text:p>0.5490027854055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8521176" calcext:value-type="float">
            <text:p>1.148521176</text:p>
          </table:table-cell>
          <table:table-cell office:value-type="float" office:value="1.168430993" calcext:value-type="float">
            <text:p>1.168430993</text:p>
          </table:table-cell>
          <table:table-cell office:value-type="float" office:value="2.12255051" calcext:value-type="float">
            <text:p>2.12255051</text:p>
          </table:table-cell>
          <table:table-cell office:value-type="float" office:value="2.14044084" calcext:value-type="float">
            <text:p>2.1404408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];[.B19]/[.D19];&quot;&quot;)" office:value-type="float" office:value="0.541104284957629" calcext:value-type="float">
            <text:p>0.541104284957629</text:p>
          </table:table-cell>
          <table:table-cell table:formula="of:=IF([.E19];[.C19]/[.E19];&quot;&quot;)" office:value-type="float" office:value="0.54588333915363" calcext:value-type="float">
            <text:p>0.5458833391536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1370387" calcext:value-type="float">
            <text:p>1.141370387</text:p>
          </table:table-cell>
          <table:table-cell office:value-type="float" office:value="1.180041061" calcext:value-type="float">
            <text:p>1.180041061</text:p>
          </table:table-cell>
          <table:table-cell office:value-type="float" office:value="2.075713008" calcext:value-type="float">
            <text:p>2.075713008</text:p>
          </table:table-cell>
          <table:table-cell office:value-type="float" office:value="2.077894981" calcext:value-type="float">
            <text:p>2.07789498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];[.B20]/[.D20];&quot;&quot;)" office:value-type="float" office:value="0.549869072748038" calcext:value-type="float">
            <text:p>0.549869072748038</text:p>
          </table:table-cell>
          <table:table-cell table:formula="of:=IF([.E20];[.C20]/[.E20];&quot;&quot;)" office:value-type="float" office:value="0.56790216627411" calcext:value-type="float">
            <text:p>0.5679021662741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7261816" calcext:value-type="float">
            <text:p>1.127261816</text:p>
          </table:table-cell>
          <table:table-cell office:value-type="float" office:value="1.189645182" calcext:value-type="float">
            <text:p>1.189645182</text:p>
          </table:table-cell>
          <table:table-cell office:value-type="float" office:value="2.133685766" calcext:value-type="float">
            <text:p>2.133685766</text:p>
          </table:table-cell>
          <table:table-cell office:value-type="float" office:value="2.108918977" calcext:value-type="float">
            <text:p>2.10891897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];[.B21]/[.D21];&quot;&quot;)" office:value-type="float" office:value="0.52831669684579" calcext:value-type="float">
            <text:p>0.52831669684579</text:p>
          </table:table-cell>
          <table:table-cell table:formula="of:=IF([.E21];[.C21]/[.E21];&quot;&quot;)" office:value-type="float" office:value="0.564101890577278" calcext:value-type="float">
            <text:p>0.564101890577278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4309034" calcext:value-type="float">
            <text:p>1.144309034</text:p>
          </table:table-cell>
          <table:table-cell office:value-type="float" office:value="1.177995169" calcext:value-type="float">
            <text:p>1.177995169</text:p>
          </table:table-cell>
          <table:table-cell office:value-type="float" office:value="2.171502274" calcext:value-type="float">
            <text:p>2.171502274</text:p>
          </table:table-cell>
          <table:table-cell office:value-type="float" office:value="2.123925297" calcext:value-type="float">
            <text:p>2.12392529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];[.B22]/[.D22];&quot;&quot;)" office:value-type="float" office:value="0.526966537268291" calcext:value-type="float">
            <text:p>0.526966537268291</text:p>
          </table:table-cell>
          <table:table-cell table:formula="of:=IF([.E22];[.C22]/[.E22];&quot;&quot;)" office:value-type="float" office:value="0.554631168367312" calcext:value-type="float">
            <text:p>0.55463116836731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3617193" calcext:value-type="float">
            <text:p>1.123617193</text:p>
          </table:table-cell>
          <table:table-cell office:value-type="float" office:value="1.191898858" calcext:value-type="float">
            <text:p>1.191898858</text:p>
          </table:table-cell>
          <table:table-cell office:value-type="float" office:value="2.026282178" calcext:value-type="float">
            <text:p>2.026282178</text:p>
          </table:table-cell>
          <table:table-cell office:value-type="float" office:value="2.001817498" calcext:value-type="float">
            <text:p>2.00181749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];[.B23]/[.D23];&quot;&quot;)" office:value-type="float" office:value="0.55452157907693" calcext:value-type="float">
            <text:p>0.55452157907693</text:p>
          </table:table-cell>
          <table:table-cell table:formula="of:=IF([.E23];[.C23]/[.E23];&quot;&quot;)" office:value-type="float" office:value="0.595408352255296" calcext:value-type="float">
            <text:p>0.59540835225529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7686166" calcext:value-type="float">
            <text:p>1.137686166</text:p>
          </table:table-cell>
          <table:table-cell office:value-type="float" office:value="1.182882678" calcext:value-type="float">
            <text:p>1.182882678</text:p>
          </table:table-cell>
          <table:table-cell office:value-type="float" office:value="2.079382305" calcext:value-type="float">
            <text:p>2.079382305</text:p>
          </table:table-cell>
          <table:table-cell office:value-type="float" office:value="2.078471575" calcext:value-type="float">
            <text:p>2.0784715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];[.B24]/[.D24];&quot;&quot;)" office:value-type="float" office:value="0.5471269825007" calcext:value-type="float">
            <text:p>0.5471269825007</text:p>
          </table:table-cell>
          <table:table-cell table:formula="of:=IF([.E24];[.C24]/[.E24];&quot;&quot;)" office:value-type="float" office:value="0.569111789753487" calcext:value-type="float">
            <text:p>0.56911178975348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7435844" calcext:value-type="float">
            <text:p>1.147435844</text:p>
          </table:table-cell>
          <table:table-cell office:value-type="float" office:value="1.129384282" calcext:value-type="float">
            <text:p>1.129384282</text:p>
          </table:table-cell>
          <table:table-cell office:value-type="float" office:value="2.105252542" calcext:value-type="float">
            <text:p>2.105252542</text:p>
          </table:table-cell>
          <table:table-cell office:value-type="float" office:value="2.064284179" calcext:value-type="float">
            <text:p>2.0642841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];[.B25]/[.D25];&quot;&quot;)" office:value-type="float" office:value="0.545034774265101" calcext:value-type="float">
            <text:p>0.545034774265101</text:p>
          </table:table-cell>
          <table:table-cell table:formula="of:=IF([.E25];[.C25]/[.E25];&quot;&quot;)" office:value-type="float" office:value="0.547106979498873" calcext:value-type="float">
            <text:p>0.54710697949887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0489928" calcext:value-type="float">
            <text:p>1.160489928</text:p>
          </table:table-cell>
          <table:table-cell office:value-type="float" office:value="1.131358637" calcext:value-type="float">
            <text:p>1.131358637</text:p>
          </table:table-cell>
          <table:table-cell office:value-type="float" office:value="2.040312579" calcext:value-type="float">
            <text:p>2.040312579</text:p>
          </table:table-cell>
          <table:table-cell office:value-type="float" office:value="1.990543169" calcext:value-type="float">
            <text:p>1.9905431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];[.B26]/[.D26];&quot;&quot;)" office:value-type="float" office:value="0.568780460378664" calcext:value-type="float">
            <text:p>0.568780460378664</text:p>
          </table:table-cell>
          <table:table-cell table:formula="of:=IF([.E26];[.C26]/[.E26];&quot;&quot;)" office:value-type="float" office:value="0.568366792853012" calcext:value-type="float">
            <text:p>0.56836679285301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9802666" calcext:value-type="float">
            <text:p>1.159802666</text:p>
          </table:table-cell>
          <table:table-cell office:value-type="float" office:value="1.163502073" calcext:value-type="float">
            <text:p>1.163502073</text:p>
          </table:table-cell>
          <table:table-cell office:value-type="float" office:value="1.829389815" calcext:value-type="float">
            <text:p>1.829389815</text:p>
          </table:table-cell>
          <table:table-cell office:value-type="float" office:value="1.800245213" calcext:value-type="float">
            <text:p>1.8002452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];[.B27]/[.D27];&quot;&quot;)" office:value-type="float" office:value="0.63398334050526" calcext:value-type="float">
            <text:p>0.63398334050526</text:p>
          </table:table-cell>
          <table:table-cell table:formula="of:=IF([.E27];[.C27]/[.E27];&quot;&quot;)" office:value-type="float" office:value="0.646301995193807" calcext:value-type="float">
            <text:p>0.64630199519380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600254" calcext:value-type="float">
            <text:p>1.16600254</text:p>
          </table:table-cell>
          <table:table-cell office:value-type="float" office:value="1.110444701" calcext:value-type="float">
            <text:p>1.110444701</text:p>
          </table:table-cell>
          <table:table-cell office:value-type="float" office:value="2.089028812" calcext:value-type="float">
            <text:p>2.089028812</text:p>
          </table:table-cell>
          <table:table-cell office:value-type="float" office:value="2.076074586" calcext:value-type="float">
            <text:p>2.07607458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];[.B28]/[.D28];&quot;&quot;)" office:value-type="float" office:value="0.558155317582092" calcext:value-type="float">
            <text:p>0.558155317582092</text:p>
          </table:table-cell>
          <table:table-cell table:formula="of:=IF([.E28];[.C28]/[.E28];&quot;&quot;)" office:value-type="float" office:value="0.534877074498324" calcext:value-type="float">
            <text:p>0.53487707449832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69475276" calcext:value-type="float">
            <text:p>1.169475276</text:p>
          </table:table-cell>
          <table:table-cell office:value-type="float" office:value="1.106910477" calcext:value-type="float">
            <text:p>1.106910477</text:p>
          </table:table-cell>
          <table:table-cell office:value-type="float" office:value="2.077761294" calcext:value-type="float">
            <text:p>2.077761294</text:p>
          </table:table-cell>
          <table:table-cell office:value-type="float" office:value="2.023636996" calcext:value-type="float">
            <text:p>2.02363699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];[.B29]/[.D29];&quot;&quot;)" office:value-type="float" office:value="0.562853528640235" calcext:value-type="float">
            <text:p>0.562853528640235</text:p>
          </table:table-cell>
          <table:table-cell table:formula="of:=IF([.E29];[.C29]/[.E29];&quot;&quot;)" office:value-type="float" office:value="0.546990630823593" calcext:value-type="float">
            <text:p>0.54699063082359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79087015" calcext:value-type="float">
            <text:p>1.179087015</text:p>
          </table:table-cell>
          <table:table-cell office:value-type="float" office:value="1.136091076" calcext:value-type="float">
            <text:p>1.136091076</text:p>
          </table:table-cell>
          <table:table-cell office:value-type="float" office:value="2.207267476" calcext:value-type="float">
            <text:p>2.207267476</text:p>
          </table:table-cell>
          <table:table-cell office:value-type="float" office:value="2.132287461" calcext:value-type="float">
            <text:p>2.13228746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];[.B30]/[.D30];&quot;&quot;)" office:value-type="float" office:value="0.534184020659216" calcext:value-type="float">
            <text:p>0.534184020659216</text:p>
          </table:table-cell>
          <table:table-cell table:formula="of:=IF([.E30];[.C30]/[.E30];&quot;&quot;)" office:value-type="float" office:value="0.532803900402433" calcext:value-type="float">
            <text:p>0.53280390040243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92819408" calcext:value-type="float">
            <text:p>1.192819408</text:p>
          </table:table-cell>
          <table:table-cell office:value-type="float" office:value="1.106540132" calcext:value-type="float">
            <text:p>1.106540132</text:p>
          </table:table-cell>
          <table:table-cell office:value-type="float" office:value="2.096228225" calcext:value-type="float">
            <text:p>2.096228225</text:p>
          </table:table-cell>
          <table:table-cell office:value-type="float" office:value="2.06931324" calcext:value-type="float">
            <text:p>2.069313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];[.B31]/[.D31];&quot;&quot;)" office:value-type="float" office:value="0.569031269484028" calcext:value-type="float">
            <text:p>0.569031269484028</text:p>
          </table:table-cell>
          <table:table-cell table:formula="of:=IF([.E31];[.C31]/[.E31];&quot;&quot;)" office:value-type="float" office:value="0.53473785921362" calcext:value-type="float">
            <text:p>0.5347378592136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95497" calcext:value-type="float">
            <text:p>1.1595497</text:p>
          </table:table-cell>
          <table:table-cell office:value-type="float" office:value="1.12114187" calcext:value-type="float">
            <text:p>1.12114187</text:p>
          </table:table-cell>
          <table:table-cell office:value-type="float" office:value="2.148682646" calcext:value-type="float">
            <text:p>2.148682646</text:p>
          </table:table-cell>
          <table:table-cell office:value-type="float" office:value="2.08250749" calcext:value-type="float">
            <text:p>2.0825074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];[.B32]/[.D32];&quot;&quot;)" office:value-type="float" office:value="0.539656101452964" calcext:value-type="float">
            <text:p>0.539656101452964</text:p>
          </table:table-cell>
          <table:table-cell table:formula="of:=IF([.E32];[.C32]/[.E32];&quot;&quot;)" office:value-type="float" office:value="0.538361506685385" calcext:value-type="float">
            <text:p>0.538361506685385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76137522" calcext:value-type="float">
            <text:p>1.176137522</text:p>
          </table:table-cell>
          <table:table-cell office:value-type="float" office:value="1.131179932" calcext:value-type="float">
            <text:p>1.131179932</text:p>
          </table:table-cell>
          <table:table-cell office:value-type="float" office:value="2.052806323" calcext:value-type="float">
            <text:p>2.052806323</text:p>
          </table:table-cell>
          <table:table-cell office:value-type="float" office:value="2.026164713" calcext:value-type="float">
            <text:p>2.0261647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];[.B33]/[.D33];&quot;&quot;)" office:value-type="float" office:value="0.572941299343416" calcext:value-type="float">
            <text:p>0.572941299343416</text:p>
          </table:table-cell>
          <table:table-cell table:formula="of:=IF([.E33];[.C33]/[.E33];&quot;&quot;)" office:value-type="float" office:value="0.558286266038629" calcext:value-type="float">
            <text:p>0.558286266038629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77237436" calcext:value-type="float">
            <text:p>1.177237436</text:p>
          </table:table-cell>
          <table:table-cell office:value-type="float" office:value="1.09961912" calcext:value-type="float">
            <text:p>1.09961912</text:p>
          </table:table-cell>
          <table:table-cell office:value-type="float" office:value="2.092451874" calcext:value-type="float">
            <text:p>2.092451874</text:p>
          </table:table-cell>
          <table:table-cell office:value-type="float" office:value="2.012070605" calcext:value-type="float">
            <text:p>2.01207060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];[.B34]/[.D34];&quot;&quot;)" office:value-type="float" office:value="0.562611475383448" calcext:value-type="float">
            <text:p>0.562611475383448</text:p>
          </table:table-cell>
          <table:table-cell table:formula="of:=IF([.E34];[.C34]/[.E34];&quot;&quot;)" office:value-type="float" office:value="0.546511199590831" calcext:value-type="float">
            <text:p>0.54651119959083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0595247" calcext:value-type="float">
            <text:p>1.150595247</text:p>
          </table:table-cell>
          <table:table-cell office:value-type="float" office:value="1.126775123" calcext:value-type="float">
            <text:p>1.126775123</text:p>
          </table:table-cell>
          <table:table-cell office:value-type="float" office:value="2.055179326" calcext:value-type="float">
            <text:p>2.055179326</text:p>
          </table:table-cell>
          <table:table-cell office:value-type="float" office:value="1.971162227" calcext:value-type="float">
            <text:p>1.97116222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];[.B35]/[.D35];&quot;&quot;)" office:value-type="float" office:value="0.559851509035665" calcext:value-type="float">
            <text:p>0.559851509035665</text:p>
          </table:table-cell>
          <table:table-cell table:formula="of:=IF([.E35];[.C35]/[.E35];&quot;&quot;)" office:value-type="float" office:value="0.571629827096925" calcext:value-type="float">
            <text:p>0.571629827096925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3685688" calcext:value-type="float">
            <text:p>1.133685688</text:p>
          </table:table-cell>
          <table:table-cell office:value-type="float" office:value="1.168367125" calcext:value-type="float">
            <text:p>1.168367125</text:p>
          </table:table-cell>
          <table:table-cell office:value-type="float" office:value="2.011565713" calcext:value-type="float">
            <text:p>2.011565713</text:p>
          </table:table-cell>
          <table:table-cell office:value-type="float" office:value="1.936856294" calcext:value-type="float">
            <text:p>1.93685629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];[.B36]/[.D36];&quot;&quot;)" office:value-type="float" office:value="0.56358372022023" calcext:value-type="float">
            <text:p>0.56358372022023</text:p>
          </table:table-cell>
          <table:table-cell table:formula="of:=IF([.E36];[.C36]/[.E36];&quot;&quot;)" office:value-type="float" office:value="0.603228607418822" calcext:value-type="float">
            <text:p>0.60322860741882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4637381" calcext:value-type="float">
            <text:p>1.124637381</text:p>
          </table:table-cell>
          <table:table-cell office:value-type="float" office:value="1.165123868" calcext:value-type="float">
            <text:p>1.165123868</text:p>
          </table:table-cell>
          <table:table-cell office:value-type="float" office:value="2.001620488" calcext:value-type="float">
            <text:p>2.001620488</text:p>
          </table:table-cell>
          <table:table-cell office:value-type="float" office:value="1.978516409" calcext:value-type="float">
            <text:p>1.97851640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];[.B37]/[.D37];&quot;&quot;)" office:value-type="float" office:value="0.561863444015667" calcext:value-type="float">
            <text:p>0.561863444015667</text:p>
          </table:table-cell>
          <table:table-cell table:formula="of:=IF([.E37];[.C37]/[.E37];&quot;&quot;)" office:value-type="float" office:value="0.588887644651321" calcext:value-type="float">
            <text:p>0.58888764465132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19493861" calcext:value-type="float">
            <text:p>1.119493861</text:p>
          </table:table-cell>
          <table:table-cell office:value-type="float" office:value="1.167674575" calcext:value-type="float">
            <text:p>1.167674575</text:p>
          </table:table-cell>
          <table:table-cell office:value-type="float" office:value="2.025318035" calcext:value-type="float">
            <text:p>2.025318035</text:p>
          </table:table-cell>
          <table:table-cell office:value-type="float" office:value="2.003781436" calcext:value-type="float">
            <text:p>2.0037814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];[.B38]/[.D38];&quot;&quot;)" office:value-type="float" office:value="0.552749662844927" calcext:value-type="float">
            <text:p>0.552749662844927</text:p>
          </table:table-cell>
          <table:table-cell table:formula="of:=IF([.E38];[.C38]/[.E38];&quot;&quot;)" office:value-type="float" office:value="0.582735499002796" calcext:value-type="float">
            <text:p>0.58273549900279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95861861" calcext:value-type="float">
            <text:p>1.195861861</text:p>
          </table:table-cell>
          <table:table-cell office:value-type="float" office:value="1.158807419" calcext:value-type="float">
            <text:p>1.158807419</text:p>
          </table:table-cell>
          <table:table-cell office:value-type="float" office:value="1.805323325" calcext:value-type="float">
            <text:p>1.805323325</text:p>
          </table:table-cell>
          <table:table-cell office:value-type="float" office:value="1.834450355" calcext:value-type="float">
            <text:p>1.83445035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];[.B39]/[.D39];&quot;&quot;)" office:value-type="float" office:value="0.662408691252023" calcext:value-type="float">
            <text:p>0.662408691252023</text:p>
          </table:table-cell>
          <table:table-cell table:formula="of:=IF([.E39];[.C39]/[.E39];&quot;&quot;)" office:value-type="float" office:value="0.631691893891563" calcext:value-type="float">
            <text:p>0.63169189389156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2447362" calcext:value-type="float">
            <text:p>1.22447362</text:p>
          </table:table-cell>
          <table:table-cell office:value-type="float" office:value="1.121747138" calcext:value-type="float">
            <text:p>1.121747138</text:p>
          </table:table-cell>
          <table:table-cell office:value-type="float" office:value="1.947141793" calcext:value-type="float">
            <text:p>1.947141793</text:p>
          </table:table-cell>
          <table:table-cell office:value-type="float" office:value="1.890523091" calcext:value-type="float">
            <text:p>1.8905230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];[.B40]/[.D40];&quot;&quot;)" office:value-type="float" office:value="0.6288569350224" calcext:value-type="float">
            <text:p>0.6288569350224</text:p>
          </table:table-cell>
          <table:table-cell table:formula="of:=IF([.E40];[.C40]/[.E40];&quot;&quot;)" office:value-type="float" office:value="0.593352783332917" calcext:value-type="float">
            <text:p>0.59335278333291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9666152" calcext:value-type="float">
            <text:p>1.139666152</text:p>
          </table:table-cell>
          <table:table-cell office:value-type="float" office:value="1.133257356" calcext:value-type="float">
            <text:p>1.133257356</text:p>
          </table:table-cell>
          <table:table-cell office:value-type="float" office:value="2.066456088" calcext:value-type="float">
            <text:p>2.066456088</text:p>
          </table:table-cell>
          <table:table-cell office:value-type="float" office:value="2.007822638" calcext:value-type="float">
            <text:p>2.00782263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1];[.B41]/[.D41];&quot;&quot;)" office:value-type="float" office:value="0.551507558577262" calcext:value-type="float">
            <text:p>0.551507558577262</text:p>
          </table:table-cell>
          <table:table-cell table:formula="of:=IF([.E41];[.C41]/[.E41];&quot;&quot;)" office:value-type="float" office:value="0.564421047233954" calcext:value-type="float">
            <text:p>0.56442104723395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7775897" calcext:value-type="float">
            <text:p>1.157775897</text:p>
          </table:table-cell>
          <table:table-cell office:value-type="float" office:value="1.129506505" calcext:value-type="float">
            <text:p>1.129506505</text:p>
          </table:table-cell>
          <table:table-cell office:value-type="float" office:value="2.11872564" calcext:value-type="float">
            <text:p>2.11872564</text:p>
          </table:table-cell>
          <table:table-cell office:value-type="float" office:value="2.082667636" calcext:value-type="float">
            <text:p>2.0826676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2];[.B42]/[.D42];&quot;&quot;)" office:value-type="float" office:value="0.546449183953803" calcext:value-type="float">
            <text:p>0.546449183953803</text:p>
          </table:table-cell>
          <table:table-cell table:formula="of:=IF([.E42];[.C42]/[.E42];&quot;&quot;)" office:value-type="float" office:value="0.54233641771538" calcext:value-type="float">
            <text:p>0.54233641771538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9578408" calcext:value-type="float">
            <text:p>1.109578408</text:p>
          </table:table-cell>
          <table:table-cell office:value-type="float" office:value="1.163888785" calcext:value-type="float">
            <text:p>1.163888785</text:p>
          </table:table-cell>
          <table:table-cell office:value-type="float" office:value="2.084762119" calcext:value-type="float">
            <text:p>2.084762119</text:p>
          </table:table-cell>
          <table:table-cell office:value-type="float" office:value="1.978776771" calcext:value-type="float">
            <text:p>1.97877677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3];[.B43]/[.D43];&quot;&quot;)" office:value-type="float" office:value="0.532232621596287" calcext:value-type="float">
            <text:p>0.532232621596287</text:p>
          </table:table-cell>
          <table:table-cell table:formula="of:=IF([.E43];[.C43]/[.E43];&quot;&quot;)" office:value-type="float" office:value="0.588185995538958" calcext:value-type="float">
            <text:p>0.588185995538958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3327999" calcext:value-type="float">
            <text:p>1.143327999</text:p>
          </table:table-cell>
          <table:table-cell office:value-type="float" office:value="1.168231483" calcext:value-type="float">
            <text:p>1.168231483</text:p>
          </table:table-cell>
          <table:table-cell office:value-type="float" office:value="2.171389053" calcext:value-type="float">
            <text:p>2.171389053</text:p>
          </table:table-cell>
          <table:table-cell office:value-type="float" office:value="2.114546686" calcext:value-type="float">
            <text:p>2.11454668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4];[.B44]/[.D44];&quot;&quot;)" office:value-type="float" office:value="0.526542213805662" calcext:value-type="float">
            <text:p>0.526542213805662</text:p>
          </table:table-cell>
          <table:table-cell table:formula="of:=IF([.E44];[.C44]/[.E44];&quot;&quot;)" office:value-type="float" office:value="0.552473724384821" calcext:value-type="float">
            <text:p>0.55247372438482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5532117" calcext:value-type="float">
            <text:p>1.135532117</text:p>
          </table:table-cell>
          <table:table-cell office:value-type="float" office:value="1.149499338" calcext:value-type="float">
            <text:p>1.149499338</text:p>
          </table:table-cell>
          <table:table-cell office:value-type="float" office:value="2.072675814" calcext:value-type="float">
            <text:p>2.072675814</text:p>
          </table:table-cell>
          <table:table-cell office:value-type="float" office:value="2.043215764" calcext:value-type="float">
            <text:p>2.04321576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5];[.B45]/[.D45];&quot;&quot;)" office:value-type="float" office:value="0.547858043853258" calcext:value-type="float">
            <text:p>0.547858043853258</text:p>
          </table:table-cell>
          <table:table-cell table:formula="of:=IF([.E45];[.C45]/[.E45];&quot;&quot;)" office:value-type="float" office:value="0.562593221065223" calcext:value-type="float">
            <text:p>0.56259322106522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6071634" calcext:value-type="float">
            <text:p>1.136071634</text:p>
          </table:table-cell>
          <table:table-cell office:value-type="float" office:value="1.160957946" calcext:value-type="float">
            <text:p>1.160957946</text:p>
          </table:table-cell>
          <table:table-cell office:value-type="float" office:value="2.16351016" calcext:value-type="float">
            <text:p>2.16351016</text:p>
          </table:table-cell>
          <table:table-cell office:value-type="float" office:value="2.128251569" calcext:value-type="float">
            <text:p>2.12825156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6];[.B46]/[.D46];&quot;&quot;)" office:value-type="float" office:value="0.525105754067732" calcext:value-type="float">
            <text:p>0.525105754067732</text:p>
          </table:table-cell>
          <table:table-cell table:formula="of:=IF([.E46];[.C46]/[.E46];&quot;&quot;)" office:value-type="float" office:value="0.545498456531386" calcext:value-type="float">
            <text:p>0.5454984565313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7304605" calcext:value-type="float">
            <text:p>1.127304605</text:p>
          </table:table-cell>
          <table:table-cell office:value-type="float" office:value="1.145754578" calcext:value-type="float">
            <text:p>1.145754578</text:p>
          </table:table-cell>
          <table:table-cell office:value-type="float" office:value="2.051793101" calcext:value-type="float">
            <text:p>2.051793101</text:p>
          </table:table-cell>
          <table:table-cell office:value-type="float" office:value="1.997981726" calcext:value-type="float">
            <text:p>1.9979817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7];[.B47]/[.D47];&quot;&quot;)" office:value-type="float" office:value="0.549424113206432" calcext:value-type="float">
            <text:p>0.549424113206432</text:p>
          </table:table-cell>
          <table:table-cell table:formula="of:=IF([.E47];[.C47]/[.E47];&quot;&quot;)" office:value-type="float" office:value="0.573455984651984" calcext:value-type="float">
            <text:p>0.57345598465198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408912" calcext:value-type="float">
            <text:p>1.12408912</text:p>
          </table:table-cell>
          <table:table-cell office:value-type="float" office:value="1.157068197" calcext:value-type="float">
            <text:p>1.157068197</text:p>
          </table:table-cell>
          <table:table-cell office:value-type="float" office:value="2.012520794" calcext:value-type="float">
            <text:p>2.012520794</text:p>
          </table:table-cell>
          <table:table-cell office:value-type="float" office:value="1.982914909" calcext:value-type="float">
            <text:p>1.98291490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8];[.B48]/[.D48];&quot;&quot;)" office:value-type="float" office:value="0.558547828847924" calcext:value-type="float">
            <text:p>0.558547828847924</text:p>
          </table:table-cell>
          <table:table-cell table:formula="of:=IF([.E48];[.C48]/[.E48];&quot;&quot;)" office:value-type="float" office:value="0.583518834695493" calcext:value-type="float">
            <text:p>0.58351883469549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00547511" calcext:value-type="float">
            <text:p>1.100547511</text:p>
          </table:table-cell>
          <table:table-cell office:value-type="float" office:value="1.157125466" calcext:value-type="float">
            <text:p>1.157125466</text:p>
          </table:table-cell>
          <table:table-cell office:value-type="float" office:value="1.977234504" calcext:value-type="float">
            <text:p>1.977234504</text:p>
          </table:table-cell>
          <table:table-cell office:value-type="float" office:value="1.932669828" calcext:value-type="float">
            <text:p>1.93266982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9];[.B49]/[.D49];&quot;&quot;)" office:value-type="float" office:value="0.556609501186411" calcext:value-type="float">
            <text:p>0.556609501186411</text:p>
          </table:table-cell>
          <table:table-cell table:formula="of:=IF([.E49];[.C49]/[.E49];&quot;&quot;)" office:value-type="float" office:value="0.598718647766876" calcext:value-type="float">
            <text:p>0.59871864776687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9419583" calcext:value-type="float">
            <text:p>1.139419583</text:p>
          </table:table-cell>
          <table:table-cell office:value-type="float" office:value="1.201115748" calcext:value-type="float">
            <text:p>1.201115748</text:p>
          </table:table-cell>
          <table:table-cell office:value-type="float" office:value="2.232511201" calcext:value-type="float">
            <text:p>2.232511201</text:p>
          </table:table-cell>
          <table:table-cell office:value-type="float" office:value="2.225593853" calcext:value-type="float">
            <text:p>2.22559385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0];[.B50]/[.D50];&quot;&quot;)" office:value-type="float" office:value="0.510375751973663" calcext:value-type="float">
            <text:p>0.510375751973663</text:p>
          </table:table-cell>
          <table:table-cell table:formula="of:=IF([.E50];[.C50]/[.E50];&quot;&quot;)" office:value-type="float" office:value="0.539683260888302" calcext:value-type="float">
            <text:p>0.53968326088830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38701003" calcext:value-type="float">
            <text:p>1.138701003</text:p>
          </table:table-cell>
          <table:table-cell office:value-type="float" office:value="1.184129915" calcext:value-type="float">
            <text:p>1.184129915</text:p>
          </table:table-cell>
          <table:table-cell office:value-type="float" office:value="2.000492037" calcext:value-type="float">
            <text:p>2.000492037</text:p>
          </table:table-cell>
          <table:table-cell office:value-type="float" office:value="1.951973741" calcext:value-type="float">
            <text:p>1.95197374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1];[.B51]/[.D51];&quot;&quot;)" office:value-type="float" office:value="0.569210465195168" calcext:value-type="float">
            <text:p>0.569210465195168</text:p>
          </table:table-cell>
          <table:table-cell table:formula="of:=IF([.E51];[.C51]/[.E51];&quot;&quot;)" office:value-type="float" office:value="0.606632092495961" calcext:value-type="float">
            <text:p>0.60663209249596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2497327" calcext:value-type="float">
            <text:p>1.12497327</text:p>
          </table:table-cell>
          <table:table-cell office:value-type="float" office:value="1.194820626" calcext:value-type="float">
            <text:p>1.1948206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2];[.B52]/[.D52];&quot;&quot;)">
            <text:p/>
          </table:table-cell>
          <table:table-cell table:formula="of:=IF([.E52];[.C52]/[.E5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5777535" calcext:value-type="float">
            <text:p>1.195777535</text:p>
          </table:table-cell>
          <table:table-cell office:value-type="float" office:value="1.181282917" calcext:value-type="float">
            <text:p>1.181282917</text:p>
          </table:table-cell>
          <table:table-cell office:value-type="float" office:value="2.850230918" calcext:value-type="float">
            <text:p>2.850230918</text:p>
          </table:table-cell>
          <table:table-cell office:value-type="float" office:value="2.751060533" calcext:value-type="float">
            <text:p>2.75106053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3];[.B53]/[.D53];&quot;&quot;)" office:value-type="float" office:value="0.419537072399409" calcext:value-type="float">
            <text:p>0.419537072399409</text:p>
          </table:table-cell>
          <table:table-cell table:formula="of:=IF([.E53];[.C53]/[.E53];&quot;&quot;)" office:value-type="float" office:value="0.429391830106997" calcext:value-type="float">
            <text:p>0.42939183010699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1681855" calcext:value-type="float">
            <text:p>1.181681855</text:p>
          </table:table-cell>
          <table:table-cell office:value-type="float" office:value="1.146451927" calcext:value-type="float">
            <text:p>1.146451927</text:p>
          </table:table-cell>
          <table:table-cell office:value-type="float" office:value="2.61548012" calcext:value-type="float">
            <text:p>2.61548012</text:p>
          </table:table-cell>
          <table:table-cell office:value-type="float" office:value="2.46050171" calcext:value-type="float">
            <text:p>2.4605017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4];[.B54]/[.D54];&quot;&quot;)" office:value-type="float" office:value="0.451803034541895" calcext:value-type="float">
            <text:p>0.451803034541895</text:p>
          </table:table-cell>
          <table:table-cell table:formula="of:=IF([.E54];[.C54]/[.E54];&quot;&quot;)" office:value-type="float" office:value="0.465942341084575" calcext:value-type="float">
            <text:p>0.465942341084575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8563429" calcext:value-type="float">
            <text:p>1.198563429</text:p>
          </table:table-cell>
          <table:table-cell office:value-type="float" office:value="1.129706108" calcext:value-type="float">
            <text:p>1.129706108</text:p>
          </table:table-cell>
          <table:table-cell office:value-type="float" office:value="2.766684943" calcext:value-type="float">
            <text:p>2.766684943</text:p>
          </table:table-cell>
          <table:table-cell office:value-type="float" office:value="2.684917244" calcext:value-type="float">
            <text:p>2.68491724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5];[.B55]/[.D55];&quot;&quot;)" office:value-type="float" office:value="0.43321283546668" calcext:value-type="float">
            <text:p>0.43321283546668</text:p>
          </table:table-cell>
          <table:table-cell table:formula="of:=IF([.E55];[.C55]/[.E55];&quot;&quot;)" office:value-type="float" office:value="0.420760122318317" calcext:value-type="float">
            <text:p>0.42076012231831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03040956" calcext:value-type="float">
            <text:p>1.203040956</text:p>
          </table:table-cell>
          <table:table-cell office:value-type="float" office:value="1.112469688" calcext:value-type="float">
            <text:p>1.112469688</text:p>
          </table:table-cell>
          <table:table-cell office:value-type="float" office:value="2.81975424" calcext:value-type="float">
            <text:p>2.81975424</text:p>
          </table:table-cell>
          <table:table-cell office:value-type="float" office:value="2.695970566" calcext:value-type="float">
            <text:p>2.69597056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6];[.B56]/[.D56];&quot;&quot;)" office:value-type="float" office:value="0.42664744995649" calcext:value-type="float">
            <text:p>0.42664744995649</text:p>
          </table:table-cell>
          <table:table-cell table:formula="of:=IF([.E56];[.C56]/[.E56];&quot;&quot;)" office:value-type="float" office:value="0.412641629708356" calcext:value-type="float">
            <text:p>0.412641629708356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04768079" calcext:value-type="float">
            <text:p>1.204768079</text:p>
          </table:table-cell>
          <table:table-cell office:value-type="float" office:value="1.148959325" calcext:value-type="float">
            <text:p>1.148959325</text:p>
          </table:table-cell>
          <table:table-cell office:value-type="float" office:value="2.689347221" calcext:value-type="float">
            <text:p>2.689347221</text:p>
          </table:table-cell>
          <table:table-cell office:value-type="float" office:value="2.630097785" calcext:value-type="float">
            <text:p>2.63009778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7];[.B57]/[.D57];&quot;&quot;)" office:value-type="float" office:value="0.447977884593133" calcext:value-type="float">
            <text:p>0.447977884593133</text:p>
          </table:table-cell>
          <table:table-cell table:formula="of:=IF([.E57];[.C57]/[.E57];&quot;&quot;)" office:value-type="float" office:value="0.436850421133677" calcext:value-type="float">
            <text:p>0.43685042113367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795642" calcext:value-type="float">
            <text:p>1.14795642</text:p>
          </table:table-cell>
          <table:table-cell office:value-type="float" office:value="1.118329526" calcext:value-type="float">
            <text:p>1.118329526</text:p>
          </table:table-cell>
          <table:table-cell office:value-type="float" office:value="2.513639204" calcext:value-type="float">
            <text:p>2.513639204</text:p>
          </table:table-cell>
          <table:table-cell office:value-type="float" office:value="2.491301158" calcext:value-type="float">
            <text:p>2.49130115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8];[.B58]/[.D58];&quot;&quot;)" office:value-type="float" office:value="0.456691007274726" calcext:value-type="float">
            <text:p>0.456691007274726</text:p>
          </table:table-cell>
          <table:table-cell table:formula="of:=IF([.E58];[.C58]/[.E58];&quot;&quot;)" office:value-type="float" office:value="0.448893752731921" calcext:value-type="float">
            <text:p>0.44889375273192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9452909" calcext:value-type="float">
            <text:p>1.149452909</text:p>
          </table:table-cell>
          <table:table-cell office:value-type="float" office:value="1.155148143" calcext:value-type="float">
            <text:p>1.155148143</text:p>
          </table:table-cell>
          <table:table-cell office:value-type="float" office:value="2.768786041" calcext:value-type="float">
            <text:p>2.768786041</text:p>
          </table:table-cell>
          <table:table-cell office:value-type="float" office:value="2.637148786" calcext:value-type="float">
            <text:p>2.63714878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59];[.B59]/[.D59];&quot;&quot;)" office:value-type="float" office:value="0.415146888195396" calcext:value-type="float">
            <text:p>0.415146888195396</text:p>
          </table:table-cell>
          <table:table-cell table:formula="of:=IF([.E59];[.C59]/[.E59];&quot;&quot;)" office:value-type="float" office:value="0.438029188619318" calcext:value-type="float">
            <text:p>0.43802918861931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0960875" calcext:value-type="float">
            <text:p>1.170960875</text:p>
          </table:table-cell>
          <table:table-cell office:value-type="float" office:value="1.195879479" calcext:value-type="float">
            <text:p>1.195879479</text:p>
          </table:table-cell>
          <table:table-cell office:value-type="float" office:value="2.623132913" calcext:value-type="float">
            <text:p>2.623132913</text:p>
          </table:table-cell>
          <table:table-cell office:value-type="float" office:value="2.540975321" calcext:value-type="float">
            <text:p>2.54097532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0];[.B60]/[.D60];&quot;&quot;)" office:value-type="float" office:value="0.446397843280006" calcext:value-type="float">
            <text:p>0.446397843280006</text:p>
          </table:table-cell>
          <table:table-cell table:formula="of:=IF([.E60];[.C60]/[.E60];&quot;&quot;)" office:value-type="float" office:value="0.470637974763707" calcext:value-type="float">
            <text:p>0.47063797476370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4166252" calcext:value-type="float">
            <text:p>1.144166252</text:p>
          </table:table-cell>
          <table:table-cell office:value-type="float" office:value="1.164183877" calcext:value-type="float">
            <text:p>1.164183877</text:p>
          </table:table-cell>
          <table:table-cell office:value-type="float" office:value="2.683484964" calcext:value-type="float">
            <text:p>2.683484964</text:p>
          </table:table-cell>
          <table:table-cell office:value-type="float" office:value="2.619195896" calcext:value-type="float">
            <text:p>2.61919589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1];[.B61]/[.D61];&quot;&quot;)" office:value-type="float" office:value="0.426373267355487" calcext:value-type="float">
            <text:p>0.426373267355487</text:p>
          </table:table-cell>
          <table:table-cell table:formula="of:=IF([.E61];[.C61]/[.E61];&quot;&quot;)" office:value-type="float" office:value="0.444481406976059" calcext:value-type="float">
            <text:p>0.44448140697605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413733" calcext:value-type="float">
            <text:p>1.183413733</text:p>
          </table:table-cell>
          <table:table-cell office:value-type="float" office:value="1.138713092" calcext:value-type="float">
            <text:p>1.138713092</text:p>
          </table:table-cell>
          <table:table-cell office:value-type="float" office:value="2.743861533" calcext:value-type="float">
            <text:p>2.743861533</text:p>
          </table:table-cell>
          <table:table-cell office:value-type="float" office:value="2.654501909" calcext:value-type="float">
            <text:p>2.65450190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2];[.B62]/[.D62];&quot;&quot;)" office:value-type="float" office:value="0.431294990205324" calcext:value-type="float">
            <text:p>0.431294990205324</text:p>
          </table:table-cell>
          <table:table-cell table:formula="of:=IF([.E62];[.C62]/[.E62];&quot;&quot;)" office:value-type="float" office:value="0.428974297641012" calcext:value-type="float">
            <text:p>0.4289742976410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5087619" calcext:value-type="float">
            <text:p>1.195087619</text:p>
          </table:table-cell>
          <table:table-cell office:value-type="float" office:value="1.133502947" calcext:value-type="float">
            <text:p>1.133502947</text:p>
          </table:table-cell>
          <table:table-cell office:value-type="float" office:value="2.758947138" calcext:value-type="float">
            <text:p>2.758947138</text:p>
          </table:table-cell>
          <table:table-cell office:value-type="float" office:value="2.67266677" calcext:value-type="float">
            <text:p>2.67266677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3];[.B63]/[.D63];&quot;&quot;)" office:value-type="float" office:value="0.433168001858251" calcext:value-type="float">
            <text:p>0.433168001858251</text:p>
          </table:table-cell>
          <table:table-cell table:formula="of:=IF([.E63];[.C63]/[.E63];&quot;&quot;)" office:value-type="float" office:value="0.424109342669756" calcext:value-type="float">
            <text:p>0.424109342669756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05000102" calcext:value-type="float">
            <text:p>1.205000102</text:p>
          </table:table-cell>
          <table:table-cell office:value-type="float" office:value="1.118484725" calcext:value-type="float">
            <text:p>1.118484725</text:p>
          </table:table-cell>
          <table:table-cell office:value-type="float" office:value="2.803913619" calcext:value-type="float">
            <text:p>2.803913619</text:p>
          </table:table-cell>
          <table:table-cell office:value-type="float" office:value="2.741740791" calcext:value-type="float">
            <text:p>2.74174079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4];[.B64]/[.D64];&quot;&quot;)" office:value-type="float" office:value="0.429756499570681" calcext:value-type="float">
            <text:p>0.429756499570681</text:p>
          </table:table-cell>
          <table:table-cell table:formula="of:=IF([.E64];[.C64]/[.E64];&quot;&quot;)" office:value-type="float" office:value="0.407946925059992" calcext:value-type="float">
            <text:p>0.40794692505999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66937858" calcext:value-type="float">
            <text:p>1.166937858</text:p>
          </table:table-cell>
          <table:table-cell office:value-type="float" office:value="1.128618837" calcext:value-type="float">
            <text:p>1.12861883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5];[.B65]/[.D65];&quot;&quot;)">
            <text:p/>
          </table:table-cell>
          <table:table-cell table:formula="of:=IF([.E65];[.C65]/[.E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4133559" calcext:value-type="float">
            <text:p>1.184133559</text:p>
          </table:table-cell>
          <table:table-cell office:value-type="float" office:value="1.128206088" calcext:value-type="float">
            <text:p>1.128206088</text:p>
          </table:table-cell>
          <table:table-cell office:value-type="float" office:value="2.979063778" calcext:value-type="float">
            <text:p>2.979063778</text:p>
          </table:table-cell>
          <table:table-cell office:value-type="float" office:value="2.833335603" calcext:value-type="float">
            <text:p>2.83333560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6];[.B66]/[.D66];&quot;&quot;)" office:value-type="float" office:value="0.397485131988336" calcext:value-type="float">
            <text:p>0.397485131988336</text:p>
          </table:table-cell>
          <table:table-cell table:formula="of:=IF([.E66];[.C66]/[.E66];&quot;&quot;)" office:value-type="float" office:value="0.398190065026335" calcext:value-type="float">
            <text:p>0.398190065026335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7805183" calcext:value-type="float">
            <text:p>1.197805183</text:p>
          </table:table-cell>
          <table:table-cell office:value-type="float" office:value="1.12508464" calcext:value-type="float">
            <text:p>1.12508464</text:p>
          </table:table-cell>
          <table:table-cell office:value-type="float" office:value="2.588487847" calcext:value-type="float">
            <text:p>2.588487847</text:p>
          </table:table-cell>
          <table:table-cell office:value-type="float" office:value="2.503941307" calcext:value-type="float">
            <text:p>2.50394130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7];[.B67]/[.D67];&quot;&quot;)" office:value-type="float" office:value="0.462743212948915" calcext:value-type="float">
            <text:p>0.462743212948915</text:p>
          </table:table-cell>
          <table:table-cell table:formula="of:=IF([.E67];[.C67]/[.E67];&quot;&quot;)" office:value-type="float" office:value="0.449325484129649" calcext:value-type="float">
            <text:p>0.44932548412964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63575815" calcext:value-type="float">
            <text:p>1.163575815</text:p>
          </table:table-cell>
          <table:table-cell office:value-type="float" office:value="1.136890652" calcext:value-type="float">
            <text:p>1.136890652</text:p>
          </table:table-cell>
          <table:table-cell office:value-type="float" office:value="2.714750035" calcext:value-type="float">
            <text:p>2.714750035</text:p>
          </table:table-cell>
          <table:table-cell office:value-type="float" office:value="2.652063616" calcext:value-type="float">
            <text:p>2.65206361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8];[.B68]/[.D68];&quot;&quot;)" office:value-type="float" office:value="0.428612505755065" calcext:value-type="float">
            <text:p>0.428612505755065</text:p>
          </table:table-cell>
          <table:table-cell table:formula="of:=IF([.E68];[.C68]/[.E68];&quot;&quot;)" office:value-type="float" office:value="0.42868151621292" calcext:value-type="float">
            <text:p>0.4286815162129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5484022" calcext:value-type="float">
            <text:p>1.145484022</text:p>
          </table:table-cell>
          <table:table-cell office:value-type="float" office:value="1.147509895" calcext:value-type="float">
            <text:p>1.14750989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69];[.B69]/[.D69];&quot;&quot;)">
            <text:p/>
          </table:table-cell>
          <table:table-cell table:formula="of:=IF([.E69];[.C69]/[.E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6332039" calcext:value-type="float">
            <text:p>1.156332039</text:p>
          </table:table-cell>
          <table:table-cell office:value-type="float" office:value="1.143362825" calcext:value-type="float">
            <text:p>1.143362825</text:p>
          </table:table-cell>
          <table:table-cell office:value-type="float" office:value="2.904296131" calcext:value-type="float">
            <text:p>2.904296131</text:p>
          </table:table-cell>
          <table:table-cell office:value-type="float" office:value="2.823093544" calcext:value-type="float">
            <text:p>2.82309354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0];[.B70]/[.D70];&quot;&quot;)" office:value-type="float" office:value="0.398145363572775" calcext:value-type="float">
            <text:p>0.398145363572775</text:p>
          </table:table-cell>
          <table:table-cell table:formula="of:=IF([.E70];[.C70]/[.E70];&quot;&quot;)" office:value-type="float" office:value="0.405003520846846" calcext:value-type="float">
            <text:p>0.405003520846846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2614674" calcext:value-type="float">
            <text:p>1.192614674</text:p>
          </table:table-cell>
          <table:table-cell office:value-type="float" office:value="1.120115535" calcext:value-type="float">
            <text:p>1.120115535</text:p>
          </table:table-cell>
          <table:table-cell office:value-type="float" office:value="2.895324694" calcext:value-type="float">
            <text:p>2.895324694</text:p>
          </table:table-cell>
          <table:table-cell office:value-type="float" office:value="2.756563611" calcext:value-type="float">
            <text:p>2.75656361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1];[.B71]/[.D71];&quot;&quot;)" office:value-type="float" office:value="0.411910510925239" calcext:value-type="float">
            <text:p>0.411910510925239</text:p>
          </table:table-cell>
          <table:table-cell table:formula="of:=IF([.E71];[.C71]/[.E71];&quot;&quot;)" office:value-type="float" office:value="0.406344889169329" calcext:value-type="float">
            <text:p>0.40634488916932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6497383" calcext:value-type="float">
            <text:p>1.156497383</text:p>
          </table:table-cell>
          <table:table-cell office:value-type="float" office:value="1.109887268" calcext:value-type="float">
            <text:p>1.109887268</text:p>
          </table:table-cell>
          <table:table-cell office:value-type="float" office:value="2.720878081" calcext:value-type="float">
            <text:p>2.720878081</text:p>
          </table:table-cell>
          <table:table-cell office:value-type="float" office:value="2.663353876" calcext:value-type="float">
            <text:p>2.66335387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2];[.B72]/[.D72];&quot;&quot;)" office:value-type="float" office:value="0.425045646505026" calcext:value-type="float">
            <text:p>0.425045646505026</text:p>
          </table:table-cell>
          <table:table-cell table:formula="of:=IF([.E72];[.C72]/[.E72];&quot;&quot;)" office:value-type="float" office:value="0.416725422033253" calcext:value-type="float">
            <text:p>0.416725422033253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0344594" calcext:value-type="float">
            <text:p>1.190344594</text:p>
          </table:table-cell>
          <table:table-cell office:value-type="float" office:value="1.131376278" calcext:value-type="float">
            <text:p>1.13137627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3];[.B73]/[.D73];&quot;&quot;)">
            <text:p/>
          </table:table-cell>
          <table:table-cell table:formula="of:=IF([.E73];[.C73]/[.E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7493006" calcext:value-type="float">
            <text:p>1.177493006</text:p>
          </table:table-cell>
          <table:table-cell office:value-type="float" office:value="1.131941438" calcext:value-type="float">
            <text:p>1.13194143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4];[.B74]/[.D74];&quot;&quot;)">
            <text:p/>
          </table:table-cell>
          <table:table-cell table:formula="of:=IF([.E74];[.C74]/[.E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9935858" calcext:value-type="float">
            <text:p>1.159935858</text:p>
          </table:table-cell>
          <table:table-cell office:value-type="float" office:value="1.124861726" calcext:value-type="float">
            <text:p>1.124861726</text:p>
          </table:table-cell>
          <table:table-cell office:value-type="float" office:value="2.756397191" calcext:value-type="float">
            <text:p>2.756397191</text:p>
          </table:table-cell>
          <table:table-cell office:value-type="float" office:value="2.697395923" calcext:value-type="float">
            <text:p>2.69739592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5];[.B75]/[.D75];&quot;&quot;)" office:value-type="float" office:value="0.420815933852836" calcext:value-type="float">
            <text:p>0.420815933852836</text:p>
          </table:table-cell>
          <table:table-cell table:formula="of:=IF([.E75];[.C75]/[.E75];&quot;&quot;)" office:value-type="float" office:value="0.417017656328681" calcext:value-type="float">
            <text:p>0.41701765632868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9462489" calcext:value-type="float">
            <text:p>1.159462489</text:p>
          </table:table-cell>
          <table:table-cell office:value-type="float" office:value="1.114447252" calcext:value-type="float">
            <text:p>1.114447252</text:p>
          </table:table-cell>
          <table:table-cell office:value-type="float" office:value="3.186017486" calcext:value-type="float">
            <text:p>3.186017486</text:p>
          </table:table-cell>
          <table:table-cell office:value-type="float" office:value="3.056253778" calcext:value-type="float">
            <text:p>3.05625377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6];[.B76]/[.D76];&quot;&quot;)" office:value-type="float" office:value="0.363922198824994" calcext:value-type="float">
            <text:p>0.363922198824994</text:p>
          </table:table-cell>
          <table:table-cell table:formula="of:=IF([.E76];[.C76]/[.E76];&quot;&quot;)" office:value-type="float" office:value="0.364644866870084" calcext:value-type="float">
            <text:p>0.364644866870084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1935371" calcext:value-type="float">
            <text:p>1.191935371</text:p>
          </table:table-cell>
          <table:table-cell office:value-type="float" office:value="1.19588518" calcext:value-type="float">
            <text:p>1.195885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7];[.B77]/[.D77];&quot;&quot;)">
            <text:p/>
          </table:table-cell>
          <table:table-cell table:formula="of:=IF([.E77];[.C77]/[.E7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60866286" calcext:value-type="float">
            <text:p>1.160866286</text:p>
          </table:table-cell>
          <table:table-cell office:value-type="float" office:value="1.172637016" calcext:value-type="float">
            <text:p>1.172637016</text:p>
          </table:table-cell>
          <table:table-cell office:value-type="float" office:value="2.64109615" calcext:value-type="float">
            <text:p>2.64109615</text:p>
          </table:table-cell>
          <table:table-cell office:value-type="float" office:value="2.532597444" calcext:value-type="float">
            <text:p>2.53259744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8];[.B78]/[.D78];&quot;&quot;)" office:value-type="float" office:value="0.439539577534881" calcext:value-type="float">
            <text:p>0.439539577534881</text:p>
          </table:table-cell>
          <table:table-cell table:formula="of:=IF([.E78];[.C78]/[.E78];&quot;&quot;)" office:value-type="float" office:value="0.463017531182504" calcext:value-type="float">
            <text:p>0.463017531182504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08737545" calcext:value-type="float">
            <text:p>1.208737545</text:p>
          </table:table-cell>
          <table:table-cell office:value-type="float" office:value="1.173456167" calcext:value-type="float">
            <text:p>1.173456167</text:p>
          </table:table-cell>
          <table:table-cell office:value-type="float" office:value="2.910869515" calcext:value-type="float">
            <text:p>2.910869515</text:p>
          </table:table-cell>
          <table:table-cell office:value-type="float" office:value="2.776670139" calcext:value-type="float">
            <text:p>2.77667013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79];[.B79]/[.D79];&quot;&quot;)" office:value-type="float" office:value="0.415249649210057" calcext:value-type="float">
            <text:p>0.415249649210057</text:p>
          </table:table-cell>
          <table:table-cell table:formula="of:=IF([.E79];[.C79]/[.E79];&quot;&quot;)" office:value-type="float" office:value="0.422612736931947" calcext:value-type="float">
            <text:p>0.42261273693194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0736019" calcext:value-type="float">
            <text:p>1.190736019</text:p>
          </table:table-cell>
          <table:table-cell office:value-type="float" office:value="1.177970597" calcext:value-type="float">
            <text:p>1.177970597</text:p>
          </table:table-cell>
          <table:table-cell office:value-type="float" office:value="2.717083825" calcext:value-type="float">
            <text:p>2.717083825</text:p>
          </table:table-cell>
          <table:table-cell office:value-type="float" office:value="2.622371439" calcext:value-type="float">
            <text:p>2.6223714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0];[.B80]/[.D80];&quot;&quot;)" office:value-type="float" office:value="0.438240442949897" calcext:value-type="float">
            <text:p>0.438240442949897</text:p>
          </table:table-cell>
          <table:table-cell table:formula="of:=IF([.E80];[.C80]/[.E80];&quot;&quot;)" office:value-type="float" office:value="0.449200513505135" calcext:value-type="float">
            <text:p>0.449200513505135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3906473" calcext:value-type="float">
            <text:p>1.193906473</text:p>
          </table:table-cell>
          <table:table-cell office:value-type="float" office:value="1.125318066" calcext:value-type="float">
            <text:p>1.125318066</text:p>
          </table:table-cell>
          <table:table-cell office:value-type="float" office:value="2.566956838" calcext:value-type="float">
            <text:p>2.566956838</text:p>
          </table:table-cell>
          <table:table-cell office:value-type="float" office:value="2.546039116" calcext:value-type="float">
            <text:p>2.54603911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1];[.B81]/[.D81];&quot;&quot;)" office:value-type="float" office:value="0.465105784143301" calcext:value-type="float">
            <text:p>0.465105784143301</text:p>
          </table:table-cell>
          <table:table-cell table:formula="of:=IF([.E81];[.C81]/[.E81];&quot;&quot;)" office:value-type="float" office:value="0.44198773653091" calcext:value-type="float">
            <text:p>0.4419877365309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5941533" calcext:value-type="float">
            <text:p>1.145941533</text:p>
          </table:table-cell>
          <table:table-cell office:value-type="float" office:value="1.122416157" calcext:value-type="float">
            <text:p>1.122416157</text:p>
          </table:table-cell>
          <table:table-cell office:value-type="float" office:value="2.907192376" calcext:value-type="float">
            <text:p>2.907192376</text:p>
          </table:table-cell>
          <table:table-cell office:value-type="float" office:value="2.818999405" calcext:value-type="float">
            <text:p>2.81899940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2];[.B82]/[.D82];&quot;&quot;)" office:value-type="float" office:value="0.3941746485235" calcext:value-type="float">
            <text:p>0.3941746485235</text:p>
          </table:table-cell>
          <table:table-cell table:formula="of:=IF([.E82];[.C82]/[.E82];&quot;&quot;)" office:value-type="float" office:value="0.398161189750233" calcext:value-type="float">
            <text:p>0.398161189750233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63681082" calcext:value-type="float">
            <text:p>1.163681082</text:p>
          </table:table-cell>
          <table:table-cell office:value-type="float" office:value="1.118108762" calcext:value-type="float">
            <text:p>1.118108762</text:p>
          </table:table-cell>
          <table:table-cell office:value-type="float" office:value="2.751515465" calcext:value-type="float">
            <text:p>2.751515465</text:p>
          </table:table-cell>
          <table:table-cell office:value-type="float" office:value="2.631182656" calcext:value-type="float">
            <text:p>2.63118265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3];[.B83]/[.D83];&quot;&quot;)" office:value-type="float" office:value="0.422923693071084" calcext:value-type="float">
            <text:p>0.422923693071084</text:p>
          </table:table-cell>
          <table:table-cell table:formula="of:=IF([.E83];[.C83]/[.E83];&quot;&quot;)" office:value-type="float" office:value="0.424945322382058" calcext:value-type="float">
            <text:p>0.42494532238205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34959278" calcext:value-type="float">
            <text:p>1.134959278</text:p>
          </table:table-cell>
          <table:table-cell office:value-type="float" office:value="1.165414511" calcext:value-type="float">
            <text:p>1.165414511</text:p>
          </table:table-cell>
          <table:table-cell office:value-type="float" office:value="2.68598068" calcext:value-type="float">
            <text:p>2.68598068</text:p>
          </table:table-cell>
          <table:table-cell office:value-type="float" office:value="2.606086373" calcext:value-type="float">
            <text:p>2.60608637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4];[.B84]/[.D84];&quot;&quot;)" office:value-type="float" office:value="0.422549308135753" calcext:value-type="float">
            <text:p>0.422549308135753</text:p>
          </table:table-cell>
          <table:table-cell table:formula="of:=IF([.E84];[.C84]/[.E84];&quot;&quot;)" office:value-type="float" office:value="0.447189518764273" calcext:value-type="float">
            <text:p>0.447189518764273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17530615" calcext:value-type="float">
            <text:p>1.117530615</text:p>
          </table:table-cell>
          <table:table-cell office:value-type="float" office:value="1.192856418" calcext:value-type="float">
            <text:p>1.192856418</text:p>
          </table:table-cell>
          <table:table-cell office:value-type="float" office:value="2.694756343" calcext:value-type="float">
            <text:p>2.694756343</text:p>
          </table:table-cell>
          <table:table-cell office:value-type="float" office:value="2.56556252" calcext:value-type="float">
            <text:p>2.5655625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5];[.B85]/[.D85];&quot;&quot;)" office:value-type="float" office:value="0.414705625576479" calcext:value-type="float">
            <text:p>0.414705625576479</text:p>
          </table:table-cell>
          <table:table-cell table:formula="of:=IF([.E85];[.C85]/[.E85];&quot;&quot;)" office:value-type="float" office:value="0.464949268903414" calcext:value-type="float">
            <text:p>0.464949268903414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3846446" calcext:value-type="float">
            <text:p>1.123846446</text:p>
          </table:table-cell>
          <table:table-cell office:value-type="float" office:value="1.147267946" calcext:value-type="float">
            <text:p>1.147267946</text:p>
          </table:table-cell>
          <table:table-cell office:value-type="float" office:value="2.711077858" calcext:value-type="float">
            <text:p>2.711077858</text:p>
          </table:table-cell>
          <table:table-cell office:value-type="float" office:value="2.623273675" calcext:value-type="float">
            <text:p>2.62327367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6];[.B86]/[.D86];&quot;&quot;)" office:value-type="float" office:value="0.414538609683854" calcext:value-type="float">
            <text:p>0.414538609683854</text:p>
          </table:table-cell>
          <table:table-cell table:formula="of:=IF([.E86];[.C86]/[.E86];&quot;&quot;)" office:value-type="float" office:value="0.437342072591797" calcext:value-type="float">
            <text:p>0.43734207259179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0440431" calcext:value-type="float">
            <text:p>1.180440431</text:p>
          </table:table-cell>
          <table:table-cell office:value-type="float" office:value="1.140921387" calcext:value-type="float">
            <text:p>1.140921387</text:p>
          </table:table-cell>
          <table:table-cell office:value-type="float" office:value="2.819874953" calcext:value-type="float">
            <text:p>2.819874953</text:p>
          </table:table-cell>
          <table:table-cell office:value-type="float" office:value="2.745897625" calcext:value-type="float">
            <text:p>2.74589762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7];[.B87]/[.D87];&quot;&quot;)" office:value-type="float" office:value="0.418614460100139" calcext:value-type="float">
            <text:p>0.418614460100139</text:p>
          </table:table-cell>
          <table:table-cell table:formula="of:=IF([.E87];[.C87]/[.E87];&quot;&quot;)" office:value-type="float" office:value="0.415500336433701" calcext:value-type="float">
            <text:p>0.41550033643370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9060162" calcext:value-type="float">
            <text:p>1.19060162</text:p>
          </table:table-cell>
          <table:table-cell office:value-type="float" office:value="1.183714576" calcext:value-type="float">
            <text:p>1.183714576</text:p>
          </table:table-cell>
          <table:table-cell office:value-type="float" office:value="2.924627875" calcext:value-type="float">
            <text:p>2.924627875</text:p>
          </table:table-cell>
          <table:table-cell office:value-type="float" office:value="2.779271548" calcext:value-type="float">
            <text:p>2.77927154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8];[.B88]/[.D88];&quot;&quot;)" office:value-type="float" office:value="0.407095080429677" calcext:value-type="float">
            <text:p>0.407095080429677</text:p>
          </table:table-cell>
          <table:table-cell table:formula="of:=IF([.E88];[.C88]/[.E88];&quot;&quot;)" office:value-type="float" office:value="0.425908212118322" calcext:value-type="float">
            <text:p>0.42590821211832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69424229" calcext:value-type="float">
            <text:p>1.169424229</text:p>
          </table:table-cell>
          <table:table-cell office:value-type="float" office:value="1.177738297" calcext:value-type="float">
            <text:p>1.177738297</text:p>
          </table:table-cell>
          <table:table-cell office:value-type="float" office:value="2.562703983" calcext:value-type="float">
            <text:p>2.562703983</text:p>
          </table:table-cell>
          <table:table-cell office:value-type="float" office:value="2.428599381" calcext:value-type="float">
            <text:p>2.42859938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89];[.B89]/[.D89];&quot;&quot;)" office:value-type="float" office:value="0.456324349888834" calcext:value-type="float">
            <text:p>0.456324349888834</text:p>
          </table:table-cell>
          <table:table-cell table:formula="of:=IF([.E89];[.C89]/[.E89];&quot;&quot;)" office:value-type="float" office:value="0.484945481833671" calcext:value-type="float">
            <text:p>0.48494548183367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3249172" calcext:value-type="float">
            <text:p>1.183249172</text:p>
          </table:table-cell>
          <table:table-cell office:value-type="float" office:value="1.124196059" calcext:value-type="float">
            <text:p>1.124196059</text:p>
          </table:table-cell>
          <table:table-cell office:value-type="float" office:value="2.653871924" calcext:value-type="float">
            <text:p>2.653871924</text:p>
          </table:table-cell>
          <table:table-cell office:value-type="float" office:value="2.563742593" calcext:value-type="float">
            <text:p>2.56374259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0];[.B90]/[.D90];&quot;&quot;)" office:value-type="float" office:value="0.445857677342835" calcext:value-type="float">
            <text:p>0.445857677342835</text:p>
          </table:table-cell>
          <table:table-cell table:formula="of:=IF([.E90];[.C90]/[.E90];&quot;&quot;)" office:value-type="float" office:value="0.438498023190583" calcext:value-type="float">
            <text:p>0.438498023190583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3933593" calcext:value-type="float">
            <text:p>1.13933593</text:p>
          </table:table-cell>
          <table:table-cell office:value-type="float" office:value="1.123459689" calcext:value-type="float">
            <text:p>1.123459689</text:p>
          </table:table-cell>
          <table:table-cell office:value-type="float" office:value="2.69552361" calcext:value-type="float">
            <text:p>2.69552361</text:p>
          </table:table-cell>
          <table:table-cell office:value-type="float" office:value="2.616218632" calcext:value-type="float">
            <text:p>2.61621863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1];[.B91]/[.D91];&quot;&quot;)" office:value-type="float" office:value="0.422677036021213" calcext:value-type="float">
            <text:p>0.422677036021213</text:p>
          </table:table-cell>
          <table:table-cell table:formula="of:=IF([.E91];[.C91]/[.E91];&quot;&quot;)" office:value-type="float" office:value="0.429421178818361" calcext:value-type="float">
            <text:p>0.42942117881836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39180449" calcext:value-type="float">
            <text:p>1.139180449</text:p>
          </table:table-cell>
          <table:table-cell office:value-type="float" office:value="1.180103613" calcext:value-type="float">
            <text:p>1.180103613</text:p>
          </table:table-cell>
          <table:table-cell office:value-type="float" office:value="2.842949375" calcext:value-type="float">
            <text:p>2.842949375</text:p>
          </table:table-cell>
          <table:table-cell office:value-type="float" office:value="2.846702884" calcext:value-type="float">
            <text:p>2.84670288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2];[.B92]/[.D92];&quot;&quot;)" office:value-type="float" office:value="0.40070374063555" calcext:value-type="float">
            <text:p>0.40070374063555</text:p>
          </table:table-cell>
          <table:table-cell table:formula="of:=IF([.E92];[.C92]/[.E92];&quot;&quot;)" office:value-type="float" office:value="0.414551030117269" calcext:value-type="float">
            <text:p>0.41455103011726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0447878" calcext:value-type="float">
            <text:p>1.150447878</text:p>
          </table:table-cell>
          <table:table-cell office:value-type="float" office:value="1.146187047" calcext:value-type="float">
            <text:p>1.146187047</text:p>
          </table:table-cell>
          <table:table-cell office:value-type="float" office:value="2.737161636" calcext:value-type="float">
            <text:p>2.737161636</text:p>
          </table:table-cell>
          <table:table-cell office:value-type="float" office:value="2.691164553" calcext:value-type="float">
            <text:p>2.69116455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3];[.B93]/[.D93];&quot;&quot;)" office:value-type="float" office:value="0.420306883915423" calcext:value-type="float">
            <text:p>0.420306883915423</text:p>
          </table:table-cell>
          <table:table-cell table:formula="of:=IF([.E93];[.C93]/[.E93];&quot;&quot;)" office:value-type="float" office:value="0.425907455462832" calcext:value-type="float">
            <text:p>0.42590745546283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1548743" calcext:value-type="float">
            <text:p>1.151548743</text:p>
          </table:table-cell>
          <table:table-cell office:value-type="float" office:value="1.17531988" calcext:value-type="float">
            <text:p>1.17531988</text:p>
          </table:table-cell>
          <table:table-cell office:value-type="float" office:value="2.601098148" calcext:value-type="float">
            <text:p>2.601098148</text:p>
          </table:table-cell>
          <table:table-cell office:value-type="float" office:value="2.461776248" calcext:value-type="float">
            <text:p>2.46177624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4];[.B94]/[.D94];&quot;&quot;)" office:value-type="float" office:value="0.442716374960873" calcext:value-type="float">
            <text:p>0.442716374960873</text:p>
          </table:table-cell>
          <table:table-cell table:formula="of:=IF([.E94];[.C94]/[.E94];&quot;&quot;)" office:value-type="float" office:value="0.477427581387567" calcext:value-type="float">
            <text:p>0.47742758138756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6410667" calcext:value-type="float">
            <text:p>1.176410667</text:p>
          </table:table-cell>
          <table:table-cell office:value-type="float" office:value="1.166620651" calcext:value-type="float">
            <text:p>1.166620651</text:p>
          </table:table-cell>
          <table:table-cell office:value-type="float" office:value="2.600914015" calcext:value-type="float">
            <text:p>2.600914015</text:p>
          </table:table-cell>
          <table:table-cell office:value-type="float" office:value="2.464605058" calcext:value-type="float">
            <text:p>2.4646050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5];[.B95]/[.D95];&quot;&quot;)" office:value-type="float" office:value="0.452306635365645" calcext:value-type="float">
            <text:p>0.452306635365645</text:p>
          </table:table-cell>
          <table:table-cell table:formula="of:=IF([.E95];[.C95]/[.E95];&quot;&quot;)" office:value-type="float" office:value="0.473349937838195" calcext:value-type="float">
            <text:p>0.473349937838195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41048338" calcext:value-type="float">
            <text:p>1.141048338</text:p>
          </table:table-cell>
          <table:table-cell office:value-type="float" office:value="1.104364892" calcext:value-type="float">
            <text:p>1.104364892</text:p>
          </table:table-cell>
          <table:table-cell office:value-type="float" office:value="2.732913767" calcext:value-type="float">
            <text:p>2.732913767</text:p>
          </table:table-cell>
          <table:table-cell office:value-type="float" office:value="2.681341523" calcext:value-type="float">
            <text:p>2.68134152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6];[.B96]/[.D96];&quot;&quot;)" office:value-type="float" office:value="0.41752079841603" calcext:value-type="float">
            <text:p>0.41752079841603</text:p>
          </table:table-cell>
          <table:table-cell table:formula="of:=IF([.E96];[.C96]/[.E96];&quot;&quot;)" office:value-type="float" office:value="0.411870283038167" calcext:value-type="float">
            <text:p>0.41187028303816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1551718" calcext:value-type="float">
            <text:p>1.171551718</text:p>
          </table:table-cell>
          <table:table-cell office:value-type="float" office:value="1.142305003" calcext:value-type="float">
            <text:p>1.142305003</text:p>
          </table:table-cell>
          <table:table-cell office:value-type="float" office:value="2.779669991" calcext:value-type="float">
            <text:p>2.779669991</text:p>
          </table:table-cell>
          <table:table-cell office:value-type="float" office:value="2.675109555" calcext:value-type="float">
            <text:p>2.67510955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7];[.B97]/[.D97];&quot;&quot;)" office:value-type="float" office:value="0.421471513450605" calcext:value-type="float">
            <text:p>0.421471513450605</text:p>
          </table:table-cell>
          <table:table-cell table:formula="of:=IF([.E97];[.C97]/[.E97];&quot;&quot;)" office:value-type="float" office:value="0.427012419310057" calcext:value-type="float">
            <text:p>0.42701241931005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3370072" calcext:value-type="float">
            <text:p>1.173370072</text:p>
          </table:table-cell>
          <table:table-cell office:value-type="float" office:value="1.121660846" calcext:value-type="float">
            <text:p>1.121660846</text:p>
          </table:table-cell>
          <table:table-cell office:value-type="float" office:value="2.578555871" calcext:value-type="float">
            <text:p>2.578555871</text:p>
          </table:table-cell>
          <table:table-cell office:value-type="float" office:value="2.42285205" calcext:value-type="float">
            <text:p>2.4228520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8];[.B98]/[.D98];&quot;&quot;)" office:value-type="float" office:value="0.455049310816349" calcext:value-type="float">
            <text:p>0.455049310816349</text:p>
          </table:table-cell>
          <table:table-cell table:formula="of:=IF([.E98];[.C98]/[.E98];&quot;&quot;)" office:value-type="float" office:value="0.462950614751734" calcext:value-type="float">
            <text:p>0.462950614751734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24146842" calcext:value-type="float">
            <text:p>1.124146842</text:p>
          </table:table-cell>
          <table:table-cell office:value-type="float" office:value="1.209159208" calcext:value-type="float">
            <text:p>1.209159208</text:p>
          </table:table-cell>
          <table:table-cell office:value-type="float" office:value="2.787282552" calcext:value-type="float">
            <text:p>2.787282552</text:p>
          </table:table-cell>
          <table:table-cell office:value-type="float" office:value="2.630031406" calcext:value-type="float">
            <text:p>2.63003140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99];[.B99]/[.D99];&quot;&quot;)" office:value-type="float" office:value="0.403312840025269" calcext:value-type="float">
            <text:p>0.403312840025269</text:p>
          </table:table-cell>
          <table:table-cell table:formula="of:=IF([.E99];[.C99]/[.E99];&quot;&quot;)" office:value-type="float" office:value="0.459750862762131" calcext:value-type="float">
            <text:p>0.45975086276213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32065401" calcext:value-type="float">
            <text:p>1.132065401</text:p>
          </table:table-cell>
          <table:table-cell office:value-type="float" office:value="1.204611249" calcext:value-type="float">
            <text:p>1.204611249</text:p>
          </table:table-cell>
          <table:table-cell office:value-type="float" office:value="2.618822471" calcext:value-type="float">
            <text:p>2.618822471</text:p>
          </table:table-cell>
          <table:table-cell office:value-type="float" office:value="2.516255544" calcext:value-type="float">
            <text:p>2.5162555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0];[.B100]/[.D100];&quot;&quot;)" office:value-type="float" office:value="0.432280314353542" calcext:value-type="float">
            <text:p>0.432280314353542</text:p>
          </table:table-cell>
          <table:table-cell table:formula="of:=IF([.E100];[.C100]/[.E100];&quot;&quot;)" office:value-type="float" office:value="0.478731682031418" calcext:value-type="float">
            <text:p>0.47873168203141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73619602" calcext:value-type="float">
            <text:p>1.173619602</text:p>
          </table:table-cell>
          <table:table-cell office:value-type="float" office:value="1.151673018" calcext:value-type="float">
            <text:p>1.151673018</text:p>
          </table:table-cell>
          <table:table-cell office:value-type="float" office:value="2.83513291" calcext:value-type="float">
            <text:p>2.83513291</text:p>
          </table:table-cell>
          <table:table-cell office:value-type="float" office:value="2.700337427" calcext:value-type="float">
            <text:p>2.7003374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1];[.B101]/[.D101];&quot;&quot;)" office:value-type="float" office:value="0.413955761248597" calcext:value-type="float">
            <text:p>0.413955761248597</text:p>
          </table:table-cell>
          <table:table-cell table:formula="of:=IF([.E101];[.C101]/[.E101];&quot;&quot;)" office:value-type="float" office:value="0.426492262220532" calcext:value-type="float">
            <text:p>0.42649226222053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56296699" calcext:value-type="float">
            <text:p>1.156296699</text:p>
          </table:table-cell>
          <table:table-cell office:value-type="float" office:value="1.156448486" calcext:value-type="float">
            <text:p>1.156448486</text:p>
          </table:table-cell>
          <table:table-cell office:value-type="float" office:value="2.665084736" calcext:value-type="float">
            <text:p>2.665084736</text:p>
          </table:table-cell>
          <table:table-cell office:value-type="float" office:value="2.623459889" calcext:value-type="float">
            <text:p>2.62345988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2];[.B102]/[.D102];&quot;&quot;)" office:value-type="float" office:value="0.433868643417123" calcext:value-type="float">
            <text:p>0.433868643417123</text:p>
          </table:table-cell>
          <table:table-cell table:formula="of:=IF([.E102];[.C102]/[.E102];&quot;&quot;)" office:value-type="float" office:value="0.440810431617009" calcext:value-type="float">
            <text:p>0.44081043161700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85273612" calcext:value-type="float">
            <text:p>1.185273612</text:p>
          </table:table-cell>
          <table:table-cell office:value-type="float" office:value="1.151962679" calcext:value-type="float">
            <text:p>1.1519626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3];[.B103]/[.D103];&quot;&quot;)">
            <text:p/>
          </table:table-cell>
          <table:table-cell table:formula="of:=IF([.E103];[.C103]/[.E1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356052" calcext:value-type="float">
            <text:p>1.20356052</text:p>
          </table:table-cell>
          <table:table-cell office:value-type="float" office:value="1.178337916" calcext:value-type="float">
            <text:p>1.178337916</text:p>
          </table:table-cell>
          <table:table-cell office:value-type="float" office:value="3.356238001" calcext:value-type="float">
            <text:p>3.356238001</text:p>
          </table:table-cell>
          <table:table-cell office:value-type="float" office:value="3.218775705" calcext:value-type="float">
            <text:p>3.21877570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4];[.B104]/[.D104];&quot;&quot;)" office:value-type="float" office:value="0.358604044064037" calcext:value-type="float">
            <text:p>0.358604044064037</text:p>
          </table:table-cell>
          <table:table-cell table:formula="of:=IF([.E104];[.C104]/[.E104];&quot;&quot;)" office:value-type="float" office:value="0.36608264259283" calcext:value-type="float">
            <text:p>0.3660826425928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2312035" calcext:value-type="float">
            <text:p>1.212312035</text:p>
          </table:table-cell>
          <table:table-cell office:value-type="float" office:value="1.163384005" calcext:value-type="float">
            <text:p>1.163384005</text:p>
          </table:table-cell>
          <table:table-cell office:value-type="float" office:value="3.516212835" calcext:value-type="float">
            <text:p>3.516212835</text:p>
          </table:table-cell>
          <table:table-cell office:value-type="float" office:value="3.423863978" calcext:value-type="float">
            <text:p>3.42386397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5];[.B105]/[.D105];&quot;&quot;)" office:value-type="float" office:value="0.344777774238458" calcext:value-type="float">
            <text:p>0.344777774238458</text:p>
          </table:table-cell>
          <table:table-cell table:formula="of:=IF([.E105];[.C105]/[.E105];&quot;&quot;)" office:value-type="float" office:value="0.3397868643367" calcext:value-type="float">
            <text:p>0.3397868643367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9778895" calcext:value-type="float">
            <text:p>1.189778895</text:p>
          </table:table-cell>
          <table:table-cell office:value-type="float" office:value="1.195795987" calcext:value-type="float">
            <text:p>1.195795987</text:p>
          </table:table-cell>
          <table:table-cell office:value-type="float" office:value="3.516566992" calcext:value-type="float">
            <text:p>3.516566992</text:p>
          </table:table-cell>
          <table:table-cell office:value-type="float" office:value="3.34120013" calcext:value-type="float">
            <text:p>3.3412001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6];[.B106]/[.D106];&quot;&quot;)" office:value-type="float" office:value="0.338335341742865" calcext:value-type="float">
            <text:p>0.338335341742865</text:p>
          </table:table-cell>
          <table:table-cell table:formula="of:=IF([.E106];[.C106]/[.E106];&quot;&quot;)" office:value-type="float" office:value="0.357894151943541" calcext:value-type="float">
            <text:p>0.35789415194354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3985424" calcext:value-type="float">
            <text:p>1.193985424</text:p>
          </table:table-cell>
          <table:table-cell office:value-type="float" office:value="1.173898426" calcext:value-type="float">
            <text:p>1.173898426</text:p>
          </table:table-cell>
          <table:table-cell office:value-type="float" office:value="3.352644573" calcext:value-type="float">
            <text:p>3.352644573</text:p>
          </table:table-cell>
          <table:table-cell office:value-type="float" office:value="3.168124218" calcext:value-type="float">
            <text:p>3.16812421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7];[.B107]/[.D107];&quot;&quot;)" office:value-type="float" office:value="0.356132419647336" calcext:value-type="float">
            <text:p>0.356132419647336</text:p>
          </table:table-cell>
          <table:table-cell table:formula="of:=IF([.E107];[.C107]/[.E107];&quot;&quot;)" office:value-type="float" office:value="0.370534216849953" calcext:value-type="float">
            <text:p>0.37053421684995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79097684" calcext:value-type="float">
            <text:p>1.179097684</text:p>
          </table:table-cell>
          <table:table-cell office:value-type="float" office:value="1.124876609" calcext:value-type="float">
            <text:p>1.12487660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8];[.B108]/[.D108];&quot;&quot;)">
            <text:p/>
          </table:table-cell>
          <table:table-cell table:formula="of:=IF([.E108];[.C108]/[.E10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2338561" calcext:value-type="float">
            <text:p>1.212338561</text:p>
          </table:table-cell>
          <table:table-cell office:value-type="float" office:value="1.192189175" calcext:value-type="float">
            <text:p>1.192189175</text:p>
          </table:table-cell>
          <table:table-cell office:value-type="float" office:value="3.317073422" calcext:value-type="float">
            <text:p>3.317073422</text:p>
          </table:table-cell>
          <table:table-cell office:value-type="float" office:value="3.260891464" calcext:value-type="float">
            <text:p>3.26089146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9];[.B109]/[.D109];&quot;&quot;)" office:value-type="float" office:value="0.365484391439557" calcext:value-type="float">
            <text:p>0.365484391439557</text:p>
          </table:table-cell>
          <table:table-cell table:formula="of:=IF([.E109];[.C109]/[.E109];&quot;&quot;)" office:value-type="float" office:value="0.365602225085281" calcext:value-type="float">
            <text:p>0.36560222508528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207057" calcext:value-type="float">
            <text:p>1.20207057</text:p>
          </table:table-cell>
          <table:table-cell office:value-type="float" office:value="1.175969559" calcext:value-type="float">
            <text:p>1.175969559</text:p>
          </table:table-cell>
          <table:table-cell office:value-type="float" office:value="3.635401657" calcext:value-type="float">
            <text:p>3.635401657</text:p>
          </table:table-cell>
          <table:table-cell office:value-type="float" office:value="3.556558449" calcext:value-type="float">
            <text:p>3.55655844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0];[.B110]/[.D110];&quot;&quot;)" office:value-type="float" office:value="0.330656880151166" calcext:value-type="float">
            <text:p>0.330656880151166</text:p>
          </table:table-cell>
          <table:table-cell table:formula="of:=IF([.E110];[.C110]/[.E110];&quot;&quot;)" office:value-type="float" office:value="0.33064817459436" calcext:value-type="float">
            <text:p>0.3306481745943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4251079" calcext:value-type="float">
            <text:p>1.154251079</text:p>
          </table:table-cell>
          <table:table-cell office:value-type="float" office:value="1.223160801" calcext:value-type="float">
            <text:p>1.2231608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1];[.B111]/[.D111];&quot;&quot;)">
            <text:p/>
          </table:table-cell>
          <table:table-cell table:formula="of:=IF([.E111];[.C111]/[.E11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8970022" calcext:value-type="float">
            <text:p>1.188970022</text:p>
          </table:table-cell>
          <table:table-cell office:value-type="float" office:value="1.125994882" calcext:value-type="float">
            <text:p>1.125994882</text:p>
          </table:table-cell>
          <table:table-cell office:value-type="float" office:value="3.49848377" calcext:value-type="float">
            <text:p>3.49848377</text:p>
          </table:table-cell>
          <table:table-cell office:value-type="float" office:value="3.367696034" calcext:value-type="float">
            <text:p>3.36769603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2];[.B112]/[.D112];&quot;&quot;)" office:value-type="float" office:value="0.339852947781433" calcext:value-type="float">
            <text:p>0.339852947781433</text:p>
          </table:table-cell>
          <table:table-cell table:formula="of:=IF([.E112];[.C112]/[.E112];&quot;&quot;)" office:value-type="float" office:value="0.334351696421542" calcext:value-type="float">
            <text:p>0.33435169642154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4067232" calcext:value-type="float">
            <text:p>1.204067232</text:p>
          </table:table-cell>
          <table:table-cell office:value-type="float" office:value="1.151722963" calcext:value-type="float">
            <text:p>1.151722963</text:p>
          </table:table-cell>
          <table:table-cell office:value-type="float" office:value="3.574878996" calcext:value-type="float">
            <text:p>3.574878996</text:p>
          </table:table-cell>
          <table:table-cell office:value-type="float" office:value="3.489677038" calcext:value-type="float">
            <text:p>3.48967703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3];[.B113]/[.D113];&quot;&quot;)" office:value-type="float" office:value="0.336813423152855" calcext:value-type="float">
            <text:p>0.336813423152855</text:p>
          </table:table-cell>
          <table:table-cell table:formula="of:=IF([.E113];[.C113]/[.E113];&quot;&quot;)" office:value-type="float" office:value="0.330037121045469" calcext:value-type="float">
            <text:p>0.330037121045469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40161226" calcext:value-type="float">
            <text:p>1.240161226</text:p>
          </table:table-cell>
          <table:table-cell office:value-type="float" office:value="1.151868385" calcext:value-type="float">
            <text:p>1.15186838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4];[.B114]/[.D114];&quot;&quot;)">
            <text:p/>
          </table:table-cell>
          <table:table-cell table:formula="of:=IF([.E114];[.C114]/[.E11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4747903" calcext:value-type="float">
            <text:p>1.184747903</text:p>
          </table:table-cell>
          <table:table-cell office:value-type="float" office:value="1.197105808" calcext:value-type="float">
            <text:p>1.197105808</text:p>
          </table:table-cell>
          <table:table-cell office:value-type="float" office:value="3.346879374" calcext:value-type="float">
            <text:p>3.346879374</text:p>
          </table:table-cell>
          <table:table-cell office:value-type="float" office:value="3.20582444" calcext:value-type="float">
            <text:p>3.2058244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5];[.B115]/[.D115];&quot;&quot;)" office:value-type="float" office:value="0.353985838929133" calcext:value-type="float">
            <text:p>0.353985838929133</text:p>
          </table:table-cell>
          <table:table-cell table:formula="of:=IF([.E115];[.C115]/[.E115];&quot;&quot;)" office:value-type="float" office:value="0.373415896723278" calcext:value-type="float">
            <text:p>0.37341589672327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6304311" calcext:value-type="float">
            <text:p>1.186304311</text:p>
          </table:table-cell>
          <table:table-cell office:value-type="float" office:value="1.200150852" calcext:value-type="float">
            <text:p>1.200150852</text:p>
          </table:table-cell>
          <table:table-cell office:value-type="float" office:value="3.344660379" calcext:value-type="float">
            <text:p>3.344660379</text:p>
          </table:table-cell>
          <table:table-cell office:value-type="float" office:value="3.232460177" calcext:value-type="float">
            <text:p>3.23246017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6];[.B116]/[.D116];&quot;&quot;)" office:value-type="float" office:value="0.354686029842793" calcext:value-type="float">
            <text:p>0.354686029842793</text:p>
          </table:table-cell>
          <table:table-cell table:formula="of:=IF([.E116];[.C116]/[.E116];&quot;&quot;)" office:value-type="float" office:value="0.371280939681627" calcext:value-type="float">
            <text:p>0.371280939681627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28775747" calcext:value-type="float">
            <text:p>1.228775747</text:p>
          </table:table-cell>
          <table:table-cell office:value-type="float" office:value="1.16897261" calcext:value-type="float">
            <text:p>1.16897261</text:p>
          </table:table-cell>
          <table:table-cell office:value-type="float" office:value="3.390519573" calcext:value-type="float">
            <text:p>3.390519573</text:p>
          </table:table-cell>
          <table:table-cell office:value-type="float" office:value="3.242571329" calcext:value-type="float">
            <text:p>3.24257132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7];[.B117]/[.D117];&quot;&quot;)" office:value-type="float" office:value="0.362415175769876" calcext:value-type="float">
            <text:p>0.362415175769876</text:p>
          </table:table-cell>
          <table:table-cell table:formula="of:=IF([.E117];[.C117]/[.E117];&quot;&quot;)" office:value-type="float" office:value="0.360507909123007" calcext:value-type="float">
            <text:p>0.360507909123007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78792837" calcext:value-type="float">
            <text:p>1.178792837</text:p>
          </table:table-cell>
          <table:table-cell office:value-type="float" office:value="1.150259924" calcext:value-type="float">
            <text:p>1.15025992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8];[.B118]/[.D118];&quot;&quot;)">
            <text:p/>
          </table:table-cell>
          <table:table-cell table:formula="of:=IF([.E118];[.C118]/[.E11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74548786" calcext:value-type="float">
            <text:p>1.174548786</text:p>
          </table:table-cell>
          <table:table-cell office:value-type="float" office:value="1.211408614" calcext:value-type="float">
            <text:p>1.211408614</text:p>
          </table:table-cell>
          <table:table-cell office:value-type="float" office:value="3.439918628" calcext:value-type="float">
            <text:p>3.439918628</text:p>
          </table:table-cell>
          <table:table-cell office:value-type="float" office:value="3.288872116" calcext:value-type="float">
            <text:p>3.28887211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9];[.B119]/[.D119];&quot;&quot;)" office:value-type="float" office:value="0.34144667738344" calcext:value-type="float">
            <text:p>0.34144667738344</text:p>
          </table:table-cell>
          <table:table-cell table:formula="of:=IF([.E119];[.C119]/[.E119];&quot;&quot;)" office:value-type="float" office:value="0.368335578664379" calcext:value-type="float">
            <text:p>0.368335578664379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74568649" calcext:value-type="float">
            <text:p>1.174568649</text:p>
          </table:table-cell>
          <table:table-cell office:value-type="float" office:value="1.205446763" calcext:value-type="float">
            <text:p>1.205446763</text:p>
          </table:table-cell>
          <table:table-cell office:value-type="float" office:value="3.469943465" calcext:value-type="float">
            <text:p>3.469943465</text:p>
          </table:table-cell>
          <table:table-cell office:value-type="float" office:value="3.327618361" calcext:value-type="float">
            <text:p>3.327618361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0];[.B120]/[.D120];&quot;&quot;)" office:value-type="float" office:value="0.33849792103169" calcext:value-type="float">
            <text:p>0.33849792103169</text:p>
          </table:table-cell>
          <table:table-cell table:formula="of:=IF([.E120];[.C120]/[.E120];&quot;&quot;)" office:value-type="float" office:value="0.362255112283292" calcext:value-type="float">
            <text:p>0.36225511228329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29484676" calcext:value-type="float">
            <text:p>1.129484676</text:p>
          </table:table-cell>
          <table:table-cell office:value-type="float" office:value="1.20777366" calcext:value-type="float">
            <text:p>1.20777366</text:p>
          </table:table-cell>
          <table:table-cell office:value-type="float" office:value="3.375205158" calcext:value-type="float">
            <text:p>3.375205158</text:p>
          </table:table-cell>
          <table:table-cell office:value-type="float" office:value="3.22439062" calcext:value-type="float">
            <text:p>3.2243906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1];[.B121]/[.D121];&quot;&quot;)" office:value-type="float" office:value="0.334641784166176" calcext:value-type="float">
            <text:p>0.334641784166176</text:p>
          </table:table-cell>
          <table:table-cell table:formula="of:=IF([.E121];[.C121]/[.E121];&quot;&quot;)" office:value-type="float" office:value="0.374574238154805" calcext:value-type="float">
            <text:p>0.374574238154805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5356256" calcext:value-type="float">
            <text:p>1.185356256</text:p>
          </table:table-cell>
          <table:table-cell office:value-type="float" office:value="1.139817084" calcext:value-type="float">
            <text:p>1.139817084</text:p>
          </table:table-cell>
          <table:table-cell office:value-type="float" office:value="3.635994783" calcext:value-type="float">
            <text:p>3.635994783</text:p>
          </table:table-cell>
          <table:table-cell office:value-type="float" office:value="3.564401195" calcext:value-type="float">
            <text:p>3.564401195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2];[.B122]/[.D122];&quot;&quot;)" office:value-type="float" office:value="0.326006038716585" calcext:value-type="float">
            <text:p>0.326006038716585</text:p>
          </table:table-cell>
          <table:table-cell table:formula="of:=IF([.E122];[.C122]/[.E122];&quot;&quot;)" office:value-type="float" office:value="0.319777999625544" calcext:value-type="float">
            <text:p>0.31977799962554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2214157" calcext:value-type="float">
            <text:p>1.202214157</text:p>
          </table:table-cell>
          <table:table-cell office:value-type="float" office:value="1.173322561" calcext:value-type="float">
            <text:p>1.173322561</text:p>
          </table:table-cell>
          <table:table-cell office:value-type="float" office:value="3.548057501" calcext:value-type="float">
            <text:p>3.548057501</text:p>
          </table:table-cell>
          <table:table-cell office:value-type="float" office:value="3.489095388" calcext:value-type="float">
            <text:p>3.489095388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3];[.B123]/[.D123];&quot;&quot;)" office:value-type="float" office:value="0.338837281149238" calcext:value-type="float">
            <text:p>0.338837281149238</text:p>
          </table:table-cell>
          <table:table-cell table:formula="of:=IF([.E123];[.C123]/[.E123];&quot;&quot;)" office:value-type="float" office:value="0.33628274108968" calcext:value-type="float">
            <text:p>0.3362827410896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8763677" calcext:value-type="float">
            <text:p>1.218763677</text:p>
          </table:table-cell>
          <table:table-cell office:value-type="float" office:value="1.155112032" calcext:value-type="float">
            <text:p>1.155112032</text:p>
          </table:table-cell>
          <table:table-cell office:value-type="float" office:value="3.472091148" calcext:value-type="float">
            <text:p>3.472091148</text:p>
          </table:table-cell>
          <table:table-cell office:value-type="float" office:value="3.368881232" calcext:value-type="float">
            <text:p>3.36888123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4];[.B124]/[.D124];&quot;&quot;)" office:value-type="float" office:value="0.351017189655875" calcext:value-type="float">
            <text:p>0.351017189655875</text:p>
          </table:table-cell>
          <table:table-cell table:formula="of:=IF([.E124];[.C124]/[.E124];&quot;&quot;)" office:value-type="float" office:value="0.342877042095736" calcext:value-type="float">
            <text:p>0.34287704209573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20285381" calcext:value-type="float">
            <text:p>1.220285381</text:p>
          </table:table-cell>
          <table:table-cell office:value-type="float" office:value="1.156808412" calcext:value-type="float">
            <text:p>1.156808412</text:p>
          </table:table-cell>
          <table:table-cell office:value-type="float" office:value="3.612584781" calcext:value-type="float">
            <text:p>3.612584781</text:p>
          </table:table-cell>
          <table:table-cell office:value-type="float" office:value="3.456246416" calcext:value-type="float">
            <text:p>3.45624641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5];[.B125]/[.D125];&quot;&quot;)" office:value-type="float" office:value="0.337787333716833" calcext:value-type="float">
            <text:p>0.337787333716833</text:p>
          </table:table-cell>
          <table:table-cell table:formula="of:=IF([.E125];[.C125]/[.E125];&quot;&quot;)" office:value-type="float" office:value="0.334700791773638" calcext:value-type="float">
            <text:p>0.33470079177363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46206414" calcext:value-type="float">
            <text:p>1.246206414</text:p>
          </table:table-cell>
          <table:table-cell office:value-type="float" office:value="1.150050774" calcext:value-type="float">
            <text:p>1.150050774</text:p>
          </table:table-cell>
          <table:table-cell office:value-type="float" office:value="3.318932393" calcext:value-type="float">
            <text:p>3.318932393</text:p>
          </table:table-cell>
          <table:table-cell office:value-type="float" office:value="3.219573843" calcext:value-type="float">
            <text:p>3.21957384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6];[.B126]/[.D126];&quot;&quot;)" office:value-type="float" office:value="0.375484121529076" calcext:value-type="float">
            <text:p>0.375484121529076</text:p>
          </table:table-cell>
          <table:table-cell table:formula="of:=IF([.E126];[.C126]/[.E126];&quot;&quot;)" office:value-type="float" office:value="0.357205900557442" calcext:value-type="float">
            <text:p>0.35720590055744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4488558" calcext:value-type="float">
            <text:p>1.184488558</text:p>
          </table:table-cell>
          <table:table-cell office:value-type="float" office:value="1.131952489" calcext:value-type="float">
            <text:p>1.131952489</text:p>
          </table:table-cell>
          <table:table-cell office:value-type="float" office:value="3.394996882" calcext:value-type="float">
            <text:p>3.394996882</text:p>
          </table:table-cell>
          <table:table-cell office:value-type="float" office:value="3.256965406" calcext:value-type="float">
            <text:p>3.25696540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7];[.B127]/[.D127];&quot;&quot;)" office:value-type="float" office:value="0.348892384638131" calcext:value-type="float">
            <text:p>0.348892384638131</text:p>
          </table:table-cell>
          <table:table-cell table:formula="of:=IF([.E127];[.C127]/[.E127];&quot;&quot;)" office:value-type="float" office:value="0.347548207578352" calcext:value-type="float">
            <text:p>0.34754820757835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43563999" calcext:value-type="float">
            <text:p>1.143563999</text:p>
          </table:table-cell>
          <table:table-cell office:value-type="float" office:value="1.162672635" calcext:value-type="float">
            <text:p>1.162672635</text:p>
          </table:table-cell>
          <table:table-cell office:value-type="float" office:value="3.233272806" calcext:value-type="float">
            <text:p>3.233272806</text:p>
          </table:table-cell>
          <table:table-cell office:value-type="float" office:value="3.04311517" calcext:value-type="float">
            <text:p>3.0431151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8];[.B128]/[.D128];&quot;&quot;)" office:value-type="float" office:value="0.353686208252481" calcext:value-type="float">
            <text:p>0.353686208252481</text:p>
          </table:table-cell>
          <table:table-cell table:formula="of:=IF([.E128];[.C128]/[.E128];&quot;&quot;)" office:value-type="float" office:value="0.382066589678234" calcext:value-type="float">
            <text:p>0.38206658967823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2484117" calcext:value-type="float">
            <text:p>1.202484117</text:p>
          </table:table-cell>
          <table:table-cell office:value-type="float" office:value="1.209914165" calcext:value-type="float">
            <text:p>1.209914165</text:p>
          </table:table-cell>
          <table:table-cell office:value-type="float" office:value="3.197152514" calcext:value-type="float">
            <text:p>3.197152514</text:p>
          </table:table-cell>
          <table:table-cell office:value-type="float" office:value="3.090179532" calcext:value-type="float">
            <text:p>3.09017953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29];[.B129]/[.D129];&quot;&quot;)" office:value-type="float" office:value="0.376110964908445" calcext:value-type="float">
            <text:p>0.376110964908445</text:p>
          </table:table-cell>
          <table:table-cell table:formula="of:=IF([.E129];[.C129]/[.E129];&quot;&quot;)" office:value-type="float" office:value="0.391535233623442" calcext:value-type="float">
            <text:p>0.39153523362344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3238219" calcext:value-type="float">
            <text:p>1.193238219</text:p>
          </table:table-cell>
          <table:table-cell office:value-type="float" office:value="1.137286663" calcext:value-type="float">
            <text:p>1.137286663</text:p>
          </table:table-cell>
          <table:table-cell office:value-type="float" office:value="3.310848938" calcext:value-type="float">
            <text:p>3.310848938</text:p>
          </table:table-cell>
          <table:table-cell office:value-type="float" office:value="3.194858936" calcext:value-type="float">
            <text:p>3.19485893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0];[.B130]/[.D130];&quot;&quot;)" office:value-type="float" office:value="0.360402495355407" calcext:value-type="float">
            <text:p>0.360402495355407</text:p>
          </table:table-cell>
          <table:table-cell table:formula="of:=IF([.E130];[.C130]/[.E130];&quot;&quot;)" office:value-type="float" office:value="0.355973983760264" calcext:value-type="float">
            <text:p>0.35597398376026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64162192" calcext:value-type="float">
            <text:p>1.164162192</text:p>
          </table:table-cell>
          <table:table-cell office:value-type="float" office:value="1.166566073" calcext:value-type="float">
            <text:p>1.16656607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1];[.B131]/[.D131];&quot;&quot;)">
            <text:p/>
          </table:table-cell>
          <table:table-cell table:formula="of:=IF([.E131];[.C131]/[.E1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9917785" calcext:value-type="float">
            <text:p>1.219917785</text:p>
          </table:table-cell>
          <table:table-cell office:value-type="float" office:value="1.166980083" calcext:value-type="float">
            <text:p>1.166980083</text:p>
          </table:table-cell>
          <table:table-cell office:value-type="float" office:value="3.558574421" calcext:value-type="float">
            <text:p>3.558574421</text:p>
          </table:table-cell>
          <table:table-cell office:value-type="float" office:value="3.460352551" calcext:value-type="float">
            <text:p>3.46035255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2];[.B132]/[.D132];&quot;&quot;)" office:value-type="float" office:value="0.342810811487031" calcext:value-type="float">
            <text:p>0.342810811487031</text:p>
          </table:table-cell>
          <table:table-cell table:formula="of:=IF([.E132];[.C132]/[.E132];&quot;&quot;)" office:value-type="float" office:value="0.337243117803923" calcext:value-type="float">
            <text:p>0.33724311780392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20425722" calcext:value-type="float">
            <text:p>1.220425722</text:p>
          </table:table-cell>
          <table:table-cell office:value-type="float" office:value="1.142140218" calcext:value-type="float">
            <text:p>1.142140218</text:p>
          </table:table-cell>
          <table:table-cell office:value-type="float" office:value="3.474121223" calcext:value-type="float">
            <text:p>3.474121223</text:p>
          </table:table-cell>
          <table:table-cell office:value-type="float" office:value="3.394121313" calcext:value-type="float">
            <text:p>3.394121313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3];[.B133]/[.D133];&quot;&quot;)" office:value-type="float" office:value="0.35129048287674" calcext:value-type="float">
            <text:p>0.35129048287674</text:p>
          </table:table-cell>
          <table:table-cell table:formula="of:=IF([.E133];[.C133]/[.E133];&quot;&quot;)" office:value-type="float" office:value="0.336505420011191" calcext:value-type="float">
            <text:p>0.33650542001119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2894215" calcext:value-type="float">
            <text:p>1.152894215</text:p>
          </table:table-cell>
          <table:table-cell office:value-type="float" office:value="1.136513037" calcext:value-type="float">
            <text:p>1.136513037</text:p>
          </table:table-cell>
          <table:table-cell office:value-type="float" office:value="3.470599465" calcext:value-type="float">
            <text:p>3.470599465</text:p>
          </table:table-cell>
          <table:table-cell office:value-type="float" office:value="3.417448167" calcext:value-type="float">
            <text:p>3.417448167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4];[.B134]/[.D134];&quot;&quot;)" office:value-type="float" office:value="0.332188783703394" calcext:value-type="float">
            <text:p>0.332188783703394</text:p>
          </table:table-cell>
          <table:table-cell table:formula="of:=IF([.E134];[.C134]/[.E134];&quot;&quot;)" office:value-type="float" office:value="0.332561894566403" calcext:value-type="float">
            <text:p>0.33256189456640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9363798" calcext:value-type="float">
            <text:p>1.189363798</text:p>
          </table:table-cell>
          <table:table-cell office:value-type="float" office:value="1.156127094" calcext:value-type="float">
            <text:p>1.156127094</text:p>
          </table:table-cell>
          <table:table-cell office:value-type="float" office:value="3.607729541" calcext:value-type="float">
            <text:p>3.607729541</text:p>
          </table:table-cell>
          <table:table-cell office:value-type="float" office:value="3.455064638" calcext:value-type="float">
            <text:p>3.45506463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5];[.B135]/[.D135];&quot;&quot;)" office:value-type="float" office:value="0.329670997918078" calcext:value-type="float">
            <text:p>0.329670997918078</text:p>
          </table:table-cell>
          <table:table-cell table:formula="of:=IF([.E135];[.C135]/[.E135];&quot;&quot;)" office:value-type="float" office:value="0.33461807958222" calcext:value-type="float">
            <text:p>0.33461807958222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1689949" calcext:value-type="float">
            <text:p>1.211689949</text:p>
          </table:table-cell>
          <table:table-cell office:value-type="float" office:value="1.147539549" calcext:value-type="float">
            <text:p>1.147539549</text:p>
          </table:table-cell>
          <table:table-cell office:value-type="float" office:value="3.375587268" calcext:value-type="float">
            <text:p>3.375587268</text:p>
          </table:table-cell>
          <table:table-cell office:value-type="float" office:value="3.313406105" calcext:value-type="float">
            <text:p>3.31340610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6];[.B136]/[.D136];&quot;&quot;)" office:value-type="float" office:value="0.358956783753339" calcext:value-type="float">
            <text:p>0.358956783753339</text:p>
          </table:table-cell>
          <table:table-cell table:formula="of:=IF([.E136];[.C136]/[.E136];&quot;&quot;)" office:value-type="float" office:value="0.346332297531636" calcext:value-type="float">
            <text:p>0.34633229753163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65712668" calcext:value-type="float">
            <text:p>1.165712668</text:p>
          </table:table-cell>
          <table:table-cell office:value-type="float" office:value="1.175720412" calcext:value-type="float">
            <text:p>1.175720412</text:p>
          </table:table-cell>
          <table:table-cell office:value-type="float" office:value="3.466144274" calcext:value-type="float">
            <text:p>3.466144274</text:p>
          </table:table-cell>
          <table:table-cell office:value-type="float" office:value="3.303184597" calcext:value-type="float">
            <text:p>3.30318459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7];[.B137]/[.D137];&quot;&quot;)" office:value-type="float" office:value="0.336313948829009" calcext:value-type="float">
            <text:p>0.336313948829009</text:p>
          </table:table-cell>
          <table:table-cell table:formula="of:=IF([.E137];[.C137]/[.E137];&quot;&quot;)" office:value-type="float" office:value="0.355935424580209" calcext:value-type="float">
            <text:p>0.355935424580209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3266073" calcext:value-type="float">
            <text:p>1.153266073</text:p>
          </table:table-cell>
          <table:table-cell office:value-type="float" office:value="1.182500841" calcext:value-type="float">
            <text:p>1.18250084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8];[.B138]/[.D138];&quot;&quot;)">
            <text:p/>
          </table:table-cell>
          <table:table-cell table:formula="of:=IF([.E138];[.C138]/[.E1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2724087" calcext:value-type="float">
            <text:p>1.212724087</text:p>
          </table:table-cell>
          <table:table-cell office:value-type="float" office:value="1.166045411" calcext:value-type="float">
            <text:p>1.16604541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9];[.B139]/[.D139];&quot;&quot;)">
            <text:p/>
          </table:table-cell>
          <table:table-cell table:formula="of:=IF([.E139];[.C139]/[.E13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1247581" calcext:value-type="float">
            <text:p>1.191247581</text:p>
          </table:table-cell>
          <table:table-cell office:value-type="float" office:value="1.150460321" calcext:value-type="float">
            <text:p>1.15046032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0];[.B140]/[.D140];&quot;&quot;)">
            <text:p/>
          </table:table-cell>
          <table:table-cell table:formula="of:=IF([.E140];[.C140]/[.E14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36596928" calcext:value-type="float">
            <text:p>1.136596928</text:p>
          </table:table-cell>
          <table:table-cell office:value-type="float" office:value="1.14817261" calcext:value-type="float">
            <text:p>1.1481726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1];[.B141]/[.D141];&quot;&quot;)">
            <text:p/>
          </table:table-cell>
          <table:table-cell table:formula="of:=IF([.E141];[.C141]/[.E14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7270206" calcext:value-type="float">
            <text:p>1.157270206</text:p>
          </table:table-cell>
          <table:table-cell office:value-type="float" office:value="1.129007196" calcext:value-type="float">
            <text:p>1.129007196</text:p>
          </table:table-cell>
          <table:table-cell office:value-type="float" office:value="3.556633328" calcext:value-type="float">
            <text:p>3.556633328</text:p>
          </table:table-cell>
          <table:table-cell office:value-type="float" office:value="3.424274027" calcext:value-type="float">
            <text:p>3.42427402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2];[.B142]/[.D142];&quot;&quot;)" office:value-type="float" office:value="0.325383614017576" calcext:value-type="float">
            <text:p>0.325383614017576</text:p>
          </table:table-cell>
          <table:table-cell table:formula="of:=IF([.E142];[.C142]/[.E142];&quot;&quot;)" office:value-type="float" office:value="0.32970702318153" calcext:value-type="float">
            <text:p>0.3297070231815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0144743" calcext:value-type="float">
            <text:p>1.200144743</text:p>
          </table:table-cell>
          <table:table-cell office:value-type="float" office:value="1.130866367" calcext:value-type="float">
            <text:p>1.13086636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3];[.B143]/[.D143];&quot;&quot;)">
            <text:p/>
          </table:table-cell>
          <table:table-cell table:formula="of:=IF([.E143];[.C143]/[.E14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2152068" calcext:value-type="float">
            <text:p>1.212152068</text:p>
          </table:table-cell>
          <table:table-cell office:value-type="float" office:value="1.162269222" calcext:value-type="float">
            <text:p>1.162269222</text:p>
          </table:table-cell>
          <table:table-cell office:value-type="float" office:value="3.392503411" calcext:value-type="float">
            <text:p>3.392503411</text:p>
          </table:table-cell>
          <table:table-cell office:value-type="float" office:value="3.263872173" calcext:value-type="float">
            <text:p>3.26387217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4];[.B144]/[.D144];&quot;&quot;)" office:value-type="float" office:value="0.357303124315119" calcext:value-type="float">
            <text:p>0.357303124315119</text:p>
          </table:table-cell>
          <table:table-cell table:formula="of:=IF([.E144];[.C144]/[.E144];&quot;&quot;)" office:value-type="float" office:value="0.356101330074975" calcext:value-type="float">
            <text:p>0.356101330074975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24006257" calcext:value-type="float">
            <text:p>1.224006257</text:p>
          </table:table-cell>
          <table:table-cell office:value-type="float" office:value="1.15009556" calcext:value-type="float">
            <text:p>1.1500955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5];[.B145]/[.D145];&quot;&quot;)">
            <text:p/>
          </table:table-cell>
          <table:table-cell table:formula="of:=IF([.E145];[.C145]/[.E1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3094508" calcext:value-type="float">
            <text:p>1.193094508</text:p>
          </table:table-cell>
          <table:table-cell office:value-type="float" office:value="1.182238064" calcext:value-type="float">
            <text:p>1.182238064</text:p>
          </table:table-cell>
          <table:table-cell office:value-type="float" office:value="3.315826625" calcext:value-type="float">
            <text:p>3.315826625</text:p>
          </table:table-cell>
          <table:table-cell office:value-type="float" office:value="3.196876919" calcext:value-type="float">
            <text:p>3.19687691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6];[.B146]/[.D146];&quot;&quot;)" office:value-type="float" office:value="0.359818121672752" calcext:value-type="float">
            <text:p>0.359818121672752</text:p>
          </table:table-cell>
          <table:table-cell table:formula="of:=IF([.E146];[.C146]/[.E146];&quot;&quot;)" office:value-type="float" office:value="0.369810316116208" calcext:value-type="float">
            <text:p>0.36981031611620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9697972" calcext:value-type="float">
            <text:p>1.159697972</text:p>
          </table:table-cell>
          <table:table-cell office:value-type="float" office:value="1.18290395" calcext:value-type="float">
            <text:p>1.18290395</text:p>
          </table:table-cell>
          <table:table-cell office:value-type="float" office:value="3.346994211" calcext:value-type="float">
            <text:p>3.346994211</text:p>
          </table:table-cell>
          <table:table-cell office:value-type="float" office:value="3.19648018" calcext:value-type="float">
            <text:p>3.196480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7];[.B147]/[.D147];&quot;&quot;)" office:value-type="float" office:value="0.346489386861984" calcext:value-type="float">
            <text:p>0.346489386861984</text:p>
          </table:table-cell>
          <table:table-cell table:formula="of:=IF([.E147];[.C147]/[.E147];&quot;&quot;)" office:value-type="float" office:value="0.370064534546871" calcext:value-type="float">
            <text:p>0.37006453454687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62159209" calcext:value-type="float">
            <text:p>1.162159209</text:p>
          </table:table-cell>
          <table:table-cell office:value-type="float" office:value="1.17304111" calcext:value-type="float">
            <text:p>1.17304111</text:p>
          </table:table-cell>
          <table:table-cell office:value-type="float" office:value="3.162564779" calcext:value-type="float">
            <text:p>3.162564779</text:p>
          </table:table-cell>
          <table:table-cell office:value-type="float" office:value="3.066867216" calcext:value-type="float">
            <text:p>3.06686721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8];[.B148]/[.D148];&quot;&quot;)" office:value-type="float" office:value="0.367473645667892" calcext:value-type="float">
            <text:p>0.367473645667892</text:p>
          </table:table-cell>
          <table:table-cell table:formula="of:=IF([.E148];[.C148]/[.E148];&quot;&quot;)" office:value-type="float" office:value="0.382488392024339" calcext:value-type="float">
            <text:p>0.382488392024339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68832123" calcext:value-type="float">
            <text:p>1.168832123</text:p>
          </table:table-cell>
          <table:table-cell office:value-type="float" office:value="1.116947291" calcext:value-type="float">
            <text:p>1.11694729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49];[.B149]/[.D149];&quot;&quot;)">
            <text:p/>
          </table:table-cell>
          <table:table-cell table:formula="of:=IF([.E149];[.C149]/[.E14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96241852" calcext:value-type="float">
            <text:p>1.196241852</text:p>
          </table:table-cell>
          <table:table-cell office:value-type="float" office:value="1.118447922" calcext:value-type="float">
            <text:p>1.1184479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0];[.B150]/[.D150];&quot;&quot;)">
            <text:p/>
          </table:table-cell>
          <table:table-cell table:formula="of:=IF([.E150];[.C150]/[.E1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87530234" calcext:value-type="float">
            <text:p>1.187530234</text:p>
          </table:table-cell>
          <table:table-cell office:value-type="float" office:value="1.160174543" calcext:value-type="float">
            <text:p>1.1601745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1];[.B151]/[.D151];&quot;&quot;)">
            <text:p/>
          </table:table-cell>
          <table:table-cell table:formula="of:=IF([.E151];[.C151]/[.E15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2098091" calcext:value-type="float">
            <text:p>1.12098091</text:p>
          </table:table-cell>
          <table:table-cell office:value-type="float" office:value="1.17248067" calcext:value-type="float">
            <text:p>1.17248067</text:p>
          </table:table-cell>
          <table:table-cell office:value-type="float" office:value="3.006456031" calcext:value-type="float">
            <text:p>3.006456031</text:p>
          </table:table-cell>
          <table:table-cell office:value-type="float" office:value="2.930854948" calcext:value-type="float">
            <text:p>2.93085494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2];[.B152]/[.D152];&quot;&quot;)" office:value-type="float" office:value="0.372857909259741" calcext:value-type="float">
            <text:p>0.372857909259741</text:p>
          </table:table-cell>
          <table:table-cell table:formula="of:=IF([.E152];[.C152]/[.E152];&quot;&quot;)" office:value-type="float" office:value="0.400047320936198" calcext:value-type="float">
            <text:p>0.40004732093619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03270123" calcext:value-type="float">
            <text:p>1.203270123</text:p>
          </table:table-cell>
          <table:table-cell office:value-type="float" office:value="1.120912835" calcext:value-type="float">
            <text:p>1.120912835</text:p>
          </table:table-cell>
          <table:table-cell office:value-type="float" office:value="3.203414284" calcext:value-type="float">
            <text:p>3.203414284</text:p>
          </table:table-cell>
          <table:table-cell office:value-type="float" office:value="3.050034343" calcext:value-type="float">
            <text:p>3.050034343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3];[.B153]/[.D153];&quot;&quot;)" office:value-type="float" office:value="0.375621139298135" calcext:value-type="float">
            <text:p>0.375621139298135</text:p>
          </table:table-cell>
          <table:table-cell table:formula="of:=IF([.E153];[.C153]/[.E153];&quot;&quot;)" office:value-type="float" office:value="0.367508266774949" calcext:value-type="float">
            <text:p>0.36750826677494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1920757" calcext:value-type="float">
            <text:p>1.151920757</text:p>
          </table:table-cell>
          <table:table-cell office:value-type="float" office:value="1.131051851" calcext:value-type="float">
            <text:p>1.131051851</text:p>
          </table:table-cell>
          <table:table-cell office:value-type="float" office:value="4.12273458" calcext:value-type="float">
            <text:p>4.12273458</text:p>
          </table:table-cell>
          <table:table-cell office:value-type="float" office:value="4.008628632" calcext:value-type="float">
            <text:p>4.00862863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4];[.B154]/[.D154];&quot;&quot;)" office:value-type="float" office:value="0.279406965121679" calcext:value-type="float">
            <text:p>0.279406965121679</text:p>
          </table:table-cell>
          <table:table-cell table:formula="of:=IF([.E154];[.C154]/[.E154];&quot;&quot;)" office:value-type="float" office:value="0.282154311320101" calcext:value-type="float">
            <text:p>0.28215431132010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00181441" calcext:value-type="float">
            <text:p>1.200181441</text:p>
          </table:table-cell>
          <table:table-cell office:value-type="float" office:value="1.134543057" calcext:value-type="float">
            <text:p>1.13454305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5];[.B155]/[.D155];&quot;&quot;)">
            <text:p/>
          </table:table-cell>
          <table:table-cell table:formula="of:=IF([.E155];[.C155]/[.E1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7708732" calcext:value-type="float">
            <text:p>1.157708732</text:p>
          </table:table-cell>
          <table:table-cell office:value-type="float" office:value="1.211235903" calcext:value-type="float">
            <text:p>1.21123590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6];[.B156]/[.D156];&quot;&quot;)">
            <text:p/>
          </table:table-cell>
          <table:table-cell table:formula="of:=IF([.E156];[.C156]/[.E1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7552487" calcext:value-type="float">
            <text:p>1.177552487</text:p>
          </table:table-cell>
          <table:table-cell office:value-type="float" office:value="1.142979601" calcext:value-type="float">
            <text:p>1.142979601</text:p>
          </table:table-cell>
          <table:table-cell office:value-type="float" office:value="3.752484111" calcext:value-type="float">
            <text:p>3.752484111</text:p>
          </table:table-cell>
          <table:table-cell office:value-type="float" office:value="3.601160861" calcext:value-type="float">
            <text:p>3.60116086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7];[.B157]/[.D157];&quot;&quot;)" office:value-type="float" office:value="0.313806122069413" calcext:value-type="float">
            <text:p>0.313806122069413</text:p>
          </table:table-cell>
          <table:table-cell table:formula="of:=IF([.E157];[.C157]/[.E157];&quot;&quot;)" office:value-type="float" office:value="0.317391986950177" calcext:value-type="float">
            <text:p>0.31739198695017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2062874" calcext:value-type="float">
            <text:p>1.142062874</text:p>
          </table:table-cell>
          <table:table-cell office:value-type="float" office:value="1.174108343" calcext:value-type="float">
            <text:p>1.174108343</text:p>
          </table:table-cell>
          <table:table-cell office:value-type="float" office:value="3.85582462" calcext:value-type="float">
            <text:p>3.85582462</text:p>
          </table:table-cell>
          <table:table-cell office:value-type="float" office:value="3.703605477" calcext:value-type="float">
            <text:p>3.70360547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8];[.B158]/[.D158];&quot;&quot;)" office:value-type="float" office:value="0.296191602718694" calcext:value-type="float">
            <text:p>0.296191602718694</text:p>
          </table:table-cell>
          <table:table-cell table:formula="of:=IF([.E158];[.C158]/[.E158];&quot;&quot;)" office:value-type="float" office:value="0.317017660301943" calcext:value-type="float">
            <text:p>0.31701766030194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4074029" calcext:value-type="float">
            <text:p>1.164074029</text:p>
          </table:table-cell>
          <table:table-cell office:value-type="float" office:value="1.200351611" calcext:value-type="float">
            <text:p>1.200351611</text:p>
          </table:table-cell>
          <table:table-cell office:value-type="float" office:value="3.867324831" calcext:value-type="float">
            <text:p>3.867324831</text:p>
          </table:table-cell>
          <table:table-cell office:value-type="float" office:value="3.680551837" calcext:value-type="float">
            <text:p>3.68055183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9];[.B159]/[.D159];&quot;&quot;)" office:value-type="float" office:value="0.301002393093263" calcext:value-type="float">
            <text:p>0.301002393093263</text:p>
          </table:table-cell>
          <table:table-cell table:formula="of:=IF([.E159];[.C159]/[.E159];&quot;&quot;)" office:value-type="float" office:value="0.326133597395113" calcext:value-type="float">
            <text:p>0.32613359739511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5116055" calcext:value-type="float">
            <text:p>1.165116055</text:p>
          </table:table-cell>
          <table:table-cell office:value-type="float" office:value="1.169333384" calcext:value-type="float">
            <text:p>1.169333384</text:p>
          </table:table-cell>
          <table:table-cell office:value-type="float" office:value="4.338439549" calcext:value-type="float">
            <text:p>4.338439549</text:p>
          </table:table-cell>
          <table:table-cell office:value-type="float" office:value="4.175667925" calcext:value-type="float">
            <text:p>4.175667925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0];[.B160]/[.D160];&quot;&quot;)" office:value-type="float" office:value="0.268556480236899" calcext:value-type="float">
            <text:p>0.268556480236899</text:p>
          </table:table-cell>
          <table:table-cell table:formula="of:=IF([.E160];[.C160]/[.E160];&quot;&quot;)" office:value-type="float" office:value="0.280035051877359" calcext:value-type="float">
            <text:p>0.28003505187735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0170995" calcext:value-type="float">
            <text:p>1.150170995</text:p>
          </table:table-cell>
          <table:table-cell office:value-type="float" office:value="1.13820999" calcext:value-type="float">
            <text:p>1.1382099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1];[.B161]/[.D161];&quot;&quot;)">
            <text:p/>
          </table:table-cell>
          <table:table-cell table:formula="of:=IF([.E161];[.C161]/[.E1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93669202" calcext:value-type="float">
            <text:p>1.193669202</text:p>
          </table:table-cell>
          <table:table-cell office:value-type="float" office:value="1.163719775" calcext:value-type="float">
            <text:p>1.16371977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2];[.B162]/[.D162];&quot;&quot;)">
            <text:p/>
          </table:table-cell>
          <table:table-cell table:formula="of:=IF([.E162];[.C162]/[.E1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6823463" calcext:value-type="float">
            <text:p>1.146823463</text:p>
          </table:table-cell>
          <table:table-cell office:value-type="float" office:value="1.188950582" calcext:value-type="float">
            <text:p>1.188950582</text:p>
          </table:table-cell>
          <table:table-cell office:value-type="float" office:value="3.83529324" calcext:value-type="float">
            <text:p>3.83529324</text:p>
          </table:table-cell>
          <table:table-cell office:value-type="float" office:value="3.701549873" calcext:value-type="float">
            <text:p>3.70154987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3];[.B163]/[.D163];&quot;&quot;)" office:value-type="float" office:value="0.29901845601772" calcext:value-type="float">
            <text:p>0.29901845601772</text:p>
          </table:table-cell>
          <table:table-cell table:formula="of:=IF([.E163];[.C163]/[.E163];&quot;&quot;)" office:value-type="float" office:value="0.321203447959054" calcext:value-type="float">
            <text:p>0.32120344795905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3165981" calcext:value-type="float">
            <text:p>1.143165981</text:p>
          </table:table-cell>
          <table:table-cell office:value-type="float" office:value="1.17192458" calcext:value-type="float">
            <text:p>1.171924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4];[.B164]/[.D164];&quot;&quot;)">
            <text:p/>
          </table:table-cell>
          <table:table-cell table:formula="of:=IF([.E164];[.C164]/[.E1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0201196" calcext:value-type="float">
            <text:p>1.150201196</text:p>
          </table:table-cell>
          <table:table-cell office:value-type="float" office:value="1.096173031" calcext:value-type="float">
            <text:p>1.09617303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5];[.B165]/[.D165];&quot;&quot;)">
            <text:p/>
          </table:table-cell>
          <table:table-cell table:formula="of:=IF([.E165];[.C165]/[.E1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39439011" calcext:value-type="float">
            <text:p>1.139439011</text:p>
          </table:table-cell>
          <table:table-cell office:value-type="float" office:value="1.190757184" calcext:value-type="float">
            <text:p>1.190757184</text:p>
          </table:table-cell>
          <table:table-cell office:value-type="float" office:value="4.114185393" calcext:value-type="float">
            <text:p>4.114185393</text:p>
          </table:table-cell>
          <table:table-cell office:value-type="float" office:value="3.961282004" calcext:value-type="float">
            <text:p>3.96128200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6];[.B166]/[.D166];&quot;&quot;)" office:value-type="float" office:value="0.276953734982064" calcext:value-type="float">
            <text:p>0.276953734982064</text:p>
          </table:table-cell>
          <table:table-cell table:formula="of:=IF([.E166];[.C166]/[.E166];&quot;&quot;)" office:value-type="float" office:value="0.300598943169813" calcext:value-type="float">
            <text:p>0.30059894316981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9448159" calcext:value-type="float">
            <text:p>1.149448159</text:p>
          </table:table-cell>
          <table:table-cell office:value-type="float" office:value="1.131273806" calcext:value-type="float">
            <text:p>1.131273806</text:p>
          </table:table-cell>
          <table:table-cell office:value-type="float" office:value="3.780900158" calcext:value-type="float">
            <text:p>3.780900158</text:p>
          </table:table-cell>
          <table:table-cell office:value-type="float" office:value="3.662981224" calcext:value-type="float">
            <text:p>3.66298122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7];[.B167]/[.D167];&quot;&quot;)" office:value-type="float" office:value="0.304014417457675" calcext:value-type="float">
            <text:p>0.304014417457675</text:p>
          </table:table-cell>
          <table:table-cell table:formula="of:=IF([.E167];[.C167]/[.E167];&quot;&quot;)" office:value-type="float" office:value="0.308839640942697" calcext:value-type="float">
            <text:p>0.30883964094269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87827121" calcext:value-type="float">
            <text:p>1.187827121</text:p>
          </table:table-cell>
          <table:table-cell office:value-type="float" office:value="1.166233235" calcext:value-type="float">
            <text:p>1.16623323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8];[.B168]/[.D168];&quot;&quot;)">
            <text:p/>
          </table:table-cell>
          <table:table-cell table:formula="of:=IF([.E168];[.C168]/[.E1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3046973" calcext:value-type="float">
            <text:p>1.173046973</text:p>
          </table:table-cell>
          <table:table-cell office:value-type="float" office:value="1.133998927" calcext:value-type="float">
            <text:p>1.13399892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9];[.B169]/[.D169];&quot;&quot;)">
            <text:p/>
          </table:table-cell>
          <table:table-cell table:formula="of:=IF([.E169];[.C169]/[.E1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9413181" calcext:value-type="float">
            <text:p>1.179413181</text:p>
          </table:table-cell>
          <table:table-cell office:value-type="float" office:value="1.194322422" calcext:value-type="float">
            <text:p>1.194322422</text:p>
          </table:table-cell>
          <table:table-cell office:value-type="float" office:value="4.069243206" calcext:value-type="float">
            <text:p>4.069243206</text:p>
          </table:table-cell>
          <table:table-cell office:value-type="float" office:value="3.933715254" calcext:value-type="float">
            <text:p>3.933715254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0];[.B170]/[.D170];&quot;&quot;)" office:value-type="float" office:value="0.289836001756047" calcext:value-type="float">
            <text:p>0.289836001756047</text:p>
          </table:table-cell>
          <table:table-cell table:formula="of:=IF([.E170];[.C170]/[.E170];&quot;&quot;)" office:value-type="float" office:value="0.303611813484861" calcext:value-type="float">
            <text:p>0.30361181348486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33773298" calcext:value-type="float">
            <text:p>1.133773298</text:p>
          </table:table-cell>
          <table:table-cell office:value-type="float" office:value="1.213316286" calcext:value-type="float">
            <text:p>1.213316286</text:p>
          </table:table-cell>
          <table:table-cell office:value-type="float" office:value="4.299530861" calcext:value-type="float">
            <text:p>4.299530861</text:p>
          </table:table-cell>
          <table:table-cell office:value-type="float" office:value="4.126320527" calcext:value-type="float">
            <text:p>4.1263205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1];[.B171]/[.D171];&quot;&quot;)" office:value-type="float" office:value="0.263696978729513" calcext:value-type="float">
            <text:p>0.263696978729513</text:p>
          </table:table-cell>
          <table:table-cell table:formula="of:=IF([.E171];[.C171]/[.E171];&quot;&quot;)" office:value-type="float" office:value="0.29404315008028" calcext:value-type="float">
            <text:p>0.2940431500802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19160242" calcext:value-type="float">
            <text:p>1.119160242</text:p>
          </table:table-cell>
          <table:table-cell office:value-type="float" office:value="1.149292566" calcext:value-type="float">
            <text:p>1.149292566</text:p>
          </table:table-cell>
          <table:table-cell office:value-type="float" office:value="4.241752289" calcext:value-type="float">
            <text:p>4.241752289</text:p>
          </table:table-cell>
          <table:table-cell office:value-type="float" office:value="4.094381377" calcext:value-type="float">
            <text:p>4.09438137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2];[.B172]/[.D172];&quot;&quot;)" office:value-type="float" office:value="0.263843847011595" calcext:value-type="float">
            <text:p>0.263843847011595</text:p>
          </table:table-cell>
          <table:table-cell table:formula="of:=IF([.E172];[.C172]/[.E172];&quot;&quot;)" office:value-type="float" office:value="0.280699930020222" calcext:value-type="float">
            <text:p>0.28069993002022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986119" calcext:value-type="float">
            <text:p>1.15986119</text:p>
          </table:table-cell>
          <table:table-cell office:value-type="float" office:value="1.113448691" calcext:value-type="float">
            <text:p>1.11344869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3];[.B173]/[.D173];&quot;&quot;)">
            <text:p/>
          </table:table-cell>
          <table:table-cell table:formula="of:=IF([.E173];[.C173]/[.E1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1700114" calcext:value-type="float">
            <text:p>1.151700114</text:p>
          </table:table-cell>
          <table:table-cell office:value-type="float" office:value="1.158324239" calcext:value-type="float">
            <text:p>1.15832423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4];[.B174]/[.D174];&quot;&quot;)">
            <text:p/>
          </table:table-cell>
          <table:table-cell table:formula="of:=IF([.E174];[.C174]/[.E1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41083662" calcext:value-type="float">
            <text:p>1.241083662</text:p>
          </table:table-cell>
          <table:table-cell office:value-type="float" office:value="1.128499914" calcext:value-type="float">
            <text:p>1.128499914</text:p>
          </table:table-cell>
          <table:table-cell office:value-type="float" office:value="4.098585835" calcext:value-type="float">
            <text:p>4.098585835</text:p>
          </table:table-cell>
          <table:table-cell office:value-type="float" office:value="3.954513688" calcext:value-type="float">
            <text:p>3.95451368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5];[.B175]/[.D175];&quot;&quot;)" office:value-type="float" office:value="0.302807776136278" calcext:value-type="float">
            <text:p>0.302807776136278</text:p>
          </table:table-cell>
          <table:table-cell table:formula="of:=IF([.E175];[.C175]/[.E175];&quot;&quot;)" office:value-type="float" office:value="0.285370086699773" calcext:value-type="float">
            <text:p>0.28537008669977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5917281" calcext:value-type="float">
            <text:p>1.165917281</text:p>
          </table:table-cell>
          <table:table-cell office:value-type="float" office:value="1.150973205" calcext:value-type="float">
            <text:p>1.15097320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6];[.B176]/[.D176];&quot;&quot;)">
            <text:p/>
          </table:table-cell>
          <table:table-cell table:formula="of:=IF([.E176];[.C176]/[.E1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2018799" calcext:value-type="float">
            <text:p>1.172018799</text:p>
          </table:table-cell>
          <table:table-cell office:value-type="float" office:value="1.141818432" calcext:value-type="float">
            <text:p>1.141818432</text:p>
          </table:table-cell>
          <table:table-cell office:value-type="float" office:value="3.973573337" calcext:value-type="float">
            <text:p>3.973573337</text:p>
          </table:table-cell>
          <table:table-cell office:value-type="float" office:value="3.771734087" calcext:value-type="float">
            <text:p>3.771734087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7];[.B177]/[.D177];&quot;&quot;)" office:value-type="float" office:value="0.294953357998134" calcext:value-type="float">
            <text:p>0.294953357998134</text:p>
          </table:table-cell>
          <table:table-cell table:formula="of:=IF([.E177];[.C177]/[.E177];&quot;&quot;)" office:value-type="float" office:value="0.302730363716651" calcext:value-type="float">
            <text:p>0.30273036371665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7790559" calcext:value-type="float">
            <text:p>1.147790559</text:p>
          </table:table-cell>
          <table:table-cell office:value-type="float" office:value="1.175653744" calcext:value-type="float">
            <text:p>1.175653744</text:p>
          </table:table-cell>
          <table:table-cell office:value-type="float" office:value="3.64898118" calcext:value-type="float">
            <text:p>3.64898118</text:p>
          </table:table-cell>
          <table:table-cell office:value-type="float" office:value="3.470022698" calcext:value-type="float">
            <text:p>3.47002269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8];[.B178]/[.D178];&quot;&quot;)" office:value-type="float" office:value="0.314550967072952" calcext:value-type="float">
            <text:p>0.314550967072952</text:p>
          </table:table-cell>
          <table:table-cell table:formula="of:=IF([.E178];[.C178]/[.E178];&quot;&quot;)" office:value-type="float" office:value="0.338802897363641" calcext:value-type="float">
            <text:p>0.33880289736364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6858999" calcext:value-type="float">
            <text:p>1.156858999</text:p>
          </table:table-cell>
          <table:table-cell office:value-type="float" office:value="1.173225184" calcext:value-type="float">
            <text:p>1.173225184</text:p>
          </table:table-cell>
          <table:table-cell office:value-type="float" office:value="3.802966694" calcext:value-type="float">
            <text:p>3.802966694</text:p>
          </table:table-cell>
          <table:table-cell office:value-type="float" office:value="3.685452967" calcext:value-type="float">
            <text:p>3.68545296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79];[.B179]/[.D179];&quot;&quot;)" office:value-type="float" office:value="0.304199087734635" calcext:value-type="float">
            <text:p>0.304199087734635</text:p>
          </table:table-cell>
          <table:table-cell table:formula="of:=IF([.E179];[.C179]/[.E179];&quot;&quot;)" office:value-type="float" office:value="0.318339480792511" calcext:value-type="float">
            <text:p>0.31833948079251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36645202" calcext:value-type="float">
            <text:p>1.236645202</text:p>
          </table:table-cell>
          <table:table-cell office:value-type="float" office:value="1.138571048" calcext:value-type="float">
            <text:p>1.138571048</text:p>
          </table:table-cell>
          <table:table-cell office:value-type="float" office:value="3.937367801" calcext:value-type="float">
            <text:p>3.937367801</text:p>
          </table:table-cell>
          <table:table-cell office:value-type="float" office:value="3.841104425" calcext:value-type="float">
            <text:p>3.84110442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0];[.B180]/[.D180];&quot;&quot;)" office:value-type="float" office:value="0.314079167733815" calcext:value-type="float">
            <text:p>0.314079167733815</text:p>
          </table:table-cell>
          <table:table-cell table:formula="of:=IF([.E180];[.C180]/[.E180];&quot;&quot;)" office:value-type="float" office:value="0.296417624209735" calcext:value-type="float">
            <text:p>0.29641762420973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08260873" calcext:value-type="float">
            <text:p>1.208260873</text:p>
          </table:table-cell>
          <table:table-cell office:value-type="float" office:value="1.127050137" calcext:value-type="float">
            <text:p>1.12705013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1];[.B181]/[.D181];&quot;&quot;)">
            <text:p/>
          </table:table-cell>
          <table:table-cell table:formula="of:=IF([.E181];[.C181]/[.E1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2373833" calcext:value-type="float">
            <text:p>1.162373833</text:p>
          </table:table-cell>
          <table:table-cell office:value-type="float" office:value="1.155441374" calcext:value-type="float">
            <text:p>1.15544137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2];[.B182]/[.D182];&quot;&quot;)">
            <text:p/>
          </table:table-cell>
          <table:table-cell table:formula="of:=IF([.E182];[.C182]/[.E18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80608099" calcext:value-type="float">
            <text:p>1.180608099</text:p>
          </table:table-cell>
          <table:table-cell office:value-type="float" office:value="1.174527949" calcext:value-type="float">
            <text:p>1.174527949</text:p>
          </table:table-cell>
          <table:table-cell office:value-type="float" office:value="4.046326357" calcext:value-type="float">
            <text:p>4.046326357</text:p>
          </table:table-cell>
          <table:table-cell office:value-type="float" office:value="3.944806535" calcext:value-type="float">
            <text:p>3.94480653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3];[.B183]/[.D183];&quot;&quot;)" office:value-type="float" office:value="0.291772831659411" calcext:value-type="float">
            <text:p>0.291772831659411</text:p>
          </table:table-cell>
          <table:table-cell table:formula="of:=IF([.E183];[.C183]/[.E183];&quot;&quot;)" office:value-type="float" office:value="0.297740317194034" calcext:value-type="float">
            <text:p>0.29774031719403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7818762" calcext:value-type="float">
            <text:p>1.157818762</text:p>
          </table:table-cell>
          <table:table-cell office:value-type="float" office:value="1.161158423" calcext:value-type="float">
            <text:p>1.161158423</text:p>
          </table:table-cell>
          <table:table-cell office:value-type="float" office:value="3.711446211" calcext:value-type="float">
            <text:p>3.711446211</text:p>
          </table:table-cell>
          <table:table-cell office:value-type="float" office:value="3.550032275" calcext:value-type="float">
            <text:p>3.550032275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4];[.B184]/[.D184];&quot;&quot;)" office:value-type="float" office:value="0.311958922796308" calcext:value-type="float">
            <text:p>0.311958922796308</text:p>
          </table:table-cell>
          <table:table-cell table:formula="of:=IF([.E184];[.C184]/[.E184];&quot;&quot;)" office:value-type="float" office:value="0.327083906018854" calcext:value-type="float">
            <text:p>0.32708390601885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99054581" calcext:value-type="float">
            <text:p>1.199054581</text:p>
          </table:table-cell>
          <table:table-cell office:value-type="float" office:value="1.136938912" calcext:value-type="float">
            <text:p>1.136938912</text:p>
          </table:table-cell>
          <table:table-cell office:value-type="float" office:value="4.088295241" calcext:value-type="float">
            <text:p>4.088295241</text:p>
          </table:table-cell>
          <table:table-cell office:value-type="float" office:value="3.891503594" calcext:value-type="float">
            <text:p>3.891503594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5];[.B185]/[.D185];&quot;&quot;)" office:value-type="float" office:value="0.293289625703918" calcext:value-type="float">
            <text:p>0.293289625703918</text:p>
          </table:table-cell>
          <table:table-cell table:formula="of:=IF([.E185];[.C185]/[.E185];&quot;&quot;)" office:value-type="float" office:value="0.29215928613119" calcext:value-type="float">
            <text:p>0.2921592861311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94368299" calcext:value-type="float">
            <text:p>1.194368299</text:p>
          </table:table-cell>
          <table:table-cell office:value-type="float" office:value="1.121572793" calcext:value-type="float">
            <text:p>1.121572793</text:p>
          </table:table-cell>
          <table:table-cell office:value-type="float" office:value="3.649735569" calcext:value-type="float">
            <text:p>3.649735569</text:p>
          </table:table-cell>
          <table:table-cell office:value-type="float" office:value="3.497847382" calcext:value-type="float">
            <text:p>3.497847382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6];[.B186]/[.D186];&quot;&quot;)" office:value-type="float" office:value="0.327247899586119" calcext:value-type="float">
            <text:p>0.327247899586119</text:p>
          </table:table-cell>
          <table:table-cell table:formula="of:=IF([.E186];[.C186]/[.E186];&quot;&quot;)" office:value-type="float" office:value="0.320646577884341" calcext:value-type="float">
            <text:p>0.32064657788434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45302219" calcext:value-type="float">
            <text:p>1.145302219</text:p>
          </table:table-cell>
          <table:table-cell office:value-type="float" office:value="1.127179064" calcext:value-type="float">
            <text:p>1.12717906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7];[.B187]/[.D187];&quot;&quot;)">
            <text:p/>
          </table:table-cell>
          <table:table-cell table:formula="of:=IF([.E187];[.C187]/[.E1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1709919" calcext:value-type="float">
            <text:p>1.161709919</text:p>
          </table:table-cell>
          <table:table-cell office:value-type="float" office:value="1.164564012" calcext:value-type="float">
            <text:p>1.16456401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8];[.B188]/[.D188];&quot;&quot;)">
            <text:p/>
          </table:table-cell>
          <table:table-cell table:formula="of:=IF([.E188];[.C188]/[.E1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06360302" calcext:value-type="float">
            <text:p>1.206360302</text:p>
          </table:table-cell>
          <table:table-cell office:value-type="float" office:value="1.119056557" calcext:value-type="float">
            <text:p>1.119056557</text:p>
          </table:table-cell>
          <table:table-cell office:value-type="float" office:value="3.928821345" calcext:value-type="float">
            <text:p>3.928821345</text:p>
          </table:table-cell>
          <table:table-cell office:value-type="float" office:value="3.805762301" calcext:value-type="float">
            <text:p>3.80576230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9];[.B189]/[.D189];&quot;&quot;)" office:value-type="float" office:value="0.307053998150175" calcext:value-type="float">
            <text:p>0.307053998150175</text:p>
          </table:table-cell>
          <table:table-cell table:formula="of:=IF([.E189];[.C189]/[.E189];&quot;&quot;)" office:value-type="float" office:value="0.294042682777628" calcext:value-type="float">
            <text:p>0.29404268277762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60951766" calcext:value-type="float">
            <text:p>1.160951766</text:p>
          </table:table-cell>
          <table:table-cell office:value-type="float" office:value="1.138135231" calcext:value-type="float">
            <text:p>1.138135231</text:p>
          </table:table-cell>
          <table:table-cell office:value-type="float" office:value="4.13242634" calcext:value-type="float">
            <text:p>4.13242634</text:p>
          </table:table-cell>
          <table:table-cell office:value-type="float" office:value="3.965092137" calcext:value-type="float">
            <text:p>3.965092137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0];[.B190]/[.D190];&quot;&quot;)" office:value-type="float" office:value="0.280937074367791" calcext:value-type="float">
            <text:p>0.280937074367791</text:p>
          </table:table-cell>
          <table:table-cell table:formula="of:=IF([.E190];[.C190]/[.E190];&quot;&quot;)" office:value-type="float" office:value="0.287038785399099" calcext:value-type="float">
            <text:p>0.28703878539909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9457191" calcext:value-type="float">
            <text:p>1.179457191</text:p>
          </table:table-cell>
          <table:table-cell office:value-type="float" office:value="1.132523556" calcext:value-type="float">
            <text:p>1.132523556</text:p>
          </table:table-cell>
          <table:table-cell office:value-type="float" office:value="3.899405949" calcext:value-type="float">
            <text:p>3.899405949</text:p>
          </table:table-cell>
          <table:table-cell office:value-type="float" office:value="3.755144674" calcext:value-type="float">
            <text:p>3.75514467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1];[.B191]/[.D191];&quot;&quot;)" office:value-type="float" office:value="0.302470993383613" calcext:value-type="float">
            <text:p>0.302470993383613</text:p>
          </table:table-cell>
          <table:table-cell table:formula="of:=IF([.E191];[.C191]/[.E191];&quot;&quot;)" office:value-type="float" office:value="0.301592522877056" calcext:value-type="float">
            <text:p>0.30159252287705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99246783" calcext:value-type="float">
            <text:p>1.199246783</text:p>
          </table:table-cell>
          <table:table-cell office:value-type="float" office:value="1.133313608" calcext:value-type="float">
            <text:p>1.13331360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2];[.B192]/[.D192];&quot;&quot;)">
            <text:p/>
          </table:table-cell>
          <table:table-cell table:formula="of:=IF([.E192];[.C192]/[.E1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34755044" calcext:value-type="float">
            <text:p>1.234755044</text:p>
          </table:table-cell>
          <table:table-cell office:value-type="float" office:value="1.177350651" calcext:value-type="float">
            <text:p>1.177350651</text:p>
          </table:table-cell>
          <table:table-cell office:value-type="float" office:value="3.952396574" calcext:value-type="float">
            <text:p>3.952396574</text:p>
          </table:table-cell>
          <table:table-cell office:value-type="float" office:value="3.735578703" calcext:value-type="float">
            <text:p>3.73557870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3];[.B193]/[.D193];&quot;&quot;)" office:value-type="float" office:value="0.312406667924614" calcext:value-type="float">
            <text:p>0.312406667924614</text:p>
          </table:table-cell>
          <table:table-cell table:formula="of:=IF([.E193];[.C193]/[.E193];&quot;&quot;)" office:value-type="float" office:value="0.315172224869599" calcext:value-type="float">
            <text:p>0.31517222486959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14939648" calcext:value-type="float">
            <text:p>1.214939648</text:p>
          </table:table-cell>
          <table:table-cell office:value-type="float" office:value="1.211618353" calcext:value-type="float">
            <text:p>1.211618353</text:p>
          </table:table-cell>
          <table:table-cell office:value-type="float" office:value="3.650293122" calcext:value-type="float">
            <text:p>3.650293122</text:p>
          </table:table-cell>
          <table:table-cell office:value-type="float" office:value="3.548140029" calcext:value-type="float">
            <text:p>3.54814002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4];[.B194]/[.D194];&quot;&quot;)" office:value-type="float" office:value="0.332833448546273" calcext:value-type="float">
            <text:p>0.332833448546273</text:p>
          </table:table-cell>
          <table:table-cell table:formula="of:=IF([.E194];[.C194]/[.E194];&quot;&quot;)" office:value-type="float" office:value="0.341479857924739" calcext:value-type="float">
            <text:p>0.34147985792473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5771855" calcext:value-type="float">
            <text:p>1.175771855</text:p>
          </table:table-cell>
          <table:table-cell office:value-type="float" office:value="1.12966708" calcext:value-type="float">
            <text:p>1.12966708</text:p>
          </table:table-cell>
          <table:table-cell office:value-type="float" office:value="3.951365436" calcext:value-type="float">
            <text:p>3.951365436</text:p>
          </table:table-cell>
          <table:table-cell office:value-type="float" office:value="3.782419693" calcext:value-type="float">
            <text:p>3.782419693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5];[.B195]/[.D195];&quot;&quot;)" office:value-type="float" office:value="0.297560899907614" calcext:value-type="float">
            <text:p>0.297560899907614</text:p>
          </table:table-cell>
          <table:table-cell table:formula="of:=IF([.E195];[.C195]/[.E195];&quot;&quot;)" office:value-type="float" office:value="0.298662541888368" calcext:value-type="float">
            <text:p>0.29866254188836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3352128" calcext:value-type="float">
            <text:p>1.153352128</text:p>
          </table:table-cell>
          <table:table-cell office:value-type="float" office:value="1.144142027" calcext:value-type="float">
            <text:p>1.1441420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6];[.B196]/[.D196];&quot;&quot;)">
            <text:p/>
          </table:table-cell>
          <table:table-cell table:formula="of:=IF([.E196];[.C196]/[.E19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89855566" calcext:value-type="float">
            <text:p>1.189855566</text:p>
          </table:table-cell>
          <table:table-cell office:value-type="float" office:value="1.166649353" calcext:value-type="float">
            <text:p>1.16664935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7];[.B197]/[.D197];&quot;&quot;)">
            <text:p/>
          </table:table-cell>
          <table:table-cell table:formula="of:=IF([.E197];[.C197]/[.E19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4143554" calcext:value-type="float">
            <text:p>1.174143554</text:p>
          </table:table-cell>
          <table:table-cell office:value-type="float" office:value="1.129272128" calcext:value-type="float">
            <text:p>1.129272128</text:p>
          </table:table-cell>
          <table:table-cell office:value-type="float" office:value="3.805415695" calcext:value-type="float">
            <text:p>3.805415695</text:p>
          </table:table-cell>
          <table:table-cell office:value-type="float" office:value="3.683236508" calcext:value-type="float">
            <text:p>3.68323650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8];[.B198]/[.D198];&quot;&quot;)" office:value-type="float" office:value="0.308545412145834" calcext:value-type="float">
            <text:p>0.308545412145834</text:p>
          </table:table-cell>
          <table:table-cell table:formula="of:=IF([.E198];[.C198]/[.E198];&quot;&quot;)" office:value-type="float" office:value="0.306597777673852" calcext:value-type="float">
            <text:p>0.30659777767385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34033816" calcext:value-type="float">
            <text:p>1.134033816</text:p>
          </table:table-cell>
          <table:table-cell office:value-type="float" office:value="1.152244206" calcext:value-type="float">
            <text:p>1.152244206</text:p>
          </table:table-cell>
          <table:table-cell office:value-type="float" office:value="4.033269816" calcext:value-type="float">
            <text:p>4.033269816</text:p>
          </table:table-cell>
          <table:table-cell office:value-type="float" office:value="3.929992579" calcext:value-type="float">
            <text:p>3.929992579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9];[.B199]/[.D199];&quot;&quot;)" office:value-type="float" office:value="0.281169836816095" calcext:value-type="float">
            <text:p>0.281169836816095</text:p>
          </table:table-cell>
          <table:table-cell table:formula="of:=IF([.E199];[.C199]/[.E199];&quot;&quot;)" office:value-type="float" office:value="0.293192463557576" calcext:value-type="float">
            <text:p>0.29319246355757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1742816" calcext:value-type="float">
            <text:p>1.151742816</text:p>
          </table:table-cell>
          <table:table-cell office:value-type="float" office:value="1.160971135" calcext:value-type="float">
            <text:p>1.160971135</text:p>
          </table:table-cell>
          <table:table-cell office:value-type="float" office:value="4.140648342" calcext:value-type="float">
            <text:p>4.140648342</text:p>
          </table:table-cell>
          <table:table-cell office:value-type="float" office:value="3.970792888" calcext:value-type="float">
            <text:p>3.97079288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0];[.B200]/[.D200];&quot;&quot;)" office:value-type="float" office:value="0.278155187514352" calcext:value-type="float">
            <text:p>0.278155187514352</text:p>
          </table:table-cell>
          <table:table-cell table:formula="of:=IF([.E200];[.C200]/[.E200];&quot;&quot;)" office:value-type="float" office:value="0.292377660519271" calcext:value-type="float">
            <text:p>0.29237766051927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2308901" calcext:value-type="float">
            <text:p>1.152308901</text:p>
          </table:table-cell>
          <table:table-cell office:value-type="float" office:value="1.132362654" calcext:value-type="float">
            <text:p>1.132362654</text:p>
          </table:table-cell>
          <table:table-cell office:value-type="float" office:value="4.502069787" calcext:value-type="float">
            <text:p>4.502069787</text:p>
          </table:table-cell>
          <table:table-cell office:value-type="float" office:value="4.287489409" calcext:value-type="float">
            <text:p>4.287489409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1];[.B201]/[.D201];&quot;&quot;)" office:value-type="float" office:value="0.255950919358772" calcext:value-type="float">
            <text:p>0.255950919358772</text:p>
          </table:table-cell>
          <table:table-cell table:formula="of:=IF([.E201];[.C201]/[.E201];&quot;&quot;)" office:value-type="float" office:value="0.264108560040527" calcext:value-type="float">
            <text:p>0.26410856004052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92640451" calcext:value-type="float">
            <text:p>1.192640451</text:p>
          </table:table-cell>
          <table:table-cell office:value-type="float" office:value="1.1326979" calcext:value-type="float">
            <text:p>1.132697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2];[.B202]/[.D202];&quot;&quot;)">
            <text:p/>
          </table:table-cell>
          <table:table-cell table:formula="of:=IF([.E202];[.C202]/[.E20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95124912" calcext:value-type="float">
            <text:p>1.195124912</text:p>
          </table:table-cell>
          <table:table-cell office:value-type="float" office:value="1.177976598" calcext:value-type="float">
            <text:p>1.177976598</text:p>
          </table:table-cell>
          <table:table-cell office:value-type="float" office:value="3.898127882" calcext:value-type="float">
            <text:p>3.898127882</text:p>
          </table:table-cell>
          <table:table-cell office:value-type="float" office:value="3.918498283" calcext:value-type="float">
            <text:p>3.918498283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3];[.B203]/[.D203];&quot;&quot;)" office:value-type="float" office:value="0.306589457344027" calcext:value-type="float">
            <text:p>0.306589457344027</text:p>
          </table:table-cell>
          <table:table-cell table:formula="of:=IF([.E203];[.C203]/[.E203];&quot;&quot;)" office:value-type="float" office:value="0.300619398791249" calcext:value-type="float">
            <text:p>0.30061939879124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665166" calcext:value-type="float">
            <text:p>1.17665166</text:p>
          </table:table-cell>
          <table:table-cell office:value-type="float" office:value="1.203019262" calcext:value-type="float">
            <text:p>1.2030192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4];[.B204]/[.D204];&quot;&quot;)">
            <text:p/>
          </table:table-cell>
          <table:table-cell table:formula="of:=IF([.E204];[.C204]/[.E20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80316741" calcext:value-type="float">
            <text:p>1.280316741</text:p>
          </table:table-cell>
          <table:table-cell office:value-type="float" office:value="1.196018693" calcext:value-type="float">
            <text:p>1.196018693</text:p>
          </table:table-cell>
          <table:table-cell office:value-type="float" office:value="4.762527731" calcext:value-type="float">
            <text:p>4.762527731</text:p>
          </table:table-cell>
          <table:table-cell office:value-type="float" office:value="4.729242412" calcext:value-type="float">
            <text:p>4.729242412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5];[.B205]/[.D205];&quot;&quot;)" office:value-type="float" office:value="0.268831346149699" calcext:value-type="float">
            <text:p>0.268831346149699</text:p>
          </table:table-cell>
          <table:table-cell table:formula="of:=IF([.E205];[.C205]/[.E205];&quot;&quot;)" office:value-type="float" office:value="0.252898580534848" calcext:value-type="float">
            <text:p>0.25289858053484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50188222" calcext:value-type="float">
            <text:p>1.250188222</text:p>
          </table:table-cell>
          <table:table-cell office:value-type="float" office:value="1.175842754" calcext:value-type="float">
            <text:p>1.17584275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6];[.B206]/[.D206];&quot;&quot;)">
            <text:p/>
          </table:table-cell>
          <table:table-cell table:formula="of:=IF([.E206];[.C206]/[.E20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73997926" calcext:value-type="float">
            <text:p>1.273997926</text:p>
          </table:table-cell>
          <table:table-cell office:value-type="float" office:value="1.248113431" calcext:value-type="float">
            <text:p>1.248113431</text:p>
          </table:table-cell>
          <table:table-cell office:value-type="float" office:value="5.013822849" calcext:value-type="float">
            <text:p>5.013822849</text:p>
          </table:table-cell>
          <table:table-cell office:value-type="float" office:value="4.782595927" calcext:value-type="float">
            <text:p>4.78259592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7];[.B207]/[.D207];&quot;&quot;)" office:value-type="float" office:value="0.254097115986876" calcext:value-type="float">
            <text:p>0.254097115986876</text:p>
          </table:table-cell>
          <table:table-cell table:formula="of:=IF([.E207];[.C207]/[.E207];&quot;&quot;)" office:value-type="float" office:value="0.260969868676091" calcext:value-type="float">
            <text:p>0.26096986867609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408249" calcext:value-type="float">
            <text:p>1.23408249</text:p>
          </table:table-cell>
          <table:table-cell office:value-type="float" office:value="1.208127946" calcext:value-type="float">
            <text:p>1.20812794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8];[.B208]/[.D208];&quot;&quot;)">
            <text:p/>
          </table:table-cell>
          <table:table-cell table:formula="of:=IF([.E208];[.C208]/[.E20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25232065" calcext:value-type="float">
            <text:p>1.225232065</text:p>
          </table:table-cell>
          <table:table-cell office:value-type="float" office:value="1.190016572" calcext:value-type="float">
            <text:p>1.190016572</text:p>
          </table:table-cell>
          <table:table-cell office:value-type="float" office:value="5.253077751" calcext:value-type="float">
            <text:p>5.253077751</text:p>
          </table:table-cell>
          <table:table-cell office:value-type="float" office:value="5.035953479" calcext:value-type="float">
            <text:p>5.035953479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9];[.B209]/[.D209];&quot;&quot;)" office:value-type="float" office:value="0.233240801502845" calcext:value-type="float">
            <text:p>0.233240801502845</text:p>
          </table:table-cell>
          <table:table-cell table:formula="of:=IF([.E209];[.C209]/[.E209];&quot;&quot;)" office:value-type="float" office:value="0.236304123332828" calcext:value-type="float">
            <text:p>0.23630412333282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6919956" calcext:value-type="float">
            <text:p>1.196919956</text:p>
          </table:table-cell>
          <table:table-cell office:value-type="float" office:value="1.203218031" calcext:value-type="float">
            <text:p>1.2032180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0];[.B210]/[.D210];&quot;&quot;)">
            <text:p/>
          </table:table-cell>
          <table:table-cell table:formula="of:=IF([.E210];[.C210]/[.E21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82262843" calcext:value-type="float">
            <text:p>1.282262843</text:p>
          </table:table-cell>
          <table:table-cell office:value-type="float" office:value="1.212185847" calcext:value-type="float">
            <text:p>1.212185847</text:p>
          </table:table-cell>
          <table:table-cell office:value-type="float" office:value="5.215900395" calcext:value-type="float">
            <text:p>5.215900395</text:p>
          </table:table-cell>
          <table:table-cell office:value-type="float" office:value="5.134144666" calcext:value-type="float">
            <text:p>5.13414466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1];[.B211]/[.D211];&quot;&quot;)" office:value-type="float" office:value="0.245837294789829" calcext:value-type="float">
            <text:p>0.245837294789829</text:p>
          </table:table-cell>
          <table:table-cell table:formula="of:=IF([.E211];[.C211]/[.E211];&quot;&quot;)" office:value-type="float" office:value="0.236102783590711" calcext:value-type="float">
            <text:p>0.23610278359071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84700178" calcext:value-type="float">
            <text:p>1.184700178</text:p>
          </table:table-cell>
          <table:table-cell office:value-type="float" office:value="1.163752643" calcext:value-type="float">
            <text:p>1.16375264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2];[.B212]/[.D212];&quot;&quot;)">
            <text:p/>
          </table:table-cell>
          <table:table-cell table:formula="of:=IF([.E212];[.C212]/[.E2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88337296" calcext:value-type="float">
            <text:p>1.188337296</text:p>
          </table:table-cell>
          <table:table-cell office:value-type="float" office:value="1.191961157" calcext:value-type="float">
            <text:p>1.191961157</text:p>
          </table:table-cell>
          <table:table-cell office:value-type="float" office:value="4.930887289" calcext:value-type="float">
            <text:p>4.930887289</text:p>
          </table:table-cell>
          <table:table-cell office:value-type="float" office:value="4.812531217" calcext:value-type="float">
            <text:p>4.812531217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3];[.B213]/[.D213];&quot;&quot;)" office:value-type="float" office:value="0.240998673535083" calcext:value-type="float">
            <text:p>0.240998673535083</text:p>
          </table:table-cell>
          <table:table-cell table:formula="of:=IF([.E213];[.C213]/[.E213];&quot;&quot;)" office:value-type="float" office:value="0.247678633811135" calcext:value-type="float">
            <text:p>0.24767863381113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5496599" calcext:value-type="float">
            <text:p>1.195496599</text:p>
          </table:table-cell>
          <table:table-cell office:value-type="float" office:value="1.220552342" calcext:value-type="float">
            <text:p>1.220552342</text:p>
          </table:table-cell>
          <table:table-cell office:value-type="float" office:value="4.826457144" calcext:value-type="float">
            <text:p>4.826457144</text:p>
          </table:table-cell>
          <table:table-cell office:value-type="float" office:value="4.699844762" calcext:value-type="float">
            <text:p>4.699844762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4];[.B214]/[.D214];&quot;&quot;)" office:value-type="float" office:value="0.24769651181637" calcext:value-type="float">
            <text:p>0.24769651181637</text:p>
          </table:table-cell>
          <table:table-cell table:formula="of:=IF([.E214];[.C214]/[.E214];&quot;&quot;)" office:value-type="float" office:value="0.259700565403483" calcext:value-type="float">
            <text:p>0.25970056540348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1246965" calcext:value-type="float">
            <text:p>1.211246965</text:p>
          </table:table-cell>
          <table:table-cell office:value-type="float" office:value="1.222962517" calcext:value-type="float">
            <text:p>1.222962517</text:p>
          </table:table-cell>
          <table:table-cell office:value-type="float" office:value="4.323024131" calcext:value-type="float">
            <text:p>4.323024131</text:p>
          </table:table-cell>
          <table:table-cell office:value-type="float" office:value="4.372719196" calcext:value-type="float">
            <text:p>4.3727191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5];[.B215]/[.D215];&quot;&quot;)" office:value-type="float" office:value="0.280185103829114" calcext:value-type="float">
            <text:p>0.280185103829114</text:p>
          </table:table-cell>
          <table:table-cell table:formula="of:=IF([.E215];[.C215]/[.E215];&quot;&quot;)" office:value-type="float" office:value="0.27968009428063" calcext:value-type="float">
            <text:p>0.2796800942806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55848915" calcext:value-type="float">
            <text:p>1.255848915</text:p>
          </table:table-cell>
          <table:table-cell office:value-type="float" office:value="1.205663018" calcext:value-type="float">
            <text:p>1.205663018</text:p>
          </table:table-cell>
          <table:table-cell office:value-type="float" office:value="5.306624516" calcext:value-type="float">
            <text:p>5.306624516</text:p>
          </table:table-cell>
          <table:table-cell office:value-type="float" office:value="5.060067326" calcext:value-type="float">
            <text:p>5.06006732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6];[.B216]/[.D216];&quot;&quot;)" office:value-type="float" office:value="0.236656826050815" calcext:value-type="float">
            <text:p>0.236656826050815</text:p>
          </table:table-cell>
          <table:table-cell table:formula="of:=IF([.E216];[.C216]/[.E216];&quot;&quot;)" office:value-type="float" office:value="0.238270153403884" calcext:value-type="float">
            <text:p>0.238270153403884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7990623" calcext:value-type="float">
            <text:p>1.247990623</text:p>
          </table:table-cell>
          <table:table-cell office:value-type="float" office:value="1.183125059" calcext:value-type="float">
            <text:p>1.1831250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7];[.B217]/[.D217];&quot;&quot;)">
            <text:p/>
          </table:table-cell>
          <table:table-cell table:formula="of:=IF([.E217];[.C217]/[.E21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08006211" calcext:value-type="float">
            <text:p>1.208006211</text:p>
          </table:table-cell>
          <table:table-cell office:value-type="float" office:value="1.215213873" calcext:value-type="float">
            <text:p>1.215213873</text:p>
          </table:table-cell>
          <table:table-cell office:value-type="float" office:value="5.50093995" calcext:value-type="float">
            <text:p>5.50093995</text:p>
          </table:table-cell>
          <table:table-cell office:value-type="float" office:value="5.300652299" calcext:value-type="float">
            <text:p>5.30065229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8];[.B218]/[.D218];&quot;&quot;)" office:value-type="float" office:value="0.219599963275367" calcext:value-type="float">
            <text:p>0.219599963275367</text:p>
          </table:table-cell>
          <table:table-cell table:formula="of:=IF([.E218];[.C218]/[.E218];&quot;&quot;)" office:value-type="float" office:value="0.229257420493183" calcext:value-type="float">
            <text:p>0.22925742049318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8298123" calcext:value-type="float">
            <text:p>1.238298123</text:p>
          </table:table-cell>
          <table:table-cell office:value-type="float" office:value="1.229499643" calcext:value-type="float">
            <text:p>1.229499643</text:p>
          </table:table-cell>
          <table:table-cell office:value-type="float" office:value="5.006193618" calcext:value-type="float">
            <text:p>5.006193618</text:p>
          </table:table-cell>
          <table:table-cell office:value-type="float" office:value="4.799037357" calcext:value-type="float">
            <text:p>4.79903735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9];[.B219]/[.D219];&quot;&quot;)" office:value-type="float" office:value="0.247353222325969" calcext:value-type="float">
            <text:p>0.247353222325969</text:p>
          </table:table-cell>
          <table:table-cell table:formula="of:=IF([.E219];[.C219]/[.E219];&quot;&quot;)" office:value-type="float" office:value="0.256197139454774" calcext:value-type="float">
            <text:p>0.256197139454774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50001668" calcext:value-type="float">
            <text:p>1.250001668</text:p>
          </table:table-cell>
          <table:table-cell office:value-type="float" office:value="1.204546321" calcext:value-type="float">
            <text:p>1.20454632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0];[.B220]/[.D220];&quot;&quot;)">
            <text:p/>
          </table:table-cell>
          <table:table-cell table:formula="of:=IF([.E220];[.C220]/[.E22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94545234" calcext:value-type="float">
            <text:p>1.294545234</text:p>
          </table:table-cell>
          <table:table-cell office:value-type="float" office:value="1.217997328" calcext:value-type="float">
            <text:p>1.21799732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1];[.B221]/[.D221];&quot;&quot;)">
            <text:p/>
          </table:table-cell>
          <table:table-cell table:formula="of:=IF([.E221];[.C221]/[.E2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4551545" calcext:value-type="float">
            <text:p>1.244551545</text:p>
          </table:table-cell>
          <table:table-cell office:value-type="float" office:value="1.195132347" calcext:value-type="float">
            <text:p>1.195132347</text:p>
          </table:table-cell>
          <table:table-cell office:value-type="float" office:value="4.879918464" calcext:value-type="float">
            <text:p>4.879918464</text:p>
          </table:table-cell>
          <table:table-cell office:value-type="float" office:value="4.53155348" calcext:value-type="float">
            <text:p>4.5315534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2];[.B222]/[.D222];&quot;&quot;)" office:value-type="float" office:value="0.255035315483501" calcext:value-type="float">
            <text:p>0.255035315483501</text:p>
          </table:table-cell>
          <table:table-cell table:formula="of:=IF([.E222];[.C222]/[.E222];&quot;&quot;)" office:value-type="float" office:value="0.263735681874817" calcext:value-type="float">
            <text:p>0.263735681874817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4283159" calcext:value-type="float">
            <text:p>1.244283159</text:p>
          </table:table-cell>
          <table:table-cell office:value-type="float" office:value="1.195141341" calcext:value-type="float">
            <text:p>1.195141341</text:p>
          </table:table-cell>
          <table:table-cell office:value-type="float" office:value="5.062642837" calcext:value-type="float">
            <text:p>5.062642837</text:p>
          </table:table-cell>
          <table:table-cell office:value-type="float" office:value="4.9428717" calcext:value-type="float">
            <text:p>4.942871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3];[.B223]/[.D223];&quot;&quot;)" office:value-type="float" office:value="0.245777393164344" calcext:value-type="float">
            <text:p>0.245777393164344</text:p>
          </table:table-cell>
          <table:table-cell table:formula="of:=IF([.E223];[.C223]/[.E223];&quot;&quot;)" office:value-type="float" office:value="0.241790888685215" calcext:value-type="float">
            <text:p>0.24179088868521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7757387" calcext:value-type="float">
            <text:p>1.237757387</text:p>
          </table:table-cell>
          <table:table-cell office:value-type="float" office:value="1.178450933" calcext:value-type="float">
            <text:p>1.178450933</text:p>
          </table:table-cell>
          <table:table-cell office:value-type="float" office:value="5.259255586" calcext:value-type="float">
            <text:p>5.259255586</text:p>
          </table:table-cell>
          <table:table-cell office:value-type="float" office:value="5.100907447" calcext:value-type="float">
            <text:p>5.10090744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4];[.B224]/[.D224];&quot;&quot;)" office:value-type="float" office:value="0.235348399932279" calcext:value-type="float">
            <text:p>0.235348399932279</text:p>
          </table:table-cell>
          <table:table-cell table:formula="of:=IF([.E224];[.C224]/[.E224];&quot;&quot;)" office:value-type="float" office:value="0.231027703451683" calcext:value-type="float">
            <text:p>0.23102770345168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60891856" calcext:value-type="float">
            <text:p>1.160891856</text:p>
          </table:table-cell>
          <table:table-cell office:value-type="float" office:value="1.225294218" calcext:value-type="float">
            <text:p>1.225294218</text:p>
          </table:table-cell>
          <table:table-cell office:value-type="float" office:value="5.161736101" calcext:value-type="float">
            <text:p>5.161736101</text:p>
          </table:table-cell>
          <table:table-cell office:value-type="float" office:value="4.898564087" calcext:value-type="float">
            <text:p>4.898564087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5];[.B225]/[.D225];&quot;&quot;)" office:value-type="float" office:value="0.224903372292725" calcext:value-type="float">
            <text:p>0.224903372292725</text:p>
          </table:table-cell>
          <table:table-cell table:formula="of:=IF([.E225];[.C225]/[.E225];&quot;&quot;)" office:value-type="float" office:value="0.250133344432858" calcext:value-type="float">
            <text:p>0.25013334443285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5074589" calcext:value-type="float">
            <text:p>1.235074589</text:p>
          </table:table-cell>
          <table:table-cell office:value-type="float" office:value="1.183026089" calcext:value-type="float">
            <text:p>1.183026089</text:p>
          </table:table-cell>
          <table:table-cell office:value-type="float" office:value="5.166115434" calcext:value-type="float">
            <text:p>5.166115434</text:p>
          </table:table-cell>
          <table:table-cell office:value-type="float" office:value="5.042995479" calcext:value-type="float">
            <text:p>5.042995479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6];[.B226]/[.D226];&quot;&quot;)" office:value-type="float" office:value="0.23907220130459" calcext:value-type="float">
            <text:p>0.23907220130459</text:p>
          </table:table-cell>
          <table:table-cell table:formula="of:=IF([.E226];[.C226]/[.E226];&quot;&quot;)" office:value-type="float" office:value="0.23458797334369" calcext:value-type="float">
            <text:p>0.23458797334369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7837094" calcext:value-type="float">
            <text:p>1.247837094</text:p>
          </table:table-cell>
          <table:table-cell office:value-type="float" office:value="1.206306359" calcext:value-type="float">
            <text:p>1.206306359</text:p>
          </table:table-cell>
          <table:table-cell office:value-type="float" office:value="5.61928648" calcext:value-type="float">
            <text:p>5.61928648</text:p>
          </table:table-cell>
          <table:table-cell office:value-type="float" office:value="5.281975439" calcext:value-type="float">
            <text:p>5.2819754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7];[.B227]/[.D227];&quot;&quot;)" office:value-type="float" office:value="0.222063263448352" calcext:value-type="float">
            <text:p>0.222063263448352</text:p>
          </table:table-cell>
          <table:table-cell table:formula="of:=IF([.E227];[.C227]/[.E227];&quot;&quot;)" office:value-type="float" office:value="0.228381667603585" calcext:value-type="float">
            <text:p>0.22838166760358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0192678" calcext:value-type="float">
            <text:p>1.230192678</text:p>
          </table:table-cell>
          <table:table-cell office:value-type="float" office:value="1.15568216" calcext:value-type="float">
            <text:p>1.15568216</text:p>
          </table:table-cell>
          <table:table-cell office:value-type="float" office:value="4.764354757" calcext:value-type="float">
            <text:p>4.764354757</text:p>
          </table:table-cell>
          <table:table-cell office:value-type="float" office:value="4.468806786" calcext:value-type="float">
            <text:p>4.46880678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8];[.B228]/[.D228];&quot;&quot;)" office:value-type="float" office:value="0.258207614828125" calcext:value-type="float">
            <text:p>0.258207614828125</text:p>
          </table:table-cell>
          <table:table-cell table:formula="of:=IF([.E228];[.C228]/[.E228];&quot;&quot;)" office:value-type="float" office:value="0.258610903389368" calcext:value-type="float">
            <text:p>0.25861090338936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06526688" calcext:value-type="float">
            <text:p>1.206526688</text:p>
          </table:table-cell>
          <table:table-cell office:value-type="float" office:value="1.224546145" calcext:value-type="float">
            <text:p>1.22454614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29];[.B229]/[.D229];&quot;&quot;)">
            <text:p/>
          </table:table-cell>
          <table:table-cell table:formula="of:=IF([.E229];[.C229]/[.E2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362201" calcext:value-type="float">
            <text:p>1.21362201</text:p>
          </table:table-cell>
          <table:table-cell office:value-type="float" office:value="1.229804692" calcext:value-type="float">
            <text:p>1.229804692</text:p>
          </table:table-cell>
          <table:table-cell office:value-type="float" office:value="5.358636577" calcext:value-type="float">
            <text:p>5.358636577</text:p>
          </table:table-cell>
          <table:table-cell office:value-type="float" office:value="5.123359836" calcext:value-type="float">
            <text:p>5.123359836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0];[.B230]/[.D230];&quot;&quot;)" office:value-type="float" office:value="0.226479626405163" calcext:value-type="float">
            <text:p>0.226479626405163</text:p>
          </table:table-cell>
          <table:table-cell table:formula="of:=IF([.E230];[.C230]/[.E230];&quot;&quot;)" office:value-type="float" office:value="0.240038711190771" calcext:value-type="float">
            <text:p>0.24003871119077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6158842" calcext:value-type="float">
            <text:p>1.236158842</text:p>
          </table:table-cell>
          <table:table-cell office:value-type="float" office:value="1.195984815" calcext:value-type="float">
            <text:p>1.19598481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1];[.B231]/[.D231];&quot;&quot;)">
            <text:p/>
          </table:table-cell>
          <table:table-cell table:formula="of:=IF([.E231];[.C231]/[.E2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86281457" calcext:value-type="float">
            <text:p>1.186281457</text:p>
          </table:table-cell>
          <table:table-cell office:value-type="float" office:value="1.194448797" calcext:value-type="float">
            <text:p>1.194448797</text:p>
          </table:table-cell>
          <table:table-cell office:value-type="float" office:value="5.155730681" calcext:value-type="float">
            <text:p>5.155730681</text:p>
          </table:table-cell>
          <table:table-cell office:value-type="float" office:value="4.843742921" calcext:value-type="float">
            <text:p>4.843742921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2];[.B232]/[.D232];&quot;&quot;)" office:value-type="float" office:value="0.230089880639365" calcext:value-type="float">
            <text:p>0.230089880639365</text:p>
          </table:table-cell>
          <table:table-cell table:formula="of:=IF([.E232];[.C232]/[.E232];&quot;&quot;)" office:value-type="float" office:value="0.246596241064215" calcext:value-type="float">
            <text:p>0.24659624106421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00375199" calcext:value-type="float">
            <text:p>1.200375199</text:p>
          </table:table-cell>
          <table:table-cell office:value-type="float" office:value="1.17402658" calcext:value-type="float">
            <text:p>1.1740265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3];[.B233]/[.D233];&quot;&quot;)">
            <text:p/>
          </table:table-cell>
          <table:table-cell table:formula="of:=IF([.E233];[.C233]/[.E23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8884734" calcext:value-type="float">
            <text:p>1.218884734</text:p>
          </table:table-cell>
          <table:table-cell office:value-type="float" office:value="1.224849319" calcext:value-type="float">
            <text:p>1.224849319</text:p>
          </table:table-cell>
          <table:table-cell office:value-type="float" office:value="4.882550673" calcext:value-type="float">
            <text:p>4.882550673</text:p>
          </table:table-cell>
          <table:table-cell office:value-type="float" office:value="4.656254885" calcext:value-type="float">
            <text:p>4.656254885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4];[.B234]/[.D234];&quot;&quot;)" office:value-type="float" office:value="0.249640979814159" calcext:value-type="float">
            <text:p>0.249640979814159</text:p>
          </table:table-cell>
          <table:table-cell table:formula="of:=IF([.E234];[.C234]/[.E234];&quot;&quot;)" office:value-type="float" office:value="0.263054611324182" calcext:value-type="float">
            <text:p>0.263054611324182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06712308" calcext:value-type="float">
            <text:p>1.206712308</text:p>
          </table:table-cell>
          <table:table-cell office:value-type="float" office:value="1.273242832" calcext:value-type="float">
            <text:p>1.273242832</text:p>
          </table:table-cell>
          <table:table-cell office:value-type="float" office:value="4.92366226" calcext:value-type="float">
            <text:p>4.92366226</text:p>
          </table:table-cell>
          <table:table-cell office:value-type="float" office:value="4.669425049" calcext:value-type="float">
            <text:p>4.669425049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5];[.B235]/[.D235];&quot;&quot;)" office:value-type="float" office:value="0.245084297881959" calcext:value-type="float">
            <text:p>0.245084297881959</text:p>
          </table:table-cell>
          <table:table-cell table:formula="of:=IF([.E235];[.C235]/[.E235];&quot;&quot;)" office:value-type="float" office:value="0.272676575518152" calcext:value-type="float">
            <text:p>0.272676575518152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0507513" calcext:value-type="float">
            <text:p>1.190507513</text:p>
          </table:table-cell>
          <table:table-cell office:value-type="float" office:value="1.234278219" calcext:value-type="float">
            <text:p>1.234278219</text:p>
          </table:table-cell>
          <table:table-cell office:value-type="float" office:value="5.290490094" calcext:value-type="float">
            <text:p>5.290490094</text:p>
          </table:table-cell>
          <table:table-cell office:value-type="float" office:value="4.919300426" calcext:value-type="float">
            <text:p>4.919300426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6];[.B236]/[.D236];&quot;&quot;)" office:value-type="float" office:value="0.225027831419658" calcext:value-type="float">
            <text:p>0.225027831419658</text:p>
          </table:table-cell>
          <table:table-cell table:formula="of:=IF([.E236];[.C236]/[.E236];&quot;&quot;)" office:value-type="float" office:value="0.250905232881583" calcext:value-type="float">
            <text:p>0.25090523288158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9218947" calcext:value-type="float">
            <text:p>1.199218947</text:p>
          </table:table-cell>
          <table:table-cell office:value-type="float" office:value="1.196690693" calcext:value-type="float">
            <text:p>1.196690693</text:p>
          </table:table-cell>
          <table:table-cell office:value-type="float" office:value="5.155470813" calcext:value-type="float">
            <text:p>5.155470813</text:p>
          </table:table-cell>
          <table:table-cell office:value-type="float" office:value="4.850670802" calcext:value-type="float">
            <text:p>4.850670802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7];[.B237]/[.D237];&quot;&quot;)" office:value-type="float" office:value="0.232610946797731" calcext:value-type="float">
            <text:p>0.232610946797731</text:p>
          </table:table-cell>
          <table:table-cell table:formula="of:=IF([.E237];[.C237]/[.E237];&quot;&quot;)" office:value-type="float" office:value="0.24670622721018" calcext:value-type="float">
            <text:p>0.2467062272101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5538239" calcext:value-type="float">
            <text:p>1.235538239</text:p>
          </table:table-cell>
          <table:table-cell office:value-type="float" office:value="1.216821643" calcext:value-type="float">
            <text:p>1.21682164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8];[.B238]/[.D238];&quot;&quot;)">
            <text:p/>
          </table:table-cell>
          <table:table-cell table:formula="of:=IF([.E238];[.C238]/[.E2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7040711" calcext:value-type="float">
            <text:p>1.217040711</text:p>
          </table:table-cell>
          <table:table-cell office:value-type="float" office:value="1.184013268" calcext:value-type="float">
            <text:p>1.184013268</text:p>
          </table:table-cell>
          <table:table-cell office:value-type="float" office:value="5.219143282" calcext:value-type="float">
            <text:p>5.219143282</text:p>
          </table:table-cell>
          <table:table-cell office:value-type="float" office:value="5.022304818" calcext:value-type="float">
            <text:p>5.02230481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9];[.B239]/[.D239];&quot;&quot;)" office:value-type="float" office:value="0.233187832799567" calcext:value-type="float">
            <text:p>0.233187832799567</text:p>
          </table:table-cell>
          <table:table-cell table:formula="of:=IF([.E239];[.C239]/[.E239];&quot;&quot;)" office:value-type="float" office:value="0.235750977072615" calcext:value-type="float">
            <text:p>0.23575097707261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3333033" calcext:value-type="float">
            <text:p>1.193333033</text:p>
          </table:table-cell>
          <table:table-cell office:value-type="float" office:value="1.230747664" calcext:value-type="float">
            <text:p>1.230747664</text:p>
          </table:table-cell>
          <table:table-cell office:value-type="float" office:value="5.107363299" calcext:value-type="float">
            <text:p>5.107363299</text:p>
          </table:table-cell>
          <table:table-cell office:value-type="float" office:value="4.988595623" calcext:value-type="float">
            <text:p>4.988595623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0];[.B240]/[.D240];&quot;&quot;)" office:value-type="float" office:value="0.233649529735558" calcext:value-type="float">
            <text:p>0.233649529735558</text:p>
          </table:table-cell>
          <table:table-cell table:formula="of:=IF([.E240];[.C240]/[.E240];&quot;&quot;)" office:value-type="float" office:value="0.24671225270808" calcext:value-type="float">
            <text:p>0.2467122527080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0252349" calcext:value-type="float">
            <text:p>1.210252349</text:p>
          </table:table-cell>
          <table:table-cell office:value-type="float" office:value="1.203998814" calcext:value-type="float">
            <text:p>1.203998814</text:p>
          </table:table-cell>
          <table:table-cell office:value-type="float" office:value="5.382721587" calcext:value-type="float">
            <text:p>5.382721587</text:p>
          </table:table-cell>
          <table:table-cell office:value-type="float" office:value="4.823510809" calcext:value-type="float">
            <text:p>4.823510809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1];[.B241]/[.D241];&quot;&quot;)" office:value-type="float" office:value="0.224840228021996" calcext:value-type="float">
            <text:p>0.224840228021996</text:p>
          </table:table-cell>
          <table:table-cell table:formula="of:=IF([.E241];[.C241]/[.E241];&quot;&quot;)" office:value-type="float" office:value="0.249610472884917" calcext:value-type="float">
            <text:p>0.249610472884917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2764439" calcext:value-type="float">
            <text:p>1.242764439</text:p>
          </table:table-cell>
          <table:table-cell office:value-type="float" office:value="1.161280232" calcext:value-type="float">
            <text:p>1.161280232</text:p>
          </table:table-cell>
          <table:table-cell office:value-type="float" office:value="4.770616666" calcext:value-type="float">
            <text:p>4.770616666</text:p>
          </table:table-cell>
          <table:table-cell office:value-type="float" office:value="4.646051045" calcext:value-type="float">
            <text:p>4.646051045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2];[.B242]/[.D242];&quot;&quot;)" office:value-type="float" office:value="0.260503940267751" calcext:value-type="float">
            <text:p>0.260503940267751</text:p>
          </table:table-cell>
          <table:table-cell table:formula="of:=IF([.E242];[.C242]/[.E242];&quot;&quot;)" office:value-type="float" office:value="0.249949951206358" calcext:value-type="float">
            <text:p>0.24994995120635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35483214" calcext:value-type="float">
            <text:p>1.235483214</text:p>
          </table:table-cell>
          <table:table-cell office:value-type="float" office:value="1.184569094" calcext:value-type="float">
            <text:p>1.18456909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3];[.B243]/[.D243];&quot;&quot;)">
            <text:p/>
          </table:table-cell>
          <table:table-cell table:formula="of:=IF([.E243];[.C243]/[.E24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6613775" calcext:value-type="float">
            <text:p>1.246613775</text:p>
          </table:table-cell>
          <table:table-cell office:value-type="float" office:value="1.207825857" calcext:value-type="float">
            <text:p>1.207825857</text:p>
          </table:table-cell>
          <table:table-cell office:value-type="float" office:value="5.113682537" calcext:value-type="float">
            <text:p>5.113682537</text:p>
          </table:table-cell>
          <table:table-cell office:value-type="float" office:value="5.058892313" calcext:value-type="float">
            <text:p>5.058892313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4];[.B244]/[.D244];&quot;&quot;)" office:value-type="float" office:value="0.243780048131682" calcext:value-type="float">
            <text:p>0.243780048131682</text:p>
          </table:table-cell>
          <table:table-cell table:formula="of:=IF([.E244];[.C244]/[.E244];&quot;&quot;)" office:value-type="float" office:value="0.238753027791521" calcext:value-type="float">
            <text:p>0.238753027791521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28236384" calcext:value-type="float">
            <text:p>1.228236384</text:p>
          </table:table-cell>
          <table:table-cell office:value-type="float" office:value="1.211454467" calcext:value-type="float">
            <text:p>1.21145446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5];[.B245]/[.D245];&quot;&quot;)">
            <text:p/>
          </table:table-cell>
          <table:table-cell table:formula="of:=IF([.E245];[.C245]/[.E2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50272835" calcext:value-type="float">
            <text:p>1.250272835</text:p>
          </table:table-cell>
          <table:table-cell office:value-type="float" office:value="1.232788262" calcext:value-type="float">
            <text:p>1.23278826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6];[.B246]/[.D246];&quot;&quot;)">
            <text:p/>
          </table:table-cell>
          <table:table-cell table:formula="of:=IF([.E246];[.C246]/[.E24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60918083" calcext:value-type="float">
            <text:p>1.260918083</text:p>
          </table:table-cell>
          <table:table-cell office:value-type="float" office:value="1.213559595" calcext:value-type="float">
            <text:p>1.21355959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7];[.B247]/[.D247];&quot;&quot;)">
            <text:p/>
          </table:table-cell>
          <table:table-cell table:formula="of:=IF([.E247];[.C247]/[.E2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9826397" calcext:value-type="float">
            <text:p>1.199826397</text:p>
          </table:table-cell>
          <table:table-cell office:value-type="float" office:value="1.171645353" calcext:value-type="float">
            <text:p>1.17164535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8];[.B248]/[.D248];&quot;&quot;)">
            <text:p/>
          </table:table-cell>
          <table:table-cell table:formula="of:=IF([.E248];[.C248]/[.E24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09385827" calcext:value-type="float">
            <text:p>1.209385827</text:p>
          </table:table-cell>
          <table:table-cell office:value-type="float" office:value="1.208140668" calcext:value-type="float">
            <text:p>1.20814066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49];[.B249]/[.D249];&quot;&quot;)">
            <text:p/>
          </table:table-cell>
          <table:table-cell table:formula="of:=IF([.E249];[.C249]/[.E24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27770081" calcext:value-type="float">
            <text:p>1.227770081</text:p>
          </table:table-cell>
          <table:table-cell office:value-type="float" office:value="1.220719335" calcext:value-type="float">
            <text:p>1.220719335</text:p>
          </table:table-cell>
          <table:table-cell office:value-type="float" office:value="4.955379032" calcext:value-type="float">
            <text:p>4.955379032</text:p>
          </table:table-cell>
          <table:table-cell office:value-type="float" office:value="4.836789513" calcext:value-type="float">
            <text:p>4.836789513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0];[.B250]/[.D250];&quot;&quot;)" office:value-type="float" office:value="0.247765120099092" calcext:value-type="float">
            <text:p>0.247765120099092</text:p>
          </table:table-cell>
          <table:table-cell table:formula="of:=IF([.E250];[.C250]/[.E250];&quot;&quot;)" office:value-type="float" office:value="0.252382149712952" calcext:value-type="float">
            <text:p>0.252382149712952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89833068" calcext:value-type="float">
            <text:p>1.189833068</text:p>
          </table:table-cell>
          <table:table-cell office:value-type="float" office:value="1.218179377" calcext:value-type="float">
            <text:p>1.218179377</text:p>
          </table:table-cell>
          <table:table-cell office:value-type="float" office:value="5.283603375" calcext:value-type="float">
            <text:p>5.283603375</text:p>
          </table:table-cell>
          <table:table-cell office:value-type="float" office:value="5.064786349" calcext:value-type="float">
            <text:p>5.06478634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1];[.B251]/[.D251];&quot;&quot;)" office:value-type="float" office:value="0.225193487011125" calcext:value-type="float">
            <text:p>0.225193487011125</text:p>
          </table:table-cell>
          <table:table-cell table:formula="of:=IF([.E251];[.C251]/[.E251];&quot;&quot;)" office:value-type="float" office:value="0.240519400633853" calcext:value-type="float">
            <text:p>0.240519400633853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5190494" calcext:value-type="float">
            <text:p>1.215190494</text:p>
          </table:table-cell>
          <table:table-cell office:value-type="float" office:value="1.167462846" calcext:value-type="float">
            <text:p>1.167462846</text:p>
          </table:table-cell>
          <table:table-cell office:value-type="float" office:value="5.188566804" calcext:value-type="float">
            <text:p>5.188566804</text:p>
          </table:table-cell>
          <table:table-cell office:value-type="float" office:value="4.790592697" calcext:value-type="float">
            <text:p>4.790592697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2];[.B252]/[.D252];&quot;&quot;)" office:value-type="float" office:value="0.234205425101818" calcext:value-type="float">
            <text:p>0.234205425101818</text:p>
          </table:table-cell>
          <table:table-cell table:formula="of:=IF([.E252];[.C252]/[.E252];&quot;&quot;)" office:value-type="float" office:value="0.243699040983195" calcext:value-type="float">
            <text:p>0.24369904098319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4432331" calcext:value-type="float">
            <text:p>1.214432331</text:p>
          </table:table-cell>
          <table:table-cell office:value-type="float" office:value="1.159829896" calcext:value-type="float">
            <text:p>1.159829896</text:p>
          </table:table-cell>
          <table:table-cell office:value-type="float" office:value="5.149401398" calcext:value-type="float">
            <text:p>5.149401398</text:p>
          </table:table-cell>
          <table:table-cell office:value-type="float" office:value="4.710814171" calcext:value-type="float">
            <text:p>4.710814171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3];[.B253]/[.D253];&quot;&quot;)" office:value-type="float" office:value="0.235839515535083" calcext:value-type="float">
            <text:p>0.235839515535083</text:p>
          </table:table-cell>
          <table:table-cell table:formula="of:=IF([.E253];[.C253]/[.E253];&quot;&quot;)" office:value-type="float" office:value="0.246205826402572" calcext:value-type="float">
            <text:p>0.246205826402572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11541324" calcext:value-type="float">
            <text:p>1.211541324</text:p>
          </table:table-cell>
          <table:table-cell office:value-type="float" office:value="1.152069022" calcext:value-type="float">
            <text:p>1.15206902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4];[.B254]/[.D254];&quot;&quot;)">
            <text:p/>
          </table:table-cell>
          <table:table-cell table:formula="of:=IF([.E254];[.C254]/[.E2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91274116" calcext:value-type="float">
            <text:p>1.191274116</text:p>
          </table:table-cell>
          <table:table-cell office:value-type="float" office:value="1.185056834" calcext:value-type="float">
            <text:p>1.185056834</text:p>
          </table:table-cell>
          <table:table-cell office:value-type="float" office:value="4.797470195" calcext:value-type="float">
            <text:p>4.797470195</text:p>
          </table:table-cell>
          <table:table-cell office:value-type="float" office:value="4.785843338" calcext:value-type="float">
            <text:p>4.78584333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5];[.B255]/[.D255];&quot;&quot;)" office:value-type="float" office:value="0.24831297904499" calcext:value-type="float">
            <text:p>0.24831297904499</text:p>
          </table:table-cell>
          <table:table-cell table:formula="of:=IF([.E255];[.C255]/[.E255];&quot;&quot;)" office:value-type="float" office:value="0.247617138778979" calcext:value-type="float">
            <text:p>0.247617138778979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74489172" calcext:value-type="float">
            <text:p>1.174489172</text:p>
          </table:table-cell>
          <table:table-cell office:value-type="float" office:value="1.1960498" calcext:value-type="float">
            <text:p>1.196049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6];[.B256]/[.D256];&quot;&quot;)">
            <text:p/>
          </table:table-cell>
          <table:table-cell table:formula="of:=IF([.E256];[.C256]/[.E2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8370253" calcext:value-type="float">
            <text:p>1.208370253</text:p>
          </table:table-cell>
          <table:table-cell office:value-type="float" office:value="1.20769235" calcext:value-type="float">
            <text:p>1.2076923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7];[.B257]/[.D257];&quot;&quot;)">
            <text:p/>
          </table:table-cell>
          <table:table-cell table:formula="of:=IF([.E257];[.C257]/[.E2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35677568" calcext:value-type="float">
            <text:p>1.235677568</text:p>
          </table:table-cell>
          <table:table-cell office:value-type="float" office:value="1.192621394" calcext:value-type="float">
            <text:p>1.19262139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8];[.B258]/[.D258];&quot;&quot;)">
            <text:p/>
          </table:table-cell>
          <table:table-cell table:formula="of:=IF([.E258];[.C258]/[.E25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5438822" calcext:value-type="float">
            <text:p>1.255438822</text:p>
          </table:table-cell>
          <table:table-cell office:value-type="float" office:value="1.18250335" calcext:value-type="float">
            <text:p>1.1825033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9];[.B259]/[.D259];&quot;&quot;)">
            <text:p/>
          </table:table-cell>
          <table:table-cell table:formula="of:=IF([.E259];[.C259]/[.E2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0018512" calcext:value-type="float">
            <text:p>1.250018512</text:p>
          </table:table-cell>
          <table:table-cell office:value-type="float" office:value="1.227171037" calcext:value-type="float">
            <text:p>1.227171037</text:p>
          </table:table-cell>
          <table:table-cell office:value-type="float" office:value="5.753141265" calcext:value-type="float">
            <text:p>5.753141265</text:p>
          </table:table-cell>
          <table:table-cell office:value-type="float" office:value="5.673886978" calcext:value-type="float">
            <text:p>5.67388697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0];[.B260]/[.D260];&quot;&quot;)" office:value-type="float" office:value="0.217275824531661" calcext:value-type="float">
            <text:p>0.217275824531661</text:p>
          </table:table-cell>
          <table:table-cell table:formula="of:=IF([.E260];[.C260]/[.E260];&quot;&quot;)" office:value-type="float" office:value="0.216284011605844" calcext:value-type="float">
            <text:p>0.216284011605844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9890867" calcext:value-type="float">
            <text:p>1.219890867</text:p>
          </table:table-cell>
          <table:table-cell office:value-type="float" office:value="1.176373371" calcext:value-type="float">
            <text:p>1.17637337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1];[.B261]/[.D261];&quot;&quot;)">
            <text:p/>
          </table:table-cell>
          <table:table-cell table:formula="of:=IF([.E261];[.C261]/[.E2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70859783" calcext:value-type="float">
            <text:p>1.270859783</text:p>
          </table:table-cell>
          <table:table-cell office:value-type="float" office:value="1.199829879" calcext:value-type="float">
            <text:p>1.199829879</text:p>
          </table:table-cell>
          <table:table-cell office:value-type="float" office:value="5.800426357" calcext:value-type="float">
            <text:p>5.800426357</text:p>
          </table:table-cell>
          <table:table-cell office:value-type="float" office:value="5.394491051" calcext:value-type="float">
            <text:p>5.394491051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2];[.B262]/[.D262];&quot;&quot;)" office:value-type="float" office:value="0.219097649859189" calcext:value-type="float">
            <text:p>0.219097649859189</text:p>
          </table:table-cell>
          <table:table-cell table:formula="of:=IF([.E262];[.C262]/[.E262];&quot;&quot;)" office:value-type="float" office:value="0.222417623397036" calcext:value-type="float">
            <text:p>0.222417623397036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47380398" calcext:value-type="float">
            <text:p>1.247380398</text:p>
          </table:table-cell>
          <table:table-cell office:value-type="float" office:value="1.224288159" calcext:value-type="float">
            <text:p>1.224288159</text:p>
          </table:table-cell>
          <table:table-cell office:value-type="float" office:value="5.855765303" calcext:value-type="float">
            <text:p>5.855765303</text:p>
          </table:table-cell>
          <table:table-cell office:value-type="float" office:value="5.862748577" calcext:value-type="float">
            <text:p>5.862748577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3];[.B263]/[.D263];&quot;&quot;)" office:value-type="float" office:value="0.213017485069107" calcext:value-type="float">
            <text:p>0.213017485069107</text:p>
          </table:table-cell>
          <table:table-cell table:formula="of:=IF([.E263];[.C263]/[.E263];&quot;&quot;)" office:value-type="float" office:value="0.208824946681659" calcext:value-type="float">
            <text:p>0.208824946681659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82866445" calcext:value-type="float">
            <text:p>1.182866445</text:p>
          </table:table-cell>
          <table:table-cell office:value-type="float" office:value="1.236359562" calcext:value-type="float">
            <text:p>1.23635956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4];[.B264]/[.D264];&quot;&quot;)">
            <text:p/>
          </table:table-cell>
          <table:table-cell table:formula="of:=IF([.E264];[.C264]/[.E2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860844" calcext:value-type="float">
            <text:p>1.22860844</text:p>
          </table:table-cell>
          <table:table-cell office:value-type="float" office:value="1.183818332" calcext:value-type="float">
            <text:p>1.18381833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5];[.B265]/[.D265];&quot;&quot;)">
            <text:p/>
          </table:table-cell>
          <table:table-cell table:formula="of:=IF([.E265];[.C265]/[.E2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6600748" calcext:value-type="float">
            <text:p>1.206600748</text:p>
          </table:table-cell>
          <table:table-cell office:value-type="float" office:value="1.193323746" calcext:value-type="float">
            <text:p>1.19332374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6];[.B266]/[.D266];&quot;&quot;)">
            <text:p/>
          </table:table-cell>
          <table:table-cell table:formula="of:=IF([.E266];[.C266]/[.E26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68419313" calcext:value-type="float">
            <text:p>1.268419313</text:p>
          </table:table-cell>
          <table:table-cell office:value-type="float" office:value="1.272108765" calcext:value-type="float">
            <text:p>1.27210876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7];[.B267]/[.D267];&quot;&quot;)">
            <text:p/>
          </table:table-cell>
          <table:table-cell table:formula="of:=IF([.E267];[.C267]/[.E26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6477882" calcext:value-type="float">
            <text:p>1.206477882</text:p>
          </table:table-cell>
          <table:table-cell office:value-type="float" office:value="1.2512717" calcext:value-type="float">
            <text:p>1.251271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8];[.B268]/[.D268];&quot;&quot;)">
            <text:p/>
          </table:table-cell>
          <table:table-cell table:formula="of:=IF([.E268];[.C268]/[.E2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1470541" calcext:value-type="float">
            <text:p>1.211470541</text:p>
          </table:table-cell>
          <table:table-cell office:value-type="float" office:value="1.201007049" calcext:value-type="float">
            <text:p>1.201007049</text:p>
          </table:table-cell>
          <table:table-cell office:value-type="float" office:value="6.300039999" calcext:value-type="float">
            <text:p>6.300039999</text:p>
          </table:table-cell>
          <table:table-cell office:value-type="float" office:value="5.796059836" calcext:value-type="float">
            <text:p>5.796059836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69];[.B269]/[.D269];&quot;&quot;)" office:value-type="float" office:value="0.192295690375346" calcext:value-type="float">
            <text:p>0.192295690375346</text:p>
          </table:table-cell>
          <table:table-cell table:formula="of:=IF([.E269];[.C269]/[.E269];&quot;&quot;)" office:value-type="float" office:value="0.207210947261173" calcext:value-type="float">
            <text:p>0.207210947261173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9219351" calcext:value-type="float">
            <text:p>1.229219351</text:p>
          </table:table-cell>
          <table:table-cell office:value-type="float" office:value="1.232541403" calcext:value-type="float">
            <text:p>1.23254140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0];[.B270]/[.D270];&quot;&quot;)">
            <text:p/>
          </table:table-cell>
          <table:table-cell table:formula="of:=IF([.E270];[.C270]/[.E2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1955411" calcext:value-type="float">
            <text:p>1.211955411</text:p>
          </table:table-cell>
          <table:table-cell office:value-type="float" office:value="1.189057758" calcext:value-type="float">
            <text:p>1.189057758</text:p>
          </table:table-cell>
          <table:table-cell office:value-type="float" office:value="5.779434666" calcext:value-type="float">
            <text:p>5.779434666</text:p>
          </table:table-cell>
          <table:table-cell office:value-type="float" office:value="5.657750877" calcext:value-type="float">
            <text:p>5.657750877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1];[.B271]/[.D271];&quot;&quot;)" office:value-type="float" office:value="0.209701377563769" calcext:value-type="float">
            <text:p>0.209701377563769</text:p>
          </table:table-cell>
          <table:table-cell table:formula="of:=IF([.E271];[.C271]/[.E271];&quot;&quot;)" office:value-type="float" office:value="0.210164389321874" calcext:value-type="float">
            <text:p>0.210164389321874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46151875" calcext:value-type="float">
            <text:p>1.246151875</text:p>
          </table:table-cell>
          <table:table-cell office:value-type="float" office:value="1.231312635" calcext:value-type="float">
            <text:p>1.231312635</text:p>
          </table:table-cell>
          <table:table-cell office:value-type="float" office:value="5.753155991" calcext:value-type="float">
            <text:p>5.753155991</text:p>
          </table:table-cell>
          <table:table-cell office:value-type="float" office:value="5.580894439" calcext:value-type="float">
            <text:p>5.58089443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2];[.B272]/[.D272];&quot;&quot;)" office:value-type="float" office:value="0.216603178663924" calcext:value-type="float">
            <text:p>0.216603178663924</text:p>
          </table:table-cell>
          <table:table-cell table:formula="of:=IF([.E272];[.C272]/[.E272];&quot;&quot;)" office:value-type="float" office:value="0.220629981172091" calcext:value-type="float">
            <text:p>0.22062998117209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79085384" calcext:value-type="float">
            <text:p>1.179085384</text:p>
          </table:table-cell>
          <table:table-cell office:value-type="float" office:value="1.211836995" calcext:value-type="float">
            <text:p>1.21183699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3];[.B273]/[.D273];&quot;&quot;)">
            <text:p/>
          </table:table-cell>
          <table:table-cell table:formula="of:=IF([.E273];[.C273]/[.E2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3615424" calcext:value-type="float">
            <text:p>1.253615424</text:p>
          </table:table-cell>
          <table:table-cell office:value-type="float" office:value="1.155832931" calcext:value-type="float">
            <text:p>1.15583293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4];[.B274]/[.D274];&quot;&quot;)">
            <text:p/>
          </table:table-cell>
          <table:table-cell table:formula="of:=IF([.E274];[.C274]/[.E2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0905799" calcext:value-type="float">
            <text:p>1.220905799</text:p>
          </table:table-cell>
          <table:table-cell office:value-type="float" office:value="1.18913058" calcext:value-type="float">
            <text:p>1.1891305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5];[.B275]/[.D275];&quot;&quot;)">
            <text:p/>
          </table:table-cell>
          <table:table-cell table:formula="of:=IF([.E275];[.C275]/[.E2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74972024" calcext:value-type="float">
            <text:p>1.274972024</text:p>
          </table:table-cell>
          <table:table-cell office:value-type="float" office:value="1.239806836" calcext:value-type="float">
            <text:p>1.23980683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6];[.B276]/[.D276];&quot;&quot;)">
            <text:p/>
          </table:table-cell>
          <table:table-cell table:formula="of:=IF([.E276];[.C276]/[.E2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3703085" calcext:value-type="float">
            <text:p>1.223703085</text:p>
          </table:table-cell>
          <table:table-cell office:value-type="float" office:value="1.237761684" calcext:value-type="float">
            <text:p>1.237761684</text:p>
          </table:table-cell>
          <table:table-cell office:value-type="float" office:value="5.770414396" calcext:value-type="float">
            <text:p>5.770414396</text:p>
          </table:table-cell>
          <table:table-cell office:value-type="float" office:value="5.517651759" calcext:value-type="float">
            <text:p>5.517651759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7];[.B277]/[.D277];&quot;&quot;)" office:value-type="float" office:value="0.212065027053908" calcext:value-type="float">
            <text:p>0.212065027053908</text:p>
          </table:table-cell>
          <table:table-cell table:formula="of:=IF([.E277];[.C277]/[.E277];&quot;&quot;)" office:value-type="float" office:value="0.224327619440834" calcext:value-type="float">
            <text:p>0.224327619440834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4690435" calcext:value-type="float">
            <text:p>1.224690435</text:p>
          </table:table-cell>
          <table:table-cell office:value-type="float" office:value="1.224690057" calcext:value-type="float">
            <text:p>1.224690057</text:p>
          </table:table-cell>
          <table:table-cell office:value-type="float" office:value="6.067865785" calcext:value-type="float">
            <text:p>6.067865785</text:p>
          </table:table-cell>
          <table:table-cell office:value-type="float" office:value="5.835258327" calcext:value-type="float">
            <text:p>5.835258327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8];[.B278]/[.D278];&quot;&quot;)" office:value-type="float" office:value="0.201832156213389" calcext:value-type="float">
            <text:p>0.201832156213389</text:p>
          </table:table-cell>
          <table:table-cell table:formula="of:=IF([.E278];[.C278]/[.E278];&quot;&quot;)" office:value-type="float" office:value="0.209877607531667" calcext:value-type="float">
            <text:p>0.209877607531667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8597728" calcext:value-type="float">
            <text:p>1.218597728</text:p>
          </table:table-cell>
          <table:table-cell office:value-type="float" office:value="1.245553138" calcext:value-type="float">
            <text:p>1.245553138</text:p>
          </table:table-cell>
          <table:table-cell office:value-type="float" office:value="6.076830022" calcext:value-type="float">
            <text:p>6.076830022</text:p>
          </table:table-cell>
          <table:table-cell office:value-type="float" office:value="5.903413295" calcext:value-type="float">
            <text:p>5.903413295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9];[.B279]/[.D279];&quot;&quot;)" office:value-type="float" office:value="0.200531810761252" calcext:value-type="float">
            <text:p>0.200531810761252</text:p>
          </table:table-cell>
          <table:table-cell table:formula="of:=IF([.E279];[.C279]/[.E279];&quot;&quot;)" office:value-type="float" office:value="0.210988639242816" calcext:value-type="float">
            <text:p>0.210988639242816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2998447" calcext:value-type="float">
            <text:p>1.222998447</text:p>
          </table:table-cell>
          <table:table-cell office:value-type="float" office:value="1.215531511" calcext:value-type="float">
            <text:p>1.21553151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0];[.B280]/[.D280];&quot;&quot;)">
            <text:p/>
          </table:table-cell>
          <table:table-cell table:formula="of:=IF([.E280];[.C280]/[.E28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9605837" calcext:value-type="float">
            <text:p>1.219605837</text:p>
          </table:table-cell>
          <table:table-cell office:value-type="float" office:value="1.161333904" calcext:value-type="float">
            <text:p>1.161333904</text:p>
          </table:table-cell>
          <table:table-cell office:value-type="float" office:value="5.542046695" calcext:value-type="float">
            <text:p>5.542046695</text:p>
          </table:table-cell>
          <table:table-cell office:value-type="float" office:value="5.221524553" calcext:value-type="float">
            <text:p>5.221524553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1];[.B281]/[.D281];&quot;&quot;)" office:value-type="float" office:value="0.220064157543155" calcext:value-type="float">
            <text:p>0.220064157543155</text:p>
          </table:table-cell>
          <table:table-cell table:formula="of:=IF([.E281];[.C281]/[.E281];&quot;&quot;)" office:value-type="float" office:value="0.222412801512685" calcext:value-type="float">
            <text:p>0.222412801512685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7944779" calcext:value-type="float">
            <text:p>1.227944779</text:p>
          </table:table-cell>
          <table:table-cell office:value-type="float" office:value="1.149274446" calcext:value-type="float">
            <text:p>1.14927444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2];[.B282]/[.D282];&quot;&quot;)">
            <text:p/>
          </table:table-cell>
          <table:table-cell table:formula="of:=IF([.E282];[.C282]/[.E28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46990851" calcext:value-type="float">
            <text:p>1.246990851</text:p>
          </table:table-cell>
          <table:table-cell office:value-type="float" office:value="1.188101099" calcext:value-type="float">
            <text:p>1.18810109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3];[.B283]/[.D283];&quot;&quot;)">
            <text:p/>
          </table:table-cell>
          <table:table-cell table:formula="of:=IF([.E283];[.C283]/[.E28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72397505" calcext:value-type="float">
            <text:p>1.272397505</text:p>
          </table:table-cell>
          <table:table-cell office:value-type="float" office:value="1.242155307" calcext:value-type="float">
            <text:p>1.242155307</text:p>
          </table:table-cell>
          <table:table-cell office:value-type="float" office:value="5.66634665" calcext:value-type="float">
            <text:p>5.66634665</text:p>
          </table:table-cell>
          <table:table-cell office:value-type="float" office:value="5.531360241" calcext:value-type="float">
            <text:p>5.53136024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4];[.B284]/[.D284];&quot;&quot;)" office:value-type="float" office:value="0.224553417500498" calcext:value-type="float">
            <text:p>0.224553417500498</text:p>
          </table:table-cell>
          <table:table-cell table:formula="of:=IF([.E284];[.C284]/[.E284];&quot;&quot;)" office:value-type="float" office:value="0.224565975253753" calcext:value-type="float">
            <text:p>0.224565975253753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30458626" calcext:value-type="float">
            <text:p>1.230458626</text:p>
          </table:table-cell>
          <table:table-cell office:value-type="float" office:value="1.166012157" calcext:value-type="float">
            <text:p>1.166012157</text:p>
          </table:table-cell>
          <table:table-cell office:value-type="float" office:value="5.938828938" calcext:value-type="float">
            <text:p>5.938828938</text:p>
          </table:table-cell>
          <table:table-cell office:value-type="float" office:value="5.856338622" calcext:value-type="float">
            <text:p>5.85633862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5];[.B285]/[.D285];&quot;&quot;)" office:value-type="float" office:value="0.207188763785875" calcext:value-type="float">
            <text:p>0.207188763785875</text:p>
          </table:table-cell>
          <table:table-cell table:formula="of:=IF([.E285];[.C285]/[.E285];&quot;&quot;)" office:value-type="float" office:value="0.199102584782195" calcext:value-type="float">
            <text:p>0.199102584782195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81573234" calcext:value-type="float">
            <text:p>1.181573234</text:p>
          </table:table-cell>
          <table:table-cell office:value-type="float" office:value="1.244014193" calcext:value-type="float">
            <text:p>1.24401419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6];[.B286]/[.D286];&quot;&quot;)">
            <text:p/>
          </table:table-cell>
          <table:table-cell table:formula="of:=IF([.E286];[.C286]/[.E28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4024626" calcext:value-type="float">
            <text:p>1.24024626</text:p>
          </table:table-cell>
          <table:table-cell office:value-type="float" office:value="1.172889729" calcext:value-type="float">
            <text:p>1.172889729</text:p>
          </table:table-cell>
          <table:table-cell office:value-type="float" office:value="5.786727506" calcext:value-type="float">
            <text:p>5.786727506</text:p>
          </table:table-cell>
          <table:table-cell office:value-type="float" office:value="5.706273285" calcext:value-type="float">
            <text:p>5.706273285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7];[.B287]/[.D287];&quot;&quot;)" office:value-type="float" office:value="0.214326017375804" calcext:value-type="float">
            <text:p>0.214326017375804</text:p>
          </table:table-cell>
          <table:table-cell table:formula="of:=IF([.E287];[.C287]/[.E287];&quot;&quot;)" office:value-type="float" office:value="0.205543911134288" calcext:value-type="float">
            <text:p>0.205543911134288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31261799" calcext:value-type="float">
            <text:p>1.231261799</text:p>
          </table:table-cell>
          <table:table-cell office:value-type="float" office:value="1.236022167" calcext:value-type="float">
            <text:p>1.236022167</text:p>
          </table:table-cell>
          <table:table-cell office:value-type="float" office:value="5.844586171" calcext:value-type="float">
            <text:p>5.844586171</text:p>
          </table:table-cell>
          <table:table-cell office:value-type="float" office:value="5.744117873" calcext:value-type="float">
            <text:p>5.74411787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8];[.B288]/[.D288];&quot;&quot;)" office:value-type="float" office:value="0.210667062299354" calcext:value-type="float">
            <text:p>0.210667062299354</text:p>
          </table:table-cell>
          <table:table-cell table:formula="of:=IF([.E288];[.C288]/[.E288];&quot;&quot;)" office:value-type="float" office:value="0.215180501920038" calcext:value-type="float">
            <text:p>0.215180501920038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6400151" calcext:value-type="float">
            <text:p>1.206400151</text:p>
          </table:table-cell>
          <table:table-cell office:value-type="float" office:value="1.19701824" calcext:value-type="float">
            <text:p>1.1970182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9];[.B289]/[.D289];&quot;&quot;)">
            <text:p/>
          </table:table-cell>
          <table:table-cell table:formula="of:=IF([.E289];[.C289]/[.E2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95529319" calcext:value-type="float">
            <text:p>1.195529319</text:p>
          </table:table-cell>
          <table:table-cell office:value-type="float" office:value="1.186671797" calcext:value-type="float">
            <text:p>1.186671797</text:p>
          </table:table-cell>
          <table:table-cell office:value-type="float" office:value="5.833586163" calcext:value-type="float">
            <text:p>5.833586163</text:p>
          </table:table-cell>
          <table:table-cell office:value-type="float" office:value="5.777783413" calcext:value-type="float">
            <text:p>5.77778341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0];[.B290]/[.D290];&quot;&quot;)" office:value-type="float" office:value="0.204939000744129" calcext:value-type="float">
            <text:p>0.204939000744129</text:p>
          </table:table-cell>
          <table:table-cell table:formula="of:=IF([.E290];[.C290]/[.E290];&quot;&quot;)" office:value-type="float" office:value="0.205385303009107" calcext:value-type="float">
            <text:p>0.205385303009107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30058021" calcext:value-type="float">
            <text:p>1.230058021</text:p>
          </table:table-cell>
          <table:table-cell office:value-type="float" office:value="1.184440543" calcext:value-type="float">
            <text:p>1.18444054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1];[.B291]/[.D291];&quot;&quot;)">
            <text:p/>
          </table:table-cell>
          <table:table-cell table:formula="of:=IF([.E291];[.C291]/[.E2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4295126" calcext:value-type="float">
            <text:p>1.24295126</text:p>
          </table:table-cell>
          <table:table-cell office:value-type="float" office:value="1.210303585" calcext:value-type="float">
            <text:p>1.21030358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2];[.B292]/[.D292];&quot;&quot;)">
            <text:p/>
          </table:table-cell>
          <table:table-cell table:formula="of:=IF([.E292];[.C292]/[.E2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3721776" calcext:value-type="float">
            <text:p>1.253721776</text:p>
          </table:table-cell>
          <table:table-cell office:value-type="float" office:value="1.219816804" calcext:value-type="float">
            <text:p>1.21981680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3];[.B293]/[.D293];&quot;&quot;)">
            <text:p/>
          </table:table-cell>
          <table:table-cell table:formula="of:=IF([.E293];[.C293]/[.E29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4922063" calcext:value-type="float">
            <text:p>1.214922063</text:p>
          </table:table-cell>
          <table:table-cell office:value-type="float" office:value="1.203807055" calcext:value-type="float">
            <text:p>1.203807055</text:p>
          </table:table-cell>
          <table:table-cell office:value-type="float" office:value="5.726586387" calcext:value-type="float">
            <text:p>5.726586387</text:p>
          </table:table-cell>
          <table:table-cell office:value-type="float" office:value="5.528473965" calcext:value-type="float">
            <text:p>5.52847396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4];[.B294]/[.D294];&quot;&quot;)" office:value-type="float" office:value="0.212154673115211" calcext:value-type="float">
            <text:p>0.212154673115211</text:p>
          </table:table-cell>
          <table:table-cell table:formula="of:=IF([.E294];[.C294]/[.E294];&quot;&quot;)" office:value-type="float" office:value="0.217746716837437" calcext:value-type="float">
            <text:p>0.217746716837437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7280425" calcext:value-type="float">
            <text:p>1.227280425</text:p>
          </table:table-cell>
          <table:table-cell office:value-type="float" office:value="1.224266265" calcext:value-type="float">
            <text:p>1.224266265</text:p>
          </table:table-cell>
          <table:table-cell office:value-type="float" office:value="6.300762409" calcext:value-type="float">
            <text:p>6.300762409</text:p>
          </table:table-cell>
          <table:table-cell office:value-type="float" office:value="5.988192179" calcext:value-type="float">
            <text:p>5.988192179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5];[.B295]/[.D295];&quot;&quot;)" office:value-type="float" office:value="0.194782844572421" calcext:value-type="float">
            <text:p>0.194782844572421</text:p>
          </table:table-cell>
          <table:table-cell table:formula="of:=IF([.E295];[.C295]/[.E295];&quot;&quot;)" office:value-type="float" office:value="0.204446722550652" calcext:value-type="float">
            <text:p>0.204446722550652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2838605" calcext:value-type="float">
            <text:p>1.222838605</text:p>
          </table:table-cell>
          <table:table-cell office:value-type="float" office:value="1.223081606" calcext:value-type="float">
            <text:p>1.22308160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6];[.B296]/[.D296];&quot;&quot;)">
            <text:p/>
          </table:table-cell>
          <table:table-cell table:formula="of:=IF([.E296];[.C296]/[.E29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86548613" calcext:value-type="float">
            <text:p>1.186548613</text:p>
          </table:table-cell>
          <table:table-cell office:value-type="float" office:value="1.236990002" calcext:value-type="float">
            <text:p>1.2369900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7];[.B297]/[.D297];&quot;&quot;)">
            <text:p/>
          </table:table-cell>
          <table:table-cell table:formula="of:=IF([.E297];[.C297]/[.E29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98162955" calcext:value-type="float">
            <text:p>1.198162955</text:p>
          </table:table-cell>
          <table:table-cell office:value-type="float" office:value="1.185006683" calcext:value-type="float">
            <text:p>1.185006683</text:p>
          </table:table-cell>
          <table:table-cell office:value-type="float" office:value="6.106342563" calcext:value-type="float">
            <text:p>6.106342563</text:p>
          </table:table-cell>
          <table:table-cell office:value-type="float" office:value="5.770209968" calcext:value-type="float">
            <text:p>5.770209968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8];[.B298]/[.D298];&quot;&quot;)" office:value-type="float" office:value="0.196216137997235" calcext:value-type="float">
            <text:p>0.196216137997235</text:p>
          </table:table-cell>
          <table:table-cell table:formula="of:=IF([.E298];[.C298]/[.E298];&quot;&quot;)" office:value-type="float" office:value="0.205366302018769" calcext:value-type="float">
            <text:p>0.205366302018769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10194017" calcext:value-type="float">
            <text:p>1.210194017</text:p>
          </table:table-cell>
          <table:table-cell office:value-type="float" office:value="1.22369248" calcext:value-type="float">
            <text:p>1.223692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9];[.B299]/[.D299];&quot;&quot;)">
            <text:p/>
          </table:table-cell>
          <table:table-cell table:formula="of:=IF([.E299];[.C299]/[.E2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182732869" calcext:value-type="float">
            <text:p>1.182732869</text:p>
          </table:table-cell>
          <table:table-cell office:value-type="float" office:value="1.195620374" calcext:value-type="float">
            <text:p>1.195620374</text:p>
          </table:table-cell>
          <table:table-cell office:value-type="float" office:value="5.890848752" calcext:value-type="float">
            <text:p>5.890848752</text:p>
          </table:table-cell>
          <table:table-cell office:value-type="float" office:value="5.606563983" calcext:value-type="float">
            <text:p>5.606563983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0];[.B300]/[.D300];&quot;&quot;)" office:value-type="float" office:value="0.200774611400174" calcext:value-type="float">
            <text:p>0.200774611400174</text:p>
          </table:table-cell>
          <table:table-cell table:formula="of:=IF([.E300];[.C300]/[.E300];&quot;&quot;)" office:value-type="float" office:value="0.213253675089647" calcext:value-type="float">
            <text:p>0.213253675089647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43425403" calcext:value-type="float">
            <text:p>1.243425403</text:p>
          </table:table-cell>
          <table:table-cell office:value-type="float" office:value="1.234695188" calcext:value-type="float">
            <text:p>1.234695188</text:p>
          </table:table-cell>
          <table:table-cell office:value-type="float" office:value="5.859677806" calcext:value-type="float">
            <text:p>5.859677806</text:p>
          </table:table-cell>
          <table:table-cell office:value-type="float" office:value="5.684432629" calcext:value-type="float">
            <text:p>5.684432629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1];[.B301]/[.D301];&quot;&quot;)" office:value-type="float" office:value="0.212200302502434" calcext:value-type="float">
            <text:p>0.212200302502434</text:p>
          </table:table-cell>
          <table:table-cell table:formula="of:=IF([.E301];[.C301]/[.E301];&quot;&quot;)" office:value-type="float" office:value="0.21720640714449" calcext:value-type="float">
            <text:p>0.21720640714449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8132816" calcext:value-type="float">
            <text:p>1.258132816</text:p>
          </table:table-cell>
          <table:table-cell office:value-type="float" office:value="1.191610111" calcext:value-type="float">
            <text:p>1.19161011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2];[.B302]/[.D302];&quot;&quot;)">
            <text:p/>
          </table:table-cell>
          <table:table-cell table:formula="of:=IF([.E302];[.C302]/[.E30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54261112" calcext:value-type="float">
            <text:p>1.254261112</text:p>
          </table:table-cell>
          <table:table-cell office:value-type="float" office:value="1.220078176" calcext:value-type="float">
            <text:p>1.22007817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3];[.B303]/[.D303];&quot;&quot;)">
            <text:p/>
          </table:table-cell>
          <table:table-cell table:formula="of:=IF([.E303];[.C303]/[.E3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66097053" calcext:value-type="float">
            <text:p>1.266097053</text:p>
          </table:table-cell>
          <table:table-cell office:value-type="float" office:value="1.23123112" calcext:value-type="float">
            <text:p>1.2312311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4];[.B304]/[.D304];&quot;&quot;)">
            <text:p/>
          </table:table-cell>
          <table:table-cell table:formula="of:=IF([.E304];[.C304]/[.E30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0711239" calcext:value-type="float">
            <text:p>1.20711239</text:p>
          </table:table-cell>
          <table:table-cell office:value-type="float" office:value="1.255108539" calcext:value-type="float">
            <text:p>1.25510853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5];[.B305]/[.D305];&quot;&quot;)">
            <text:p/>
          </table:table-cell>
          <table:table-cell table:formula="of:=IF([.E305];[.C305]/[.E30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220017838" calcext:value-type="float">
            <text:p>1.220017838</text:p>
          </table:table-cell>
          <table:table-cell office:value-type="float" office:value="1.238406388" calcext:value-type="float">
            <text:p>1.23840638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6];[.B306]/[.D306];&quot;&quot;)">
            <text:p/>
          </table:table-cell>
          <table:table-cell table:formula="of:=IF([.E306];[.C306]/[.E30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62380846" calcext:value-type="float">
            <text:p>1.262380846</text:p>
          </table:table-cell>
          <table:table-cell office:value-type="float" office:value="1.22103328" calcext:value-type="float">
            <text:p>1.22103328</text:p>
          </table:table-cell>
          <table:table-cell office:value-type="float" office:value="6.149758669" calcext:value-type="float">
            <text:p>6.149758669</text:p>
          </table:table-cell>
          <table:table-cell office:value-type="float" office:value="5.951569458" calcext:value-type="float">
            <text:p>5.951569458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7];[.B307]/[.D307];&quot;&quot;)" office:value-type="float" office:value="0.205273233299946" calcext:value-type="float">
            <text:p>0.205273233299946</text:p>
          </table:table-cell>
          <table:table-cell table:formula="of:=IF([.E307];[.C307]/[.E307];&quot;&quot;)" office:value-type="float" office:value="0.205161560932252" calcext:value-type="float">
            <text:p>0.205161560932252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300795173" calcext:value-type="float">
            <text:p>1.300795173</text:p>
          </table:table-cell>
          <table:table-cell office:value-type="float" office:value="1.255817026" calcext:value-type="float">
            <text:p>1.255817026</text:p>
          </table:table-cell>
          <table:table-cell office:value-type="float" office:value="6.193138119" calcext:value-type="float">
            <text:p>6.193138119</text:p>
          </table:table-cell>
          <table:table-cell office:value-type="float" office:value="5.979810517" calcext:value-type="float">
            <text:p>5.979810517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8];[.B308]/[.D308];&quot;&quot;)" office:value-type="float" office:value="0.210038133819311" calcext:value-type="float">
            <text:p>0.210038133819311</text:p>
          </table:table-cell>
          <table:table-cell table:formula="of:=IF([.E308];[.C308]/[.E308];&quot;&quot;)" office:value-type="float" office:value="0.210009501543542" calcext:value-type="float">
            <text:p>0.210009501543542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15595008" calcext:value-type="float">
            <text:p>1.215595008</text:p>
          </table:table-cell>
          <table:table-cell office:value-type="float" office:value="1.247224722" calcext:value-type="float">
            <text:p>1.247224722</text:p>
          </table:table-cell>
          <table:table-cell office:value-type="float" office:value="6.252479004" calcext:value-type="float">
            <text:p>6.252479004</text:p>
          </table:table-cell>
          <table:table-cell office:value-type="float" office:value="5.884157725" calcext:value-type="float">
            <text:p>5.884157725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9];[.B309]/[.D309];&quot;&quot;)" office:value-type="float" office:value="0.194418087165479" calcext:value-type="float">
            <text:p>0.194418087165479</text:p>
          </table:table-cell>
          <table:table-cell table:formula="of:=IF([.E309];[.C309]/[.E309];&quot;&quot;)" office:value-type="float" office:value="0.211963169631045" calcext:value-type="float">
            <text:p>0.211963169631045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03181883" calcext:value-type="float">
            <text:p>1.203181883</text:p>
          </table:table-cell>
          <table:table-cell office:value-type="float" office:value="1.235686955" calcext:value-type="float">
            <text:p>1.235686955</text:p>
          </table:table-cell>
          <table:table-cell office:value-type="float" office:value="6.423052478" calcext:value-type="float">
            <text:p>6.423052478</text:p>
          </table:table-cell>
          <table:table-cell office:value-type="float" office:value="6.15478611" calcext:value-type="float">
            <text:p>6.15478611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0];[.B310]/[.D310];&quot;&quot;)" office:value-type="float" office:value="0.187322443202993" calcext:value-type="float">
            <text:p>0.187322443202993</text:p>
          </table:table-cell>
          <table:table-cell table:formula="of:=IF([.E310];[.C310]/[.E310];&quot;&quot;)" office:value-type="float" office:value="0.200768464235063" calcext:value-type="float">
            <text:p>0.200768464235063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78620798" calcext:value-type="float">
            <text:p>1.278620798</text:p>
          </table:table-cell>
          <table:table-cell office:value-type="float" office:value="1.225070194" calcext:value-type="float">
            <text:p>1.22507019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1];[.B311]/[.D311];&quot;&quot;)">
            <text:p/>
          </table:table-cell>
          <table:table-cell table:formula="of:=IF([.E311];[.C311]/[.E31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8223121" calcext:value-type="float">
            <text:p>1.238223121</text:p>
          </table:table-cell>
          <table:table-cell office:value-type="float" office:value="1.21310429" calcext:value-type="float">
            <text:p>1.2131042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2];[.B312]/[.D312];&quot;&quot;)">
            <text:p/>
          </table:table-cell>
          <table:table-cell table:formula="of:=IF([.E312];[.C312]/[.E3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5066503" calcext:value-type="float">
            <text:p>1.235066503</text:p>
          </table:table-cell>
          <table:table-cell office:value-type="float" office:value="1.264048735" calcext:value-type="float">
            <text:p>1.264048735</text:p>
          </table:table-cell>
          <table:table-cell office:value-type="float" office:value="6.222950566" calcext:value-type="float">
            <text:p>6.222950566</text:p>
          </table:table-cell>
          <table:table-cell office:value-type="float" office:value="6.0369815" calcext:value-type="float">
            <text:p>6.0369815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3];[.B313]/[.D313];&quot;&quot;)" office:value-type="float" office:value="0.198469598930765" calcext:value-type="float">
            <text:p>0.198469598930765</text:p>
          </table:table-cell>
          <table:table-cell table:formula="of:=IF([.E313];[.C313]/[.E313];&quot;&quot;)" office:value-type="float" office:value="0.209384232004024" calcext:value-type="float">
            <text:p>0.209384232004024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31355507" calcext:value-type="float">
            <text:p>1.31355507</text:p>
          </table:table-cell>
          <table:table-cell office:value-type="float" office:value="1.219669585" calcext:value-type="float">
            <text:p>1.219669585</text:p>
          </table:table-cell>
          <table:table-cell office:value-type="float" office:value="6.216278591" calcext:value-type="float">
            <text:p>6.216278591</text:p>
          </table:table-cell>
          <table:table-cell office:value-type="float" office:value="6.060982701" calcext:value-type="float">
            <text:p>6.060982701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4];[.B314]/[.D314];&quot;&quot;)" office:value-type="float" office:value="0.21130891268319" calcext:value-type="float">
            <text:p>0.21130891268319</text:p>
          </table:table-cell>
          <table:table-cell table:formula="of:=IF([.E314];[.C314]/[.E314];&quot;&quot;)" office:value-type="float" office:value="0.201232975767901" calcext:value-type="float">
            <text:p>0.20123297576790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41139326" calcext:value-type="float">
            <text:p>1.241139326</text:p>
          </table:table-cell>
          <table:table-cell office:value-type="float" office:value="1.158522719" calcext:value-type="float">
            <text:p>1.158522719</text:p>
          </table:table-cell>
          <table:table-cell office:value-type="float" office:value="6.893295944" calcext:value-type="float">
            <text:p>6.893295944</text:p>
          </table:table-cell>
          <table:table-cell office:value-type="float" office:value="6.44518274" calcext:value-type="float">
            <text:p>6.44518274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5];[.B315]/[.D315];&quot;&quot;)" office:value-type="float" office:value="0.180050201831288" calcext:value-type="float">
            <text:p>0.180050201831288</text:p>
          </table:table-cell>
          <table:table-cell table:formula="of:=IF([.E315];[.C315]/[.E315];&quot;&quot;)" office:value-type="float" office:value="0.1797501740036" calcext:value-type="float">
            <text:p>0.1797501740036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306910787" calcext:value-type="float">
            <text:p>1.306910787</text:p>
          </table:table-cell>
          <table:table-cell office:value-type="float" office:value="1.226701943" calcext:value-type="float">
            <text:p>1.226701943</text:p>
          </table:table-cell>
          <table:table-cell office:value-type="float" office:value="6.752058939" calcext:value-type="float">
            <text:p>6.752058939</text:p>
          </table:table-cell>
          <table:table-cell office:value-type="float" office:value="6.414639948" calcext:value-type="float">
            <text:p>6.41463994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6];[.B316]/[.D316];&quot;&quot;)" office:value-type="float" office:value="0.193557372470679" calcext:value-type="float">
            <text:p>0.193557372470679</text:p>
          </table:table-cell>
          <table:table-cell table:formula="of:=IF([.E316];[.C316]/[.E316];&quot;&quot;)" office:value-type="float" office:value="0.191234730701054" calcext:value-type="float">
            <text:p>0.191234730701054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70224774" calcext:value-type="float">
            <text:p>1.270224774</text:p>
          </table:table-cell>
          <table:table-cell office:value-type="float" office:value="1.287218429" calcext:value-type="float">
            <text:p>1.28721842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7];[.B317]/[.D317];&quot;&quot;)">
            <text:p/>
          </table:table-cell>
          <table:table-cell table:formula="of:=IF([.E317];[.C317]/[.E31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83816459" calcext:value-type="float">
            <text:p>1.183816459</text:p>
          </table:table-cell>
          <table:table-cell office:value-type="float" office:value="1.222167967" calcext:value-type="float">
            <text:p>1.222167967</text:p>
          </table:table-cell>
          <table:table-cell office:value-type="float" office:value="6.244833275" calcext:value-type="float">
            <text:p>6.244833275</text:p>
          </table:table-cell>
          <table:table-cell office:value-type="float" office:value="6.052909804" calcext:value-type="float">
            <text:p>6.052909804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8];[.B318]/[.D318];&quot;&quot;)" office:value-type="float" office:value="0.189567344213845" calcext:value-type="float">
            <text:p>0.189567344213845</text:p>
          </table:table-cell>
          <table:table-cell table:formula="of:=IF([.E318];[.C318]/[.E318];&quot;&quot;)" office:value-type="float" office:value="0.201914121732385" calcext:value-type="float">
            <text:p>0.201914121732385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52652441" calcext:value-type="float">
            <text:p>1.252652441</text:p>
          </table:table-cell>
          <table:table-cell office:value-type="float" office:value="1.243854495" calcext:value-type="float">
            <text:p>1.243854495</text:p>
          </table:table-cell>
          <table:table-cell office:value-type="float" office:value="7.077383606" calcext:value-type="float">
            <text:p>7.077383606</text:p>
          </table:table-cell>
          <table:table-cell office:value-type="float" office:value="6.627871026" calcext:value-type="float">
            <text:p>6.627871026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19];[.B319]/[.D319];&quot;&quot;)" office:value-type="float" office:value="0.17699371840436" calcext:value-type="float">
            <text:p>0.17699371840436</text:p>
          </table:table-cell>
          <table:table-cell table:formula="of:=IF([.E319];[.C319]/[.E319];&quot;&quot;)" office:value-type="float" office:value="0.187670292635534" calcext:value-type="float">
            <text:p>0.187670292635534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79666613" calcext:value-type="float">
            <text:p>1.179666613</text:p>
          </table:table-cell>
          <table:table-cell office:value-type="float" office:value="1.231998064" calcext:value-type="float">
            <text:p>1.2319980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0];[.B320]/[.D320];&quot;&quot;)">
            <text:p/>
          </table:table-cell>
          <table:table-cell table:formula="of:=IF([.E320];[.C320]/[.E32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57689288" calcext:value-type="float">
            <text:p>1.257689288</text:p>
          </table:table-cell>
          <table:table-cell office:value-type="float" office:value="1.197759578" calcext:value-type="float">
            <text:p>1.19775957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1];[.B321]/[.D321];&quot;&quot;)">
            <text:p/>
          </table:table-cell>
          <table:table-cell table:formula="of:=IF([.E321];[.C321]/[.E3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9489212" calcext:value-type="float">
            <text:p>1.29489212</text:p>
          </table:table-cell>
          <table:table-cell office:value-type="float" office:value="1.253347012" calcext:value-type="float">
            <text:p>1.253347012</text:p>
          </table:table-cell>
          <table:table-cell office:value-type="float" office:value="6.588490292" calcext:value-type="float">
            <text:p>6.588490292</text:p>
          </table:table-cell>
          <table:table-cell office:value-type="float" office:value="6.322440995" calcext:value-type="float">
            <text:p>6.322440995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2];[.B322]/[.D322];&quot;&quot;)" office:value-type="float" office:value="0.196538518326772" calcext:value-type="float">
            <text:p>0.196538518326772</text:p>
          </table:table-cell>
          <table:table-cell table:formula="of:=IF([.E322];[.C322]/[.E322];&quot;&quot;)" office:value-type="float" office:value="0.19823783456282" calcext:value-type="float">
            <text:p>0.19823783456282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58066415" calcext:value-type="float">
            <text:p>1.258066415</text:p>
          </table:table-cell>
          <table:table-cell office:value-type="float" office:value="1.188243031" calcext:value-type="float">
            <text:p>1.18824303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3];[.B323]/[.D323];&quot;&quot;)">
            <text:p/>
          </table:table-cell>
          <table:table-cell table:formula="of:=IF([.E323];[.C323]/[.E32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63952361" calcext:value-type="float">
            <text:p>1.263952361</text:p>
          </table:table-cell>
          <table:table-cell office:value-type="float" office:value="1.197466168" calcext:value-type="float">
            <text:p>1.197466168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4];[.B324]/[.D324];&quot;&quot;)">
            <text:p/>
          </table:table-cell>
          <table:table-cell table:formula="of:=IF([.E324];[.C324]/[.E32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48615494" calcext:value-type="float">
            <text:p>1.248615494</text:p>
          </table:table-cell>
          <table:table-cell office:value-type="float" office:value="1.226435223" calcext:value-type="float">
            <text:p>1.2264352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5];[.B325]/[.D325];&quot;&quot;)">
            <text:p/>
          </table:table-cell>
          <table:table-cell table:formula="of:=IF([.E325];[.C325]/[.E32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63611215" calcext:value-type="float">
            <text:p>1.263611215</text:p>
          </table:table-cell>
          <table:table-cell office:value-type="float" office:value="1.200390814" calcext:value-type="float">
            <text:p>1.200390814</text:p>
          </table:table-cell>
          <table:table-cell office:value-type="float" office:value="6.4311427" calcext:value-type="float">
            <text:p>6.4311427</text:p>
          </table:table-cell>
          <table:table-cell office:value-type="float" office:value="6.357527218" calcext:value-type="float">
            <text:p>6.357527218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6];[.B326]/[.D326];&quot;&quot;)" office:value-type="float" office:value="0.196483156096039" calcext:value-type="float">
            <text:p>0.196483156096039</text:p>
          </table:table-cell>
          <table:table-cell table:formula="of:=IF([.E326];[.C326]/[.E326];&quot;&quot;)" office:value-type="float" office:value="0.188814105364952" calcext:value-type="float">
            <text:p>0.188814105364952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19512558" calcext:value-type="float">
            <text:p>1.219512558</text:p>
          </table:table-cell>
          <table:table-cell office:value-type="float" office:value="1.254386287" calcext:value-type="float">
            <text:p>1.25438628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7];[.B327]/[.D327];&quot;&quot;)">
            <text:p/>
          </table:table-cell>
          <table:table-cell table:formula="of:=IF([.E327];[.C327]/[.E32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464193" calcext:value-type="float">
            <text:p>1.23464193</text:p>
          </table:table-cell>
          <table:table-cell office:value-type="float" office:value="1.206352605" calcext:value-type="float">
            <text:p>1.206352605</text:p>
          </table:table-cell>
          <table:table-cell office:value-type="float" office:value="6.246973283" calcext:value-type="float">
            <text:p>6.246973283</text:p>
          </table:table-cell>
          <table:table-cell office:value-type="float" office:value="5.914174234" calcext:value-type="float">
            <text:p>5.914174234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8];[.B328]/[.D328];&quot;&quot;)" office:value-type="float" office:value="0.197638420090551" calcext:value-type="float">
            <text:p>0.197638420090551</text:p>
          </table:table-cell>
          <table:table-cell table:formula="of:=IF([.E328];[.C328]/[.E328];&quot;&quot;)" office:value-type="float" office:value="0.203976507500371" calcext:value-type="float">
            <text:p>0.203976507500371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84266483" calcext:value-type="float">
            <text:p>1.284266483</text:p>
          </table:table-cell>
          <table:table-cell office:value-type="float" office:value="1.214358289" calcext:value-type="float">
            <text:p>1.21435828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9];[.B329]/[.D329];&quot;&quot;)">
            <text:p/>
          </table:table-cell>
          <table:table-cell table:formula="of:=IF([.E329];[.C329]/[.E3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89203442" calcext:value-type="float">
            <text:p>1.289203442</text:p>
          </table:table-cell>
          <table:table-cell office:value-type="float" office:value="1.279898957" calcext:value-type="float">
            <text:p>1.27989895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0];[.B330]/[.D330];&quot;&quot;)">
            <text:p/>
          </table:table-cell>
          <table:table-cell table:formula="of:=IF([.E330];[.C330]/[.E33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88978738" calcext:value-type="float">
            <text:p>1.188978738</text:p>
          </table:table-cell>
          <table:table-cell office:value-type="float" office:value="1.208650936" calcext:value-type="float">
            <text:p>1.20865093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1];[.B331]/[.D331];&quot;&quot;)">
            <text:p/>
          </table:table-cell>
          <table:table-cell table:formula="of:=IF([.E331];[.C331]/[.E3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48343483" calcext:value-type="float">
            <text:p>1.248343483</text:p>
          </table:table-cell>
          <table:table-cell office:value-type="float" office:value="1.186377177" calcext:value-type="float">
            <text:p>1.186377177</text:p>
          </table:table-cell>
          <table:table-cell office:value-type="float" office:value="6.601140213" calcext:value-type="float">
            <text:p>6.601140213</text:p>
          </table:table-cell>
          <table:table-cell office:value-type="float" office:value="6.408465982" calcext:value-type="float">
            <text:p>6.408465982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2];[.B332]/[.D332];&quot;&quot;)" office:value-type="float" office:value="0.189110281363448" calcext:value-type="float">
            <text:p>0.189110281363448</text:p>
          </table:table-cell>
          <table:table-cell table:formula="of:=IF([.E332];[.C332]/[.E332];&quot;&quot;)" office:value-type="float" office:value="0.18512654671684" calcext:value-type="float">
            <text:p>0.18512654671684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13453469" calcext:value-type="float">
            <text:p>1.213453469</text:p>
          </table:table-cell>
          <table:table-cell office:value-type="float" office:value="1.233097137" calcext:value-type="float">
            <text:p>1.23309713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3];[.B333]/[.D333];&quot;&quot;)">
            <text:p/>
          </table:table-cell>
          <table:table-cell table:formula="of:=IF([.E333];[.C333]/[.E33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10823557" calcext:value-type="float">
            <text:p>1.210823557</text:p>
          </table:table-cell>
          <table:table-cell office:value-type="float" office:value="1.194452041" calcext:value-type="float">
            <text:p>1.19445204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4];[.B334]/[.D334];&quot;&quot;)">
            <text:p/>
          </table:table-cell>
          <table:table-cell table:formula="of:=IF([.E334];[.C334]/[.E33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0712497" calcext:value-type="float">
            <text:p>1.230712497</text:p>
          </table:table-cell>
          <table:table-cell office:value-type="float" office:value="1.193170535" calcext:value-type="float">
            <text:p>1.193170535</text:p>
          </table:table-cell>
          <table:table-cell office:value-type="float" office:value="6.613514737" calcext:value-type="float">
            <text:p>6.613514737</text:p>
          </table:table-cell>
          <table:table-cell office:value-type="float" office:value="6.464594538" calcext:value-type="float">
            <text:p>6.46459453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5];[.B335]/[.D335];&quot;&quot;)" office:value-type="float" office:value="0.186090535205834" calcext:value-type="float">
            <text:p>0.186090535205834</text:p>
          </table:table-cell>
          <table:table-cell table:formula="of:=IF([.E335];[.C335]/[.E335];&quot;&quot;)" office:value-type="float" office:value="0.184570049673856" calcext:value-type="float">
            <text:p>0.184570049673856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13083027" calcext:value-type="float">
            <text:p>1.213083027</text:p>
          </table:table-cell>
          <table:table-cell office:value-type="float" office:value="1.202095466" calcext:value-type="float">
            <text:p>1.20209546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6];[.B336]/[.D336];&quot;&quot;)">
            <text:p/>
          </table:table-cell>
          <table:table-cell table:formula="of:=IF([.E336];[.C336]/[.E33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89849836" calcext:value-type="float">
            <text:p>1.289849836</text:p>
          </table:table-cell>
          <table:table-cell office:value-type="float" office:value="1.200447002" calcext:value-type="float">
            <text:p>1.20044700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7];[.B337]/[.D337];&quot;&quot;)">
            <text:p/>
          </table:table-cell>
          <table:table-cell table:formula="of:=IF([.E337];[.C337]/[.E33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44696566" calcext:value-type="float">
            <text:p>1.244696566</text:p>
          </table:table-cell>
          <table:table-cell office:value-type="float" office:value="1.258846659" calcext:value-type="float">
            <text:p>1.25884665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8];[.B338]/[.D338];&quot;&quot;)">
            <text:p/>
          </table:table-cell>
          <table:table-cell table:formula="of:=IF([.E338];[.C338]/[.E3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03732794" calcext:value-type="float">
            <text:p>1.203732794</text:p>
          </table:table-cell>
          <table:table-cell office:value-type="float" office:value="1.183715217" calcext:value-type="float">
            <text:p>1.183715217</text:p>
          </table:table-cell>
          <table:table-cell office:value-type="float" office:value="6.492157865" calcext:value-type="float">
            <text:p>6.492157865</text:p>
          </table:table-cell>
          <table:table-cell office:value-type="float" office:value="6.279587881" calcext:value-type="float">
            <text:p>6.279587881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9];[.B339]/[.D339];&quot;&quot;)" office:value-type="float" office:value="0.185413358552088" calcext:value-type="float">
            <text:p>0.185413358552088</text:p>
          </table:table-cell>
          <table:table-cell table:formula="of:=IF([.E339];[.C339]/[.E339];&quot;&quot;)" office:value-type="float" office:value="0.188502054502898" calcext:value-type="float">
            <text:p>0.188502054502898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45632608" calcext:value-type="float">
            <text:p>1.245632608</text:p>
          </table:table-cell>
          <table:table-cell office:value-type="float" office:value="1.186281274" calcext:value-type="float">
            <text:p>1.18628127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0];[.B340]/[.D340];&quot;&quot;)">
            <text:p/>
          </table:table-cell>
          <table:table-cell table:formula="of:=IF([.E340];[.C340]/[.E34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6881692" calcext:value-type="float">
            <text:p>1.236881692</text:p>
          </table:table-cell>
          <table:table-cell office:value-type="float" office:value="1.231906165" calcext:value-type="float">
            <text:p>1.231906165</text:p>
          </table:table-cell>
          <table:table-cell office:value-type="float" office:value="6.576589195" calcext:value-type="float">
            <text:p>6.576589195</text:p>
          </table:table-cell>
          <table:table-cell office:value-type="float" office:value="6.527655881" calcext:value-type="float">
            <text:p>6.52765588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1];[.B341]/[.D341];&quot;&quot;)" office:value-type="float" office:value="0.188073430668342" calcext:value-type="float">
            <text:p>0.188073430668342</text:p>
          </table:table-cell>
          <table:table-cell table:formula="of:=IF([.E341];[.C341]/[.E341];&quot;&quot;)" office:value-type="float" office:value="0.188721064262242" calcext:value-type="float">
            <text:p>0.188721064262242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89488389" calcext:value-type="float">
            <text:p>1.189488389</text:p>
          </table:table-cell>
          <table:table-cell office:value-type="float" office:value="1.218897642" calcext:value-type="float">
            <text:p>1.21889764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2];[.B342]/[.D342];&quot;&quot;)">
            <text:p/>
          </table:table-cell>
          <table:table-cell table:formula="of:=IF([.E342];[.C342]/[.E34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85709678" calcext:value-type="float">
            <text:p>1.285709678</text:p>
          </table:table-cell>
          <table:table-cell office:value-type="float" office:value="1.250069461" calcext:value-type="float">
            <text:p>1.250069461</text:p>
          </table:table-cell>
          <table:table-cell office:value-type="float" office:value="6.577644503" calcext:value-type="float">
            <text:p>6.577644503</text:p>
          </table:table-cell>
          <table:table-cell office:value-type="float" office:value="6.274784764" calcext:value-type="float">
            <text:p>6.27478476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3];[.B343]/[.D343];&quot;&quot;)" office:value-type="float" office:value="0.195466580386581" calcext:value-type="float">
            <text:p>0.195466580386581</text:p>
          </table:table-cell>
          <table:table-cell table:formula="of:=IF([.E343];[.C343]/[.E343];&quot;&quot;)" office:value-type="float" office:value="0.199221090127578" calcext:value-type="float">
            <text:p>0.199221090127578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07697695" calcext:value-type="float">
            <text:p>1.207697695</text:p>
          </table:table-cell>
          <table:table-cell office:value-type="float" office:value="1.205444731" calcext:value-type="float">
            <text:p>1.20544473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4];[.B344]/[.D344];&quot;&quot;)">
            <text:p/>
          </table:table-cell>
          <table:table-cell table:formula="of:=IF([.E344];[.C344]/[.E34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89307352" calcext:value-type="float">
            <text:p>1.289307352</text:p>
          </table:table-cell>
          <table:table-cell office:value-type="float" office:value="1.196135557" calcext:value-type="float">
            <text:p>1.19613555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5];[.B345]/[.D345];&quot;&quot;)">
            <text:p/>
          </table:table-cell>
          <table:table-cell table:formula="of:=IF([.E345];[.C345]/[.E3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5477484" calcext:value-type="float">
            <text:p>1.235477484</text:p>
          </table:table-cell>
          <table:table-cell office:value-type="float" office:value="1.21792962" calcext:value-type="float">
            <text:p>1.21792962</text:p>
          </table:table-cell>
          <table:table-cell office:value-type="float" office:value="5.923017871" calcext:value-type="float">
            <text:p>5.923017871</text:p>
          </table:table-cell>
          <table:table-cell office:value-type="float" office:value="5.665052551" calcext:value-type="float">
            <text:p>5.665052551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6];[.B346]/[.D346];&quot;&quot;)" office:value-type="float" office:value="0.208589187287293" calcext:value-type="float">
            <text:p>0.208589187287293</text:p>
          </table:table-cell>
          <table:table-cell table:formula="of:=IF([.E346];[.C346]/[.E346];&quot;&quot;)" office:value-type="float" office:value="0.214989995068097" calcext:value-type="float">
            <text:p>0.214989995068097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08366097" calcext:value-type="float">
            <text:p>1.208366097</text:p>
          </table:table-cell>
          <table:table-cell office:value-type="float" office:value="1.227326647" calcext:value-type="float">
            <text:p>1.22732664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7];[.B347]/[.D347];&quot;&quot;)">
            <text:p/>
          </table:table-cell>
          <table:table-cell table:formula="of:=IF([.E347];[.C347]/[.E3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27397758" calcext:value-type="float">
            <text:p>1.227397758</text:p>
          </table:table-cell>
          <table:table-cell office:value-type="float" office:value="1.160649043" calcext:value-type="float">
            <text:p>1.160649043</text:p>
          </table:table-cell>
          <table:table-cell office:value-type="float" office:value="6.262116378" calcext:value-type="float">
            <text:p>6.262116378</text:p>
          </table:table-cell>
          <table:table-cell office:value-type="float" office:value="5.847367038" calcext:value-type="float">
            <text:p>5.847367038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8];[.B348]/[.D348];&quot;&quot;)" office:value-type="float" office:value="0.196003664561726" calcext:value-type="float">
            <text:p>0.196003664561726</text:p>
          </table:table-cell>
          <table:table-cell table:formula="of:=IF([.E348];[.C348]/[.E348];&quot;&quot;)" office:value-type="float" office:value="0.198490882384729" calcext:value-type="float">
            <text:p>0.198490882384729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909104" calcext:value-type="float">
            <text:p>1.23909104</text:p>
          </table:table-cell>
          <table:table-cell office:value-type="float" office:value="1.15860726" calcext:value-type="float">
            <text:p>1.15860726</text:p>
          </table:table-cell>
          <table:table-cell office:value-type="float" office:value="6.078876898" calcext:value-type="float">
            <text:p>6.078876898</text:p>
          </table:table-cell>
          <table:table-cell office:value-type="float" office:value="5.532868522" calcext:value-type="float">
            <text:p>5.532868522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9];[.B349]/[.D349];&quot;&quot;)" office:value-type="float" office:value="0.203835521066016" calcext:value-type="float">
            <text:p>0.203835521066016</text:p>
          </table:table-cell>
          <table:table-cell table:formula="of:=IF([.E349];[.C349]/[.E349];&quot;&quot;)" office:value-type="float" office:value="0.209404444619116" calcext:value-type="float">
            <text:p>0.209404444619116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20331019" calcext:value-type="float">
            <text:p>1.220331019</text:p>
          </table:table-cell>
          <table:table-cell office:value-type="float" office:value="1.22037612" calcext:value-type="float">
            <text:p>1.2203761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0];[.B350]/[.D350];&quot;&quot;)">
            <text:p/>
          </table:table-cell>
          <table:table-cell table:formula="of:=IF([.E350];[.C350]/[.E3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20738945" calcext:value-type="float">
            <text:p>1.220738945</text:p>
          </table:table-cell>
          <table:table-cell office:value-type="float" office:value="1.194999813" calcext:value-type="float">
            <text:p>1.194999813</text:p>
          </table:table-cell>
          <table:table-cell office:value-type="float" office:value="5.92831795" calcext:value-type="float">
            <text:p>5.92831795</text:p>
          </table:table-cell>
          <table:table-cell office:value-type="float" office:value="5.612422479" calcext:value-type="float">
            <text:p>5.612422479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1];[.B351]/[.D351];&quot;&quot;)" office:value-type="float" office:value="0.205916577905542" calcext:value-type="float">
            <text:p>0.205916577905542</text:p>
          </table:table-cell>
          <table:table-cell table:formula="of:=IF([.E351];[.C351]/[.E351];&quot;&quot;)" office:value-type="float" office:value="0.212920502237907" calcext:value-type="float">
            <text:p>0.212920502237907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13691607" calcext:value-type="float">
            <text:p>1.213691607</text:p>
          </table:table-cell>
          <table:table-cell office:value-type="float" office:value="1.189097949" calcext:value-type="float">
            <text:p>1.18909794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2];[.B352]/[.D352];&quot;&quot;)">
            <text:p/>
          </table:table-cell>
          <table:table-cell table:formula="of:=IF([.E352];[.C352]/[.E35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50847407" calcext:value-type="float">
            <text:p>1.250847407</text:p>
          </table:table-cell>
          <table:table-cell office:value-type="float" office:value="1.240817037" calcext:value-type="float">
            <text:p>1.24081703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3];[.B353]/[.D353];&quot;&quot;)">
            <text:p/>
          </table:table-cell>
          <table:table-cell table:formula="of:=IF([.E353];[.C353]/[.E3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181929013" calcext:value-type="float">
            <text:p>1.181929013</text:p>
          </table:table-cell>
          <table:table-cell office:value-type="float" office:value="1.200453262" calcext:value-type="float">
            <text:p>1.200453262</text:p>
          </table:table-cell>
          <table:table-cell office:value-type="float" office:value="6.504425083" calcext:value-type="float">
            <text:p>6.504425083</text:p>
          </table:table-cell>
          <table:table-cell office:value-type="float" office:value="6.234253451" calcext:value-type="float">
            <text:p>6.234253451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4];[.B354]/[.D354];&quot;&quot;)" office:value-type="float" office:value="0.181711526832571" calcext:value-type="float">
            <text:p>0.181711526832571</text:p>
          </table:table-cell>
          <table:table-cell table:formula="of:=IF([.E354];[.C354]/[.E354];&quot;&quot;)" office:value-type="float" office:value="0.192557660902837" calcext:value-type="float">
            <text:p>0.192557660902837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79028855" calcext:value-type="float">
            <text:p>1.279028855</text:p>
          </table:table-cell>
          <table:table-cell office:value-type="float" office:value="1.177151681" calcext:value-type="float">
            <text:p>1.17715168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5];[.B355]/[.D355];&quot;&quot;)">
            <text:p/>
          </table:table-cell>
          <table:table-cell table:formula="of:=IF([.E355];[.C355]/[.E3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01500611" calcext:value-type="float">
            <text:p>1.201500611</text:p>
          </table:table-cell>
          <table:table-cell office:value-type="float" office:value="1.217069255" calcext:value-type="float">
            <text:p>1.217069255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6];[.B356]/[.D356];&quot;&quot;)">
            <text:p/>
          </table:table-cell>
          <table:table-cell table:formula="of:=IF([.E356];[.C356]/[.E3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33794884" calcext:value-type="float">
            <text:p>1.233794884</text:p>
          </table:table-cell>
          <table:table-cell office:value-type="float" office:value="1.207106855" calcext:value-type="float">
            <text:p>1.207106855</text:p>
          </table:table-cell>
          <table:table-cell office:value-type="float" office:value="6.16953002" calcext:value-type="float">
            <text:p>6.16953002</text:p>
          </table:table-cell>
          <table:table-cell office:value-type="float" office:value="5.883624065" calcext:value-type="float">
            <text:p>5.883624065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7];[.B357]/[.D357];&quot;&quot;)" office:value-type="float" office:value="0.199981988903589" calcext:value-type="float">
            <text:p>0.199981988903589</text:p>
          </table:table-cell>
          <table:table-cell table:formula="of:=IF([.E357];[.C357]/[.E357];&quot;&quot;)" office:value-type="float" office:value="0.205163831282276" calcext:value-type="float">
            <text:p>0.205163831282276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71505575" calcext:value-type="float">
            <text:p>1.271505575</text:p>
          </table:table-cell>
          <table:table-cell office:value-type="float" office:value="1.251653417" calcext:value-type="float">
            <text:p>1.251653417</text:p>
          </table:table-cell>
          <table:table-cell office:value-type="float" office:value="6.506932006" calcext:value-type="float">
            <text:p>6.506932006</text:p>
          </table:table-cell>
          <table:table-cell office:value-type="float" office:value="6.380436946" calcext:value-type="float">
            <text:p>6.380436946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8];[.B358]/[.D358];&quot;&quot;)" office:value-type="float" office:value="0.195407847173991" calcext:value-type="float">
            <text:p>0.195407847173991</text:p>
          </table:table-cell>
          <table:table-cell table:formula="of:=IF([.E358];[.C358]/[.E358];&quot;&quot;)" office:value-type="float" office:value="0.196170486064388" calcext:value-type="float">
            <text:p>0.196170486064388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7921487" calcext:value-type="float">
            <text:p>1.247921487</text:p>
          </table:table-cell>
          <table:table-cell office:value-type="float" office:value="1.22546127" calcext:value-type="float">
            <text:p>1.22546127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59];[.B359]/[.D359];&quot;&quot;)">
            <text:p/>
          </table:table-cell>
          <table:table-cell table:formula="of:=IF([.E359];[.C359]/[.E3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1480796" calcext:value-type="float">
            <text:p>1.251480796</text:p>
          </table:table-cell>
          <table:table-cell office:value-type="float" office:value="1.199445785" calcext:value-type="float">
            <text:p>1.19944578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0];[.B360]/[.D360];&quot;&quot;)">
            <text:p/>
          </table:table-cell>
          <table:table-cell table:formula="of:=IF([.E360];[.C360]/[.E3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06716421" calcext:value-type="float">
            <text:p>1.206716421</text:p>
          </table:table-cell>
          <table:table-cell office:value-type="float" office:value="1.223427716" calcext:value-type="float">
            <text:p>1.223427716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1];[.B361]/[.D361];&quot;&quot;)">
            <text:p/>
          </table:table-cell>
          <table:table-cell table:formula="of:=IF([.E361];[.C361]/[.E3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6069752" calcext:value-type="float">
            <text:p>1.246069752</text:p>
          </table:table-cell>
          <table:table-cell office:value-type="float" office:value="1.208477718" calcext:value-type="float">
            <text:p>1.20847771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2];[.B362]/[.D362];&quot;&quot;)">
            <text:p/>
          </table:table-cell>
          <table:table-cell table:formula="of:=IF([.E362];[.C362]/[.E3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76319126" calcext:value-type="float">
            <text:p>1.276319126</text:p>
          </table:table-cell>
          <table:table-cell office:value-type="float" office:value="1.210244958" calcext:value-type="float">
            <text:p>1.21024495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3];[.B363]/[.D363];&quot;&quot;)">
            <text:p/>
          </table:table-cell>
          <table:table-cell table:formula="of:=IF([.E363];[.C363]/[.E36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2949665" calcext:value-type="float">
            <text:p>1.252949665</text:p>
          </table:table-cell>
          <table:table-cell office:value-type="float" office:value="1.224178076" calcext:value-type="float">
            <text:p>1.22417807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4];[.B364]/[.D364];&quot;&quot;)">
            <text:p/>
          </table:table-cell>
          <table:table-cell table:formula="of:=IF([.E364];[.C364]/[.E3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910514" calcext:value-type="float">
            <text:p>1.25910514</text:p>
          </table:table-cell>
          <table:table-cell office:value-type="float" office:value="1.213391765" calcext:value-type="float">
            <text:p>1.213391765</text:p>
          </table:table-cell>
          <table:table-cell office:value-type="float" office:value="6.642187109" calcext:value-type="float">
            <text:p>6.642187109</text:p>
          </table:table-cell>
          <table:table-cell office:value-type="float" office:value="6.288314488" calcext:value-type="float">
            <text:p>6.288314488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5];[.B365]/[.D365];&quot;&quot;)" office:value-type="float" office:value="0.189561829460351" calcext:value-type="float">
            <text:p>0.189561829460351</text:p>
          </table:table-cell>
          <table:table-cell table:formula="of:=IF([.E365];[.C365]/[.E365];&quot;&quot;)" office:value-type="float" office:value="0.192959777586747" calcext:value-type="float">
            <text:p>0.192959777586747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0655639" calcext:value-type="float">
            <text:p>1.230655639</text:p>
          </table:table-cell>
          <table:table-cell office:value-type="float" office:value="1.232368592" calcext:value-type="float">
            <text:p>1.232368592</text:p>
          </table:table-cell>
          <table:table-cell office:value-type="float" office:value="6.699864733" calcext:value-type="float">
            <text:p>6.699864733</text:p>
          </table:table-cell>
          <table:table-cell office:value-type="float" office:value="6.711059832" calcext:value-type="float">
            <text:p>6.711059832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6];[.B366]/[.D366];&quot;&quot;)" office:value-type="float" office:value="0.183683654527895" calcext:value-type="float">
            <text:p>0.183683654527895</text:p>
          </table:table-cell>
          <table:table-cell table:formula="of:=IF([.E366];[.C366]/[.E366];&quot;&quot;)" office:value-type="float" office:value="0.183632484711842" calcext:value-type="float">
            <text:p>0.183632484711842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91772742" calcext:value-type="float">
            <text:p>1.191772742</text:p>
          </table:table-cell>
          <table:table-cell office:value-type="float" office:value="1.215716602" calcext:value-type="float">
            <text:p>1.21571660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7];[.B367]/[.D367];&quot;&quot;)">
            <text:p/>
          </table:table-cell>
          <table:table-cell table:formula="of:=IF([.E367];[.C367]/[.E36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07456464" calcext:value-type="float">
            <text:p>1.207456464</text:p>
          </table:table-cell>
          <table:table-cell office:value-type="float" office:value="1.224390643" calcext:value-type="float">
            <text:p>1.22439064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8];[.B368]/[.D368];&quot;&quot;)">
            <text:p/>
          </table:table-cell>
          <table:table-cell table:formula="of:=IF([.E368];[.C368]/[.E3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3569951" calcext:value-type="float">
            <text:p>1.233569951</text:p>
          </table:table-cell>
          <table:table-cell office:value-type="float" office:value="1.1756772" calcext:value-type="float">
            <text:p>1.175677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69];[.B369]/[.D369];&quot;&quot;)">
            <text:p/>
          </table:table-cell>
          <table:table-cell table:formula="of:=IF([.E369];[.C369]/[.E3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26357495" calcext:value-type="float">
            <text:p>1.226357495</text:p>
          </table:table-cell>
          <table:table-cell office:value-type="float" office:value="1.232334055" calcext:value-type="float">
            <text:p>1.23233405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0];[.B370]/[.D370];&quot;&quot;)">
            <text:p/>
          </table:table-cell>
          <table:table-cell table:formula="of:=IF([.E370];[.C370]/[.E3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711932" calcext:value-type="float">
            <text:p>1.25711932</text:p>
          </table:table-cell>
          <table:table-cell office:value-type="float" office:value="1.210822624" calcext:value-type="float">
            <text:p>1.21082262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1];[.B371]/[.D371];&quot;&quot;)">
            <text:p/>
          </table:table-cell>
          <table:table-cell table:formula="of:=IF([.E371];[.C371]/[.E37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1927742" calcext:value-type="float">
            <text:p>1.241927742</text:p>
          </table:table-cell>
          <table:table-cell office:value-type="float" office:value="1.246228491" calcext:value-type="float">
            <text:p>1.246228491</text:p>
          </table:table-cell>
          <table:table-cell office:value-type="float" office:value="7.308728021" calcext:value-type="float">
            <text:p>7.308728021</text:p>
          </table:table-cell>
          <table:table-cell office:value-type="float" office:value="6.76337565" calcext:value-type="float">
            <text:p>6.76337565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2];[.B372]/[.D372];&quot;&quot;)" office:value-type="float" office:value="0.169923923620033" calcext:value-type="float">
            <text:p>0.169923923620033</text:p>
          </table:table-cell>
          <table:table-cell table:formula="of:=IF([.E372];[.C372]/[.E372];&quot;&quot;)" office:value-type="float" office:value="0.184261314984035" calcext:value-type="float">
            <text:p>0.184261314984035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23405138" calcext:value-type="float">
            <text:p>1.223405138</text:p>
          </table:table-cell>
          <table:table-cell office:value-type="float" office:value="1.273607624" calcext:value-type="float">
            <text:p>1.27360762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3];[.B373]/[.D373];&quot;&quot;)">
            <text:p/>
          </table:table-cell>
          <table:table-cell table:formula="of:=IF([.E373];[.C373]/[.E3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3063766" calcext:value-type="float">
            <text:p>1.253063766</text:p>
          </table:table-cell>
          <table:table-cell office:value-type="float" office:value="1.200734948" calcext:value-type="float">
            <text:p>1.200734948</text:p>
          </table:table-cell>
          <table:table-cell office:value-type="float" office:value="5.993455724" calcext:value-type="float">
            <text:p>5.993455724</text:p>
          </table:table-cell>
          <table:table-cell office:value-type="float" office:value="5.750284088" calcext:value-type="float">
            <text:p>5.750284088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4];[.B374]/[.D374];&quot;&quot;)" office:value-type="float" office:value="0.209071998476984" calcext:value-type="float">
            <text:p>0.209071998476984</text:p>
          </table:table-cell>
          <table:table-cell table:formula="of:=IF([.E374];[.C374]/[.E374];&quot;&quot;)" office:value-type="float" office:value="0.208813152467677" calcext:value-type="float">
            <text:p>0.208813152467677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9366723" calcext:value-type="float">
            <text:p>1.249366723</text:p>
          </table:table-cell>
          <table:table-cell office:value-type="float" office:value="1.229310159" calcext:value-type="float">
            <text:p>1.229310159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5];[.B375]/[.D375];&quot;&quot;)">
            <text:p/>
          </table:table-cell>
          <table:table-cell table:formula="of:=IF([.E375];[.C375]/[.E3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8256011" calcext:value-type="float">
            <text:p>1.238256011</text:p>
          </table:table-cell>
          <table:table-cell office:value-type="float" office:value="1.181992063" calcext:value-type="float">
            <text:p>1.181992063</text:p>
          </table:table-cell>
          <table:table-cell office:value-type="float" office:value="6.27432485" calcext:value-type="float">
            <text:p>6.27432485</text:p>
          </table:table-cell>
          <table:table-cell office:value-type="float" office:value="5.947131457" calcext:value-type="float">
            <text:p>5.94713145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6];[.B376]/[.D376];&quot;&quot;)" office:value-type="float" office:value="0.197352869129816" calcext:value-type="float">
            <text:p>0.197352869129816</text:p>
          </table:table-cell>
          <table:table-cell table:formula="of:=IF([.E376];[.C376]/[.E376];&quot;&quot;)" office:value-type="float" office:value="0.198749947188194" calcext:value-type="float">
            <text:p>0.198749947188194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7339219" calcext:value-type="float">
            <text:p>1.237339219</text:p>
          </table:table-cell>
          <table:table-cell office:value-type="float" office:value="1.188789158" calcext:value-type="float">
            <text:p>1.18878915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7];[.B377]/[.D377];&quot;&quot;)">
            <text:p/>
          </table:table-cell>
          <table:table-cell table:formula="of:=IF([.E377];[.C377]/[.E37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06974484" calcext:value-type="float">
            <text:p>1.206974484</text:p>
          </table:table-cell>
          <table:table-cell office:value-type="float" office:value="1.189565384" calcext:value-type="float">
            <text:p>1.18956538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8];[.B378]/[.D378];&quot;&quot;)">
            <text:p/>
          </table:table-cell>
          <table:table-cell table:formula="of:=IF([.E378];[.C378]/[.E3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761433" calcext:value-type="float">
            <text:p>1.24761433</text:p>
          </table:table-cell>
          <table:table-cell office:value-type="float" office:value="1.234811078" calcext:value-type="float">
            <text:p>1.23481107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9];[.B379]/[.D379];&quot;&quot;)">
            <text:p/>
          </table:table-cell>
          <table:table-cell table:formula="of:=IF([.E379];[.C379]/[.E3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7287571" calcext:value-type="float">
            <text:p>1.287287571</text:p>
          </table:table-cell>
          <table:table-cell office:value-type="float" office:value="1.201210712" calcext:value-type="float">
            <text:p>1.201210712</text:p>
          </table:table-cell>
          <table:table-cell office:value-type="float" office:value="6.671882309" calcext:value-type="float">
            <text:p>6.671882309</text:p>
          </table:table-cell>
          <table:table-cell office:value-type="float" office:value="6.322589601" calcext:value-type="float">
            <text:p>6.322589601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0];[.B380]/[.D380];&quot;&quot;)" office:value-type="float" office:value="0.192942188033431" calcext:value-type="float">
            <text:p>0.192942188033431</text:p>
          </table:table-cell>
          <table:table-cell table:formula="of:=IF([.E380];[.C380]/[.E380];&quot;&quot;)" office:value-type="float" office:value="0.189987139416737" calcext:value-type="float">
            <text:p>0.189987139416737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21389476" calcext:value-type="float">
            <text:p>1.221389476</text:p>
          </table:table-cell>
          <table:table-cell office:value-type="float" office:value="1.244242649" calcext:value-type="float">
            <text:p>1.24424264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1];[.B381]/[.D381];&quot;&quot;)">
            <text:p/>
          </table:table-cell>
          <table:table-cell table:formula="of:=IF([.E381];[.C381]/[.E3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06525427" calcext:value-type="float">
            <text:p>1.206525427</text:p>
          </table:table-cell>
          <table:table-cell office:value-type="float" office:value="1.178579141" calcext:value-type="float">
            <text:p>1.17857914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2];[.B382]/[.D382];&quot;&quot;)">
            <text:p/>
          </table:table-cell>
          <table:table-cell table:formula="of:=IF([.E382];[.C382]/[.E38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80365579" calcext:value-type="float">
            <text:p>1.180365579</text:p>
          </table:table-cell>
          <table:table-cell office:value-type="float" office:value="1.188643537" calcext:value-type="float">
            <text:p>1.188643537</text:p>
          </table:table-cell>
          <table:table-cell office:value-type="float" office:value="6.597655155" calcext:value-type="float">
            <text:p>6.597655155</text:p>
          </table:table-cell>
          <table:table-cell office:value-type="float" office:value="6.362391237" calcext:value-type="float">
            <text:p>6.362391237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3];[.B383]/[.D383];&quot;&quot;)" office:value-type="float" office:value="0.178906831483223" calcext:value-type="float">
            <text:p>0.178906831483223</text:p>
          </table:table-cell>
          <table:table-cell table:formula="of:=IF([.E383];[.C383]/[.E383];&quot;&quot;)" office:value-type="float" office:value="0.186823395909314" calcext:value-type="float">
            <text:p>0.186823395909314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05038371" calcext:value-type="float">
            <text:p>1.305038371</text:p>
          </table:table-cell>
          <table:table-cell office:value-type="float" office:value="1.243122732" calcext:value-type="float">
            <text:p>1.24312273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4];[.B384]/[.D384];&quot;&quot;)">
            <text:p/>
          </table:table-cell>
          <table:table-cell table:formula="of:=IF([.E384];[.C384]/[.E38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63183799" calcext:value-type="float">
            <text:p>1.263183799</text:p>
          </table:table-cell>
          <table:table-cell office:value-type="float" office:value="1.206800334" calcext:value-type="float">
            <text:p>1.20680033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5];[.B385]/[.D385];&quot;&quot;)">
            <text:p/>
          </table:table-cell>
          <table:table-cell table:formula="of:=IF([.E385];[.C385]/[.E38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0414061" calcext:value-type="float">
            <text:p>1.240414061</text:p>
          </table:table-cell>
          <table:table-cell office:value-type="float" office:value="1.204830412" calcext:value-type="float">
            <text:p>1.204830412</text:p>
          </table:table-cell>
          <table:table-cell office:value-type="float" office:value="6.420288255" calcext:value-type="float">
            <text:p>6.420288255</text:p>
          </table:table-cell>
          <table:table-cell office:value-type="float" office:value="6.132761552" calcext:value-type="float">
            <text:p>6.132761552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6];[.B386]/[.D386];&quot;&quot;)" office:value-type="float" office:value="0.193202238238133" calcext:value-type="float">
            <text:p>0.193202238238133</text:p>
          </table:table-cell>
          <table:table-cell table:formula="of:=IF([.E386];[.C386]/[.E386];&quot;&quot;)" office:value-type="float" office:value="0.196458055931929" calcext:value-type="float">
            <text:p>0.19645805593192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3321087" calcext:value-type="float">
            <text:p>1.233321087</text:p>
          </table:table-cell>
          <table:table-cell office:value-type="float" office:value="1.197470528" calcext:value-type="float">
            <text:p>1.19747052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7];[.B387]/[.D387];&quot;&quot;)">
            <text:p/>
          </table:table-cell>
          <table:table-cell table:formula="of:=IF([.E387];[.C387]/[.E3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93039317" calcext:value-type="float">
            <text:p>1.193039317</text:p>
          </table:table-cell>
          <table:table-cell office:value-type="float" office:value="1.185607164" calcext:value-type="float">
            <text:p>1.18560716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8];[.B388]/[.D388];&quot;&quot;)">
            <text:p/>
          </table:table-cell>
          <table:table-cell table:formula="of:=IF([.E388];[.C388]/[.E3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2786235" calcext:value-type="float">
            <text:p>1.252786235</text:p>
          </table:table-cell>
          <table:table-cell office:value-type="float" office:value="1.190984916" calcext:value-type="float">
            <text:p>1.190984916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89];[.B389]/[.D389];&quot;&quot;)">
            <text:p/>
          </table:table-cell>
          <table:table-cell table:formula="of:=IF([.E389];[.C389]/[.E3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94075531" calcext:value-type="float">
            <text:p>1.194075531</text:p>
          </table:table-cell>
          <table:table-cell office:value-type="float" office:value="1.176194982" calcext:value-type="float">
            <text:p>1.17619498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0];[.B390]/[.D390];&quot;&quot;)">
            <text:p/>
          </table:table-cell>
          <table:table-cell table:formula="of:=IF([.E390];[.C390]/[.E3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6479676" calcext:value-type="float">
            <text:p>1.236479676</text:p>
          </table:table-cell>
          <table:table-cell office:value-type="float" office:value="1.216089797" calcext:value-type="float">
            <text:p>1.21608979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1];[.B391]/[.D391];&quot;&quot;)">
            <text:p/>
          </table:table-cell>
          <table:table-cell table:formula="of:=IF([.E391];[.C391]/[.E3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99036438" calcext:value-type="float">
            <text:p>1.199036438</text:p>
          </table:table-cell>
          <table:table-cell office:value-type="float" office:value="1.196984101" calcext:value-type="float">
            <text:p>1.196984101</text:p>
          </table:table-cell>
          <table:table-cell office:value-type="float" office:value="6.685006481" calcext:value-type="float">
            <text:p>6.685006481</text:p>
          </table:table-cell>
          <table:table-cell office:value-type="float" office:value="6.340231065" calcext:value-type="float">
            <text:p>6.340231065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2];[.B392]/[.D392];&quot;&quot;)" office:value-type="float" office:value="0.179362045707492" calcext:value-type="float">
            <text:p>0.179362045707492</text:p>
          </table:table-cell>
          <table:table-cell table:formula="of:=IF([.E392];[.C392]/[.E392];&quot;&quot;)" office:value-type="float" office:value="0.188791873470939" calcext:value-type="float">
            <text:p>0.18879187347093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8827248" calcext:value-type="float">
            <text:p>1.238827248</text:p>
          </table:table-cell>
          <table:table-cell office:value-type="float" office:value="1.231395083" calcext:value-type="float">
            <text:p>1.23139508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3];[.B393]/[.D393];&quot;&quot;)">
            <text:p/>
          </table:table-cell>
          <table:table-cell table:formula="of:=IF([.E393];[.C393]/[.E39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11405024" calcext:value-type="float">
            <text:p>1.211405024</text:p>
          </table:table-cell>
          <table:table-cell office:value-type="float" office:value="1.192283297" calcext:value-type="float">
            <text:p>1.19228329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4];[.B394]/[.D394];&quot;&quot;)">
            <text:p/>
          </table:table-cell>
          <table:table-cell table:formula="of:=IF([.E394];[.C394]/[.E3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2671831" calcext:value-type="float">
            <text:p>1.282671831</text:p>
          </table:table-cell>
          <table:table-cell office:value-type="float" office:value="1.218927029" calcext:value-type="float">
            <text:p>1.218927029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5];[.B395]/[.D395];&quot;&quot;)">
            <text:p/>
          </table:table-cell>
          <table:table-cell table:formula="of:=IF([.E395];[.C395]/[.E39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26633065" calcext:value-type="float">
            <text:p>1.226633065</text:p>
          </table:table-cell>
          <table:table-cell office:value-type="float" office:value="1.185541478" calcext:value-type="float">
            <text:p>1.185541478</text:p>
          </table:table-cell>
          <table:table-cell office:value-type="float" office:value="6.635966223" calcext:value-type="float">
            <text:p>6.635966223</text:p>
          </table:table-cell>
          <table:table-cell office:value-type="float" office:value="6.275979879" calcext:value-type="float">
            <text:p>6.275979879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6];[.B396]/[.D396];&quot;&quot;)" office:value-type="float" office:value="0.184846188750711" calcext:value-type="float">
            <text:p>0.184846188750711</text:p>
          </table:table-cell>
          <table:table-cell table:formula="of:=IF([.E396];[.C396]/[.E396];&quot;&quot;)" office:value-type="float" office:value="0.188901414736355" calcext:value-type="float">
            <text:p>0.188901414736355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1919718" calcext:value-type="float">
            <text:p>1.251919718</text:p>
          </table:table-cell>
          <table:table-cell office:value-type="float" office:value="1.1932994" calcext:value-type="float">
            <text:p>1.1932994</text:p>
          </table:table-cell>
          <table:table-cell office:value-type="float" office:value="6.900092289" calcext:value-type="float">
            <text:p>6.900092289</text:p>
          </table:table-cell>
          <table:table-cell office:value-type="float" office:value="6.362945095" calcext:value-type="float">
            <text:p>6.362945095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7];[.B397]/[.D397];&quot;&quot;)" office:value-type="float" office:value="0.181435213554431" calcext:value-type="float">
            <text:p>0.181435213554431</text:p>
          </table:table-cell>
          <table:table-cell table:formula="of:=IF([.E397];[.C397]/[.E397];&quot;&quot;)" office:value-type="float" office:value="0.187538849099561" calcext:value-type="float">
            <text:p>0.187538849099561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46082822" calcext:value-type="float">
            <text:p>1.246082822</text:p>
          </table:table-cell>
          <table:table-cell office:value-type="float" office:value="1.23246272" calcext:value-type="float">
            <text:p>1.23246272</text:p>
          </table:table-cell>
          <table:table-cell office:value-type="float" office:value="6.560077203" calcext:value-type="float">
            <text:p>6.560077203</text:p>
          </table:table-cell>
          <table:table-cell office:value-type="float" office:value="6.238615692" calcext:value-type="float">
            <text:p>6.238615692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8];[.B398]/[.D398];&quot;&quot;)" office:value-type="float" office:value="0.189949414227953" calcext:value-type="float">
            <text:p>0.189949414227953</text:p>
          </table:table-cell>
          <table:table-cell table:formula="of:=IF([.E398];[.C398]/[.E398];&quot;&quot;)" office:value-type="float" office:value="0.197553877470034" calcext:value-type="float">
            <text:p>0.197553877470034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91837279" calcext:value-type="float">
            <text:p>1.191837279</text:p>
          </table:table-cell>
          <table:table-cell office:value-type="float" office:value="1.214678242" calcext:value-type="float">
            <text:p>1.21467824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99];[.B399]/[.D399];&quot;&quot;)">
            <text:p/>
          </table:table-cell>
          <table:table-cell table:formula="of:=IF([.E399];[.C399]/[.E3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54635738" calcext:value-type="float">
            <text:p>1.254635738</text:p>
          </table:table-cell>
          <table:table-cell office:value-type="float" office:value="1.226879" calcext:value-type="float">
            <text:p>1.22687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0];[.B400]/[.D400];&quot;&quot;)">
            <text:p/>
          </table:table-cell>
          <table:table-cell table:formula="of:=IF([.E400];[.C400]/[.E40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97797518" calcext:value-type="float">
            <text:p>1.197797518</text:p>
          </table:table-cell>
          <table:table-cell office:value-type="float" office:value="1.178349378" calcext:value-type="float">
            <text:p>1.17834937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1];[.B401]/[.D401];&quot;&quot;)">
            <text:p/>
          </table:table-cell>
          <table:table-cell table:formula="of:=IF([.E401];[.C401]/[.E40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16626701" calcext:value-type="float">
            <text:p>1.216626701</text:p>
          </table:table-cell>
          <table:table-cell office:value-type="float" office:value="1.188453004" calcext:value-type="float">
            <text:p>1.188453004</text:p>
          </table:table-cell>
          <table:table-cell office:value-type="float" office:value="6.358495168" calcext:value-type="float">
            <text:p>6.358495168</text:p>
          </table:table-cell>
          <table:table-cell office:value-type="float" office:value="6.069183177" calcext:value-type="float">
            <text:p>6.069183177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2];[.B402]/[.D402];&quot;&quot;)" office:value-type="float" office:value="0.191338778886369" calcext:value-type="float">
            <text:p>0.191338778886369</text:p>
          </table:table-cell>
          <table:table-cell table:formula="of:=IF([.E402];[.C402]/[.E402];&quot;&quot;)" office:value-type="float" office:value="0.195817619824659" calcext:value-type="float">
            <text:p>0.19581761982465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59105688" calcext:value-type="float">
            <text:p>1.159105688</text:p>
          </table:table-cell>
          <table:table-cell office:value-type="float" office:value="1.19284925" calcext:value-type="float">
            <text:p>1.1928492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3];[.B403]/[.D403];&quot;&quot;)">
            <text:p/>
          </table:table-cell>
          <table:table-cell table:formula="of:=IF([.E403];[.C403]/[.E4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14033659" calcext:value-type="float">
            <text:p>1.214033659</text:p>
          </table:table-cell>
          <table:table-cell office:value-type="float" office:value="1.196936868" calcext:value-type="float">
            <text:p>1.196936868</text:p>
          </table:table-cell>
          <table:table-cell office:value-type="float" office:value="6.321759568" calcext:value-type="float">
            <text:p>6.321759568</text:p>
          </table:table-cell>
          <table:table-cell office:value-type="float" office:value="6.009176301" calcext:value-type="float">
            <text:p>6.009176301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4];[.B404]/[.D404];&quot;&quot;)" office:value-type="float" office:value="0.192040466889202" calcext:value-type="float">
            <text:p>0.192040466889202</text:p>
          </table:table-cell>
          <table:table-cell table:formula="of:=IF([.E404];[.C404]/[.E404];&quot;&quot;)" office:value-type="float" office:value="0.199184847980049" calcext:value-type="float">
            <text:p>0.19918484798004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8954977" calcext:value-type="float">
            <text:p>1.238954977</text:p>
          </table:table-cell>
          <table:table-cell office:value-type="float" office:value="1.251768571" calcext:value-type="float">
            <text:p>1.251768571</text:p>
          </table:table-cell>
          <table:table-cell office:value-type="float" office:value="6.928157867" calcext:value-type="float">
            <text:p>6.928157867</text:p>
          </table:table-cell>
          <table:table-cell office:value-type="float" office:value="6.591489291" calcext:value-type="float">
            <text:p>6.591489291</text:p>
          </table:table-cell>
          <table:table-cell office:value-type="float" office:value="114" calcext:value-type="float">
            <text:p>11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5];[.B405]/[.D405];&quot;&quot;)" office:value-type="float" office:value="0.17882891827586" calcext:value-type="float">
            <text:p>0.17882891827586</text:p>
          </table:table-cell>
          <table:table-cell table:formula="of:=IF([.E405];[.C405]/[.E405];&quot;&quot;)" office:value-type="float" office:value="0.189906789761331" calcext:value-type="float">
            <text:p>0.189906789761331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35735244" calcext:value-type="float">
            <text:p>1.235735244</text:p>
          </table:table-cell>
          <table:table-cell office:value-type="float" office:value="1.200897779" calcext:value-type="float">
            <text:p>1.200897779</text:p>
          </table:table-cell>
          <table:table-cell office:value-type="float" office:value="6.842547842" calcext:value-type="float">
            <text:p>6.842547842</text:p>
          </table:table-cell>
          <table:table-cell office:value-type="float" office:value="6.539672388" calcext:value-type="float">
            <text:p>6.539672388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6];[.B406]/[.D406];&quot;&quot;)" office:value-type="float" office:value="0.180595776972866" calcext:value-type="float">
            <text:p>0.180595776972866</text:p>
          </table:table-cell>
          <table:table-cell table:formula="of:=IF([.E406];[.C406]/[.E406];&quot;&quot;)" office:value-type="float" office:value="0.183632712428163" calcext:value-type="float">
            <text:p>0.183632712428163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88489039" calcext:value-type="float">
            <text:p>1.188489039</text:p>
          </table:table-cell>
          <table:table-cell office:value-type="float" office:value="1.161841731" calcext:value-type="float">
            <text:p>1.16184173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7];[.B407]/[.D407];&quot;&quot;)">
            <text:p/>
          </table:table-cell>
          <table:table-cell table:formula="of:=IF([.E407];[.C407]/[.E40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23232598" calcext:value-type="float">
            <text:p>1.223232598</text:p>
          </table:table-cell>
          <table:table-cell office:value-type="float" office:value="1.201973601" calcext:value-type="float">
            <text:p>1.20197360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08];[.B408]/[.D408];&quot;&quot;)">
            <text:p/>
          </table:table-cell>
          <table:table-cell table:formula="of:=IF([.E408];[.C408]/[.E4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09];[.B409]/[.D409];&quot;&quot;)">
            <text:p/>
          </table:table-cell>
          <table:table-cell table:formula="of:=IF([.E409];[.C409]/[.E4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0];[.B410]/[.D410];&quot;&quot;)">
            <text:p/>
          </table:table-cell>
          <table:table-cell table:formula="of:=IF([.E410];[.C410]/[.E4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1];[.B411]/[.D411];&quot;&quot;)">
            <text:p/>
          </table:table-cell>
          <table:table-cell table:formula="of:=IF([.E411];[.C411]/[.E4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2];[.B412]/[.D412];&quot;&quot;)">
            <text:p/>
          </table:table-cell>
          <table:table-cell table:formula="of:=IF([.E412];[.C412]/[.E4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3];[.B413]/[.D413];&quot;&quot;)">
            <text:p/>
          </table:table-cell>
          <table:table-cell table:formula="of:=IF([.E413];[.C413]/[.E4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4];[.B414]/[.D414];&quot;&quot;)">
            <text:p/>
          </table:table-cell>
          <table:table-cell table:formula="of:=IF([.E414];[.C414]/[.E4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5];[.B415]/[.D415];&quot;&quot;)">
            <text:p/>
          </table:table-cell>
          <table:table-cell table:formula="of:=IF([.E415];[.C415]/[.E4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6];[.B416]/[.D416];&quot;&quot;)">
            <text:p/>
          </table:table-cell>
          <table:table-cell table:formula="of:=IF([.E416];[.C416]/[.E4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7];[.B417]/[.D417];&quot;&quot;)">
            <text:p/>
          </table:table-cell>
          <table:table-cell table:formula="of:=IF([.E417];[.C417]/[.E4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8];[.B418]/[.D418];&quot;&quot;)">
            <text:p/>
          </table:table-cell>
          <table:table-cell table:formula="of:=IF([.E418];[.C418]/[.E4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19];[.B419]/[.D419];&quot;&quot;)">
            <text:p/>
          </table:table-cell>
          <table:table-cell table:formula="of:=IF([.E419];[.C419]/[.E4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0];[.B420]/[.D420];&quot;&quot;)">
            <text:p/>
          </table:table-cell>
          <table:table-cell table:formula="of:=IF([.E420];[.C420]/[.E4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1];[.B421]/[.D421];&quot;&quot;)">
            <text:p/>
          </table:table-cell>
          <table:table-cell table:formula="of:=IF([.E421];[.C421]/[.E4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2];[.B422]/[.D422];&quot;&quot;)">
            <text:p/>
          </table:table-cell>
          <table:table-cell table:formula="of:=IF([.E422];[.C422]/[.E4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3];[.B423]/[.D423];&quot;&quot;)">
            <text:p/>
          </table:table-cell>
          <table:table-cell table:formula="of:=IF([.E423];[.C423]/[.E4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4];[.B424]/[.D424];&quot;&quot;)">
            <text:p/>
          </table:table-cell>
          <table:table-cell table:formula="of:=IF([.E424];[.C424]/[.E4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5];[.B425]/[.D425];&quot;&quot;)">
            <text:p/>
          </table:table-cell>
          <table:table-cell table:formula="of:=IF([.E425];[.C425]/[.E4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6];[.B426]/[.D426];&quot;&quot;)">
            <text:p/>
          </table:table-cell>
          <table:table-cell table:formula="of:=IF([.E426];[.C426]/[.E4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7];[.B427]/[.D427];&quot;&quot;)">
            <text:p/>
          </table:table-cell>
          <table:table-cell table:formula="of:=IF([.E427];[.C427]/[.E4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8];[.B428]/[.D428];&quot;&quot;)">
            <text:p/>
          </table:table-cell>
          <table:table-cell table:formula="of:=IF([.E428];[.C428]/[.E4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29];[.B429]/[.D429];&quot;&quot;)">
            <text:p/>
          </table:table-cell>
          <table:table-cell table:formula="of:=IF([.E429];[.C429]/[.E4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0];[.B430]/[.D430];&quot;&quot;)">
            <text:p/>
          </table:table-cell>
          <table:table-cell table:formula="of:=IF([.E430];[.C430]/[.E4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1];[.B431]/[.D431];&quot;&quot;)">
            <text:p/>
          </table:table-cell>
          <table:table-cell table:formula="of:=IF([.E431];[.C431]/[.E4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2];[.B432]/[.D432];&quot;&quot;)">
            <text:p/>
          </table:table-cell>
          <table:table-cell table:formula="of:=IF([.E432];[.C432]/[.E4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3];[.B433]/[.D433];&quot;&quot;)">
            <text:p/>
          </table:table-cell>
          <table:table-cell table:formula="of:=IF([.E433];[.C433]/[.E4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4];[.B434]/[.D434];&quot;&quot;)">
            <text:p/>
          </table:table-cell>
          <table:table-cell table:formula="of:=IF([.E434];[.C434]/[.E4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5];[.B435]/[.D435];&quot;&quot;)">
            <text:p/>
          </table:table-cell>
          <table:table-cell table:formula="of:=IF([.E435];[.C435]/[.E4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6];[.B436]/[.D436];&quot;&quot;)">
            <text:p/>
          </table:table-cell>
          <table:table-cell table:formula="of:=IF([.E436];[.C436]/[.E4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7];[.B437]/[.D437];&quot;&quot;)">
            <text:p/>
          </table:table-cell>
          <table:table-cell table:formula="of:=IF([.E437];[.C437]/[.E4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8];[.B438]/[.D438];&quot;&quot;)">
            <text:p/>
          </table:table-cell>
          <table:table-cell table:formula="of:=IF([.E438];[.C438]/[.E4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39];[.B439]/[.D439];&quot;&quot;)">
            <text:p/>
          </table:table-cell>
          <table:table-cell table:formula="of:=IF([.E439];[.C439]/[.E4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0];[.B440]/[.D440];&quot;&quot;)">
            <text:p/>
          </table:table-cell>
          <table:table-cell table:formula="of:=IF([.E440];[.C440]/[.E4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1];[.B441]/[.D441];&quot;&quot;)">
            <text:p/>
          </table:table-cell>
          <table:table-cell table:formula="of:=IF([.E441];[.C441]/[.E4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2];[.B442]/[.D442];&quot;&quot;)">
            <text:p/>
          </table:table-cell>
          <table:table-cell table:formula="of:=IF([.E442];[.C442]/[.E4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3];[.B443]/[.D443];&quot;&quot;)">
            <text:p/>
          </table:table-cell>
          <table:table-cell table:formula="of:=IF([.E443];[.C443]/[.E4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4];[.B444]/[.D444];&quot;&quot;)">
            <text:p/>
          </table:table-cell>
          <table:table-cell table:formula="of:=IF([.E444];[.C444]/[.E4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5];[.B445]/[.D445];&quot;&quot;)">
            <text:p/>
          </table:table-cell>
          <table:table-cell table:formula="of:=IF([.E445];[.C445]/[.E4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6];[.B446]/[.D446];&quot;&quot;)">
            <text:p/>
          </table:table-cell>
          <table:table-cell table:formula="of:=IF([.E446];[.C446]/[.E4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7];[.B447]/[.D447];&quot;&quot;)">
            <text:p/>
          </table:table-cell>
          <table:table-cell table:formula="of:=IF([.E447];[.C447]/[.E4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8];[.B448]/[.D448];&quot;&quot;)">
            <text:p/>
          </table:table-cell>
          <table:table-cell table:formula="of:=IF([.E448];[.C448]/[.E4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49];[.B449]/[.D449];&quot;&quot;)">
            <text:p/>
          </table:table-cell>
          <table:table-cell table:formula="of:=IF([.E449];[.C449]/[.E4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0];[.B450]/[.D450];&quot;&quot;)">
            <text:p/>
          </table:table-cell>
          <table:table-cell table:formula="of:=IF([.E450];[.C450]/[.E4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1];[.B451]/[.D451];&quot;&quot;)">
            <text:p/>
          </table:table-cell>
          <table:table-cell table:formula="of:=IF([.E451];[.C451]/[.E4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2];[.B452]/[.D452];&quot;&quot;)">
            <text:p/>
          </table:table-cell>
          <table:table-cell table:formula="of:=IF([.E452];[.C452]/[.E4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3];[.B453]/[.D453];&quot;&quot;)">
            <text:p/>
          </table:table-cell>
          <table:table-cell table:formula="of:=IF([.E453];[.C453]/[.E4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4];[.B454]/[.D454];&quot;&quot;)">
            <text:p/>
          </table:table-cell>
          <table:table-cell table:formula="of:=IF([.E454];[.C454]/[.E4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5];[.B455]/[.D455];&quot;&quot;)">
            <text:p/>
          </table:table-cell>
          <table:table-cell table:formula="of:=IF([.E455];[.C455]/[.E4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6];[.B456]/[.D456];&quot;&quot;)">
            <text:p/>
          </table:table-cell>
          <table:table-cell table:formula="of:=IF([.E456];[.C456]/[.E4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7];[.B457]/[.D457];&quot;&quot;)">
            <text:p/>
          </table:table-cell>
          <table:table-cell table:formula="of:=IF([.E457];[.C457]/[.E4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8];[.B458]/[.D458];&quot;&quot;)">
            <text:p/>
          </table:table-cell>
          <table:table-cell table:formula="of:=IF([.E458];[.C458]/[.E4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59];[.B459]/[.D459];&quot;&quot;)">
            <text:p/>
          </table:table-cell>
          <table:table-cell table:formula="of:=IF([.E459];[.C459]/[.E4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0];[.B460]/[.D460];&quot;&quot;)">
            <text:p/>
          </table:table-cell>
          <table:table-cell table:formula="of:=IF([.E460];[.C460]/[.E4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1];[.B461]/[.D461];&quot;&quot;)">
            <text:p/>
          </table:table-cell>
          <table:table-cell table:formula="of:=IF([.E461];[.C461]/[.E4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2];[.B462]/[.D462];&quot;&quot;)">
            <text:p/>
          </table:table-cell>
          <table:table-cell table:formula="of:=IF([.E462];[.C462]/[.E4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3];[.B463]/[.D463];&quot;&quot;)">
            <text:p/>
          </table:table-cell>
          <table:table-cell table:formula="of:=IF([.E463];[.C463]/[.E4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4];[.B464]/[.D464];&quot;&quot;)">
            <text:p/>
          </table:table-cell>
          <table:table-cell table:formula="of:=IF([.E464];[.C464]/[.E4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5];[.B465]/[.D465];&quot;&quot;)">
            <text:p/>
          </table:table-cell>
          <table:table-cell table:formula="of:=IF([.E465];[.C465]/[.E4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6];[.B466]/[.D466];&quot;&quot;)">
            <text:p/>
          </table:table-cell>
          <table:table-cell table:formula="of:=IF([.E466];[.C466]/[.E4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7];[.B467]/[.D467];&quot;&quot;)">
            <text:p/>
          </table:table-cell>
          <table:table-cell table:formula="of:=IF([.E467];[.C467]/[.E4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8];[.B468]/[.D468];&quot;&quot;)">
            <text:p/>
          </table:table-cell>
          <table:table-cell table:formula="of:=IF([.E468];[.C468]/[.E4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69];[.B469]/[.D469];&quot;&quot;)">
            <text:p/>
          </table:table-cell>
          <table:table-cell table:formula="of:=IF([.E469];[.C469]/[.E4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0];[.B470]/[.D470];&quot;&quot;)">
            <text:p/>
          </table:table-cell>
          <table:table-cell table:formula="of:=IF([.E470];[.C470]/[.E4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1];[.B471]/[.D471];&quot;&quot;)">
            <text:p/>
          </table:table-cell>
          <table:table-cell table:formula="of:=IF([.E471];[.C471]/[.E4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2];[.B472]/[.D472];&quot;&quot;)">
            <text:p/>
          </table:table-cell>
          <table:table-cell table:formula="of:=IF([.E472];[.C472]/[.E4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3];[.B473]/[.D473];&quot;&quot;)">
            <text:p/>
          </table:table-cell>
          <table:table-cell table:formula="of:=IF([.E473];[.C473]/[.E4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4];[.B474]/[.D474];&quot;&quot;)">
            <text:p/>
          </table:table-cell>
          <table:table-cell table:formula="of:=IF([.E474];[.C474]/[.E4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5];[.B475]/[.D475];&quot;&quot;)">
            <text:p/>
          </table:table-cell>
          <table:table-cell table:formula="of:=IF([.E475];[.C475]/[.E4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6];[.B476]/[.D476];&quot;&quot;)">
            <text:p/>
          </table:table-cell>
          <table:table-cell table:formula="of:=IF([.E476];[.C476]/[.E4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7];[.B477]/[.D477];&quot;&quot;)">
            <text:p/>
          </table:table-cell>
          <table:table-cell table:formula="of:=IF([.E477];[.C477]/[.E4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8];[.B478]/[.D478];&quot;&quot;)">
            <text:p/>
          </table:table-cell>
          <table:table-cell table:formula="of:=IF([.E478];[.C478]/[.E4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79];[.B479]/[.D479];&quot;&quot;)">
            <text:p/>
          </table:table-cell>
          <table:table-cell table:formula="of:=IF([.E479];[.C479]/[.E4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0];[.B480]/[.D480];&quot;&quot;)">
            <text:p/>
          </table:table-cell>
          <table:table-cell table:formula="of:=IF([.E480];[.C480]/[.E4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1];[.B481]/[.D481];&quot;&quot;)">
            <text:p/>
          </table:table-cell>
          <table:table-cell table:formula="of:=IF([.E481];[.C481]/[.E4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2];[.B482]/[.D482];&quot;&quot;)">
            <text:p/>
          </table:table-cell>
          <table:table-cell table:formula="of:=IF([.E482];[.C482]/[.E4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3];[.B483]/[.D483];&quot;&quot;)">
            <text:p/>
          </table:table-cell>
          <table:table-cell table:formula="of:=IF([.E483];[.C483]/[.E4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4];[.B484]/[.D484];&quot;&quot;)">
            <text:p/>
          </table:table-cell>
          <table:table-cell table:formula="of:=IF([.E484];[.C484]/[.E4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5];[.B485]/[.D485];&quot;&quot;)">
            <text:p/>
          </table:table-cell>
          <table:table-cell table:formula="of:=IF([.E485];[.C485]/[.E4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6];[.B486]/[.D486];&quot;&quot;)">
            <text:p/>
          </table:table-cell>
          <table:table-cell table:formula="of:=IF([.E486];[.C486]/[.E4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7];[.B487]/[.D487];&quot;&quot;)">
            <text:p/>
          </table:table-cell>
          <table:table-cell table:formula="of:=IF([.E487];[.C487]/[.E4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8];[.B488]/[.D488];&quot;&quot;)">
            <text:p/>
          </table:table-cell>
          <table:table-cell table:formula="of:=IF([.E488];[.C488]/[.E4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89];[.B489]/[.D489];&quot;&quot;)">
            <text:p/>
          </table:table-cell>
          <table:table-cell table:formula="of:=IF([.E489];[.C489]/[.E4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0];[.B490]/[.D490];&quot;&quot;)">
            <text:p/>
          </table:table-cell>
          <table:table-cell table:formula="of:=IF([.E490];[.C490]/[.E4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1];[.B491]/[.D491];&quot;&quot;)">
            <text:p/>
          </table:table-cell>
          <table:table-cell table:formula="of:=IF([.E491];[.C491]/[.E4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2];[.B492]/[.D492];&quot;&quot;)">
            <text:p/>
          </table:table-cell>
          <table:table-cell table:formula="of:=IF([.E492];[.C492]/[.E4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3];[.B493]/[.D493];&quot;&quot;)">
            <text:p/>
          </table:table-cell>
          <table:table-cell table:formula="of:=IF([.E493];[.C493]/[.E4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4];[.B494]/[.D494];&quot;&quot;)">
            <text:p/>
          </table:table-cell>
          <table:table-cell table:formula="of:=IF([.E494];[.C494]/[.E4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5];[.B495]/[.D495];&quot;&quot;)">
            <text:p/>
          </table:table-cell>
          <table:table-cell table:formula="of:=IF([.E495];[.C495]/[.E4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6];[.B496]/[.D496];&quot;&quot;)">
            <text:p/>
          </table:table-cell>
          <table:table-cell table:formula="of:=IF([.E496];[.C496]/[.E4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7];[.B497]/[.D497];&quot;&quot;)">
            <text:p/>
          </table:table-cell>
          <table:table-cell table:formula="of:=IF([.E497];[.C497]/[.E4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8];[.B498]/[.D498];&quot;&quot;)">
            <text:p/>
          </table:table-cell>
          <table:table-cell table:formula="of:=IF([.E498];[.C498]/[.E4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499];[.B499]/[.D499];&quot;&quot;)">
            <text:p/>
          </table:table-cell>
          <table:table-cell table:formula="of:=IF([.E499];[.C499]/[.E4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0];[.B500]/[.D500];&quot;&quot;)">
            <text:p/>
          </table:table-cell>
          <table:table-cell table:formula="of:=IF([.E500];[.C500]/[.E5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1];[.B501]/[.D501];&quot;&quot;)">
            <text:p/>
          </table:table-cell>
          <table:table-cell table:formula="of:=IF([.E501];[.C501]/[.E5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2];[.B502]/[.D502];&quot;&quot;)">
            <text:p/>
          </table:table-cell>
          <table:table-cell table:formula="of:=IF([.E502];[.C502]/[.E5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3];[.B503]/[.D503];&quot;&quot;)">
            <text:p/>
          </table:table-cell>
          <table:table-cell table:formula="of:=IF([.E503];[.C503]/[.E5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4];[.B504]/[.D504];&quot;&quot;)">
            <text:p/>
          </table:table-cell>
          <table:table-cell table:formula="of:=IF([.E504];[.C504]/[.E5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5];[.B505]/[.D505];&quot;&quot;)">
            <text:p/>
          </table:table-cell>
          <table:table-cell table:formula="of:=IF([.E505];[.C505]/[.E5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6];[.B506]/[.D506];&quot;&quot;)">
            <text:p/>
          </table:table-cell>
          <table:table-cell table:formula="of:=IF([.E506];[.C506]/[.E5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7];[.B507]/[.D507];&quot;&quot;)">
            <text:p/>
          </table:table-cell>
          <table:table-cell table:formula="of:=IF([.E507];[.C507]/[.E5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8];[.B508]/[.D508];&quot;&quot;)">
            <text:p/>
          </table:table-cell>
          <table:table-cell table:formula="of:=IF([.E508];[.C508]/[.E5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9];[.B509]/[.D509];&quot;&quot;)">
            <text:p/>
          </table:table-cell>
          <table:table-cell table:formula="of:=IF([.E509];[.C509]/[.E5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0];[.B510]/[.D510];&quot;&quot;)">
            <text:p/>
          </table:table-cell>
          <table:table-cell table:formula="of:=IF([.E510];[.C510]/[.E5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1];[.B511]/[.D511];&quot;&quot;)">
            <text:p/>
          </table:table-cell>
          <table:table-cell table:formula="of:=IF([.E511];[.C511]/[.E5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2];[.B512]/[.D512];&quot;&quot;)">
            <text:p/>
          </table:table-cell>
          <table:table-cell table:formula="of:=IF([.E512];[.C512]/[.E5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3];[.B513]/[.D513];&quot;&quot;)">
            <text:p/>
          </table:table-cell>
          <table:table-cell table:formula="of:=IF([.E513];[.C513]/[.E5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4];[.B514]/[.D514];&quot;&quot;)">
            <text:p/>
          </table:table-cell>
          <table:table-cell table:formula="of:=IF([.E514];[.C514]/[.E5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5];[.B515]/[.D515];&quot;&quot;)">
            <text:p/>
          </table:table-cell>
          <table:table-cell table:formula="of:=IF([.E515];[.C515]/[.E5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6];[.B516]/[.D516];&quot;&quot;)">
            <text:p/>
          </table:table-cell>
          <table:table-cell table:formula="of:=IF([.E516];[.C516]/[.E5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7];[.B517]/[.D517];&quot;&quot;)">
            <text:p/>
          </table:table-cell>
          <table:table-cell table:formula="of:=IF([.E517];[.C517]/[.E5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8];[.B518]/[.D518];&quot;&quot;)">
            <text:p/>
          </table:table-cell>
          <table:table-cell table:formula="of:=IF([.E518];[.C518]/[.E5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9];[.B519]/[.D519];&quot;&quot;)">
            <text:p/>
          </table:table-cell>
          <table:table-cell table:formula="of:=IF([.E519];[.C519]/[.E5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0];[.B520]/[.D520];&quot;&quot;)">
            <text:p/>
          </table:table-cell>
          <table:table-cell table:formula="of:=IF([.E520];[.C520]/[.E5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1];[.B521]/[.D521];&quot;&quot;)">
            <text:p/>
          </table:table-cell>
          <table:table-cell table:formula="of:=IF([.E521];[.C521]/[.E5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2];[.B522]/[.D522];&quot;&quot;)">
            <text:p/>
          </table:table-cell>
          <table:table-cell table:formula="of:=IF([.E522];[.C522]/[.E5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3];[.B523]/[.D523];&quot;&quot;)">
            <text:p/>
          </table:table-cell>
          <table:table-cell table:formula="of:=IF([.E523];[.C523]/[.E5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4];[.B524]/[.D524];&quot;&quot;)">
            <text:p/>
          </table:table-cell>
          <table:table-cell table:formula="of:=IF([.E524];[.C524]/[.E5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5];[.B525]/[.D525];&quot;&quot;)">
            <text:p/>
          </table:table-cell>
          <table:table-cell table:formula="of:=IF([.E525];[.C525]/[.E5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6];[.B526]/[.D526];&quot;&quot;)">
            <text:p/>
          </table:table-cell>
          <table:table-cell table:formula="of:=IF([.E526];[.C526]/[.E5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7];[.B527]/[.D527];&quot;&quot;)">
            <text:p/>
          </table:table-cell>
          <table:table-cell table:formula="of:=IF([.E527];[.C527]/[.E5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8];[.B528]/[.D528];&quot;&quot;)">
            <text:p/>
          </table:table-cell>
          <table:table-cell table:formula="of:=IF([.E528];[.C528]/[.E5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9];[.B529]/[.D529];&quot;&quot;)">
            <text:p/>
          </table:table-cell>
          <table:table-cell table:formula="of:=IF([.E529];[.C529]/[.E5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0];[.B530]/[.D530];&quot;&quot;)">
            <text:p/>
          </table:table-cell>
          <table:table-cell table:formula="of:=IF([.E530];[.C530]/[.E5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1];[.B531]/[.D531];&quot;&quot;)">
            <text:p/>
          </table:table-cell>
          <table:table-cell table:formula="of:=IF([.E531];[.C531]/[.E5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2];[.B532]/[.D532];&quot;&quot;)">
            <text:p/>
          </table:table-cell>
          <table:table-cell table:formula="of:=IF([.E532];[.C532]/[.E5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3];[.B533]/[.D533];&quot;&quot;)">
            <text:p/>
          </table:table-cell>
          <table:table-cell table:formula="of:=IF([.E533];[.C533]/[.E5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4];[.B534]/[.D534];&quot;&quot;)">
            <text:p/>
          </table:table-cell>
          <table:table-cell table:formula="of:=IF([.E534];[.C534]/[.E5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5];[.B535]/[.D535];&quot;&quot;)">
            <text:p/>
          </table:table-cell>
          <table:table-cell table:formula="of:=IF([.E535];[.C535]/[.E5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6];[.B536]/[.D536];&quot;&quot;)">
            <text:p/>
          </table:table-cell>
          <table:table-cell table:formula="of:=IF([.E536];[.C536]/[.E5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7];[.B537]/[.D537];&quot;&quot;)">
            <text:p/>
          </table:table-cell>
          <table:table-cell table:formula="of:=IF([.E537];[.C537]/[.E5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8];[.B538]/[.D538];&quot;&quot;)">
            <text:p/>
          </table:table-cell>
          <table:table-cell table:formula="of:=IF([.E538];[.C538]/[.E5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9];[.B539]/[.D539];&quot;&quot;)">
            <text:p/>
          </table:table-cell>
          <table:table-cell table:formula="of:=IF([.E539];[.C539]/[.E5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0];[.B540]/[.D540];&quot;&quot;)">
            <text:p/>
          </table:table-cell>
          <table:table-cell table:formula="of:=IF([.E540];[.C540]/[.E5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1];[.B541]/[.D541];&quot;&quot;)">
            <text:p/>
          </table:table-cell>
          <table:table-cell table:formula="of:=IF([.E541];[.C541]/[.E5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2];[.B542]/[.D542];&quot;&quot;)">
            <text:p/>
          </table:table-cell>
          <table:table-cell table:formula="of:=IF([.E542];[.C542]/[.E5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3];[.B543]/[.D543];&quot;&quot;)">
            <text:p/>
          </table:table-cell>
          <table:table-cell table:formula="of:=IF([.E543];[.C543]/[.E5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4];[.B544]/[.D544];&quot;&quot;)">
            <text:p/>
          </table:table-cell>
          <table:table-cell table:formula="of:=IF([.E544];[.C544]/[.E5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5];[.B545]/[.D545];&quot;&quot;)">
            <text:p/>
          </table:table-cell>
          <table:table-cell table:formula="of:=IF([.E545];[.C545]/[.E5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6];[.B546]/[.D546];&quot;&quot;)">
            <text:p/>
          </table:table-cell>
          <table:table-cell table:formula="of:=IF([.E546];[.C546]/[.E5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7];[.B547]/[.D547];&quot;&quot;)">
            <text:p/>
          </table:table-cell>
          <table:table-cell table:formula="of:=IF([.E547];[.C547]/[.E5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8];[.B548]/[.D548];&quot;&quot;)">
            <text:p/>
          </table:table-cell>
          <table:table-cell table:formula="of:=IF([.E548];[.C548]/[.E5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9];[.B549]/[.D549];&quot;&quot;)">
            <text:p/>
          </table:table-cell>
          <table:table-cell table:formula="of:=IF([.E549];[.C549]/[.E5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0];[.B550]/[.D550];&quot;&quot;)">
            <text:p/>
          </table:table-cell>
          <table:table-cell table:formula="of:=IF([.E550];[.C550]/[.E5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1];[.B551]/[.D551];&quot;&quot;)">
            <text:p/>
          </table:table-cell>
          <table:table-cell table:formula="of:=IF([.E551];[.C551]/[.E5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2];[.B552]/[.D552];&quot;&quot;)">
            <text:p/>
          </table:table-cell>
          <table:table-cell table:formula="of:=IF([.E552];[.C552]/[.E5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3];[.B553]/[.D553];&quot;&quot;)">
            <text:p/>
          </table:table-cell>
          <table:table-cell table:formula="of:=IF([.E553];[.C553]/[.E5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4];[.B554]/[.D554];&quot;&quot;)">
            <text:p/>
          </table:table-cell>
          <table:table-cell table:formula="of:=IF([.E554];[.C554]/[.E5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5];[.B555]/[.D555];&quot;&quot;)">
            <text:p/>
          </table:table-cell>
          <table:table-cell table:formula="of:=IF([.E555];[.C555]/[.E5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6];[.B556]/[.D556];&quot;&quot;)">
            <text:p/>
          </table:table-cell>
          <table:table-cell table:formula="of:=IF([.E556];[.C556]/[.E5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7];[.B557]/[.D557];&quot;&quot;)">
            <text:p/>
          </table:table-cell>
          <table:table-cell table:formula="of:=IF([.E557];[.C557]/[.E5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8];[.B558]/[.D558];&quot;&quot;)">
            <text:p/>
          </table:table-cell>
          <table:table-cell table:formula="of:=IF([.E558];[.C558]/[.E5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9];[.B559]/[.D559];&quot;&quot;)">
            <text:p/>
          </table:table-cell>
          <table:table-cell table:formula="of:=IF([.E559];[.C559]/[.E5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0];[.B560]/[.D560];&quot;&quot;)">
            <text:p/>
          </table:table-cell>
          <table:table-cell table:formula="of:=IF([.E560];[.C560]/[.E5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1];[.B561]/[.D561];&quot;&quot;)">
            <text:p/>
          </table:table-cell>
          <table:table-cell table:formula="of:=IF([.E561];[.C561]/[.E5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2];[.B562]/[.D562];&quot;&quot;)">
            <text:p/>
          </table:table-cell>
          <table:table-cell table:formula="of:=IF([.E562];[.C562]/[.E5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3];[.B563]/[.D563];&quot;&quot;)">
            <text:p/>
          </table:table-cell>
          <table:table-cell table:formula="of:=IF([.E563];[.C563]/[.E5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4];[.B564]/[.D564];&quot;&quot;)">
            <text:p/>
          </table:table-cell>
          <table:table-cell table:formula="of:=IF([.E564];[.C564]/[.E5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5];[.B565]/[.D565];&quot;&quot;)">
            <text:p/>
          </table:table-cell>
          <table:table-cell table:formula="of:=IF([.E565];[.C565]/[.E5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6];[.B566]/[.D566];&quot;&quot;)">
            <text:p/>
          </table:table-cell>
          <table:table-cell table:formula="of:=IF([.E566];[.C566]/[.E5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7];[.B567]/[.D567];&quot;&quot;)">
            <text:p/>
          </table:table-cell>
          <table:table-cell table:formula="of:=IF([.E567];[.C567]/[.E5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8];[.B568]/[.D568];&quot;&quot;)">
            <text:p/>
          </table:table-cell>
          <table:table-cell table:formula="of:=IF([.E568];[.C568]/[.E5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9];[.B569]/[.D569];&quot;&quot;)">
            <text:p/>
          </table:table-cell>
          <table:table-cell table:formula="of:=IF([.E569];[.C569]/[.E5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0];[.B570]/[.D570];&quot;&quot;)">
            <text:p/>
          </table:table-cell>
          <table:table-cell table:formula="of:=IF([.E570];[.C570]/[.E5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1];[.B571]/[.D571];&quot;&quot;)">
            <text:p/>
          </table:table-cell>
          <table:table-cell table:formula="of:=IF([.E571];[.C571]/[.E5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2];[.B572]/[.D572];&quot;&quot;)">
            <text:p/>
          </table:table-cell>
          <table:table-cell table:formula="of:=IF([.E572];[.C572]/[.E5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3];[.B573]/[.D573];&quot;&quot;)">
            <text:p/>
          </table:table-cell>
          <table:table-cell table:formula="of:=IF([.E573];[.C573]/[.E5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4];[.B574]/[.D574];&quot;&quot;)">
            <text:p/>
          </table:table-cell>
          <table:table-cell table:formula="of:=IF([.E574];[.C574]/[.E5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5];[.B575]/[.D575];&quot;&quot;)">
            <text:p/>
          </table:table-cell>
          <table:table-cell table:formula="of:=IF([.E575];[.C575]/[.E5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6];[.B576]/[.D576];&quot;&quot;)">
            <text:p/>
          </table:table-cell>
          <table:table-cell table:formula="of:=IF([.E576];[.C576]/[.E5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7];[.B577]/[.D577];&quot;&quot;)">
            <text:p/>
          </table:table-cell>
          <table:table-cell table:formula="of:=IF([.E577];[.C577]/[.E5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8];[.B578]/[.D578];&quot;&quot;)">
            <text:p/>
          </table:table-cell>
          <table:table-cell table:formula="of:=IF([.E578];[.C578]/[.E5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9];[.B579]/[.D579];&quot;&quot;)">
            <text:p/>
          </table:table-cell>
          <table:table-cell table:formula="of:=IF([.E579];[.C579]/[.E5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0];[.B580]/[.D580];&quot;&quot;)">
            <text:p/>
          </table:table-cell>
          <table:table-cell table:formula="of:=IF([.E580];[.C580]/[.E5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1];[.B581]/[.D581];&quot;&quot;)">
            <text:p/>
          </table:table-cell>
          <table:table-cell table:formula="of:=IF([.E581];[.C581]/[.E5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2];[.B582]/[.D582];&quot;&quot;)">
            <text:p/>
          </table:table-cell>
          <table:table-cell table:formula="of:=IF([.E582];[.C582]/[.E5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3];[.B583]/[.D583];&quot;&quot;)">
            <text:p/>
          </table:table-cell>
          <table:table-cell table:formula="of:=IF([.E583];[.C583]/[.E5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4];[.B584]/[.D584];&quot;&quot;)">
            <text:p/>
          </table:table-cell>
          <table:table-cell table:formula="of:=IF([.E584];[.C584]/[.E5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5];[.B585]/[.D585];&quot;&quot;)">
            <text:p/>
          </table:table-cell>
          <table:table-cell table:formula="of:=IF([.E585];[.C585]/[.E5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6];[.B586]/[.D586];&quot;&quot;)">
            <text:p/>
          </table:table-cell>
          <table:table-cell table:formula="of:=IF([.E586];[.C586]/[.E5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7];[.B587]/[.D587];&quot;&quot;)">
            <text:p/>
          </table:table-cell>
          <table:table-cell table:formula="of:=IF([.E587];[.C587]/[.E5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8];[.B588]/[.D588];&quot;&quot;)">
            <text:p/>
          </table:table-cell>
          <table:table-cell table:formula="of:=IF([.E588];[.C588]/[.E5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9];[.B589]/[.D589];&quot;&quot;)">
            <text:p/>
          </table:table-cell>
          <table:table-cell table:formula="of:=IF([.E589];[.C589]/[.E5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0];[.B590]/[.D590];&quot;&quot;)">
            <text:p/>
          </table:table-cell>
          <table:table-cell table:formula="of:=IF([.E590];[.C590]/[.E5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1];[.B591]/[.D591];&quot;&quot;)">
            <text:p/>
          </table:table-cell>
          <table:table-cell table:formula="of:=IF([.E591];[.C591]/[.E5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2];[.B592]/[.D592];&quot;&quot;)">
            <text:p/>
          </table:table-cell>
          <table:table-cell table:formula="of:=IF([.E592];[.C592]/[.E5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3];[.B593]/[.D593];&quot;&quot;)">
            <text:p/>
          </table:table-cell>
          <table:table-cell table:formula="of:=IF([.E593];[.C593]/[.E5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4];[.B594]/[.D594];&quot;&quot;)">
            <text:p/>
          </table:table-cell>
          <table:table-cell table:formula="of:=IF([.E594];[.C594]/[.E5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5];[.B595]/[.D595];&quot;&quot;)">
            <text:p/>
          </table:table-cell>
          <table:table-cell table:formula="of:=IF([.E595];[.C595]/[.E5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6];[.B596]/[.D596];&quot;&quot;)">
            <text:p/>
          </table:table-cell>
          <table:table-cell table:formula="of:=IF([.E596];[.C596]/[.E5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7];[.B597]/[.D597];&quot;&quot;)">
            <text:p/>
          </table:table-cell>
          <table:table-cell table:formula="of:=IF([.E597];[.C597]/[.E5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8];[.B598]/[.D598];&quot;&quot;)">
            <text:p/>
          </table:table-cell>
          <table:table-cell table:formula="of:=IF([.E598];[.C598]/[.E5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9];[.B599]/[.D599];&quot;&quot;)">
            <text:p/>
          </table:table-cell>
          <table:table-cell table:formula="of:=IF([.E599];[.C599]/[.E5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0];[.B600]/[.D600];&quot;&quot;)">
            <text:p/>
          </table:table-cell>
          <table:table-cell table:formula="of:=IF([.E600];[.C600]/[.E6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1];[.B601]/[.D601];&quot;&quot;)">
            <text:p/>
          </table:table-cell>
          <table:table-cell table:formula="of:=IF([.E601];[.C601]/[.E6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2];[.B602]/[.D602];&quot;&quot;)">
            <text:p/>
          </table:table-cell>
          <table:table-cell table:formula="of:=IF([.E602];[.C602]/[.E6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3];[.B603]/[.D603];&quot;&quot;)">
            <text:p/>
          </table:table-cell>
          <table:table-cell table:formula="of:=IF([.E603];[.C603]/[.E6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4];[.B604]/[.D604];&quot;&quot;)">
            <text:p/>
          </table:table-cell>
          <table:table-cell table:formula="of:=IF([.E604];[.C604]/[.E6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5];[.B605]/[.D605];&quot;&quot;)">
            <text:p/>
          </table:table-cell>
          <table:table-cell table:formula="of:=IF([.E605];[.C605]/[.E6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6];[.B606]/[.D606];&quot;&quot;)">
            <text:p/>
          </table:table-cell>
          <table:table-cell table:formula="of:=IF([.E606];[.C606]/[.E6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7];[.B607]/[.D607];&quot;&quot;)">
            <text:p/>
          </table:table-cell>
          <table:table-cell table:formula="of:=IF([.E607];[.C607]/[.E6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8];[.B608]/[.D608];&quot;&quot;)">
            <text:p/>
          </table:table-cell>
          <table:table-cell table:formula="of:=IF([.E608];[.C608]/[.E6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9];[.B609]/[.D609];&quot;&quot;)">
            <text:p/>
          </table:table-cell>
          <table:table-cell table:formula="of:=IF([.E609];[.C609]/[.E6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0];[.B610]/[.D610];&quot;&quot;)">
            <text:p/>
          </table:table-cell>
          <table:table-cell table:formula="of:=IF([.E610];[.C610]/[.E6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1];[.B611]/[.D611];&quot;&quot;)">
            <text:p/>
          </table:table-cell>
          <table:table-cell table:formula="of:=IF([.E611];[.C611]/[.E6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2];[.B612]/[.D612];&quot;&quot;)">
            <text:p/>
          </table:table-cell>
          <table:table-cell table:formula="of:=IF([.E612];[.C612]/[.E6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3];[.B613]/[.D613];&quot;&quot;)">
            <text:p/>
          </table:table-cell>
          <table:table-cell table:formula="of:=IF([.E613];[.C613]/[.E6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4];[.B614]/[.D614];&quot;&quot;)">
            <text:p/>
          </table:table-cell>
          <table:table-cell table:formula="of:=IF([.E614];[.C614]/[.E6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5];[.B615]/[.D615];&quot;&quot;)">
            <text:p/>
          </table:table-cell>
          <table:table-cell table:formula="of:=IF([.E615];[.C615]/[.E6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6];[.B616]/[.D616];&quot;&quot;)">
            <text:p/>
          </table:table-cell>
          <table:table-cell table:formula="of:=IF([.E616];[.C616]/[.E6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7];[.B617]/[.D617];&quot;&quot;)">
            <text:p/>
          </table:table-cell>
          <table:table-cell table:formula="of:=IF([.E617];[.C617]/[.E6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8];[.B618]/[.D618];&quot;&quot;)">
            <text:p/>
          </table:table-cell>
          <table:table-cell table:formula="of:=IF([.E618];[.C618]/[.E6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9];[.B619]/[.D619];&quot;&quot;)">
            <text:p/>
          </table:table-cell>
          <table:table-cell table:formula="of:=IF([.E619];[.C619]/[.E6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0];[.B620]/[.D620];&quot;&quot;)">
            <text:p/>
          </table:table-cell>
          <table:table-cell table:formula="of:=IF([.E620];[.C620]/[.E6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1];[.B621]/[.D621];&quot;&quot;)">
            <text:p/>
          </table:table-cell>
          <table:table-cell table:formula="of:=IF([.E621];[.C621]/[.E6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2];[.B622]/[.D622];&quot;&quot;)">
            <text:p/>
          </table:table-cell>
          <table:table-cell table:formula="of:=IF([.E622];[.C622]/[.E6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3];[.B623]/[.D623];&quot;&quot;)">
            <text:p/>
          </table:table-cell>
          <table:table-cell table:formula="of:=IF([.E623];[.C623]/[.E6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4];[.B624]/[.D624];&quot;&quot;)">
            <text:p/>
          </table:table-cell>
          <table:table-cell table:formula="of:=IF([.E624];[.C624]/[.E6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5];[.B625]/[.D625];&quot;&quot;)">
            <text:p/>
          </table:table-cell>
          <table:table-cell table:formula="of:=IF([.E625];[.C625]/[.E6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6];[.B626]/[.D626];&quot;&quot;)">
            <text:p/>
          </table:table-cell>
          <table:table-cell table:formula="of:=IF([.E626];[.C626]/[.E6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7];[.B627]/[.D627];&quot;&quot;)">
            <text:p/>
          </table:table-cell>
          <table:table-cell table:formula="of:=IF([.E627];[.C627]/[.E6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8];[.B628]/[.D628];&quot;&quot;)">
            <text:p/>
          </table:table-cell>
          <table:table-cell table:formula="of:=IF([.E628];[.C628]/[.E6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9];[.B629]/[.D629];&quot;&quot;)">
            <text:p/>
          </table:table-cell>
          <table:table-cell table:formula="of:=IF([.E629];[.C629]/[.E6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0];[.B630]/[.D630];&quot;&quot;)">
            <text:p/>
          </table:table-cell>
          <table:table-cell table:formula="of:=IF([.E630];[.C630]/[.E6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1];[.B631]/[.D631];&quot;&quot;)">
            <text:p/>
          </table:table-cell>
          <table:table-cell table:formula="of:=IF([.E631];[.C631]/[.E6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2];[.B632]/[.D632];&quot;&quot;)">
            <text:p/>
          </table:table-cell>
          <table:table-cell table:formula="of:=IF([.E632];[.C632]/[.E6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3];[.B633]/[.D633];&quot;&quot;)">
            <text:p/>
          </table:table-cell>
          <table:table-cell table:formula="of:=IF([.E633];[.C633]/[.E6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4];[.B634]/[.D634];&quot;&quot;)">
            <text:p/>
          </table:table-cell>
          <table:table-cell table:formula="of:=IF([.E634];[.C634]/[.E6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5];[.B635]/[.D635];&quot;&quot;)">
            <text:p/>
          </table:table-cell>
          <table:table-cell table:formula="of:=IF([.E635];[.C635]/[.E6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6];[.B636]/[.D636];&quot;&quot;)">
            <text:p/>
          </table:table-cell>
          <table:table-cell table:formula="of:=IF([.E636];[.C636]/[.E6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7];[.B637]/[.D637];&quot;&quot;)">
            <text:p/>
          </table:table-cell>
          <table:table-cell table:formula="of:=IF([.E637];[.C637]/[.E6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8];[.B638]/[.D638];&quot;&quot;)">
            <text:p/>
          </table:table-cell>
          <table:table-cell table:formula="of:=IF([.E638];[.C638]/[.E6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9];[.B639]/[.D639];&quot;&quot;)">
            <text:p/>
          </table:table-cell>
          <table:table-cell table:formula="of:=IF([.E639];[.C639]/[.E6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0];[.B640]/[.D640];&quot;&quot;)">
            <text:p/>
          </table:table-cell>
          <table:table-cell table:formula="of:=IF([.E640];[.C640]/[.E6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1];[.B641]/[.D641];&quot;&quot;)">
            <text:p/>
          </table:table-cell>
          <table:table-cell table:formula="of:=IF([.E641];[.C641]/[.E6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2];[.B642]/[.D642];&quot;&quot;)">
            <text:p/>
          </table:table-cell>
          <table:table-cell table:formula="of:=IF([.E642];[.C642]/[.E6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3];[.B643]/[.D643];&quot;&quot;)">
            <text:p/>
          </table:table-cell>
          <table:table-cell table:formula="of:=IF([.E643];[.C643]/[.E6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4];[.B644]/[.D644];&quot;&quot;)">
            <text:p/>
          </table:table-cell>
          <table:table-cell table:formula="of:=IF([.E644];[.C644]/[.E6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5];[.B645]/[.D645];&quot;&quot;)">
            <text:p/>
          </table:table-cell>
          <table:table-cell table:formula="of:=IF([.E645];[.C645]/[.E6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6];[.B646]/[.D646];&quot;&quot;)">
            <text:p/>
          </table:table-cell>
          <table:table-cell table:formula="of:=IF([.E646];[.C646]/[.E6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7];[.B647]/[.D647];&quot;&quot;)">
            <text:p/>
          </table:table-cell>
          <table:table-cell table:formula="of:=IF([.E647];[.C647]/[.E6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8];[.B648]/[.D648];&quot;&quot;)">
            <text:p/>
          </table:table-cell>
          <table:table-cell table:formula="of:=IF([.E648];[.C648]/[.E6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9];[.B649]/[.D649];&quot;&quot;)">
            <text:p/>
          </table:table-cell>
          <table:table-cell table:formula="of:=IF([.E649];[.C649]/[.E6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0];[.B650]/[.D650];&quot;&quot;)">
            <text:p/>
          </table:table-cell>
          <table:table-cell table:formula="of:=IF([.E650];[.C650]/[.E6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1];[.B651]/[.D651];&quot;&quot;)">
            <text:p/>
          </table:table-cell>
          <table:table-cell table:formula="of:=IF([.E651];[.C651]/[.E6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2];[.B652]/[.D652];&quot;&quot;)">
            <text:p/>
          </table:table-cell>
          <table:table-cell table:formula="of:=IF([.E652];[.C652]/[.E6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3];[.B653]/[.D653];&quot;&quot;)">
            <text:p/>
          </table:table-cell>
          <table:table-cell table:formula="of:=IF([.E653];[.C653]/[.E6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4];[.B654]/[.D654];&quot;&quot;)">
            <text:p/>
          </table:table-cell>
          <table:table-cell table:formula="of:=IF([.E654];[.C654]/[.E6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5];[.B655]/[.D655];&quot;&quot;)">
            <text:p/>
          </table:table-cell>
          <table:table-cell table:formula="of:=IF([.E655];[.C655]/[.E6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6];[.B656]/[.D656];&quot;&quot;)">
            <text:p/>
          </table:table-cell>
          <table:table-cell table:formula="of:=IF([.E656];[.C656]/[.E6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7];[.B657]/[.D657];&quot;&quot;)">
            <text:p/>
          </table:table-cell>
          <table:table-cell table:formula="of:=IF([.E657];[.C657]/[.E6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8];[.B658]/[.D658];&quot;&quot;)">
            <text:p/>
          </table:table-cell>
          <table:table-cell table:formula="of:=IF([.E658];[.C658]/[.E6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9];[.B659]/[.D659];&quot;&quot;)">
            <text:p/>
          </table:table-cell>
          <table:table-cell table:formula="of:=IF([.E659];[.C659]/[.E6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0];[.B660]/[.D660];&quot;&quot;)">
            <text:p/>
          </table:table-cell>
          <table:table-cell table:formula="of:=IF([.E660];[.C660]/[.E6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1];[.B661]/[.D661];&quot;&quot;)">
            <text:p/>
          </table:table-cell>
          <table:table-cell table:formula="of:=IF([.E661];[.C661]/[.E6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2];[.B662]/[.D662];&quot;&quot;)">
            <text:p/>
          </table:table-cell>
          <table:table-cell table:formula="of:=IF([.E662];[.C662]/[.E6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3];[.B663]/[.D663];&quot;&quot;)">
            <text:p/>
          </table:table-cell>
          <table:table-cell table:formula="of:=IF([.E663];[.C663]/[.E6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4];[.B664]/[.D664];&quot;&quot;)">
            <text:p/>
          </table:table-cell>
          <table:table-cell table:formula="of:=IF([.E664];[.C664]/[.E6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5];[.B665]/[.D665];&quot;&quot;)">
            <text:p/>
          </table:table-cell>
          <table:table-cell table:formula="of:=IF([.E665];[.C665]/[.E6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6];[.B666]/[.D666];&quot;&quot;)">
            <text:p/>
          </table:table-cell>
          <table:table-cell table:formula="of:=IF([.E666];[.C666]/[.E6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7];[.B667]/[.D667];&quot;&quot;)">
            <text:p/>
          </table:table-cell>
          <table:table-cell table:formula="of:=IF([.E667];[.C667]/[.E6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8];[.B668]/[.D668];&quot;&quot;)">
            <text:p/>
          </table:table-cell>
          <table:table-cell table:formula="of:=IF([.E668];[.C668]/[.E6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9];[.B669]/[.D669];&quot;&quot;)">
            <text:p/>
          </table:table-cell>
          <table:table-cell table:formula="of:=IF([.E669];[.C669]/[.E6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0];[.B670]/[.D670];&quot;&quot;)">
            <text:p/>
          </table:table-cell>
          <table:table-cell table:formula="of:=IF([.E670];[.C670]/[.E6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1];[.B671]/[.D671];&quot;&quot;)">
            <text:p/>
          </table:table-cell>
          <table:table-cell table:formula="of:=IF([.E671];[.C671]/[.E6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2];[.B672]/[.D672];&quot;&quot;)">
            <text:p/>
          </table:table-cell>
          <table:table-cell table:formula="of:=IF([.E672];[.C672]/[.E6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3];[.B673]/[.D673];&quot;&quot;)">
            <text:p/>
          </table:table-cell>
          <table:table-cell table:formula="of:=IF([.E673];[.C673]/[.E6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4];[.B674]/[.D674];&quot;&quot;)">
            <text:p/>
          </table:table-cell>
          <table:table-cell table:formula="of:=IF([.E674];[.C674]/[.E6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5];[.B675]/[.D675];&quot;&quot;)">
            <text:p/>
          </table:table-cell>
          <table:table-cell table:formula="of:=IF([.E675];[.C675]/[.E6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6];[.B676]/[.D676];&quot;&quot;)">
            <text:p/>
          </table:table-cell>
          <table:table-cell table:formula="of:=IF([.E676];[.C676]/[.E6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7];[.B677]/[.D677];&quot;&quot;)">
            <text:p/>
          </table:table-cell>
          <table:table-cell table:formula="of:=IF([.E677];[.C677]/[.E6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8];[.B678]/[.D678];&quot;&quot;)">
            <text:p/>
          </table:table-cell>
          <table:table-cell table:formula="of:=IF([.E678];[.C678]/[.E6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9];[.B679]/[.D679];&quot;&quot;)">
            <text:p/>
          </table:table-cell>
          <table:table-cell table:formula="of:=IF([.E679];[.C679]/[.E6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0];[.B680]/[.D680];&quot;&quot;)">
            <text:p/>
          </table:table-cell>
          <table:table-cell table:formula="of:=IF([.E680];[.C680]/[.E6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1];[.B681]/[.D681];&quot;&quot;)">
            <text:p/>
          </table:table-cell>
          <table:table-cell table:formula="of:=IF([.E681];[.C681]/[.E6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2];[.B682]/[.D682];&quot;&quot;)">
            <text:p/>
          </table:table-cell>
          <table:table-cell table:formula="of:=IF([.E682];[.C682]/[.E6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3];[.B683]/[.D683];&quot;&quot;)">
            <text:p/>
          </table:table-cell>
          <table:table-cell table:formula="of:=IF([.E683];[.C683]/[.E6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4];[.B684]/[.D684];&quot;&quot;)">
            <text:p/>
          </table:table-cell>
          <table:table-cell table:formula="of:=IF([.E684];[.C684]/[.E6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5];[.B685]/[.D685];&quot;&quot;)">
            <text:p/>
          </table:table-cell>
          <table:table-cell table:formula="of:=IF([.E685];[.C685]/[.E6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6];[.B686]/[.D686];&quot;&quot;)">
            <text:p/>
          </table:table-cell>
          <table:table-cell table:formula="of:=IF([.E686];[.C686]/[.E6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7];[.B687]/[.D687];&quot;&quot;)">
            <text:p/>
          </table:table-cell>
          <table:table-cell table:formula="of:=IF([.E687];[.C687]/[.E6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8];[.B688]/[.D688];&quot;&quot;)">
            <text:p/>
          </table:table-cell>
          <table:table-cell table:formula="of:=IF([.E688];[.C688]/[.E6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9];[.B689]/[.D689];&quot;&quot;)">
            <text:p/>
          </table:table-cell>
          <table:table-cell table:formula="of:=IF([.E689];[.C689]/[.E6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0];[.B690]/[.D690];&quot;&quot;)">
            <text:p/>
          </table:table-cell>
          <table:table-cell table:formula="of:=IF([.E690];[.C690]/[.E6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1];[.B691]/[.D691];&quot;&quot;)">
            <text:p/>
          </table:table-cell>
          <table:table-cell table:formula="of:=IF([.E691];[.C691]/[.E6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2];[.B692]/[.D692];&quot;&quot;)">
            <text:p/>
          </table:table-cell>
          <table:table-cell table:formula="of:=IF([.E692];[.C692]/[.E6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3];[.B693]/[.D693];&quot;&quot;)">
            <text:p/>
          </table:table-cell>
          <table:table-cell table:formula="of:=IF([.E693];[.C693]/[.E6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4];[.B694]/[.D694];&quot;&quot;)">
            <text:p/>
          </table:table-cell>
          <table:table-cell table:formula="of:=IF([.E694];[.C694]/[.E6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5];[.B695]/[.D695];&quot;&quot;)">
            <text:p/>
          </table:table-cell>
          <table:table-cell table:formula="of:=IF([.E695];[.C695]/[.E6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6];[.B696]/[.D696];&quot;&quot;)">
            <text:p/>
          </table:table-cell>
          <table:table-cell table:formula="of:=IF([.E696];[.C696]/[.E6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7];[.B697]/[.D697];&quot;&quot;)">
            <text:p/>
          </table:table-cell>
          <table:table-cell table:formula="of:=IF([.E697];[.C697]/[.E6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8];[.B698]/[.D698];&quot;&quot;)">
            <text:p/>
          </table:table-cell>
          <table:table-cell table:formula="of:=IF([.E698];[.C698]/[.E6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9];[.B699]/[.D699];&quot;&quot;)">
            <text:p/>
          </table:table-cell>
          <table:table-cell table:formula="of:=IF([.E699];[.C699]/[.E6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0];[.B700]/[.D700];&quot;&quot;)">
            <text:p/>
          </table:table-cell>
          <table:table-cell table:formula="of:=IF([.E700];[.C700]/[.E7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1];[.B701]/[.D701];&quot;&quot;)">
            <text:p/>
          </table:table-cell>
          <table:table-cell table:formula="of:=IF([.E701];[.C701]/[.E7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2];[.B702]/[.D702];&quot;&quot;)">
            <text:p/>
          </table:table-cell>
          <table:table-cell table:formula="of:=IF([.E702];[.C702]/[.E7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3];[.B703]/[.D703];&quot;&quot;)">
            <text:p/>
          </table:table-cell>
          <table:table-cell table:formula="of:=IF([.E703];[.C703]/[.E7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4];[.B704]/[.D704];&quot;&quot;)">
            <text:p/>
          </table:table-cell>
          <table:table-cell table:formula="of:=IF([.E704];[.C704]/[.E7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5];[.B705]/[.D705];&quot;&quot;)">
            <text:p/>
          </table:table-cell>
          <table:table-cell table:formula="of:=IF([.E705];[.C705]/[.E7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6];[.B706]/[.D706];&quot;&quot;)">
            <text:p/>
          </table:table-cell>
          <table:table-cell table:formula="of:=IF([.E706];[.C706]/[.E7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7];[.B707]/[.D707];&quot;&quot;)">
            <text:p/>
          </table:table-cell>
          <table:table-cell table:formula="of:=IF([.E707];[.C707]/[.E7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8];[.B708]/[.D708];&quot;&quot;)">
            <text:p/>
          </table:table-cell>
          <table:table-cell table:formula="of:=IF([.E708];[.C708]/[.E7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9];[.B709]/[.D709];&quot;&quot;)">
            <text:p/>
          </table:table-cell>
          <table:table-cell table:formula="of:=IF([.E709];[.C709]/[.E7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0];[.B710]/[.D710];&quot;&quot;)">
            <text:p/>
          </table:table-cell>
          <table:table-cell table:formula="of:=IF([.E710];[.C710]/[.E7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1];[.B711]/[.D711];&quot;&quot;)">
            <text:p/>
          </table:table-cell>
          <table:table-cell table:formula="of:=IF([.E711];[.C711]/[.E7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2];[.B712]/[.D712];&quot;&quot;)">
            <text:p/>
          </table:table-cell>
          <table:table-cell table:formula="of:=IF([.E712];[.C712]/[.E7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3];[.B713]/[.D713];&quot;&quot;)">
            <text:p/>
          </table:table-cell>
          <table:table-cell table:formula="of:=IF([.E713];[.C713]/[.E7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4];[.B714]/[.D714];&quot;&quot;)">
            <text:p/>
          </table:table-cell>
          <table:table-cell table:formula="of:=IF([.E714];[.C714]/[.E7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5];[.B715]/[.D715];&quot;&quot;)">
            <text:p/>
          </table:table-cell>
          <table:table-cell table:formula="of:=IF([.E715];[.C715]/[.E7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6];[.B716]/[.D716];&quot;&quot;)">
            <text:p/>
          </table:table-cell>
          <table:table-cell table:formula="of:=IF([.E716];[.C716]/[.E7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7];[.B717]/[.D717];&quot;&quot;)">
            <text:p/>
          </table:table-cell>
          <table:table-cell table:formula="of:=IF([.E717];[.C717]/[.E7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8];[.B718]/[.D718];&quot;&quot;)">
            <text:p/>
          </table:table-cell>
          <table:table-cell table:formula="of:=IF([.E718];[.C718]/[.E7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9];[.B719]/[.D719];&quot;&quot;)">
            <text:p/>
          </table:table-cell>
          <table:table-cell table:formula="of:=IF([.E719];[.C719]/[.E7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0];[.B720]/[.D720];&quot;&quot;)">
            <text:p/>
          </table:table-cell>
          <table:table-cell table:formula="of:=IF([.E720];[.C720]/[.E7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1];[.B721]/[.D721];&quot;&quot;)">
            <text:p/>
          </table:table-cell>
          <table:table-cell table:formula="of:=IF([.E721];[.C721]/[.E7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2];[.B722]/[.D722];&quot;&quot;)">
            <text:p/>
          </table:table-cell>
          <table:table-cell table:formula="of:=IF([.E722];[.C722]/[.E7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3];[.B723]/[.D723];&quot;&quot;)">
            <text:p/>
          </table:table-cell>
          <table:table-cell table:formula="of:=IF([.E723];[.C723]/[.E7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4];[.B724]/[.D724];&quot;&quot;)">
            <text:p/>
          </table:table-cell>
          <table:table-cell table:formula="of:=IF([.E724];[.C724]/[.E7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5];[.B725]/[.D725];&quot;&quot;)">
            <text:p/>
          </table:table-cell>
          <table:table-cell table:formula="of:=IF([.E725];[.C725]/[.E7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6];[.B726]/[.D726];&quot;&quot;)">
            <text:p/>
          </table:table-cell>
          <table:table-cell table:formula="of:=IF([.E726];[.C726]/[.E7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7];[.B727]/[.D727];&quot;&quot;)">
            <text:p/>
          </table:table-cell>
          <table:table-cell table:formula="of:=IF([.E727];[.C727]/[.E7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8];[.B728]/[.D728];&quot;&quot;)">
            <text:p/>
          </table:table-cell>
          <table:table-cell table:formula="of:=IF([.E728];[.C728]/[.E7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9];[.B729]/[.D729];&quot;&quot;)">
            <text:p/>
          </table:table-cell>
          <table:table-cell table:formula="of:=IF([.E729];[.C729]/[.E7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0];[.B730]/[.D730];&quot;&quot;)">
            <text:p/>
          </table:table-cell>
          <table:table-cell table:formula="of:=IF([.E730];[.C730]/[.E7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1];[.B731]/[.D731];&quot;&quot;)">
            <text:p/>
          </table:table-cell>
          <table:table-cell table:formula="of:=IF([.E731];[.C731]/[.E7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2];[.B732]/[.D732];&quot;&quot;)">
            <text:p/>
          </table:table-cell>
          <table:table-cell table:formula="of:=IF([.E732];[.C732]/[.E7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3];[.B733]/[.D733];&quot;&quot;)">
            <text:p/>
          </table:table-cell>
          <table:table-cell table:formula="of:=IF([.E733];[.C733]/[.E7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4];[.B734]/[.D734];&quot;&quot;)">
            <text:p/>
          </table:table-cell>
          <table:table-cell table:formula="of:=IF([.E734];[.C734]/[.E7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5];[.B735]/[.D735];&quot;&quot;)">
            <text:p/>
          </table:table-cell>
          <table:table-cell table:formula="of:=IF([.E735];[.C735]/[.E7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6];[.B736]/[.D736];&quot;&quot;)">
            <text:p/>
          </table:table-cell>
          <table:table-cell table:formula="of:=IF([.E736];[.C736]/[.E7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7];[.B737]/[.D737];&quot;&quot;)">
            <text:p/>
          </table:table-cell>
          <table:table-cell table:formula="of:=IF([.E737];[.C737]/[.E7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8];[.B738]/[.D738];&quot;&quot;)">
            <text:p/>
          </table:table-cell>
          <table:table-cell table:formula="of:=IF([.E738];[.C738]/[.E7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9];[.B739]/[.D739];&quot;&quot;)">
            <text:p/>
          </table:table-cell>
          <table:table-cell table:formula="of:=IF([.E739];[.C739]/[.E7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0];[.B740]/[.D740];&quot;&quot;)">
            <text:p/>
          </table:table-cell>
          <table:table-cell table:formula="of:=IF([.E740];[.C740]/[.E7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1];[.B741]/[.D741];&quot;&quot;)">
            <text:p/>
          </table:table-cell>
          <table:table-cell table:formula="of:=IF([.E741];[.C741]/[.E7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2];[.B742]/[.D742];&quot;&quot;)">
            <text:p/>
          </table:table-cell>
          <table:table-cell table:formula="of:=IF([.E742];[.C742]/[.E7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3];[.B743]/[.D743];&quot;&quot;)">
            <text:p/>
          </table:table-cell>
          <table:table-cell table:formula="of:=IF([.E743];[.C743]/[.E7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4];[.B744]/[.D744];&quot;&quot;)">
            <text:p/>
          </table:table-cell>
          <table:table-cell table:formula="of:=IF([.E744];[.C744]/[.E7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5];[.B745]/[.D745];&quot;&quot;)">
            <text:p/>
          </table:table-cell>
          <table:table-cell table:formula="of:=IF([.E745];[.C745]/[.E7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6];[.B746]/[.D746];&quot;&quot;)">
            <text:p/>
          </table:table-cell>
          <table:table-cell table:formula="of:=IF([.E746];[.C746]/[.E7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7];[.B747]/[.D747];&quot;&quot;)">
            <text:p/>
          </table:table-cell>
          <table:table-cell table:formula="of:=IF([.E747];[.C747]/[.E7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8];[.B748]/[.D748];&quot;&quot;)">
            <text:p/>
          </table:table-cell>
          <table:table-cell table:formula="of:=IF([.E748];[.C748]/[.E7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9];[.B749]/[.D749];&quot;&quot;)">
            <text:p/>
          </table:table-cell>
          <table:table-cell table:formula="of:=IF([.E749];[.C749]/[.E7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0];[.B750]/[.D750];&quot;&quot;)">
            <text:p/>
          </table:table-cell>
          <table:table-cell table:formula="of:=IF([.E750];[.C750]/[.E7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1];[.B751]/[.D751];&quot;&quot;)">
            <text:p/>
          </table:table-cell>
          <table:table-cell table:formula="of:=IF([.E751];[.C751]/[.E7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2];[.B752]/[.D752];&quot;&quot;)">
            <text:p/>
          </table:table-cell>
          <table:table-cell table:formula="of:=IF([.E752];[.C752]/[.E7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3];[.B753]/[.D753];&quot;&quot;)">
            <text:p/>
          </table:table-cell>
          <table:table-cell table:formula="of:=IF([.E753];[.C753]/[.E7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4];[.B754]/[.D754];&quot;&quot;)">
            <text:p/>
          </table:table-cell>
          <table:table-cell table:formula="of:=IF([.E754];[.C754]/[.E7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5];[.B755]/[.D755];&quot;&quot;)">
            <text:p/>
          </table:table-cell>
          <table:table-cell table:formula="of:=IF([.E755];[.C755]/[.E7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6];[.B756]/[.D756];&quot;&quot;)">
            <text:p/>
          </table:table-cell>
          <table:table-cell table:formula="of:=IF([.E756];[.C756]/[.E7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7];[.B757]/[.D757];&quot;&quot;)">
            <text:p/>
          </table:table-cell>
          <table:table-cell table:formula="of:=IF([.E757];[.C757]/[.E7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8];[.B758]/[.D758];&quot;&quot;)">
            <text:p/>
          </table:table-cell>
          <table:table-cell table:formula="of:=IF([.E758];[.C758]/[.E7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9];[.B759]/[.D759];&quot;&quot;)">
            <text:p/>
          </table:table-cell>
          <table:table-cell table:formula="of:=IF([.E759];[.C759]/[.E7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0];[.B760]/[.D760];&quot;&quot;)">
            <text:p/>
          </table:table-cell>
          <table:table-cell table:formula="of:=IF([.E760];[.C760]/[.E7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1];[.B761]/[.D761];&quot;&quot;)">
            <text:p/>
          </table:table-cell>
          <table:table-cell table:formula="of:=IF([.E761];[.C761]/[.E7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2];[.B762]/[.D762];&quot;&quot;)">
            <text:p/>
          </table:table-cell>
          <table:table-cell table:formula="of:=IF([.E762];[.C762]/[.E7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3];[.B763]/[.D763];&quot;&quot;)">
            <text:p/>
          </table:table-cell>
          <table:table-cell table:formula="of:=IF([.E763];[.C763]/[.E7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4];[.B764]/[.D764];&quot;&quot;)">
            <text:p/>
          </table:table-cell>
          <table:table-cell table:formula="of:=IF([.E764];[.C764]/[.E7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5];[.B765]/[.D765];&quot;&quot;)">
            <text:p/>
          </table:table-cell>
          <table:table-cell table:formula="of:=IF([.E765];[.C765]/[.E7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6];[.B766]/[.D766];&quot;&quot;)">
            <text:p/>
          </table:table-cell>
          <table:table-cell table:formula="of:=IF([.E766];[.C766]/[.E7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7];[.B767]/[.D767];&quot;&quot;)">
            <text:p/>
          </table:table-cell>
          <table:table-cell table:formula="of:=IF([.E767];[.C767]/[.E7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8];[.B768]/[.D768];&quot;&quot;)">
            <text:p/>
          </table:table-cell>
          <table:table-cell table:formula="of:=IF([.E768];[.C768]/[.E7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9];[.B769]/[.D769];&quot;&quot;)">
            <text:p/>
          </table:table-cell>
          <table:table-cell table:formula="of:=IF([.E769];[.C769]/[.E7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0];[.B770]/[.D770];&quot;&quot;)">
            <text:p/>
          </table:table-cell>
          <table:table-cell table:formula="of:=IF([.E770];[.C770]/[.E7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1];[.B771]/[.D771];&quot;&quot;)">
            <text:p/>
          </table:table-cell>
          <table:table-cell table:formula="of:=IF([.E771];[.C771]/[.E7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2];[.B772]/[.D772];&quot;&quot;)">
            <text:p/>
          </table:table-cell>
          <table:table-cell table:formula="of:=IF([.E772];[.C772]/[.E7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3];[.B773]/[.D773];&quot;&quot;)">
            <text:p/>
          </table:table-cell>
          <table:table-cell table:formula="of:=IF([.E773];[.C773]/[.E7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4];[.B774]/[.D774];&quot;&quot;)">
            <text:p/>
          </table:table-cell>
          <table:table-cell table:formula="of:=IF([.E774];[.C774]/[.E7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5];[.B775]/[.D775];&quot;&quot;)">
            <text:p/>
          </table:table-cell>
          <table:table-cell table:formula="of:=IF([.E775];[.C775]/[.E7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6];[.B776]/[.D776];&quot;&quot;)">
            <text:p/>
          </table:table-cell>
          <table:table-cell table:formula="of:=IF([.E776];[.C776]/[.E7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7];[.B777]/[.D777];&quot;&quot;)">
            <text:p/>
          </table:table-cell>
          <table:table-cell table:formula="of:=IF([.E777];[.C777]/[.E7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8];[.B778]/[.D778];&quot;&quot;)">
            <text:p/>
          </table:table-cell>
          <table:table-cell table:formula="of:=IF([.E778];[.C778]/[.E7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9];[.B779]/[.D779];&quot;&quot;)">
            <text:p/>
          </table:table-cell>
          <table:table-cell table:formula="of:=IF([.E779];[.C779]/[.E7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0];[.B780]/[.D780];&quot;&quot;)">
            <text:p/>
          </table:table-cell>
          <table:table-cell table:formula="of:=IF([.E780];[.C780]/[.E7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1];[.B781]/[.D781];&quot;&quot;)">
            <text:p/>
          </table:table-cell>
          <table:table-cell table:formula="of:=IF([.E781];[.C781]/[.E7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2];[.B782]/[.D782];&quot;&quot;)">
            <text:p/>
          </table:table-cell>
          <table:table-cell table:formula="of:=IF([.E782];[.C782]/[.E7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3];[.B783]/[.D783];&quot;&quot;)">
            <text:p/>
          </table:table-cell>
          <table:table-cell table:formula="of:=IF([.E783];[.C783]/[.E7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4];[.B784]/[.D784];&quot;&quot;)">
            <text:p/>
          </table:table-cell>
          <table:table-cell table:formula="of:=IF([.E784];[.C784]/[.E7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5];[.B785]/[.D785];&quot;&quot;)">
            <text:p/>
          </table:table-cell>
          <table:table-cell table:formula="of:=IF([.E785];[.C785]/[.E7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6];[.B786]/[.D786];&quot;&quot;)">
            <text:p/>
          </table:table-cell>
          <table:table-cell table:formula="of:=IF([.E786];[.C786]/[.E7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7];[.B787]/[.D787];&quot;&quot;)">
            <text:p/>
          </table:table-cell>
          <table:table-cell table:formula="of:=IF([.E787];[.C787]/[.E7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8];[.B788]/[.D788];&quot;&quot;)">
            <text:p/>
          </table:table-cell>
          <table:table-cell table:formula="of:=IF([.E788];[.C788]/[.E7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9];[.B789]/[.D789];&quot;&quot;)">
            <text:p/>
          </table:table-cell>
          <table:table-cell table:formula="of:=IF([.E789];[.C789]/[.E7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0];[.B790]/[.D790];&quot;&quot;)">
            <text:p/>
          </table:table-cell>
          <table:table-cell table:formula="of:=IF([.E790];[.C790]/[.E7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1];[.B791]/[.D791];&quot;&quot;)">
            <text:p/>
          </table:table-cell>
          <table:table-cell table:formula="of:=IF([.E791];[.C791]/[.E7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2];[.B792]/[.D792];&quot;&quot;)">
            <text:p/>
          </table:table-cell>
          <table:table-cell table:formula="of:=IF([.E792];[.C792]/[.E7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3];[.B793]/[.D793];&quot;&quot;)">
            <text:p/>
          </table:table-cell>
          <table:table-cell table:formula="of:=IF([.E793];[.C793]/[.E7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4];[.B794]/[.D794];&quot;&quot;)">
            <text:p/>
          </table:table-cell>
          <table:table-cell table:formula="of:=IF([.E794];[.C794]/[.E7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5];[.B795]/[.D795];&quot;&quot;)">
            <text:p/>
          </table:table-cell>
          <table:table-cell table:formula="of:=IF([.E795];[.C795]/[.E7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6];[.B796]/[.D796];&quot;&quot;)">
            <text:p/>
          </table:table-cell>
          <table:table-cell table:formula="of:=IF([.E796];[.C796]/[.E7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7];[.B797]/[.D797];&quot;&quot;)">
            <text:p/>
          </table:table-cell>
          <table:table-cell table:formula="of:=IF([.E797];[.C797]/[.E7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8];[.B798]/[.D798];&quot;&quot;)">
            <text:p/>
          </table:table-cell>
          <table:table-cell table:formula="of:=IF([.E798];[.C798]/[.E7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9];[.B799]/[.D799];&quot;&quot;)">
            <text:p/>
          </table:table-cell>
          <table:table-cell table:formula="of:=IF([.E799];[.C799]/[.E7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0];[.B800]/[.D800];&quot;&quot;)">
            <text:p/>
          </table:table-cell>
          <table:table-cell table:formula="of:=IF([.E800];[.C800]/[.E8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1];[.B801]/[.D801];&quot;&quot;)">
            <text:p/>
          </table:table-cell>
          <table:table-cell table:formula="of:=IF([.E801];[.C801]/[.E8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2];[.B802]/[.D802];&quot;&quot;)">
            <text:p/>
          </table:table-cell>
          <table:table-cell table:formula="of:=IF([.E802];[.C802]/[.E8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3];[.B803]/[.D803];&quot;&quot;)">
            <text:p/>
          </table:table-cell>
          <table:table-cell table:formula="of:=IF([.E803];[.C803]/[.E8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4];[.B804]/[.D804];&quot;&quot;)">
            <text:p/>
          </table:table-cell>
          <table:table-cell table:formula="of:=IF([.E804];[.C804]/[.E8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5];[.B805]/[.D805];&quot;&quot;)">
            <text:p/>
          </table:table-cell>
          <table:table-cell table:formula="of:=IF([.E805];[.C805]/[.E8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6];[.B806]/[.D806];&quot;&quot;)">
            <text:p/>
          </table:table-cell>
          <table:table-cell table:formula="of:=IF([.E806];[.C806]/[.E8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7];[.B807]/[.D807];&quot;&quot;)">
            <text:p/>
          </table:table-cell>
          <table:table-cell table:formula="of:=IF([.E807];[.C807]/[.E8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8];[.B808]/[.D808];&quot;&quot;)">
            <text:p/>
          </table:table-cell>
          <table:table-cell table:formula="of:=IF([.E808];[.C808]/[.E8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9];[.B809]/[.D809];&quot;&quot;)">
            <text:p/>
          </table:table-cell>
          <table:table-cell table:formula="of:=IF([.E809];[.C809]/[.E8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0];[.B810]/[.D810];&quot;&quot;)">
            <text:p/>
          </table:table-cell>
          <table:table-cell table:formula="of:=IF([.E810];[.C810]/[.E8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1];[.B811]/[.D811];&quot;&quot;)">
            <text:p/>
          </table:table-cell>
          <table:table-cell table:formula="of:=IF([.E811];[.C811]/[.E8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2];[.B812]/[.D812];&quot;&quot;)">
            <text:p/>
          </table:table-cell>
          <table:table-cell table:formula="of:=IF([.E812];[.C812]/[.E8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3];[.B813]/[.D813];&quot;&quot;)">
            <text:p/>
          </table:table-cell>
          <table:table-cell table:formula="of:=IF([.E813];[.C813]/[.E8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4];[.B814]/[.D814];&quot;&quot;)">
            <text:p/>
          </table:table-cell>
          <table:table-cell table:formula="of:=IF([.E814];[.C814]/[.E8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5];[.B815]/[.D815];&quot;&quot;)">
            <text:p/>
          </table:table-cell>
          <table:table-cell table:formula="of:=IF([.E815];[.C815]/[.E8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6];[.B816]/[.D816];&quot;&quot;)">
            <text:p/>
          </table:table-cell>
          <table:table-cell table:formula="of:=IF([.E816];[.C816]/[.E8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7];[.B817]/[.D817];&quot;&quot;)">
            <text:p/>
          </table:table-cell>
          <table:table-cell table:formula="of:=IF([.E817];[.C817]/[.E8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8];[.B818]/[.D818];&quot;&quot;)">
            <text:p/>
          </table:table-cell>
          <table:table-cell table:formula="of:=IF([.E818];[.C818]/[.E8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9];[.B819]/[.D819];&quot;&quot;)">
            <text:p/>
          </table:table-cell>
          <table:table-cell table:formula="of:=IF([.E819];[.C819]/[.E8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0];[.B820]/[.D820];&quot;&quot;)">
            <text:p/>
          </table:table-cell>
          <table:table-cell table:formula="of:=IF([.E820];[.C820]/[.E8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1];[.B821]/[.D821];&quot;&quot;)">
            <text:p/>
          </table:table-cell>
          <table:table-cell table:formula="of:=IF([.E821];[.C821]/[.E8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2];[.B822]/[.D822];&quot;&quot;)">
            <text:p/>
          </table:table-cell>
          <table:table-cell table:formula="of:=IF([.E822];[.C822]/[.E8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3];[.B823]/[.D823];&quot;&quot;)">
            <text:p/>
          </table:table-cell>
          <table:table-cell table:formula="of:=IF([.E823];[.C823]/[.E8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4];[.B824]/[.D824];&quot;&quot;)">
            <text:p/>
          </table:table-cell>
          <table:table-cell table:formula="of:=IF([.E824];[.C824]/[.E8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5];[.B825]/[.D825];&quot;&quot;)">
            <text:p/>
          </table:table-cell>
          <table:table-cell table:formula="of:=IF([.E825];[.C825]/[.E8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6];[.B826]/[.D826];&quot;&quot;)">
            <text:p/>
          </table:table-cell>
          <table:table-cell table:formula="of:=IF([.E826];[.C826]/[.E8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7];[.B827]/[.D827];&quot;&quot;)">
            <text:p/>
          </table:table-cell>
          <table:table-cell table:formula="of:=IF([.E827];[.C827]/[.E8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8];[.B828]/[.D828];&quot;&quot;)">
            <text:p/>
          </table:table-cell>
          <table:table-cell table:formula="of:=IF([.E828];[.C828]/[.E8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9];[.B829]/[.D829];&quot;&quot;)">
            <text:p/>
          </table:table-cell>
          <table:table-cell table:formula="of:=IF([.E829];[.C829]/[.E8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0];[.B830]/[.D830];&quot;&quot;)">
            <text:p/>
          </table:table-cell>
          <table:table-cell table:formula="of:=IF([.E830];[.C830]/[.E8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1];[.B831]/[.D831];&quot;&quot;)">
            <text:p/>
          </table:table-cell>
          <table:table-cell table:formula="of:=IF([.E831];[.C831]/[.E8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2];[.B832]/[.D832];&quot;&quot;)">
            <text:p/>
          </table:table-cell>
          <table:table-cell table:formula="of:=IF([.E832];[.C832]/[.E8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3];[.B833]/[.D833];&quot;&quot;)">
            <text:p/>
          </table:table-cell>
          <table:table-cell table:formula="of:=IF([.E833];[.C833]/[.E8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4];[.B834]/[.D834];&quot;&quot;)">
            <text:p/>
          </table:table-cell>
          <table:table-cell table:formula="of:=IF([.E834];[.C834]/[.E8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5];[.B835]/[.D835];&quot;&quot;)">
            <text:p/>
          </table:table-cell>
          <table:table-cell table:formula="of:=IF([.E835];[.C835]/[.E8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6];[.B836]/[.D836];&quot;&quot;)">
            <text:p/>
          </table:table-cell>
          <table:table-cell table:formula="of:=IF([.E836];[.C836]/[.E8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7];[.B837]/[.D837];&quot;&quot;)">
            <text:p/>
          </table:table-cell>
          <table:table-cell table:formula="of:=IF([.E837];[.C837]/[.E8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8];[.B838]/[.D838];&quot;&quot;)">
            <text:p/>
          </table:table-cell>
          <table:table-cell table:formula="of:=IF([.E838];[.C838]/[.E8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9];[.B839]/[.D839];&quot;&quot;)">
            <text:p/>
          </table:table-cell>
          <table:table-cell table:formula="of:=IF([.E839];[.C839]/[.E8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0];[.B840]/[.D840];&quot;&quot;)">
            <text:p/>
          </table:table-cell>
          <table:table-cell table:formula="of:=IF([.E840];[.C840]/[.E8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1];[.B841]/[.D841];&quot;&quot;)">
            <text:p/>
          </table:table-cell>
          <table:table-cell table:formula="of:=IF([.E841];[.C841]/[.E8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2];[.B842]/[.D842];&quot;&quot;)">
            <text:p/>
          </table:table-cell>
          <table:table-cell table:formula="of:=IF([.E842];[.C842]/[.E8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3];[.B843]/[.D843];&quot;&quot;)">
            <text:p/>
          </table:table-cell>
          <table:table-cell table:formula="of:=IF([.E843];[.C843]/[.E8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4];[.B844]/[.D844];&quot;&quot;)">
            <text:p/>
          </table:table-cell>
          <table:table-cell table:formula="of:=IF([.E844];[.C844]/[.E8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5];[.B845]/[.D845];&quot;&quot;)">
            <text:p/>
          </table:table-cell>
          <table:table-cell table:formula="of:=IF([.E845];[.C845]/[.E8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6];[.B846]/[.D846];&quot;&quot;)">
            <text:p/>
          </table:table-cell>
          <table:table-cell table:formula="of:=IF([.E846];[.C846]/[.E8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7];[.B847]/[.D847];&quot;&quot;)">
            <text:p/>
          </table:table-cell>
          <table:table-cell table:formula="of:=IF([.E847];[.C847]/[.E8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8];[.B848]/[.D848];&quot;&quot;)">
            <text:p/>
          </table:table-cell>
          <table:table-cell table:formula="of:=IF([.E848];[.C848]/[.E8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9];[.B849]/[.D849];&quot;&quot;)">
            <text:p/>
          </table:table-cell>
          <table:table-cell table:formula="of:=IF([.E849];[.C849]/[.E8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0];[.B850]/[.D850];&quot;&quot;)">
            <text:p/>
          </table:table-cell>
          <table:table-cell table:formula="of:=IF([.E850];[.C850]/[.E8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1];[.B851]/[.D851];&quot;&quot;)">
            <text:p/>
          </table:table-cell>
          <table:table-cell table:formula="of:=IF([.E851];[.C851]/[.E8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2];[.B852]/[.D852];&quot;&quot;)">
            <text:p/>
          </table:table-cell>
          <table:table-cell table:formula="of:=IF([.E852];[.C852]/[.E8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3];[.B853]/[.D853];&quot;&quot;)">
            <text:p/>
          </table:table-cell>
          <table:table-cell table:formula="of:=IF([.E853];[.C853]/[.E8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4];[.B854]/[.D854];&quot;&quot;)">
            <text:p/>
          </table:table-cell>
          <table:table-cell table:formula="of:=IF([.E854];[.C854]/[.E8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5];[.B855]/[.D855];&quot;&quot;)">
            <text:p/>
          </table:table-cell>
          <table:table-cell table:formula="of:=IF([.E855];[.C855]/[.E8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6];[.B856]/[.D856];&quot;&quot;)">
            <text:p/>
          </table:table-cell>
          <table:table-cell table:formula="of:=IF([.E856];[.C856]/[.E8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7];[.B857]/[.D857];&quot;&quot;)">
            <text:p/>
          </table:table-cell>
          <table:table-cell table:formula="of:=IF([.E857];[.C857]/[.E8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8];[.B858]/[.D858];&quot;&quot;)">
            <text:p/>
          </table:table-cell>
          <table:table-cell table:formula="of:=IF([.E858];[.C858]/[.E8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9];[.B859]/[.D859];&quot;&quot;)">
            <text:p/>
          </table:table-cell>
          <table:table-cell table:formula="of:=IF([.E859];[.C859]/[.E8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0];[.B860]/[.D860];&quot;&quot;)">
            <text:p/>
          </table:table-cell>
          <table:table-cell table:formula="of:=IF([.E860];[.C860]/[.E8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1];[.B861]/[.D861];&quot;&quot;)">
            <text:p/>
          </table:table-cell>
          <table:table-cell table:formula="of:=IF([.E861];[.C861]/[.E8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2];[.B862]/[.D862];&quot;&quot;)">
            <text:p/>
          </table:table-cell>
          <table:table-cell table:formula="of:=IF([.E862];[.C862]/[.E8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3];[.B863]/[.D863];&quot;&quot;)">
            <text:p/>
          </table:table-cell>
          <table:table-cell table:formula="of:=IF([.E863];[.C863]/[.E8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4];[.B864]/[.D864];&quot;&quot;)">
            <text:p/>
          </table:table-cell>
          <table:table-cell table:formula="of:=IF([.E864];[.C864]/[.E8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5];[.B865]/[.D865];&quot;&quot;)">
            <text:p/>
          </table:table-cell>
          <table:table-cell table:formula="of:=IF([.E865];[.C865]/[.E8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6];[.B866]/[.D866];&quot;&quot;)">
            <text:p/>
          </table:table-cell>
          <table:table-cell table:formula="of:=IF([.E866];[.C866]/[.E8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7];[.B867]/[.D867];&quot;&quot;)">
            <text:p/>
          </table:table-cell>
          <table:table-cell table:formula="of:=IF([.E867];[.C867]/[.E8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8];[.B868]/[.D868];&quot;&quot;)">
            <text:p/>
          </table:table-cell>
          <table:table-cell table:formula="of:=IF([.E868];[.C868]/[.E8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9];[.B869]/[.D869];&quot;&quot;)">
            <text:p/>
          </table:table-cell>
          <table:table-cell table:formula="of:=IF([.E869];[.C869]/[.E8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0];[.B870]/[.D870];&quot;&quot;)">
            <text:p/>
          </table:table-cell>
          <table:table-cell table:formula="of:=IF([.E870];[.C870]/[.E8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1];[.B871]/[.D871];&quot;&quot;)">
            <text:p/>
          </table:table-cell>
          <table:table-cell table:formula="of:=IF([.E871];[.C871]/[.E8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2];[.B872]/[.D872];&quot;&quot;)">
            <text:p/>
          </table:table-cell>
          <table:table-cell table:formula="of:=IF([.E872];[.C872]/[.E8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3];[.B873]/[.D873];&quot;&quot;)">
            <text:p/>
          </table:table-cell>
          <table:table-cell table:formula="of:=IF([.E873];[.C873]/[.E8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4];[.B874]/[.D874];&quot;&quot;)">
            <text:p/>
          </table:table-cell>
          <table:table-cell table:formula="of:=IF([.E874];[.C874]/[.E8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5];[.B875]/[.D875];&quot;&quot;)">
            <text:p/>
          </table:table-cell>
          <table:table-cell table:formula="of:=IF([.E875];[.C875]/[.E8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6];[.B876]/[.D876];&quot;&quot;)">
            <text:p/>
          </table:table-cell>
          <table:table-cell table:formula="of:=IF([.E876];[.C876]/[.E8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7];[.B877]/[.D877];&quot;&quot;)">
            <text:p/>
          </table:table-cell>
          <table:table-cell table:formula="of:=IF([.E877];[.C877]/[.E8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8];[.B878]/[.D878];&quot;&quot;)">
            <text:p/>
          </table:table-cell>
          <table:table-cell table:formula="of:=IF([.E878];[.C878]/[.E8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9];[.B879]/[.D879];&quot;&quot;)">
            <text:p/>
          </table:table-cell>
          <table:table-cell table:formula="of:=IF([.E879];[.C879]/[.E8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0];[.B880]/[.D880];&quot;&quot;)">
            <text:p/>
          </table:table-cell>
          <table:table-cell table:formula="of:=IF([.E880];[.C880]/[.E8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1];[.B881]/[.D881];&quot;&quot;)">
            <text:p/>
          </table:table-cell>
          <table:table-cell table:formula="of:=IF([.E881];[.C881]/[.E8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2];[.B882]/[.D882];&quot;&quot;)">
            <text:p/>
          </table:table-cell>
          <table:table-cell table:formula="of:=IF([.E882];[.C882]/[.E8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3];[.B883]/[.D883];&quot;&quot;)">
            <text:p/>
          </table:table-cell>
          <table:table-cell table:formula="of:=IF([.E883];[.C883]/[.E8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4];[.B884]/[.D884];&quot;&quot;)">
            <text:p/>
          </table:table-cell>
          <table:table-cell table:formula="of:=IF([.E884];[.C884]/[.E8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5];[.B885]/[.D885];&quot;&quot;)">
            <text:p/>
          </table:table-cell>
          <table:table-cell table:formula="of:=IF([.E885];[.C885]/[.E8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6];[.B886]/[.D886];&quot;&quot;)">
            <text:p/>
          </table:table-cell>
          <table:table-cell table:formula="of:=IF([.E886];[.C886]/[.E8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7];[.B887]/[.D887];&quot;&quot;)">
            <text:p/>
          </table:table-cell>
          <table:table-cell table:formula="of:=IF([.E887];[.C887]/[.E8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8];[.B888]/[.D888];&quot;&quot;)">
            <text:p/>
          </table:table-cell>
          <table:table-cell table:formula="of:=IF([.E888];[.C888]/[.E8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9];[.B889]/[.D889];&quot;&quot;)">
            <text:p/>
          </table:table-cell>
          <table:table-cell table:formula="of:=IF([.E889];[.C889]/[.E8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0];[.B890]/[.D890];&quot;&quot;)">
            <text:p/>
          </table:table-cell>
          <table:table-cell table:formula="of:=IF([.E890];[.C890]/[.E8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1];[.B891]/[.D891];&quot;&quot;)">
            <text:p/>
          </table:table-cell>
          <table:table-cell table:formula="of:=IF([.E891];[.C891]/[.E8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2];[.B892]/[.D892];&quot;&quot;)">
            <text:p/>
          </table:table-cell>
          <table:table-cell table:formula="of:=IF([.E892];[.C892]/[.E8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3];[.B893]/[.D893];&quot;&quot;)">
            <text:p/>
          </table:table-cell>
          <table:table-cell table:formula="of:=IF([.E893];[.C893]/[.E8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4];[.B894]/[.D894];&quot;&quot;)">
            <text:p/>
          </table:table-cell>
          <table:table-cell table:formula="of:=IF([.E894];[.C894]/[.E8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5];[.B895]/[.D895];&quot;&quot;)">
            <text:p/>
          </table:table-cell>
          <table:table-cell table:formula="of:=IF([.E895];[.C895]/[.E8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6];[.B896]/[.D896];&quot;&quot;)">
            <text:p/>
          </table:table-cell>
          <table:table-cell table:formula="of:=IF([.E896];[.C896]/[.E8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7];[.B897]/[.D897];&quot;&quot;)">
            <text:p/>
          </table:table-cell>
          <table:table-cell table:formula="of:=IF([.E897];[.C897]/[.E8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8];[.B898]/[.D898];&quot;&quot;)">
            <text:p/>
          </table:table-cell>
          <table:table-cell table:formula="of:=IF([.E898];[.C898]/[.E8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9];[.B899]/[.D899];&quot;&quot;)">
            <text:p/>
          </table:table-cell>
          <table:table-cell table:formula="of:=IF([.E899];[.C899]/[.E8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0];[.B900]/[.D900];&quot;&quot;)">
            <text:p/>
          </table:table-cell>
          <table:table-cell table:formula="of:=IF([.E900];[.C900]/[.E9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1];[.B901]/[.D901];&quot;&quot;)">
            <text:p/>
          </table:table-cell>
          <table:table-cell table:formula="of:=IF([.E901];[.C901]/[.E9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2];[.B902]/[.D902];&quot;&quot;)">
            <text:p/>
          </table:table-cell>
          <table:table-cell table:formula="of:=IF([.E902];[.C902]/[.E9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3];[.B903]/[.D903];&quot;&quot;)">
            <text:p/>
          </table:table-cell>
          <table:table-cell table:formula="of:=IF([.E903];[.C903]/[.E9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4];[.B904]/[.D904];&quot;&quot;)">
            <text:p/>
          </table:table-cell>
          <table:table-cell table:formula="of:=IF([.E904];[.C904]/[.E9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5];[.B905]/[.D905];&quot;&quot;)">
            <text:p/>
          </table:table-cell>
          <table:table-cell table:formula="of:=IF([.E905];[.C905]/[.E9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6];[.B906]/[.D906];&quot;&quot;)">
            <text:p/>
          </table:table-cell>
          <table:table-cell table:formula="of:=IF([.E906];[.C906]/[.E9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7];[.B907]/[.D907];&quot;&quot;)">
            <text:p/>
          </table:table-cell>
          <table:table-cell table:formula="of:=IF([.E907];[.C907]/[.E9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8];[.B908]/[.D908];&quot;&quot;)">
            <text:p/>
          </table:table-cell>
          <table:table-cell table:formula="of:=IF([.E908];[.C908]/[.E9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9];[.B909]/[.D909];&quot;&quot;)">
            <text:p/>
          </table:table-cell>
          <table:table-cell table:formula="of:=IF([.E909];[.C909]/[.E9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0];[.B910]/[.D910];&quot;&quot;)">
            <text:p/>
          </table:table-cell>
          <table:table-cell table:formula="of:=IF([.E910];[.C910]/[.E9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1];[.B911]/[.D911];&quot;&quot;)">
            <text:p/>
          </table:table-cell>
          <table:table-cell table:formula="of:=IF([.E911];[.C911]/[.E9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2];[.B912]/[.D912];&quot;&quot;)">
            <text:p/>
          </table:table-cell>
          <table:table-cell table:formula="of:=IF([.E912];[.C912]/[.E9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3];[.B913]/[.D913];&quot;&quot;)">
            <text:p/>
          </table:table-cell>
          <table:table-cell table:formula="of:=IF([.E913];[.C913]/[.E9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4];[.B914]/[.D914];&quot;&quot;)">
            <text:p/>
          </table:table-cell>
          <table:table-cell table:formula="of:=IF([.E914];[.C914]/[.E9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5];[.B915]/[.D915];&quot;&quot;)">
            <text:p/>
          </table:table-cell>
          <table:table-cell table:formula="of:=IF([.E915];[.C915]/[.E9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6];[.B916]/[.D916];&quot;&quot;)">
            <text:p/>
          </table:table-cell>
          <table:table-cell table:formula="of:=IF([.E916];[.C916]/[.E9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7];[.B917]/[.D917];&quot;&quot;)">
            <text:p/>
          </table:table-cell>
          <table:table-cell table:formula="of:=IF([.E917];[.C917]/[.E9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8];[.B918]/[.D918];&quot;&quot;)">
            <text:p/>
          </table:table-cell>
          <table:table-cell table:formula="of:=IF([.E918];[.C918]/[.E9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9];[.B919]/[.D919];&quot;&quot;)">
            <text:p/>
          </table:table-cell>
          <table:table-cell table:formula="of:=IF([.E919];[.C919]/[.E9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0];[.B920]/[.D920];&quot;&quot;)">
            <text:p/>
          </table:table-cell>
          <table:table-cell table:formula="of:=IF([.E920];[.C920]/[.E9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1];[.B921]/[.D921];&quot;&quot;)">
            <text:p/>
          </table:table-cell>
          <table:table-cell table:formula="of:=IF([.E921];[.C921]/[.E9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2];[.B922]/[.D922];&quot;&quot;)">
            <text:p/>
          </table:table-cell>
          <table:table-cell table:formula="of:=IF([.E922];[.C922]/[.E9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3];[.B923]/[.D923];&quot;&quot;)">
            <text:p/>
          </table:table-cell>
          <table:table-cell table:formula="of:=IF([.E923];[.C923]/[.E9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4];[.B924]/[.D924];&quot;&quot;)">
            <text:p/>
          </table:table-cell>
          <table:table-cell table:formula="of:=IF([.E924];[.C924]/[.E9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5];[.B925]/[.D925];&quot;&quot;)">
            <text:p/>
          </table:table-cell>
          <table:table-cell table:formula="of:=IF([.E925];[.C925]/[.E9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6];[.B926]/[.D926];&quot;&quot;)">
            <text:p/>
          </table:table-cell>
          <table:table-cell table:formula="of:=IF([.E926];[.C926]/[.E9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7];[.B927]/[.D927];&quot;&quot;)">
            <text:p/>
          </table:table-cell>
          <table:table-cell table:formula="of:=IF([.E927];[.C927]/[.E9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8];[.B928]/[.D928];&quot;&quot;)">
            <text:p/>
          </table:table-cell>
          <table:table-cell table:formula="of:=IF([.E928];[.C928]/[.E9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9];[.B929]/[.D929];&quot;&quot;)">
            <text:p/>
          </table:table-cell>
          <table:table-cell table:formula="of:=IF([.E929];[.C929]/[.E9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0];[.B930]/[.D930];&quot;&quot;)">
            <text:p/>
          </table:table-cell>
          <table:table-cell table:formula="of:=IF([.E930];[.C930]/[.E9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1];[.B931]/[.D931];&quot;&quot;)">
            <text:p/>
          </table:table-cell>
          <table:table-cell table:formula="of:=IF([.E931];[.C931]/[.E9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2];[.B932]/[.D932];&quot;&quot;)">
            <text:p/>
          </table:table-cell>
          <table:table-cell table:formula="of:=IF([.E932];[.C932]/[.E9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3];[.B933]/[.D933];&quot;&quot;)">
            <text:p/>
          </table:table-cell>
          <table:table-cell table:formula="of:=IF([.E933];[.C933]/[.E9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4];[.B934]/[.D934];&quot;&quot;)">
            <text:p/>
          </table:table-cell>
          <table:table-cell table:formula="of:=IF([.E934];[.C934]/[.E9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5];[.B935]/[.D935];&quot;&quot;)">
            <text:p/>
          </table:table-cell>
          <table:table-cell table:formula="of:=IF([.E935];[.C935]/[.E9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6];[.B936]/[.D936];&quot;&quot;)">
            <text:p/>
          </table:table-cell>
          <table:table-cell table:formula="of:=IF([.E936];[.C936]/[.E9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7];[.B937]/[.D937];&quot;&quot;)">
            <text:p/>
          </table:table-cell>
          <table:table-cell table:formula="of:=IF([.E937];[.C937]/[.E9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8];[.B938]/[.D938];&quot;&quot;)">
            <text:p/>
          </table:table-cell>
          <table:table-cell table:formula="of:=IF([.E938];[.C938]/[.E9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9];[.B939]/[.D939];&quot;&quot;)">
            <text:p/>
          </table:table-cell>
          <table:table-cell table:formula="of:=IF([.E939];[.C939]/[.E9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0];[.B940]/[.D940];&quot;&quot;)">
            <text:p/>
          </table:table-cell>
          <table:table-cell table:formula="of:=IF([.E940];[.C940]/[.E9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1];[.B941]/[.D941];&quot;&quot;)">
            <text:p/>
          </table:table-cell>
          <table:table-cell table:formula="of:=IF([.E941];[.C941]/[.E9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2];[.B942]/[.D942];&quot;&quot;)">
            <text:p/>
          </table:table-cell>
          <table:table-cell table:formula="of:=IF([.E942];[.C942]/[.E9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3];[.B943]/[.D943];&quot;&quot;)">
            <text:p/>
          </table:table-cell>
          <table:table-cell table:formula="of:=IF([.E943];[.C943]/[.E9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4];[.B944]/[.D944];&quot;&quot;)">
            <text:p/>
          </table:table-cell>
          <table:table-cell table:formula="of:=IF([.E944];[.C944]/[.E9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5];[.B945]/[.D945];&quot;&quot;)">
            <text:p/>
          </table:table-cell>
          <table:table-cell table:formula="of:=IF([.E945];[.C945]/[.E9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6];[.B946]/[.D946];&quot;&quot;)">
            <text:p/>
          </table:table-cell>
          <table:table-cell table:formula="of:=IF([.E946];[.C946]/[.E9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7];[.B947]/[.D947];&quot;&quot;)">
            <text:p/>
          </table:table-cell>
          <table:table-cell table:formula="of:=IF([.E947];[.C947]/[.E9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8];[.B948]/[.D948];&quot;&quot;)">
            <text:p/>
          </table:table-cell>
          <table:table-cell table:formula="of:=IF([.E948];[.C948]/[.E9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9];[.B949]/[.D949];&quot;&quot;)">
            <text:p/>
          </table:table-cell>
          <table:table-cell table:formula="of:=IF([.E949];[.C949]/[.E9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0];[.B950]/[.D950];&quot;&quot;)">
            <text:p/>
          </table:table-cell>
          <table:table-cell table:formula="of:=IF([.E950];[.C950]/[.E9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1];[.B951]/[.D951];&quot;&quot;)">
            <text:p/>
          </table:table-cell>
          <table:table-cell table:formula="of:=IF([.E951];[.C951]/[.E9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2];[.B952]/[.D952];&quot;&quot;)">
            <text:p/>
          </table:table-cell>
          <table:table-cell table:formula="of:=IF([.E952];[.C952]/[.E9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3];[.B953]/[.D953];&quot;&quot;)">
            <text:p/>
          </table:table-cell>
          <table:table-cell table:formula="of:=IF([.E953];[.C953]/[.E9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4];[.B954]/[.D954];&quot;&quot;)">
            <text:p/>
          </table:table-cell>
          <table:table-cell table:formula="of:=IF([.E954];[.C954]/[.E9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5];[.B955]/[.D955];&quot;&quot;)">
            <text:p/>
          </table:table-cell>
          <table:table-cell table:formula="of:=IF([.E955];[.C955]/[.E9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6];[.B956]/[.D956];&quot;&quot;)">
            <text:p/>
          </table:table-cell>
          <table:table-cell table:formula="of:=IF([.E956];[.C956]/[.E9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7];[.B957]/[.D957];&quot;&quot;)">
            <text:p/>
          </table:table-cell>
          <table:table-cell table:formula="of:=IF([.E957];[.C957]/[.E9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8];[.B958]/[.D958];&quot;&quot;)">
            <text:p/>
          </table:table-cell>
          <table:table-cell table:formula="of:=IF([.E958];[.C958]/[.E9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9];[.B959]/[.D959];&quot;&quot;)">
            <text:p/>
          </table:table-cell>
          <table:table-cell table:formula="of:=IF([.E959];[.C959]/[.E9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0];[.B960]/[.D960];&quot;&quot;)">
            <text:p/>
          </table:table-cell>
          <table:table-cell table:formula="of:=IF([.E960];[.C960]/[.E9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1];[.B961]/[.D961];&quot;&quot;)">
            <text:p/>
          </table:table-cell>
          <table:table-cell table:formula="of:=IF([.E961];[.C961]/[.E9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2];[.B962]/[.D962];&quot;&quot;)">
            <text:p/>
          </table:table-cell>
          <table:table-cell table:formula="of:=IF([.E962];[.C962]/[.E9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3];[.B963]/[.D963];&quot;&quot;)">
            <text:p/>
          </table:table-cell>
          <table:table-cell table:formula="of:=IF([.E963];[.C963]/[.E9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4];[.B964]/[.D964];&quot;&quot;)">
            <text:p/>
          </table:table-cell>
          <table:table-cell table:formula="of:=IF([.E964];[.C964]/[.E9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5];[.B965]/[.D965];&quot;&quot;)">
            <text:p/>
          </table:table-cell>
          <table:table-cell table:formula="of:=IF([.E965];[.C965]/[.E9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6];[.B966]/[.D966];&quot;&quot;)">
            <text:p/>
          </table:table-cell>
          <table:table-cell table:formula="of:=IF([.E966];[.C966]/[.E9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7];[.B967]/[.D967];&quot;&quot;)">
            <text:p/>
          </table:table-cell>
          <table:table-cell table:formula="of:=IF([.E967];[.C967]/[.E9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8];[.B968]/[.D968];&quot;&quot;)">
            <text:p/>
          </table:table-cell>
          <table:table-cell table:formula="of:=IF([.E968];[.C968]/[.E9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9];[.B969]/[.D969];&quot;&quot;)">
            <text:p/>
          </table:table-cell>
          <table:table-cell table:formula="of:=IF([.E969];[.C969]/[.E9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0];[.B970]/[.D970];&quot;&quot;)">
            <text:p/>
          </table:table-cell>
          <table:table-cell table:formula="of:=IF([.E970];[.C970]/[.E9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1];[.B971]/[.D971];&quot;&quot;)">
            <text:p/>
          </table:table-cell>
          <table:table-cell table:formula="of:=IF([.E971];[.C971]/[.E9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2];[.B972]/[.D972];&quot;&quot;)">
            <text:p/>
          </table:table-cell>
          <table:table-cell table:formula="of:=IF([.E972];[.C972]/[.E9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3];[.B973]/[.D973];&quot;&quot;)">
            <text:p/>
          </table:table-cell>
          <table:table-cell table:formula="of:=IF([.E973];[.C973]/[.E9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4];[.B974]/[.D974];&quot;&quot;)">
            <text:p/>
          </table:table-cell>
          <table:table-cell table:formula="of:=IF([.E974];[.C974]/[.E9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5];[.B975]/[.D975];&quot;&quot;)">
            <text:p/>
          </table:table-cell>
          <table:table-cell table:formula="of:=IF([.E975];[.C975]/[.E9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6];[.B976]/[.D976];&quot;&quot;)">
            <text:p/>
          </table:table-cell>
          <table:table-cell table:formula="of:=IF([.E976];[.C976]/[.E9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7];[.B977]/[.D977];&quot;&quot;)">
            <text:p/>
          </table:table-cell>
          <table:table-cell table:formula="of:=IF([.E977];[.C977]/[.E9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8];[.B978]/[.D978];&quot;&quot;)">
            <text:p/>
          </table:table-cell>
          <table:table-cell table:formula="of:=IF([.E978];[.C978]/[.E9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9];[.B979]/[.D979];&quot;&quot;)">
            <text:p/>
          </table:table-cell>
          <table:table-cell table:formula="of:=IF([.E979];[.C979]/[.E9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0];[.B980]/[.D980];&quot;&quot;)">
            <text:p/>
          </table:table-cell>
          <table:table-cell table:formula="of:=IF([.E980];[.C980]/[.E9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1];[.B981]/[.D981];&quot;&quot;)">
            <text:p/>
          </table:table-cell>
          <table:table-cell table:formula="of:=IF([.E981];[.C981]/[.E9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2];[.B982]/[.D982];&quot;&quot;)">
            <text:p/>
          </table:table-cell>
          <table:table-cell table:formula="of:=IF([.E982];[.C982]/[.E9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3];[.B983]/[.D983];&quot;&quot;)">
            <text:p/>
          </table:table-cell>
          <table:table-cell table:formula="of:=IF([.E983];[.C983]/[.E9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4];[.B984]/[.D984];&quot;&quot;)">
            <text:p/>
          </table:table-cell>
          <table:table-cell table:formula="of:=IF([.E984];[.C984]/[.E9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5];[.B985]/[.D985];&quot;&quot;)">
            <text:p/>
          </table:table-cell>
          <table:table-cell table:formula="of:=IF([.E985];[.C985]/[.E9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6];[.B986]/[.D986];&quot;&quot;)">
            <text:p/>
          </table:table-cell>
          <table:table-cell table:formula="of:=IF([.E986];[.C986]/[.E9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7];[.B987]/[.D987];&quot;&quot;)">
            <text:p/>
          </table:table-cell>
          <table:table-cell table:formula="of:=IF([.E987];[.C987]/[.E9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8];[.B988]/[.D988];&quot;&quot;)">
            <text:p/>
          </table:table-cell>
          <table:table-cell table:formula="of:=IF([.E988];[.C988]/[.E9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9];[.B989]/[.D989];&quot;&quot;)">
            <text:p/>
          </table:table-cell>
          <table:table-cell table:formula="of:=IF([.E989];[.C989]/[.E9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0];[.B990]/[.D990];&quot;&quot;)">
            <text:p/>
          </table:table-cell>
          <table:table-cell table:formula="of:=IF([.E990];[.C990]/[.E9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1];[.B991]/[.D991];&quot;&quot;)">
            <text:p/>
          </table:table-cell>
          <table:table-cell table:formula="of:=IF([.E991];[.C991]/[.E9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2];[.B992]/[.D992];&quot;&quot;)">
            <text:p/>
          </table:table-cell>
          <table:table-cell table:formula="of:=IF([.E992];[.C992]/[.E9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3];[.B993]/[.D993];&quot;&quot;)">
            <text:p/>
          </table:table-cell>
          <table:table-cell table:formula="of:=IF([.E993];[.C993]/[.E9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4];[.B994]/[.D994];&quot;&quot;)">
            <text:p/>
          </table:table-cell>
          <table:table-cell table:formula="of:=IF([.E994];[.C994]/[.E9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5];[.B995]/[.D995];&quot;&quot;)">
            <text:p/>
          </table:table-cell>
          <table:table-cell table:formula="of:=IF([.E995];[.C995]/[.E9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6];[.B996]/[.D996];&quot;&quot;)">
            <text:p/>
          </table:table-cell>
          <table:table-cell table:formula="of:=IF([.E996];[.C996]/[.E9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7];[.B997]/[.D997];&quot;&quot;)">
            <text:p/>
          </table:table-cell>
          <table:table-cell table:formula="of:=IF([.E997];[.C997]/[.E9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8];[.B998]/[.D998];&quot;&quot;)">
            <text:p/>
          </table:table-cell>
          <table:table-cell table:formula="of:=IF([.E998];[.C998]/[.E9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9];[.B999]/[.D999];&quot;&quot;)">
            <text:p/>
          </table:table-cell>
          <table:table-cell table:formula="of:=IF([.E999];[.C999]/[.E9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0];[.B1000]/[.D1000];&quot;&quot;)">
            <text:p/>
          </table:table-cell>
          <table:table-cell table:formula="of:=IF([.E1000];[.C1000]/[.E10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1];[.B1001]/[.D1001];&quot;&quot;)">
            <text:p/>
          </table:table-cell>
          <table:table-cell table:formula="of:=IF([.E1001];[.C1001]/[.E10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2];[.B1002]/[.D1002];&quot;&quot;)">
            <text:p/>
          </table:table-cell>
          <table:table-cell table:formula="of:=IF([.E1002];[.C1002]/[.E10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3];[.B1003]/[.D1003];&quot;&quot;)">
            <text:p/>
          </table:table-cell>
          <table:table-cell table:formula="of:=IF([.E1003];[.C1003]/[.E10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4];[.B1004]/[.D1004];&quot;&quot;)">
            <text:p/>
          </table:table-cell>
          <table:table-cell table:formula="of:=IF([.E1004];[.C1004]/[.E10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5];[.B1005]/[.D1005];&quot;&quot;)">
            <text:p/>
          </table:table-cell>
          <table:table-cell table:formula="of:=IF([.E1005];[.C1005]/[.E10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6];[.B1006]/[.D1006];&quot;&quot;)">
            <text:p/>
          </table:table-cell>
          <table:table-cell table:formula="of:=IF([.E1006];[.C1006]/[.E10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7];[.B1007]/[.D1007];&quot;&quot;)">
            <text:p/>
          </table:table-cell>
          <table:table-cell table:formula="of:=IF([.E1007];[.C1007]/[.E10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8];[.B1008]/[.D1008];&quot;&quot;)">
            <text:p/>
          </table:table-cell>
          <table:table-cell table:formula="of:=IF([.E1008];[.C1008]/[.E10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9];[.B1009]/[.D1009];&quot;&quot;)">
            <text:p/>
          </table:table-cell>
          <table:table-cell table:formula="of:=IF([.E1009];[.C1009]/[.E10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0];[.B1010]/[.D1010];&quot;&quot;)">
            <text:p/>
          </table:table-cell>
          <table:table-cell table:formula="of:=IF([.E1010];[.C1010]/[.E10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1];[.B1011]/[.D1011];&quot;&quot;)">
            <text:p/>
          </table:table-cell>
          <table:table-cell table:formula="of:=IF([.E1011];[.C1011]/[.E10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2];[.B1012]/[.D1012];&quot;&quot;)">
            <text:p/>
          </table:table-cell>
          <table:table-cell table:formula="of:=IF([.E1012];[.C1012]/[.E10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3];[.B1013]/[.D1013];&quot;&quot;)">
            <text:p/>
          </table:table-cell>
          <table:table-cell table:formula="of:=IF([.E1013];[.C1013]/[.E10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4];[.B1014]/[.D1014];&quot;&quot;)">
            <text:p/>
          </table:table-cell>
          <table:table-cell table:formula="of:=IF([.E1014];[.C1014]/[.E10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5];[.B1015]/[.D1015];&quot;&quot;)">
            <text:p/>
          </table:table-cell>
          <table:table-cell table:formula="of:=IF([.E1015];[.C1015]/[.E10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6];[.B1016]/[.D1016];&quot;&quot;)">
            <text:p/>
          </table:table-cell>
          <table:table-cell table:formula="of:=IF([.E1016];[.C1016]/[.E10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7];[.B1017]/[.D1017];&quot;&quot;)">
            <text:p/>
          </table:table-cell>
          <table:table-cell table:formula="of:=IF([.E1017];[.C1017]/[.E10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8];[.B1018]/[.D1018];&quot;&quot;)">
            <text:p/>
          </table:table-cell>
          <table:table-cell table:formula="of:=IF([.E1018];[.C1018]/[.E10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9];[.B1019]/[.D1019];&quot;&quot;)">
            <text:p/>
          </table:table-cell>
          <table:table-cell table:formula="of:=IF([.E1019];[.C1019]/[.E1019];&quot;&quot;)">
            <text:p/>
          </table:table-cell>
          <table:table-cell table:number-columns-repeated="13"/>
        </table:table-row>
      </table:table>
      <table:table table:name="comple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_lines</text:p>
          </table:table-cell>
          <table:table-cell office:value-type="string" calcext:value-type="string">
            <text:p>seq_no_o_runtime</text:p>
          </table:table-cell>
          <table:table-cell office:value-type="string" calcext:value-type="string">
            <text:p>seq_o_runtime</text:p>
          </table:table-cell>
          <table:table-cell office:value-type="string" calcext:value-type="string">
            <text:p>par_no_o_runtime</text:p>
          </table:table-cell>
          <table:table-cell office:value-type="string" calcext:value-type="string">
            <text:p>par_o_runtim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num_synclines</text:p>
          </table:table-cell>
          <table:table-cell office:value-type="string" calcext:value-type="string">
            <text:p>num_fors</text:p>
          </table:table-cell>
          <table:table-cell/>
          <table:table-cell table:style-name="Default" office:value-type="string" calcext:value-type="string">
            <text:p>speedup_no_o</text:p>
          </table:table-cell>
          <table:table-cell table:style-name="Default" office:value-type="string" calcext:value-type="string">
            <text:p>speedup_o</text:p>
          </table:table-cell>
          <table:table-cell/>
          <table:table-cell office:value-type="string" calcext:value-type="string">
            <text:p>num_stmts</text:p>
          </table:table-cell>
          <table:table-cell office:value-type="string" calcext:value-type="string">
            <text:p>num_results</text:p>
          </table:table-cell>
          <table:table-cell office:value-type="string" calcext:value-type="string">
            <text:p>parallelisation successful</text:p>
          </table:table-cell>
          <table:table-cell office:value-type="string" calcext:value-type="string">
            <text:p>avg_seq_no_o_runtime</text:p>
          </table:table-cell>
          <table:table-cell office:value-type="string" calcext:value-type="string">
            <text:p>avg_seq_o_runtime</text:p>
          </table:table-cell>
          <table:table-cell office:value-type="string" calcext:value-type="string">
            <text:p>avg_par_no_o_runtime</text:p>
          </table:table-cell>
          <table:table-cell office:value-type="string" calcext:value-type="string">
            <text:p>avg_par_o_runtime</text:p>
          </table:table-cell>
          <table:table-cell office:value-type="string" calcext:value-type="string">
            <text:p>avg_speedup_no_o</text:p>
          </table:table-cell>
          <table:table-cell office:value-type="string" calcext:value-type="string">
            <text:p>avg_speedup_o</text:p>
          </table:table-cell>
          <table:table-cell office:value-type="string" calcext:value-type="string">
            <text:p>avg_num_threads</text:p>
          </table:table-cell>
          <table:table-cell office:value-type="string" calcext:value-type="string">
            <text:p>avg_num_synclines</text:p>
          </table:table-cell>
          <table:table-cell office:value-type="string" calcext:value-type="string">
            <text:p>avg_num_f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1988393" calcext:value-type="float">
            <text:p>1.111988393</text:p>
          </table:table-cell>
          <table:table-cell office:value-type="float" office:value="1.121558467" calcext:value-type="float">
            <text:p>1.121558467</text:p>
          </table:table-cell>
          <table:table-cell office:value-type="float" office:value="1.191230564" calcext:value-type="float">
            <text:p>1.191230564</text:p>
          </table:table-cell>
          <table:table-cell office:value-type="float" office:value="1.120208782" calcext:value-type="float">
            <text:p>1.1202087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];[.B2]/[.D2];&quot;&quot;)" office:value-type="float" office:value="0.933478729143823" calcext:value-type="float">
            <text:p>0.933478729143823</text:p>
          </table:table-cell>
          <table:table-cell table:formula="of:=IF([.E2];[.C2]/[.E2];&quot;&quot;)" office:value-type="float" office:value="1.00120485129352" calcext:value-type="float">
            <text:p>1.0012048512935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2:.$A$2000];[.M2])" office:value-type="float" office:value="51" calcext:value-type="float">
            <text:p>51</text:p>
          </table:table-cell>
          <table:table-cell table:formula="of:=[.N2]-COUNTIFS([.$A$2:.$A$2000];[.M2];[.$D$2:.$D$2000];&quot;&quot;)" office:value-type="float" office:value="51" calcext:value-type="float">
            <text:p>51</text:p>
          </table:table-cell>
          <table:table-cell table:formula="of:=SUMIFS([.B$2:.B$2000];[.$A$2:.$A$2000];[.$M2])/[.$N2]" office:value-type="float" office:value="1.12151685837255" calcext:value-type="float">
            <text:p>1.12151685837255</text:p>
          </table:table-cell>
          <table:table-cell table:formula="of:=SUMIFS([.C$2:.C$2000];[.$A$2:.$A$2000];[.$M2])/[.$N2]" office:value-type="float" office:value="1.11183121398039" calcext:value-type="float">
            <text:p>1.11183121398039</text:p>
          </table:table-cell>
          <table:table-cell table:formula="of:=SUMIFS([.D$2:.D$2000];[.$A$2:.$A$2000];[.$M2])/[.$O2]" office:value-type="float" office:value="1.1962080354902" calcext:value-type="float">
            <text:p>1.1962080354902</text:p>
          </table:table-cell>
          <table:table-cell table:formula="of:=SUMIFS([.E$2:.E$2000];[.$A$2:.$A$2000];[.$M2])/[.$O2]" office:value-type="float" office:value="1.18247535411765" calcext:value-type="float">
            <text:p>1.18247535411765</text:p>
          </table:table-cell>
          <table:table-cell table:formula="of:=SUMIFS([.J$2:.J$2000];[.$A$2:.$A$2000];[.$M2])/[.$O2]" office:value-type="float" office:value="0.940942609094748" calcext:value-type="float">
            <text:p>0.940942609094748</text:p>
          </table:table-cell>
          <table:table-cell table:formula="of:=SUMIFS([.K$2:.K$2000];[.$A$2:.$A$2000];[.$M2])/[.$O2]" office:value-type="float" office:value="0.944019240755813" calcext:value-type="float">
            <text:p>0.944019240755813</text:p>
          </table:table-cell>
          <table:table-cell table:formula="of:=SUMIFS([.F$2:.F$2000];[.$A$2:.$A$2000];[.$M2])/[.$N2]" office:value-type="float" office:value="1.49019607843137" calcext:value-type="float">
            <text:p>1.49019607843137</text:p>
          </table:table-cell>
          <table:table-cell table:formula="of:=SUMIFS([.G$2:.G$2000];[.$A$2:.$A$2000];[.$M2])/[.$N2]" office:value-type="float" office:value="0" calcext:value-type="float">
            <text:p>0</text:p>
          </table:table-cell>
          <table:table-cell table:formula="of:=SUMIFS([.H$2:.H$2000];[.$A$2:.$A$2000];[.$M2])/[.$N2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5021453" calcext:value-type="float">
            <text:p>1.095021453</text:p>
          </table:table-cell>
          <table:table-cell office:value-type="float" office:value="1.114158541" calcext:value-type="float">
            <text:p>1.114158541</text:p>
          </table:table-cell>
          <table:table-cell office:value-type="float" office:value="1.230848359" calcext:value-type="float">
            <text:p>1.230848359</text:p>
          </table:table-cell>
          <table:table-cell office:value-type="float" office:value="1.218797697" calcext:value-type="float">
            <text:p>1.218797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];[.B3]/[.D3];&quot;&quot;)" office:value-type="float" office:value="0.889647733608426" calcext:value-type="float">
            <text:p>0.889647733608426</text:p>
          </table:table-cell>
          <table:table-cell table:formula="of:=IF([.E3];[.C3]/[.E3];&quot;&quot;)" office:value-type="float" office:value="0.914145590972511" calcext:value-type="float">
            <text:p>0.91414559097251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2:.$A$2000];[.M3])" office:value-type="float" office:value="51" calcext:value-type="float">
            <text:p>51</text:p>
          </table:table-cell>
          <table:table-cell table:formula="of:=[.N3]-COUNTIFS([.$A$2:.$A$2000];[.M3];[.$D$2:.$D$2000];&quot;&quot;)" office:value-type="float" office:value="51" calcext:value-type="float">
            <text:p>51</text:p>
          </table:table-cell>
          <table:table-cell table:formula="of:=SUMIFS([.B$2:.B$2000];[.$A$2:.$A$2000];[.$M3])/[.$N3]" office:value-type="float" office:value="1.12482544911765" calcext:value-type="float">
            <text:p>1.12482544911765</text:p>
          </table:table-cell>
          <table:table-cell table:formula="of:=SUMIFS([.C$2:.C$2000];[.$A$2:.$A$2000];[.$M3])/[.$N3]" office:value-type="float" office:value="1.11055513472549" calcext:value-type="float">
            <text:p>1.11055513472549</text:p>
          </table:table-cell>
          <table:table-cell table:formula="of:=SUMIFS([.D$2:.D$2000];[.$A$2:.$A$2000];[.$M3])/[.$O3]" office:value-type="float" office:value="1.21361999211765" calcext:value-type="float">
            <text:p>1.21361999211765</text:p>
          </table:table-cell>
          <table:table-cell table:formula="of:=SUMIFS([.E$2:.E$2000];[.$A$2:.$A$2000];[.$M3])/[.$O3]" office:value-type="float" office:value="1.20282371845098" calcext:value-type="float">
            <text:p>1.20282371845098</text:p>
          </table:table-cell>
          <table:table-cell table:formula="of:=SUMIFS([.J$2:.J$2000];[.$A$2:.$A$2000];[.$M3])/[.$O3]" office:value-type="float" office:value="0.931540231018907" calcext:value-type="float">
            <text:p>0.931540231018907</text:p>
          </table:table-cell>
          <table:table-cell table:formula="of:=SUMIFS([.K$2:.K$2000];[.$A$2:.$A$2000];[.$M3])/[.$O3]" office:value-type="float" office:value="0.928463947976632" calcext:value-type="float">
            <text:p>0.928463947976632</text:p>
          </table:table-cell>
          <table:table-cell table:formula="of:=SUMIFS([.F$2:.F$2000];[.$A$2:.$A$2000];[.$M3])/[.$N3]" office:value-type="float" office:value="1.74509803921569" calcext:value-type="float">
            <text:p>1.74509803921569</text:p>
          </table:table-cell>
          <table:table-cell table:formula="of:=SUMIFS([.G$2:.G$2000];[.$A$2:.$A$2000];[.$M3])/[.$N3]" office:value-type="float" office:value="0" calcext:value-type="float">
            <text:p>0</text:p>
          </table:table-cell>
          <table:table-cell table:formula="of:=SUMIFS([.H$2:.H$2000];[.$A$2:.$A$2000];[.$M3])/[.$N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7029833" calcext:value-type="float">
            <text:p>1.137029833</text:p>
          </table:table-cell>
          <table:table-cell office:value-type="float" office:value="1.134366177" calcext:value-type="float">
            <text:p>1.134366177</text:p>
          </table:table-cell>
          <table:table-cell office:value-type="float" office:value="1.293382265" calcext:value-type="float">
            <text:p>1.293382265</text:p>
          </table:table-cell>
          <table:table-cell office:value-type="float" office:value="1.238795622" calcext:value-type="float">
            <text:p>1.2387956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];[.B4]/[.D4];&quot;&quot;)" office:value-type="float" office:value="0.879113517920396" calcext:value-type="float">
            <text:p>0.879113517920396</text:p>
          </table:table-cell>
          <table:table-cell table:formula="of:=IF([.E4];[.C4]/[.E4];&quot;&quot;)" office:value-type="float" office:value="0.915700828170993" calcext:value-type="float">
            <text:p>0.915700828170993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2:.$A$2000];[.M4])" office:value-type="float" office:value="51" calcext:value-type="float">
            <text:p>51</text:p>
          </table:table-cell>
          <table:table-cell table:formula="of:=[.N4]-COUNTIFS([.$A$2:.$A$2000];[.M4];[.$D$2:.$D$2000];&quot;&quot;)" office:value-type="float" office:value="51" calcext:value-type="float">
            <text:p>51</text:p>
          </table:table-cell>
          <table:table-cell table:formula="of:=SUMIFS([.B$2:.B$2000];[.$A$2:.$A$2000];[.$M4])/[.$N4]" office:value-type="float" office:value="1.127578994" calcext:value-type="float">
            <text:p>1.127578994</text:p>
          </table:table-cell>
          <table:table-cell table:formula="of:=SUMIFS([.C$2:.C$2000];[.$A$2:.$A$2000];[.$M4])/[.$N4]" office:value-type="float" office:value="1.11726515654902" calcext:value-type="float">
            <text:p>1.11726515654902</text:p>
          </table:table-cell>
          <table:table-cell table:formula="of:=SUMIFS([.D$2:.D$2000];[.$A$2:.$A$2000];[.$M4])/[.$O4]" office:value-type="float" office:value="1.22346217415686" calcext:value-type="float">
            <text:p>1.22346217415686</text:p>
          </table:table-cell>
          <table:table-cell table:formula="of:=SUMIFS([.E$2:.E$2000];[.$A$2:.$A$2000];[.$M4])/[.$O4]" office:value-type="float" office:value="1.20796063184314" calcext:value-type="float">
            <text:p>1.20796063184314</text:p>
          </table:table-cell>
          <table:table-cell table:formula="of:=SUMIFS([.J$2:.J$2000];[.$A$2:.$A$2000];[.$M4])/[.$O4]" office:value-type="float" office:value="0.925022935623008" calcext:value-type="float">
            <text:p>0.925022935623008</text:p>
          </table:table-cell>
          <table:table-cell table:formula="of:=SUMIFS([.K$2:.K$2000];[.$A$2:.$A$2000];[.$M4])/[.$O4]" office:value-type="float" office:value="0.928728874418304" calcext:value-type="float">
            <text:p>0.928728874418304</text:p>
          </table:table-cell>
          <table:table-cell table:formula="of:=SUMIFS([.F$2:.F$2000];[.$A$2:.$A$2000];[.$M4])/[.$N4]" office:value-type="float" office:value="1.86274509803922" calcext:value-type="float">
            <text:p>1.86274509803922</text:p>
          </table:table-cell>
          <table:table-cell table:formula="of:=SUMIFS([.G$2:.G$2000];[.$A$2:.$A$2000];[.$M4])/[.$N4]" office:value-type="float" office:value="0.0980392156862745" calcext:value-type="float">
            <text:p>0.098039215686275</text:p>
          </table:table-cell>
          <table:table-cell table:formula="of:=SUMIFS([.H$2:.H$2000];[.$A$2:.$A$2000];[.$M4])/[.$N4]" office:value-type="float" office:value="1.13725490196078" calcext:value-type="float">
            <text:p>1.13725490196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3287405" calcext:value-type="float">
            <text:p>1.123287405</text:p>
          </table:table-cell>
          <table:table-cell office:value-type="float" office:value="1.103170114" calcext:value-type="float">
            <text:p>1.103170114</text:p>
          </table:table-cell>
          <table:table-cell office:value-type="float" office:value="1.154958927" calcext:value-type="float">
            <text:p>1.154958927</text:p>
          </table:table-cell>
          <table:table-cell office:value-type="float" office:value="1.087895587" calcext:value-type="float">
            <text:p>1.087895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];[.B5]/[.D5];&quot;&quot;)" office:value-type="float" office:value="0.972577793669021" calcext:value-type="float">
            <text:p>0.972577793669021</text:p>
          </table:table-cell>
          <table:table-cell table:formula="of:=IF([.E5];[.C5]/[.E5];&quot;&quot;)" office:value-type="float" office:value="1.01404043474624" calcext:value-type="float">
            <text:p>1.0140404347462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2:.$A$2000];[.M5])" office:value-type="float" office:value="51" calcext:value-type="float">
            <text:p>51</text:p>
          </table:table-cell>
          <table:table-cell table:formula="of:=[.N5]-COUNTIFS([.$A$2:.$A$2000];[.M5];[.$D$2:.$D$2000];&quot;&quot;)" office:value-type="float" office:value="48" calcext:value-type="float">
            <text:p>48</text:p>
          </table:table-cell>
          <table:table-cell table:formula="of:=SUMIFS([.B$2:.B$2000];[.$A$2:.$A$2000];[.$M5])/[.$N5]" office:value-type="float" office:value="1.18658161511765" calcext:value-type="float">
            <text:p>1.18658161511765</text:p>
          </table:table-cell>
          <table:table-cell table:formula="of:=SUMIFS([.C$2:.C$2000];[.$A$2:.$A$2000];[.$M5])/[.$N5]" office:value-type="float" office:value="1.16749492519608" calcext:value-type="float">
            <text:p>1.16749492519608</text:p>
          </table:table-cell>
          <table:table-cell table:formula="of:=SUMIFS([.D$2:.D$2000];[.$A$2:.$A$2000];[.$M5])/[.$O5]" office:value-type="float" office:value="1.38205752475" calcext:value-type="float">
            <text:p>1.38205752475</text:p>
          </table:table-cell>
          <table:table-cell table:formula="of:=SUMIFS([.E$2:.E$2000];[.$A$2:.$A$2000];[.$M5])/[.$O5]" office:value-type="float" office:value="1.35519784325" calcext:value-type="float">
            <text:p>1.35519784325</text:p>
          </table:table-cell>
          <table:table-cell table:formula="of:=SUMIFS([.J$2:.J$2000];[.$A$2:.$A$2000];[.$M5])/[.$O5]" office:value-type="float" office:value="0.871104875481485" calcext:value-type="float">
            <text:p>0.871104875481485</text:p>
          </table:table-cell>
          <table:table-cell table:formula="of:=SUMIFS([.K$2:.K$2000];[.$A$2:.$A$2000];[.$M5])/[.$O5]" office:value-type="float" office:value="0.872411071972489" calcext:value-type="float">
            <text:p>0.872411071972489</text:p>
          </table:table-cell>
          <table:table-cell table:formula="of:=SUMIFS([.F$2:.F$2000];[.$A$2:.$A$2000];[.$M5])/[.$N5]" office:value-type="float" office:value="3.35294117647059" calcext:value-type="float">
            <text:p>3.35294117647059</text:p>
          </table:table-cell>
          <table:table-cell table:formula="of:=SUMIFS([.G$2:.G$2000];[.$A$2:.$A$2000];[.$M5])/[.$N5]" office:value-type="float" office:value="0.274509803921569" calcext:value-type="float">
            <text:p>0.274509803921569</text:p>
          </table:table-cell>
          <table:table-cell table:formula="of:=SUMIFS([.H$2:.H$2000];[.$A$2:.$A$2000];[.$M5])/[.$N5]" office:value-type="float" office:value="2.09803921568627" calcext:value-type="float">
            <text:p>2.09803921568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3799743" calcext:value-type="float">
            <text:p>1.103799743</text:p>
          </table:table-cell>
          <table:table-cell office:value-type="float" office:value="1.109031258" calcext:value-type="float">
            <text:p>1.109031258</text:p>
          </table:table-cell>
          <table:table-cell office:value-type="float" office:value="1.261168321" calcext:value-type="float">
            <text:p>1.261168321</text:p>
          </table:table-cell>
          <table:table-cell office:value-type="float" office:value="1.275831229" calcext:value-type="float">
            <text:p>1.2758312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];[.B6]/[.D6];&quot;&quot;)" office:value-type="float" office:value="0.875220004039413" calcext:value-type="float">
            <text:p>0.875220004039413</text:p>
          </table:table-cell>
          <table:table-cell table:formula="of:=IF([.E6];[.C6]/[.E6];&quot;&quot;)" office:value-type="float" office:value="0.869261727406737" calcext:value-type="float">
            <text:p>0.869261727406737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2:.$A$2000];[.M6])" office:value-type="float" office:value="51" calcext:value-type="float">
            <text:p>51</text:p>
          </table:table-cell>
          <table:table-cell table:formula="of:=[.N6]-COUNTIFS([.$A$2:.$A$2000];[.M6];[.$D$2:.$D$2000];&quot;&quot;)" office:value-type="float" office:value="41" calcext:value-type="float">
            <text:p>41</text:p>
          </table:table-cell>
          <table:table-cell table:formula="of:=SUMIFS([.B$2:.B$2000];[.$A$2:.$A$2000];[.$M6])/[.$N6]" office:value-type="float" office:value="1.53797985970588" calcext:value-type="float">
            <text:p>1.53797985970588</text:p>
          </table:table-cell>
          <table:table-cell table:formula="of:=SUMIFS([.C$2:.C$2000];[.$A$2:.$A$2000];[.$M6])/[.$N6]" office:value-type="float" office:value="1.44880832698039" calcext:value-type="float">
            <text:p>1.44880832698039</text:p>
          </table:table-cell>
          <table:table-cell table:formula="of:=SUMIFS([.D$2:.D$2000];[.$A$2:.$A$2000];[.$M6])/[.$O6]" office:value-type="float" office:value="12.2760337144146" calcext:value-type="float">
            <text:p>12.2760337144146</text:p>
          </table:table-cell>
          <table:table-cell table:formula="of:=SUMIFS([.E$2:.E$2000];[.$A$2:.$A$2000];[.$M6])/[.$O6]" office:value-type="float" office:value="11.3237211253415" calcext:value-type="float">
            <text:p>11.3237211253415</text:p>
          </table:table-cell>
          <table:table-cell table:formula="of:=SUMIFS([.J$2:.J$2000];[.$A$2:.$A$2000];[.$M6])/[.$O6]" office:value-type="float" office:value="0.753371997766177" calcext:value-type="float">
            <text:p>0.753371997766177</text:p>
          </table:table-cell>
          <table:table-cell table:formula="of:=SUMIFS([.K$2:.K$2000];[.$A$2:.$A$2000];[.$M6])/[.$O6]" office:value-type="float" office:value="0.757002832603621" calcext:value-type="float">
            <text:p>0.757002832603621</text:p>
          </table:table-cell>
          <table:table-cell table:formula="of:=SUMIFS([.F$2:.F$2000];[.$A$2:.$A$2000];[.$M6])/[.$N6]" office:value-type="float" office:value="4.68627450980392" calcext:value-type="float">
            <text:p>4.68627450980392</text:p>
          </table:table-cell>
          <table:table-cell table:formula="of:=SUMIFS([.G$2:.G$2000];[.$A$2:.$A$2000];[.$M6])/[.$N6]" office:value-type="float" office:value="0.666666666666667" calcext:value-type="float">
            <text:p>0.666666666666667</text:p>
          </table:table-cell>
          <table:table-cell table:formula="of:=SUMIFS([.H$2:.H$2000];[.$A$2:.$A$2000];[.$M6])/[.$N6]" office:value-type="float" office:value="2.80392156862745" calcext:value-type="float">
            <text:p>2.80392156862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305539" calcext:value-type="float">
            <text:p>1.14305539</text:p>
          </table:table-cell>
          <table:table-cell office:value-type="float" office:value="1.104333138" calcext:value-type="float">
            <text:p>1.104333138</text:p>
          </table:table-cell>
          <table:table-cell office:value-type="float" office:value="1.135357453" calcext:value-type="float">
            <text:p>1.135357453</text:p>
          </table:table-cell>
          <table:table-cell office:value-type="float" office:value="1.098136417" calcext:value-type="float">
            <text:p>1.0981364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];[.B7]/[.D7];&quot;&quot;)" office:value-type="float" office:value="1.0067801880189" calcext:value-type="float">
            <text:p>1.0067801880189</text:p>
          </table:table-cell>
          <table:table-cell table:formula="of:=IF([.E7];[.C7]/[.E7];&quot;&quot;)" office:value-type="float" office:value="1.00564294281118" calcext:value-type="float">
            <text:p>1.00564294281118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2:.$A$2000];[.M7])" office:value-type="float" office:value="51" calcext:value-type="float">
            <text:p>51</text:p>
          </table:table-cell>
          <table:table-cell table:formula="of:=[.N7]-COUNTIFS([.$A$2:.$A$2000];[.M7];[.$D$2:.$D$2000];&quot;&quot;)" office:value-type="float" office:value="35" calcext:value-type="float">
            <text:p>35</text:p>
          </table:table-cell>
          <table:table-cell table:formula="of:=SUMIFS([.B$2:.B$2000];[.$A$2:.$A$2000];[.$M7])/[.$N7]" office:value-type="float" office:value="1.37957721231373" calcext:value-type="float">
            <text:p>1.37957721231373</text:p>
          </table:table-cell>
          <table:table-cell table:formula="of:=SUMIFS([.C$2:.C$2000];[.$A$2:.$A$2000];[.$M7])/[.$N7]" office:value-type="float" office:value="1.33031630270588" calcext:value-type="float">
            <text:p>1.33031630270588</text:p>
          </table:table-cell>
          <table:table-cell table:formula="of:=SUMIFS([.D$2:.D$2000];[.$A$2:.$A$2000];[.$M7])/[.$O7]" office:value-type="float" office:value="2.16705035294286" calcext:value-type="float">
            <text:p>2.16705035294286</text:p>
          </table:table-cell>
          <table:table-cell table:formula="of:=SUMIFS([.E$2:.E$2000];[.$A$2:.$A$2000];[.$M7])/[.$O7]" office:value-type="float" office:value="2.06930607545714" calcext:value-type="float">
            <text:p>2.06930607545714</text:p>
          </table:table-cell>
          <table:table-cell table:formula="of:=SUMIFS([.J$2:.J$2000];[.$A$2:.$A$2000];[.$M7])/[.$O7]" office:value-type="float" office:value="0.745125837930073" calcext:value-type="float">
            <text:p>0.745125837930073</text:p>
          </table:table-cell>
          <table:table-cell table:formula="of:=SUMIFS([.K$2:.K$2000];[.$A$2:.$A$2000];[.$M7])/[.$O7]" office:value-type="float" office:value="0.750905974750727" calcext:value-type="float">
            <text:p>0.750905974750727</text:p>
          </table:table-cell>
          <table:table-cell table:formula="of:=SUMIFS([.F$2:.F$2000];[.$A$2:.$A$2000];[.$M7])/[.$N7]" office:value-type="float" office:value="7.41176470588235" calcext:value-type="float">
            <text:p>7.41176470588235</text:p>
          </table:table-cell>
          <table:table-cell table:formula="of:=SUMIFS([.G$2:.G$2000];[.$A$2:.$A$2000];[.$M7])/[.$N7]" office:value-type="float" office:value="1.2156862745098" calcext:value-type="float">
            <text:p>1.2156862745098</text:p>
          </table:table-cell>
          <table:table-cell table:formula="of:=SUMIFS([.H$2:.H$2000];[.$A$2:.$A$2000];[.$M7])/[.$N7]" office:value-type="float" office:value="4.29411764705882" calcext:value-type="float">
            <text:p>4.29411764705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752634" calcext:value-type="float">
            <text:p>1.15752634</text:p>
          </table:table-cell>
          <table:table-cell office:value-type="float" office:value="1.143278845" calcext:value-type="float">
            <text:p>1.143278845</text:p>
          </table:table-cell>
          <table:table-cell office:value-type="float" office:value="1.163884738" calcext:value-type="float">
            <text:p>1.163884738</text:p>
          </table:table-cell>
          <table:table-cell office:value-type="float" office:value="1.136969095" calcext:value-type="float">
            <text:p>1.1369690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];[.B8]/[.D8];&quot;&quot;)" office:value-type="float" office:value="0.994536917795721" calcext:value-type="float">
            <text:p>0.994536917795721</text:p>
          </table:table-cell>
          <table:table-cell table:formula="of:=IF([.E8];[.C8]/[.E8];&quot;&quot;)" office:value-type="float" office:value="1.00554962314081" calcext:value-type="float">
            <text:p>1.00554962314081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2:.$A$2000];[.M8])" office:value-type="float" office:value="50" calcext:value-type="float">
            <text:p>50</text:p>
          </table:table-cell>
          <table:table-cell table:formula="of:=[.N8]-COUNTIFS([.$A$2:.$A$2000];[.M8];[.$D$2:.$D$2000];&quot;&quot;)" office:value-type="float" office:value="22" calcext:value-type="float">
            <text:p>22</text:p>
          </table:table-cell>
          <table:table-cell table:formula="of:=SUMIFS([.B$2:.B$2000];[.$A$2:.$A$2000];[.$M8])/[.$N8]" office:value-type="float" office:value="1.4504623539" calcext:value-type="float">
            <text:p>1.4504623539</text:p>
          </table:table-cell>
          <table:table-cell table:formula="of:=SUMIFS([.C$2:.C$2000];[.$A$2:.$A$2000];[.$M8])/[.$N8]" office:value-type="float" office:value="1.36080445232" calcext:value-type="float">
            <text:p>1.36080445232</text:p>
          </table:table-cell>
          <table:table-cell table:formula="of:=SUMIFS([.D$2:.D$2000];[.$A$2:.$A$2000];[.$M8])/[.$O8]" office:value-type="float" office:value="4.20719302336364" calcext:value-type="float">
            <text:p>4.20719302336364</text:p>
          </table:table-cell>
          <table:table-cell table:formula="of:=SUMIFS([.E$2:.E$2000];[.$A$2:.$A$2000];[.$M8])/[.$O8]" office:value-type="float" office:value="3.82629775259091" calcext:value-type="float">
            <text:p>3.82629775259091</text:p>
          </table:table-cell>
          <table:table-cell table:formula="of:=SUMIFS([.J$2:.J$2000];[.$A$2:.$A$2000];[.$M8])/[.$O8]" office:value-type="float" office:value="0.692045116172153" calcext:value-type="float">
            <text:p>0.692045116172153</text:p>
          </table:table-cell>
          <table:table-cell table:formula="of:=SUMIFS([.K$2:.K$2000];[.$A$2:.$A$2000];[.$M8])/[.$O8]" office:value-type="float" office:value="0.697062892279075" calcext:value-type="float">
            <text:p>0.697062892279075</text:p>
          </table:table-cell>
          <table:table-cell table:formula="of:=SUMIFS([.F$2:.F$2000];[.$A$2:.$A$2000];[.$M8])/[.$N8]" office:value-type="float" office:value="8.14" calcext:value-type="float">
            <text:p>8.14</text:p>
          </table:table-cell>
          <table:table-cell table:formula="of:=SUMIFS([.G$2:.G$2000];[.$A$2:.$A$2000];[.$M8])/[.$N8]" office:value-type="float" office:value="1.44" calcext:value-type="float">
            <text:p>1.44</text:p>
          </table:table-cell>
          <table:table-cell table:formula="of:=SUMIFS([.H$2:.H$2000];[.$A$2:.$A$2000];[.$M8])/[.$N8]"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5011972" calcext:value-type="float">
            <text:p>1.095011972</text:p>
          </table:table-cell>
          <table:table-cell office:value-type="float" office:value="1.089661043" calcext:value-type="float">
            <text:p>1.089661043</text:p>
          </table:table-cell>
          <table:table-cell office:value-type="float" office:value="1.098490577" calcext:value-type="float">
            <text:p>1.098490577</text:p>
          </table:table-cell>
          <table:table-cell office:value-type="float" office:value="1.13456725" calcext:value-type="float">
            <text:p>1.134567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];[.B9]/[.D9];&quot;&quot;)" office:value-type="float" office:value="0.996833286445205" calcext:value-type="float">
            <text:p>0.996833286445205</text:p>
          </table:table-cell>
          <table:table-cell table:formula="of:=IF([.E9];[.C9]/[.E9];&quot;&quot;)" office:value-type="float" office:value="0.960419968935292" calcext:value-type="float">
            <text:p>0.960419968935292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2:.$A$2000];[.M9])" office:value-type="float" office:value="49" calcext:value-type="float">
            <text:p>49</text:p>
          </table:table-cell>
          <table:table-cell table:formula="of:=[.N9]-COUNTIFS([.$A$2:.$A$2000];[.M9];[.$D$2:.$D$2000];&quot;&quot;)" office:value-type="float" office:value="11" calcext:value-type="float">
            <text:p>11</text:p>
          </table:table-cell>
          <table:table-cell table:formula="of:=SUMIFS([.B$2:.B$2000];[.$A$2:.$A$2000];[.$M9])/[.$N9]" office:value-type="float" office:value="1.64977323259184" calcext:value-type="float">
            <text:p>1.64977323259184</text:p>
          </table:table-cell>
          <table:table-cell table:formula="of:=SUMIFS([.C$2:.C$2000];[.$A$2:.$A$2000];[.$M9])/[.$N9]" office:value-type="float" office:value="1.50114638032653" calcext:value-type="float">
            <text:p>1.50114638032653</text:p>
          </table:table-cell>
          <table:table-cell table:formula="of:=SUMIFS([.D$2:.D$2000];[.$A$2:.$A$2000];[.$M9])/[.$O9]" office:value-type="float" office:value="3.74996738118182" calcext:value-type="float">
            <text:p>3.74996738118182</text:p>
          </table:table-cell>
          <table:table-cell table:formula="of:=SUMIFS([.E$2:.E$2000];[.$A$2:.$A$2000];[.$M9])/[.$O9]" office:value-type="float" office:value="3.28019156381818" calcext:value-type="float">
            <text:p>3.28019156381818</text:p>
          </table:table-cell>
          <table:table-cell table:formula="of:=SUMIFS([.J$2:.J$2000];[.$A$2:.$A$2000];[.$M9])/[.$O9]" office:value-type="float" office:value="0.611850824404405" calcext:value-type="float">
            <text:p>0.611850824404405</text:p>
          </table:table-cell>
          <table:table-cell table:formula="of:=SUMIFS([.K$2:.K$2000];[.$A$2:.$A$2000];[.$M9])/[.$O9]" office:value-type="float" office:value="0.600184468040932" calcext:value-type="float">
            <text:p>0.600184468040932</text:p>
          </table:table-cell>
          <table:table-cell table:formula="of:=SUMIFS([.F$2:.F$2000];[.$A$2:.$A$2000];[.$M9])/[.$N9]" office:value-type="float" office:value="17.8979591836735" calcext:value-type="float">
            <text:p>17.8979591836735</text:p>
          </table:table-cell>
          <table:table-cell table:formula="of:=SUMIFS([.G$2:.G$2000];[.$A$2:.$A$2000];[.$M9])/[.$N9]" office:value-type="float" office:value="3.04081632653061" calcext:value-type="float">
            <text:p>3.04081632653061</text:p>
          </table:table-cell>
          <table:table-cell table:formula="of:=SUMIFS([.H$2:.H$2000];[.$A$2:.$A$2000];[.$M9])/[.$N9]" office:value-type="float" office:value="8.59183673469388" calcext:value-type="float">
            <text:p>8.59183673469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7584562" calcext:value-type="float">
            <text:p>1.117584562</text:p>
          </table:table-cell>
          <table:table-cell office:value-type="float" office:value="1.114813186" calcext:value-type="float">
            <text:p>1.114813186</text:p>
          </table:table-cell>
          <table:table-cell office:value-type="float" office:value="1.239042637" calcext:value-type="float">
            <text:p>1.239042637</text:p>
          </table:table-cell>
          <table:table-cell office:value-type="float" office:value="1.275928047" calcext:value-type="float">
            <text:p>1.2759280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];[.B10]/[.D10];&quot;&quot;)" office:value-type="float" office:value="0.901974257081195" calcext:value-type="float">
            <text:p>0.901974257081195</text:p>
          </table:table-cell>
          <table:table-cell table:formula="of:=IF([.E10];[.C10]/[.E10];&quot;&quot;)" office:value-type="float" office:value="0.873727314499577" calcext:value-type="float">
            <text:p>0.873727314499577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2:.$A$2000];[.M10])" office:value-type="float" office:value="51" calcext:value-type="float">
            <text:p>51</text:p>
          </table:table-cell>
          <table:table-cell table:formula="of:=[.N10]-COUNTIFS([.$A$2:.$A$2000];[.M10];[.$D$2:.$D$2000];&quot;&quot;)" office:value-type="float" office:value="5" calcext:value-type="float">
            <text:p>5</text:p>
          </table:table-cell>
          <table:table-cell table:formula="of:=SUMIFS([.B$2:.B$2000];[.$A$2:.$A$2000];[.$M10])/[.$N10]" office:value-type="float" office:value="2.04216744507843" calcext:value-type="float">
            <text:p>2.04216744507843</text:p>
          </table:table-cell>
          <table:table-cell table:formula="of:=SUMIFS([.C$2:.C$2000];[.$A$2:.$A$2000];[.$M10])/[.$N10]" office:value-type="float" office:value="1.86814981745098" calcext:value-type="float">
            <text:p>1.86814981745098</text:p>
          </table:table-cell>
          <table:table-cell table:formula="of:=SUMIFS([.D$2:.D$2000];[.$A$2:.$A$2000];[.$M10])/[.$O10]" office:value-type="float" office:value="20.3397305914" calcext:value-type="float">
            <text:p>20.3397305914</text:p>
          </table:table-cell>
          <table:table-cell table:formula="of:=SUMIFS([.E$2:.E$2000];[.$A$2:.$A$2000];[.$M10])/[.$O10]" office:value-type="float" office:value="18.5703656514" calcext:value-type="float">
            <text:p>18.5703656514</text:p>
          </table:table-cell>
          <table:table-cell table:formula="of:=SUMIFS([.J$2:.J$2000];[.$A$2:.$A$2000];[.$M10])/[.$O10]" office:value-type="float" office:value="0.328072936970239" calcext:value-type="float">
            <text:p>0.328072936970239</text:p>
          </table:table-cell>
          <table:table-cell table:formula="of:=SUMIFS([.K$2:.K$2000];[.$A$2:.$A$2000];[.$M10])/[.$O10]" office:value-type="float" office:value="0.330573558191631" calcext:value-type="float">
            <text:p>0.330573558191631</text:p>
          </table:table-cell>
          <table:table-cell table:formula="of:=SUMIFS([.F$2:.F$2000];[.$A$2:.$A$2000];[.$M10])/[.$N10]" office:value-type="float" office:value="20.6666666666667" calcext:value-type="float">
            <text:p>20.6666666666667</text:p>
          </table:table-cell>
          <table:table-cell table:formula="of:=SUMIFS([.G$2:.G$2000];[.$A$2:.$A$2000];[.$M10])/[.$N10]" office:value-type="float" office:value="3.66666666666667" calcext:value-type="float">
            <text:p>3.66666666666667</text:p>
          </table:table-cell>
          <table:table-cell table:formula="of:=SUMIFS([.H$2:.H$2000];[.$A$2:.$A$2000];[.$M10])/[.$N10]" office:value-type="float" office:value="9.94117647058824" calcext:value-type="float">
            <text:p>9.94117647058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575367" calcext:value-type="float">
            <text:p>1.15575367</text:p>
          </table:table-cell>
          <table:table-cell office:value-type="float" office:value="1.105137771" calcext:value-type="float">
            <text:p>1.105137771</text:p>
          </table:table-cell>
          <table:table-cell office:value-type="float" office:value="1.276087897" calcext:value-type="float">
            <text:p>1.276087897</text:p>
          </table:table-cell>
          <table:table-cell office:value-type="float" office:value="1.249966563" calcext:value-type="float">
            <text:p>1.2499665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];[.B11]/[.D11];&quot;&quot;)" office:value-type="float" office:value="0.905700675256855" calcext:value-type="float">
            <text:p>0.905700675256855</text:p>
          </table:table-cell>
          <table:table-cell table:formula="of:=IF([.E11];[.C11]/[.E11];&quot;&quot;)" office:value-type="float" office:value="0.884133867027289" calcext:value-type="float">
            <text:p>0.8841338670272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A$2:.$A$2000];[.M11])" office:value-type="float" office:value="50" calcext:value-type="float">
            <text:p>50</text:p>
          </table:table-cell>
          <table:table-cell table:formula="of:=[.N11]-COUNTIFS([.$A$2:.$A$2000];[.M11];[.$D$2:.$D$2000];&quot;&quot;)" office:value-type="float" office:value="3" calcext:value-type="float">
            <text:p>3</text:p>
          </table:table-cell>
          <table:table-cell table:formula="of:=SUMIFS([.B$2:.B$2000];[.$A$2:.$A$2000];[.$M11])/[.$N11]" office:value-type="float" office:value="1.3143360131" calcext:value-type="float">
            <text:p>1.3143360131</text:p>
          </table:table-cell>
          <table:table-cell table:formula="of:=SUMIFS([.C$2:.C$2000];[.$A$2:.$A$2000];[.$M11])/[.$N11]" office:value-type="float" office:value="1.27692159782" calcext:value-type="float">
            <text:p>1.27692159782</text:p>
          </table:table-cell>
          <table:table-cell table:formula="of:=SUMIFS([.D$2:.D$2000];[.$A$2:.$A$2000];[.$M11])/[.$O11]" office:value-type="float" office:value="2.66576717033333" calcext:value-type="float">
            <text:p>2.66576717033333</text:p>
          </table:table-cell>
          <table:table-cell table:formula="of:=SUMIFS([.E$2:.E$2000];[.$A$2:.$A$2000];[.$M11])/[.$O11]" office:value-type="float" office:value="2.633765759" calcext:value-type="float">
            <text:p>2.633765759</text:p>
          </table:table-cell>
          <table:table-cell table:formula="of:=SUMIFS([.J$2:.J$2000];[.$A$2:.$A$2000];[.$M11])/[.$O11]" office:value-type="float" office:value="0.61836144070672" calcext:value-type="float">
            <text:p>0.61836144070672</text:p>
          </table:table-cell>
          <table:table-cell table:formula="of:=SUMIFS([.K$2:.K$2000];[.$A$2:.$A$2000];[.$M11])/[.$O11]" office:value-type="float" office:value="0.627652511002325" calcext:value-type="float">
            <text:p>0.627652511002325</text:p>
          </table:table-cell>
          <table:table-cell table:formula="of:=SUMIFS([.F$2:.F$2000];[.$A$2:.$A$2000];[.$M11])/[.$N11]" office:value-type="float" office:value="35.24" calcext:value-type="float">
            <text:p>35.24</text:p>
          </table:table-cell>
          <table:table-cell table:formula="of:=SUMIFS([.G$2:.G$2000];[.$A$2:.$A$2000];[.$M11])/[.$N11]" office:value-type="float" office:value="6.28" calcext:value-type="float">
            <text:p>6.28</text:p>
          </table:table-cell>
          <table:table-cell table:formula="of:=SUMIFS([.H$2:.H$2000];[.$A$2:.$A$2000];[.$M11])/[.$N11]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7860064" calcext:value-type="float">
            <text:p>1.077860064</text:p>
          </table:table-cell>
          <table:table-cell office:value-type="float" office:value="1.136877715" calcext:value-type="float">
            <text:p>1.136877715</text:p>
          </table:table-cell>
          <table:table-cell office:value-type="float" office:value="1.110639291" calcext:value-type="float">
            <text:p>1.110639291</text:p>
          </table:table-cell>
          <table:table-cell office:value-type="float" office:value="1.137831838" calcext:value-type="float">
            <text:p>1.137831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];[.B12]/[.D12];&quot;&quot;)" office:value-type="float" office:value="0.970486163000333" calcext:value-type="float">
            <text:p>0.970486163000333</text:p>
          </table:table-cell>
          <table:table-cell table:formula="of:=IF([.E12];[.C12]/[.E12];&quot;&quot;)" office:value-type="float" office:value="0.999161455174539" calcext:value-type="float">
            <text:p>0.99916145517453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103777" calcext:value-type="float">
            <text:p>1.114103777</text:p>
          </table:table-cell>
          <table:table-cell office:value-type="float" office:value="1.098546417" calcext:value-type="float">
            <text:p>1.098546417</text:p>
          </table:table-cell>
          <table:table-cell office:value-type="float" office:value="1.216844319" calcext:value-type="float">
            <text:p>1.216844319</text:p>
          </table:table-cell>
          <table:table-cell office:value-type="float" office:value="1.252564931" calcext:value-type="float">
            <text:p>1.2525649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];[.B13]/[.D13];&quot;&quot;)" office:value-type="float" office:value="0.915568047287732" calcext:value-type="float">
            <text:p>0.915568047287732</text:p>
          </table:table-cell>
          <table:table-cell table:formula="of:=IF([.E13];[.C13]/[.E13];&quot;&quot;)" office:value-type="float" office:value="0.877037501060294" calcext:value-type="float">
            <text:p>0.87703750106029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7658778" calcext:value-type="float">
            <text:p>1.117658778</text:p>
          </table:table-cell>
          <table:table-cell office:value-type="float" office:value="1.094104917" calcext:value-type="float">
            <text:p>1.094104917</text:p>
          </table:table-cell>
          <table:table-cell office:value-type="float" office:value="1.124033945" calcext:value-type="float">
            <text:p>1.124033945</text:p>
          </table:table-cell>
          <table:table-cell office:value-type="float" office:value="1.073058698" calcext:value-type="float">
            <text:p>1.0730586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];[.B14]/[.D14];&quot;&quot;)" office:value-type="float" office:value="0.994328314524345" calcext:value-type="float">
            <text:p>0.994328314524345</text:p>
          </table:table-cell>
          <table:table-cell table:formula="of:=IF([.E14];[.C14]/[.E14];&quot;&quot;)" office:value-type="float" office:value="1.01961329705376" calcext:value-type="float">
            <text:p>1.0196132970537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6003995" calcext:value-type="float">
            <text:p>1.126003995</text:p>
          </table:table-cell>
          <table:table-cell office:value-type="float" office:value="1.10476409" calcext:value-type="float">
            <text:p>1.10476409</text:p>
          </table:table-cell>
          <table:table-cell office:value-type="float" office:value="1.1407599" calcext:value-type="float">
            <text:p>1.1407599</text:p>
          </table:table-cell>
          <table:table-cell office:value-type="float" office:value="1.090242303" calcext:value-type="float">
            <text:p>1.090242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5];[.B15]/[.D15];&quot;&quot;)" office:value-type="float" office:value="0.987064845985558" calcext:value-type="float">
            <text:p>0.987064845985558</text:p>
          </table:table-cell>
          <table:table-cell table:formula="of:=IF([.E15];[.C15]/[.E15];&quot;&quot;)" office:value-type="float" office:value="1.01331977942889" calcext:value-type="float">
            <text:p>1.0133197794288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2440928" calcext:value-type="float">
            <text:p>1.102440928</text:p>
          </table:table-cell>
          <table:table-cell office:value-type="float" office:value="1.103283314" calcext:value-type="float">
            <text:p>1.103283314</text:p>
          </table:table-cell>
          <table:table-cell office:value-type="float" office:value="1.136018053" calcext:value-type="float">
            <text:p>1.136018053</text:p>
          </table:table-cell>
          <table:table-cell office:value-type="float" office:value="1.144519057" calcext:value-type="float">
            <text:p>1.144519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];[.B16]/[.D16];&quot;&quot;)" office:value-type="float" office:value="0.970443141364409" calcext:value-type="float">
            <text:p>0.970443141364409</text:p>
          </table:table-cell>
          <table:table-cell table:formula="of:=IF([.E16];[.C16]/[.E16];&quot;&quot;)" office:value-type="float" office:value="0.963971117171184" calcext:value-type="float">
            <text:p>0.96397111717118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2560875" calcext:value-type="float">
            <text:p>1.122560875</text:p>
          </table:table-cell>
          <table:table-cell office:value-type="float" office:value="1.100307781" calcext:value-type="float">
            <text:p>1.100307781</text:p>
          </table:table-cell>
          <table:table-cell office:value-type="float" office:value="1.258559433" calcext:value-type="float">
            <text:p>1.258559433</text:p>
          </table:table-cell>
          <table:table-cell office:value-type="float" office:value="1.234584794" calcext:value-type="float">
            <text:p>1.2345847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7];[.B17]/[.D17];&quot;&quot;)" office:value-type="float" office:value="0.891941091986555" calcext:value-type="float">
            <text:p>0.891941091986555</text:p>
          </table:table-cell>
          <table:table-cell table:formula="of:=IF([.E17];[.C17]/[.E17];&quot;&quot;)" office:value-type="float" office:value="0.891237107687882" calcext:value-type="float">
            <text:p>0.89123710768788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2987579" calcext:value-type="float">
            <text:p>1.142987579</text:p>
          </table:table-cell>
          <table:table-cell office:value-type="float" office:value="1.081575372" calcext:value-type="float">
            <text:p>1.081575372</text:p>
          </table:table-cell>
          <table:table-cell office:value-type="float" office:value="1.131256975" calcext:value-type="float">
            <text:p>1.131256975</text:p>
          </table:table-cell>
          <table:table-cell office:value-type="float" office:value="1.077412679" calcext:value-type="float">
            <text:p>1.077412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8];[.B18]/[.D18];&quot;&quot;)" office:value-type="float" office:value="1.01036953076024" calcext:value-type="float">
            <text:p>1.01036953076024</text:p>
          </table:table-cell>
          <table:table-cell table:formula="of:=IF([.E18];[.C18]/[.E18];&quot;&quot;)" office:value-type="float" office:value="1.00386360127474" calcext:value-type="float">
            <text:p>1.0038636012747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0368627" calcext:value-type="float">
            <text:p>1.140368627</text:p>
          </table:table-cell>
          <table:table-cell office:value-type="float" office:value="1.118329904" calcext:value-type="float">
            <text:p>1.118329904</text:p>
          </table:table-cell>
          <table:table-cell office:value-type="float" office:value="1.135906643" calcext:value-type="float">
            <text:p>1.135906643</text:p>
          </table:table-cell>
          <table:table-cell office:value-type="float" office:value="1.095805019" calcext:value-type="float">
            <text:p>1.095805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];[.B19]/[.D19];&quot;&quot;)" office:value-type="float" office:value="1.00392812563206" calcext:value-type="float">
            <text:p>1.00392812563206</text:p>
          </table:table-cell>
          <table:table-cell table:formula="of:=IF([.E19];[.C19]/[.E19];&quot;&quot;)" office:value-type="float" office:value="1.02055555925502" calcext:value-type="float">
            <text:p>1.0205555592550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2093636" calcext:value-type="float">
            <text:p>1.122093636</text:p>
          </table:table-cell>
          <table:table-cell office:value-type="float" office:value="1.114304785" calcext:value-type="float">
            <text:p>1.114304785</text:p>
          </table:table-cell>
          <table:table-cell office:value-type="float" office:value="1.257526142" calcext:value-type="float">
            <text:p>1.257526142</text:p>
          </table:table-cell>
          <table:table-cell office:value-type="float" office:value="1.255151496" calcext:value-type="float">
            <text:p>1.2551514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0];[.B20]/[.D20];&quot;&quot;)" office:value-type="float" office:value="0.892302432946161" calcext:value-type="float">
            <text:p>0.892302432946161</text:p>
          </table:table-cell>
          <table:table-cell table:formula="of:=IF([.E20];[.C20]/[.E20];&quot;&quot;)" office:value-type="float" office:value="0.887785090924195" calcext:value-type="float">
            <text:p>0.88778509092419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5704509" calcext:value-type="float">
            <text:p>1.135704509</text:p>
          </table:table-cell>
          <table:table-cell office:value-type="float" office:value="1.068049621" calcext:value-type="float">
            <text:p>1.068049621</text:p>
          </table:table-cell>
          <table:table-cell office:value-type="float" office:value="1.093004301" calcext:value-type="float">
            <text:p>1.093004301</text:p>
          </table:table-cell>
          <table:table-cell office:value-type="float" office:value="1.11446887" calcext:value-type="float">
            <text:p>1.11446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1];[.B21]/[.D21];&quot;&quot;)" office:value-type="float" office:value="1.03906682522743" calcext:value-type="float">
            <text:p>1.03906682522743</text:p>
          </table:table-cell>
          <table:table-cell table:formula="of:=IF([.E21];[.C21]/[.E21];&quot;&quot;)" office:value-type="float" office:value="0.958348545886257" calcext:value-type="float">
            <text:p>0.95834854588625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1341029" calcext:value-type="float">
            <text:p>1.121341029</text:p>
          </table:table-cell>
          <table:table-cell office:value-type="float" office:value="1.084441367" calcext:value-type="float">
            <text:p>1.084441367</text:p>
          </table:table-cell>
          <table:table-cell office:value-type="float" office:value="1.12664181" calcext:value-type="float">
            <text:p>1.12664181</text:p>
          </table:table-cell>
          <table:table-cell office:value-type="float" office:value="1.075444938" calcext:value-type="float">
            <text:p>1.075444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2];[.B22]/[.D22];&quot;&quot;)" office:value-type="float" office:value="0.995295060991923" calcext:value-type="float">
            <text:p>0.995295060991923</text:p>
          </table:table-cell>
          <table:table-cell table:formula="of:=IF([.E22];[.C22]/[.E22];&quot;&quot;)" office:value-type="float" office:value="1.0083653087965" calcext:value-type="float">
            <text:p>1.008365308796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022652" calcext:value-type="float">
            <text:p>1.11022652</text:p>
          </table:table-cell>
          <table:table-cell office:value-type="float" office:value="1.129378996" calcext:value-type="float">
            <text:p>1.129378996</text:p>
          </table:table-cell>
          <table:table-cell office:value-type="float" office:value="1.282288364" calcext:value-type="float">
            <text:p>1.282288364</text:p>
          </table:table-cell>
          <table:table-cell office:value-type="float" office:value="1.268470089" calcext:value-type="float">
            <text:p>1.2684700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3];[.B23]/[.D23];&quot;&quot;)" office:value-type="float" office:value="0.865816575404875" calcext:value-type="float">
            <text:p>0.865816575404875</text:p>
          </table:table-cell>
          <table:table-cell table:formula="of:=IF([.E23];[.C23]/[.E23];&quot;&quot;)" office:value-type="float" office:value="0.890347360804028" calcext:value-type="float">
            <text:p>0.89034736080402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7445094" calcext:value-type="float">
            <text:p>1.087445094</text:p>
          </table:table-cell>
          <table:table-cell office:value-type="float" office:value="1.094786061" calcext:value-type="float">
            <text:p>1.094786061</text:p>
          </table:table-cell>
          <table:table-cell office:value-type="float" office:value="1.223695544" calcext:value-type="float">
            <text:p>1.223695544</text:p>
          </table:table-cell>
          <table:table-cell office:value-type="float" office:value="1.244421764" calcext:value-type="float">
            <text:p>1.2444217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4];[.B24]/[.D24];&quot;&quot;)" office:value-type="float" office:value="0.888656577472999" calcext:value-type="float">
            <text:p>0.888656577472999</text:p>
          </table:table-cell>
          <table:table-cell table:formula="of:=IF([.E24];[.C24]/[.E24];&quot;&quot;)" office:value-type="float" office:value="0.879754832863884" calcext:value-type="float">
            <text:p>0.87975483286388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0101089" calcext:value-type="float">
            <text:p>1.180101089</text:p>
          </table:table-cell>
          <table:table-cell office:value-type="float" office:value="1.078907857" calcext:value-type="float">
            <text:p>1.078907857</text:p>
          </table:table-cell>
          <table:table-cell office:value-type="float" office:value="1.279309451" calcext:value-type="float">
            <text:p>1.279309451</text:p>
          </table:table-cell>
          <table:table-cell office:value-type="float" office:value="1.240923774" calcext:value-type="float">
            <text:p>1.2409237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5];[.B25]/[.D25];&quot;&quot;)" office:value-type="float" office:value="0.922451630508591" calcext:value-type="float">
            <text:p>0.922451630508591</text:p>
          </table:table-cell>
          <table:table-cell table:formula="of:=IF([.E25];[.C25]/[.E25];&quot;&quot;)" office:value-type="float" office:value="0.869439267427557" calcext:value-type="float">
            <text:p>0.86943926742755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605302" calcext:value-type="float">
            <text:p>1.08605302</text:p>
          </table:table-cell>
          <table:table-cell office:value-type="float" office:value="1.143779468" calcext:value-type="float">
            <text:p>1.143779468</text:p>
          </table:table-cell>
          <table:table-cell office:value-type="float" office:value="1.132765436" calcext:value-type="float">
            <text:p>1.132765436</text:p>
          </table:table-cell>
          <table:table-cell office:value-type="float" office:value="1.133314413" calcext:value-type="float">
            <text:p>1.133314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6];[.B26]/[.D26];&quot;&quot;)" office:value-type="float" office:value="0.958762498823278" calcext:value-type="float">
            <text:p>0.958762498823278</text:p>
          </table:table-cell>
          <table:table-cell table:formula="of:=IF([.E26];[.C26]/[.E26];&quot;&quot;)" office:value-type="float" office:value="1.00923402621546" calcext:value-type="float">
            <text:p>1.0092340262154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380431" calcext:value-type="float">
            <text:p>1.09380431</text:p>
          </table:table-cell>
          <table:table-cell office:value-type="float" office:value="1.090132409" calcext:value-type="float">
            <text:p>1.090132409</text:p>
          </table:table-cell>
          <table:table-cell office:value-type="float" office:value="1.280596477" calcext:value-type="float">
            <text:p>1.280596477</text:p>
          </table:table-cell>
          <table:table-cell office:value-type="float" office:value="1.265387997" calcext:value-type="float">
            <text:p>1.265387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7];[.B27]/[.D27];&quot;&quot;)" office:value-type="float" office:value="0.854136591537726" calcext:value-type="float">
            <text:p>0.854136591537726</text:p>
          </table:table-cell>
          <table:table-cell table:formula="of:=IF([.E27];[.C27]/[.E27];&quot;&quot;)" office:value-type="float" office:value="0.861500513348081" calcext:value-type="float">
            <text:p>0.86150051334808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014286" calcext:value-type="float">
            <text:p>1.114014286</text:p>
          </table:table-cell>
          <table:table-cell office:value-type="float" office:value="1.107491892" calcext:value-type="float">
            <text:p>1.107491892</text:p>
          </table:table-cell>
          <table:table-cell office:value-type="float" office:value="1.267099224" calcext:value-type="float">
            <text:p>1.267099224</text:p>
          </table:table-cell>
          <table:table-cell office:value-type="float" office:value="1.256157302" calcext:value-type="float">
            <text:p>1.2561573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8];[.B28]/[.D28];&quot;&quot;)" office:value-type="float" office:value="0.879184727525332" calcext:value-type="float">
            <text:p>0.879184727525332</text:p>
          </table:table-cell>
          <table:table-cell table:formula="of:=IF([.E28];[.C28]/[.E28];&quot;&quot;)" office:value-type="float" office:value="0.881650642190034" calcext:value-type="float">
            <text:p>0.88165064219003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5948702" calcext:value-type="float">
            <text:p>1.115948702</text:p>
          </table:table-cell>
          <table:table-cell office:value-type="float" office:value="1.118226954" calcext:value-type="float">
            <text:p>1.118226954</text:p>
          </table:table-cell>
          <table:table-cell office:value-type="float" office:value="1.286572391" calcext:value-type="float">
            <text:p>1.286572391</text:p>
          </table:table-cell>
          <table:table-cell office:value-type="float" office:value="1.260204422" calcext:value-type="float">
            <text:p>1.2602044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9];[.B29]/[.D29];&quot;&quot;)" office:value-type="float" office:value="0.867381198140447" calcext:value-type="float">
            <text:p>0.867381198140447</text:p>
          </table:table-cell>
          <table:table-cell table:formula="of:=IF([.E29];[.C29]/[.E29];&quot;&quot;)" office:value-type="float" office:value="0.887337748129248" calcext:value-type="float">
            <text:p>0.88733774812924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1098358" calcext:value-type="float">
            <text:p>1.121098358</text:p>
          </table:table-cell>
          <table:table-cell office:value-type="float" office:value="1.096535965" calcext:value-type="float">
            <text:p>1.096535965</text:p>
          </table:table-cell>
          <table:table-cell office:value-type="float" office:value="1.127231177" calcext:value-type="float">
            <text:p>1.127231177</text:p>
          </table:table-cell>
          <table:table-cell office:value-type="float" office:value="1.130308276" calcext:value-type="float">
            <text:p>1.130308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0];[.B30]/[.D30];&quot;&quot;)" office:value-type="float" office:value="0.994559395512532" calcext:value-type="float">
            <text:p>0.994559395512532</text:p>
          </table:table-cell>
          <table:table-cell table:formula="of:=IF([.E30];[.C30]/[.E30];&quot;&quot;)" office:value-type="float" office:value="0.970121150382517" calcext:value-type="float">
            <text:p>0.97012115038251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2439106" calcext:value-type="float">
            <text:p>1.122439106</text:p>
          </table:table-cell>
          <table:table-cell office:value-type="float" office:value="1.111314566" calcext:value-type="float">
            <text:p>1.111314566</text:p>
          </table:table-cell>
          <table:table-cell office:value-type="float" office:value="1.117697165" calcext:value-type="float">
            <text:p>1.117697165</text:p>
          </table:table-cell>
          <table:table-cell office:value-type="float" office:value="1.110053336" calcext:value-type="float">
            <text:p>1.1100533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1];[.B31]/[.D31];&quot;&quot;)" office:value-type="float" office:value="1.00424259911226" calcext:value-type="float">
            <text:p>1.00424259911226</text:p>
          </table:table-cell>
          <table:table-cell table:formula="of:=IF([.E31];[.C31]/[.E31];&quot;&quot;)" office:value-type="float" office:value="1.00113618864887" calcext:value-type="float">
            <text:p>1.0011361886488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1057301" calcext:value-type="float">
            <text:p>1.161057301</text:p>
          </table:table-cell>
          <table:table-cell office:value-type="float" office:value="1.116902653" calcext:value-type="float">
            <text:p>1.116902653</text:p>
          </table:table-cell>
          <table:table-cell office:value-type="float" office:value="1.28060792" calcext:value-type="float">
            <text:p>1.28060792</text:p>
          </table:table-cell>
          <table:table-cell office:value-type="float" office:value="1.276939298" calcext:value-type="float">
            <text:p>1.2769392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2];[.B32]/[.D32];&quot;&quot;)" office:value-type="float" office:value="0.906645416498752" calcext:value-type="float">
            <text:p>0.906645416498752</text:p>
          </table:table-cell>
          <table:table-cell table:formula="of:=IF([.E32];[.C32]/[.E32];&quot;&quot;)" office:value-type="float" office:value="0.874671689366396" calcext:value-type="float">
            <text:p>0.87467168936639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9084675" calcext:value-type="float">
            <text:p>1.089084675</text:p>
          </table:table-cell>
          <table:table-cell office:value-type="float" office:value="1.102538085" calcext:value-type="float">
            <text:p>1.102538085</text:p>
          </table:table-cell>
          <table:table-cell office:value-type="float" office:value="1.254927423" calcext:value-type="float">
            <text:p>1.254927423</text:p>
          </table:table-cell>
          <table:table-cell office:value-type="float" office:value="1.256422046" calcext:value-type="float">
            <text:p>1.2564220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3];[.B33]/[.D33];&quot;&quot;)" office:value-type="float" office:value="0.867846741603957" calcext:value-type="float">
            <text:p>0.867846741603957</text:p>
          </table:table-cell>
          <table:table-cell table:formula="of:=IF([.E33];[.C33]/[.E33];&quot;&quot;)" office:value-type="float" office:value="0.877522078277827" calcext:value-type="float">
            <text:p>0.87752207827782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2426068" calcext:value-type="float">
            <text:p>1.152426068</text:p>
          </table:table-cell>
          <table:table-cell office:value-type="float" office:value="1.118023273" calcext:value-type="float">
            <text:p>1.118023273</text:p>
          </table:table-cell>
          <table:table-cell office:value-type="float" office:value="1.101654357" calcext:value-type="float">
            <text:p>1.101654357</text:p>
          </table:table-cell>
          <table:table-cell office:value-type="float" office:value="1.123686303" calcext:value-type="float">
            <text:p>1.123686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4];[.B34]/[.D34];&quot;&quot;)" office:value-type="float" office:value="1.04608678818124" calcext:value-type="float">
            <text:p>1.04608678818124</text:p>
          </table:table-cell>
          <table:table-cell table:formula="of:=IF([.E34];[.C34]/[.E34];&quot;&quot;)" office:value-type="float" office:value="0.994960310555641" calcext:value-type="float">
            <text:p>0.99496031055564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0360263" calcext:value-type="float">
            <text:p>1.130360263</text:p>
          </table:table-cell>
          <table:table-cell office:value-type="float" office:value="1.126451812" calcext:value-type="float">
            <text:p>1.126451812</text:p>
          </table:table-cell>
          <table:table-cell office:value-type="float" office:value="1.318098707" calcext:value-type="float">
            <text:p>1.318098707</text:p>
          </table:table-cell>
          <table:table-cell office:value-type="float" office:value="1.264457406" calcext:value-type="float">
            <text:p>1.2644574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5];[.B35]/[.D35];&quot;&quot;)" office:value-type="float" office:value="0.857568751867382" calcext:value-type="float">
            <text:p>0.857568751867382</text:p>
          </table:table-cell>
          <table:table-cell table:formula="of:=IF([.E35];[.C35]/[.E35];&quot;&quot;)" office:value-type="float" office:value="0.890857854645679" calcext:value-type="float">
            <text:p>0.89085785464567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1609678" calcext:value-type="float">
            <text:p>1.111609678</text:p>
          </table:table-cell>
          <table:table-cell office:value-type="float" office:value="1.096725329" calcext:value-type="float">
            <text:p>1.096725329</text:p>
          </table:table-cell>
          <table:table-cell office:value-type="float" office:value="1.102737219" calcext:value-type="float">
            <text:p>1.102737219</text:p>
          </table:table-cell>
          <table:table-cell office:value-type="float" office:value="1.134290208" calcext:value-type="float">
            <text:p>1.134290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6];[.B36]/[.D36];&quot;&quot;)" office:value-type="float" office:value="1.00804585067696" calcext:value-type="float">
            <text:p>1.00804585067696</text:p>
          </table:table-cell>
          <table:table-cell table:formula="of:=IF([.E36];[.C36]/[.E36];&quot;&quot;)" office:value-type="float" office:value="0.966882479690771" calcext:value-type="float">
            <text:p>0.96688247969077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8151064" calcext:value-type="float">
            <text:p>1.068151064</text:p>
          </table:table-cell>
          <table:table-cell office:value-type="float" office:value="1.105118668" calcext:value-type="float">
            <text:p>1.105118668</text:p>
          </table:table-cell>
          <table:table-cell office:value-type="float" office:value="1.101800905" calcext:value-type="float">
            <text:p>1.101800905</text:p>
          </table:table-cell>
          <table:table-cell office:value-type="float" office:value="1.111012247" calcext:value-type="float">
            <text:p>1.111012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7];[.B37]/[.D37];&quot;&quot;)" office:value-type="float" office:value="0.969459236376285" calcext:value-type="float">
            <text:p>0.969459236376285</text:p>
          </table:table-cell>
          <table:table-cell table:formula="of:=IF([.E37];[.C37]/[.E37];&quot;&quot;)" office:value-type="float" office:value="0.994695306900609" calcext:value-type="float">
            <text:p>0.99469530690060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6897492" calcext:value-type="float">
            <text:p>1.136897492</text:p>
          </table:table-cell>
          <table:table-cell office:value-type="float" office:value="1.117507086" calcext:value-type="float">
            <text:p>1.117507086</text:p>
          </table:table-cell>
          <table:table-cell office:value-type="float" office:value="1.270199738" calcext:value-type="float">
            <text:p>1.270199738</text:p>
          </table:table-cell>
          <table:table-cell office:value-type="float" office:value="1.242974253" calcext:value-type="float">
            <text:p>1.2429742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8];[.B38]/[.D38];&quot;&quot;)" office:value-type="float" office:value="0.895054106836857" calcext:value-type="float">
            <text:p>0.895054106836857</text:p>
          </table:table-cell>
          <table:table-cell table:formula="of:=IF([.E38];[.C38]/[.E38];&quot;&quot;)" office:value-type="float" office:value="0.899058917192229" calcext:value-type="float">
            <text:p>0.89905891719222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3375109" calcext:value-type="float">
            <text:p>1.093375109</text:p>
          </table:table-cell>
          <table:table-cell office:value-type="float" office:value="1.142566026" calcext:value-type="float">
            <text:p>1.142566026</text:p>
          </table:table-cell>
          <table:table-cell office:value-type="float" office:value="1.115702071" calcext:value-type="float">
            <text:p>1.115702071</text:p>
          </table:table-cell>
          <table:table-cell office:value-type="float" office:value="1.099778165" calcext:value-type="float">
            <text:p>1.099778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9];[.B39]/[.D39];&quot;&quot;)" office:value-type="float" office:value="0.979988419327762" calcext:value-type="float">
            <text:p>0.979988419327762</text:p>
          </table:table-cell>
          <table:table-cell table:formula="of:=IF([.E39];[.C39]/[.E39];&quot;&quot;)" office:value-type="float" office:value="1.03890590153697" calcext:value-type="float">
            <text:p>1.0389059015369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2332967" calcext:value-type="float">
            <text:p>1.102332967</text:p>
          </table:table-cell>
          <table:table-cell office:value-type="float" office:value="1.102098645" calcext:value-type="float">
            <text:p>1.102098645</text:p>
          </table:table-cell>
          <table:table-cell office:value-type="float" office:value="1.276750963" calcext:value-type="float">
            <text:p>1.276750963</text:p>
          </table:table-cell>
          <table:table-cell office:value-type="float" office:value="1.288391517" calcext:value-type="float">
            <text:p>1.2883915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0];[.B40]/[.D40];&quot;&quot;)" office:value-type="float" office:value="0.863389179993123" calcext:value-type="float">
            <text:p>0.863389179993123</text:p>
          </table:table-cell>
          <table:table-cell table:formula="of:=IF([.E40];[.C40]/[.E40];&quot;&quot;)" office:value-type="float" office:value="0.855406629474106" calcext:value-type="float">
            <text:p>0.85540662947410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6660849" calcext:value-type="float">
            <text:p>1.126660849</text:p>
          </table:table-cell>
          <table:table-cell office:value-type="float" office:value="1.086463154" calcext:value-type="float">
            <text:p>1.086463154</text:p>
          </table:table-cell>
          <table:table-cell office:value-type="float" office:value="1.258348928" calcext:value-type="float">
            <text:p>1.258348928</text:p>
          </table:table-cell>
          <table:table-cell office:value-type="float" office:value="1.248331575" calcext:value-type="float">
            <text:p>1.2483315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1];[.B41]/[.D41];&quot;&quot;)" office:value-type="float" office:value="0.895348518944342" calcext:value-type="float">
            <text:p>0.895348518944342</text:p>
          </table:table-cell>
          <table:table-cell table:formula="of:=IF([.E41];[.C41]/[.E41];&quot;&quot;)" office:value-type="float" office:value="0.870332190387798" calcext:value-type="float">
            <text:p>0.87033219038779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1049654" calcext:value-type="float">
            <text:p>1.161049654</text:p>
          </table:table-cell>
          <table:table-cell office:value-type="float" office:value="1.16191678" calcext:value-type="float">
            <text:p>1.16191678</text:p>
          </table:table-cell>
          <table:table-cell office:value-type="float" office:value="1.291305935" calcext:value-type="float">
            <text:p>1.291305935</text:p>
          </table:table-cell>
          <table:table-cell office:value-type="float" office:value="1.264223061" calcext:value-type="float">
            <text:p>1.2642230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2];[.B42]/[.D42];&quot;&quot;)" office:value-type="float" office:value="0.899128256542862" calcext:value-type="float">
            <text:p>0.899128256542862</text:p>
          </table:table-cell>
          <table:table-cell table:formula="of:=IF([.E42];[.C42]/[.E42];&quot;&quot;)" office:value-type="float" office:value="0.919075767436899" calcext:value-type="float">
            <text:p>0.91907576743689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710748" calcext:value-type="float">
            <text:p>1.09710748</text:p>
          </table:table-cell>
          <table:table-cell office:value-type="float" office:value="1.112480585" calcext:value-type="float">
            <text:p>1.112480585</text:p>
          </table:table-cell>
          <table:table-cell office:value-type="float" office:value="1.118375616" calcext:value-type="float">
            <text:p>1.118375616</text:p>
          </table:table-cell>
          <table:table-cell office:value-type="float" office:value="1.13696626" calcext:value-type="float">
            <text:p>1.13696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3];[.B43]/[.D43];&quot;&quot;)" office:value-type="float" office:value="0.980983011704003" calcext:value-type="float">
            <text:p>0.980983011704003</text:p>
          </table:table-cell>
          <table:table-cell table:formula="of:=IF([.E43];[.C43]/[.E43];&quot;&quot;)" office:value-type="float" office:value="0.978464026716149" calcext:value-type="float">
            <text:p>0.97846402671614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1882035" calcext:value-type="float">
            <text:p>1.141882035</text:p>
          </table:table-cell>
          <table:table-cell office:value-type="float" office:value="1.103609224" calcext:value-type="float">
            <text:p>1.103609224</text:p>
          </table:table-cell>
          <table:table-cell office:value-type="float" office:value="1.100397191" calcext:value-type="float">
            <text:p>1.100397191</text:p>
          </table:table-cell>
          <table:table-cell office:value-type="float" office:value="1.093833399" calcext:value-type="float">
            <text:p>1.093833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4];[.B44]/[.D44];&quot;&quot;)" office:value-type="float" office:value="1.03769988176933" calcext:value-type="float">
            <text:p>1.03769988176933</text:p>
          </table:table-cell>
          <table:table-cell table:formula="of:=IF([.E44];[.C44]/[.E44];&quot;&quot;)" office:value-type="float" office:value="1.00893721567557" calcext:value-type="float">
            <text:p>1.0089372156755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1760327" calcext:value-type="float">
            <text:p>1.131760327</text:p>
          </table:table-cell>
          <table:table-cell office:value-type="float" office:value="1.109074542" calcext:value-type="float">
            <text:p>1.109074542</text:p>
          </table:table-cell>
          <table:table-cell office:value-type="float" office:value="1.134793345" calcext:value-type="float">
            <text:p>1.134793345</text:p>
          </table:table-cell>
          <table:table-cell office:value-type="float" office:value="1.099846745" calcext:value-type="float">
            <text:p>1.099846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5];[.B45]/[.D45];&quot;&quot;)" office:value-type="float" office:value="0.997327250804418" calcext:value-type="float">
            <text:p>0.997327250804418</text:p>
          </table:table-cell>
          <table:table-cell table:formula="of:=IF([.E45];[.C45]/[.E45];&quot;&quot;)" office:value-type="float" office:value="1.00839007529181" calcext:value-type="float">
            <text:p>1.0083900752918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27579" calcext:value-type="float">
            <text:p>1.12527579</text:p>
          </table:table-cell>
          <table:table-cell office:value-type="float" office:value="1.152246891" calcext:value-type="float">
            <text:p>1.152246891</text:p>
          </table:table-cell>
          <table:table-cell office:value-type="float" office:value="1.149655316" calcext:value-type="float">
            <text:p>1.149655316</text:p>
          </table:table-cell>
          <table:table-cell office:value-type="float" office:value="1.095829651" calcext:value-type="float">
            <text:p>1.095829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6];[.B46]/[.D46];&quot;&quot;)" office:value-type="float" office:value="0.978794056217803" calcext:value-type="float">
            <text:p>0.978794056217803</text:p>
          </table:table-cell>
          <table:table-cell table:formula="of:=IF([.E46];[.C46]/[.E46];&quot;&quot;)" office:value-type="float" office:value="1.05148358592827" calcext:value-type="float">
            <text:p>1.0514835859282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103339" calcext:value-type="float">
            <text:p>1.106103339</text:p>
          </table:table-cell>
          <table:table-cell office:value-type="float" office:value="1.135701162" calcext:value-type="float">
            <text:p>1.135701162</text:p>
          </table:table-cell>
          <table:table-cell office:value-type="float" office:value="1.258397373" calcext:value-type="float">
            <text:p>1.258397373</text:p>
          </table:table-cell>
          <table:table-cell office:value-type="float" office:value="1.250478664" calcext:value-type="float">
            <text:p>1.250478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7];[.B47]/[.D47];&quot;&quot;)" office:value-type="float" office:value="0.878977787726199" calcext:value-type="float">
            <text:p>0.878977787726199</text:p>
          </table:table-cell>
          <table:table-cell table:formula="of:=IF([.E47];[.C47]/[.E47];&quot;&quot;)" office:value-type="float" office:value="0.908213146449974" calcext:value-type="float">
            <text:p>0.90821314644997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681518" calcext:value-type="float">
            <text:p>1.114681518</text:p>
          </table:table-cell>
          <table:table-cell office:value-type="float" office:value="1.094292515" calcext:value-type="float">
            <text:p>1.094292515</text:p>
          </table:table-cell>
          <table:table-cell office:value-type="float" office:value="1.094620643" calcext:value-type="float">
            <text:p>1.094620643</text:p>
          </table:table-cell>
          <table:table-cell office:value-type="float" office:value="1.077565772" calcext:value-type="float">
            <text:p>1.0775657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8];[.B48]/[.D48];&quot;&quot;)" office:value-type="float" office:value="1.01832678300769" calcext:value-type="float">
            <text:p>1.01832678300769</text:p>
          </table:table-cell>
          <table:table-cell table:formula="of:=IF([.E48];[.C48]/[.E48];&quot;&quot;)" office:value-type="float" office:value="1.01552271187025" calcext:value-type="float">
            <text:p>1.0155227118702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8827533" calcext:value-type="float">
            <text:p>1.158827533</text:p>
          </table:table-cell>
          <table:table-cell office:value-type="float" office:value="1.126340127" calcext:value-type="float">
            <text:p>1.126340127</text:p>
          </table:table-cell>
          <table:table-cell office:value-type="float" office:value="1.283065108" calcext:value-type="float">
            <text:p>1.283065108</text:p>
          </table:table-cell>
          <table:table-cell office:value-type="float" office:value="1.264016302" calcext:value-type="float">
            <text:p>1.2640163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9];[.B49]/[.D49];&quot;&quot;)" office:value-type="float" office:value="0.903171262139879" calcext:value-type="float">
            <text:p>0.903171262139879</text:p>
          </table:table-cell>
          <table:table-cell table:formula="of:=IF([.E49];[.C49]/[.E49];&quot;&quot;)" office:value-type="float" office:value="0.891080380227564" calcext:value-type="float">
            <text:p>0.89108038022756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1436165" calcext:value-type="float">
            <text:p>1.111436165</text:p>
          </table:table-cell>
          <table:table-cell office:value-type="float" office:value="1.098870571" calcext:value-type="float">
            <text:p>1.098870571</text:p>
          </table:table-cell>
          <table:table-cell office:value-type="float" office:value="1.285972132" calcext:value-type="float">
            <text:p>1.285972132</text:p>
          </table:table-cell>
          <table:table-cell office:value-type="float" office:value="1.276905757" calcext:value-type="float">
            <text:p>1.2769057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0];[.B50]/[.D50];&quot;&quot;)" office:value-type="float" office:value="0.864277022295534" calcext:value-type="float">
            <text:p>0.864277022295534</text:p>
          </table:table-cell>
          <table:table-cell table:formula="of:=IF([.E50];[.C50]/[.E50];&quot;&quot;)" office:value-type="float" office:value="0.860572963177579" calcext:value-type="float">
            <text:p>0.86057296317757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6448988" calcext:value-type="float">
            <text:p>1.166448988</text:p>
          </table:table-cell>
          <table:table-cell office:value-type="float" office:value="1.120809371" calcext:value-type="float">
            <text:p>1.120809371</text:p>
          </table:table-cell>
          <table:table-cell office:value-type="float" office:value="1.289077136" calcext:value-type="float">
            <text:p>1.289077136</text:p>
          </table:table-cell>
          <table:table-cell office:value-type="float" office:value="1.252354282" calcext:value-type="float">
            <text:p>1.2523542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1];[.B51]/[.D51];&quot;&quot;)" office:value-type="float" office:value="0.904871365277244" calcext:value-type="float">
            <text:p>0.904871365277244</text:p>
          </table:table-cell>
          <table:table-cell table:formula="of:=IF([.E51];[.C51]/[.E51];&quot;&quot;)" office:value-type="float" office:value="0.89496190264154" calcext:value-type="float">
            <text:p>0.8949619026415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6518439" calcext:value-type="float">
            <text:p>1.116518439</text:p>
          </table:table-cell>
          <table:table-cell office:value-type="float" office:value="1.159007423" calcext:value-type="float">
            <text:p>1.159007423</text:p>
          </table:table-cell>
          <table:table-cell office:value-type="float" office:value="1.147224005" calcext:value-type="float">
            <text:p>1.147224005</text:p>
          </table:table-cell>
          <table:table-cell office:value-type="float" office:value="1.150517864" calcext:value-type="float">
            <text:p>1.150517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2];[.B52]/[.D52];&quot;&quot;)" office:value-type="float" office:value="0.973234899316808" calcext:value-type="float">
            <text:p>0.973234899316808</text:p>
          </table:table-cell>
          <table:table-cell table:formula="of:=IF([.E52];[.C52]/[.E52];&quot;&quot;)" office:value-type="float" office:value="1.00737890237574" calcext:value-type="float">
            <text:p>1.0073789023757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8301297" calcext:value-type="float">
            <text:p>1.118301297</text:p>
          </table:table-cell>
          <table:table-cell office:value-type="float" office:value="1.120914199" calcext:value-type="float">
            <text:p>1.120914199</text:p>
          </table:table-cell>
          <table:table-cell office:value-type="float" office:value="1.126022531" calcext:value-type="float">
            <text:p>1.126022531</text:p>
          </table:table-cell>
          <table:table-cell office:value-type="float" office:value="1.128154584" calcext:value-type="float">
            <text:p>1.128154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53];[.B53]/[.D53];&quot;&quot;)" office:value-type="float" office:value="0.993142913407653" calcext:value-type="float">
            <text:p>0.993142913407653</text:p>
          </table:table-cell>
          <table:table-cell table:formula="of:=IF([.E53];[.C53]/[.E53];&quot;&quot;)" office:value-type="float" office:value="0.993582098497239" calcext:value-type="float">
            <text:p>0.99358209849723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632013" calcext:value-type="float">
            <text:p>1.148632013</text:p>
          </table:table-cell>
          <table:table-cell office:value-type="float" office:value="1.10493377" calcext:value-type="float">
            <text:p>1.10493377</text:p>
          </table:table-cell>
          <table:table-cell office:value-type="float" office:value="1.345458939" calcext:value-type="float">
            <text:p>1.345458939</text:p>
          </table:table-cell>
          <table:table-cell office:value-type="float" office:value="1.318734877" calcext:value-type="float">
            <text:p>1.3187348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4];[.B54]/[.D54];&quot;&quot;)" office:value-type="float" office:value="0.853710194867567" calcext:value-type="float">
            <text:p>0.853710194867567</text:p>
          </table:table-cell>
          <table:table-cell table:formula="of:=IF([.E54];[.C54]/[.E54];&quot;&quot;)" office:value-type="float" office:value="0.837874078612088" calcext:value-type="float">
            <text:p>0.83787407861208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6662239" calcext:value-type="float">
            <text:p>1.086662239</text:p>
          </table:table-cell>
          <table:table-cell office:value-type="float" office:value="1.114459386" calcext:value-type="float">
            <text:p>1.114459386</text:p>
          </table:table-cell>
          <table:table-cell office:value-type="float" office:value="1.094332584" calcext:value-type="float">
            <text:p>1.094332584</text:p>
          </table:table-cell>
          <table:table-cell office:value-type="float" office:value="1.084802631" calcext:value-type="float">
            <text:p>1.084802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55];[.B55]/[.D55];&quot;&quot;)" office:value-type="float" office:value="0.992990846556023" calcext:value-type="float">
            <text:p>0.992990846556023</text:p>
          </table:table-cell>
          <table:table-cell table:formula="of:=IF([.E55];[.C55]/[.E55];&quot;&quot;)" office:value-type="float" office:value="1.02733838778826" calcext:value-type="float">
            <text:p>1.0273383877882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4686612" calcext:value-type="float">
            <text:p>1.124686612</text:p>
          </table:table-cell>
          <table:table-cell office:value-type="float" office:value="1.109199826" calcext:value-type="float">
            <text:p>1.109199826</text:p>
          </table:table-cell>
          <table:table-cell office:value-type="float" office:value="1.249053132" calcext:value-type="float">
            <text:p>1.249053132</text:p>
          </table:table-cell>
          <table:table-cell office:value-type="float" office:value="1.273546467" calcext:value-type="float">
            <text:p>1.2735464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6];[.B56]/[.D56];&quot;&quot;)" office:value-type="float" office:value="0.90043136131378" calcext:value-type="float">
            <text:p>0.90043136131378</text:p>
          </table:table-cell>
          <table:table-cell table:formula="of:=IF([.E56];[.C56]/[.E56];&quot;&quot;)" office:value-type="float" office:value="0.870953557440947" calcext:value-type="float">
            <text:p>0.87095355744094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0085171" calcext:value-type="float">
            <text:p>1.140085171</text:p>
          </table:table-cell>
          <table:table-cell office:value-type="float" office:value="1.101555573" calcext:value-type="float">
            <text:p>1.101555573</text:p>
          </table:table-cell>
          <table:table-cell office:value-type="float" office:value="1.150249417" calcext:value-type="float">
            <text:p>1.150249417</text:p>
          </table:table-cell>
          <table:table-cell office:value-type="float" office:value="1.100887562" calcext:value-type="float">
            <text:p>1.100887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57];[.B57]/[.D57];&quot;&quot;)" office:value-type="float" office:value="0.991163441728569" calcext:value-type="float">
            <text:p>0.991163441728569</text:p>
          </table:table-cell>
          <table:table-cell table:formula="of:=IF([.E57];[.C57]/[.E57];&quot;&quot;)" office:value-type="float" office:value="1.00060679312135" calcext:value-type="float">
            <text:p>1.0006067931213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5577457" calcext:value-type="float">
            <text:p>1.105577457</text:p>
          </table:table-cell>
          <table:table-cell office:value-type="float" office:value="1.128441218" calcext:value-type="float">
            <text:p>1.128441218</text:p>
          </table:table-cell>
          <table:table-cell office:value-type="float" office:value="1.348481004" calcext:value-type="float">
            <text:p>1.348481004</text:p>
          </table:table-cell>
          <table:table-cell office:value-type="float" office:value="1.366559889" calcext:value-type="float">
            <text:p>1.3665598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8];[.B58]/[.D58];&quot;&quot;)" office:value-type="float" office:value="0.819868766204733" calcext:value-type="float">
            <text:p>0.819868766204733</text:p>
          </table:table-cell>
          <table:table-cell table:formula="of:=IF([.E58];[.C58]/[.E58];&quot;&quot;)" office:value-type="float" office:value="0.82575321219603" calcext:value-type="float">
            <text:p>0.8257532121960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1309385" calcext:value-type="float">
            <text:p>1.151309385</text:p>
          </table:table-cell>
          <table:table-cell office:value-type="float" office:value="1.123565237" calcext:value-type="float">
            <text:p>1.123565237</text:p>
          </table:table-cell>
          <table:table-cell office:value-type="float" office:value="1.254077608" calcext:value-type="float">
            <text:p>1.254077608</text:p>
          </table:table-cell>
          <table:table-cell office:value-type="float" office:value="1.221761313" calcext:value-type="float">
            <text:p>1.2217613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9];[.B59]/[.D59];&quot;&quot;)" office:value-type="float" office:value="0.918052740640275" calcext:value-type="float">
            <text:p>0.918052740640275</text:p>
          </table:table-cell>
          <table:table-cell table:formula="of:=IF([.E59];[.C59]/[.E59];&quot;&quot;)" office:value-type="float" office:value="0.91962744690378" calcext:value-type="float">
            <text:p>0.9196274469037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6831412" calcext:value-type="float">
            <text:p>1.086831412</text:p>
          </table:table-cell>
          <table:table-cell office:value-type="float" office:value="1.133724282" calcext:value-type="float">
            <text:p>1.133724282</text:p>
          </table:table-cell>
          <table:table-cell office:value-type="float" office:value="1.293701874" calcext:value-type="float">
            <text:p>1.293701874</text:p>
          </table:table-cell>
          <table:table-cell office:value-type="float" office:value="1.290033284" calcext:value-type="float">
            <text:p>1.2900332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0];[.B60]/[.D60];&quot;&quot;)" office:value-type="float" office:value="0.840094177679146" calcext:value-type="float">
            <text:p>0.840094177679146</text:p>
          </table:table-cell>
          <table:table-cell table:formula="of:=IF([.E60];[.C60]/[.E60];&quot;&quot;)" office:value-type="float" office:value="0.878833357294989" calcext:value-type="float">
            <text:p>0.87883335729498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9351251" calcext:value-type="float">
            <text:p>1.139351251</text:p>
          </table:table-cell>
          <table:table-cell office:value-type="float" office:value="1.104602093" calcext:value-type="float">
            <text:p>1.104602093</text:p>
          </table:table-cell>
          <table:table-cell office:value-type="float" office:value="1.116738605" calcext:value-type="float">
            <text:p>1.116738605</text:p>
          </table:table-cell>
          <table:table-cell office:value-type="float" office:value="1.151425241" calcext:value-type="float">
            <text:p>1.151425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1];[.B61]/[.D61];&quot;&quot;)" office:value-type="float" office:value="1.02024882626852" calcext:value-type="float">
            <text:p>1.02024882626852</text:p>
          </table:table-cell>
          <table:table-cell table:formula="of:=IF([.E61];[.C61]/[.E61];&quot;&quot;)" office:value-type="float" office:value="0.959334617365749" calcext:value-type="float">
            <text:p>0.95933461736574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9776815" calcext:value-type="float">
            <text:p>1.139776815</text:p>
          </table:table-cell>
          <table:table-cell office:value-type="float" office:value="1.117077361" calcext:value-type="float">
            <text:p>1.117077361</text:p>
          </table:table-cell>
          <table:table-cell office:value-type="float" office:value="1.375326559" calcext:value-type="float">
            <text:p>1.375326559</text:p>
          </table:table-cell>
          <table:table-cell office:value-type="float" office:value="1.325371147" calcext:value-type="float">
            <text:p>1.3253711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2];[.B62]/[.D62];&quot;&quot;)" office:value-type="float" office:value="0.82873177104115" calcext:value-type="float">
            <text:p>0.82873177104115</text:p>
          </table:table-cell>
          <table:table-cell table:formula="of:=IF([.E62];[.C62]/[.E62];&quot;&quot;)" office:value-type="float" office:value="0.84284116455117" calcext:value-type="float">
            <text:p>0.8428411645511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189452" calcext:value-type="float">
            <text:p>1.115189452</text:p>
          </table:table-cell>
          <table:table-cell office:value-type="float" office:value="1.114839633" calcext:value-type="float">
            <text:p>1.114839633</text:p>
          </table:table-cell>
          <table:table-cell office:value-type="float" office:value="1.264133055" calcext:value-type="float">
            <text:p>1.264133055</text:p>
          </table:table-cell>
          <table:table-cell office:value-type="float" office:value="1.285963728" calcext:value-type="float">
            <text:p>1.2859637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3];[.B63]/[.D63];&quot;&quot;)" office:value-type="float" office:value="0.882177273657321" calcext:value-type="float">
            <text:p>0.882177273657321</text:p>
          </table:table-cell>
          <table:table-cell table:formula="of:=IF([.E63];[.C63]/[.E63];&quot;&quot;)" office:value-type="float" office:value="0.86692929880212" calcext:value-type="float">
            <text:p>0.8669292988021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6278685" calcext:value-type="float">
            <text:p>1.156278685</text:p>
          </table:table-cell>
          <table:table-cell office:value-type="float" office:value="1.102704334" calcext:value-type="float">
            <text:p>1.102704334</text:p>
          </table:table-cell>
          <table:table-cell office:value-type="float" office:value="1.125702764" calcext:value-type="float">
            <text:p>1.125702764</text:p>
          </table:table-cell>
          <table:table-cell office:value-type="float" office:value="1.083062" calcext:value-type="float">
            <text:p>1.0830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4];[.B64]/[.D64];&quot;&quot;)" office:value-type="float" office:value="1.0271616291421" calcext:value-type="float">
            <text:p>1.0271616291421</text:p>
          </table:table-cell>
          <table:table-cell table:formula="of:=IF([.E64];[.C64]/[.E64];&quot;&quot;)" office:value-type="float" office:value="1.01813592758309" calcext:value-type="float">
            <text:p>1.0181359275830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2958379" calcext:value-type="float">
            <text:p>1.112958379</text:p>
          </table:table-cell>
          <table:table-cell office:value-type="float" office:value="1.109367879" calcext:value-type="float">
            <text:p>1.109367879</text:p>
          </table:table-cell>
          <table:table-cell office:value-type="float" office:value="1.119820406" calcext:value-type="float">
            <text:p>1.119820406</text:p>
          </table:table-cell>
          <table:table-cell office:value-type="float" office:value="1.060317473" calcext:value-type="float">
            <text:p>1.060317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65];[.B65]/[.D65];&quot;&quot;)" office:value-type="float" office:value="0.993872207576114" calcext:value-type="float">
            <text:p>0.993872207576114</text:p>
          </table:table-cell>
          <table:table-cell table:formula="of:=IF([.E65];[.C65]/[.E65];&quot;&quot;)" office:value-type="float" office:value="1.04626011288979" calcext:value-type="float">
            <text:p>1.0462601128897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2719626" calcext:value-type="float">
            <text:p>1.112719626</text:p>
          </table:table-cell>
          <table:table-cell office:value-type="float" office:value="1.128834586" calcext:value-type="float">
            <text:p>1.128834586</text:p>
          </table:table-cell>
          <table:table-cell office:value-type="float" office:value="1.281483587" calcext:value-type="float">
            <text:p>1.281483587</text:p>
          </table:table-cell>
          <table:table-cell office:value-type="float" office:value="1.293851488" calcext:value-type="float">
            <text:p>1.2938514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6];[.B66]/[.D66];&quot;&quot;)" office:value-type="float" office:value="0.868305795944619" calcext:value-type="float">
            <text:p>0.868305795944619</text:p>
          </table:table-cell>
          <table:table-cell table:formula="of:=IF([.E66];[.C66]/[.E66];&quot;&quot;)" office:value-type="float" office:value="0.872460708566268" calcext:value-type="float">
            <text:p>0.87246070856626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9134762" calcext:value-type="float">
            <text:p>1.109134762</text:p>
          </table:table-cell>
          <table:table-cell office:value-type="float" office:value="1.083809077" calcext:value-type="float">
            <text:p>1.083809077</text:p>
          </table:table-cell>
          <table:table-cell office:value-type="float" office:value="1.130590975" calcext:value-type="float">
            <text:p>1.130590975</text:p>
          </table:table-cell>
          <table:table-cell office:value-type="float" office:value="1.097290454" calcext:value-type="float">
            <text:p>1.097290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7];[.B67]/[.D67];&quot;&quot;)" office:value-type="float" office:value="0.981022126061107" calcext:value-type="float">
            <text:p>0.981022126061107</text:p>
          </table:table-cell>
          <table:table-cell table:formula="of:=IF([.E67];[.C67]/[.E67];&quot;&quot;)" office:value-type="float" office:value="0.987713939412436" calcext:value-type="float">
            <text:p>0.98771393941243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0184094" calcext:value-type="float">
            <text:p>1.130184094</text:p>
          </table:table-cell>
          <table:table-cell office:value-type="float" office:value="1.111628229" calcext:value-type="float">
            <text:p>1.111628229</text:p>
          </table:table-cell>
          <table:table-cell office:value-type="float" office:value="1.109480244" calcext:value-type="float">
            <text:p>1.109480244</text:p>
          </table:table-cell>
          <table:table-cell office:value-type="float" office:value="1.085749385" calcext:value-type="float">
            <text:p>1.0857493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8];[.B68]/[.D68];&quot;&quot;)" office:value-type="float" office:value="1.01866085503727" calcext:value-type="float">
            <text:p>1.01866085503727</text:p>
          </table:table-cell>
          <table:table-cell table:formula="of:=IF([.E68];[.C68]/[.E68];&quot;&quot;)" office:value-type="float" office:value="1.02383500682342" calcext:value-type="float">
            <text:p>1.0238350068234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9647651" calcext:value-type="float">
            <text:p>1.139647651</text:p>
          </table:table-cell>
          <table:table-cell office:value-type="float" office:value="1.123417019" calcext:value-type="float">
            <text:p>1.123417019</text:p>
          </table:table-cell>
          <table:table-cell office:value-type="float" office:value="1.363963663" calcext:value-type="float">
            <text:p>1.363963663</text:p>
          </table:table-cell>
          <table:table-cell office:value-type="float" office:value="1.356288005" calcext:value-type="float">
            <text:p>1.356288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9];[.B69]/[.D69];&quot;&quot;)" office:value-type="float" office:value="0.835541064556938" calcext:value-type="float">
            <text:p>0.835541064556938</text:p>
          </table:table-cell>
          <table:table-cell table:formula="of:=IF([.E69];[.C69]/[.E69];&quot;&quot;)" office:value-type="float" office:value="0.828302701829174" calcext:value-type="float">
            <text:p>0.82830270182917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1133492" calcext:value-type="float">
            <text:p>1.141133492</text:p>
          </table:table-cell>
          <table:table-cell office:value-type="float" office:value="1.077903742" calcext:value-type="float">
            <text:p>1.077903742</text:p>
          </table:table-cell>
          <table:table-cell office:value-type="float" office:value="1.118230729" calcext:value-type="float">
            <text:p>1.118230729</text:p>
          </table:table-cell>
          <table:table-cell office:value-type="float" office:value="1.114552589" calcext:value-type="float">
            <text:p>1.114552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0];[.B70]/[.D70];&quot;&quot;)" office:value-type="float" office:value="1.02048124989418" calcext:value-type="float">
            <text:p>1.02048124989418</text:p>
          </table:table-cell>
          <table:table-cell table:formula="of:=IF([.E70];[.C70]/[.E70];&quot;&quot;)" office:value-type="float" office:value="0.967117884466194" calcext:value-type="float">
            <text:p>0.96711788446619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8811335" calcext:value-type="float">
            <text:p>1.158811335</text:p>
          </table:table-cell>
          <table:table-cell office:value-type="float" office:value="1.110555989" calcext:value-type="float">
            <text:p>1.110555989</text:p>
          </table:table-cell>
          <table:table-cell office:value-type="float" office:value="1.340242884" calcext:value-type="float">
            <text:p>1.340242884</text:p>
          </table:table-cell>
          <table:table-cell office:value-type="float" office:value="1.319845155" calcext:value-type="float">
            <text:p>1.3198451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1];[.B71]/[.D71];&quot;&quot;)" office:value-type="float" office:value="0.864627858751608" calcext:value-type="float">
            <text:p>0.864627858751608</text:p>
          </table:table-cell>
          <table:table-cell table:formula="of:=IF([.E71];[.C71]/[.E71];&quot;&quot;)" office:value-type="float" office:value="0.841429000055692" calcext:value-type="float">
            <text:p>0.8414290000556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6687058" calcext:value-type="float">
            <text:p>1.096687058</text:p>
          </table:table-cell>
          <table:table-cell office:value-type="float" office:value="1.107134105" calcext:value-type="float">
            <text:p>1.107134105</text:p>
          </table:table-cell>
          <table:table-cell office:value-type="float" office:value="1.119779855" calcext:value-type="float">
            <text:p>1.119779855</text:p>
          </table:table-cell>
          <table:table-cell office:value-type="float" office:value="1.12440723" calcext:value-type="float">
            <text:p>1.12440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2];[.B72]/[.D72];&quot;&quot;)" office:value-type="float" office:value="0.979377377707871" calcext:value-type="float">
            <text:p>0.979377377707871</text:p>
          </table:table-cell>
          <table:table-cell table:formula="of:=IF([.E72];[.C72]/[.E72];&quot;&quot;)" office:value-type="float" office:value="0.984638016779739" calcext:value-type="float">
            <text:p>0.98463801677973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5010987" calcext:value-type="float">
            <text:p>1.145010987</text:p>
          </table:table-cell>
          <table:table-cell office:value-type="float" office:value="1.075311827" calcext:value-type="float">
            <text:p>1.075311827</text:p>
          </table:table-cell>
          <table:table-cell office:value-type="float" office:value="1.101390986" calcext:value-type="float">
            <text:p>1.101390986</text:p>
          </table:table-cell>
          <table:table-cell office:value-type="float" office:value="1.099632641" calcext:value-type="float">
            <text:p>1.099632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3];[.B73]/[.D73];&quot;&quot;)" office:value-type="float" office:value="1.03960446522122" calcext:value-type="float">
            <text:p>1.03960446522122</text:p>
          </table:table-cell>
          <table:table-cell table:formula="of:=IF([.E73];[.C73]/[.E73];&quot;&quot;)" office:value-type="float" office:value="0.977882782764721" calcext:value-type="float">
            <text:p>0.9778827827647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5176093" calcext:value-type="float">
            <text:p>1.125176093</text:p>
          </table:table-cell>
          <table:table-cell office:value-type="float" office:value="1.104424485" calcext:value-type="float">
            <text:p>1.104424485</text:p>
          </table:table-cell>
          <table:table-cell office:value-type="float" office:value="1.334052178" calcext:value-type="float">
            <text:p>1.334052178</text:p>
          </table:table-cell>
          <table:table-cell office:value-type="float" office:value="1.326018211" calcext:value-type="float">
            <text:p>1.3260182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4];[.B74]/[.D74];&quot;&quot;)" office:value-type="float" office:value="0.843427349810901" calcext:value-type="float">
            <text:p>0.843427349810901</text:p>
          </table:table-cell>
          <table:table-cell table:formula="of:=IF([.E74];[.C74]/[.E74];&quot;&quot;)" office:value-type="float" office:value="0.832887871251114" calcext:value-type="float">
            <text:p>0.83288787125111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9144858" calcext:value-type="float">
            <text:p>1.099144858</text:p>
          </table:table-cell>
          <table:table-cell office:value-type="float" office:value="1.118302549" calcext:value-type="float">
            <text:p>1.118302549</text:p>
          </table:table-cell>
          <table:table-cell office:value-type="float" office:value="1.352979496" calcext:value-type="float">
            <text:p>1.352979496</text:p>
          </table:table-cell>
          <table:table-cell office:value-type="float" office:value="1.323623003" calcext:value-type="float">
            <text:p>1.323623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5];[.B75]/[.D75];&quot;&quot;)" office:value-type="float" office:value="0.812388407399782" calcext:value-type="float">
            <text:p>0.812388407399782</text:p>
          </table:table-cell>
          <table:table-cell table:formula="of:=IF([.E75];[.C75]/[.E75];&quot;&quot;)" office:value-type="float" office:value="0.844879959373145" calcext:value-type="float">
            <text:p>0.84487995937314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7135158" calcext:value-type="float">
            <text:p>1.157135158</text:p>
          </table:table-cell>
          <table:table-cell office:value-type="float" office:value="1.09015586" calcext:value-type="float">
            <text:p>1.09015586</text:p>
          </table:table-cell>
          <table:table-cell office:value-type="float" office:value="1.232783155" calcext:value-type="float">
            <text:p>1.232783155</text:p>
          </table:table-cell>
          <table:table-cell office:value-type="float" office:value="1.236973552" calcext:value-type="float">
            <text:p>1.2369735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6];[.B76]/[.D76];&quot;&quot;)" office:value-type="float" office:value="0.938636412500299" calcext:value-type="float">
            <text:p>0.938636412500299</text:p>
          </table:table-cell>
          <table:table-cell table:formula="of:=IF([.E76];[.C76]/[.E76];&quot;&quot;)" office:value-type="float" office:value="0.881308948147988" calcext:value-type="float">
            <text:p>0.88130894814798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831608" calcext:value-type="float">
            <text:p>1.148831608</text:p>
          </table:table-cell>
          <table:table-cell office:value-type="float" office:value="1.12830053" calcext:value-type="float">
            <text:p>1.12830053</text:p>
          </table:table-cell>
          <table:table-cell office:value-type="float" office:value="1.172865534" calcext:value-type="float">
            <text:p>1.172865534</text:p>
          </table:table-cell>
          <table:table-cell office:value-type="float" office:value="1.126843722" calcext:value-type="float">
            <text:p>1.126843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7];[.B77]/[.D77];&quot;&quot;)" office:value-type="float" office:value="0.979508370479578" calcext:value-type="float">
            <text:p>0.979508370479578</text:p>
          </table:table-cell>
          <table:table-cell table:formula="of:=IF([.E77];[.C77]/[.E77];&quot;&quot;)" office:value-type="float" office:value="1.00129282168553" calcext:value-type="float">
            <text:p>1.0012928216855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0442711" calcext:value-type="float">
            <text:p>1.120442711</text:p>
          </table:table-cell>
          <table:table-cell office:value-type="float" office:value="1.112117835" calcext:value-type="float">
            <text:p>1.112117835</text:p>
          </table:table-cell>
          <table:table-cell office:value-type="float" office:value="1.243754573" calcext:value-type="float">
            <text:p>1.243754573</text:p>
          </table:table-cell>
          <table:table-cell office:value-type="float" office:value="1.255643036" calcext:value-type="float">
            <text:p>1.2556430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8];[.B78]/[.D78];&quot;&quot;)" office:value-type="float" office:value="0.900855148855802" calcext:value-type="float">
            <text:p>0.900855148855802</text:p>
          </table:table-cell>
          <table:table-cell table:formula="of:=IF([.E78];[.C78]/[.E78];&quot;&quot;)" office:value-type="float" office:value="0.885695857114601" calcext:value-type="float">
            <text:p>0.88569585711460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9576949" calcext:value-type="float">
            <text:p>1.139576949</text:p>
          </table:table-cell>
          <table:table-cell office:value-type="float" office:value="1.101569784" calcext:value-type="float">
            <text:p>1.101569784</text:p>
          </table:table-cell>
          <table:table-cell office:value-type="float" office:value="1.288307763" calcext:value-type="float">
            <text:p>1.288307763</text:p>
          </table:table-cell>
          <table:table-cell office:value-type="float" office:value="1.255112044" calcext:value-type="float">
            <text:p>1.2551120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9];[.B79]/[.D79];&quot;&quot;)" office:value-type="float" office:value="0.884553351092397" calcext:value-type="float">
            <text:p>0.884553351092397</text:p>
          </table:table-cell>
          <table:table-cell table:formula="of:=IF([.E79];[.C79]/[.E79];&quot;&quot;)" office:value-type="float" office:value="0.877666491422817" calcext:value-type="float">
            <text:p>0.87766649142281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7083413" calcext:value-type="float">
            <text:p>1.137083413</text:p>
          </table:table-cell>
          <table:table-cell office:value-type="float" office:value="1.099594816" calcext:value-type="float">
            <text:p>1.099594816</text:p>
          </table:table-cell>
          <table:table-cell office:value-type="float" office:value="1.256216727" calcext:value-type="float">
            <text:p>1.256216727</text:p>
          </table:table-cell>
          <table:table-cell office:value-type="float" office:value="1.281437329" calcext:value-type="float">
            <text:p>1.2814373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0];[.B80]/[.D80];&quot;&quot;)" office:value-type="float" office:value="0.905164999446787" calcext:value-type="float">
            <text:p>0.905164999446787</text:p>
          </table:table-cell>
          <table:table-cell table:formula="of:=IF([.E80];[.C80]/[.E80];&quot;&quot;)" office:value-type="float" office:value="0.858094883858343" calcext:value-type="float">
            <text:p>0.85809488385834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2100125" calcext:value-type="float">
            <text:p>1.102100125</text:p>
          </table:table-cell>
          <table:table-cell office:value-type="float" office:value="1.079930312" calcext:value-type="float">
            <text:p>1.079930312</text:p>
          </table:table-cell>
          <table:table-cell office:value-type="float" office:value="1.086132432" calcext:value-type="float">
            <text:p>1.086132432</text:p>
          </table:table-cell>
          <table:table-cell office:value-type="float" office:value="1.112423511" calcext:value-type="float">
            <text:p>1.112423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1];[.B81]/[.D81];&quot;&quot;)" office:value-type="float" office:value="1.01470142362897" calcext:value-type="float">
            <text:p>1.01470142362897</text:p>
          </table:table-cell>
          <table:table-cell table:formula="of:=IF([.E81];[.C81]/[.E81];&quot;&quot;)" office:value-type="float" office:value="0.970790621846179" calcext:value-type="float">
            <text:p>0.97079062184617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7497244" calcext:value-type="float">
            <text:p>1.137497244</text:p>
          </table:table-cell>
          <table:table-cell office:value-type="float" office:value="1.104631443" calcext:value-type="float">
            <text:p>1.104631443</text:p>
          </table:table-cell>
          <table:table-cell office:value-type="float" office:value="1.124398002" calcext:value-type="float">
            <text:p>1.124398002</text:p>
          </table:table-cell>
          <table:table-cell office:value-type="float" office:value="1.089644838" calcext:value-type="float">
            <text:p>1.089644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82];[.B82]/[.D82];&quot;&quot;)" office:value-type="float" office:value="1.01165000469291" calcext:value-type="float">
            <text:p>1.01165000469291</text:p>
          </table:table-cell>
          <table:table-cell table:formula="of:=IF([.E82];[.C82]/[.E82];&quot;&quot;)" office:value-type="float" office:value="1.01375366034634" calcext:value-type="float">
            <text:p>1.0137536603463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5553477" calcext:value-type="float">
            <text:p>1.135553477</text:p>
          </table:table-cell>
          <table:table-cell office:value-type="float" office:value="1.160546099" calcext:value-type="float">
            <text:p>1.160546099</text:p>
          </table:table-cell>
          <table:table-cell office:value-type="float" office:value="1.138897304" calcext:value-type="float">
            <text:p>1.138897304</text:p>
          </table:table-cell>
          <table:table-cell office:value-type="float" office:value="1.12038736" calcext:value-type="float">
            <text:p>1.120387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3];[.B83]/[.D83];&quot;&quot;)" office:value-type="float" office:value="0.997063978474393" calcext:value-type="float">
            <text:p>0.997063978474393</text:p>
          </table:table-cell>
          <table:table-cell table:formula="of:=IF([.E83];[.C83]/[.E83];&quot;&quot;)" office:value-type="float" office:value="1.03584362019222" calcext:value-type="float">
            <text:p>1.0358436201922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9664002" calcext:value-type="float">
            <text:p>1.109664002</text:p>
          </table:table-cell>
          <table:table-cell office:value-type="float" office:value="1.096086453" calcext:value-type="float">
            <text:p>1.096086453</text:p>
          </table:table-cell>
          <table:table-cell office:value-type="float" office:value="1.144361584" calcext:value-type="float">
            <text:p>1.144361584</text:p>
          </table:table-cell>
          <table:table-cell office:value-type="float" office:value="1.144404392" calcext:value-type="float">
            <text:p>1.144404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4];[.B84]/[.D84];&quot;&quot;)" office:value-type="float" office:value="0.969679529193283" calcext:value-type="float">
            <text:p>0.969679529193283</text:p>
          </table:table-cell>
          <table:table-cell table:formula="of:=IF([.E84];[.C84]/[.E84];&quot;&quot;)" office:value-type="float" office:value="0.957778964029002" calcext:value-type="float">
            <text:p>0.95777896402900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4079604" calcext:value-type="float">
            <text:p>1.124079604</text:p>
          </table:table-cell>
          <table:table-cell office:value-type="float" office:value="1.084826344" calcext:value-type="float">
            <text:p>1.084826344</text:p>
          </table:table-cell>
          <table:table-cell office:value-type="float" office:value="1.241049613" calcext:value-type="float">
            <text:p>1.241049613</text:p>
          </table:table-cell>
          <table:table-cell office:value-type="float" office:value="1.222723659" calcext:value-type="float">
            <text:p>1.2227236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5];[.B85]/[.D85];&quot;&quot;)" office:value-type="float" office:value="0.905749127371913" calcext:value-type="float">
            <text:p>0.905749127371913</text:p>
          </table:table-cell>
          <table:table-cell table:formula="of:=IF([.E85];[.C85]/[.E85];&quot;&quot;)" office:value-type="float" office:value="0.887221193452019" calcext:value-type="float">
            <text:p>0.88722119345201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9874002" calcext:value-type="float">
            <text:p>1.139874002</text:p>
          </table:table-cell>
          <table:table-cell office:value-type="float" office:value="1.142097234" calcext:value-type="float">
            <text:p>1.142097234</text:p>
          </table:table-cell>
          <table:table-cell office:value-type="float" office:value="1.145335554" calcext:value-type="float">
            <text:p>1.145335554</text:p>
          </table:table-cell>
          <table:table-cell office:value-type="float" office:value="1.138113115" calcext:value-type="float">
            <text:p>1.138113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6];[.B86]/[.D86];&quot;&quot;)" office:value-type="float" office:value="0.995231483052346" calcext:value-type="float">
            <text:p>0.995231483052346</text:p>
          </table:table-cell>
          <table:table-cell table:formula="of:=IF([.E86];[.C86]/[.E86];&quot;&quot;)" office:value-type="float" office:value="1.00350063534766" calcext:value-type="float">
            <text:p>1.0035006353476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016341" calcext:value-type="float">
            <text:p>1.11016341</text:p>
          </table:table-cell>
          <table:table-cell office:value-type="float" office:value="1.111044047" calcext:value-type="float">
            <text:p>1.111044047</text:p>
          </table:table-cell>
          <table:table-cell office:value-type="float" office:value="1.2592313" calcext:value-type="float">
            <text:p>1.2592313</text:p>
          </table:table-cell>
          <table:table-cell office:value-type="float" office:value="1.257396695" calcext:value-type="float">
            <text:p>1.2573966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7];[.B87]/[.D87];&quot;&quot;)" office:value-type="float" office:value="0.881619929555436" calcext:value-type="float">
            <text:p>0.881619929555436</text:p>
          </table:table-cell>
          <table:table-cell table:formula="of:=IF([.E87];[.C87]/[.E87];&quot;&quot;)" office:value-type="float" office:value="0.883606622649823" calcext:value-type="float">
            <text:p>0.88360662264982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5723675" calcext:value-type="float">
            <text:p>1.175723675</text:p>
          </table:table-cell>
          <table:table-cell office:value-type="float" office:value="1.081728744" calcext:value-type="float">
            <text:p>1.081728744</text:p>
          </table:table-cell>
          <table:table-cell office:value-type="float" office:value="1.295133366" calcext:value-type="float">
            <text:p>1.295133366</text:p>
          </table:table-cell>
          <table:table-cell office:value-type="float" office:value="1.236558985" calcext:value-type="float">
            <text:p>1.236558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88];[.B88]/[.D88];&quot;&quot;)" office:value-type="float" office:value="0.907801239521151" calcext:value-type="float">
            <text:p>0.907801239521151</text:p>
          </table:table-cell>
          <table:table-cell table:formula="of:=IF([.E88];[.C88]/[.E88];&quot;&quot;)" office:value-type="float" office:value="0.874789441605165" calcext:value-type="float">
            <text:p>0.87478944160516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3076045" calcext:value-type="float">
            <text:p>1.103076045</text:p>
          </table:table-cell>
          <table:table-cell office:value-type="float" office:value="1.155903502" calcext:value-type="float">
            <text:p>1.155903502</text:p>
          </table:table-cell>
          <table:table-cell office:value-type="float" office:value="1.127773287" calcext:value-type="float">
            <text:p>1.127773287</text:p>
          </table:table-cell>
          <table:table-cell office:value-type="float" office:value="1.147053207" calcext:value-type="float">
            <text:p>1.147053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9];[.B89]/[.D89];&quot;&quot;)" office:value-type="float" office:value="0.978100880483082" calcext:value-type="float">
            <text:p>0.978100880483082</text:p>
          </table:table-cell>
          <table:table-cell table:formula="of:=IF([.E89];[.C89]/[.E89];&quot;&quot;)" office:value-type="float" office:value="1.0077156795744" calcext:value-type="float">
            <text:p>1.007715679574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9144492" calcext:value-type="float">
            <text:p>1.129144492</text:p>
          </table:table-cell>
          <table:table-cell office:value-type="float" office:value="1.111618515" calcext:value-type="float">
            <text:p>1.111618515</text:p>
          </table:table-cell>
          <table:table-cell office:value-type="float" office:value="1.24922619" calcext:value-type="float">
            <text:p>1.24922619</text:p>
          </table:table-cell>
          <table:table-cell office:value-type="float" office:value="1.244822433" calcext:value-type="float">
            <text:p>1.244822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90];[.B90]/[.D90];&quot;&quot;)" office:value-type="float" office:value="0.903875135695002" calcext:value-type="float">
            <text:p>0.903875135695002</text:p>
          </table:table-cell>
          <table:table-cell table:formula="of:=IF([.E90];[.C90]/[.E90];&quot;&quot;)" office:value-type="float" office:value="0.892993639519348" calcext:value-type="float">
            <text:p>0.89299363951934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7653093" calcext:value-type="float">
            <text:p>1.127653093</text:p>
          </table:table-cell>
          <table:table-cell office:value-type="float" office:value="1.104265484" calcext:value-type="float">
            <text:p>1.104265484</text:p>
          </table:table-cell>
          <table:table-cell office:value-type="float" office:value="1.268404948" calcext:value-type="float">
            <text:p>1.268404948</text:p>
          </table:table-cell>
          <table:table-cell office:value-type="float" office:value="1.276377351" calcext:value-type="float">
            <text:p>1.276377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91];[.B91]/[.D91];&quot;&quot;)" office:value-type="float" office:value="0.889032398350436" calcext:value-type="float">
            <text:p>0.889032398350436</text:p>
          </table:table-cell>
          <table:table-cell table:formula="of:=IF([.E91];[.C91]/[.E91];&quot;&quot;)" office:value-type="float" office:value="0.865155969067333" calcext:value-type="float">
            <text:p>0.86515596906733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6089128" calcext:value-type="float">
            <text:p>1.096089128</text:p>
          </table:table-cell>
          <table:table-cell office:value-type="float" office:value="1.106856393" calcext:value-type="float">
            <text:p>1.106856393</text:p>
          </table:table-cell>
          <table:table-cell office:value-type="float" office:value="1.233112933" calcext:value-type="float">
            <text:p>1.233112933</text:p>
          </table:table-cell>
          <table:table-cell office:value-type="float" office:value="1.260663137" calcext:value-type="float">
            <text:p>1.2606631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2];[.B92]/[.D92];&quot;&quot;)" office:value-type="float" office:value="0.888879760050331" calcext:value-type="float">
            <text:p>0.888879760050331</text:p>
          </table:table-cell>
          <table:table-cell table:formula="of:=IF([.E92];[.C92]/[.E92];&quot;&quot;)" office:value-type="float" office:value="0.877995366497339" calcext:value-type="float">
            <text:p>0.87799536649733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6213681" calcext:value-type="float">
            <text:p>1.126213681</text:p>
          </table:table-cell>
          <table:table-cell office:value-type="float" office:value="1.091574397" calcext:value-type="float">
            <text:p>1.091574397</text:p>
          </table:table-cell>
          <table:table-cell office:value-type="float" office:value="1.311675617" calcext:value-type="float">
            <text:p>1.311675617</text:p>
          </table:table-cell>
          <table:table-cell office:value-type="float" office:value="1.331397334" calcext:value-type="float">
            <text:p>1.3313973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3];[.B93]/[.D93];&quot;&quot;)" office:value-type="float" office:value="0.858606858588879" calcext:value-type="float">
            <text:p>0.858606858588879</text:p>
          </table:table-cell>
          <table:table-cell table:formula="of:=IF([.E93];[.C93]/[.E93];&quot;&quot;)" office:value-type="float" office:value="0.819871250395639" calcext:value-type="float">
            <text:p>0.81987125039563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1843635" calcext:value-type="float">
            <text:p>1.091843635</text:p>
          </table:table-cell>
          <table:table-cell office:value-type="float" office:value="1.140649583" calcext:value-type="float">
            <text:p>1.140649583</text:p>
          </table:table-cell>
          <table:table-cell office:value-type="float" office:value="1.17042235" calcext:value-type="float">
            <text:p>1.17042235</text:p>
          </table:table-cell>
          <table:table-cell office:value-type="float" office:value="1.122851427" calcext:value-type="float">
            <text:p>1.122851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94];[.B94]/[.D94];&quot;&quot;)" office:value-type="float" office:value="0.932862940459057" calcext:value-type="float">
            <text:p>0.932862940459057</text:p>
          </table:table-cell>
          <table:table-cell table:formula="of:=IF([.E94];[.C94]/[.E94];&quot;&quot;)" office:value-type="float" office:value="1.01585085575173" calcext:value-type="float">
            <text:p>1.0158508557517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0400405" calcext:value-type="float">
            <text:p>1.100400405</text:p>
          </table:table-cell>
          <table:table-cell office:value-type="float" office:value="1.141822456" calcext:value-type="float">
            <text:p>1.141822456</text:p>
          </table:table-cell>
          <table:table-cell office:value-type="float" office:value="1.144212318" calcext:value-type="float">
            <text:p>1.144212318</text:p>
          </table:table-cell>
          <table:table-cell office:value-type="float" office:value="1.139347143" calcext:value-type="float">
            <text:p>1.139347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95];[.B95]/[.D95];&quot;&quot;)" office:value-type="float" office:value="0.961709979598384" calcext:value-type="float">
            <text:p>0.961709979598384</text:p>
          </table:table-cell>
          <table:table-cell table:formula="of:=IF([.E95];[.C95]/[.E95];&quot;&quot;)" office:value-type="float" office:value="1.00217257138459" calcext:value-type="float">
            <text:p>1.0021725713845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363792" calcext:value-type="float">
            <text:p>1.13363792</text:p>
          </table:table-cell>
          <table:table-cell office:value-type="float" office:value="1.093113724" calcext:value-type="float">
            <text:p>1.093113724</text:p>
          </table:table-cell>
          <table:table-cell office:value-type="float" office:value="1.1168818" calcext:value-type="float">
            <text:p>1.1168818</text:p>
          </table:table-cell>
          <table:table-cell office:value-type="float" office:value="1.128334064" calcext:value-type="float">
            <text:p>1.128334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6];[.B96]/[.D96];&quot;&quot;)" office:value-type="float" office:value="1.01500259024724" calcext:value-type="float">
            <text:p>1.01500259024724</text:p>
          </table:table-cell>
          <table:table-cell table:formula="of:=IF([.E96];[.C96]/[.E96];&quot;&quot;)" office:value-type="float" office:value="0.968785538677134" calcext:value-type="float">
            <text:p>0.96878553867713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8988208" calcext:value-type="float">
            <text:p>1.158988208</text:p>
          </table:table-cell>
          <table:table-cell office:value-type="float" office:value="1.095480374" calcext:value-type="float">
            <text:p>1.095480374</text:p>
          </table:table-cell>
          <table:table-cell office:value-type="float" office:value="1.13224425" calcext:value-type="float">
            <text:p>1.13224425</text:p>
          </table:table-cell>
          <table:table-cell office:value-type="float" office:value="1.113262368" calcext:value-type="float">
            <text:p>1.113262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7];[.B97]/[.D97];&quot;&quot;)" office:value-type="float" office:value="1.02362030807399" calcext:value-type="float">
            <text:p>1.02362030807399</text:p>
          </table:table-cell>
          <table:table-cell table:formula="of:=IF([.E97];[.C97]/[.E97];&quot;&quot;)" office:value-type="float" office:value="0.984027130970082" calcext:value-type="float">
            <text:p>0.98402713097008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0273096" calcext:value-type="float">
            <text:p>1.120273096</text:p>
          </table:table-cell>
          <table:table-cell office:value-type="float" office:value="1.11218195" calcext:value-type="float">
            <text:p>1.11218195</text:p>
          </table:table-cell>
          <table:table-cell office:value-type="float" office:value="1.343414591" calcext:value-type="float">
            <text:p>1.343414591</text:p>
          </table:table-cell>
          <table:table-cell office:value-type="float" office:value="1.312888245" calcext:value-type="float">
            <text:p>1.3128882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8];[.B98]/[.D98];&quot;&quot;)" office:value-type="float" office:value="0.833899753289191" calcext:value-type="float">
            <text:p>0.833899753289191</text:p>
          </table:table-cell>
          <table:table-cell table:formula="of:=IF([.E98];[.C98]/[.E98];&quot;&quot;)" office:value-type="float" office:value="0.84712613905687" calcext:value-type="float">
            <text:p>0.8471261390568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7233152" calcext:value-type="float">
            <text:p>1.117233152</text:p>
          </table:table-cell>
          <table:table-cell office:value-type="float" office:value="1.104430081" calcext:value-type="float">
            <text:p>1.104430081</text:p>
          </table:table-cell>
          <table:table-cell office:value-type="float" office:value="1.257059566" calcext:value-type="float">
            <text:p>1.257059566</text:p>
          </table:table-cell>
          <table:table-cell office:value-type="float" office:value="1.221154587" calcext:value-type="float">
            <text:p>1.2211545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9];[.B99]/[.D99];&quot;&quot;)" office:value-type="float" office:value="0.888767073747403" calcext:value-type="float">
            <text:p>0.888767073747403</text:p>
          </table:table-cell>
          <table:table-cell table:formula="of:=IF([.E99];[.C99]/[.E99];&quot;&quot;)" office:value-type="float" office:value="0.904414635753237" calcext:value-type="float">
            <text:p>0.90441463575323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0243399" calcext:value-type="float">
            <text:p>1.120243399</text:p>
          </table:table-cell>
          <table:table-cell office:value-type="float" office:value="1.109779732" calcext:value-type="float">
            <text:p>1.109779732</text:p>
          </table:table-cell>
          <table:table-cell office:value-type="float" office:value="1.313658617" calcext:value-type="float">
            <text:p>1.313658617</text:p>
          </table:table-cell>
          <table:table-cell office:value-type="float" office:value="1.297115298" calcext:value-type="float">
            <text:p>1.2971152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0];[.B100]/[.D100];&quot;&quot;)" office:value-type="float" office:value="0.852765996053296" calcext:value-type="float">
            <text:p>0.852765996053296</text:p>
          </table:table-cell>
          <table:table-cell table:formula="of:=IF([.E100];[.C100]/[.E100];&quot;&quot;)" office:value-type="float" office:value="0.855575239696232" calcext:value-type="float">
            <text:p>0.85557523969623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7053879" calcext:value-type="float">
            <text:p>1.097053879</text:p>
          </table:table-cell>
          <table:table-cell office:value-type="float" office:value="1.128337261" calcext:value-type="float">
            <text:p>1.128337261</text:p>
          </table:table-cell>
          <table:table-cell office:value-type="float" office:value="1.124190153" calcext:value-type="float">
            <text:p>1.124190153</text:p>
          </table:table-cell>
          <table:table-cell office:value-type="float" office:value="1.119998555" calcext:value-type="float">
            <text:p>1.119998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1];[.B101]/[.D101];&quot;&quot;)" office:value-type="float" office:value="0.975861491111993" calcext:value-type="float">
            <text:p>0.975861491111993</text:p>
          </table:table-cell>
          <table:table-cell table:formula="of:=IF([.E101];[.C101]/[.E101];&quot;&quot;)" office:value-type="float" office:value="1.00744528282003" calcext:value-type="float">
            <text:p>1.0074452828200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4425073" calcext:value-type="float">
            <text:p>1.114425073</text:p>
          </table:table-cell>
          <table:table-cell office:value-type="float" office:value="1.096661177" calcext:value-type="float">
            <text:p>1.096661177</text:p>
          </table:table-cell>
          <table:table-cell office:value-type="float" office:value="1.228134687" calcext:value-type="float">
            <text:p>1.228134687</text:p>
          </table:table-cell>
          <table:table-cell office:value-type="float" office:value="1.211334529" calcext:value-type="float">
            <text:p>1.2113345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2];[.B102]/[.D102];&quot;&quot;)" office:value-type="float" office:value="0.907412749429168" calcext:value-type="float">
            <text:p>0.907412749429168</text:p>
          </table:table-cell>
          <table:table-cell table:formula="of:=IF([.E102];[.C102]/[.E102];&quot;&quot;)" office:value-type="float" office:value="0.905333044460751" calcext:value-type="float">
            <text:p>0.90533304446075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8807197" calcext:value-type="float">
            <text:p>1.108807197</text:p>
          </table:table-cell>
          <table:table-cell office:value-type="float" office:value="1.126301342" calcext:value-type="float">
            <text:p>1.126301342</text:p>
          </table:table-cell>
          <table:table-cell office:value-type="float" office:value="1.130448309" calcext:value-type="float">
            <text:p>1.130448309</text:p>
          </table:table-cell>
          <table:table-cell office:value-type="float" office:value="1.107869368" calcext:value-type="float">
            <text:p>1.107869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03];[.B103]/[.D103];&quot;&quot;)" office:value-type="float" office:value="0.980856168453077" calcext:value-type="float">
            <text:p>0.980856168453077</text:p>
          </table:table-cell>
          <table:table-cell table:formula="of:=IF([.E103];[.C103]/[.E103];&quot;&quot;)" office:value-type="float" office:value="1.01663731711734" calcext:value-type="float">
            <text:p>1.0166373171173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1864277" calcext:value-type="float">
            <text:p>1.091864277</text:p>
          </table:table-cell>
          <table:table-cell office:value-type="float" office:value="1.128094454" calcext:value-type="float">
            <text:p>1.128094454</text:p>
          </table:table-cell>
          <table:table-cell office:value-type="float" office:value="1.243150785" calcext:value-type="float">
            <text:p>1.243150785</text:p>
          </table:table-cell>
          <table:table-cell office:value-type="float" office:value="1.238795217" calcext:value-type="float">
            <text:p>1.2387952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4];[.B104]/[.D104];&quot;&quot;)" office:value-type="float" office:value="0.878303975812556" calcext:value-type="float">
            <text:p>0.878303975812556</text:p>
          </table:table-cell>
          <table:table-cell table:formula="of:=IF([.E104];[.C104]/[.E104];&quot;&quot;)" office:value-type="float" office:value="0.910638367438902" calcext:value-type="float">
            <text:p>0.91063836743890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3055658" calcext:value-type="float">
            <text:p>1.123055658</text:p>
          </table:table-cell>
          <table:table-cell office:value-type="float" office:value="1.107849744" calcext:value-type="float">
            <text:p>1.107849744</text:p>
          </table:table-cell>
          <table:table-cell office:value-type="float" office:value="1.300345804" calcext:value-type="float">
            <text:p>1.300345804</text:p>
          </table:table-cell>
          <table:table-cell office:value-type="float" office:value="1.271250743" calcext:value-type="float">
            <text:p>1.2712507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5];[.B105]/[.D105];&quot;&quot;)" office:value-type="float" office:value="0.863659231679268" calcext:value-type="float">
            <text:p>0.863659231679268</text:p>
          </table:table-cell>
          <table:table-cell table:formula="of:=IF([.E105];[.C105]/[.E105];&quot;&quot;)" office:value-type="float" office:value="0.871464382695743" calcext:value-type="float">
            <text:p>0.8714643826957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4180997" calcext:value-type="float">
            <text:p>1.244180997</text:p>
          </table:table-cell>
          <table:table-cell office:value-type="float" office:value="1.247645735" calcext:value-type="float">
            <text:p>1.247645735</text:p>
          </table:table-cell>
          <table:table-cell office:value-type="float" office:value="1.229121342" calcext:value-type="float">
            <text:p>1.229121342</text:p>
          </table:table-cell>
          <table:table-cell office:value-type="float" office:value="1.213996019" calcext:value-type="float">
            <text:p>1.213996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06];[.B106]/[.D106];&quot;&quot;)" office:value-type="float" office:value="1.01225237450966" calcext:value-type="float">
            <text:p>1.01225237450966</text:p>
          </table:table-cell>
          <table:table-cell table:formula="of:=IF([.E106];[.C106]/[.E106];&quot;&quot;)" office:value-type="float" office:value="1.02771814361279" calcext:value-type="float">
            <text:p>1.0277181436127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7894246" calcext:value-type="float">
            <text:p>1.137894246</text:p>
          </table:table-cell>
          <table:table-cell office:value-type="float" office:value="1.060197918" calcext:value-type="float">
            <text:p>1.060197918</text:p>
          </table:table-cell>
          <table:table-cell office:value-type="float" office:value="1.231267722" calcext:value-type="float">
            <text:p>1.231267722</text:p>
          </table:table-cell>
          <table:table-cell office:value-type="float" office:value="1.223971695" calcext:value-type="float">
            <text:p>1.2239716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7];[.B107]/[.D107];&quot;&quot;)" office:value-type="float" office:value="0.924164765849356" calcext:value-type="float">
            <text:p>0.924164765849356</text:p>
          </table:table-cell>
          <table:table-cell table:formula="of:=IF([.E107];[.C107]/[.E107];&quot;&quot;)" office:value-type="float" office:value="0.866194800362602" calcext:value-type="float">
            <text:p>0.86619480036260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3818991" calcext:value-type="float">
            <text:p>1.093818991</text:p>
          </table:table-cell>
          <table:table-cell office:value-type="float" office:value="1.102375804" calcext:value-type="float">
            <text:p>1.102375804</text:p>
          </table:table-cell>
          <table:table-cell office:value-type="float" office:value="1.123044019" calcext:value-type="float">
            <text:p>1.123044019</text:p>
          </table:table-cell>
          <table:table-cell office:value-type="float" office:value="1.120007947" calcext:value-type="float">
            <text:p>1.120007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08];[.B108]/[.D108];&quot;&quot;)" office:value-type="float" office:value="0.97397695236735" calcext:value-type="float">
            <text:p>0.97397695236735</text:p>
          </table:table-cell>
          <table:table-cell table:formula="of:=IF([.E108];[.C108]/[.E108];&quot;&quot;)" office:value-type="float" office:value="0.98425712688269" calcext:value-type="float">
            <text:p>0.9842571268826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2609272" calcext:value-type="float">
            <text:p>1.092609272</text:p>
          </table:table-cell>
          <table:table-cell office:value-type="float" office:value="1.118521662" calcext:value-type="float">
            <text:p>1.118521662</text:p>
          </table:table-cell>
          <table:table-cell office:value-type="float" office:value="1.253913037" calcext:value-type="float">
            <text:p>1.253913037</text:p>
          </table:table-cell>
          <table:table-cell office:value-type="float" office:value="1.238390485" calcext:value-type="float">
            <text:p>1.2383904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09];[.B109]/[.D109];&quot;&quot;)" office:value-type="float" office:value="0.871359687442184" calcext:value-type="float">
            <text:p>0.871359687442184</text:p>
          </table:table-cell>
          <table:table-cell table:formula="of:=IF([.E109];[.C109]/[.E109];&quot;&quot;)" office:value-type="float" office:value="0.903205956076124" calcext:value-type="float">
            <text:p>0.90320595607612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0223174" calcext:value-type="float">
            <text:p>1.120223174</text:p>
          </table:table-cell>
          <table:table-cell office:value-type="float" office:value="1.107599613" calcext:value-type="float">
            <text:p>1.107599613</text:p>
          </table:table-cell>
          <table:table-cell office:value-type="float" office:value="1.133346921" calcext:value-type="float">
            <text:p>1.133346921</text:p>
          </table:table-cell>
          <table:table-cell office:value-type="float" office:value="1.097440714" calcext:value-type="float">
            <text:p>1.097440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110];[.B110]/[.D110];&quot;&quot;)" office:value-type="float" office:value="0.988420362064936" calcext:value-type="float">
            <text:p>0.988420362064936</text:p>
          </table:table-cell>
          <table:table-cell table:formula="of:=IF([.E110];[.C110]/[.E110];&quot;&quot;)" office:value-type="float" office:value="1.00925690004973" calcext:value-type="float">
            <text:p>1.0092569000497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740987" calcext:value-type="float">
            <text:p>1.11740987</text:p>
          </table:table-cell>
          <table:table-cell office:value-type="float" office:value="1.118997115" calcext:value-type="float">
            <text:p>1.118997115</text:p>
          </table:table-cell>
          <table:table-cell office:value-type="float" office:value="1.262526935" calcext:value-type="float">
            <text:p>1.262526935</text:p>
          </table:table-cell>
          <table:table-cell office:value-type="float" office:value="1.255671616" calcext:value-type="float">
            <text:p>1.255671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1];[.B111]/[.D111];&quot;&quot;)" office:value-type="float" office:value="0.885058242341578" calcext:value-type="float">
            <text:p>0.885058242341578</text:p>
          </table:table-cell>
          <table:table-cell table:formula="of:=IF([.E111];[.C111]/[.E111];&quot;&quot;)" office:value-type="float" office:value="0.891154264173476" calcext:value-type="float">
            <text:p>0.89115426417347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3694099" calcext:value-type="float">
            <text:p>1.123694099</text:p>
          </table:table-cell>
          <table:table-cell office:value-type="float" office:value="1.098338607" calcext:value-type="float">
            <text:p>1.098338607</text:p>
          </table:table-cell>
          <table:table-cell office:value-type="float" office:value="1.218124402" calcext:value-type="float">
            <text:p>1.218124402</text:p>
          </table:table-cell>
          <table:table-cell office:value-type="float" office:value="1.218791658" calcext:value-type="float">
            <text:p>1.2187916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2];[.B112]/[.D112];&quot;&quot;)" office:value-type="float" office:value="0.922478933313414" calcext:value-type="float">
            <text:p>0.922478933313414</text:p>
          </table:table-cell>
          <table:table-cell table:formula="of:=IF([.E112];[.C112]/[.E112];&quot;&quot;)" office:value-type="float" office:value="0.901170105481638" calcext:value-type="float">
            <text:p>0.90117010548163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4920955" calcext:value-type="float">
            <text:p>1.174920955</text:p>
          </table:table-cell>
          <table:table-cell office:value-type="float" office:value="1.144988959" calcext:value-type="float">
            <text:p>1.144988959</text:p>
          </table:table-cell>
          <table:table-cell office:value-type="float" office:value="1.26224677" calcext:value-type="float">
            <text:p>1.26224677</text:p>
          </table:table-cell>
          <table:table-cell office:value-type="float" office:value="1.251371454" calcext:value-type="float">
            <text:p>1.2513714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3];[.B113]/[.D113];&quot;&quot;)" office:value-type="float" office:value="0.930817161053223" calcext:value-type="float">
            <text:p>0.930817161053223</text:p>
          </table:table-cell>
          <table:table-cell table:formula="of:=IF([.E113];[.C113]/[.E113];&quot;&quot;)" office:value-type="float" office:value="0.914987276831392" calcext:value-type="float">
            <text:p>0.91498727683139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7287027" calcext:value-type="float">
            <text:p>1.097287027</text:p>
          </table:table-cell>
          <table:table-cell office:value-type="float" office:value="1.111520911" calcext:value-type="float">
            <text:p>1.111520911</text:p>
          </table:table-cell>
          <table:table-cell office:value-type="float" office:value="1.253854365" calcext:value-type="float">
            <text:p>1.253854365</text:p>
          </table:table-cell>
          <table:table-cell office:value-type="float" office:value="1.261111801" calcext:value-type="float">
            <text:p>1.2611118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14];[.B114]/[.D114];&quot;&quot;)" office:value-type="float" office:value="0.875131161664058" calcext:value-type="float">
            <text:p>0.875131161664058</text:p>
          </table:table-cell>
          <table:table-cell table:formula="of:=IF([.E114];[.C114]/[.E114];&quot;&quot;)" office:value-type="float" office:value="0.881381738017691" calcext:value-type="float">
            <text:p>0.88138173801769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4062347" calcext:value-type="float">
            <text:p>1.154062347</text:p>
          </table:table-cell>
          <table:table-cell office:value-type="float" office:value="1.129573953" calcext:value-type="float">
            <text:p>1.129573953</text:p>
          </table:table-cell>
          <table:table-cell office:value-type="float" office:value="1.306293127" calcext:value-type="float">
            <text:p>1.306293127</text:p>
          </table:table-cell>
          <table:table-cell office:value-type="float" office:value="1.274334077" calcext:value-type="float">
            <text:p>1.2743340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15];[.B115]/[.D115];&quot;&quot;)" office:value-type="float" office:value="0.883463537506617" calcext:value-type="float">
            <text:p>0.883463537506617</text:p>
          </table:table-cell>
          <table:table-cell table:formula="of:=IF([.E115];[.C115]/[.E115];&quot;&quot;)" office:value-type="float" office:value="0.886403317142087" calcext:value-type="float">
            <text:p>0.88640331714208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7804078" calcext:value-type="float">
            <text:p>1.117804078</text:p>
          </table:table-cell>
          <table:table-cell office:value-type="float" office:value="1.096042356" calcext:value-type="float">
            <text:p>1.096042356</text:p>
          </table:table-cell>
          <table:table-cell office:value-type="float" office:value="1.22498461" calcext:value-type="float">
            <text:p>1.22498461</text:p>
          </table:table-cell>
          <table:table-cell office:value-type="float" office:value="1.234069831" calcext:value-type="float">
            <text:p>1.2340698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6];[.B116]/[.D116];&quot;&quot;)" office:value-type="float" office:value="0.912504588935203" calcext:value-type="float">
            <text:p>0.912504588935203</text:p>
          </table:table-cell>
          <table:table-cell table:formula="of:=IF([.E116];[.C116]/[.E116];&quot;&quot;)" office:value-type="float" office:value="0.888152621891621" calcext:value-type="float">
            <text:p>0.88815262189162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9231171" calcext:value-type="float">
            <text:p>1.119231171</text:p>
          </table:table-cell>
          <table:table-cell office:value-type="float" office:value="1.109910661" calcext:value-type="float">
            <text:p>1.109910661</text:p>
          </table:table-cell>
          <table:table-cell office:value-type="float" office:value="1.318951352" calcext:value-type="float">
            <text:p>1.318951352</text:p>
          </table:table-cell>
          <table:table-cell office:value-type="float" office:value="1.264961192" calcext:value-type="float">
            <text:p>1.264961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17];[.B117]/[.D117];&quot;&quot;)" office:value-type="float" office:value="0.84857653718831" calcext:value-type="float">
            <text:p>0.84857653718831</text:p>
          </table:table-cell>
          <table:table-cell table:formula="of:=IF([.E117];[.C117]/[.E117];&quot;&quot;)" office:value-type="float" office:value="0.877426649939471" calcext:value-type="float">
            <text:p>0.87742664993947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4400443" calcext:value-type="float">
            <text:p>1.124400443</text:p>
          </table:table-cell>
          <table:table-cell office:value-type="float" office:value="1.099528481" calcext:value-type="float">
            <text:p>1.099528481</text:p>
          </table:table-cell>
          <table:table-cell office:value-type="float" office:value="1.278573207" calcext:value-type="float">
            <text:p>1.278573207</text:p>
          </table:table-cell>
          <table:table-cell office:value-type="float" office:value="1.263877933" calcext:value-type="float">
            <text:p>1.2638779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8];[.B118]/[.D118];&quot;&quot;)" office:value-type="float" office:value="0.87941811766747" calcext:value-type="float">
            <text:p>0.87941811766747</text:p>
          </table:table-cell>
          <table:table-cell table:formula="of:=IF([.E118];[.C118]/[.E118];&quot;&quot;)" office:value-type="float" office:value="0.869964141544989" calcext:value-type="float">
            <text:p>0.86996414154498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3929851" calcext:value-type="float">
            <text:p>1.133929851</text:p>
          </table:table-cell>
          <table:table-cell office:value-type="float" office:value="1.14354672" calcext:value-type="float">
            <text:p>1.14354672</text:p>
          </table:table-cell>
          <table:table-cell office:value-type="float" office:value="1.153618768" calcext:value-type="float">
            <text:p>1.153618768</text:p>
          </table:table-cell>
          <table:table-cell office:value-type="float" office:value="1.115644127" calcext:value-type="float">
            <text:p>1.115644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19];[.B119]/[.D119];&quot;&quot;)" office:value-type="float" office:value="0.982932908560309" calcext:value-type="float">
            <text:p>0.982932908560309</text:p>
          </table:table-cell>
          <table:table-cell table:formula="of:=IF([.E119];[.C119]/[.E119];&quot;&quot;)" office:value-type="float" office:value="1.02501029882623" calcext:value-type="float">
            <text:p>1.0250102988262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057155" calcext:value-type="float">
            <text:p>1.132057155</text:p>
          </table:table-cell>
          <table:table-cell office:value-type="float" office:value="1.155190381" calcext:value-type="float">
            <text:p>1.155190381</text:p>
          </table:table-cell>
          <table:table-cell office:value-type="float" office:value="1.153420616" calcext:value-type="float">
            <text:p>1.153420616</text:p>
          </table:table-cell>
          <table:table-cell office:value-type="float" office:value="1.159747566" calcext:value-type="float">
            <text:p>1.159747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20];[.B120]/[.D120];&quot;&quot;)" office:value-type="float" office:value="0.981478169625503" calcext:value-type="float">
            <text:p>0.981478169625503</text:p>
          </table:table-cell>
          <table:table-cell table:formula="of:=IF([.E120];[.C120]/[.E120];&quot;&quot;)" office:value-type="float" office:value="0.996070537129284" calcext:value-type="float">
            <text:p>0.99607053712928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283792" calcext:value-type="float">
            <text:p>1.132283792</text:p>
          </table:table-cell>
          <table:table-cell office:value-type="float" office:value="1.086118477" calcext:value-type="float">
            <text:p>1.086118477</text:p>
          </table:table-cell>
          <table:table-cell office:value-type="float" office:value="1.123403779" calcext:value-type="float">
            <text:p>1.123403779</text:p>
          </table:table-cell>
          <table:table-cell office:value-type="float" office:value="1.114419857" calcext:value-type="float">
            <text:p>1.114419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21];[.B121]/[.D121];&quot;&quot;)" office:value-type="float" office:value="1.00790456037802" calcext:value-type="float">
            <text:p>1.00790456037802</text:p>
          </table:table-cell>
          <table:table-cell table:formula="of:=IF([.E121];[.C121]/[.E121];&quot;&quot;)" office:value-type="float" office:value="0.974604382879369" calcext:value-type="float">
            <text:p>0.97460438287936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7399725" calcext:value-type="float">
            <text:p>1.137399725</text:p>
          </table:table-cell>
          <table:table-cell office:value-type="float" office:value="1.130259086" calcext:value-type="float">
            <text:p>1.130259086</text:p>
          </table:table-cell>
          <table:table-cell office:value-type="float" office:value="1.376596418" calcext:value-type="float">
            <text:p>1.376596418</text:p>
          </table:table-cell>
          <table:table-cell office:value-type="float" office:value="1.401127451" calcext:value-type="float">
            <text:p>1.4011274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2];[.B122]/[.D122];&quot;&quot;)" office:value-type="float" office:value="0.826240508930338" calcext:value-type="float">
            <text:p>0.826240508930338</text:p>
          </table:table-cell>
          <table:table-cell table:formula="of:=IF([.E122];[.C122]/[.E122];&quot;&quot;)" office:value-type="float" office:value="0.806678282688218" calcext:value-type="float">
            <text:p>0.80667828268821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7201329" calcext:value-type="float">
            <text:p>1.097201329</text:p>
          </table:table-cell>
          <table:table-cell office:value-type="float" office:value="1.101446815" calcext:value-type="float">
            <text:p>1.101446815</text:p>
          </table:table-cell>
          <table:table-cell office:value-type="float" office:value="1.114640063" calcext:value-type="float">
            <text:p>1.114640063</text:p>
          </table:table-cell>
          <table:table-cell office:value-type="float" office:value="1.136226045" calcext:value-type="float">
            <text:p>1.136226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3];[.B123]/[.D123];&quot;&quot;)" office:value-type="float" office:value="0.984354829349069" calcext:value-type="float">
            <text:p>0.984354829349069</text:p>
          </table:table-cell>
          <table:table-cell table:formula="of:=IF([.E123];[.C123]/[.E123];&quot;&quot;)" office:value-type="float" office:value="0.969390571398141" calcext:value-type="float">
            <text:p>0.96939057139814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6188446" calcext:value-type="float">
            <text:p>1.126188446</text:p>
          </table:table-cell>
          <table:table-cell office:value-type="float" office:value="1.100594146" calcext:value-type="float">
            <text:p>1.100594146</text:p>
          </table:table-cell>
          <table:table-cell office:value-type="float" office:value="1.126746623" calcext:value-type="float">
            <text:p>1.126746623</text:p>
          </table:table-cell>
          <table:table-cell office:value-type="float" office:value="1.117495652" calcext:value-type="float">
            <text:p>1.117495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24];[.B124]/[.D124];&quot;&quot;)" office:value-type="float" office:value="0.999504611783514" calcext:value-type="float">
            <text:p>0.999504611783514</text:p>
          </table:table-cell>
          <table:table-cell table:formula="of:=IF([.E124];[.C124]/[.E124];&quot;&quot;)" office:value-type="float" office:value="0.984875550996775" calcext:value-type="float">
            <text:p>0.98487555099677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5168469" calcext:value-type="float">
            <text:p>1.115168469</text:p>
          </table:table-cell>
          <table:table-cell office:value-type="float" office:value="1.12088719" calcext:value-type="float">
            <text:p>1.12088719</text:p>
          </table:table-cell>
          <table:table-cell office:value-type="float" office:value="1.122266455" calcext:value-type="float">
            <text:p>1.122266455</text:p>
          </table:table-cell>
          <table:table-cell office:value-type="float" office:value="1.106039266" calcext:value-type="float">
            <text:p>1.106039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5];[.B125]/[.D125];&quot;&quot;)" office:value-type="float" office:value="0.993675311269996" calcext:value-type="float">
            <text:p>0.993675311269996</text:p>
          </table:table-cell>
          <table:table-cell table:formula="of:=IF([.E125];[.C125]/[.E125];&quot;&quot;)" office:value-type="float" office:value="1.013424409473" calcext:value-type="float">
            <text:p>1.01342440947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8287154" calcext:value-type="float">
            <text:p>1.138287154</text:p>
          </table:table-cell>
          <table:table-cell office:value-type="float" office:value="1.093666334" calcext:value-type="float">
            <text:p>1.093666334</text:p>
          </table:table-cell>
          <table:table-cell office:value-type="float" office:value="1.249169862" calcext:value-type="float">
            <text:p>1.249169862</text:p>
          </table:table-cell>
          <table:table-cell office:value-type="float" office:value="1.261841721" calcext:value-type="float">
            <text:p>1.2618417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6];[.B126]/[.D126];&quot;&quot;)" office:value-type="float" office:value="0.91123488376315" calcext:value-type="float">
            <text:p>0.91123488376315</text:p>
          </table:table-cell>
          <table:table-cell table:formula="of:=IF([.E126];[.C126]/[.E126];&quot;&quot;)" office:value-type="float" office:value="0.866722280456282" calcext:value-type="float">
            <text:p>0.86672228045628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2808582" calcext:value-type="float">
            <text:p>1.112808582</text:p>
          </table:table-cell>
          <table:table-cell office:value-type="float" office:value="1.096351434" calcext:value-type="float">
            <text:p>1.096351434</text:p>
          </table:table-cell>
          <table:table-cell office:value-type="float" office:value="1.268619199" calcext:value-type="float">
            <text:p>1.268619199</text:p>
          </table:table-cell>
          <table:table-cell office:value-type="float" office:value="1.228356455" calcext:value-type="float">
            <text:p>1.228356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27];[.B127]/[.D127];&quot;&quot;)" office:value-type="float" office:value="0.877180940409211" calcext:value-type="float">
            <text:p>0.877180940409211</text:p>
          </table:table-cell>
          <table:table-cell table:formula="of:=IF([.E127];[.C127]/[.E127];&quot;&quot;)" office:value-type="float" office:value="0.892535248654675" calcext:value-type="float">
            <text:p>0.89253524865467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6867804" calcext:value-type="float">
            <text:p>1.136867804</text:p>
          </table:table-cell>
          <table:table-cell office:value-type="float" office:value="1.143141745" calcext:value-type="float">
            <text:p>1.143141745</text:p>
          </table:table-cell>
          <table:table-cell office:value-type="float" office:value="1.16040142" calcext:value-type="float">
            <text:p>1.16040142</text:p>
          </table:table-cell>
          <table:table-cell office:value-type="float" office:value="1.106902238" calcext:value-type="float">
            <text:p>1.106902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8];[.B128]/[.D128];&quot;&quot;)" office:value-type="float" office:value="0.979719418130323" calcext:value-type="float">
            <text:p>0.979719418130323</text:p>
          </table:table-cell>
          <table:table-cell table:formula="of:=IF([.E128];[.C128]/[.E128];&quot;&quot;)" office:value-type="float" office:value="1.03273957333891" calcext:value-type="float">
            <text:p>1.0327395733389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3303709" calcext:value-type="float">
            <text:p>1.103303709</text:p>
          </table:table-cell>
          <table:table-cell office:value-type="float" office:value="1.113297447" calcext:value-type="float">
            <text:p>1.113297447</text:p>
          </table:table-cell>
          <table:table-cell office:value-type="float" office:value="1.258421217" calcext:value-type="float">
            <text:p>1.258421217</text:p>
          </table:table-cell>
          <table:table-cell office:value-type="float" office:value="1.286748427" calcext:value-type="float">
            <text:p>1.2867484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9];[.B129]/[.D129];&quot;&quot;)" office:value-type="float" office:value="0.876736417103813" calcext:value-type="float">
            <text:p>0.876736417103813</text:p>
          </table:table-cell>
          <table:table-cell table:formula="of:=IF([.E129];[.C129]/[.E129];&quot;&quot;)" office:value-type="float" office:value="0.865202104498085" calcext:value-type="float">
            <text:p>0.86520210449808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988481" calcext:value-type="float">
            <text:p>1.14988481</text:p>
          </table:table-cell>
          <table:table-cell office:value-type="float" office:value="1.116901634" calcext:value-type="float">
            <text:p>1.116901634</text:p>
          </table:table-cell>
          <table:table-cell office:value-type="float" office:value="1.34549841" calcext:value-type="float">
            <text:p>1.34549841</text:p>
          </table:table-cell>
          <table:table-cell office:value-type="float" office:value="1.323601819" calcext:value-type="float">
            <text:p>1.3236018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0];[.B130]/[.D130];&quot;&quot;)" office:value-type="float" office:value="0.854616253318352" calcext:value-type="float">
            <text:p>0.854616253318352</text:p>
          </table:table-cell>
          <table:table-cell table:formula="of:=IF([.E130];[.C130]/[.E130];&quot;&quot;)" office:value-type="float" office:value="0.843835070311278" calcext:value-type="float">
            <text:p>0.84383507031127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8646804" calcext:value-type="float">
            <text:p>1.138646804</text:p>
          </table:table-cell>
          <table:table-cell office:value-type="float" office:value="1.108955267" calcext:value-type="float">
            <text:p>1.108955267</text:p>
          </table:table-cell>
          <table:table-cell office:value-type="float" office:value="1.13021967" calcext:value-type="float">
            <text:p>1.13021967</text:p>
          </table:table-cell>
          <table:table-cell office:value-type="float" office:value="1.136545589" calcext:value-type="float">
            <text:p>1.1365455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1];[.B131]/[.D131];&quot;&quot;)" office:value-type="float" office:value="1.00745619123758" calcext:value-type="float">
            <text:p>1.00745619123758</text:p>
          </table:table-cell>
          <table:table-cell table:formula="of:=IF([.E131];[.C131]/[.E131];&quot;&quot;)" office:value-type="float" office:value="0.975724403607711" calcext:value-type="float">
            <text:p>0.97572440360771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9309907" calcext:value-type="float">
            <text:p>1.159309907</text:p>
          </table:table-cell>
          <table:table-cell office:value-type="float" office:value="1.109175105" calcext:value-type="float">
            <text:p>1.109175105</text:p>
          </table:table-cell>
          <table:table-cell office:value-type="float" office:value="1.231200208" calcext:value-type="float">
            <text:p>1.231200208</text:p>
          </table:table-cell>
          <table:table-cell office:value-type="float" office:value="1.218175889" calcext:value-type="float">
            <text:p>1.2181758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2];[.B132]/[.D132];&quot;&quot;)" office:value-type="float" office:value="0.941609576953548" calcext:value-type="float">
            <text:p>0.941609576953548</text:p>
          </table:table-cell>
          <table:table-cell table:formula="of:=IF([.E132];[.C132]/[.E132];&quot;&quot;)" office:value-type="float" office:value="0.910521308963455" calcext:value-type="float">
            <text:p>0.91052130896345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9659109" calcext:value-type="float">
            <text:p>1.129659109</text:p>
          </table:table-cell>
          <table:table-cell office:value-type="float" office:value="1.144925431" calcext:value-type="float">
            <text:p>1.144925431</text:p>
          </table:table-cell>
          <table:table-cell office:value-type="float" office:value="1.296937888" calcext:value-type="float">
            <text:p>1.296937888</text:p>
          </table:table-cell>
          <table:table-cell office:value-type="float" office:value="1.261876968" calcext:value-type="float">
            <text:p>1.2618769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3];[.B133]/[.D133];&quot;&quot;)" office:value-type="float" office:value="0.871020208024025" calcext:value-type="float">
            <text:p>0.871020208024025</text:p>
          </table:table-cell>
          <table:table-cell table:formula="of:=IF([.E133];[.C133]/[.E133];&quot;&quot;)" office:value-type="float" office:value="0.907319382185601" calcext:value-type="float">
            <text:p>0.90731938218560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5372233" calcext:value-type="float">
            <text:p>1.115372233</text:p>
          </table:table-cell>
          <table:table-cell office:value-type="float" office:value="1.108341844" calcext:value-type="float">
            <text:p>1.108341844</text:p>
          </table:table-cell>
          <table:table-cell office:value-type="float" office:value="1.137125363" calcext:value-type="float">
            <text:p>1.137125363</text:p>
          </table:table-cell>
          <table:table-cell office:value-type="float" office:value="1.113985905" calcext:value-type="float">
            <text:p>1.113985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4];[.B134]/[.D134];&quot;&quot;)" office:value-type="float" office:value="0.980870068764793" calcext:value-type="float">
            <text:p>0.980870068764793</text:p>
          </table:table-cell>
          <table:table-cell table:formula="of:=IF([.E134];[.C134]/[.E134];&quot;&quot;)" office:value-type="float" office:value="0.994933453848323" calcext:value-type="float">
            <text:p>0.99493345384832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7744587" calcext:value-type="float">
            <text:p>1.157744587</text:p>
          </table:table-cell>
          <table:table-cell office:value-type="float" office:value="1.094563537" calcext:value-type="float">
            <text:p>1.094563537</text:p>
          </table:table-cell>
          <table:table-cell office:value-type="float" office:value="1.12797523" calcext:value-type="float">
            <text:p>1.12797523</text:p>
          </table:table-cell>
          <table:table-cell office:value-type="float" office:value="1.115742958" calcext:value-type="float">
            <text:p>1.115742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5];[.B135]/[.D135];&quot;&quot;)" office:value-type="float" office:value="1.02639185348068" calcext:value-type="float">
            <text:p>1.02639185348068</text:p>
          </table:table-cell>
          <table:table-cell table:formula="of:=IF([.E135];[.C135]/[.E135];&quot;&quot;)" office:value-type="float" office:value="0.981017652096174" calcext:value-type="float">
            <text:p>0.98101765209617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3119562" calcext:value-type="float">
            <text:p>1.143119562</text:p>
          </table:table-cell>
          <table:table-cell office:value-type="float" office:value="1.118585209" calcext:value-type="float">
            <text:p>1.118585209</text:p>
          </table:table-cell>
          <table:table-cell office:value-type="float" office:value="1.327369115" calcext:value-type="float">
            <text:p>1.327369115</text:p>
          </table:table-cell>
          <table:table-cell office:value-type="float" office:value="1.283781153" calcext:value-type="float">
            <text:p>1.283781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6];[.B136]/[.D136];&quot;&quot;)" office:value-type="float" office:value="0.861191923996213" calcext:value-type="float">
            <text:p>0.861191923996213</text:p>
          </table:table-cell>
          <table:table-cell table:formula="of:=IF([.E136];[.C136]/[.E136];&quot;&quot;)" office:value-type="float" office:value="0.871320790452514" calcext:value-type="float">
            <text:p>0.87132079045251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8146599" calcext:value-type="float">
            <text:p>1.118146599</text:p>
          </table:table-cell>
          <table:table-cell office:value-type="float" office:value="1.113518824" calcext:value-type="float">
            <text:p>1.113518824</text:p>
          </table:table-cell>
          <table:table-cell office:value-type="float" office:value="1.24017363" calcext:value-type="float">
            <text:p>1.24017363</text:p>
          </table:table-cell>
          <table:table-cell office:value-type="float" office:value="1.226471314" calcext:value-type="float">
            <text:p>1.2264713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7];[.B137]/[.D137];&quot;&quot;)" office:value-type="float" office:value="0.901604881729343" calcext:value-type="float">
            <text:p>0.901604881729343</text:p>
          </table:table-cell>
          <table:table-cell table:formula="of:=IF([.E137];[.C137]/[.E137];&quot;&quot;)" office:value-type="float" office:value="0.907904499101884" calcext:value-type="float">
            <text:p>0.90790449910188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7315525" calcext:value-type="float">
            <text:p>1.147315525</text:p>
          </table:table-cell>
          <table:table-cell office:value-type="float" office:value="1.119869632" calcext:value-type="float">
            <text:p>1.119869632</text:p>
          </table:table-cell>
          <table:table-cell office:value-type="float" office:value="1.395932294" calcext:value-type="float">
            <text:p>1.395932294</text:p>
          </table:table-cell>
          <table:table-cell office:value-type="float" office:value="1.387418771" calcext:value-type="float">
            <text:p>1.3874187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8];[.B138]/[.D138];&quot;&quot;)" office:value-type="float" office:value="0.821899120703343" calcext:value-type="float">
            <text:p>0.821899120703343</text:p>
          </table:table-cell>
          <table:table-cell table:formula="of:=IF([.E138];[.C138]/[.E138];&quot;&quot;)" office:value-type="float" office:value="0.807160502227341" calcext:value-type="float">
            <text:p>0.80716050222734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109308" calcext:value-type="float">
            <text:p>1.10109308</text:p>
          </table:table-cell>
          <table:table-cell office:value-type="float" office:value="1.116641" calcext:value-type="float">
            <text:p>1.116641</text:p>
          </table:table-cell>
          <table:table-cell office:value-type="float" office:value="1.272501624" calcext:value-type="float">
            <text:p>1.272501624</text:p>
          </table:table-cell>
          <table:table-cell office:value-type="float" office:value="1.255185639" calcext:value-type="float">
            <text:p>1.2551856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39];[.B139]/[.D139];&quot;&quot;)" office:value-type="float" office:value="0.865297976232681" calcext:value-type="float">
            <text:p>0.865297976232681</text:p>
          </table:table-cell>
          <table:table-cell table:formula="of:=IF([.E139];[.C139]/[.E139];&quot;&quot;)" office:value-type="float" office:value="0.88962219237118" calcext:value-type="float">
            <text:p>0.8896221923711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9270377" calcext:value-type="float">
            <text:p>1.139270377</text:p>
          </table:table-cell>
          <table:table-cell office:value-type="float" office:value="1.116327111" calcext:value-type="float">
            <text:p>1.116327111</text:p>
          </table:table-cell>
          <table:table-cell office:value-type="float" office:value="1.296980215" calcext:value-type="float">
            <text:p>1.296980215</text:p>
          </table:table-cell>
          <table:table-cell office:value-type="float" office:value="1.281698344" calcext:value-type="float">
            <text:p>1.2816983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0];[.B140]/[.D140];&quot;&quot;)" office:value-type="float" office:value="0.878402279251422" calcext:value-type="float">
            <text:p>0.878402279251422</text:p>
          </table:table-cell>
          <table:table-cell table:formula="of:=IF([.E140];[.C140]/[.E140];&quot;&quot;)" office:value-type="float" office:value="0.870974918728614" calcext:value-type="float">
            <text:p>0.87097491872861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2554506" calcext:value-type="float">
            <text:p>1.082554506</text:p>
          </table:table-cell>
          <table:table-cell office:value-type="float" office:value="1.102938911" calcext:value-type="float">
            <text:p>1.102938911</text:p>
          </table:table-cell>
          <table:table-cell office:value-type="float" office:value="1.29176233" calcext:value-type="float">
            <text:p>1.29176233</text:p>
          </table:table-cell>
          <table:table-cell office:value-type="float" office:value="1.262223134" calcext:value-type="float">
            <text:p>1.2622231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1];[.B141]/[.D141];&quot;&quot;)" office:value-type="float" office:value="0.838044647113993" calcext:value-type="float">
            <text:p>0.838044647113993</text:p>
          </table:table-cell>
          <table:table-cell table:formula="of:=IF([.E141];[.C141]/[.E141];&quot;&quot;)" office:value-type="float" office:value="0.873806604625264" calcext:value-type="float">
            <text:p>0.87380660462526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7390283" calcext:value-type="float">
            <text:p>1.127390283</text:p>
          </table:table-cell>
          <table:table-cell office:value-type="float" office:value="1.102238982" calcext:value-type="float">
            <text:p>1.102238982</text:p>
          </table:table-cell>
          <table:table-cell office:value-type="float" office:value="1.128655897" calcext:value-type="float">
            <text:p>1.128655897</text:p>
          </table:table-cell>
          <table:table-cell office:value-type="float" office:value="1.094791685" calcext:value-type="float">
            <text:p>1.0947916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42];[.B142]/[.D142];&quot;&quot;)" office:value-type="float" office:value="0.998878653801071" calcext:value-type="float">
            <text:p>0.998878653801071</text:p>
          </table:table-cell>
          <table:table-cell table:formula="of:=IF([.E142];[.C142]/[.E142];&quot;&quot;)" office:value-type="float" office:value="1.00680247859208" calcext:value-type="float">
            <text:p>1.0068024785920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257548" calcext:value-type="float">
            <text:p>1.128257548</text:p>
          </table:table-cell>
          <table:table-cell office:value-type="float" office:value="1.128793966" calcext:value-type="float">
            <text:p>1.128793966</text:p>
          </table:table-cell>
          <table:table-cell office:value-type="float" office:value="1.27490859" calcext:value-type="float">
            <text:p>1.27490859</text:p>
          </table:table-cell>
          <table:table-cell office:value-type="float" office:value="1.25619622" calcext:value-type="float">
            <text:p>1.256196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3];[.B143]/[.D143];&quot;&quot;)" office:value-type="float" office:value="0.884971328022819" calcext:value-type="float">
            <text:p>0.884971328022819</text:p>
          </table:table-cell>
          <table:table-cell table:formula="of:=IF([.E143];[.C143]/[.E143];&quot;&quot;)" office:value-type="float" office:value="0.898580928702364" calcext:value-type="float">
            <text:p>0.89858092870236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097356" calcext:value-type="float">
            <text:p>1.12097356</text:p>
          </table:table-cell>
          <table:table-cell office:value-type="float" office:value="1.073159802" calcext:value-type="float">
            <text:p>1.073159802</text:p>
          </table:table-cell>
          <table:table-cell office:value-type="float" office:value="1.266568436" calcext:value-type="float">
            <text:p>1.266568436</text:p>
          </table:table-cell>
          <table:table-cell office:value-type="float" office:value="1.260283965" calcext:value-type="float">
            <text:p>1.2602839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4];[.B144]/[.D144];&quot;&quot;)" office:value-type="float" office:value="0.885047762235565" calcext:value-type="float">
            <text:p>0.885047762235565</text:p>
          </table:table-cell>
          <table:table-cell table:formula="of:=IF([.E144];[.C144]/[.E144];&quot;&quot;)" office:value-type="float" office:value="0.851522221819271" calcext:value-type="float">
            <text:p>0.85152222181927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6167014" calcext:value-type="float">
            <text:p>1.116167014</text:p>
          </table:table-cell>
          <table:table-cell office:value-type="float" office:value="1.156003877" calcext:value-type="float">
            <text:p>1.156003877</text:p>
          </table:table-cell>
          <table:table-cell office:value-type="float" office:value="1.28045715" calcext:value-type="float">
            <text:p>1.28045715</text:p>
          </table:table-cell>
          <table:table-cell office:value-type="float" office:value="1.248050043" calcext:value-type="float">
            <text:p>1.2480500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5];[.B145]/[.D145];&quot;&quot;)" office:value-type="float" office:value="0.871694155481892" calcext:value-type="float">
            <text:p>0.871694155481892</text:p>
          </table:table-cell>
          <table:table-cell table:formula="of:=IF([.E145];[.C145]/[.E145];&quot;&quot;)" office:value-type="float" office:value="0.926248016643031" calcext:value-type="float">
            <text:p>0.92624801664303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8909536" calcext:value-type="float">
            <text:p>1.108909536</text:p>
          </table:table-cell>
          <table:table-cell office:value-type="float" office:value="1.098561418" calcext:value-type="float">
            <text:p>1.098561418</text:p>
          </table:table-cell>
          <table:table-cell office:value-type="float" office:value="1.14189881" calcext:value-type="float">
            <text:p>1.14189881</text:p>
          </table:table-cell>
          <table:table-cell office:value-type="float" office:value="1.145542738" calcext:value-type="float">
            <text:p>1.145542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6];[.B146]/[.D146];&quot;&quot;)" office:value-type="float" office:value="0.971110159927393" calcext:value-type="float">
            <text:p>0.971110159927393</text:p>
          </table:table-cell>
          <table:table-cell table:formula="of:=IF([.E146];[.C146]/[.E146];&quot;&quot;)" office:value-type="float" office:value="0.958987719583449" calcext:value-type="float">
            <text:p>0.95898771958344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795012" calcext:value-type="float">
            <text:p>1.14795012</text:p>
          </table:table-cell>
          <table:table-cell office:value-type="float" office:value="1.115278364" calcext:value-type="float">
            <text:p>1.115278364</text:p>
          </table:table-cell>
          <table:table-cell office:value-type="float" office:value="1.152373085" calcext:value-type="float">
            <text:p>1.152373085</text:p>
          </table:table-cell>
          <table:table-cell office:value-type="float" office:value="1.110354408" calcext:value-type="float">
            <text:p>1.110354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7];[.B147]/[.D147];&quot;&quot;)" office:value-type="float" office:value="0.996161863672823" calcext:value-type="float">
            <text:p>0.996161863672823</text:p>
          </table:table-cell>
          <table:table-cell table:formula="of:=IF([.E147];[.C147]/[.E147];&quot;&quot;)" office:value-type="float" office:value="1.00443458049477" calcext:value-type="float">
            <text:p>1.0044345804947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7962683" calcext:value-type="float">
            <text:p>1.127962683</text:p>
          </table:table-cell>
          <table:table-cell office:value-type="float" office:value="1.161970484" calcext:value-type="float">
            <text:p>1.161970484</text:p>
          </table:table-cell>
          <table:table-cell office:value-type="float" office:value="1.176901295" calcext:value-type="float">
            <text:p>1.176901295</text:p>
          </table:table-cell>
          <table:table-cell office:value-type="float" office:value="1.129299287" calcext:value-type="float">
            <text:p>1.129299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8];[.B148]/[.D148];&quot;&quot;)" office:value-type="float" office:value="0.958417403219868" calcext:value-type="float">
            <text:p>0.958417403219868</text:p>
          </table:table-cell>
          <table:table-cell table:formula="of:=IF([.E148];[.C148]/[.E148];&quot;&quot;)" office:value-type="float" office:value="1.02893050352205" calcext:value-type="float">
            <text:p>1.0289305035220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0328778" calcext:value-type="float">
            <text:p>1.10328778</text:p>
          </table:table-cell>
          <table:table-cell office:value-type="float" office:value="1.132915185" calcext:value-type="float">
            <text:p>1.132915185</text:p>
          </table:table-cell>
          <table:table-cell office:value-type="float" office:value="1.147577218" calcext:value-type="float">
            <text:p>1.147577218</text:p>
          </table:table-cell>
          <table:table-cell office:value-type="float" office:value="1.159091231" calcext:value-type="float">
            <text:p>1.159091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9];[.B149]/[.D149];&quot;&quot;)" office:value-type="float" office:value="0.961406136941976" calcext:value-type="float">
            <text:p>0.961406136941976</text:p>
          </table:table-cell>
          <table:table-cell table:formula="of:=IF([.E149];[.C149]/[.E149];&quot;&quot;)" office:value-type="float" office:value="0.977416750899395" calcext:value-type="float">
            <text:p>0.97741675089939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1521569" calcext:value-type="float">
            <text:p>1.131521569</text:p>
          </table:table-cell>
          <table:table-cell office:value-type="float" office:value="1.101770963" calcext:value-type="float">
            <text:p>1.101770963</text:p>
          </table:table-cell>
          <table:table-cell office:value-type="float" office:value="1.253163289" calcext:value-type="float">
            <text:p>1.253163289</text:p>
          </table:table-cell>
          <table:table-cell office:value-type="float" office:value="1.230527181" calcext:value-type="float">
            <text:p>1.230527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50];[.B150]/[.D150];&quot;&quot;)" office:value-type="float" office:value="0.902932266634568" calcext:value-type="float">
            <text:p>0.902932266634568</text:p>
          </table:table-cell>
          <table:table-cell table:formula="of:=IF([.E150];[.C150]/[.E150];&quot;&quot;)" office:value-type="float" office:value="0.895364994785922" calcext:value-type="float">
            <text:p>0.89536499478592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080876" calcext:value-type="float">
            <text:p>1.132080876</text:p>
          </table:table-cell>
          <table:table-cell office:value-type="float" office:value="1.133997899" calcext:value-type="float">
            <text:p>1.133997899</text:p>
          </table:table-cell>
          <table:table-cell office:value-type="float" office:value="1.148357213" calcext:value-type="float">
            <text:p>1.148357213</text:p>
          </table:table-cell>
          <table:table-cell office:value-type="float" office:value="1.124813218" calcext:value-type="float">
            <text:p>1.124813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51];[.B151]/[.D151];&quot;&quot;)" office:value-type="float" office:value="0.985826416366142" calcext:value-type="float">
            <text:p>0.985826416366142</text:p>
          </table:table-cell>
          <table:table-cell table:formula="of:=IF([.E151];[.C151]/[.E151];&quot;&quot;)" office:value-type="float" office:value="1.00816551659691" calcext:value-type="float">
            <text:p>1.0081655165969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5586627" calcext:value-type="float">
            <text:p>1.115586627</text:p>
          </table:table-cell>
          <table:table-cell office:value-type="float" office:value="1.098182692" calcext:value-type="float">
            <text:p>1.098182692</text:p>
          </table:table-cell>
          <table:table-cell office:value-type="float" office:value="1.293108089" calcext:value-type="float">
            <text:p>1.293108089</text:p>
          </table:table-cell>
          <table:table-cell office:value-type="float" office:value="1.28976012" calcext:value-type="float">
            <text:p>1.28976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52];[.B152]/[.D152];&quot;&quot;)" office:value-type="float" office:value="0.862717228737404" calcext:value-type="float">
            <text:p>0.862717228737404</text:p>
          </table:table-cell>
          <table:table-cell table:formula="of:=IF([.E152];[.C152]/[.E152];&quot;&quot;)" office:value-type="float" office:value="0.851462744870728" calcext:value-type="float">
            <text:p>0.85146274487072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4356814" calcext:value-type="float">
            <text:p>1.144356814</text:p>
          </table:table-cell>
          <table:table-cell office:value-type="float" office:value="1.117069681" calcext:value-type="float">
            <text:p>1.117069681</text:p>
          </table:table-cell>
          <table:table-cell office:value-type="float" office:value="1.136155889" calcext:value-type="float">
            <text:p>1.136155889</text:p>
          </table:table-cell>
          <table:table-cell office:value-type="float" office:value="1.092851067" calcext:value-type="float">
            <text:p>1.092851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53];[.B153]/[.D153];&quot;&quot;)" office:value-type="float" office:value="1.00721813360244" calcext:value-type="float">
            <text:p>1.00721813360244</text:p>
          </table:table-cell>
          <table:table-cell table:formula="of:=IF([.E153];[.C153]/[.E153];&quot;&quot;)" office:value-type="float" office:value="1.02216094647415" calcext:value-type="float">
            <text:p>1.0221609464741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2014564" calcext:value-type="float">
            <text:p>1.122014564</text:p>
          </table:table-cell>
          <table:table-cell office:value-type="float" office:value="1.124150418" calcext:value-type="float">
            <text:p>1.124150418</text:p>
          </table:table-cell>
          <table:table-cell office:value-type="float" office:value="1.155721126" calcext:value-type="float">
            <text:p>1.155721126</text:p>
          </table:table-cell>
          <table:table-cell office:value-type="float" office:value="1.135132391" calcext:value-type="float">
            <text:p>1.135132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54];[.B154]/[.D154];&quot;&quot;)" office:value-type="float" office:value="0.970835038625053" calcext:value-type="float">
            <text:p>0.970835038625053</text:p>
          </table:table-cell>
          <table:table-cell table:formula="of:=IF([.E154];[.C154]/[.E154];&quot;&quot;)" office:value-type="float" office:value="0.990325381350165" calcext:value-type="float">
            <text:p>0.99032538135016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4459725" calcext:value-type="float">
            <text:p>1.074459725</text:p>
          </table:table-cell>
          <table:table-cell office:value-type="float" office:value="1.109423003" calcext:value-type="float">
            <text:p>1.109423003</text:p>
          </table:table-cell>
          <table:table-cell office:value-type="float" office:value="1.136542946" calcext:value-type="float">
            <text:p>1.136542946</text:p>
          </table:table-cell>
          <table:table-cell office:value-type="float" office:value="1.148046559" calcext:value-type="float">
            <text:p>1.148046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55];[.B155]/[.D155];&quot;&quot;)" office:value-type="float" office:value="0.94537538487349" calcext:value-type="float">
            <text:p>0.94537538487349</text:p>
          </table:table-cell>
          <table:table-cell table:formula="of:=IF([.E155];[.C155]/[.E155];&quot;&quot;)" office:value-type="float" office:value="0.966357151896659" calcext:value-type="float">
            <text:p>0.96635715189665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50033" calcext:value-type="float">
            <text:p>1.09750033</text:p>
          </table:table-cell>
          <table:table-cell office:value-type="float" office:value="1.088903528" calcext:value-type="float">
            <text:p>1.088903528</text:p>
          </table:table-cell>
          <table:table-cell office:value-type="float" office:value="1.321506214" calcext:value-type="float">
            <text:p>1.321506214</text:p>
          </table:table-cell>
          <table:table-cell office:value-type="float" office:value="1.300986239" calcext:value-type="float">
            <text:p>1.3009862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56];[.B156]/[.D156];&quot;&quot;)" office:value-type="float" office:value="0.830491993433789" calcext:value-type="float">
            <text:p>0.830491993433789</text:p>
          </table:table-cell>
          <table:table-cell table:formula="of:=IF([.E156];[.C156]/[.E156];&quot;&quot;)" office:value-type="float" office:value="0.836983125076698" calcext:value-type="float">
            <text:p>0.83698312507669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1162639" calcext:value-type="float">
            <text:p>1.141162639</text:p>
          </table:table-cell>
          <table:table-cell office:value-type="float" office:value="1.131017232" calcext:value-type="float">
            <text:p>1.131017232</text:p>
          </table:table-cell>
          <table:table-cell office:value-type="float" office:value="1.289178255" calcext:value-type="float">
            <text:p>1.289178255</text:p>
          </table:table-cell>
          <table:table-cell office:value-type="float" office:value="1.282140558" calcext:value-type="float">
            <text:p>1.2821405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57];[.B157]/[.D157];&quot;&quot;)" office:value-type="float" office:value="0.885186074597574" calcext:value-type="float">
            <text:p>0.885186074597574</text:p>
          </table:table-cell>
          <table:table-cell table:formula="of:=IF([.E157];[.C157]/[.E157];&quot;&quot;)" office:value-type="float" office:value="0.882132013485529" calcext:value-type="float">
            <text:p>0.88213201348552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7237577" calcext:value-type="float">
            <text:p>1.157237577</text:p>
          </table:table-cell>
          <table:table-cell office:value-type="float" office:value="1.115085692" calcext:value-type="float">
            <text:p>1.115085692</text:p>
          </table:table-cell>
          <table:table-cell office:value-type="float" office:value="1.299639311" calcext:value-type="float">
            <text:p>1.299639311</text:p>
          </table:table-cell>
          <table:table-cell office:value-type="float" office:value="1.295763022" calcext:value-type="float">
            <text:p>1.295763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158];[.B158]/[.D158];&quot;&quot;)" office:value-type="float" office:value="0.890429804027373" calcext:value-type="float">
            <text:p>0.890429804027373</text:p>
          </table:table-cell>
          <table:table-cell table:formula="of:=IF([.E158];[.C158]/[.E158];&quot;&quot;)" office:value-type="float" office:value="0.86056298340639" calcext:value-type="float">
            <text:p>0.8605629834063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16555096" calcext:value-type="float">
            <text:p>1.116555096</text:p>
          </table:table-cell>
          <table:table-cell office:value-type="float" office:value="1.101798653" calcext:value-type="float">
            <text:p>1.101798653</text:p>
          </table:table-cell>
          <table:table-cell office:value-type="float" office:value="1.282749483" calcext:value-type="float">
            <text:p>1.282749483</text:p>
          </table:table-cell>
          <table:table-cell office:value-type="float" office:value="1.26164314" calcext:value-type="float">
            <text:p>1.261643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59];[.B159]/[.D159];&quot;&quot;)" office:value-type="float" office:value="0.870438936672719" calcext:value-type="float">
            <text:p>0.870438936672719</text:p>
          </table:table-cell>
          <table:table-cell table:formula="of:=IF([.E159];[.C159]/[.E159];&quot;&quot;)" office:value-type="float" office:value="0.873304516996779" calcext:value-type="float">
            <text:p>0.87330451699677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16665774" calcext:value-type="float">
            <text:p>1.116665774</text:p>
          </table:table-cell>
          <table:table-cell office:value-type="float" office:value="1.162105689" calcext:value-type="float">
            <text:p>1.162105689</text:p>
          </table:table-cell>
          <table:table-cell office:value-type="float" office:value="1.155154771" calcext:value-type="float">
            <text:p>1.155154771</text:p>
          </table:table-cell>
          <table:table-cell office:value-type="float" office:value="1.112200978" calcext:value-type="float">
            <text:p>1.112200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0];[.B160]/[.D160];&quot;&quot;)" office:value-type="float" office:value="0.966680657894283" calcext:value-type="float">
            <text:p>0.966680657894283</text:p>
          </table:table-cell>
          <table:table-cell table:formula="of:=IF([.E160];[.C160]/[.E160];&quot;&quot;)" office:value-type="float" office:value="1.0448702275822" calcext:value-type="float">
            <text:p>1.044870227582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408532" calcext:value-type="float">
            <text:p>1.12408532</text:p>
          </table:table-cell>
          <table:table-cell office:value-type="float" office:value="1.120724291" calcext:value-type="float">
            <text:p>1.120724291</text:p>
          </table:table-cell>
          <table:table-cell office:value-type="float" office:value="1.273267571" calcext:value-type="float">
            <text:p>1.273267571</text:p>
          </table:table-cell>
          <table:table-cell office:value-type="float" office:value="1.219607393" calcext:value-type="float">
            <text:p>1.2196073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61];[.B161]/[.D161];&quot;&quot;)" office:value-type="float" office:value="0.882835113060458" calcext:value-type="float">
            <text:p>0.882835113060458</text:p>
          </table:table-cell>
          <table:table-cell table:formula="of:=IF([.E161];[.C161]/[.E161];&quot;&quot;)" office:value-type="float" office:value="0.918922185477437" calcext:value-type="float">
            <text:p>0.91892218547743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4627305" calcext:value-type="float">
            <text:p>1.184627305</text:p>
          </table:table-cell>
          <table:table-cell office:value-type="float" office:value="1.082936661" calcext:value-type="float">
            <text:p>1.082936661</text:p>
          </table:table-cell>
          <table:table-cell office:value-type="float" office:value="1.265832084" calcext:value-type="float">
            <text:p>1.265832084</text:p>
          </table:table-cell>
          <table:table-cell office:value-type="float" office:value="1.248473239" calcext:value-type="float">
            <text:p>1.2484732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62];[.B162]/[.D162];&quot;&quot;)" office:value-type="float" office:value="0.935848695868575" calcext:value-type="float">
            <text:p>0.935848695868575</text:p>
          </table:table-cell>
          <table:table-cell table:formula="of:=IF([.E162];[.C162]/[.E162];&quot;&quot;)" office:value-type="float" office:value="0.867408789528728" calcext:value-type="float">
            <text:p>0.86740878952872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9754444" calcext:value-type="float">
            <text:p>1.159754444</text:p>
          </table:table-cell>
          <table:table-cell office:value-type="float" office:value="1.163107692" calcext:value-type="float">
            <text:p>1.163107692</text:p>
          </table:table-cell>
          <table:table-cell office:value-type="float" office:value="1.368979252" calcext:value-type="float">
            <text:p>1.368979252</text:p>
          </table:table-cell>
          <table:table-cell office:value-type="float" office:value="1.352501445" calcext:value-type="float">
            <text:p>1.3525014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63];[.B163]/[.D163];&quot;&quot;)" office:value-type="float" office:value="0.84716729074284" calcext:value-type="float">
            <text:p>0.84716729074284</text:p>
          </table:table-cell>
          <table:table-cell table:formula="of:=IF([.E163];[.C163]/[.E163];&quot;&quot;)" office:value-type="float" office:value="0.859967799886528" calcext:value-type="float">
            <text:p>0.85996779988652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9422761" calcext:value-type="float">
            <text:p>1.169422761</text:p>
          </table:table-cell>
          <table:table-cell office:value-type="float" office:value="1.168459904" calcext:value-type="float">
            <text:p>1.168459904</text:p>
          </table:table-cell>
          <table:table-cell office:value-type="float" office:value="1.141475481" calcext:value-type="float">
            <text:p>1.141475481</text:p>
          </table:table-cell>
          <table:table-cell office:value-type="float" office:value="1.215358203" calcext:value-type="float">
            <text:p>1.215358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64];[.B164]/[.D164];&quot;&quot;)" office:value-type="float" office:value="1.02448346939132" calcext:value-type="float">
            <text:p>1.02448346939132</text:p>
          </table:table-cell>
          <table:table-cell table:formula="of:=IF([.E164];[.C164]/[.E164];&quot;&quot;)" office:value-type="float" office:value="0.961411953377831" calcext:value-type="float">
            <text:p>0.96141195337783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6539405" calcext:value-type="float">
            <text:p>1.186539405</text:p>
          </table:table-cell>
          <table:table-cell office:value-type="float" office:value="1.135873158" calcext:value-type="float">
            <text:p>1.135873158</text:p>
          </table:table-cell>
          <table:table-cell office:value-type="float" office:value="1.289058555" calcext:value-type="float">
            <text:p>1.289058555</text:p>
          </table:table-cell>
          <table:table-cell office:value-type="float" office:value="1.239042476" calcext:value-type="float">
            <text:p>1.239042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65];[.B165]/[.D165];&quot;&quot;)" office:value-type="float" office:value="0.920469749335786" calcext:value-type="float">
            <text:p>0.920469749335786</text:p>
          </table:table-cell>
          <table:table-cell table:formula="of:=IF([.E165];[.C165]/[.E165];&quot;&quot;)" office:value-type="float" office:value="0.916734639854268" calcext:value-type="float">
            <text:p>0.91673463985426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8499536" calcext:value-type="float">
            <text:p>1.148499536</text:p>
          </table:table-cell>
          <table:table-cell office:value-type="float" office:value="1.127369794" calcext:value-type="float">
            <text:p>1.127369794</text:p>
          </table:table-cell>
          <table:table-cell office:value-type="float" office:value="1.265818669" calcext:value-type="float">
            <text:p>1.265818669</text:p>
          </table:table-cell>
          <table:table-cell office:value-type="float" office:value="1.288796755" calcext:value-type="float">
            <text:p>1.2887967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66];[.B166]/[.D166];&quot;&quot;)" office:value-type="float" office:value="0.90731758357405" calcext:value-type="float">
            <text:p>0.90731758357405</text:p>
          </table:table-cell>
          <table:table-cell table:formula="of:=IF([.E166];[.C166]/[.E166];&quot;&quot;)" office:value-type="float" office:value="0.874745990495608" calcext:value-type="float">
            <text:p>0.87474599049560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1915527" calcext:value-type="float">
            <text:p>1.11915527</text:p>
          </table:table-cell>
          <table:table-cell office:value-type="float" office:value="1.086767163" calcext:value-type="float">
            <text:p>1.086767163</text:p>
          </table:table-cell>
          <table:table-cell office:value-type="float" office:value="1.243715769" calcext:value-type="float">
            <text:p>1.243715769</text:p>
          </table:table-cell>
          <table:table-cell office:value-type="float" office:value="1.205460741" calcext:value-type="float">
            <text:p>1.2054607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67];[.B167]/[.D167];&quot;&quot;)" office:value-type="float" office:value="0.899848098653479" calcext:value-type="float">
            <text:p>0.899848098653479</text:p>
          </table:table-cell>
          <table:table-cell table:formula="of:=IF([.E167];[.C167]/[.E167];&quot;&quot;)" office:value-type="float" office:value="0.901536753572301" calcext:value-type="float">
            <text:p>0.90153675357230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2291428" calcext:value-type="float">
            <text:p>1.122291428</text:p>
          </table:table-cell>
          <table:table-cell office:value-type="float" office:value="1.145249315" calcext:value-type="float">
            <text:p>1.145249315</text:p>
          </table:table-cell>
          <table:table-cell office:value-type="float" office:value="1.327765668" calcext:value-type="float">
            <text:p>1.327765668</text:p>
          </table:table-cell>
          <table:table-cell office:value-type="float" office:value="1.274329399" calcext:value-type="float">
            <text:p>1.2743293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68];[.B168]/[.D168];&quot;&quot;)" office:value-type="float" office:value="0.845248114970841" calcext:value-type="float">
            <text:p>0.845248114970841</text:p>
          </table:table-cell>
          <table:table-cell table:formula="of:=IF([.E168];[.C168]/[.E168];&quot;&quot;)" office:value-type="float" office:value="0.898707442438907" calcext:value-type="float">
            <text:p>0.89870744243890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9650223" calcext:value-type="float">
            <text:p>1.179650223</text:p>
          </table:table-cell>
          <table:table-cell office:value-type="float" office:value="1.125540827" calcext:value-type="float">
            <text:p>1.125540827</text:p>
          </table:table-cell>
          <table:table-cell office:value-type="float" office:value="1.299731798" calcext:value-type="float">
            <text:p>1.299731798</text:p>
          </table:table-cell>
          <table:table-cell office:value-type="float" office:value="1.306682815" calcext:value-type="float">
            <text:p>1.3066828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69];[.B169]/[.D169];&quot;&quot;)" office:value-type="float" office:value="0.907610496884989" calcext:value-type="float">
            <text:p>0.907610496884989</text:p>
          </table:table-cell>
          <table:table-cell table:formula="of:=IF([.E169];[.C169]/[.E169];&quot;&quot;)" office:value-type="float" office:value="0.861372640765923" calcext:value-type="float">
            <text:p>0.86137264076592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11492561" calcext:value-type="float">
            <text:p>1.111492561</text:p>
          </table:table-cell>
          <table:table-cell office:value-type="float" office:value="1.081534417" calcext:value-type="float">
            <text:p>1.081534417</text:p>
          </table:table-cell>
          <table:table-cell office:value-type="float" office:value="1.274217318" calcext:value-type="float">
            <text:p>1.274217318</text:p>
          </table:table-cell>
          <table:table-cell office:value-type="float" office:value="1.285630941" calcext:value-type="float">
            <text:p>1.2856309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70];[.B170]/[.D170];&quot;&quot;)" office:value-type="float" office:value="0.872294345162871" calcext:value-type="float">
            <text:p>0.872294345162871</text:p>
          </table:table-cell>
          <table:table-cell table:formula="of:=IF([.E170];[.C170]/[.E170];&quot;&quot;)" office:value-type="float" office:value="0.841247968222321" calcext:value-type="float">
            <text:p>0.84124796822232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9739732" calcext:value-type="float">
            <text:p>1.129739732</text:p>
          </table:table-cell>
          <table:table-cell office:value-type="float" office:value="1.180930877" calcext:value-type="float">
            <text:p>1.180930877</text:p>
          </table:table-cell>
          <table:table-cell office:value-type="float" office:value="1.139120581" calcext:value-type="float">
            <text:p>1.139120581</text:p>
          </table:table-cell>
          <table:table-cell office:value-type="float" office:value="1.151883559" calcext:value-type="float">
            <text:p>1.1518835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71];[.B171]/[.D171];&quot;&quot;)" office:value-type="float" office:value="0.991764832313218" calcext:value-type="float">
            <text:p>0.991764832313218</text:p>
          </table:table-cell>
          <table:table-cell table:formula="of:=IF([.E171];[.C171]/[.E171];&quot;&quot;)" office:value-type="float" office:value="1.0252172346528" calcext:value-type="float">
            <text:p>1.025217234652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9096459" calcext:value-type="float">
            <text:p>1.149096459</text:p>
          </table:table-cell>
          <table:table-cell office:value-type="float" office:value="1.148293" calcext:value-type="float">
            <text:p>1.148293</text:p>
          </table:table-cell>
          <table:table-cell office:value-type="float" office:value="1.350010852" calcext:value-type="float">
            <text:p>1.350010852</text:p>
          </table:table-cell>
          <table:table-cell office:value-type="float" office:value="1.269581951" calcext:value-type="float">
            <text:p>1.2695819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72];[.B172]/[.D172];&quot;&quot;)" office:value-type="float" office:value="0.851175720030434" calcext:value-type="float">
            <text:p>0.851175720030434</text:p>
          </table:table-cell>
          <table:table-cell table:formula="of:=IF([.E172];[.C172]/[.E172];&quot;&quot;)" office:value-type="float" office:value="0.904465441632605" calcext:value-type="float">
            <text:p>0.90446544163260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8246157" calcext:value-type="float">
            <text:p>1.208246157</text:p>
          </table:table-cell>
          <table:table-cell office:value-type="float" office:value="1.234131664" calcext:value-type="float">
            <text:p>1.234131664</text:p>
          </table:table-cell>
          <table:table-cell office:value-type="float" office:value="1.452708291" calcext:value-type="float">
            <text:p>1.452708291</text:p>
          </table:table-cell>
          <table:table-cell office:value-type="float" office:value="1.33163207" calcext:value-type="float">
            <text:p>1.33163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73];[.B173]/[.D173];&quot;&quot;)" office:value-type="float" office:value="0.831719736498702" calcext:value-type="float">
            <text:p>0.831719736498702</text:p>
          </table:table-cell>
          <table:table-cell table:formula="of:=IF([.E173];[.C173]/[.E173];&quot;&quot;)" office:value-type="float" office:value="0.926781272247371" calcext:value-type="float">
            <text:p>0.92678127224737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2023194" calcext:value-type="float">
            <text:p>1.212023194</text:p>
          </table:table-cell>
          <table:table-cell office:value-type="float" office:value="1.224678753" calcext:value-type="float">
            <text:p>1.224678753</text:p>
          </table:table-cell>
          <table:table-cell office:value-type="float" office:value="1.199635254" calcext:value-type="float">
            <text:p>1.199635254</text:p>
          </table:table-cell>
          <table:table-cell office:value-type="float" office:value="1.151095499" calcext:value-type="float">
            <text:p>1.1510954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74];[.B174]/[.D174];&quot;&quot;)" office:value-type="float" office:value="1.01032642210096" calcext:value-type="float">
            <text:p>1.01032642210096</text:p>
          </table:table-cell>
          <table:table-cell table:formula="of:=IF([.E174];[.C174]/[.E174];&quot;&quot;)" office:value-type="float" office:value="1.0639245432407" calcext:value-type="float">
            <text:p>1.063924543240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94102326" calcext:value-type="float">
            <text:p>1.494102326</text:p>
          </table:table-cell>
          <table:table-cell office:value-type="float" office:value="1.465472458" calcext:value-type="float">
            <text:p>1.465472458</text:p>
          </table:table-cell>
          <table:table-cell office:value-type="float" office:value="2.282959859" calcext:value-type="float">
            <text:p>2.282959859</text:p>
          </table:table-cell>
          <table:table-cell office:value-type="float" office:value="2.27916608" calcext:value-type="float">
            <text:p>2.279166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175];[.B175]/[.D175];&quot;&quot;)" office:value-type="float" office:value="0.654458430405543" calcext:value-type="float">
            <text:p>0.654458430405543</text:p>
          </table:table-cell>
          <table:table-cell table:formula="of:=IF([.E175];[.C175]/[.E175];&quot;&quot;)" office:value-type="float" office:value="0.642986253112366" calcext:value-type="float">
            <text:p>0.64298625311236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3485596" calcext:value-type="float">
            <text:p>1.173485596</text:p>
          </table:table-cell>
          <table:table-cell office:value-type="float" office:value="1.172814768" calcext:value-type="float">
            <text:p>1.172814768</text:p>
          </table:table-cell>
          <table:table-cell office:value-type="float" office:value="1.635795178" calcext:value-type="float">
            <text:p>1.635795178</text:p>
          </table:table-cell>
          <table:table-cell office:value-type="float" office:value="1.619737119" calcext:value-type="float">
            <text:p>1.6197371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6];[.B176]/[.D176];&quot;&quot;)" office:value-type="float" office:value="0.717379297715475" calcext:value-type="float">
            <text:p>0.717379297715475</text:p>
          </table:table-cell>
          <table:table-cell table:formula="of:=IF([.E176];[.C176]/[.E176];&quot;&quot;)" office:value-type="float" office:value="0.724077230954661" calcext:value-type="float">
            <text:p>0.72407723095466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73601687" calcext:value-type="float">
            <text:p>1.573601687</text:p>
          </table:table-cell>
          <table:table-cell office:value-type="float" office:value="1.265122739" calcext:value-type="float">
            <text:p>1.265122739</text:p>
          </table:table-cell>
          <table:table-cell office:value-type="float" office:value="1.568266724" calcext:value-type="float">
            <text:p>1.568266724</text:p>
          </table:table-cell>
          <table:table-cell office:value-type="float" office:value="1.373192162" calcext:value-type="float">
            <text:p>1.3731921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77];[.B177]/[.D177];&quot;&quot;)" office:value-type="float" office:value="1.00340182120704" calcext:value-type="float">
            <text:p>1.00340182120704</text:p>
          </table:table-cell>
          <table:table-cell table:formula="of:=IF([.E177];[.C177]/[.E177];&quot;&quot;)" office:value-type="float" office:value="0.921300582692956" calcext:value-type="float">
            <text:p>0.92130058269295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2324926" calcext:value-type="float">
            <text:p>1.182324926</text:p>
          </table:table-cell>
          <table:table-cell office:value-type="float" office:value="1.142191284" calcext:value-type="float">
            <text:p>1.142191284</text:p>
          </table:table-cell>
          <table:table-cell office:value-type="float" office:value="1.407772329" calcext:value-type="float">
            <text:p>1.407772329</text:p>
          </table:table-cell>
          <table:table-cell office:value-type="float" office:value="1.390337125" calcext:value-type="float">
            <text:p>1.3903371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78];[.B178]/[.D178];&quot;&quot;)" office:value-type="float" office:value="0.839855210707157" calcext:value-type="float">
            <text:p>0.839855210707157</text:p>
          </table:table-cell>
          <table:table-cell table:formula="of:=IF([.E178];[.C178]/[.E178];&quot;&quot;)" office:value-type="float" office:value="0.821521099783623" calcext:value-type="float">
            <text:p>0.82152109978362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6234673" calcext:value-type="float">
            <text:p>1.226234673</text:p>
          </table:table-cell>
          <table:table-cell office:value-type="float" office:value="1.195628412" calcext:value-type="float">
            <text:p>1.195628412</text:p>
          </table:table-cell>
          <table:table-cell office:value-type="float" office:value="2.306444155" calcext:value-type="float">
            <text:p>2.306444155</text:p>
          </table:table-cell>
          <table:table-cell office:value-type="float" office:value="2.190666827" calcext:value-type="float">
            <text:p>2.1906668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79];[.B179]/[.D179];&quot;&quot;)" office:value-type="float" office:value="0.531655912995648" calcext:value-type="float">
            <text:p>0.531655912995648</text:p>
          </table:table-cell>
          <table:table-cell table:formula="of:=IF([.E179];[.C179]/[.E179];&quot;&quot;)" office:value-type="float" office:value="0.545782862671705" calcext:value-type="float">
            <text:p>0.54578286267170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6429491" calcext:value-type="float">
            <text:p>1.226429491</text:p>
          </table:table-cell>
          <table:table-cell office:value-type="float" office:value="1.241082054" calcext:value-type="float">
            <text:p>1.2410820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180];[.B180]/[.D180];&quot;&quot;)">
            <text:p/>
          </table:table-cell>
          <table:table-cell table:formula="of:=IF([.E180];[.C180]/[.E18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0603634" calcext:value-type="float">
            <text:p>1.200603634</text:p>
          </table:table-cell>
          <table:table-cell office:value-type="float" office:value="1.189160091" calcext:value-type="float">
            <text:p>1.189160091</text:p>
          </table:table-cell>
          <table:table-cell office:value-type="float" office:value="1.330950604" calcext:value-type="float">
            <text:p>1.330950604</text:p>
          </table:table-cell>
          <table:table-cell office:value-type="float" office:value="1.275386592" calcext:value-type="float">
            <text:p>1.275386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81];[.B181]/[.D181];&quot;&quot;)" office:value-type="float" office:value="0.902064757618908" calcext:value-type="float">
            <text:p>0.902064757618908</text:p>
          </table:table-cell>
          <table:table-cell table:formula="of:=IF([.E181];[.C181]/[.E181];&quot;&quot;)" office:value-type="float" office:value="0.932391871185674" calcext:value-type="float">
            <text:p>0.93239187118567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0926219" calcext:value-type="float">
            <text:p>1.170926219</text:p>
          </table:table-cell>
          <table:table-cell office:value-type="float" office:value="1.16118664" calcext:value-type="float">
            <text:p>1.16118664</text:p>
          </table:table-cell>
          <table:table-cell office:value-type="float" office:value="1.37215966" calcext:value-type="float">
            <text:p>1.37215966</text:p>
          </table:table-cell>
          <table:table-cell office:value-type="float" office:value="1.433059854" calcext:value-type="float">
            <text:p>1.4330598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82];[.B182]/[.D182];&quot;&quot;)" office:value-type="float" office:value="0.853345461999663" calcext:value-type="float">
            <text:p>0.853345461999663</text:p>
          </table:table-cell>
          <table:table-cell table:formula="of:=IF([.E182];[.C182]/[.E182];&quot;&quot;)" office:value-type="float" office:value="0.810284815919489" calcext:value-type="float">
            <text:p>0.81028481591948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9097907" calcext:value-type="float">
            <text:p>1.199097907</text:p>
          </table:table-cell>
          <table:table-cell office:value-type="float" office:value="1.175244033" calcext:value-type="float">
            <text:p>1.1752440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83];[.B183]/[.D183];&quot;&quot;)">
            <text:p/>
          </table:table-cell>
          <table:table-cell table:formula="of:=IF([.E183];[.C183]/[.E18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9374104" calcext:value-type="float">
            <text:p>1.209374104</text:p>
          </table:table-cell>
          <table:table-cell office:value-type="float" office:value="1.14541256" calcext:value-type="float">
            <text:p>1.14541256</text:p>
          </table:table-cell>
          <table:table-cell office:value-type="float" office:value="1.333744792" calcext:value-type="float">
            <text:p>1.333744792</text:p>
          </table:table-cell>
          <table:table-cell office:value-type="float" office:value="1.299089244" calcext:value-type="float">
            <text:p>1.2990892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84];[.B184]/[.D184];&quot;&quot;)" office:value-type="float" office:value="0.906750760155921" calcext:value-type="float">
            <text:p>0.906750760155921</text:p>
          </table:table-cell>
          <table:table-cell table:formula="of:=IF([.E184];[.C184]/[.E184];&quot;&quot;)" office:value-type="float" office:value="0.881704290363596" calcext:value-type="float">
            <text:p>0.88170429036359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7331166" calcext:value-type="float">
            <text:p>1.177331166</text:p>
          </table:table-cell>
          <table:table-cell office:value-type="float" office:value="1.12941342" calcext:value-type="float">
            <text:p>1.12941342</text:p>
          </table:table-cell>
          <table:table-cell office:value-type="float" office:value="1.315187202" calcext:value-type="float">
            <text:p>1.315187202</text:p>
          </table:table-cell>
          <table:table-cell office:value-type="float" office:value="1.400392817" calcext:value-type="float">
            <text:p>1.4003928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85];[.B185]/[.D185];&quot;&quot;)" office:value-type="float" office:value="0.895181434406933" calcext:value-type="float">
            <text:p>0.895181434406933</text:p>
          </table:table-cell>
          <table:table-cell table:formula="of:=IF([.E185];[.C185]/[.E185];&quot;&quot;)" office:value-type="float" office:value="0.806497581456818" calcext:value-type="float">
            <text:p>0.80649758145681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190061" calcext:value-type="float">
            <text:p>1.36190061</text:p>
          </table:table-cell>
          <table:table-cell office:value-type="float" office:value="1.311108873" calcext:value-type="float">
            <text:p>1.311108873</text:p>
          </table:table-cell>
          <table:table-cell office:value-type="float" office:value="1.383936419" calcext:value-type="float">
            <text:p>1.383936419</text:p>
          </table:table-cell>
          <table:table-cell office:value-type="float" office:value="1.331114309" calcext:value-type="float">
            <text:p>1.3311143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86];[.B186]/[.D186];&quot;&quot;)" office:value-type="float" office:value="0.98407744120505" calcext:value-type="float">
            <text:p>0.98407744120505</text:p>
          </table:table-cell>
          <table:table-cell table:formula="of:=IF([.E186];[.C186]/[.E186];&quot;&quot;)" office:value-type="float" office:value="0.984970910563625" calcext:value-type="float">
            <text:p>0.98497091056362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4566364" calcext:value-type="float">
            <text:p>1.174566364</text:p>
          </table:table-cell>
          <table:table-cell office:value-type="float" office:value="1.163629108" calcext:value-type="float">
            <text:p>1.163629108</text:p>
          </table:table-cell>
          <table:table-cell office:value-type="float" office:value="1.202845672" calcext:value-type="float">
            <text:p>1.202845672</text:p>
          </table:table-cell>
          <table:table-cell office:value-type="float" office:value="1.224300462" calcext:value-type="float">
            <text:p>1.2243004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87];[.B187]/[.D187];&quot;&quot;)" office:value-type="float" office:value="0.976489662258185" calcext:value-type="float">
            <text:p>0.976489662258185</text:p>
          </table:table-cell>
          <table:table-cell table:formula="of:=IF([.E187];[.C187]/[.E187];&quot;&quot;)" office:value-type="float" office:value="0.950444065094211" calcext:value-type="float">
            <text:p>0.95044406509421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6327681" calcext:value-type="float">
            <text:p>1.156327681</text:p>
          </table:table-cell>
          <table:table-cell office:value-type="float" office:value="1.163289959" calcext:value-type="float">
            <text:p>1.163289959</text:p>
          </table:table-cell>
          <table:table-cell office:value-type="float" office:value="1.632102316" calcext:value-type="float">
            <text:p>1.632102316</text:p>
          </table:table-cell>
          <table:table-cell office:value-type="float" office:value="1.561914293" calcext:value-type="float">
            <text:p>1.5619142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88];[.B188]/[.D188];&quot;&quot;)" office:value-type="float" office:value="0.70848970047047" calcext:value-type="float">
            <text:p>0.70848970047047</text:p>
          </table:table-cell>
          <table:table-cell table:formula="of:=IF([.E188];[.C188]/[.E188];&quot;&quot;)" office:value-type="float" office:value="0.744784758173668" calcext:value-type="float">
            <text:p>0.74478475817366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0248371" calcext:value-type="float">
            <text:p>1.150248371</text:p>
          </table:table-cell>
          <table:table-cell office:value-type="float" office:value="1.189365554" calcext:value-type="float">
            <text:p>1.189365554</text:p>
          </table:table-cell>
          <table:table-cell office:value-type="float" office:value="1.411053528" calcext:value-type="float">
            <text:p>1.411053528</text:p>
          </table:table-cell>
          <table:table-cell office:value-type="float" office:value="1.352542167" calcext:value-type="float">
            <text:p>1.3525421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89];[.B189]/[.D189];&quot;&quot;)" office:value-type="float" office:value="0.815169905446705" calcext:value-type="float">
            <text:p>0.815169905446705</text:p>
          </table:table-cell>
          <table:table-cell table:formula="of:=IF([.E189];[.C189]/[.E189];&quot;&quot;)" office:value-type="float" office:value="0.879355618640761" calcext:value-type="float">
            <text:p>0.87935561864076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9092103" calcext:value-type="float">
            <text:p>1.149092103</text:p>
          </table:table-cell>
          <table:table-cell office:value-type="float" office:value="1.153643118" calcext:value-type="float">
            <text:p>1.153643118</text:p>
          </table:table-cell>
          <table:table-cell office:value-type="float" office:value="1.352090668" calcext:value-type="float">
            <text:p>1.352090668</text:p>
          </table:table-cell>
          <table:table-cell office:value-type="float" office:value="1.352669856" calcext:value-type="float">
            <text:p>1.3526698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90];[.B190]/[.D190];&quot;&quot;)" office:value-type="float" office:value="0.849863200890016" calcext:value-type="float">
            <text:p>0.849863200890016</text:p>
          </table:table-cell>
          <table:table-cell table:formula="of:=IF([.E190];[.C190]/[.E190];&quot;&quot;)" office:value-type="float" office:value="0.852863773730757" calcext:value-type="float">
            <text:p>0.85286377373075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2188002" calcext:value-type="float">
            <text:p>1.282188002</text:p>
          </table:table-cell>
          <table:table-cell office:value-type="float" office:value="1.208207952" calcext:value-type="float">
            <text:p>1.208207952</text:p>
          </table:table-cell>
          <table:table-cell office:value-type="float" office:value="1.485026807" calcext:value-type="float">
            <text:p>1.485026807</text:p>
          </table:table-cell>
          <table:table-cell office:value-type="float" office:value="1.356077504" calcext:value-type="float">
            <text:p>1.3560775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91];[.B191]/[.D191];&quot;&quot;)" office:value-type="float" office:value="0.863410677811421" calcext:value-type="float">
            <text:p>0.863410677811421</text:p>
          </table:table-cell>
          <table:table-cell table:formula="of:=IF([.E191];[.C191]/[.E191];&quot;&quot;)" office:value-type="float" office:value="0.890957890265245" calcext:value-type="float">
            <text:p>0.89095789026524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6862632" calcext:value-type="float">
            <text:p>1.176862632</text:p>
          </table:table-cell>
          <table:table-cell office:value-type="float" office:value="1.160626074" calcext:value-type="float">
            <text:p>1.160626074</text:p>
          </table:table-cell>
          <table:table-cell office:value-type="float" office:value="1.367444307" calcext:value-type="float">
            <text:p>1.367444307</text:p>
          </table:table-cell>
          <table:table-cell office:value-type="float" office:value="1.318083226" calcext:value-type="float">
            <text:p>1.3180832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2];[.B192]/[.D192];&quot;&quot;)" office:value-type="float" office:value="0.860629296546554" calcext:value-type="float">
            <text:p>0.860629296546554</text:p>
          </table:table-cell>
          <table:table-cell table:formula="of:=IF([.E192];[.C192]/[.E192];&quot;&quot;)" office:value-type="float" office:value="0.880540811919869" calcext:value-type="float">
            <text:p>0.88054081191986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2177732" calcext:value-type="float">
            <text:p>1.192177732</text:p>
          </table:table-cell>
          <table:table-cell office:value-type="float" office:value="1.159640627" calcext:value-type="float">
            <text:p>1.159640627</text:p>
          </table:table-cell>
          <table:table-cell office:value-type="float" office:value="1.357551598" calcext:value-type="float">
            <text:p>1.357551598</text:p>
          </table:table-cell>
          <table:table-cell office:value-type="float" office:value="1.281615763" calcext:value-type="float">
            <text:p>1.2816157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93];[.B193]/[.D193];&quot;&quot;)" office:value-type="float" office:value="0.87818226117988" calcext:value-type="float">
            <text:p>0.87818226117988</text:p>
          </table:table-cell>
          <table:table-cell table:formula="of:=IF([.E193];[.C193]/[.E193];&quot;&quot;)" office:value-type="float" office:value="0.904827063210832" calcext:value-type="float">
            <text:p>0.90482706321083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4187163" calcext:value-type="float">
            <text:p>1.204187163</text:p>
          </table:table-cell>
          <table:table-cell office:value-type="float" office:value="1.169217145" calcext:value-type="float">
            <text:p>1.169217145</text:p>
          </table:table-cell>
          <table:table-cell office:value-type="float" office:value="1.487443928" calcext:value-type="float">
            <text:p>1.487443928</text:p>
          </table:table-cell>
          <table:table-cell office:value-type="float" office:value="1.497667484" calcext:value-type="float">
            <text:p>1.4976674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94];[.B194]/[.D194];&quot;&quot;)" office:value-type="float" office:value="0.80956810561534" calcext:value-type="float">
            <text:p>0.80956810561534</text:p>
          </table:table-cell>
          <table:table-cell table:formula="of:=IF([.E194];[.C194]/[.E194];&quot;&quot;)" office:value-type="float" office:value="0.780692081180284" calcext:value-type="float">
            <text:p>0.78069208118028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1287478" calcext:value-type="float">
            <text:p>1.171287478</text:p>
          </table:table-cell>
          <table:table-cell office:value-type="float" office:value="1.150588395" calcext:value-type="float">
            <text:p>1.150588395</text:p>
          </table:table-cell>
          <table:table-cell office:value-type="float" office:value="1.562181706" calcext:value-type="float">
            <text:p>1.562181706</text:p>
          </table:table-cell>
          <table:table-cell office:value-type="float" office:value="1.512205046" calcext:value-type="float">
            <text:p>1.5122050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5];[.B195]/[.D195];&quot;&quot;)" office:value-type="float" office:value="0.749776721556359" calcext:value-type="float">
            <text:p>0.749776721556359</text:p>
          </table:table-cell>
          <table:table-cell table:formula="of:=IF([.E195];[.C195]/[.E195];&quot;&quot;)" office:value-type="float" office:value="0.760867977556001" calcext:value-type="float">
            <text:p>0.76086797755600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4012528" calcext:value-type="float">
            <text:p>1.134012528</text:p>
          </table:table-cell>
          <table:table-cell office:value-type="float" office:value="1.152636457" calcext:value-type="float">
            <text:p>1.152636457</text:p>
          </table:table-cell>
          <table:table-cell office:value-type="float" office:value="1.407312704" calcext:value-type="float">
            <text:p>1.407312704</text:p>
          </table:table-cell>
          <table:table-cell office:value-type="float" office:value="1.359437259" calcext:value-type="float">
            <text:p>1.359437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96];[.B196]/[.D196];&quot;&quot;)" office:value-type="float" office:value="0.805799965264863" calcext:value-type="float">
            <text:p>0.805799965264863</text:p>
          </table:table-cell>
          <table:table-cell table:formula="of:=IF([.E196];[.C196]/[.E196];&quot;&quot;)" office:value-type="float" office:value="0.847877641552857" calcext:value-type="float">
            <text:p>0.84787764155285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0690401" calcext:value-type="float">
            <text:p>1.160690401</text:p>
          </table:table-cell>
          <table:table-cell office:value-type="float" office:value="1.187667553" calcext:value-type="float">
            <text:p>1.187667553</text:p>
          </table:table-cell>
          <table:table-cell office:value-type="float" office:value="1.461808418" calcext:value-type="float">
            <text:p>1.461808418</text:p>
          </table:table-cell>
          <table:table-cell office:value-type="float" office:value="1.426474981" calcext:value-type="float">
            <text:p>1.4264749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7];[.B197]/[.D197];&quot;&quot;)" office:value-type="float" office:value="0.794009930923794" calcext:value-type="float">
            <text:p>0.794009930923794</text:p>
          </table:table-cell>
          <table:table-cell table:formula="of:=IF([.E197];[.C197]/[.E197];&quot;&quot;)" office:value-type="float" office:value="0.832589122711014" calcext:value-type="float">
            <text:p>0.8325891227110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4680119" calcext:value-type="float">
            <text:p>1.154680119</text:p>
          </table:table-cell>
          <table:table-cell office:value-type="float" office:value="1.196845193" calcext:value-type="float">
            <text:p>1.1968451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198];[.B198]/[.D198];&quot;&quot;)">
            <text:p/>
          </table:table-cell>
          <table:table-cell table:formula="of:=IF([.E198];[.C198]/[.E1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4301751" calcext:value-type="float">
            <text:p>1.194301751</text:p>
          </table:table-cell>
          <table:table-cell office:value-type="float" office:value="1.135029503" calcext:value-type="float">
            <text:p>1.135029503</text:p>
          </table:table-cell>
          <table:table-cell office:value-type="float" office:value="1.300150589" calcext:value-type="float">
            <text:p>1.300150589</text:p>
          </table:table-cell>
          <table:table-cell office:value-type="float" office:value="1.305442762" calcext:value-type="float">
            <text:p>1.3054427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9];[.B199]/[.D199];&quot;&quot;)" office:value-type="float" office:value="0.918587247588441" calcext:value-type="float">
            <text:p>0.918587247588441</text:p>
          </table:table-cell>
          <table:table-cell table:formula="of:=IF([.E199];[.C199]/[.E199];&quot;&quot;)" office:value-type="float" office:value="0.869459417172057" calcext:value-type="float">
            <text:p>0.86945941717205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3983387" calcext:value-type="float">
            <text:p>1.173983387</text:p>
          </table:table-cell>
          <table:table-cell office:value-type="float" office:value="1.148245489" calcext:value-type="float">
            <text:p>1.148245489</text:p>
          </table:table-cell>
          <table:table-cell office:value-type="float" office:value="1.360107484" calcext:value-type="float">
            <text:p>1.360107484</text:p>
          </table:table-cell>
          <table:table-cell office:value-type="float" office:value="1.283577392" calcext:value-type="float">
            <text:p>1.283577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00];[.B200]/[.D200];&quot;&quot;)" office:value-type="float" office:value="0.863154861516812" calcext:value-type="float">
            <text:p>0.863154861516812</text:p>
          </table:table-cell>
          <table:table-cell table:formula="of:=IF([.E200];[.C200]/[.E200];&quot;&quot;)" office:value-type="float" office:value="0.894566619945578" calcext:value-type="float">
            <text:p>0.89456661994557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5396457" calcext:value-type="float">
            <text:p>1.195396457</text:p>
          </table:table-cell>
          <table:table-cell office:value-type="float" office:value="1.19718778" calcext:value-type="float">
            <text:p>1.19718778</text:p>
          </table:table-cell>
          <table:table-cell office:value-type="float" office:value="1.338142835" calcext:value-type="float">
            <text:p>1.338142835</text:p>
          </table:table-cell>
          <table:table-cell office:value-type="float" office:value="1.309257549" calcext:value-type="float">
            <text:p>1.3092575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01];[.B201]/[.D201];&quot;&quot;)" office:value-type="float" office:value="0.893325006668664" calcext:value-type="float">
            <text:p>0.893325006668664</text:p>
          </table:table-cell>
          <table:table-cell table:formula="of:=IF([.E201];[.C201]/[.E201];&quot;&quot;)" office:value-type="float" office:value="0.914402044818761" calcext:value-type="float">
            <text:p>0.91440204481876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0528894" calcext:value-type="float">
            <text:p>1.220528894</text:p>
          </table:table-cell>
          <table:table-cell office:value-type="float" office:value="1.158040717" calcext:value-type="float">
            <text:p>1.158040717</text:p>
          </table:table-cell>
          <table:table-cell office:value-type="float" office:value="1.560812894" calcext:value-type="float">
            <text:p>1.560812894</text:p>
          </table:table-cell>
          <table:table-cell office:value-type="float" office:value="1.50958272" calcext:value-type="float">
            <text:p>1.509582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2];[.B202]/[.D202];&quot;&quot;)" office:value-type="float" office:value="0.781982836438562" calcext:value-type="float">
            <text:p>0.781982836438562</text:p>
          </table:table-cell>
          <table:table-cell table:formula="of:=IF([.E202];[.C202]/[.E202];&quot;&quot;)" office:value-type="float" office:value="0.767126373174171" calcext:value-type="float">
            <text:p>0.76712637317417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6702796" calcext:value-type="float">
            <text:p>1.176702796</text:p>
          </table:table-cell>
          <table:table-cell office:value-type="float" office:value="1.158320025" calcext:value-type="float">
            <text:p>1.158320025</text:p>
          </table:table-cell>
          <table:table-cell office:value-type="float" office:value="1.378297354" calcext:value-type="float">
            <text:p>1.378297354</text:p>
          </table:table-cell>
          <table:table-cell office:value-type="float" office:value="1.414297878" calcext:value-type="float">
            <text:p>1.4142978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03];[.B203]/[.D203];&quot;&quot;)" office:value-type="float" office:value="0.853736526871399" calcext:value-type="float">
            <text:p>0.853736526871399</text:p>
          </table:table-cell>
          <table:table-cell table:formula="of:=IF([.E203];[.C203]/[.E203];&quot;&quot;)" office:value-type="float" office:value="0.819007115133351" calcext:value-type="float">
            <text:p>0.81900711513335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9107056" calcext:value-type="float">
            <text:p>1.139107056</text:p>
          </table:table-cell>
          <table:table-cell office:value-type="float" office:value="1.149174804" calcext:value-type="float">
            <text:p>1.149174804</text:p>
          </table:table-cell>
          <table:table-cell office:value-type="float" office:value="1.173762635" calcext:value-type="float">
            <text:p>1.173762635</text:p>
          </table:table-cell>
          <table:table-cell office:value-type="float" office:value="1.196254352" calcext:value-type="float">
            <text:p>1.196254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04];[.B204]/[.D204];&quot;&quot;)" office:value-type="float" office:value="0.970474797913464" calcext:value-type="float">
            <text:p>0.970474797913464</text:p>
          </table:table-cell>
          <table:table-cell table:formula="of:=IF([.E204];[.C204]/[.E204];&quot;&quot;)" office:value-type="float" office:value="0.960644199186161" calcext:value-type="float">
            <text:p>0.96064419918616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5704181" calcext:value-type="float">
            <text:p>1.205704181</text:p>
          </table:table-cell>
          <table:table-cell office:value-type="float" office:value="1.213117087" calcext:value-type="float">
            <text:p>1.213117087</text:p>
          </table:table-cell>
          <table:table-cell office:value-type="float" office:value="1.1873007" calcext:value-type="float">
            <text:p>1.1873007</text:p>
          </table:table-cell>
          <table:table-cell office:value-type="float" office:value="1.255096671" calcext:value-type="float">
            <text:p>1.255096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05];[.B205]/[.D205];&quot;&quot;)" office:value-type="float" office:value="1.01550026964526" calcext:value-type="float">
            <text:p>1.01550026964526</text:p>
          </table:table-cell>
          <table:table-cell table:formula="of:=IF([.E205];[.C205]/[.E205];&quot;&quot;)" office:value-type="float" office:value="0.966552708671793" calcext:value-type="float">
            <text:p>0.96655270867179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7094917" calcext:value-type="float">
            <text:p>1.117094917</text:p>
          </table:table-cell>
          <table:table-cell office:value-type="float" office:value="1.151302336" calcext:value-type="float">
            <text:p>1.151302336</text:p>
          </table:table-cell>
          <table:table-cell office:value-type="float" office:value="1.609458444" calcext:value-type="float">
            <text:p>1.609458444</text:p>
          </table:table-cell>
          <table:table-cell office:value-type="float" office:value="1.466661056" calcext:value-type="float">
            <text:p>1.4666610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06];[.B206]/[.D206];&quot;&quot;)" office:value-type="float" office:value="0.694081242771124" calcext:value-type="float">
            <text:p>0.694081242771124</text:p>
          </table:table-cell>
          <table:table-cell table:formula="of:=IF([.E206];[.C206]/[.E206];&quot;&quot;)" office:value-type="float" office:value="0.784981868367002" calcext:value-type="float">
            <text:p>0.78498186836700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3942638" calcext:value-type="float">
            <text:p>1.193942638</text:p>
          </table:table-cell>
          <table:table-cell office:value-type="float" office:value="1.177484741" calcext:value-type="float">
            <text:p>1.177484741</text:p>
          </table:table-cell>
          <table:table-cell office:value-type="float" office:value="1.386796763" calcext:value-type="float">
            <text:p>1.386796763</text:p>
          </table:table-cell>
          <table:table-cell office:value-type="float" office:value="1.339260607" calcext:value-type="float">
            <text:p>1.3392606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07];[.B207]/[.D207];&quot;&quot;)" office:value-type="float" office:value="0.860935552962493" calcext:value-type="float">
            <text:p>0.860935552962493</text:p>
          </table:table-cell>
          <table:table-cell table:formula="of:=IF([.E207];[.C207]/[.E207];&quot;&quot;)" office:value-type="float" office:value="0.879205088871848" calcext:value-type="float">
            <text:p>0.87920508887184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077091" calcext:value-type="float">
            <text:p>1.39077091</text:p>
          </table:table-cell>
          <table:table-cell office:value-type="float" office:value="1.30419195" calcext:value-type="float">
            <text:p>1.30419195</text:p>
          </table:table-cell>
          <table:table-cell office:value-type="float" office:value="7.645939111" calcext:value-type="float">
            <text:p>7.645939111</text:p>
          </table:table-cell>
          <table:table-cell office:value-type="float" office:value="6.981934817" calcext:value-type="float">
            <text:p>6.9819348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08];[.B208]/[.D208];&quot;&quot;)" office:value-type="float" office:value="0.181896676106031" calcext:value-type="float">
            <text:p>0.181896676106031</text:p>
          </table:table-cell>
          <table:table-cell table:formula="of:=IF([.E208];[.C208]/[.E208];&quot;&quot;)" office:value-type="float" office:value="0.186795205653379" calcext:value-type="float">
            <text:p>0.18679520565337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5604745" calcext:value-type="float">
            <text:p>1.175604745</text:p>
          </table:table-cell>
          <table:table-cell office:value-type="float" office:value="1.122022989" calcext:value-type="float">
            <text:p>1.122022989</text:p>
          </table:table-cell>
          <table:table-cell office:value-type="float" office:value="1.442673151" calcext:value-type="float">
            <text:p>1.442673151</text:p>
          </table:table-cell>
          <table:table-cell office:value-type="float" office:value="1.362328731" calcext:value-type="float">
            <text:p>1.362328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9];[.B209]/[.D209];&quot;&quot;)" office:value-type="float" office:value="0.814879478546558" calcext:value-type="float">
            <text:p>0.814879478546558</text:p>
          </table:table-cell>
          <table:table-cell table:formula="of:=IF([.E209];[.C209]/[.E209];&quot;&quot;)" office:value-type="float" office:value="0.82360664020966" calcext:value-type="float">
            <text:p>0.8236066402096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6338935" calcext:value-type="float">
            <text:p>1.166338935</text:p>
          </table:table-cell>
          <table:table-cell office:value-type="float" office:value="1.17085079" calcext:value-type="float">
            <text:p>1.17085079</text:p>
          </table:table-cell>
          <table:table-cell office:value-type="float" office:value="2.38185163" calcext:value-type="float">
            <text:p>2.38185163</text:p>
          </table:table-cell>
          <table:table-cell office:value-type="float" office:value="2.289496418" calcext:value-type="float">
            <text:p>2.2894964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10];[.B210]/[.D210];&quot;&quot;)" office:value-type="float" office:value="0.489677409083621" calcext:value-type="float">
            <text:p>0.489677409083621</text:p>
          </table:table-cell>
          <table:table-cell table:formula="of:=IF([.E210];[.C210]/[.E210];&quot;&quot;)" office:value-type="float" office:value="0.51140101412467" calcext:value-type="float">
            <text:p>0.5114010141246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29160078" calcext:value-type="float">
            <text:p>1.329160078</text:p>
          </table:table-cell>
          <table:table-cell office:value-type="float" office:value="1.302297704" calcext:value-type="float">
            <text:p>1.302297704</text:p>
          </table:table-cell>
          <table:table-cell office:value-type="float" office:value="1.509391263" calcext:value-type="float">
            <text:p>1.509391263</text:p>
          </table:table-cell>
          <table:table-cell office:value-type="float" office:value="1.459535715" calcext:value-type="float">
            <text:p>1.4595357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11];[.B211]/[.D211];&quot;&quot;)" office:value-type="float" office:value="0.880593462134013" calcext:value-type="float">
            <text:p>0.880593462134013</text:p>
          </table:table-cell>
          <table:table-cell table:formula="of:=IF([.E211];[.C211]/[.E211];&quot;&quot;)" office:value-type="float" office:value="0.892268473197314" calcext:value-type="float">
            <text:p>0.8922684731973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9167054" calcext:value-type="float">
            <text:p>1.129167054</text:p>
          </table:table-cell>
          <table:table-cell office:value-type="float" office:value="1.170035002" calcext:value-type="float">
            <text:p>1.170035002</text:p>
          </table:table-cell>
          <table:table-cell office:value-type="float" office:value="1.338072817" calcext:value-type="float">
            <text:p>1.338072817</text:p>
          </table:table-cell>
          <table:table-cell office:value-type="float" office:value="1.251331339" calcext:value-type="float">
            <text:p>1.2513313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12];[.B212]/[.D212];&quot;&quot;)" office:value-type="float" office:value="0.8438756393928" calcext:value-type="float">
            <text:p>0.8438756393928</text:p>
          </table:table-cell>
          <table:table-cell table:formula="of:=IF([.E212];[.C212]/[.E212];&quot;&quot;)" office:value-type="float" office:value="0.935032125811723" calcext:value-type="float">
            <text:p>0.93503212581172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354672" calcext:value-type="float">
            <text:p>1.17354672</text:p>
          </table:table-cell>
          <table:table-cell office:value-type="float" office:value="1.159693235" calcext:value-type="float">
            <text:p>1.159693235</text:p>
          </table:table-cell>
          <table:table-cell office:value-type="float" office:value="1.416882352" calcext:value-type="float">
            <text:p>1.416882352</text:p>
          </table:table-cell>
          <table:table-cell office:value-type="float" office:value="1.348677443" calcext:value-type="float">
            <text:p>1.3486774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13];[.B213]/[.D213];&quot;&quot;)" office:value-type="float" office:value="0.828259818709352" calcext:value-type="float">
            <text:p>0.828259818709352</text:p>
          </table:table-cell>
          <table:table-cell table:formula="of:=IF([.E213];[.C213]/[.E213];&quot;&quot;)" office:value-type="float" office:value="0.859874420692005" calcext:value-type="float">
            <text:p>0.8598744206920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7885736" calcext:value-type="float">
            <text:p>1.217885736</text:p>
          </table:table-cell>
          <table:table-cell office:value-type="float" office:value="1.183763726" calcext:value-type="float">
            <text:p>1.183763726</text:p>
          </table:table-cell>
          <table:table-cell office:value-type="float" office:value="1.335007056" calcext:value-type="float">
            <text:p>1.335007056</text:p>
          </table:table-cell>
          <table:table-cell office:value-type="float" office:value="1.3244863" calcext:value-type="float">
            <text:p>1.3244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14];[.B214]/[.D214];&quot;&quot;)" office:value-type="float" office:value="0.912269137849411" calcext:value-type="float">
            <text:p>0.912269137849411</text:p>
          </table:table-cell>
          <table:table-cell table:formula="of:=IF([.E214];[.C214]/[.E214];&quot;&quot;)" office:value-type="float" office:value="0.893753092047838" calcext:value-type="float">
            <text:p>0.89375309204783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6915269" calcext:value-type="float">
            <text:p>1.176915269</text:p>
          </table:table-cell>
          <table:table-cell office:value-type="float" office:value="1.160776541" calcext:value-type="float">
            <text:p>1.160776541</text:p>
          </table:table-cell>
          <table:table-cell office:value-type="float" office:value="1.414724788" calcext:value-type="float">
            <text:p>1.414724788</text:p>
          </table:table-cell>
          <table:table-cell office:value-type="float" office:value="1.404459561" calcext:value-type="float">
            <text:p>1.4044595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5];[.B215]/[.D215];&quot;&quot;)" office:value-type="float" office:value="0.831904041678529" calcext:value-type="float">
            <text:p>0.831904041678529</text:p>
          </table:table-cell>
          <table:table-cell table:formula="of:=IF([.E215];[.C215]/[.E215];&quot;&quot;)" office:value-type="float" office:value="0.826493388085526" calcext:value-type="float">
            <text:p>0.8264933880855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5187639" calcext:value-type="float">
            <text:p>1.235187639</text:p>
          </table:table-cell>
          <table:table-cell office:value-type="float" office:value="1.218737392" calcext:value-type="float">
            <text:p>1.218737392</text:p>
          </table:table-cell>
          <table:table-cell office:value-type="float" office:value="1.38302862" calcext:value-type="float">
            <text:p>1.38302862</text:p>
          </table:table-cell>
          <table:table-cell office:value-type="float" office:value="1.313445455" calcext:value-type="float">
            <text:p>1.3134454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16];[.B216]/[.D216];&quot;&quot;)" office:value-type="float" office:value="0.893103455082513" calcext:value-type="float">
            <text:p>0.893103455082513</text:p>
          </table:table-cell>
          <table:table-cell table:formula="of:=IF([.E216];[.C216]/[.E216];&quot;&quot;)" office:value-type="float" office:value="0.927893417545839" calcext:value-type="float">
            <text:p>0.92789341754583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02178556" calcext:value-type="float">
            <text:p>1.202178556</text:p>
          </table:table-cell>
          <table:table-cell office:value-type="float" office:value="1.195851706" calcext:value-type="float">
            <text:p>1.195851706</text:p>
          </table:table-cell>
          <table:table-cell office:value-type="float" office:value="1.602346468" calcext:value-type="float">
            <text:p>1.602346468</text:p>
          </table:table-cell>
          <table:table-cell office:value-type="float" office:value="1.539498292" calcext:value-type="float">
            <text:p>1.5394982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17];[.B217]/[.D217];&quot;&quot;)" office:value-type="float" office:value="0.750261307406583" calcext:value-type="float">
            <text:p>0.750261307406583</text:p>
          </table:table-cell>
          <table:table-cell table:formula="of:=IF([.E217];[.C217]/[.E217];&quot;&quot;)" office:value-type="float" office:value="0.776780144683655" calcext:value-type="float">
            <text:p>0.77678014468365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757548" calcext:value-type="float">
            <text:p>1.19757548</text:p>
          </table:table-cell>
          <table:table-cell office:value-type="float" office:value="1.153310253" calcext:value-type="float">
            <text:p>1.1533102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18];[.B218]/[.D218];&quot;&quot;)">
            <text:p/>
          </table:table-cell>
          <table:table-cell table:formula="of:=IF([.E218];[.C218]/[.E21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523055" calcext:value-type="float">
            <text:p>1.149523055</text:p>
          </table:table-cell>
          <table:table-cell office:value-type="float" office:value="1.211231656" calcext:value-type="float">
            <text:p>1.211231656</text:p>
          </table:table-cell>
          <table:table-cell office:value-type="float" office:value="1.421866122" calcext:value-type="float">
            <text:p>1.421866122</text:p>
          </table:table-cell>
          <table:table-cell office:value-type="float" office:value="1.38858269" calcext:value-type="float">
            <text:p>1.388582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19];[.B219]/[.D219];&quot;&quot;)" office:value-type="float" office:value="0.808460822867823" calcext:value-type="float">
            <text:p>0.808460822867823</text:p>
          </table:table-cell>
          <table:table-cell table:formula="of:=IF([.E219];[.C219]/[.E219];&quot;&quot;)" office:value-type="float" office:value="0.872279097761186" calcext:value-type="float">
            <text:p>0.87227909776118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7869351" calcext:value-type="float">
            <text:p>1.187869351</text:p>
          </table:table-cell>
          <table:table-cell office:value-type="float" office:value="1.167847096" calcext:value-type="float">
            <text:p>1.167847096</text:p>
          </table:table-cell>
          <table:table-cell office:value-type="float" office:value="1.660533769" calcext:value-type="float">
            <text:p>1.660533769</text:p>
          </table:table-cell>
          <table:table-cell office:value-type="float" office:value="1.665024264" calcext:value-type="float">
            <text:p>1.6650242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20];[.B220]/[.D220];&quot;&quot;)" office:value-type="float" office:value="0.715353926054364" calcext:value-type="float">
            <text:p>0.715353926054364</text:p>
          </table:table-cell>
          <table:table-cell table:formula="of:=IF([.E220];[.C220]/[.E220];&quot;&quot;)" office:value-type="float" office:value="0.701399445792101" calcext:value-type="float">
            <text:p>0.70139944579210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67636668" calcext:value-type="float">
            <text:p>1.367636668</text:p>
          </table:table-cell>
          <table:table-cell office:value-type="float" office:value="1.35452403" calcext:value-type="float">
            <text:p>1.354524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21];[.B221]/[.D221];&quot;&quot;)">
            <text:p/>
          </table:table-cell>
          <table:table-cell table:formula="of:=IF([.E221];[.C221]/[.E2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4730105" calcext:value-type="float">
            <text:p>1.164730105</text:p>
          </table:table-cell>
          <table:table-cell office:value-type="float" office:value="1.149837173" calcext:value-type="float">
            <text:p>1.149837173</text:p>
          </table:table-cell>
          <table:table-cell office:value-type="float" office:value="1.497247137" calcext:value-type="float">
            <text:p>1.497247137</text:p>
          </table:table-cell>
          <table:table-cell office:value-type="float" office:value="1.443162512" calcext:value-type="float">
            <text:p>1.4431625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D222];[.B222]/[.D222];&quot;&quot;)" office:value-type="float" office:value="0.777914397841991" calcext:value-type="float">
            <text:p>0.777914397841991</text:p>
          </table:table-cell>
          <table:table-cell table:formula="of:=IF([.E222];[.C222]/[.E222];&quot;&quot;)" office:value-type="float" office:value="0.796748227201733" calcext:value-type="float">
            <text:p>0.79674822720173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77662318" calcext:value-type="float">
            <text:p>1.277662318</text:p>
          </table:table-cell>
          <table:table-cell office:value-type="float" office:value="1.250963745" calcext:value-type="float">
            <text:p>1.2509637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23];[.B223]/[.D223];&quot;&quot;)">
            <text:p/>
          </table:table-cell>
          <table:table-cell table:formula="of:=IF([.E223];[.C223]/[.E22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454023" calcext:value-type="float">
            <text:p>1.14454023</text:p>
          </table:table-cell>
          <table:table-cell office:value-type="float" office:value="1.133256486" calcext:value-type="float">
            <text:p>1.133256486</text:p>
          </table:table-cell>
          <table:table-cell office:value-type="float" office:value="1.29546087" calcext:value-type="float">
            <text:p>1.29546087</text:p>
          </table:table-cell>
          <table:table-cell office:value-type="float" office:value="1.436028215" calcext:value-type="float">
            <text:p>1.4360282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24];[.B224]/[.D224];&quot;&quot;)" office:value-type="float" office:value="0.883500425605291" calcext:value-type="float">
            <text:p>0.883500425605291</text:p>
          </table:table-cell>
          <table:table-cell table:formula="of:=IF([.E224];[.C224]/[.E224];&quot;&quot;)" office:value-type="float" office:value="0.789160320223931" calcext:value-type="float">
            <text:p>0.78916032022393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9181938" calcext:value-type="float">
            <text:p>1.219181938</text:p>
          </table:table-cell>
          <table:table-cell office:value-type="float" office:value="1.189568263" calcext:value-type="float">
            <text:p>1.189568263</text:p>
          </table:table-cell>
          <table:table-cell office:value-type="float" office:value="1.378838619" calcext:value-type="float">
            <text:p>1.378838619</text:p>
          </table:table-cell>
          <table:table-cell office:value-type="float" office:value="1.317107039" calcext:value-type="float">
            <text:p>1.3171070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25];[.B225]/[.D225];&quot;&quot;)" office:value-type="float" office:value="0.884209305715711" calcext:value-type="float">
            <text:p>0.884209305715711</text:p>
          </table:table-cell>
          <table:table-cell table:formula="of:=IF([.E225];[.C225]/[.E225];&quot;&quot;)" office:value-type="float" office:value="0.903167493435588" calcext:value-type="float">
            <text:p>0.90316749343558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7670249" calcext:value-type="float">
            <text:p>1.187670249</text:p>
          </table:table-cell>
          <table:table-cell office:value-type="float" office:value="1.168110882" calcext:value-type="float">
            <text:p>1.168110882</text:p>
          </table:table-cell>
          <table:table-cell office:value-type="float" office:value="1.392235966" calcext:value-type="float">
            <text:p>1.392235966</text:p>
          </table:table-cell>
          <table:table-cell office:value-type="float" office:value="1.333865935" calcext:value-type="float">
            <text:p>1.3338659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26];[.B226]/[.D226];&quot;&quot;)" office:value-type="float" office:value="0.853066777474703" calcext:value-type="float">
            <text:p>0.853066777474703</text:p>
          </table:table-cell>
          <table:table-cell table:formula="of:=IF([.E226];[.C226]/[.E226];&quot;&quot;)" office:value-type="float" office:value="0.875733348719188" calcext:value-type="float">
            <text:p>0.87573334871918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64631352" calcext:value-type="float">
            <text:p>1.664631352</text:p>
          </table:table-cell>
          <table:table-cell office:value-type="float" office:value="1.528993792" calcext:value-type="float">
            <text:p>1.528993792</text:p>
          </table:table-cell>
          <table:table-cell office:value-type="float" office:value="7.38184575" calcext:value-type="float">
            <text:p>7.38184575</text:p>
          </table:table-cell>
          <table:table-cell office:value-type="float" office:value="7.041494033" calcext:value-type="float">
            <text:p>7.0414940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27];[.B227]/[.D227];&quot;&quot;)" office:value-type="float" office:value="0.225503405025769" calcext:value-type="float">
            <text:p>0.225503405025769</text:p>
          </table:table-cell>
          <table:table-cell table:formula="of:=IF([.E227];[.C227]/[.E227];&quot;&quot;)" office:value-type="float" office:value="0.217140536487621" calcext:value-type="float">
            <text:p>0.21714053648762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8996891" calcext:value-type="float">
            <text:p>1.198996891</text:p>
          </table:table-cell>
          <table:table-cell office:value-type="float" office:value="1.159658579" calcext:value-type="float">
            <text:p>1.1596585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28];[.B228]/[.D228];&quot;&quot;)">
            <text:p/>
          </table:table-cell>
          <table:table-cell table:formula="of:=IF([.E228];[.C228]/[.E22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1386386" calcext:value-type="float">
            <text:p>1.191386386</text:p>
          </table:table-cell>
          <table:table-cell office:value-type="float" office:value="1.189185843" calcext:value-type="float">
            <text:p>1.189185843</text:p>
          </table:table-cell>
          <table:table-cell office:value-type="float" office:value="1.404566084" calcext:value-type="float">
            <text:p>1.404566084</text:p>
          </table:table-cell>
          <table:table-cell office:value-type="float" office:value="1.404180985" calcext:value-type="float">
            <text:p>1.4041809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29];[.B229]/[.D229];&quot;&quot;)" office:value-type="float" office:value="0.848223803473244" calcext:value-type="float">
            <text:p>0.848223803473244</text:p>
          </table:table-cell>
          <table:table-cell table:formula="of:=IF([.E229];[.C229]/[.E229];&quot;&quot;)" office:value-type="float" office:value="0.846889293975164" calcext:value-type="float">
            <text:p>0.84688929397516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1308199" calcext:value-type="float">
            <text:p>1.261308199</text:p>
          </table:table-cell>
          <table:table-cell office:value-type="float" office:value="1.284832142" calcext:value-type="float">
            <text:p>1.2848321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30];[.B230]/[.D230];&quot;&quot;)">
            <text:p/>
          </table:table-cell>
          <table:table-cell table:formula="of:=IF([.E230];[.C230]/[.E23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2374634" calcext:value-type="float">
            <text:p>1.22374634</text:p>
          </table:table-cell>
          <table:table-cell office:value-type="float" office:value="1.209451686" calcext:value-type="float">
            <text:p>1.209451686</text:p>
          </table:table-cell>
          <table:table-cell office:value-type="float" office:value="1.48902408" calcext:value-type="float">
            <text:p>1.48902408</text:p>
          </table:table-cell>
          <table:table-cell office:value-type="float" office:value="1.46388368" calcext:value-type="float">
            <text:p>1.463883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1];[.B231]/[.D231];&quot;&quot;)" office:value-type="float" office:value="0.821844560096033" calcext:value-type="float">
            <text:p>0.821844560096033</text:p>
          </table:table-cell>
          <table:table-cell table:formula="of:=IF([.E231];[.C231]/[.E231];&quot;&quot;)" office:value-type="float" office:value="0.826193844855214" calcext:value-type="float">
            <text:p>0.8261938448552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208554849" calcext:value-type="float">
            <text:p>14.208554849</text:p>
          </table:table-cell>
          <table:table-cell office:value-type="float" office:value="13.0168666" calcext:value-type="float">
            <text:p>13.0168666</text:p>
          </table:table-cell>
          <table:table-cell office:value-type="float" office:value="420.9640992" calcext:value-type="float">
            <text:p>420.9640992</text:p>
          </table:table-cell>
          <table:table-cell office:value-type="float" office:value="386.376212518" calcext:value-type="float">
            <text:p>386.3762125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32];[.B232]/[.D232];&quot;&quot;)" office:value-type="float" office:value="0.0337524146975999" calcext:value-type="float">
            <text:p>0.0337524146976</text:p>
          </table:table-cell>
          <table:table-cell table:formula="of:=IF([.E232];[.C232]/[.E232];&quot;&quot;)" office:value-type="float" office:value="0.0336896169543398" calcext:value-type="float">
            <text:p>0.0336896169543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9386821" calcext:value-type="float">
            <text:p>2.99386821</text:p>
          </table:table-cell>
          <table:table-cell office:value-type="float" office:value="1.221635853" calcext:value-type="float">
            <text:p>1.221635853</text:p>
          </table:table-cell>
          <table:table-cell office:value-type="float" office:value="3.094651013" calcext:value-type="float">
            <text:p>3.094651013</text:p>
          </table:table-cell>
          <table:table-cell office:value-type="float" office:value="1.372608186" calcext:value-type="float">
            <text:p>1.3726081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33];[.B233]/[.D233];&quot;&quot;)" office:value-type="float" office:value="0.967433225078811" calcext:value-type="float">
            <text:p>0.967433225078811</text:p>
          </table:table-cell>
          <table:table-cell table:formula="of:=IF([.E233];[.C233]/[.E233];&quot;&quot;)" office:value-type="float" office:value="0.89001061297765" calcext:value-type="float">
            <text:p>0.8900106129776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9725837" calcext:value-type="float">
            <text:p>1.179725837</text:p>
          </table:table-cell>
          <table:table-cell office:value-type="float" office:value="1.131239306" calcext:value-type="float">
            <text:p>1.131239306</text:p>
          </table:table-cell>
          <table:table-cell office:value-type="float" office:value="1.41103094" calcext:value-type="float">
            <text:p>1.41103094</text:p>
          </table:table-cell>
          <table:table-cell office:value-type="float" office:value="1.364267421" calcext:value-type="float">
            <text:p>1.3642674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34];[.B234]/[.D234];&quot;&quot;)" office:value-type="float" office:value="0.836073684535932" calcext:value-type="float">
            <text:p>0.836073684535932</text:p>
          </table:table-cell>
          <table:table-cell table:formula="of:=IF([.E234];[.C234]/[.E234];&quot;&quot;)" office:value-type="float" office:value="0.829191761517554" calcext:value-type="float">
            <text:p>0.82919176151755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8806808" calcext:value-type="float">
            <text:p>1.128806808</text:p>
          </table:table-cell>
          <table:table-cell office:value-type="float" office:value="1.099268922" calcext:value-type="float">
            <text:p>1.099268922</text:p>
          </table:table-cell>
          <table:table-cell office:value-type="float" office:value="1.260786562" calcext:value-type="float">
            <text:p>1.260786562</text:p>
          </table:table-cell>
          <table:table-cell office:value-type="float" office:value="1.246449729" calcext:value-type="float">
            <text:p>1.2464497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35];[.B235]/[.D235];&quot;&quot;)" office:value-type="float" office:value="0.895319510868962" calcext:value-type="float">
            <text:p>0.895319510868962</text:p>
          </table:table-cell>
          <table:table-cell table:formula="of:=IF([.E235];[.C235]/[.E235];&quot;&quot;)" office:value-type="float" office:value="0.881919981547848" calcext:value-type="float">
            <text:p>0.88191998154784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1441919" calcext:value-type="float">
            <text:p>1.281441919</text:p>
          </table:table-cell>
          <table:table-cell office:value-type="float" office:value="1.280725255" calcext:value-type="float">
            <text:p>1.280725255</text:p>
          </table:table-cell>
          <table:table-cell office:value-type="float" office:value="4.902952698" calcext:value-type="float">
            <text:p>4.902952698</text:p>
          </table:table-cell>
          <table:table-cell office:value-type="float" office:value="4.570923707" calcext:value-type="float">
            <text:p>4.5709237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36];[.B236]/[.D236];&quot;&quot;)" office:value-type="float" office:value="0.261361264921589" calcext:value-type="float">
            <text:p>0.261361264921589</text:p>
          </table:table-cell>
          <table:table-cell table:formula="of:=IF([.E236];[.C236]/[.E236];&quot;&quot;)" office:value-type="float" office:value="0.280189593416025" calcext:value-type="float">
            <text:p>0.28018959341602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30463573" calcext:value-type="float">
            <text:p>1.330463573</text:p>
          </table:table-cell>
          <table:table-cell office:value-type="float" office:value="1.260955432" calcext:value-type="float">
            <text:p>1.2609554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37];[.B237]/[.D237];&quot;&quot;)">
            <text:p/>
          </table:table-cell>
          <table:table-cell table:formula="of:=IF([.E237];[.C237]/[.E23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1613244" calcext:value-type="float">
            <text:p>1.161613244</text:p>
          </table:table-cell>
          <table:table-cell office:value-type="float" office:value="1.199353072" calcext:value-type="float">
            <text:p>1.199353072</text:p>
          </table:table-cell>
          <table:table-cell office:value-type="float" office:value="1.467447522" calcext:value-type="float">
            <text:p>1.467447522</text:p>
          </table:table-cell>
          <table:table-cell office:value-type="float" office:value="1.408724714" calcext:value-type="float">
            <text:p>1.4087247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8];[.B238]/[.D238];&quot;&quot;)" office:value-type="float" office:value="0.791587587688877" calcext:value-type="float">
            <text:p>0.791587587688877</text:p>
          </table:table-cell>
          <table:table-cell table:formula="of:=IF([.E238];[.C238]/[.E238];&quot;&quot;)" office:value-type="float" office:value="0.851375048709481" calcext:value-type="float">
            <text:p>0.85137504870948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3283187" calcext:value-type="float">
            <text:p>2.893283187</text:p>
          </table:table-cell>
          <table:table-cell office:value-type="float" office:value="2.527527039" calcext:value-type="float">
            <text:p>2.527527039</text:p>
          </table:table-cell>
          <table:table-cell office:value-type="float" office:value="3.650065371" calcext:value-type="float">
            <text:p>3.650065371</text:p>
          </table:table-cell>
          <table:table-cell office:value-type="float" office:value="3.497402358" calcext:value-type="float">
            <text:p>3.4974023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39];[.B239]/[.D239];&quot;&quot;)" office:value-type="float" office:value="0.792666128663699" calcext:value-type="float">
            <text:p>0.792666128663699</text:p>
          </table:table-cell>
          <table:table-cell table:formula="of:=IF([.E239];[.C239]/[.E239];&quot;&quot;)" office:value-type="float" office:value="0.722686948848909" calcext:value-type="float">
            <text:p>0.72268694884890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46564544" calcext:value-type="float">
            <text:p>1.246564544</text:p>
          </table:table-cell>
          <table:table-cell office:value-type="float" office:value="1.197156971" calcext:value-type="float">
            <text:p>1.197156971</text:p>
          </table:table-cell>
          <table:table-cell office:value-type="float" office:value="6.870868586" calcext:value-type="float">
            <text:p>6.870868586</text:p>
          </table:table-cell>
          <table:table-cell office:value-type="float" office:value="6.594764713" calcext:value-type="float">
            <text:p>6.5947647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40];[.B240]/[.D240];&quot;&quot;)" office:value-type="float" office:value="0.181427504892174" calcext:value-type="float">
            <text:p>0.181427504892174</text:p>
          </table:table-cell>
          <table:table-cell table:formula="of:=IF([.E240];[.C240]/[.E240];&quot;&quot;)" office:value-type="float" office:value="0.181531415160285" calcext:value-type="float">
            <text:p>0.18153141516028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87747371" calcext:value-type="float">
            <text:p>1.587747371</text:p>
          </table:table-cell>
          <table:table-cell office:value-type="float" office:value="1.176172273" calcext:value-type="float">
            <text:p>1.1761722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41];[.B241]/[.D241];&quot;&quot;)">
            <text:p/>
          </table:table-cell>
          <table:table-cell table:formula="of:=IF([.E241];[.C241]/[.E24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452183" calcext:value-type="float">
            <text:p>1.12452183</text:p>
          </table:table-cell>
          <table:table-cell office:value-type="float" office:value="1.146460989" calcext:value-type="float">
            <text:p>1.146460989</text:p>
          </table:table-cell>
          <table:table-cell office:value-type="float" office:value="1.289903545" calcext:value-type="float">
            <text:p>1.289903545</text:p>
          </table:table-cell>
          <table:table-cell office:value-type="float" office:value="1.286204804" calcext:value-type="float">
            <text:p>1.2862048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42];[.B242]/[.D242];&quot;&quot;)" office:value-type="float" office:value="0.871787533539959" calcext:value-type="float">
            <text:p>0.871787533539959</text:p>
          </table:table-cell>
          <table:table-cell table:formula="of:=IF([.E242];[.C242]/[.E242];&quot;&quot;)" office:value-type="float" office:value="0.891351816938168" calcext:value-type="float">
            <text:p>0.89135181693816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0511565" calcext:value-type="float">
            <text:p>1.170511565</text:p>
          </table:table-cell>
          <table:table-cell office:value-type="float" office:value="1.173550174" calcext:value-type="float">
            <text:p>1.173550174</text:p>
          </table:table-cell>
          <table:table-cell office:value-type="float" office:value="1.450549349" calcext:value-type="float">
            <text:p>1.450549349</text:p>
          </table:table-cell>
          <table:table-cell office:value-type="float" office:value="1.395141791" calcext:value-type="float">
            <text:p>1.3951417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43];[.B243]/[.D243];&quot;&quot;)" office:value-type="float" office:value="0.806943635393683" calcext:value-type="float">
            <text:p>0.806943635393683</text:p>
          </table:table-cell>
          <table:table-cell table:formula="of:=IF([.E243];[.C243]/[.E243];&quot;&quot;)" office:value-type="float" office:value="0.841169106660357" calcext:value-type="float">
            <text:p>0.8411691066603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36609493" calcext:value-type="float">
            <text:p>1.136609493</text:p>
          </table:table-cell>
          <table:table-cell office:value-type="float" office:value="1.133417339" calcext:value-type="float">
            <text:p>1.133417339</text:p>
          </table:table-cell>
          <table:table-cell office:value-type="float" office:value="1.287566702" calcext:value-type="float">
            <text:p>1.287566702</text:p>
          </table:table-cell>
          <table:table-cell office:value-type="float" office:value="1.284612788" calcext:value-type="float">
            <text:p>1.2846127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44];[.B244]/[.D244];&quot;&quot;)" office:value-type="float" office:value="0.882757756343407" calcext:value-type="float">
            <text:p>0.882757756343407</text:p>
          </table:table-cell>
          <table:table-cell table:formula="of:=IF([.E244];[.C244]/[.E244];&quot;&quot;)" office:value-type="float" office:value="0.882302705988631" calcext:value-type="float">
            <text:p>0.88230270598863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5540077" calcext:value-type="float">
            <text:p>1.175540077</text:p>
          </table:table-cell>
          <table:table-cell office:value-type="float" office:value="1.186520773" calcext:value-type="float">
            <text:p>1.186520773</text:p>
          </table:table-cell>
          <table:table-cell office:value-type="float" office:value="1.368217412" calcext:value-type="float">
            <text:p>1.368217412</text:p>
          </table:table-cell>
          <table:table-cell office:value-type="float" office:value="1.352075904" calcext:value-type="float">
            <text:p>1.3520759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45];[.B245]/[.D245];&quot;&quot;)" office:value-type="float" office:value="0.859176375545205" calcext:value-type="float">
            <text:p>0.859176375545205</text:p>
          </table:table-cell>
          <table:table-cell table:formula="of:=IF([.E245];[.C245]/[.E245];&quot;&quot;)" office:value-type="float" office:value="0.877554854346402" calcext:value-type="float">
            <text:p>0.87755485434640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2159354" calcext:value-type="float">
            <text:p>1.212159354</text:p>
          </table:table-cell>
          <table:table-cell office:value-type="float" office:value="1.156475365" calcext:value-type="float">
            <text:p>1.1564753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46];[.B246]/[.D246];&quot;&quot;)">
            <text:p/>
          </table:table-cell>
          <table:table-cell table:formula="of:=IF([.E246];[.C246]/[.E24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581017" calcext:value-type="float">
            <text:p>1.12581017</text:p>
          </table:table-cell>
          <table:table-cell office:value-type="float" office:value="1.178563517" calcext:value-type="float">
            <text:p>1.178563517</text:p>
          </table:table-cell>
          <table:table-cell office:value-type="float" office:value="1.36226522" calcext:value-type="float">
            <text:p>1.36226522</text:p>
          </table:table-cell>
          <table:table-cell office:value-type="float" office:value="1.390772683" calcext:value-type="float">
            <text:p>1.3907726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47];[.B247]/[.D247];&quot;&quot;)" office:value-type="float" office:value="0.826425099511826" calcext:value-type="float">
            <text:p>0.826425099511826</text:p>
          </table:table-cell>
          <table:table-cell table:formula="of:=IF([.E247];[.C247]/[.E247];&quot;&quot;)" office:value-type="float" office:value="0.847416354524415" calcext:value-type="float">
            <text:p>0.84741635452441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71496683" calcext:value-type="float">
            <text:p>1.271496683</text:p>
          </table:table-cell>
          <table:table-cell office:value-type="float" office:value="1.259524547" calcext:value-type="float">
            <text:p>1.259524547</text:p>
          </table:table-cell>
          <table:table-cell office:value-type="float" office:value="1.498925275" calcext:value-type="float">
            <text:p>1.498925275</text:p>
          </table:table-cell>
          <table:table-cell office:value-type="float" office:value="1.47753465" calcext:value-type="float">
            <text:p>1.477534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48];[.B248]/[.D248];&quot;&quot;)" office:value-type="float" office:value="0.848272228247002" calcext:value-type="float">
            <text:p>0.848272228247002</text:p>
          </table:table-cell>
          <table:table-cell table:formula="of:=IF([.E248];[.C248]/[.E248];&quot;&quot;)" office:value-type="float" office:value="0.85245009110277" calcext:value-type="float">
            <text:p>0.8524500911027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6173094" calcext:value-type="float">
            <text:p>1.166173094</text:p>
          </table:table-cell>
          <table:table-cell office:value-type="float" office:value="1.116305958" calcext:value-type="float">
            <text:p>1.116305958</text:p>
          </table:table-cell>
          <table:table-cell office:value-type="float" office:value="1.416058391" calcext:value-type="float">
            <text:p>1.416058391</text:p>
          </table:table-cell>
          <table:table-cell office:value-type="float" office:value="1.477921613" calcext:value-type="float">
            <text:p>1.4779216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49];[.B249]/[.D249];&quot;&quot;)" office:value-type="float" office:value="0.823534609456652" calcext:value-type="float">
            <text:p>0.823534609456652</text:p>
          </table:table-cell>
          <table:table-cell table:formula="of:=IF([.E249];[.C249]/[.E249];&quot;&quot;)" office:value-type="float" office:value="0.755321492141952" calcext:value-type="float">
            <text:p>0.75532149214195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0556012" calcext:value-type="float">
            <text:p>1.190556012</text:p>
          </table:table-cell>
          <table:table-cell office:value-type="float" office:value="1.117880801" calcext:value-type="float">
            <text:p>1.117880801</text:p>
          </table:table-cell>
          <table:table-cell office:value-type="float" office:value="1.350096844" calcext:value-type="float">
            <text:p>1.350096844</text:p>
          </table:table-cell>
          <table:table-cell office:value-type="float" office:value="1.325200322" calcext:value-type="float">
            <text:p>1.3252003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50];[.B250]/[.D250];&quot;&quot;)" office:value-type="float" office:value="0.881830082998105" calcext:value-type="float">
            <text:p>0.881830082998105</text:p>
          </table:table-cell>
          <table:table-cell table:formula="of:=IF([.E250];[.C250]/[.E250];&quot;&quot;)" office:value-type="float" office:value="0.843556089175173" calcext:value-type="float">
            <text:p>0.84355608917517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698248" calcext:value-type="float">
            <text:p>1.17698248</text:p>
          </table:table-cell>
          <table:table-cell office:value-type="float" office:value="1.172514061" calcext:value-type="float">
            <text:p>1.172514061</text:p>
          </table:table-cell>
          <table:table-cell office:value-type="float" office:value="1.319695844" calcext:value-type="float">
            <text:p>1.319695844</text:p>
          </table:table-cell>
          <table:table-cell office:value-type="float" office:value="1.334421175" calcext:value-type="float">
            <text:p>1.334421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51];[.B251]/[.D251];&quot;&quot;)" office:value-type="float" office:value="0.891858897147516" calcext:value-type="float">
            <text:p>0.891858897147516</text:p>
          </table:table-cell>
          <table:table-cell table:formula="of:=IF([.E251];[.C251]/[.E251];&quot;&quot;)" office:value-type="float" office:value="0.878668656468225" calcext:value-type="float">
            <text:p>0.87866865646822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33599354" calcext:value-type="float">
            <text:p>1.133599354</text:p>
          </table:table-cell>
          <table:table-cell office:value-type="float" office:value="1.088495796" calcext:value-type="float">
            <text:p>1.088495796</text:p>
          </table:table-cell>
          <table:table-cell office:value-type="float" office:value="1.134748364" calcext:value-type="float">
            <text:p>1.134748364</text:p>
          </table:table-cell>
          <table:table-cell office:value-type="float" office:value="1.166684982" calcext:value-type="float">
            <text:p>1.1666849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52];[.B252]/[.D252];&quot;&quot;)" office:value-type="float" office:value="0.998987431895518" calcext:value-type="float">
            <text:p>0.998987431895518</text:p>
          </table:table-cell>
          <table:table-cell table:formula="of:=IF([.E252];[.C252]/[.E252];&quot;&quot;)" office:value-type="float" office:value="0.932981749824221" calcext:value-type="float">
            <text:p>0.93298174982422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516727" calcext:value-type="float">
            <text:p>1.149516727</text:p>
          </table:table-cell>
          <table:table-cell office:value-type="float" office:value="1.121501396" calcext:value-type="float">
            <text:p>1.121501396</text:p>
          </table:table-cell>
          <table:table-cell office:value-type="float" office:value="1.433546569" calcext:value-type="float">
            <text:p>1.433546569</text:p>
          </table:table-cell>
          <table:table-cell office:value-type="float" office:value="1.411306086" calcext:value-type="float">
            <text:p>1.4113060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53];[.B253]/[.D253];&quot;&quot;)" office:value-type="float" office:value="0.80186912086286" calcext:value-type="float">
            <text:p>0.80186912086286</text:p>
          </table:table-cell>
          <table:table-cell table:formula="of:=IF([.E253];[.C253]/[.E253];&quot;&quot;)" office:value-type="float" office:value="0.794654970403068" calcext:value-type="float">
            <text:p>0.79465497040306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6640745" calcext:value-type="float">
            <text:p>1.116640745</text:p>
          </table:table-cell>
          <table:table-cell office:value-type="float" office:value="1.121148708" calcext:value-type="float">
            <text:p>1.12114870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254];[.B254]/[.D254];&quot;&quot;)">
            <text:p/>
          </table:table-cell>
          <table:table-cell table:formula="of:=IF([.E254];[.C254]/[.E2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4256091" calcext:value-type="float">
            <text:p>1.164256091</text:p>
          </table:table-cell>
          <table:table-cell office:value-type="float" office:value="1.188541571" calcext:value-type="float">
            <text:p>1.18854157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55];[.B255]/[.D255];&quot;&quot;)">
            <text:p/>
          </table:table-cell>
          <table:table-cell table:formula="of:=IF([.E255];[.C255]/[.E2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6277869" calcext:value-type="float">
            <text:p>1.166277869</text:p>
          </table:table-cell>
          <table:table-cell office:value-type="float" office:value="1.14964322" calcext:value-type="float">
            <text:p>1.14964322</text:p>
          </table:table-cell>
          <table:table-cell office:value-type="float" office:value="1.396116024" calcext:value-type="float">
            <text:p>1.396116024</text:p>
          </table:table-cell>
          <table:table-cell office:value-type="float" office:value="1.364890908" calcext:value-type="float">
            <text:p>1.3648909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56];[.B256]/[.D256];&quot;&quot;)" office:value-type="float" office:value="0.835373170245914" calcext:value-type="float">
            <text:p>0.835373170245914</text:p>
          </table:table-cell>
          <table:table-cell table:formula="of:=IF([.E256];[.C256]/[.E256];&quot;&quot;)" office:value-type="float" office:value="0.842296782300787" calcext:value-type="float">
            <text:p>0.84229678230078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0329768" calcext:value-type="float">
            <text:p>1.190329768</text:p>
          </table:table-cell>
          <table:table-cell office:value-type="float" office:value="1.176406118" calcext:value-type="float">
            <text:p>1.1764061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57];[.B257]/[.D257];&quot;&quot;)">
            <text:p/>
          </table:table-cell>
          <table:table-cell table:formula="of:=IF([.E257];[.C257]/[.E2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6680319" calcext:value-type="float">
            <text:p>1.206680319</text:p>
          </table:table-cell>
          <table:table-cell office:value-type="float" office:value="1.110671498" calcext:value-type="float">
            <text:p>1.110671498</text:p>
          </table:table-cell>
          <table:table-cell office:value-type="float" office:value="1.475143919" calcext:value-type="float">
            <text:p>1.475143919</text:p>
          </table:table-cell>
          <table:table-cell office:value-type="float" office:value="1.411097698" calcext:value-type="float">
            <text:p>1.4110976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58];[.B258]/[.D258];&quot;&quot;)" office:value-type="float" office:value="0.818008536969063" calcext:value-type="float">
            <text:p>0.818008536969063</text:p>
          </table:table-cell>
          <table:table-cell table:formula="of:=IF([.E258];[.C258]/[.E258];&quot;&quot;)" office:value-type="float" office:value="0.787097519593572" calcext:value-type="float">
            <text:p>0.78709751959357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9071924" calcext:value-type="float">
            <text:p>1.149071924</text:p>
          </table:table-cell>
          <table:table-cell office:value-type="float" office:value="1.133116137" calcext:value-type="float">
            <text:p>1.1331161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259];[.B259]/[.D259];&quot;&quot;)">
            <text:p/>
          </table:table-cell>
          <table:table-cell table:formula="of:=IF([.E259];[.C259]/[.E2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6672526" calcext:value-type="float">
            <text:p>1.186672526</text:p>
          </table:table-cell>
          <table:table-cell office:value-type="float" office:value="1.183389363" calcext:value-type="float">
            <text:p>1.1833893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60];[.B260]/[.D260];&quot;&quot;)">
            <text:p/>
          </table:table-cell>
          <table:table-cell table:formula="of:=IF([.E260];[.C260]/[.E2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8602059" calcext:value-type="float">
            <text:p>1.168602059</text:p>
          </table:table-cell>
          <table:table-cell office:value-type="float" office:value="1.158959285" calcext:value-type="float">
            <text:p>1.158959285</text:p>
          </table:table-cell>
          <table:table-cell office:value-type="float" office:value="1.249371231" calcext:value-type="float">
            <text:p>1.249371231</text:p>
          </table:table-cell>
          <table:table-cell office:value-type="float" office:value="1.246744856" calcext:value-type="float">
            <text:p>1.2467448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61];[.B261]/[.D261];&quot;&quot;)" office:value-type="float" office:value="0.935352143545556" calcext:value-type="float">
            <text:p>0.935352143545556</text:p>
          </table:table-cell>
          <table:table-cell table:formula="of:=IF([.E261];[.C261]/[.E261];&quot;&quot;)" office:value-type="float" office:value="0.929588182716352" calcext:value-type="float">
            <text:p>0.92958818271635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7628673" calcext:value-type="float">
            <text:p>1.27628673</text:p>
          </table:table-cell>
          <table:table-cell office:value-type="float" office:value="1.120947229" calcext:value-type="float">
            <text:p>1.1209472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262];[.B262]/[.D262];&quot;&quot;)">
            <text:p/>
          </table:table-cell>
          <table:table-cell table:formula="of:=IF([.E262];[.C262]/[.E2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25063733" calcext:value-type="float">
            <text:p>1.225063733</text:p>
          </table:table-cell>
          <table:table-cell office:value-type="float" office:value="1.166236964" calcext:value-type="float">
            <text:p>1.1662369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263];[.B263]/[.D263];&quot;&quot;)">
            <text:p/>
          </table:table-cell>
          <table:table-cell table:formula="of:=IF([.E263];[.C263]/[.E26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5420854" calcext:value-type="float">
            <text:p>1.475420854</text:p>
          </table:table-cell>
          <table:table-cell office:value-type="float" office:value="1.428900414" calcext:value-type="float">
            <text:p>1.428900414</text:p>
          </table:table-cell>
          <table:table-cell office:value-type="float" office:value="7.927258388" calcext:value-type="float">
            <text:p>7.927258388</text:p>
          </table:table-cell>
          <table:table-cell office:value-type="float" office:value="7.316717488" calcext:value-type="float">
            <text:p>7.3167174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64];[.B264]/[.D264];&quot;&quot;)" office:value-type="float" office:value="0.186119939805853" calcext:value-type="float">
            <text:p>0.186119939805853</text:p>
          </table:table-cell>
          <table:table-cell table:formula="of:=IF([.E264];[.C264]/[.E264];&quot;&quot;)" office:value-type="float" office:value="0.195292549745635" calcext:value-type="float">
            <text:p>0.19529254974563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1547683" calcext:value-type="float">
            <text:p>1.151547683</text:p>
          </table:table-cell>
          <table:table-cell office:value-type="float" office:value="1.106491314" calcext:value-type="float">
            <text:p>1.1064913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65];[.B265]/[.D265];&quot;&quot;)">
            <text:p/>
          </table:table-cell>
          <table:table-cell table:formula="of:=IF([.E265];[.C265]/[.E2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5022888" calcext:value-type="float">
            <text:p>1.125022888</text:p>
          </table:table-cell>
          <table:table-cell office:value-type="float" office:value="1.115456547" calcext:value-type="float">
            <text:p>1.115456547</text:p>
          </table:table-cell>
          <table:table-cell office:value-type="float" office:value="1.280592082" calcext:value-type="float">
            <text:p>1.280592082</text:p>
          </table:table-cell>
          <table:table-cell office:value-type="float" office:value="1.283610005" calcext:value-type="float">
            <text:p>1.2836100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66];[.B266]/[.D266];&quot;&quot;)" office:value-type="float" office:value="0.878517760505722" calcext:value-type="float">
            <text:p>0.878517760505722</text:p>
          </table:table-cell>
          <table:table-cell table:formula="of:=IF([.E266];[.C266]/[.E266];&quot;&quot;)" office:value-type="float" office:value="0.868999573589332" calcext:value-type="float">
            <text:p>0.86899957358933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5664296" calcext:value-type="float">
            <text:p>1.145664296</text:p>
          </table:table-cell>
          <table:table-cell office:value-type="float" office:value="1.11887131" calcext:value-type="float">
            <text:p>1.11887131</text:p>
          </table:table-cell>
          <table:table-cell office:value-type="float" office:value="1.292099674" calcext:value-type="float">
            <text:p>1.292099674</text:p>
          </table:table-cell>
          <table:table-cell office:value-type="float" office:value="1.294349279" calcext:value-type="float">
            <text:p>1.2943492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67];[.B267]/[.D267];&quot;&quot;)" office:value-type="float" office:value="0.886668667327595" calcext:value-type="float">
            <text:p>0.886668667327595</text:p>
          </table:table-cell>
          <table:table-cell table:formula="of:=IF([.E267];[.C267]/[.E267];&quot;&quot;)" office:value-type="float" office:value="0.864427653457209" calcext:value-type="float">
            <text:p>0.86442765345720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9786938" calcext:value-type="float">
            <text:p>1.209786938</text:p>
          </table:table-cell>
          <table:table-cell office:value-type="float" office:value="1.211942876" calcext:value-type="float">
            <text:p>1.211942876</text:p>
          </table:table-cell>
          <table:table-cell office:value-type="float" office:value="3.479558298" calcext:value-type="float">
            <text:p>3.479558298</text:p>
          </table:table-cell>
          <table:table-cell office:value-type="float" office:value="3.255994444" calcext:value-type="float">
            <text:p>3.2559944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68];[.B268]/[.D268];&quot;&quot;)" office:value-type="float" office:value="0.347684054811028" calcext:value-type="float">
            <text:p>0.347684054811028</text:p>
          </table:table-cell>
          <table:table-cell table:formula="of:=IF([.E268];[.C268]/[.E268];&quot;&quot;)" office:value-type="float" office:value="0.372218963159877" calcext:value-type="float">
            <text:p>0.37221896315987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7095923" calcext:value-type="float">
            <text:p>1.237095923</text:p>
          </table:table-cell>
          <table:table-cell office:value-type="float" office:value="1.18996415" calcext:value-type="float">
            <text:p>1.18996415</text:p>
          </table:table-cell>
          <table:table-cell office:value-type="float" office:value="2.490095744" calcext:value-type="float">
            <text:p>2.490095744</text:p>
          </table:table-cell>
          <table:table-cell office:value-type="float" office:value="2.281878694" calcext:value-type="float">
            <text:p>2.2818786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69];[.B269]/[.D269];&quot;&quot;)" office:value-type="float" office:value="0.496806568976651" calcext:value-type="float">
            <text:p>0.496806568976651</text:p>
          </table:table-cell>
          <table:table-cell table:formula="of:=IF([.E269];[.C269]/[.E269];&quot;&quot;)" office:value-type="float" office:value="0.521484403675316" calcext:value-type="float">
            <text:p>0.52148440367531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1640793" calcext:value-type="float">
            <text:p>1.211640793</text:p>
          </table:table-cell>
          <table:table-cell office:value-type="float" office:value="1.189978365" calcext:value-type="float">
            <text:p>1.189978365</text:p>
          </table:table-cell>
          <table:table-cell office:value-type="float" office:value="2.265852169" calcext:value-type="float">
            <text:p>2.265852169</text:p>
          </table:table-cell>
          <table:table-cell office:value-type="float" office:value="2.015966193" calcext:value-type="float">
            <text:p>2.01596619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270];[.B270]/[.D270];&quot;&quot;)" office:value-type="float" office:value="0.534739560496014" calcext:value-type="float">
            <text:p>0.534739560496014</text:p>
          </table:table-cell>
          <table:table-cell table:formula="of:=IF([.E270];[.C270]/[.E270];&quot;&quot;)" office:value-type="float" office:value="0.590276944688824" calcext:value-type="float">
            <text:p>0.59027694468882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2099142" calcext:value-type="float">
            <text:p>1.252099142</text:p>
          </table:table-cell>
          <table:table-cell office:value-type="float" office:value="1.221288455" calcext:value-type="float">
            <text:p>1.221288455</text:p>
          </table:table-cell>
          <table:table-cell office:value-type="float" office:value="3.212748108" calcext:value-type="float">
            <text:p>3.212748108</text:p>
          </table:table-cell>
          <table:table-cell office:value-type="float" office:value="3.46707026" calcext:value-type="float">
            <text:p>3.467070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71];[.B271]/[.D271];&quot;&quot;)" office:value-type="float" office:value="0.389728388254956" calcext:value-type="float">
            <text:p>0.389728388254956</text:p>
          </table:table-cell>
          <table:table-cell table:formula="of:=IF([.E271];[.C271]/[.E271];&quot;&quot;)" office:value-type="float" office:value="0.352253736848125" calcext:value-type="float">
            <text:p>0.35225373684812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990814" calcext:value-type="float">
            <text:p>1.17990814</text:p>
          </table:table-cell>
          <table:table-cell office:value-type="float" office:value="1.146883896" calcext:value-type="float">
            <text:p>1.146883896</text:p>
          </table:table-cell>
          <table:table-cell office:value-type="float" office:value="1.488742176" calcext:value-type="float">
            <text:p>1.488742176</text:p>
          </table:table-cell>
          <table:table-cell office:value-type="float" office:value="1.432237339" calcext:value-type="float">
            <text:p>1.4322373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272];[.B272]/[.D272];&quot;&quot;)" office:value-type="float" office:value="0.79255371347792" calcext:value-type="float">
            <text:p>0.79255371347792</text:p>
          </table:table-cell>
          <table:table-cell table:formula="of:=IF([.E272];[.C272]/[.E272];&quot;&quot;)" office:value-type="float" office:value="0.800763857197553" calcext:value-type="float">
            <text:p>0.80076385719755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8228039" calcext:value-type="float">
            <text:p>1.138228039</text:p>
          </table:table-cell>
          <table:table-cell office:value-type="float" office:value="1.113553658" calcext:value-type="float">
            <text:p>1.1135536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73];[.B273]/[.D273];&quot;&quot;)">
            <text:p/>
          </table:table-cell>
          <table:table-cell table:formula="of:=IF([.E273];[.C273]/[.E2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1566369" calcext:value-type="float">
            <text:p>1.181566369</text:p>
          </table:table-cell>
          <table:table-cell office:value-type="float" office:value="1.153315492" calcext:value-type="float">
            <text:p>1.1533154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74];[.B274]/[.D274];&quot;&quot;)">
            <text:p/>
          </table:table-cell>
          <table:table-cell table:formula="of:=IF([.E274];[.C274]/[.E2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6151228" calcext:value-type="float">
            <text:p>1.176151228</text:p>
          </table:table-cell>
          <table:table-cell office:value-type="float" office:value="1.174377349" calcext:value-type="float">
            <text:p>1.1743773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75];[.B275]/[.D275];&quot;&quot;)">
            <text:p/>
          </table:table-cell>
          <table:table-cell table:formula="of:=IF([.E275];[.C275]/[.E2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19642752" calcext:value-type="float">
            <text:p>10.119642752</text:p>
          </table:table-cell>
          <table:table-cell office:value-type="float" office:value="9.062586722" calcext:value-type="float">
            <text:p>9.062586722</text:p>
          </table:table-cell>
          <table:table-cell office:value-type="float" office:value="11.310525957" calcext:value-type="float">
            <text:p>11.310525957</text:p>
          </table:table-cell>
          <table:table-cell office:value-type="float" office:value="10.251915645" calcext:value-type="float">
            <text:p>10.2519156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76];[.B276]/[.D276];&quot;&quot;)" office:value-type="float" office:value="0.894710183281709" calcext:value-type="float">
            <text:p>0.894710183281709</text:p>
          </table:table-cell>
          <table:table-cell table:formula="of:=IF([.E276];[.C276]/[.E276];&quot;&quot;)" office:value-type="float" office:value="0.883989591391141" calcext:value-type="float">
            <text:p>0.88398959139114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1941716" calcext:value-type="float">
            <text:p>1.161941716</text:p>
          </table:table-cell>
          <table:table-cell office:value-type="float" office:value="1.142707074" calcext:value-type="float">
            <text:p>1.142707074</text:p>
          </table:table-cell>
          <table:table-cell office:value-type="float" office:value="1.32741033" calcext:value-type="float">
            <text:p>1.32741033</text:p>
          </table:table-cell>
          <table:table-cell office:value-type="float" office:value="1.332834616" calcext:value-type="float">
            <text:p>1.3328346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77];[.B277]/[.D277];&quot;&quot;)" office:value-type="float" office:value="0.875344789579873" calcext:value-type="float">
            <text:p>0.875344789579873</text:p>
          </table:table-cell>
          <table:table-cell table:formula="of:=IF([.E277];[.C277]/[.E277];&quot;&quot;)" office:value-type="float" office:value="0.857350987348606" calcext:value-type="float">
            <text:p>0.85735098734860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6973168" calcext:value-type="float">
            <text:p>1.116973168</text:p>
          </table:table-cell>
          <table:table-cell office:value-type="float" office:value="1.138760847" calcext:value-type="float">
            <text:p>1.138760847</text:p>
          </table:table-cell>
          <table:table-cell office:value-type="float" office:value="1.27478093" calcext:value-type="float">
            <text:p>1.27478093</text:p>
          </table:table-cell>
          <table:table-cell office:value-type="float" office:value="1.263392404" calcext:value-type="float">
            <text:p>1.2633924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78];[.B278]/[.D278];&quot;&quot;)" office:value-type="float" office:value="0.876207936370683" calcext:value-type="float">
            <text:p>0.876207936370683</text:p>
          </table:table-cell>
          <table:table-cell table:formula="of:=IF([.E278];[.C278]/[.E278];&quot;&quot;)" office:value-type="float" office:value="0.901351665084097" calcext:value-type="float">
            <text:p>0.90135166508409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8405754" calcext:value-type="float">
            <text:p>1.198405754</text:p>
          </table:table-cell>
          <table:table-cell office:value-type="float" office:value="1.160841604" calcext:value-type="float">
            <text:p>1.16084160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79];[.B279]/[.D279];&quot;&quot;)">
            <text:p/>
          </table:table-cell>
          <table:table-cell table:formula="of:=IF([.E279];[.C279]/[.E2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3463978" calcext:value-type="float">
            <text:p>1.203463978</text:p>
          </table:table-cell>
          <table:table-cell office:value-type="float" office:value="1.128652961" calcext:value-type="float">
            <text:p>1.128652961</text:p>
          </table:table-cell>
          <table:table-cell office:value-type="float" office:value="1.440195603" calcext:value-type="float">
            <text:p>1.440195603</text:p>
          </table:table-cell>
          <table:table-cell office:value-type="float" office:value="1.403044739" calcext:value-type="float">
            <text:p>1.403044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80];[.B280]/[.D280];&quot;&quot;)" office:value-type="float" office:value="0.835625366091331" calcext:value-type="float">
            <text:p>0.835625366091331</text:p>
          </table:table-cell>
          <table:table-cell table:formula="of:=IF([.E280];[.C280]/[.E280];&quot;&quot;)" office:value-type="float" office:value="0.804431198540705" calcext:value-type="float">
            <text:p>0.80443119854070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9729239" calcext:value-type="float">
            <text:p>1.149729239</text:p>
          </table:table-cell>
          <table:table-cell office:value-type="float" office:value="1.168312992" calcext:value-type="float">
            <text:p>1.1683129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81];[.B281]/[.D281];&quot;&quot;)">
            <text:p/>
          </table:table-cell>
          <table:table-cell table:formula="of:=IF([.E281];[.C281]/[.E2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6647689" calcext:value-type="float">
            <text:p>1.166647689</text:p>
          </table:table-cell>
          <table:table-cell office:value-type="float" office:value="1.1153134" calcext:value-type="float">
            <text:p>1.1153134</text:p>
          </table:table-cell>
          <table:table-cell office:value-type="float" office:value="1.271600101" calcext:value-type="float">
            <text:p>1.271600101</text:p>
          </table:table-cell>
          <table:table-cell office:value-type="float" office:value="1.264860654" calcext:value-type="float">
            <text:p>1.2648606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82];[.B282]/[.D282];&quot;&quot;)" office:value-type="float" office:value="0.9174642940674" calcext:value-type="float">
            <text:p>0.9174642940674</text:p>
          </table:table-cell>
          <table:table-cell table:formula="of:=IF([.E282];[.C282]/[.E282];&quot;&quot;)" office:value-type="float" office:value="0.881767803016821" calcext:value-type="float">
            <text:p>0.88176780301682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3453995" calcext:value-type="float">
            <text:p>1.133453995</text:p>
          </table:table-cell>
          <table:table-cell office:value-type="float" office:value="1.139607667" calcext:value-type="float">
            <text:p>1.139607667</text:p>
          </table:table-cell>
          <table:table-cell office:value-type="float" office:value="1.308497614" calcext:value-type="float">
            <text:p>1.308497614</text:p>
          </table:table-cell>
          <table:table-cell office:value-type="float" office:value="1.276778735" calcext:value-type="float">
            <text:p>1.2767787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83];[.B283]/[.D283];&quot;&quot;)" office:value-type="float" office:value="0.866225496227768" calcext:value-type="float">
            <text:p>0.866225496227768</text:p>
          </table:table-cell>
          <table:table-cell table:formula="of:=IF([.E283];[.C283]/[.E283];&quot;&quot;)" office:value-type="float" office:value="0.89256473009789" calcext:value-type="float">
            <text:p>0.8925647300978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7124782" calcext:value-type="float">
            <text:p>1.177124782</text:p>
          </table:table-cell>
          <table:table-cell office:value-type="float" office:value="1.143219013" calcext:value-type="float">
            <text:p>1.143219013</text:p>
          </table:table-cell>
          <table:table-cell office:value-type="float" office:value="1.329346404" calcext:value-type="float">
            <text:p>1.329346404</text:p>
          </table:table-cell>
          <table:table-cell office:value-type="float" office:value="1.333679151" calcext:value-type="float">
            <text:p>1.3336791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84];[.B284]/[.D284];&quot;&quot;)" office:value-type="float" office:value="0.885491380168506" calcext:value-type="float">
            <text:p>0.885491380168506</text:p>
          </table:table-cell>
          <table:table-cell table:formula="of:=IF([.E284];[.C284]/[.E284];&quot;&quot;)" office:value-type="float" office:value="0.857191935663692" calcext:value-type="float">
            <text:p>0.85719193566369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7260542" calcext:value-type="float">
            <text:p>1.157260542</text:p>
          </table:table-cell>
          <table:table-cell office:value-type="float" office:value="1.158774991" calcext:value-type="float">
            <text:p>1.158774991</text:p>
          </table:table-cell>
          <table:table-cell office:value-type="float" office:value="1.559194688" calcext:value-type="float">
            <text:p>1.559194688</text:p>
          </table:table-cell>
          <table:table-cell office:value-type="float" office:value="1.485795536" calcext:value-type="float">
            <text:p>1.4857955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85];[.B285]/[.D285];&quot;&quot;)" office:value-type="float" office:value="0.742216832129177" calcext:value-type="float">
            <text:p>0.742216832129177</text:p>
          </table:table-cell>
          <table:table-cell table:formula="of:=IF([.E285];[.C285]/[.E285];&quot;&quot;)" office:value-type="float" office:value="0.779902054437186" calcext:value-type="float">
            <text:p>0.7799020544371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9108743" calcext:value-type="float">
            <text:p>1.209108743</text:p>
          </table:table-cell>
          <table:table-cell office:value-type="float" office:value="1.153998539" calcext:value-type="float">
            <text:p>1.153998539</text:p>
          </table:table-cell>
          <table:table-cell office:value-type="float" office:value="3.002284358" calcext:value-type="float">
            <text:p>3.002284358</text:p>
          </table:table-cell>
          <table:table-cell office:value-type="float" office:value="2.790688315" calcext:value-type="float">
            <text:p>2.7906883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86];[.B286]/[.D286];&quot;&quot;)" office:value-type="float" office:value="0.402729588147826" calcext:value-type="float">
            <text:p>0.402729588147826</text:p>
          </table:table-cell>
          <table:table-cell table:formula="of:=IF([.E286];[.C286]/[.E286];&quot;&quot;)" office:value-type="float" office:value="0.413517529993313" calcext:value-type="float">
            <text:p>0.41351752999331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7848621" calcext:value-type="float">
            <text:p>1.137848621</text:p>
          </table:table-cell>
          <table:table-cell office:value-type="float" office:value="1.155410899" calcext:value-type="float">
            <text:p>1.155410899</text:p>
          </table:table-cell>
          <table:table-cell office:value-type="float" office:value="1.638723534" calcext:value-type="float">
            <text:p>1.638723534</text:p>
          </table:table-cell>
          <table:table-cell office:value-type="float" office:value="1.587363372" calcext:value-type="float">
            <text:p>1.5873633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7];[.B287]/[.D287];&quot;&quot;)" office:value-type="float" office:value="0.694350570668011" calcext:value-type="float">
            <text:p>0.694350570668011</text:p>
          </table:table-cell>
          <table:table-cell table:formula="of:=IF([.E287];[.C287]/[.E287];&quot;&quot;)" office:value-type="float" office:value="0.727880534086054" calcext:value-type="float">
            <text:p>0.72788053408605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4128478" calcext:value-type="float">
            <text:p>1.174128478</text:p>
          </table:table-cell>
          <table:table-cell office:value-type="float" office:value="1.149680583" calcext:value-type="float">
            <text:p>1.149680583</text:p>
          </table:table-cell>
          <table:table-cell office:value-type="float" office:value="1.337599574" calcext:value-type="float">
            <text:p>1.337599574</text:p>
          </table:table-cell>
          <table:table-cell office:value-type="float" office:value="1.301499416" calcext:value-type="float">
            <text:p>1.3014994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88];[.B288]/[.D288];&quot;&quot;)" office:value-type="float" office:value="0.877787718254761" calcext:value-type="float">
            <text:p>0.877787718254761</text:p>
          </table:table-cell>
          <table:table-cell table:formula="of:=IF([.E288];[.C288]/[.E288];&quot;&quot;)" office:value-type="float" office:value="0.883350825107093" calcext:value-type="float">
            <text:p>0.88335082510709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4812355" calcext:value-type="float">
            <text:p>1.164812355</text:p>
          </table:table-cell>
          <table:table-cell office:value-type="float" office:value="1.152120678" calcext:value-type="float">
            <text:p>1.152120678</text:p>
          </table:table-cell>
          <table:table-cell office:value-type="float" office:value="1.354141992" calcext:value-type="float">
            <text:p>1.354141992</text:p>
          </table:table-cell>
          <table:table-cell office:value-type="float" office:value="1.317131402" calcext:value-type="float">
            <text:p>1.3171314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89];[.B289]/[.D289];&quot;&quot;)" office:value-type="float" office:value="0.860184797370939" calcext:value-type="float">
            <text:p>0.860184797370939</text:p>
          </table:table-cell>
          <table:table-cell table:formula="of:=IF([.E289];[.C289]/[.E289];&quot;&quot;)" office:value-type="float" office:value="0.874719618901015" calcext:value-type="float">
            <text:p>0.87471961890101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9021508" calcext:value-type="float">
            <text:p>1.179021508</text:p>
          </table:table-cell>
          <table:table-cell office:value-type="float" office:value="1.127979576" calcext:value-type="float">
            <text:p>1.12797957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90];[.B290]/[.D290];&quot;&quot;)">
            <text:p/>
          </table:table-cell>
          <table:table-cell table:formula="of:=IF([.E290];[.C290]/[.E2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7846155" calcext:value-type="float">
            <text:p>1.147846155</text:p>
          </table:table-cell>
          <table:table-cell office:value-type="float" office:value="1.150719303" calcext:value-type="float">
            <text:p>1.150719303</text:p>
          </table:table-cell>
          <table:table-cell office:value-type="float" office:value="1.325323656" calcext:value-type="float">
            <text:p>1.325323656</text:p>
          </table:table-cell>
          <table:table-cell office:value-type="float" office:value="1.250455768" calcext:value-type="float">
            <text:p>1.2504557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291];[.B291]/[.D291];&quot;&quot;)" office:value-type="float" office:value="0.866087426873787" calcext:value-type="float">
            <text:p>0.866087426873787</text:p>
          </table:table-cell>
          <table:table-cell table:formula="of:=IF([.E291];[.C291]/[.E291];&quot;&quot;)" office:value-type="float" office:value="0.920239909677477" calcext:value-type="float">
            <text:p>0.92023990967747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0058518" calcext:value-type="float">
            <text:p>1.150058518</text:p>
          </table:table-cell>
          <table:table-cell office:value-type="float" office:value="1.156169064" calcext:value-type="float">
            <text:p>1.156169064</text:p>
          </table:table-cell>
          <table:table-cell office:value-type="float" office:value="1.352024174" calcext:value-type="float">
            <text:p>1.352024174</text:p>
          </table:table-cell>
          <table:table-cell office:value-type="float" office:value="1.31846195" calcext:value-type="float">
            <text:p>1.318461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92];[.B292]/[.D292];&quot;&quot;)" office:value-type="float" office:value="0.85061978928788" calcext:value-type="float">
            <text:p>0.85061978928788</text:p>
          </table:table-cell>
          <table:table-cell table:formula="of:=IF([.E292];[.C292]/[.E292];&quot;&quot;)" office:value-type="float" office:value="0.876907417768105" calcext:value-type="float">
            <text:p>0.87690741776810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2694594" calcext:value-type="float">
            <text:p>1.162694594</text:p>
          </table:table-cell>
          <table:table-cell office:value-type="float" office:value="1.148924261" calcext:value-type="float">
            <text:p>1.148924261</text:p>
          </table:table-cell>
          <table:table-cell office:value-type="float" office:value="1.550046079" calcext:value-type="float">
            <text:p>1.550046079</text:p>
          </table:table-cell>
          <table:table-cell office:value-type="float" office:value="1.537336829" calcext:value-type="float">
            <text:p>1.5373368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93];[.B293]/[.D293];&quot;&quot;)" office:value-type="float" office:value="0.750103245156495" calcext:value-type="float">
            <text:p>0.750103245156495</text:p>
          </table:table-cell>
          <table:table-cell table:formula="of:=IF([.E293];[.C293]/[.E293];&quot;&quot;)" office:value-type="float" office:value="0.747347126099455" calcext:value-type="float">
            <text:p>0.74734712609945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91075703" calcext:value-type="float">
            <text:p>1.691075703</text:p>
          </table:table-cell>
          <table:table-cell office:value-type="float" office:value="1.569207416" calcext:value-type="float">
            <text:p>1.5692074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294];[.B294]/[.D294];&quot;&quot;)">
            <text:p/>
          </table:table-cell>
          <table:table-cell table:formula="of:=IF([.E294];[.C294]/[.E2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27629587" calcext:value-type="float">
            <text:p>1.627629587</text:p>
          </table:table-cell>
          <table:table-cell office:value-type="float" office:value="1.578125579" calcext:value-type="float">
            <text:p>1.57812557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95];[.B295]/[.D295];&quot;&quot;)">
            <text:p/>
          </table:table-cell>
          <table:table-cell table:formula="of:=IF([.E295];[.C295]/[.E29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66620322" calcext:value-type="float">
            <text:p>1.266620322</text:p>
          </table:table-cell>
          <table:table-cell office:value-type="float" office:value="1.176245665" calcext:value-type="float">
            <text:p>1.176245665</text:p>
          </table:table-cell>
          <table:table-cell office:value-type="float" office:value="3.933883818" calcext:value-type="float">
            <text:p>3.933883818</text:p>
          </table:table-cell>
          <table:table-cell office:value-type="float" office:value="3.733724929" calcext:value-type="float">
            <text:p>3.7337249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96];[.B296]/[.D296];&quot;&quot;)" office:value-type="float" office:value="0.32197705387343" calcext:value-type="float">
            <text:p>0.32197705387343</text:p>
          </table:table-cell>
          <table:table-cell table:formula="of:=IF([.E296];[.C296]/[.E296];&quot;&quot;)" office:value-type="float" office:value="0.315032758804498" calcext:value-type="float">
            <text:p>0.31503275880449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4147311" calcext:value-type="float">
            <text:p>1.174147311</text:p>
          </table:table-cell>
          <table:table-cell office:value-type="float" office:value="1.138502998" calcext:value-type="float">
            <text:p>1.138502998</text:p>
          </table:table-cell>
          <table:table-cell office:value-type="float" office:value="1.549980212" calcext:value-type="float">
            <text:p>1.549980212</text:p>
          </table:table-cell>
          <table:table-cell office:value-type="float" office:value="1.534548406" calcext:value-type="float">
            <text:p>1.5345484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7];[.B297]/[.D297];&quot;&quot;)" office:value-type="float" office:value="0.757524065087871" calcext:value-type="float">
            <text:p>0.757524065087871</text:p>
          </table:table-cell>
          <table:table-cell table:formula="of:=IF([.E297];[.C297]/[.E297];&quot;&quot;)" office:value-type="float" office:value="0.741914033828139" calcext:value-type="float">
            <text:p>0.74191403382813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2648194" calcext:value-type="float">
            <text:p>1.172648194</text:p>
          </table:table-cell>
          <table:table-cell office:value-type="float" office:value="1.154816151" calcext:value-type="float">
            <text:p>1.154816151</text:p>
          </table:table-cell>
          <table:table-cell office:value-type="float" office:value="1.614402967" calcext:value-type="float">
            <text:p>1.614402967</text:p>
          </table:table-cell>
          <table:table-cell office:value-type="float" office:value="1.594277228" calcext:value-type="float">
            <text:p>1.5942772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98];[.B298]/[.D298];&quot;&quot;)" office:value-type="float" office:value="0.726366476010075" calcext:value-type="float">
            <text:p>0.726366476010075</text:p>
          </table:table-cell>
          <table:table-cell table:formula="of:=IF([.E298];[.C298]/[.E298];&quot;&quot;)" office:value-type="float" office:value="0.724350903794004" calcext:value-type="float">
            <text:p>0.7243509037940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0533112" calcext:value-type="float">
            <text:p>1.120533112</text:p>
          </table:table-cell>
          <table:table-cell office:value-type="float" office:value="1.129599963" calcext:value-type="float">
            <text:p>1.129599963</text:p>
          </table:table-cell>
          <table:table-cell office:value-type="float" office:value="1.309365224" calcext:value-type="float">
            <text:p>1.309365224</text:p>
          </table:table-cell>
          <table:table-cell office:value-type="float" office:value="1.287573561" calcext:value-type="float">
            <text:p>1.2875735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99];[.B299]/[.D299];&quot;&quot;)" office:value-type="float" office:value="0.85578346779126" calcext:value-type="float">
            <text:p>0.85578346779126</text:p>
          </table:table-cell>
          <table:table-cell table:formula="of:=IF([.E299];[.C299]/[.E299];&quot;&quot;)" office:value-type="float" office:value="0.877309069722347" calcext:value-type="float">
            <text:p>0.87730906972234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2869216" calcext:value-type="float">
            <text:p>1.192869216</text:p>
          </table:table-cell>
          <table:table-cell office:value-type="float" office:value="1.167065607" calcext:value-type="float">
            <text:p>1.167065607</text:p>
          </table:table-cell>
          <table:table-cell office:value-type="float" office:value="1.409811027" calcext:value-type="float">
            <text:p>1.409811027</text:p>
          </table:table-cell>
          <table:table-cell office:value-type="float" office:value="1.348118084" calcext:value-type="float">
            <text:p>1.3481180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00];[.B300]/[.D300];&quot;&quot;)" office:value-type="float" office:value="0.84611993604445" calcext:value-type="float">
            <text:p>0.84611993604445</text:p>
          </table:table-cell>
          <table:table-cell table:formula="of:=IF([.E300];[.C300]/[.E300];&quot;&quot;)" office:value-type="float" office:value="0.865699838056619" calcext:value-type="float">
            <text:p>0.86569983805661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1326449" calcext:value-type="float">
            <text:p>1.161326449</text:p>
          </table:table-cell>
          <table:table-cell office:value-type="float" office:value="1.159720797" calcext:value-type="float">
            <text:p>1.159720797</text:p>
          </table:table-cell>
          <table:table-cell office:value-type="float" office:value="1.309016844" calcext:value-type="float">
            <text:p>1.309016844</text:p>
          </table:table-cell>
          <table:table-cell office:value-type="float" office:value="1.269809055" calcext:value-type="float">
            <text:p>1.2698090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01];[.B301]/[.D301];&quot;&quot;)" office:value-type="float" office:value="0.887174564882833" calcext:value-type="float">
            <text:p>0.887174564882833</text:p>
          </table:table-cell>
          <table:table-cell table:formula="of:=IF([.E301];[.C301]/[.E301];&quot;&quot;)" office:value-type="float" office:value="0.913303297400096" calcext:value-type="float">
            <text:p>0.91330329740009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892382" calcext:value-type="float">
            <text:p>1.156892382</text:p>
          </table:table-cell>
          <table:table-cell office:value-type="float" office:value="1.141352284" calcext:value-type="float">
            <text:p>1.1413522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02];[.B302]/[.D302];&quot;&quot;)">
            <text:p/>
          </table:table-cell>
          <table:table-cell table:formula="of:=IF([.E302];[.C302]/[.E30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8761809" calcext:value-type="float">
            <text:p>1.168761809</text:p>
          </table:table-cell>
          <table:table-cell office:value-type="float" office:value="1.138590383" calcext:value-type="float">
            <text:p>1.13859038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03];[.B303]/[.D303];&quot;&quot;)">
            <text:p/>
          </table:table-cell>
          <table:table-cell table:formula="of:=IF([.E303];[.C303]/[.E3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9604821" calcext:value-type="float">
            <text:p>1.179604821</text:p>
          </table:table-cell>
          <table:table-cell office:value-type="float" office:value="1.137695254" calcext:value-type="float">
            <text:p>1.137695254</text:p>
          </table:table-cell>
          <table:table-cell office:value-type="float" office:value="2.025608087" calcext:value-type="float">
            <text:p>2.025608087</text:p>
          </table:table-cell>
          <table:table-cell office:value-type="float" office:value="1.860819771" calcext:value-type="float">
            <text:p>1.86081977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304];[.B304]/[.D304];&quot;&quot;)" office:value-type="float" office:value="0.582346026642813" calcext:value-type="float">
            <text:p>0.582346026642813</text:p>
          </table:table-cell>
          <table:table-cell table:formula="of:=IF([.E304];[.C304]/[.E304];&quot;&quot;)" office:value-type="float" office:value="0.611394650750408" calcext:value-type="float">
            <text:p>0.61139465075040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7831657" calcext:value-type="float">
            <text:p>1.117831657</text:p>
          </table:table-cell>
          <table:table-cell office:value-type="float" office:value="1.141039197" calcext:value-type="float">
            <text:p>1.141039197</text:p>
          </table:table-cell>
          <table:table-cell office:value-type="float" office:value="1.279424647" calcext:value-type="float">
            <text:p>1.279424647</text:p>
          </table:table-cell>
          <table:table-cell office:value-type="float" office:value="1.274360267" calcext:value-type="float">
            <text:p>1.2743602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05];[.B305]/[.D305];&quot;&quot;)" office:value-type="float" office:value="0.873698704821027" calcext:value-type="float">
            <text:p>0.873698704821027</text:p>
          </table:table-cell>
          <table:table-cell table:formula="of:=IF([.E305];[.C305]/[.E305];&quot;&quot;)" office:value-type="float" office:value="0.895381962658131" calcext:value-type="float">
            <text:p>0.89538196265813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5592695" calcext:value-type="float">
            <text:p>1.185592695</text:p>
          </table:table-cell>
          <table:table-cell office:value-type="float" office:value="1.129271224" calcext:value-type="float">
            <text:p>1.129271224</text:p>
          </table:table-cell>
          <table:table-cell office:value-type="float" office:value="1.47463868" calcext:value-type="float">
            <text:p>1.47463868</text:p>
          </table:table-cell>
          <table:table-cell office:value-type="float" office:value="1.470561094" calcext:value-type="float">
            <text:p>1.4705610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06];[.B306]/[.D306];&quot;&quot;)" office:value-type="float" office:value="0.803988604856072" calcext:value-type="float">
            <text:p>0.803988604856072</text:p>
          </table:table-cell>
          <table:table-cell table:formula="of:=IF([.E306];[.C306]/[.E306];&quot;&quot;)" office:value-type="float" office:value="0.767918605087209" calcext:value-type="float">
            <text:p>0.76791860508720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45902631" calcext:value-type="float">
            <text:p>1.345902631</text:p>
          </table:table-cell>
          <table:table-cell office:value-type="float" office:value="1.310368326" calcext:value-type="float">
            <text:p>1.310368326</text:p>
          </table:table-cell>
          <table:table-cell office:value-type="float" office:value="1.397474064" calcext:value-type="float">
            <text:p>1.397474064</text:p>
          </table:table-cell>
          <table:table-cell office:value-type="float" office:value="1.331015458" calcext:value-type="float">
            <text:p>1.3310154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07];[.B307]/[.D307];&quot;&quot;)" office:value-type="float" office:value="0.963096679696232" calcext:value-type="float">
            <text:p>0.963096679696232</text:p>
          </table:table-cell>
          <table:table-cell table:formula="of:=IF([.E307];[.C307]/[.E307];&quot;&quot;)" office:value-type="float" office:value="0.984487684289539" calcext:value-type="float">
            <text:p>0.98448768428953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9386999" calcext:value-type="float">
            <text:p>1.319386999</text:p>
          </table:table-cell>
          <table:table-cell office:value-type="float" office:value="1.302127512" calcext:value-type="float">
            <text:p>1.3021275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08];[.B308]/[.D308];&quot;&quot;)">
            <text:p/>
          </table:table-cell>
          <table:table-cell table:formula="of:=IF([.E308];[.C308]/[.E30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34549971" calcext:value-type="float">
            <text:p>1.534549971</text:p>
          </table:table-cell>
          <table:table-cell office:value-type="float" office:value="1.46559007" calcext:value-type="float">
            <text:p>1.4655900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309];[.B309]/[.D309];&quot;&quot;)">
            <text:p/>
          </table:table-cell>
          <table:table-cell table:formula="of:=IF([.E309];[.C309]/[.E30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6918738" calcext:value-type="float">
            <text:p>1.146918738</text:p>
          </table:table-cell>
          <table:table-cell office:value-type="float" office:value="1.135224892" calcext:value-type="float">
            <text:p>1.135224892</text:p>
          </table:table-cell>
          <table:table-cell office:value-type="float" office:value="1.550213808" calcext:value-type="float">
            <text:p>1.550213808</text:p>
          </table:table-cell>
          <table:table-cell office:value-type="float" office:value="1.52344647" calcext:value-type="float">
            <text:p>1.523446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310];[.B310]/[.D310];&quot;&quot;)" office:value-type="float" office:value="0.739845518135135" calcext:value-type="float">
            <text:p>0.739845518135135</text:p>
          </table:table-cell>
          <table:table-cell table:formula="of:=IF([.E310];[.C310]/[.E310];&quot;&quot;)" office:value-type="float" office:value="0.74516887488669" calcext:value-type="float">
            <text:p>0.7451688748866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84487927" calcext:value-type="float">
            <text:p>1.484487927</text:p>
          </table:table-cell>
          <table:table-cell office:value-type="float" office:value="1.308203063" calcext:value-type="float">
            <text:p>1.3082030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11];[.B311]/[.D311];&quot;&quot;)">
            <text:p/>
          </table:table-cell>
          <table:table-cell table:formula="of:=IF([.E311];[.C311]/[.E31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96309415" calcext:value-type="float">
            <text:p>1.396309415</text:p>
          </table:table-cell>
          <table:table-cell office:value-type="float" office:value="1.349982295" calcext:value-type="float">
            <text:p>1.3499822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12];[.B312]/[.D312];&quot;&quot;)">
            <text:p/>
          </table:table-cell>
          <table:table-cell table:formula="of:=IF([.E312];[.C312]/[.E3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8399357" calcext:value-type="float">
            <text:p>1.188399357</text:p>
          </table:table-cell>
          <table:table-cell office:value-type="float" office:value="1.121761236" calcext:value-type="float">
            <text:p>1.121761236</text:p>
          </table:table-cell>
          <table:table-cell office:value-type="float" office:value="1.454910776" calcext:value-type="float">
            <text:p>1.454910776</text:p>
          </table:table-cell>
          <table:table-cell office:value-type="float" office:value="1.425261527" calcext:value-type="float">
            <text:p>1.4252615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13];[.B313]/[.D313];&quot;&quot;)" office:value-type="float" office:value="0.816819406800517" calcext:value-type="float">
            <text:p>0.816819406800517</text:p>
          </table:table-cell>
          <table:table-cell table:formula="of:=IF([.E313];[.C313]/[.E313];&quot;&quot;)" office:value-type="float" office:value="0.787056420698571" calcext:value-type="float">
            <text:p>0.78705642069857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4279968" calcext:value-type="float">
            <text:p>1.174279968</text:p>
          </table:table-cell>
          <table:table-cell office:value-type="float" office:value="1.126019139" calcext:value-type="float">
            <text:p>1.126019139</text:p>
          </table:table-cell>
          <table:table-cell office:value-type="float" office:value="1.36548233" calcext:value-type="float">
            <text:p>1.36548233</text:p>
          </table:table-cell>
          <table:table-cell office:value-type="float" office:value="1.312033455" calcext:value-type="float">
            <text:p>1.3120334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14];[.B314]/[.D314];&quot;&quot;)" office:value-type="float" office:value="0.8599744882821" calcext:value-type="float">
            <text:p>0.8599744882821</text:p>
          </table:table-cell>
          <table:table-cell table:formula="of:=IF([.E314];[.C314]/[.E314];&quot;&quot;)" office:value-type="float" office:value="0.858224410901169" calcext:value-type="float">
            <text:p>0.85822441090116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01554108" calcext:value-type="float">
            <text:p>2.401554108</text:p>
          </table:table-cell>
          <table:table-cell office:value-type="float" office:value="2.241412857" calcext:value-type="float">
            <text:p>2.241412857</text:p>
          </table:table-cell>
          <table:table-cell office:value-type="float" office:value="36.717342084" calcext:value-type="float">
            <text:p>36.717342084</text:p>
          </table:table-cell>
          <table:table-cell office:value-type="float" office:value="31.993983046" calcext:value-type="float">
            <text:p>31.9939830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15];[.B315]/[.D315];&quot;&quot;)" office:value-type="float" office:value="0.0654065346697986" calcext:value-type="float">
            <text:p>0.065406534669799</text:p>
          </table:table-cell>
          <table:table-cell table:formula="of:=IF([.E315];[.C315]/[.E315];&quot;&quot;)" office:value-type="float" office:value="0.0700573246468676" calcext:value-type="float">
            <text:p>0.07005732464686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1165515" calcext:value-type="float">
            <text:p>1.371165515</text:p>
          </table:table-cell>
          <table:table-cell office:value-type="float" office:value="1.297283054" calcext:value-type="float">
            <text:p>1.2972830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316];[.B316]/[.D316];&quot;&quot;)">
            <text:p/>
          </table:table-cell>
          <table:table-cell table:formula="of:=IF([.E316];[.C316]/[.E31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9322326" calcext:value-type="float">
            <text:p>1.189322326</text:p>
          </table:table-cell>
          <table:table-cell office:value-type="float" office:value="1.134887214" calcext:value-type="float">
            <text:p>1.1348872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17];[.B317]/[.D317];&quot;&quot;)">
            <text:p/>
          </table:table-cell>
          <table:table-cell table:formula="of:=IF([.E317];[.C317]/[.E31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4259464" calcext:value-type="float">
            <text:p>1.184259464</text:p>
          </table:table-cell>
          <table:table-cell office:value-type="float" office:value="1.141525093" calcext:value-type="float">
            <text:p>1.1415250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18];[.B318]/[.D318];&quot;&quot;)">
            <text:p/>
          </table:table-cell>
          <table:table-cell table:formula="of:=IF([.E318];[.C318]/[.E31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9905987" calcext:value-type="float">
            <text:p>1.319905987</text:p>
          </table:table-cell>
          <table:table-cell office:value-type="float" office:value="1.325568576" calcext:value-type="float">
            <text:p>1.325568576</text:p>
          </table:table-cell>
          <table:table-cell office:value-type="float" office:value="5.573835895" calcext:value-type="float">
            <text:p>5.573835895</text:p>
          </table:table-cell>
          <table:table-cell office:value-type="float" office:value="5.485159072" calcext:value-type="float">
            <text:p>5.4851590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19];[.B319]/[.D319];&quot;&quot;)" office:value-type="float" office:value="0.236803883692381" calcext:value-type="float">
            <text:p>0.236803883692381</text:p>
          </table:table-cell>
          <table:table-cell table:formula="of:=IF([.E319];[.C319]/[.E319];&quot;&quot;)" office:value-type="float" office:value="0.241664564071917" calcext:value-type="float">
            <text:p>0.24166456407191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3838878" calcext:value-type="float">
            <text:p>1.133838878</text:p>
          </table:table-cell>
          <table:table-cell office:value-type="float" office:value="1.108112596" calcext:value-type="float">
            <text:p>1.1081125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20];[.B320]/[.D320];&quot;&quot;)">
            <text:p/>
          </table:table-cell>
          <table:table-cell table:formula="of:=IF([.E320];[.C320]/[.E32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0363368" calcext:value-type="float">
            <text:p>1.150363368</text:p>
          </table:table-cell>
          <table:table-cell office:value-type="float" office:value="1.117828014" calcext:value-type="float">
            <text:p>1.117828014</text:p>
          </table:table-cell>
          <table:table-cell office:value-type="float" office:value="1.414920665" calcext:value-type="float">
            <text:p>1.414920665</text:p>
          </table:table-cell>
          <table:table-cell office:value-type="float" office:value="1.376864575" calcext:value-type="float">
            <text:p>1.3768645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21];[.B321]/[.D321];&quot;&quot;)" office:value-type="float" office:value="0.813023229115111" calcext:value-type="float">
            <text:p>0.813023229115111</text:p>
          </table:table-cell>
          <table:table-cell table:formula="of:=IF([.E321];[.C321]/[.E321];&quot;&quot;)" office:value-type="float" office:value="0.811864895282094" calcext:value-type="float">
            <text:p>0.81186489528209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807402" calcext:value-type="float">
            <text:p>1.14807402</text:p>
          </table:table-cell>
          <table:table-cell office:value-type="float" office:value="1.118033665" calcext:value-type="float">
            <text:p>1.1180336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22];[.B322]/[.D322];&quot;&quot;)">
            <text:p/>
          </table:table-cell>
          <table:table-cell table:formula="of:=IF([.E322];[.C322]/[.E32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4391076" calcext:value-type="float">
            <text:p>1.154391076</text:p>
          </table:table-cell>
          <table:table-cell office:value-type="float" office:value="1.137961367" calcext:value-type="float">
            <text:p>1.137961367</text:p>
          </table:table-cell>
          <table:table-cell office:value-type="float" office:value="1.593031181" calcext:value-type="float">
            <text:p>1.593031181</text:p>
          </table:table-cell>
          <table:table-cell office:value-type="float" office:value="1.531081708" calcext:value-type="float">
            <text:p>1.5310817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23];[.B323]/[.D323];&quot;&quot;)" office:value-type="float" office:value="0.724650646998227" calcext:value-type="float">
            <text:p>0.724650646998227</text:p>
          </table:table-cell>
          <table:table-cell table:formula="of:=IF([.E323];[.C323]/[.E323];&quot;&quot;)" office:value-type="float" office:value="0.743240129546372" calcext:value-type="float">
            <text:p>0.74324012954637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16817048" calcext:value-type="float">
            <text:p>1.316817048</text:p>
          </table:table-cell>
          <table:table-cell office:value-type="float" office:value="1.268346255" calcext:value-type="float">
            <text:p>1.2683462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24];[.B324]/[.D324];&quot;&quot;)">
            <text:p/>
          </table:table-cell>
          <table:table-cell table:formula="of:=IF([.E324];[.C324]/[.E32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20005569" calcext:value-type="float">
            <text:p>1.220005569</text:p>
          </table:table-cell>
          <table:table-cell office:value-type="float" office:value="1.180150154" calcext:value-type="float">
            <text:p>1.1801501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25];[.B325]/[.D325];&quot;&quot;)">
            <text:p/>
          </table:table-cell>
          <table:table-cell table:formula="of:=IF([.E325];[.C325]/[.E32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6603202" calcext:value-type="float">
            <text:p>1.156603202</text:p>
          </table:table-cell>
          <table:table-cell office:value-type="float" office:value="1.155145962" calcext:value-type="float">
            <text:p>1.1551459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26];[.B326]/[.D326];&quot;&quot;)">
            <text:p/>
          </table:table-cell>
          <table:table-cell table:formula="of:=IF([.E326];[.C326]/[.E32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94419351" calcext:value-type="float">
            <text:p>1.194419351</text:p>
          </table:table-cell>
          <table:table-cell office:value-type="float" office:value="1.168993013" calcext:value-type="float">
            <text:p>1.168993013</text:p>
          </table:table-cell>
          <table:table-cell office:value-type="float" office:value="1.554030856" calcext:value-type="float">
            <text:p>1.554030856</text:p>
          </table:table-cell>
          <table:table-cell office:value-type="float" office:value="1.513581505" calcext:value-type="float">
            <text:p>1.5135815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27];[.B327]/[.D327];&quot;&quot;)" office:value-type="float" office:value="0.7685943598793" calcext:value-type="float">
            <text:p>0.7685943598793</text:p>
          </table:table-cell>
          <table:table-cell table:formula="of:=IF([.E327];[.C327]/[.E327];&quot;&quot;)" office:value-type="float" office:value="0.772335687994549" calcext:value-type="float">
            <text:p>0.77233568799454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51390492" calcext:value-type="float">
            <text:p>1.251390492</text:p>
          </table:table-cell>
          <table:table-cell office:value-type="float" office:value="1.230861899" calcext:value-type="float">
            <text:p>1.2308618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28];[.B328]/[.D328];&quot;&quot;)">
            <text:p/>
          </table:table-cell>
          <table:table-cell table:formula="of:=IF([.E328];[.C328]/[.E32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69777259" calcext:value-type="float">
            <text:p>1.169777259</text:p>
          </table:table-cell>
          <table:table-cell office:value-type="float" office:value="1.128753314" calcext:value-type="float">
            <text:p>1.1287533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329];[.B329]/[.D329];&quot;&quot;)">
            <text:p/>
          </table:table-cell>
          <table:table-cell table:formula="of:=IF([.E329];[.C329]/[.E3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66834474" calcext:value-type="float">
            <text:p>1.166834474</text:p>
          </table:table-cell>
          <table:table-cell office:value-type="float" office:value="1.122569283" calcext:value-type="float">
            <text:p>1.122569283</text:p>
          </table:table-cell>
          <table:table-cell office:value-type="float" office:value="1.552723883" calcext:value-type="float">
            <text:p>1.552723883</text:p>
          </table:table-cell>
          <table:table-cell office:value-type="float" office:value="1.510667257" calcext:value-type="float">
            <text:p>1.5106672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30];[.B330]/[.D330];&quot;&quot;)" office:value-type="float" office:value="0.751475833388724" calcext:value-type="float">
            <text:p>0.751475833388724</text:p>
          </table:table-cell>
          <table:table-cell table:formula="of:=IF([.E330];[.C330]/[.E330];&quot;&quot;)" office:value-type="float" office:value="0.743094998450741" calcext:value-type="float">
            <text:p>0.74309499845074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58348809" calcext:value-type="float">
            <text:p>2.058348809</text:p>
          </table:table-cell>
          <table:table-cell office:value-type="float" office:value="1.197169011" calcext:value-type="float">
            <text:p>1.1971690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331];[.B331]/[.D331];&quot;&quot;)">
            <text:p/>
          </table:table-cell>
          <table:table-cell table:formula="of:=IF([.E331];[.C331]/[.E3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4351369" calcext:value-type="float">
            <text:p>1.184351369</text:p>
          </table:table-cell>
          <table:table-cell office:value-type="float" office:value="1.170354709" calcext:value-type="float">
            <text:p>1.1703547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32];[.B332]/[.D332];&quot;&quot;)">
            <text:p/>
          </table:table-cell>
          <table:table-cell table:formula="of:=IF([.E332];[.C332]/[.E33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2400212" calcext:value-type="float">
            <text:p>1.172400212</text:p>
          </table:table-cell>
          <table:table-cell office:value-type="float" office:value="1.176846186" calcext:value-type="float">
            <text:p>1.1768461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33];[.B333]/[.D333];&quot;&quot;)">
            <text:p/>
          </table:table-cell>
          <table:table-cell table:formula="of:=IF([.E333];[.C333]/[.E33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04837591" calcext:value-type="float">
            <text:p>1.204837591</text:p>
          </table:table-cell>
          <table:table-cell office:value-type="float" office:value="1.163324932" calcext:value-type="float">
            <text:p>1.1633249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34];[.B334]/[.D334];&quot;&quot;)">
            <text:p/>
          </table:table-cell>
          <table:table-cell table:formula="of:=IF([.E334];[.C334]/[.E33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4982189" calcext:value-type="float">
            <text:p>1.184982189</text:p>
          </table:table-cell>
          <table:table-cell office:value-type="float" office:value="1.162588133" calcext:value-type="float">
            <text:p>1.1625881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35];[.B335]/[.D335];&quot;&quot;)">
            <text:p/>
          </table:table-cell>
          <table:table-cell table:formula="of:=IF([.E335];[.C335]/[.E33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1586824" calcext:value-type="float">
            <text:p>1.151586824</text:p>
          </table:table-cell>
          <table:table-cell office:value-type="float" office:value="1.146648023" calcext:value-type="float">
            <text:p>1.146648023</text:p>
          </table:table-cell>
          <table:table-cell office:value-type="float" office:value="1.448754954" calcext:value-type="float">
            <text:p>1.448754954</text:p>
          </table:table-cell>
          <table:table-cell office:value-type="float" office:value="1.393631759" calcext:value-type="float">
            <text:p>1.39363175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36];[.B336]/[.D336];&quot;&quot;)" office:value-type="float" office:value="0.79488033557399" calcext:value-type="float">
            <text:p>0.79488033557399</text:p>
          </table:table-cell>
          <table:table-cell table:formula="of:=IF([.E336];[.C336]/[.E336];&quot;&quot;)" office:value-type="float" office:value="0.822776903292428" calcext:value-type="float">
            <text:p>0.82277690329242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82603146" calcext:value-type="float">
            <text:p>1.282603146</text:p>
          </table:table-cell>
          <table:table-cell office:value-type="float" office:value="1.230608909" calcext:value-type="float">
            <text:p>1.230608909</text:p>
          </table:table-cell>
          <table:table-cell office:value-type="float" office:value="5.866881551" calcext:value-type="float">
            <text:p>5.866881551</text:p>
          </table:table-cell>
          <table:table-cell office:value-type="float" office:value="5.900505972" calcext:value-type="float">
            <text:p>5.9005059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37];[.B337]/[.D337];&quot;&quot;)" office:value-type="float" office:value="0.218617528724674" calcext:value-type="float">
            <text:p>0.218617528724674</text:p>
          </table:table-cell>
          <table:table-cell table:formula="of:=IF([.E337];[.C337]/[.E337];&quot;&quot;)" office:value-type="float" office:value="0.208559895513991" calcext:value-type="float">
            <text:p>0.20855989551399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04616218" calcext:value-type="float">
            <text:p>1.204616218</text:p>
          </table:table-cell>
          <table:table-cell office:value-type="float" office:value="1.168891024" calcext:value-type="float">
            <text:p>1.1688910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38];[.B338]/[.D338];&quot;&quot;)">
            <text:p/>
          </table:table-cell>
          <table:table-cell table:formula="of:=IF([.E338];[.C338]/[.E3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5319964" calcext:value-type="float">
            <text:p>1.185319964</text:p>
          </table:table-cell>
          <table:table-cell office:value-type="float" office:value="1.151726662" calcext:value-type="float">
            <text:p>1.1517266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39];[.B339]/[.D339];&quot;&quot;)">
            <text:p/>
          </table:table-cell>
          <table:table-cell table:formula="of:=IF([.E339];[.C339]/[.E33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7795793" calcext:value-type="float">
            <text:p>1.177795793</text:p>
          </table:table-cell>
          <table:table-cell office:value-type="float" office:value="1.164096495" calcext:value-type="float">
            <text:p>1.164096495</text:p>
          </table:table-cell>
          <table:table-cell office:value-type="float" office:value="1.429621854" calcext:value-type="float">
            <text:p>1.429621854</text:p>
          </table:table-cell>
          <table:table-cell office:value-type="float" office:value="1.354777211" calcext:value-type="float">
            <text:p>1.3547772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40];[.B340]/[.D340];&quot;&quot;)" office:value-type="float" office:value="0.823851279066975" calcext:value-type="float">
            <text:p>0.823851279066975</text:p>
          </table:table-cell>
          <table:table-cell table:formula="of:=IF([.E340];[.C340]/[.E340];&quot;&quot;)" office:value-type="float" office:value="0.859253082756498" calcext:value-type="float">
            <text:p>0.85925308275649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1808666" calcext:value-type="float">
            <text:p>1.121808666</text:p>
          </table:table-cell>
          <table:table-cell office:value-type="float" office:value="1.165596383" calcext:value-type="float">
            <text:p>1.165596383</text:p>
          </table:table-cell>
          <table:table-cell office:value-type="float" office:value="1.405982142" calcext:value-type="float">
            <text:p>1.405982142</text:p>
          </table:table-cell>
          <table:table-cell office:value-type="float" office:value="1.357183445" calcext:value-type="float">
            <text:p>1.3571834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41];[.B341]/[.D341];&quot;&quot;)" office:value-type="float" office:value="0.79788258505491" calcext:value-type="float">
            <text:p>0.79788258505491</text:p>
          </table:table-cell>
          <table:table-cell table:formula="of:=IF([.E341];[.C341]/[.E341];&quot;&quot;)" office:value-type="float" office:value="0.858834807699854" calcext:value-type="float">
            <text:p>0.85883480769985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3438191" calcext:value-type="float">
            <text:p>1.183438191</text:p>
          </table:table-cell>
          <table:table-cell office:value-type="float" office:value="1.157138466" calcext:value-type="float">
            <text:p>1.157138466</text:p>
          </table:table-cell>
          <table:table-cell office:value-type="float" office:value="1.539023396" calcext:value-type="float">
            <text:p>1.539023396</text:p>
          </table:table-cell>
          <table:table-cell office:value-type="float" office:value="1.517661393" calcext:value-type="float">
            <text:p>1.5176613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42];[.B342]/[.D342];&quot;&quot;)" office:value-type="float" office:value="0.768953996460233" calcext:value-type="float">
            <text:p>0.768953996460233</text:p>
          </table:table-cell>
          <table:table-cell table:formula="of:=IF([.E342];[.C342]/[.E342];&quot;&quot;)" office:value-type="float" office:value="0.762448377047172" calcext:value-type="float">
            <text:p>0.76244837704717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6023111" calcext:value-type="float">
            <text:p>1.146023111</text:p>
          </table:table-cell>
          <table:table-cell office:value-type="float" office:value="1.159891682" calcext:value-type="float">
            <text:p>1.159891682</text:p>
          </table:table-cell>
          <table:table-cell office:value-type="float" office:value="1.382232351" calcext:value-type="float">
            <text:p>1.382232351</text:p>
          </table:table-cell>
          <table:table-cell office:value-type="float" office:value="1.316587518" calcext:value-type="float">
            <text:p>1.3165875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43];[.B343]/[.D343];&quot;&quot;)" office:value-type="float" office:value="0.82911032300097" calcext:value-type="float">
            <text:p>0.82911032300097</text:p>
          </table:table-cell>
          <table:table-cell table:formula="of:=IF([.E343];[.C343]/[.E343];&quot;&quot;)" office:value-type="float" office:value="0.880983349866454" calcext:value-type="float">
            <text:p>0.88098334986645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2963019" calcext:value-type="float">
            <text:p>1.182963019</text:p>
          </table:table-cell>
          <table:table-cell office:value-type="float" office:value="1.148008819" calcext:value-type="float">
            <text:p>1.148008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44];[.B344]/[.D344];&quot;&quot;)">
            <text:p/>
          </table:table-cell>
          <table:table-cell table:formula="of:=IF([.E344];[.C344]/[.E34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7353878" calcext:value-type="float">
            <text:p>1.187353878</text:p>
          </table:table-cell>
          <table:table-cell office:value-type="float" office:value="1.160420751" calcext:value-type="float">
            <text:p>1.160420751</text:p>
          </table:table-cell>
          <table:table-cell office:value-type="float" office:value="1.406591918" calcext:value-type="float">
            <text:p>1.406591918</text:p>
          </table:table-cell>
          <table:table-cell office:value-type="float" office:value="1.406853531" calcext:value-type="float">
            <text:p>1.4068535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345];[.B345]/[.D345];&quot;&quot;)" office:value-type="float" office:value="0.844135290986365" calcext:value-type="float">
            <text:p>0.844135290986365</text:p>
          </table:table-cell>
          <table:table-cell table:formula="of:=IF([.E345];[.C345]/[.E345];&quot;&quot;)" office:value-type="float" office:value="0.824834089285162" calcext:value-type="float">
            <text:p>0.824834089285162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8898675" calcext:value-type="float">
            <text:p>1.148898675</text:p>
          </table:table-cell>
          <table:table-cell office:value-type="float" office:value="1.149098304" calcext:value-type="float">
            <text:p>1.1490983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346];[.B346]/[.D346];&quot;&quot;)">
            <text:p/>
          </table:table-cell>
          <table:table-cell table:formula="of:=IF([.E346];[.C346]/[.E34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3246319" calcext:value-type="float">
            <text:p>1.133246319</text:p>
          </table:table-cell>
          <table:table-cell office:value-type="float" office:value="1.163809047" calcext:value-type="float">
            <text:p>1.1638090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47];[.B347]/[.D347];&quot;&quot;)">
            <text:p/>
          </table:table-cell>
          <table:table-cell table:formula="of:=IF([.E347];[.C347]/[.E3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5645176" calcext:value-type="float">
            <text:p>1.145645176</text:p>
          </table:table-cell>
          <table:table-cell office:value-type="float" office:value="1.16210192" calcext:value-type="float">
            <text:p>1.16210192</text:p>
          </table:table-cell>
          <table:table-cell office:value-type="float" office:value="1.413478819" calcext:value-type="float">
            <text:p>1.413478819</text:p>
          </table:table-cell>
          <table:table-cell office:value-type="float" office:value="1.406483197" calcext:value-type="float">
            <text:p>1.40648319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48];[.B348]/[.D348];&quot;&quot;)" office:value-type="float" office:value="0.810514569161011" calcext:value-type="float">
            <text:p>0.810514569161011</text:p>
          </table:table-cell>
          <table:table-cell table:formula="of:=IF([.E348];[.C348]/[.E348];&quot;&quot;)" office:value-type="float" office:value="0.82624657193114" calcext:value-type="float">
            <text:p>0.826246571931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479644411" calcext:value-type="float">
            <text:p>10.479644411</text:p>
          </table:table-cell>
          <table:table-cell office:value-type="float" office:value="9.066194742" calcext:value-type="float">
            <text:p>9.066194742</text:p>
          </table:table-cell>
          <table:table-cell office:value-type="float" office:value="11.823203456" calcext:value-type="float">
            <text:p>11.823203456</text:p>
          </table:table-cell>
          <table:table-cell office:value-type="float" office:value="10.130940999" calcext:value-type="float">
            <text:p>10.1309409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49];[.B349]/[.D349];&quot;&quot;)" office:value-type="float" office:value="0.886362520107173" calcext:value-type="float">
            <text:p>0.886362520107173</text:p>
          </table:table-cell>
          <table:table-cell table:formula="of:=IF([.E349];[.C349]/[.E349];&quot;&quot;)" office:value-type="float" office:value="0.89490154398243" calcext:value-type="float">
            <text:p>0.8949015439824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8822442" calcext:value-type="float">
            <text:p>1.188822442</text:p>
          </table:table-cell>
          <table:table-cell office:value-type="float" office:value="1.166922833" calcext:value-type="float">
            <text:p>1.166922833</text:p>
          </table:table-cell>
          <table:table-cell office:value-type="float" office:value="1.500880164" calcext:value-type="float">
            <text:p>1.500880164</text:p>
          </table:table-cell>
          <table:table-cell office:value-type="float" office:value="1.449182479" calcext:value-type="float">
            <text:p>1.44918247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50];[.B350]/[.D350];&quot;&quot;)" office:value-type="float" office:value="0.792083519067682" calcext:value-type="float">
            <text:p>0.792083519067682</text:p>
          </table:table-cell>
          <table:table-cell table:formula="of:=IF([.E350];[.C350]/[.E350];&quot;&quot;)" office:value-type="float" office:value="0.805228361445018" calcext:value-type="float">
            <text:p>0.80522836144501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3956776" calcext:value-type="float">
            <text:p>1.183956776</text:p>
          </table:table-cell>
          <table:table-cell office:value-type="float" office:value="1.124257116" calcext:value-type="float">
            <text:p>1.1242571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351];[.B351]/[.D351];&quot;&quot;)">
            <text:p/>
          </table:table-cell>
          <table:table-cell table:formula="of:=IF([.E351];[.C351]/[.E35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7456455" calcext:value-type="float">
            <text:p>1.127456455</text:p>
          </table:table-cell>
          <table:table-cell office:value-type="float" office:value="1.114843878" calcext:value-type="float">
            <text:p>1.114843878</text:p>
          </table:table-cell>
          <table:table-cell office:value-type="float" office:value="1.669778406" calcext:value-type="float">
            <text:p>1.669778406</text:p>
          </table:table-cell>
          <table:table-cell office:value-type="float" office:value="1.60076025" calcext:value-type="float">
            <text:p>1.600760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52];[.B352]/[.D352];&quot;&quot;)" office:value-type="float" office:value="0.675213220478071" calcext:value-type="float">
            <text:p>0.675213220478071</text:p>
          </table:table-cell>
          <table:table-cell table:formula="of:=IF([.E352];[.C352]/[.E352];&quot;&quot;)" office:value-type="float" office:value="0.696446502841384" calcext:value-type="float">
            <text:p>0.69644650284138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2835934" calcext:value-type="float">
            <text:p>1.172835934</text:p>
          </table:table-cell>
          <table:table-cell office:value-type="float" office:value="1.143585268" calcext:value-type="float">
            <text:p>1.14358526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53];[.B353]/[.D353];&quot;&quot;)">
            <text:p/>
          </table:table-cell>
          <table:table-cell table:formula="of:=IF([.E353];[.C353]/[.E3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67574504" calcext:value-type="float">
            <text:p>1.167574504</text:p>
          </table:table-cell>
          <table:table-cell office:value-type="float" office:value="1.119854867" calcext:value-type="float">
            <text:p>1.1198548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54];[.B354]/[.D354];&quot;&quot;)">
            <text:p/>
          </table:table-cell>
          <table:table-cell table:formula="of:=IF([.E354];[.C354]/[.E3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07314765" calcext:value-type="float">
            <text:p>1.407314765</text:p>
          </table:table-cell>
          <table:table-cell office:value-type="float" office:value="1.344906627" calcext:value-type="float">
            <text:p>1.344906627</text:p>
          </table:table-cell>
          <table:table-cell office:value-type="float" office:value="7.104446671" calcext:value-type="float">
            <text:p>7.104446671</text:p>
          </table:table-cell>
          <table:table-cell office:value-type="float" office:value="6.427822915" calcext:value-type="float">
            <text:p>6.4278229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55];[.B355]/[.D355];&quot;&quot;)" office:value-type="float" office:value="0.198089285509678" calcext:value-type="float">
            <text:p>0.198089285509678</text:p>
          </table:table-cell>
          <table:table-cell table:formula="of:=IF([.E355];[.C355]/[.E355];&quot;&quot;)" office:value-type="float" office:value="0.20923205956118" calcext:value-type="float">
            <text:p>0.2092320595611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06467529" calcext:value-type="float">
            <text:p>1.806467529</text:p>
          </table:table-cell>
          <table:table-cell office:value-type="float" office:value="1.135760085" calcext:value-type="float">
            <text:p>1.135760085</text:p>
          </table:table-cell>
          <table:table-cell office:value-type="float" office:value="1.790879354" calcext:value-type="float">
            <text:p>1.790879354</text:p>
          </table:table-cell>
          <table:table-cell office:value-type="float" office:value="1.244081273" calcext:value-type="float">
            <text:p>1.244081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56];[.B356]/[.D356];&quot;&quot;)" office:value-type="float" office:value="1.00870420163434" calcext:value-type="float">
            <text:p>1.00870420163434</text:p>
          </table:table-cell>
          <table:table-cell table:formula="of:=IF([.E356];[.C356]/[.E356];&quot;&quot;)" office:value-type="float" office:value="0.912930778437977" calcext:value-type="float">
            <text:p>0.91293077843797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9771217" calcext:value-type="float">
            <text:p>1.159771217</text:p>
          </table:table-cell>
          <table:table-cell office:value-type="float" office:value="1.139237221" calcext:value-type="float">
            <text:p>1.13923722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57];[.B357]/[.D357];&quot;&quot;)">
            <text:p/>
          </table:table-cell>
          <table:table-cell table:formula="of:=IF([.E357];[.C357]/[.E3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2088914" calcext:value-type="float">
            <text:p>1.192088914</text:p>
          </table:table-cell>
          <table:table-cell office:value-type="float" office:value="1.176752195" calcext:value-type="float">
            <text:p>1.17675219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58];[.B358]/[.D358];&quot;&quot;)">
            <text:p/>
          </table:table-cell>
          <table:table-cell table:formula="of:=IF([.E358];[.C358]/[.E35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4029071" calcext:value-type="float">
            <text:p>1.344029071</text:p>
          </table:table-cell>
          <table:table-cell office:value-type="float" office:value="1.25505608" calcext:value-type="float">
            <text:p>1.2550560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59];[.B359]/[.D359];&quot;&quot;)">
            <text:p/>
          </table:table-cell>
          <table:table-cell table:formula="of:=IF([.E359];[.C359]/[.E3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4939369" calcext:value-type="float">
            <text:p>1.154939369</text:p>
          </table:table-cell>
          <table:table-cell office:value-type="float" office:value="1.149976169" calcext:value-type="float">
            <text:p>1.14997616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60];[.B360]/[.D360];&quot;&quot;)">
            <text:p/>
          </table:table-cell>
          <table:table-cell table:formula="of:=IF([.E360];[.C360]/[.E3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285056" calcext:value-type="float">
            <text:p>1.212285056</text:p>
          </table:table-cell>
          <table:table-cell office:value-type="float" office:value="1.169967934" calcext:value-type="float">
            <text:p>1.1699679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61];[.B361]/[.D361];&quot;&quot;)">
            <text:p/>
          </table:table-cell>
          <table:table-cell table:formula="of:=IF([.E361];[.C361]/[.E3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6151352" calcext:value-type="float">
            <text:p>1.356151352</text:p>
          </table:table-cell>
          <table:table-cell office:value-type="float" office:value="1.330002271" calcext:value-type="float">
            <text:p>1.3300022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62];[.B362]/[.D362];&quot;&quot;)">
            <text:p/>
          </table:table-cell>
          <table:table-cell table:formula="of:=IF([.E362];[.C362]/[.E3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8499849" calcext:value-type="float">
            <text:p>2.68499849</text:p>
          </table:table-cell>
          <table:table-cell office:value-type="float" office:value="2.344615887" calcext:value-type="float">
            <text:p>2.3446158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63];[.B363]/[.D363];&quot;&quot;)">
            <text:p/>
          </table:table-cell>
          <table:table-cell table:formula="of:=IF([.E363];[.C363]/[.E36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05353033" calcext:value-type="float">
            <text:p>1.205353033</text:p>
          </table:table-cell>
          <table:table-cell office:value-type="float" office:value="1.160790863" calcext:value-type="float">
            <text:p>1.16079086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64];[.B364]/[.D364];&quot;&quot;)">
            <text:p/>
          </table:table-cell>
          <table:table-cell table:formula="of:=IF([.E364];[.C364]/[.E3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716928" calcext:value-type="float">
            <text:p>1.18716928</text:p>
          </table:table-cell>
          <table:table-cell office:value-type="float" office:value="1.15322253" calcext:value-type="float">
            <text:p>1.153222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D365];[.B365]/[.D365];&quot;&quot;)">
            <text:p/>
          </table:table-cell>
          <table:table-cell table:formula="of:=IF([.E365];[.C365]/[.E3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4481508" calcext:value-type="float">
            <text:p>1.164481508</text:p>
          </table:table-cell>
          <table:table-cell office:value-type="float" office:value="1.150441551" calcext:value-type="float">
            <text:p>1.15044155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366];[.B366]/[.D366];&quot;&quot;)">
            <text:p/>
          </table:table-cell>
          <table:table-cell table:formula="of:=IF([.E366];[.C366]/[.E36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33045" calcext:value-type="float">
            <text:p>1.1933045</text:p>
          </table:table-cell>
          <table:table-cell office:value-type="float" office:value="1.158938852" calcext:value-type="float">
            <text:p>1.158938852</text:p>
          </table:table-cell>
          <table:table-cell office:value-type="float" office:value="1.694487299" calcext:value-type="float">
            <text:p>1.694487299</text:p>
          </table:table-cell>
          <table:table-cell office:value-type="float" office:value="1.647032368" calcext:value-type="float">
            <text:p>1.64703236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67];[.B367]/[.D367];&quot;&quot;)" office:value-type="float" office:value="0.704227467921552" calcext:value-type="float">
            <text:p>0.704227467921552</text:p>
          </table:table-cell>
          <table:table-cell table:formula="of:=IF([.E367];[.C367]/[.E367];&quot;&quot;)" office:value-type="float" office:value="0.703652748128627" calcext:value-type="float">
            <text:p>0.70365274812862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0403611" calcext:value-type="float">
            <text:p>1.360403611</text:p>
          </table:table-cell>
          <table:table-cell office:value-type="float" office:value="1.340173346" calcext:value-type="float">
            <text:p>1.34017334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368];[.B368]/[.D368];&quot;&quot;)">
            <text:p/>
          </table:table-cell>
          <table:table-cell table:formula="of:=IF([.E368];[.C368]/[.E3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2553583" calcext:value-type="float">
            <text:p>1.152553583</text:p>
          </table:table-cell>
          <table:table-cell office:value-type="float" office:value="1.142295023" calcext:value-type="float">
            <text:p>1.1422950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369];[.B369]/[.D369];&quot;&quot;)">
            <text:p/>
          </table:table-cell>
          <table:table-cell table:formula="of:=IF([.E369];[.C369]/[.E3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69103258" calcext:value-type="float">
            <text:p>3.969103258</text:p>
          </table:table-cell>
          <table:table-cell office:value-type="float" office:value="3.4955966" calcext:value-type="float">
            <text:p>3.49559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70];[.B370]/[.D370];&quot;&quot;)">
            <text:p/>
          </table:table-cell>
          <table:table-cell table:formula="of:=IF([.E370];[.C370]/[.E3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99159741" calcext:value-type="float">
            <text:p>1.699159741</text:p>
          </table:table-cell>
          <table:table-cell office:value-type="float" office:value="1.511868999" calcext:value-type="float">
            <text:p>1.511868999</text:p>
          </table:table-cell>
          <table:table-cell office:value-type="float" office:value="2.860979725" calcext:value-type="float">
            <text:p>2.860979725</text:p>
          </table:table-cell>
          <table:table-cell office:value-type="float" office:value="2.513411958" calcext:value-type="float">
            <text:p>2.51341195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71];[.B371]/[.D371];&quot;&quot;)" office:value-type="float" office:value="0.593908347602848" calcext:value-type="float">
            <text:p>0.593908347602848</text:p>
          </table:table-cell>
          <table:table-cell table:formula="of:=IF([.E371];[.C371]/[.E371];&quot;&quot;)" office:value-type="float" office:value="0.601520572140128" calcext:value-type="float">
            <text:p>0.60152057214012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9083027" calcext:value-type="float">
            <text:p>1.199083027</text:p>
          </table:table-cell>
          <table:table-cell office:value-type="float" office:value="1.193919166" calcext:value-type="float">
            <text:p>1.193919166</text:p>
          </table:table-cell>
          <table:table-cell office:value-type="float" office:value="1.593257644" calcext:value-type="float">
            <text:p>1.593257644</text:p>
          </table:table-cell>
          <table:table-cell office:value-type="float" office:value="1.593029146" calcext:value-type="float">
            <text:p>1.5930291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72];[.B372]/[.D372];&quot;&quot;)" office:value-type="float" office:value="0.752598320501138" calcext:value-type="float">
            <text:p>0.752598320501138</text:p>
          </table:table-cell>
          <table:table-cell table:formula="of:=IF([.E372];[.C372]/[.E372];&quot;&quot;)" office:value-type="float" office:value="0.749464734526583" calcext:value-type="float">
            <text:p>0.74946473452658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5820316" calcext:value-type="float">
            <text:p>1.235820316</text:p>
          </table:table-cell>
          <table:table-cell office:value-type="float" office:value="1.152021279" calcext:value-type="float">
            <text:p>1.152021279</text:p>
          </table:table-cell>
          <table:table-cell office:value-type="float" office:value="1.538349089" calcext:value-type="float">
            <text:p>1.538349089</text:p>
          </table:table-cell>
          <table:table-cell office:value-type="float" office:value="1.486270178" calcext:value-type="float">
            <text:p>1.4862701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73];[.B373]/[.D373];&quot;&quot;)" office:value-type="float" office:value="0.803341923388366" calcext:value-type="float">
            <text:p>0.803341923388366</text:p>
          </table:table-cell>
          <table:table-cell table:formula="of:=IF([.E373];[.C373]/[.E373];&quot;&quot;)" office:value-type="float" office:value="0.775108924374852" calcext:value-type="float">
            <text:p>0.77510892437485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7746648" calcext:value-type="float">
            <text:p>1.147746648</text:p>
          </table:table-cell>
          <table:table-cell office:value-type="float" office:value="1.131123456" calcext:value-type="float">
            <text:p>1.1311234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374];[.B374]/[.D374];&quot;&quot;)">
            <text:p/>
          </table:table-cell>
          <table:table-cell table:formula="of:=IF([.E374];[.C374]/[.E3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6375127" calcext:value-type="float">
            <text:p>1.176375127</text:p>
          </table:table-cell>
          <table:table-cell office:value-type="float" office:value="1.154770657" calcext:value-type="float">
            <text:p>1.15477065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75];[.B375]/[.D375];&quot;&quot;)">
            <text:p/>
          </table:table-cell>
          <table:table-cell table:formula="of:=IF([.E375];[.C375]/[.E3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3752085" calcext:value-type="float">
            <text:p>1.213752085</text:p>
          </table:table-cell>
          <table:table-cell office:value-type="float" office:value="1.22305717" calcext:value-type="float">
            <text:p>1.223057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376];[.B376]/[.D376];&quot;&quot;)">
            <text:p/>
          </table:table-cell>
          <table:table-cell table:formula="of:=IF([.E376];[.C376]/[.E3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5007655" calcext:value-type="float">
            <text:p>1.235007655</text:p>
          </table:table-cell>
          <table:table-cell office:value-type="float" office:value="1.195303606" calcext:value-type="float">
            <text:p>1.1953036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77];[.B377]/[.D377];&quot;&quot;)">
            <text:p/>
          </table:table-cell>
          <table:table-cell table:formula="of:=IF([.E377];[.C377]/[.E37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8637351" calcext:value-type="float">
            <text:p>1.478637351</text:p>
          </table:table-cell>
          <table:table-cell office:value-type="float" office:value="1.421780856" calcext:value-type="float">
            <text:p>1.4217808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78];[.B378]/[.D378];&quot;&quot;)">
            <text:p/>
          </table:table-cell>
          <table:table-cell table:formula="of:=IF([.E378];[.C378]/[.E3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6724939" calcext:value-type="float">
            <text:p>1.146724939</text:p>
          </table:table-cell>
          <table:table-cell office:value-type="float" office:value="1.145532047" calcext:value-type="float">
            <text:p>1.1455320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D379];[.B379]/[.D379];&quot;&quot;)">
            <text:p/>
          </table:table-cell>
          <table:table-cell table:formula="of:=IF([.E379];[.C379]/[.E3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7815866" calcext:value-type="float">
            <text:p>1.197815866</text:p>
          </table:table-cell>
          <table:table-cell office:value-type="float" office:value="1.145340837" calcext:value-type="float">
            <text:p>1.1453408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80];[.B380]/[.D380];&quot;&quot;)">
            <text:p/>
          </table:table-cell>
          <table:table-cell table:formula="of:=IF([.E380];[.C380]/[.E38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4943795" calcext:value-type="float">
            <text:p>1.164943795</text:p>
          </table:table-cell>
          <table:table-cell office:value-type="float" office:value="1.094501691" calcext:value-type="float">
            <text:p>1.094501691</text:p>
          </table:table-cell>
          <table:table-cell office:value-type="float" office:value="1.457262225" calcext:value-type="float">
            <text:p>1.457262225</text:p>
          </table:table-cell>
          <table:table-cell office:value-type="float" office:value="1.43984358" calcext:value-type="float">
            <text:p>1.439843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81];[.B381]/[.D381];&quot;&quot;)" office:value-type="float" office:value="0.799405745249452" calcext:value-type="float">
            <text:p>0.799405745249452</text:p>
          </table:table-cell>
          <table:table-cell table:formula="of:=IF([.E381];[.C381]/[.E381];&quot;&quot;)" office:value-type="float" office:value="0.760153190390306" calcext:value-type="float">
            <text:p>0.76015319039030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05473086" calcext:value-type="float">
            <text:p>9.205473086</text:p>
          </table:table-cell>
          <table:table-cell office:value-type="float" office:value="5.67941354" calcext:value-type="float">
            <text:p>5.67941354</text:p>
          </table:table-cell>
          <table:table-cell office:value-type="float" office:value="16.452814771" calcext:value-type="float">
            <text:p>16.452814771</text:p>
          </table:table-cell>
          <table:table-cell office:value-type="float" office:value="12.970243931" calcext:value-type="float">
            <text:p>12.9702439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82];[.B382]/[.D382];&quot;&quot;)" office:value-type="float" office:value="0.559507489394807" calcext:value-type="float">
            <text:p>0.559507489394807</text:p>
          </table:table-cell>
          <table:table-cell table:formula="of:=IF([.E382];[.C382]/[.E382];&quot;&quot;)" office:value-type="float" office:value="0.437880241128366" calcext:value-type="float">
            <text:p>0.43788024112836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9283507" calcext:value-type="float">
            <text:p>1.189283507</text:p>
          </table:table-cell>
          <table:table-cell office:value-type="float" office:value="1.180129805" calcext:value-type="float">
            <text:p>1.180129805</text:p>
          </table:table-cell>
          <table:table-cell office:value-type="float" office:value="2.29916769" calcext:value-type="float">
            <text:p>2.29916769</text:p>
          </table:table-cell>
          <table:table-cell office:value-type="float" office:value="2.068928346" calcext:value-type="float">
            <text:p>2.0689283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D383];[.B383]/[.D383];&quot;&quot;)" office:value-type="float" office:value="0.517266971075085" calcext:value-type="float">
            <text:p>0.517266971075085</text:p>
          </table:table-cell>
          <table:table-cell table:formula="of:=IF([.E383];[.C383]/[.E383];&quot;&quot;)" office:value-type="float" office:value="0.57040632039366" calcext:value-type="float">
            <text:p>0.5704063203936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5384631" calcext:value-type="float">
            <text:p>1.345384631</text:p>
          </table:table-cell>
          <table:table-cell office:value-type="float" office:value="1.320232806" calcext:value-type="float">
            <text:p>1.320232806</text:p>
          </table:table-cell>
          <table:table-cell office:value-type="float" office:value="6.866404909" calcext:value-type="float">
            <text:p>6.866404909</text:p>
          </table:table-cell>
          <table:table-cell office:value-type="float" office:value="6.2569097" calcext:value-type="float">
            <text:p>6.256909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84];[.B384]/[.D384];&quot;&quot;)" office:value-type="float" office:value="0.195937269769303" calcext:value-type="float">
            <text:p>0.195937269769303</text:p>
          </table:table-cell>
          <table:table-cell table:formula="of:=IF([.E384];[.C384]/[.E384];&quot;&quot;)" office:value-type="float" office:value="0.211003973095536" calcext:value-type="float">
            <text:p>0.21100397309553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17559228" calcext:value-type="float">
            <text:p>5.817559228</text:p>
          </table:table-cell>
          <table:table-cell office:value-type="float" office:value="4.65324704" calcext:value-type="float">
            <text:p>4.653247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85];[.B385]/[.D385];&quot;&quot;)">
            <text:p/>
          </table:table-cell>
          <table:table-cell table:formula="of:=IF([.E385];[.C385]/[.E38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5544171" calcext:value-type="float">
            <text:p>1.185544171</text:p>
          </table:table-cell>
          <table:table-cell office:value-type="float" office:value="1.201046795" calcext:value-type="float">
            <text:p>1.20104679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86];[.B386]/[.D386];&quot;&quot;)">
            <text:p/>
          </table:table-cell>
          <table:table-cell table:formula="of:=IF([.E386];[.C386]/[.E38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6709557" calcext:value-type="float">
            <text:p>1.156709557</text:p>
          </table:table-cell>
          <table:table-cell office:value-type="float" office:value="1.188106193" calcext:value-type="float">
            <text:p>1.18810619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87];[.B387]/[.D387];&quot;&quot;)">
            <text:p/>
          </table:table-cell>
          <table:table-cell table:formula="of:=IF([.E387];[.C387]/[.E3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0651801" calcext:value-type="float">
            <text:p>1.210651801</text:p>
          </table:table-cell>
          <table:table-cell office:value-type="float" office:value="1.190691779" calcext:value-type="float">
            <text:p>1.1906917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388];[.B388]/[.D388];&quot;&quot;)">
            <text:p/>
          </table:table-cell>
          <table:table-cell table:formula="of:=IF([.E388];[.C388]/[.E3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5005308" calcext:value-type="float">
            <text:p>1.215005308</text:p>
          </table:table-cell>
          <table:table-cell office:value-type="float" office:value="1.177473208" calcext:value-type="float">
            <text:p>1.17747320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D389];[.B389]/[.D389];&quot;&quot;)">
            <text:p/>
          </table:table-cell>
          <table:table-cell table:formula="of:=IF([.E389];[.C389]/[.E3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12617927" calcext:value-type="float">
            <text:p>2.112617927</text:p>
          </table:table-cell>
          <table:table-cell office:value-type="float" office:value="1.935499911" calcext:value-type="float">
            <text:p>1.9354999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390];[.B390]/[.D390];&quot;&quot;)">
            <text:p/>
          </table:table-cell>
          <table:table-cell table:formula="of:=IF([.E390];[.C390]/[.E3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4458345" calcext:value-type="float">
            <text:p>1.194458345</text:p>
          </table:table-cell>
          <table:table-cell office:value-type="float" office:value="1.187865084" calcext:value-type="float">
            <text:p>1.18786508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91];[.B391]/[.D391];&quot;&quot;)">
            <text:p/>
          </table:table-cell>
          <table:table-cell table:formula="of:=IF([.E391];[.C391]/[.E3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1182967" calcext:value-type="float">
            <text:p>1.231182967</text:p>
          </table:table-cell>
          <table:table-cell office:value-type="float" office:value="1.171607481" calcext:value-type="float">
            <text:p>1.17160748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92];[.B392]/[.D392];&quot;&quot;)">
            <text:p/>
          </table:table-cell>
          <table:table-cell table:formula="of:=IF([.E392];[.C392]/[.E3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3676266" calcext:value-type="float">
            <text:p>1.213676266</text:p>
          </table:table-cell>
          <table:table-cell office:value-type="float" office:value="1.175021513" calcext:value-type="float">
            <text:p>1.175021513</text:p>
          </table:table-cell>
          <table:table-cell office:value-type="float" office:value="2.024158562" calcext:value-type="float">
            <text:p>2.024158562</text:p>
          </table:table-cell>
          <table:table-cell office:value-type="float" office:value="1.98801167" calcext:value-type="float">
            <text:p>1.988011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93];[.B393]/[.D393];&quot;&quot;)" office:value-type="float" office:value="0.599595451060321" calcext:value-type="float">
            <text:p>0.599595451060321</text:p>
          </table:table-cell>
          <table:table-cell table:formula="of:=IF([.E393];[.C393]/[.E393];&quot;&quot;)" office:value-type="float" office:value="0.591053629478946" calcext:value-type="float">
            <text:p>0.59105362947894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0915149" calcext:value-type="float">
            <text:p>1.180915149</text:p>
          </table:table-cell>
          <table:table-cell office:value-type="float" office:value="1.184788645" calcext:value-type="float">
            <text:p>1.18478864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394];[.B394]/[.D394];&quot;&quot;)">
            <text:p/>
          </table:table-cell>
          <table:table-cell table:formula="of:=IF([.E394];[.C394]/[.E3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5878121" calcext:value-type="float">
            <text:p>1.175878121</text:p>
          </table:table-cell>
          <table:table-cell office:value-type="float" office:value="1.132367735" calcext:value-type="float">
            <text:p>1.13236773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D395];[.B395]/[.D395];&quot;&quot;)">
            <text:p/>
          </table:table-cell>
          <table:table-cell table:formula="of:=IF([.E395];[.C395]/[.E39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0930471" calcext:value-type="float">
            <text:p>1.310930471</text:p>
          </table:table-cell>
          <table:table-cell office:value-type="float" office:value="1.31533902" calcext:value-type="float">
            <text:p>1.3153390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96];[.B396]/[.D396];&quot;&quot;)">
            <text:p/>
          </table:table-cell>
          <table:table-cell table:formula="of:=IF([.E396];[.C396]/[.E39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1997433" calcext:value-type="float">
            <text:p>1.191997433</text:p>
          </table:table-cell>
          <table:table-cell office:value-type="float" office:value="1.238224235" calcext:value-type="float">
            <text:p>1.238224235</text:p>
          </table:table-cell>
          <table:table-cell office:value-type="float" office:value="2.803374001" calcext:value-type="float">
            <text:p>2.803374001</text:p>
          </table:table-cell>
          <table:table-cell office:value-type="float" office:value="2.478447815" calcext:value-type="float">
            <text:p>2.4784478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97];[.B397]/[.D397];&quot;&quot;)" office:value-type="float" office:value="0.425201001569822" calcext:value-type="float">
            <text:p>0.425201001569822</text:p>
          </table:table-cell>
          <table:table-cell table:formula="of:=IF([.E397];[.C397]/[.E397];&quot;&quot;)" office:value-type="float" office:value="0.49959665380326" calcext:value-type="float">
            <text:p>0.49959665380326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48232233" calcext:value-type="float">
            <text:p>1.748232233</text:p>
          </table:table-cell>
          <table:table-cell office:value-type="float" office:value="1.669144783" calcext:value-type="float">
            <text:p>1.66914478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398];[.B398]/[.D398];&quot;&quot;)">
            <text:p/>
          </table:table-cell>
          <table:table-cell table:formula="of:=IF([.E398];[.C398]/[.E3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9918067" calcext:value-type="float">
            <text:p>1.159918067</text:p>
          </table:table-cell>
          <table:table-cell office:value-type="float" office:value="1.121234442" calcext:value-type="float">
            <text:p>1.1212344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99];[.B399]/[.D399];&quot;&quot;)">
            <text:p/>
          </table:table-cell>
          <table:table-cell table:formula="of:=IF([.E399];[.C399]/[.E3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2046296" calcext:value-type="float">
            <text:p>1.162046296</text:p>
          </table:table-cell>
          <table:table-cell office:value-type="float" office:value="1.180022519" calcext:value-type="float">
            <text:p>1.18002251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00];[.B400]/[.D400];&quot;&quot;)">
            <text:p/>
          </table:table-cell>
          <table:table-cell table:formula="of:=IF([.E400];[.C400]/[.E40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93273579" calcext:value-type="float">
            <text:p>1.293273579</text:p>
          </table:table-cell>
          <table:table-cell office:value-type="float" office:value="1.151573494" calcext:value-type="float">
            <text:p>1.151573494</text:p>
          </table:table-cell>
          <table:table-cell office:value-type="float" office:value="1.659385278" calcext:value-type="float">
            <text:p>1.659385278</text:p>
          </table:table-cell>
          <table:table-cell office:value-type="float" office:value="1.63997851" calcext:value-type="float">
            <text:p>1.639978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01];[.B401]/[.D401];&quot;&quot;)" office:value-type="float" office:value="0.779369080915758" calcext:value-type="float">
            <text:p>0.779369080915758</text:p>
          </table:table-cell>
          <table:table-cell table:formula="of:=IF([.E401];[.C401]/[.E401];&quot;&quot;)" office:value-type="float" office:value="0.702188160989987" calcext:value-type="float">
            <text:p>0.70218816098998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49562711" calcext:value-type="float">
            <text:p>3.449562711</text:p>
          </table:table-cell>
          <table:table-cell office:value-type="float" office:value="3.186503903" calcext:value-type="float">
            <text:p>3.18650390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02];[.B402]/[.D402];&quot;&quot;)">
            <text:p/>
          </table:table-cell>
          <table:table-cell table:formula="of:=IF([.E402];[.C402]/[.E40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7302311" calcext:value-type="float">
            <text:p>1.187302311</text:p>
          </table:table-cell>
          <table:table-cell office:value-type="float" office:value="1.191351466" calcext:value-type="float">
            <text:p>1.19135146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03];[.B403]/[.D403];&quot;&quot;)">
            <text:p/>
          </table:table-cell>
          <table:table-cell table:formula="of:=IF([.E403];[.C403]/[.E4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1680035" calcext:value-type="float">
            <text:p>1.191680035</text:p>
          </table:table-cell>
          <table:table-cell office:value-type="float" office:value="1.135390063" calcext:value-type="float">
            <text:p>1.1353900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04];[.B404]/[.D404];&quot;&quot;)">
            <text:p/>
          </table:table-cell>
          <table:table-cell table:formula="of:=IF([.E404];[.C404]/[.E40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5544574" calcext:value-type="float">
            <text:p>1.385544574</text:p>
          </table:table-cell>
          <table:table-cell office:value-type="float" office:value="1.318571421" calcext:value-type="float">
            <text:p>1.3185714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05];[.B405]/[.D405];&quot;&quot;)">
            <text:p/>
          </table:table-cell>
          <table:table-cell table:formula="of:=IF([.E405];[.C405]/[.E40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52133048" calcext:value-type="float">
            <text:p>1.252133048</text:p>
          </table:table-cell>
          <table:table-cell office:value-type="float" office:value="1.27427669" calcext:value-type="float">
            <text:p>1.274276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06];[.B406]/[.D406];&quot;&quot;)">
            <text:p/>
          </table:table-cell>
          <table:table-cell table:formula="of:=IF([.E406];[.C406]/[.E40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73083942" calcext:value-type="float">
            <text:p>2.073083942</text:p>
          </table:table-cell>
          <table:table-cell office:value-type="float" office:value="1.526096677" calcext:value-type="float">
            <text:p>1.5260966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D407];[.B407]/[.D407];&quot;&quot;)">
            <text:p/>
          </table:table-cell>
          <table:table-cell table:formula="of:=IF([.E407];[.C407]/[.E40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9814667" calcext:value-type="float">
            <text:p>1.179814667</text:p>
          </table:table-cell>
          <table:table-cell office:value-type="float" office:value="1.127062023" calcext:value-type="float">
            <text:p>1.1270620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08];[.B408]/[.D408];&quot;&quot;)">
            <text:p/>
          </table:table-cell>
          <table:table-cell table:formula="of:=IF([.E408];[.C408]/[.E40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42792394" calcext:value-type="float">
            <text:p>2.742792394</text:p>
          </table:table-cell>
          <table:table-cell office:value-type="float" office:value="2.467124299" calcext:value-type="float">
            <text:p>2.4671242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D409];[.B409]/[.D409];&quot;&quot;)">
            <text:p/>
          </table:table-cell>
          <table:table-cell table:formula="of:=IF([.E409];[.C409]/[.E40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75945696" calcext:value-type="float">
            <text:p>21.775945696</text:p>
          </table:table-cell>
          <table:table-cell office:value-type="float" office:value="18.345900098" calcext:value-type="float">
            <text:p>18.34590009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10];[.B410]/[.D410];&quot;&quot;)">
            <text:p/>
          </table:table-cell>
          <table:table-cell table:formula="of:=IF([.E410];[.C410]/[.E41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1624382" calcext:value-type="float">
            <text:p>1.281624382</text:p>
          </table:table-cell>
          <table:table-cell office:value-type="float" office:value="1.261810721" calcext:value-type="float">
            <text:p>1.26181072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11];[.B411]/[.D411];&quot;&quot;)">
            <text:p/>
          </table:table-cell>
          <table:table-cell table:formula="of:=IF([.E411];[.C411]/[.E41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68172162" calcext:value-type="float">
            <text:p>1.368172162</text:p>
          </table:table-cell>
          <table:table-cell office:value-type="float" office:value="1.338288981" calcext:value-type="float">
            <text:p>1.3382889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12];[.B412]/[.D412];&quot;&quot;)">
            <text:p/>
          </table:table-cell>
          <table:table-cell table:formula="of:=IF([.E412];[.C412]/[.E4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18938221" calcext:value-type="float">
            <text:p>2.918938221</text:p>
          </table:table-cell>
          <table:table-cell office:value-type="float" office:value="2.694525953" calcext:value-type="float">
            <text:p>2.694525953</text:p>
          </table:table-cell>
          <table:table-cell office:value-type="float" office:value="51.873471081" calcext:value-type="float">
            <text:p>51.873471081</text:p>
          </table:table-cell>
          <table:table-cell office:value-type="float" office:value="48.260992749" calcext:value-type="float">
            <text:p>48.2609927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13];[.B413]/[.D413];&quot;&quot;)" office:value-type="float" office:value="0.056270347061258" calcext:value-type="float">
            <text:p>0.056270347061258</text:p>
          </table:table-cell>
          <table:table-cell table:formula="of:=IF([.E413];[.C413]/[.E413];&quot;&quot;)" office:value-type="float" office:value="0.0558323772371183" calcext:value-type="float">
            <text:p>0.05583237723711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3265782" calcext:value-type="float">
            <text:p>1.153265782</text:p>
          </table:table-cell>
          <table:table-cell office:value-type="float" office:value="1.145836974" calcext:value-type="float">
            <text:p>1.145836974</text:p>
          </table:table-cell>
          <table:table-cell office:value-type="float" office:value="1.739188625" calcext:value-type="float">
            <text:p>1.739188625</text:p>
          </table:table-cell>
          <table:table-cell office:value-type="float" office:value="1.734818855" calcext:value-type="float">
            <text:p>1.7348188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14];[.B414]/[.D414];&quot;&quot;)" office:value-type="float" office:value="0.663105637549809" calcext:value-type="float">
            <text:p>0.663105637549809</text:p>
          </table:table-cell>
          <table:table-cell table:formula="of:=IF([.E414];[.C414]/[.E414];&quot;&quot;)" office:value-type="float" office:value="0.660493728608916" calcext:value-type="float">
            <text:p>0.66049372860891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9279872" calcext:value-type="float">
            <text:p>1.219279872</text:p>
          </table:table-cell>
          <table:table-cell office:value-type="float" office:value="1.197441362" calcext:value-type="float">
            <text:p>1.19744136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D415];[.B415]/[.D415];&quot;&quot;)">
            <text:p/>
          </table:table-cell>
          <table:table-cell table:formula="of:=IF([.E415];[.C415]/[.E41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23623348" calcext:value-type="float">
            <text:p>1.523623348</text:p>
          </table:table-cell>
          <table:table-cell office:value-type="float" office:value="1.54338487" calcext:value-type="float">
            <text:p>1.54338487</text:p>
          </table:table-cell>
          <table:table-cell office:value-type="float" office:value="12.860751441" calcext:value-type="float">
            <text:p>12.860751441</text:p>
          </table:table-cell>
          <table:table-cell office:value-type="float" office:value="11.120280621" calcext:value-type="float">
            <text:p>11.12028062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16];[.B416]/[.D416];&quot;&quot;)" office:value-type="float" office:value="0.118470787262298" calcext:value-type="float">
            <text:p>0.118470787262298</text:p>
          </table:table-cell>
          <table:table-cell table:formula="of:=IF([.E416];[.C416]/[.E416];&quot;&quot;)" office:value-type="float" office:value="0.138790100951716" calcext:value-type="float">
            <text:p>0.13879010095171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5477346" calcext:value-type="float">
            <text:p>1.265477346</text:p>
          </table:table-cell>
          <table:table-cell office:value-type="float" office:value="1.204082739" calcext:value-type="float">
            <text:p>1.20408273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17];[.B417]/[.D417];&quot;&quot;)">
            <text:p/>
          </table:table-cell>
          <table:table-cell table:formula="of:=IF([.E417];[.C417]/[.E41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67958589" calcext:value-type="float">
            <text:p>1.767958589</text:p>
          </table:table-cell>
          <table:table-cell office:value-type="float" office:value="1.539642231" calcext:value-type="float">
            <text:p>1.5396422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18];[.B418]/[.D418];&quot;&quot;)">
            <text:p/>
          </table:table-cell>
          <table:table-cell table:formula="of:=IF([.E418];[.C418]/[.E41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80372028" calcext:value-type="float">
            <text:p>2.880372028</text:p>
          </table:table-cell>
          <table:table-cell office:value-type="float" office:value="2.552637084" calcext:value-type="float">
            <text:p>2.55263708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19];[.B419]/[.D419];&quot;&quot;)">
            <text:p/>
          </table:table-cell>
          <table:table-cell table:formula="of:=IF([.E419];[.C419]/[.E41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49809547" calcext:value-type="float">
            <text:p>1.149809547</text:p>
          </table:table-cell>
          <table:table-cell office:value-type="float" office:value="1.152782469" calcext:value-type="float">
            <text:p>1.15278246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20];[.B420]/[.D420];&quot;&quot;)">
            <text:p/>
          </table:table-cell>
          <table:table-cell table:formula="of:=IF([.E420];[.C420]/[.E42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4368753" calcext:value-type="float">
            <text:p>1.204368753</text:p>
          </table:table-cell>
          <table:table-cell office:value-type="float" office:value="1.191776937" calcext:value-type="float">
            <text:p>1.1917769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21];[.B421]/[.D421];&quot;&quot;)">
            <text:p/>
          </table:table-cell>
          <table:table-cell table:formula="of:=IF([.E421];[.C421]/[.E4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43097459" calcext:value-type="float">
            <text:p>3.743097459</text:p>
          </table:table-cell>
          <table:table-cell office:value-type="float" office:value="3.300186464" calcext:value-type="float">
            <text:p>3.3001864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22];[.B422]/[.D422];&quot;&quot;)">
            <text:p/>
          </table:table-cell>
          <table:table-cell table:formula="of:=IF([.E422];[.C422]/[.E42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3840231" calcext:value-type="float">
            <text:p>1.473840231</text:p>
          </table:table-cell>
          <table:table-cell office:value-type="float" office:value="1.489861855" calcext:value-type="float">
            <text:p>1.4898618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23];[.B423]/[.D423];&quot;&quot;)">
            <text:p/>
          </table:table-cell>
          <table:table-cell table:formula="of:=IF([.E423];[.C423]/[.E42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5582187" calcext:value-type="float">
            <text:p>1.345582187</text:p>
          </table:table-cell>
          <table:table-cell office:value-type="float" office:value="1.259296558" calcext:value-type="float">
            <text:p>1.2592965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24];[.B424]/[.D424];&quot;&quot;)">
            <text:p/>
          </table:table-cell>
          <table:table-cell table:formula="of:=IF([.E424];[.C424]/[.E42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5843158" calcext:value-type="float">
            <text:p>1.205843158</text:p>
          </table:table-cell>
          <table:table-cell office:value-type="float" office:value="1.129370494" calcext:value-type="float">
            <text:p>1.12937049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25];[.B425]/[.D425];&quot;&quot;)">
            <text:p/>
          </table:table-cell>
          <table:table-cell table:formula="of:=IF([.E425];[.C425]/[.E42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31763015" calcext:value-type="float">
            <text:p>1.631763015</text:p>
          </table:table-cell>
          <table:table-cell office:value-type="float" office:value="1.612832805" calcext:value-type="float">
            <text:p>1.6128328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D426];[.B426]/[.D426];&quot;&quot;)">
            <text:p/>
          </table:table-cell>
          <table:table-cell table:formula="of:=IF([.E426];[.C426]/[.E42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1611123" calcext:value-type="float">
            <text:p>1.441611123</text:p>
          </table:table-cell>
          <table:table-cell office:value-type="float" office:value="1.361943561" calcext:value-type="float">
            <text:p>1.36194356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27];[.B427]/[.D427];&quot;&quot;)">
            <text:p/>
          </table:table-cell>
          <table:table-cell table:formula="of:=IF([.E427];[.C427]/[.E42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7874426" calcext:value-type="float">
            <text:p>1.327874426</text:p>
          </table:table-cell>
          <table:table-cell office:value-type="float" office:value="1.338799483" calcext:value-type="float">
            <text:p>1.3387994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28];[.B428]/[.D428];&quot;&quot;)">
            <text:p/>
          </table:table-cell>
          <table:table-cell table:formula="of:=IF([.E428];[.C428]/[.E42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12228158" calcext:value-type="float">
            <text:p>2.512228158</text:p>
          </table:table-cell>
          <table:table-cell office:value-type="float" office:value="1.931166731" calcext:value-type="float">
            <text:p>1.93116673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29];[.B429]/[.D429];&quot;&quot;)">
            <text:p/>
          </table:table-cell>
          <table:table-cell table:formula="of:=IF([.E429];[.C429]/[.E4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60127373" calcext:value-type="float">
            <text:p>1.160127373</text:p>
          </table:table-cell>
          <table:table-cell office:value-type="float" office:value="1.137297254" calcext:value-type="float">
            <text:p>1.1372972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D430];[.B430]/[.D430];&quot;&quot;)">
            <text:p/>
          </table:table-cell>
          <table:table-cell table:formula="of:=IF([.E430];[.C430]/[.E43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9193395" calcext:value-type="float">
            <text:p>1.179193395</text:p>
          </table:table-cell>
          <table:table-cell office:value-type="float" office:value="1.104779603" calcext:value-type="float">
            <text:p>1.10477960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431];[.B431]/[.D431];&quot;&quot;)">
            <text:p/>
          </table:table-cell>
          <table:table-cell table:formula="of:=IF([.E431];[.C431]/[.E4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97692339" calcext:value-type="float">
            <text:p>2.297692339</text:p>
          </table:table-cell>
          <table:table-cell office:value-type="float" office:value="2.063835143" calcext:value-type="float">
            <text:p>2.0638351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432];[.B432]/[.D432];&quot;&quot;)">
            <text:p/>
          </table:table-cell>
          <table:table-cell table:formula="of:=IF([.E432];[.C432]/[.E43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25016548" calcext:value-type="float">
            <text:p>1.425016548</text:p>
          </table:table-cell>
          <table:table-cell office:value-type="float" office:value="1.421635232" calcext:value-type="float">
            <text:p>1.42163523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33];[.B433]/[.D433];&quot;&quot;)">
            <text:p/>
          </table:table-cell>
          <table:table-cell table:formula="of:=IF([.E433];[.C433]/[.E43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407222" calcext:value-type="float">
            <text:p>1.17407222</text:p>
          </table:table-cell>
          <table:table-cell office:value-type="float" office:value="1.173804538" calcext:value-type="float">
            <text:p>1.17380453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34];[.B434]/[.D434];&quot;&quot;)">
            <text:p/>
          </table:table-cell>
          <table:table-cell table:formula="of:=IF([.E434];[.C434]/[.E43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47612158" calcext:value-type="float">
            <text:p>1.147612158</text:p>
          </table:table-cell>
          <table:table-cell office:value-type="float" office:value="1.161961136" calcext:value-type="float">
            <text:p>1.1619611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35];[.B435]/[.D435];&quot;&quot;)">
            <text:p/>
          </table:table-cell>
          <table:table-cell table:formula="of:=IF([.E435];[.C435]/[.E43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4079795" calcext:value-type="float">
            <text:p>1.24079795</text:p>
          </table:table-cell>
          <table:table-cell office:value-type="float" office:value="1.17577047" calcext:value-type="float">
            <text:p>1.1757704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36];[.B436]/[.D436];&quot;&quot;)">
            <text:p/>
          </table:table-cell>
          <table:table-cell table:formula="of:=IF([.E436];[.C436]/[.E43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5186501" calcext:value-type="float">
            <text:p>1.205186501</text:p>
          </table:table-cell>
          <table:table-cell office:value-type="float" office:value="1.145307564" calcext:value-type="float">
            <text:p>1.145307564</text:p>
          </table:table-cell>
          <table:table-cell office:value-type="float" office:value="1.660716099" calcext:value-type="float">
            <text:p>1.660716099</text:p>
          </table:table-cell>
          <table:table-cell office:value-type="float" office:value="1.592149483" calcext:value-type="float">
            <text:p>1.59214948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437];[.B437]/[.D437];&quot;&quot;)" office:value-type="float" office:value="0.725702907152946" calcext:value-type="float">
            <text:p>0.725702907152946</text:p>
          </table:table-cell>
          <table:table-cell table:formula="of:=IF([.E437];[.C437]/[.E437];&quot;&quot;)" office:value-type="float" office:value="0.71934675495542" calcext:value-type="float">
            <text:p>0.7193467549554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70544028" calcext:value-type="float">
            <text:p>2.270544028</text:p>
          </table:table-cell>
          <table:table-cell office:value-type="float" office:value="1.78517745" calcext:value-type="float">
            <text:p>1.785177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D438];[.B438]/[.D438];&quot;&quot;)">
            <text:p/>
          </table:table-cell>
          <table:table-cell table:formula="of:=IF([.E438];[.C438]/[.E4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52650987" calcext:value-type="float">
            <text:p>1.452650987</text:p>
          </table:table-cell>
          <table:table-cell office:value-type="float" office:value="1.379105457" calcext:value-type="float">
            <text:p>1.37910545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39];[.B439]/[.D439];&quot;&quot;)">
            <text:p/>
          </table:table-cell>
          <table:table-cell table:formula="of:=IF([.E439];[.C439]/[.E43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5016671" calcext:value-type="float">
            <text:p>1.475016671</text:p>
          </table:table-cell>
          <table:table-cell office:value-type="float" office:value="1.471068617" calcext:value-type="float">
            <text:p>1.47106861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40];[.B440]/[.D440];&quot;&quot;)">
            <text:p/>
          </table:table-cell>
          <table:table-cell table:formula="of:=IF([.E440];[.C440]/[.E44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99156793" calcext:value-type="float">
            <text:p>1.199156793</text:p>
          </table:table-cell>
          <table:table-cell office:value-type="float" office:value="1.136897649" calcext:value-type="float">
            <text:p>1.13689764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41];[.B441]/[.D441];&quot;&quot;)">
            <text:p/>
          </table:table-cell>
          <table:table-cell table:formula="of:=IF([.E441];[.C441]/[.E44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78259238" calcext:value-type="float">
            <text:p>2.578259238</text:p>
          </table:table-cell>
          <table:table-cell office:value-type="float" office:value="2.363402755" calcext:value-type="float">
            <text:p>2.363402755</text:p>
          </table:table-cell>
          <table:table-cell office:value-type="float" office:value="33.564525711" calcext:value-type="float">
            <text:p>33.564525711</text:p>
          </table:table-cell>
          <table:table-cell office:value-type="float" office:value="30.143586549" calcext:value-type="float">
            <text:p>30.1435865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42];[.B442]/[.D442];&quot;&quot;)" office:value-type="float" office:value="0.076815005824886" calcext:value-type="float">
            <text:p>0.076815005824886</text:p>
          </table:table-cell>
          <table:table-cell table:formula="of:=IF([.E442];[.C442]/[.E442];&quot;&quot;)" office:value-type="float" office:value="0.0784048292049841" calcext:value-type="float">
            <text:p>0.07840482920498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8985134" calcext:value-type="float">
            <text:p>1.18985134</text:p>
          </table:table-cell>
          <table:table-cell office:value-type="float" office:value="1.151575658" calcext:value-type="float">
            <text:p>1.1515756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43];[.B443]/[.D443];&quot;&quot;)">
            <text:p/>
          </table:table-cell>
          <table:table-cell table:formula="of:=IF([.E443];[.C443]/[.E44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69058002" calcext:value-type="float">
            <text:p>1.369058002</text:p>
          </table:table-cell>
          <table:table-cell office:value-type="float" office:value="1.323010858" calcext:value-type="float">
            <text:p>1.3230108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44];[.B444]/[.D444];&quot;&quot;)">
            <text:p/>
          </table:table-cell>
          <table:table-cell table:formula="of:=IF([.E444];[.C444]/[.E44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62142109" calcext:value-type="float">
            <text:p>1.162142109</text:p>
          </table:table-cell>
          <table:table-cell office:value-type="float" office:value="1.173117701" calcext:value-type="float">
            <text:p>1.1731177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45];[.B445]/[.D445];&quot;&quot;)">
            <text:p/>
          </table:table-cell>
          <table:table-cell table:formula="of:=IF([.E445];[.C445]/[.E4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4839854" calcext:value-type="float">
            <text:p>1.14839854</text:p>
          </table:table-cell>
          <table:table-cell office:value-type="float" office:value="1.144097244" calcext:value-type="float">
            <text:p>1.1440972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46];[.B446]/[.D446];&quot;&quot;)">
            <text:p/>
          </table:table-cell>
          <table:table-cell table:formula="of:=IF([.E446];[.C446]/[.E44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44008159" calcext:value-type="float">
            <text:p>1.244008159</text:p>
          </table:table-cell>
          <table:table-cell office:value-type="float" office:value="1.205612724" calcext:value-type="float">
            <text:p>1.2056127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47];[.B447]/[.D447];&quot;&quot;)">
            <text:p/>
          </table:table-cell>
          <table:table-cell table:formula="of:=IF([.E447];[.C447]/[.E4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34777355" calcext:value-type="float">
            <text:p>1.234777355</text:p>
          </table:table-cell>
          <table:table-cell office:value-type="float" office:value="1.205758309" calcext:value-type="float">
            <text:p>1.2057583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48];[.B448]/[.D448];&quot;&quot;)">
            <text:p/>
          </table:table-cell>
          <table:table-cell table:formula="of:=IF([.E448];[.C448]/[.E44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91832837" calcext:value-type="float">
            <text:p>2.291832837</text:p>
          </table:table-cell>
          <table:table-cell office:value-type="float" office:value="2.156345069" calcext:value-type="float">
            <text:p>2.15634506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49];[.B449]/[.D449];&quot;&quot;)">
            <text:p/>
          </table:table-cell>
          <table:table-cell table:formula="of:=IF([.E449];[.C449]/[.E44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6344439" calcext:value-type="float">
            <text:p>1.416344439</text:p>
          </table:table-cell>
          <table:table-cell office:value-type="float" office:value="1.369393892" calcext:value-type="float">
            <text:p>1.36939389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50];[.B450]/[.D450];&quot;&quot;)">
            <text:p/>
          </table:table-cell>
          <table:table-cell table:formula="of:=IF([.E450];[.C450]/[.E4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84168568" calcext:value-type="float">
            <text:p>5.584168568</text:p>
          </table:table-cell>
          <table:table-cell office:value-type="float" office:value="4.970154344" calcext:value-type="float">
            <text:p>4.97015434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51];[.B451]/[.D451];&quot;&quot;)">
            <text:p/>
          </table:table-cell>
          <table:table-cell table:formula="of:=IF([.E451];[.C451]/[.E45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6092272" calcext:value-type="float">
            <text:p>1.156092272</text:p>
          </table:table-cell>
          <table:table-cell office:value-type="float" office:value="1.143549835" calcext:value-type="float">
            <text:p>1.1435498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52];[.B452]/[.D452];&quot;&quot;)">
            <text:p/>
          </table:table-cell>
          <table:table-cell table:formula="of:=IF([.E452];[.C452]/[.E45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6771475" calcext:value-type="float">
            <text:p>1.206771475</text:p>
          </table:table-cell>
          <table:table-cell office:value-type="float" office:value="1.144497711" calcext:value-type="float">
            <text:p>1.1444977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53];[.B453]/[.D453];&quot;&quot;)">
            <text:p/>
          </table:table-cell>
          <table:table-cell table:formula="of:=IF([.E453];[.C453]/[.E4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7286539" calcext:value-type="float">
            <text:p>1.177286539</text:p>
          </table:table-cell>
          <table:table-cell office:value-type="float" office:value="1.167883119" calcext:value-type="float">
            <text:p>1.1678831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54];[.B454]/[.D454];&quot;&quot;)">
            <text:p/>
          </table:table-cell>
          <table:table-cell table:formula="of:=IF([.E454];[.C454]/[.E4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89936072" calcext:value-type="float">
            <text:p>1.189936072</text:p>
          </table:table-cell>
          <table:table-cell office:value-type="float" office:value="1.195893864" calcext:value-type="float">
            <text:p>1.19589386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55];[.B455]/[.D455];&quot;&quot;)">
            <text:p/>
          </table:table-cell>
          <table:table-cell table:formula="of:=IF([.E455];[.C455]/[.E4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3001105" calcext:value-type="float">
            <text:p>1.173001105</text:p>
          </table:table-cell>
          <table:table-cell office:value-type="float" office:value="1.171089194" calcext:value-type="float">
            <text:p>1.1710891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456];[.B456]/[.D456];&quot;&quot;)">
            <text:p/>
          </table:table-cell>
          <table:table-cell table:formula="of:=IF([.E456];[.C456]/[.E4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151782" calcext:value-type="float">
            <text:p>1.6151782</text:p>
          </table:table-cell>
          <table:table-cell office:value-type="float" office:value="1.521766931" calcext:value-type="float">
            <text:p>1.5217669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57];[.B457]/[.D457];&quot;&quot;)">
            <text:p/>
          </table:table-cell>
          <table:table-cell table:formula="of:=IF([.E457];[.C457]/[.E4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1418344" calcext:value-type="float">
            <text:p>1.191418344</text:p>
          </table:table-cell>
          <table:table-cell office:value-type="float" office:value="1.149277288" calcext:value-type="float">
            <text:p>1.1492772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58];[.B458]/[.D458];&quot;&quot;)">
            <text:p/>
          </table:table-cell>
          <table:table-cell table:formula="of:=IF([.E458];[.C458]/[.E45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52831675" calcext:value-type="float">
            <text:p>1.352831675</text:p>
          </table:table-cell>
          <table:table-cell office:value-type="float" office:value="1.289890961" calcext:value-type="float">
            <text:p>1.28989096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59];[.B459]/[.D459];&quot;&quot;)">
            <text:p/>
          </table:table-cell>
          <table:table-cell table:formula="of:=IF([.E459];[.C459]/[.E4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0306477" calcext:value-type="float">
            <text:p>1.170306477</text:p>
          </table:table-cell>
          <table:table-cell office:value-type="float" office:value="1.138762653" calcext:value-type="float">
            <text:p>1.13876265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60];[.B460]/[.D460];&quot;&quot;)">
            <text:p/>
          </table:table-cell>
          <table:table-cell table:formula="of:=IF([.E460];[.C460]/[.E4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9559587" calcext:value-type="float">
            <text:p>1.199559587</text:p>
          </table:table-cell>
          <table:table-cell office:value-type="float" office:value="1.197098445" calcext:value-type="float">
            <text:p>1.19709844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61];[.B461]/[.D461];&quot;&quot;)">
            <text:p/>
          </table:table-cell>
          <table:table-cell table:formula="of:=IF([.E461];[.C461]/[.E4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1722799" calcext:value-type="float">
            <text:p>1.331722799</text:p>
          </table:table-cell>
          <table:table-cell office:value-type="float" office:value="1.285795587" calcext:value-type="float">
            <text:p>1.28579558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62];[.B462]/[.D462];&quot;&quot;)">
            <text:p/>
          </table:table-cell>
          <table:table-cell table:formula="of:=IF([.E462];[.C462]/[.E4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4162927" calcext:value-type="float">
            <text:p>1.194162927</text:p>
          </table:table-cell>
          <table:table-cell office:value-type="float" office:value="1.122121886" calcext:value-type="float">
            <text:p>1.12212188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63];[.B463]/[.D463];&quot;&quot;)">
            <text:p/>
          </table:table-cell>
          <table:table-cell table:formula="of:=IF([.E463];[.C463]/[.E46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234988" calcext:value-type="float">
            <text:p>1.9234988</text:p>
          </table:table-cell>
          <table:table-cell office:value-type="float" office:value="1.784722865" calcext:value-type="float">
            <text:p>1.7847228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64];[.B464]/[.D464];&quot;&quot;)">
            <text:p/>
          </table:table-cell>
          <table:table-cell table:formula="of:=IF([.E464];[.C464]/[.E4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49577285" calcext:value-type="float">
            <text:p>1.249577285</text:p>
          </table:table-cell>
          <table:table-cell office:value-type="float" office:value="1.264918659" calcext:value-type="float">
            <text:p>1.26491865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465];[.B465]/[.D465];&quot;&quot;)">
            <text:p/>
          </table:table-cell>
          <table:table-cell table:formula="of:=IF([.E465];[.C465]/[.E4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7028157" calcext:value-type="float">
            <text:p>1.277028157</text:p>
          </table:table-cell>
          <table:table-cell office:value-type="float" office:value="1.270563388" calcext:value-type="float">
            <text:p>1.27056338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66];[.B466]/[.D466];&quot;&quot;)">
            <text:p/>
          </table:table-cell>
          <table:table-cell table:formula="of:=IF([.E466];[.C466]/[.E46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3778981" calcext:value-type="float">
            <text:p>1.183778981</text:p>
          </table:table-cell>
          <table:table-cell office:value-type="float" office:value="1.193791581" calcext:value-type="float">
            <text:p>1.19379158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67];[.B467]/[.D467];&quot;&quot;)">
            <text:p/>
          </table:table-cell>
          <table:table-cell table:formula="of:=IF([.E467];[.C467]/[.E46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6438012" calcext:value-type="float">
            <text:p>1.156438012</text:p>
          </table:table-cell>
          <table:table-cell office:value-type="float" office:value="1.132425916" calcext:value-type="float">
            <text:p>1.132425916</text:p>
          </table:table-cell>
          <table:table-cell office:value-type="float" office:value="1.410133832" calcext:value-type="float">
            <text:p>1.410133832</text:p>
          </table:table-cell>
          <table:table-cell office:value-type="float" office:value="1.416117999" calcext:value-type="float">
            <text:p>1.41611799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468];[.B468]/[.D468];&quot;&quot;)" office:value-type="float" office:value="0.820090962827137" calcext:value-type="float">
            <text:p>0.820090962827137</text:p>
          </table:table-cell>
          <table:table-cell table:formula="of:=IF([.E468];[.C468]/[.E468];&quot;&quot;)" office:value-type="float" office:value="0.799669177850765" calcext:value-type="float">
            <text:p>0.79966917785076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1675454" calcext:value-type="float">
            <text:p>1.171675454</text:p>
          </table:table-cell>
          <table:table-cell office:value-type="float" office:value="1.159794686" calcext:value-type="float">
            <text:p>1.1597946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69];[.B469]/[.D469];&quot;&quot;)">
            <text:p/>
          </table:table-cell>
          <table:table-cell table:formula="of:=IF([.E469];[.C469]/[.E4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017607" calcext:value-type="float">
            <text:p>1.19017607</text:p>
          </table:table-cell>
          <table:table-cell office:value-type="float" office:value="1.153776868" calcext:value-type="float">
            <text:p>1.1537768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D470];[.B470]/[.D470];&quot;&quot;)">
            <text:p/>
          </table:table-cell>
          <table:table-cell table:formula="of:=IF([.E470];[.C470]/[.E4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28693" calcext:value-type="float">
            <text:p>1.1828693</text:p>
          </table:table-cell>
          <table:table-cell office:value-type="float" office:value="1.158214978" calcext:value-type="float">
            <text:p>1.15821497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71];[.B471]/[.D471];&quot;&quot;)">
            <text:p/>
          </table:table-cell>
          <table:table-cell table:formula="of:=IF([.E471];[.C471]/[.E47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3489062" calcext:value-type="float">
            <text:p>1.173489062</text:p>
          </table:table-cell>
          <table:table-cell office:value-type="float" office:value="1.144134216" calcext:value-type="float">
            <text:p>1.1441342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472];[.B472]/[.D472];&quot;&quot;)">
            <text:p/>
          </table:table-cell>
          <table:table-cell table:formula="of:=IF([.E472];[.C472]/[.E47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4632409" calcext:value-type="float">
            <text:p>1.314632409</text:p>
          </table:table-cell>
          <table:table-cell office:value-type="float" office:value="1.336670764" calcext:value-type="float">
            <text:p>1.33667076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73];[.B473]/[.D473];&quot;&quot;)">
            <text:p/>
          </table:table-cell>
          <table:table-cell table:formula="of:=IF([.E473];[.C473]/[.E4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25280815" calcext:value-type="float">
            <text:p>1.525280815</text:p>
          </table:table-cell>
          <table:table-cell office:value-type="float" office:value="1.514084032" calcext:value-type="float">
            <text:p>1.5140840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D474];[.B474]/[.D474];&quot;&quot;)">
            <text:p/>
          </table:table-cell>
          <table:table-cell table:formula="of:=IF([.E474];[.C474]/[.E4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8435836" calcext:value-type="float">
            <text:p>1.208435836</text:p>
          </table:table-cell>
          <table:table-cell office:value-type="float" office:value="1.144222908" calcext:value-type="float">
            <text:p>1.14422290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D475];[.B475]/[.D475];&quot;&quot;)">
            <text:p/>
          </table:table-cell>
          <table:table-cell table:formula="of:=IF([.E475];[.C475]/[.E4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36746842" calcext:value-type="float">
            <text:p>1.236746842</text:p>
          </table:table-cell>
          <table:table-cell office:value-type="float" office:value="1.220467197" calcext:value-type="float">
            <text:p>1.22046719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D476];[.B476]/[.D476];&quot;&quot;)">
            <text:p/>
          </table:table-cell>
          <table:table-cell table:formula="of:=IF([.E476];[.C476]/[.E4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7809459" calcext:value-type="float">
            <text:p>1.177809459</text:p>
          </table:table-cell>
          <table:table-cell office:value-type="float" office:value="1.218225425" calcext:value-type="float">
            <text:p>1.2182254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77];[.B477]/[.D477];&quot;&quot;)">
            <text:p/>
          </table:table-cell>
          <table:table-cell table:formula="of:=IF([.E477];[.C477]/[.E47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0658796" calcext:value-type="float">
            <text:p>1.180658796</text:p>
          </table:table-cell>
          <table:table-cell office:value-type="float" office:value="1.15437252" calcext:value-type="float">
            <text:p>1.1543725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78];[.B478]/[.D478];&quot;&quot;)">
            <text:p/>
          </table:table-cell>
          <table:table-cell table:formula="of:=IF([.E478];[.C478]/[.E4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5802366" calcext:value-type="float">
            <text:p>1.205802366</text:p>
          </table:table-cell>
          <table:table-cell office:value-type="float" office:value="1.181096672" calcext:value-type="float">
            <text:p>1.1810966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79];[.B479]/[.D479];&quot;&quot;)">
            <text:p/>
          </table:table-cell>
          <table:table-cell table:formula="of:=IF([.E479];[.C479]/[.E4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9820765" calcext:value-type="float">
            <text:p>1.199820765</text:p>
          </table:table-cell>
          <table:table-cell office:value-type="float" office:value="1.19214555" calcext:value-type="float">
            <text:p>1.1921455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80];[.B480]/[.D480];&quot;&quot;)">
            <text:p/>
          </table:table-cell>
          <table:table-cell table:formula="of:=IF([.E480];[.C480]/[.E48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1186776" calcext:value-type="float">
            <text:p>1.201186776</text:p>
          </table:table-cell>
          <table:table-cell office:value-type="float" office:value="1.171981979" calcext:value-type="float">
            <text:p>1.1719819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81];[.B481]/[.D481];&quot;&quot;)">
            <text:p/>
          </table:table-cell>
          <table:table-cell table:formula="of:=IF([.E481];[.C481]/[.E4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3913104" calcext:value-type="float">
            <text:p>1.253913104</text:p>
          </table:table-cell>
          <table:table-cell office:value-type="float" office:value="1.179183406" calcext:value-type="float">
            <text:p>1.17918340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82];[.B482]/[.D482];&quot;&quot;)">
            <text:p/>
          </table:table-cell>
          <table:table-cell table:formula="of:=IF([.E482];[.C482]/[.E48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1738737" calcext:value-type="float">
            <text:p>1.311738737</text:p>
          </table:table-cell>
          <table:table-cell office:value-type="float" office:value="1.242117882" calcext:value-type="float">
            <text:p>1.24211788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83];[.B483]/[.D483];&quot;&quot;)">
            <text:p/>
          </table:table-cell>
          <table:table-cell table:formula="of:=IF([.E483];[.C483]/[.E48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4706448" calcext:value-type="float">
            <text:p>1.454706448</text:p>
          </table:table-cell>
          <table:table-cell office:value-type="float" office:value="1.331836998" calcext:value-type="float">
            <text:p>1.3318369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84];[.B484]/[.D484];&quot;&quot;)">
            <text:p/>
          </table:table-cell>
          <table:table-cell table:formula="of:=IF([.E484];[.C484]/[.E48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4856197" calcext:value-type="float">
            <text:p>1.174856197</text:p>
          </table:table-cell>
          <table:table-cell office:value-type="float" office:value="1.199164396" calcext:value-type="float">
            <text:p>1.19916439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D485];[.B485]/[.D485];&quot;&quot;)">
            <text:p/>
          </table:table-cell>
          <table:table-cell table:formula="of:=IF([.E485];[.C485]/[.E48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817154" calcext:value-type="float">
            <text:p>1.212817154</text:p>
          </table:table-cell>
          <table:table-cell office:value-type="float" office:value="1.183792589" calcext:value-type="float">
            <text:p>1.18379258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86];[.B486]/[.D486];&quot;&quot;)">
            <text:p/>
          </table:table-cell>
          <table:table-cell table:formula="of:=IF([.E486];[.C486]/[.E48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9260233" calcext:value-type="float">
            <text:p>1.179260233</text:p>
          </table:table-cell>
          <table:table-cell office:value-type="float" office:value="1.160967289" calcext:value-type="float">
            <text:p>1.1609672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87];[.B487]/[.D487];&quot;&quot;)">
            <text:p/>
          </table:table-cell>
          <table:table-cell table:formula="of:=IF([.E487];[.C487]/[.E4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2497772" calcext:value-type="float">
            <text:p>1.192497772</text:p>
          </table:table-cell>
          <table:table-cell office:value-type="float" office:value="1.162554084" calcext:value-type="float">
            <text:p>1.16255408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88];[.B488]/[.D488];&quot;&quot;)">
            <text:p/>
          </table:table-cell>
          <table:table-cell table:formula="of:=IF([.E488];[.C488]/[.E4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2396228" calcext:value-type="float">
            <text:p>1.192396228</text:p>
          </table:table-cell>
          <table:table-cell office:value-type="float" office:value="1.140727213" calcext:value-type="float">
            <text:p>1.1407272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89];[.B489]/[.D489];&quot;&quot;)">
            <text:p/>
          </table:table-cell>
          <table:table-cell table:formula="of:=IF([.E489];[.C489]/[.E4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84647931" calcext:value-type="float">
            <text:p>1.384647931</text:p>
          </table:table-cell>
          <table:table-cell office:value-type="float" office:value="1.371785175" calcext:value-type="float">
            <text:p>1.3717851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D490];[.B490]/[.D490];&quot;&quot;)">
            <text:p/>
          </table:table-cell>
          <table:table-cell table:formula="of:=IF([.E490];[.C490]/[.E4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48596449" calcext:value-type="float">
            <text:p>1.748596449</text:p>
          </table:table-cell>
          <table:table-cell office:value-type="float" office:value="1.700059214" calcext:value-type="float">
            <text:p>1.70005921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91];[.B491]/[.D491];&quot;&quot;)">
            <text:p/>
          </table:table-cell>
          <table:table-cell table:formula="of:=IF([.E491];[.C491]/[.E4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86089866" calcext:value-type="float">
            <text:p>1.386089866</text:p>
          </table:table-cell>
          <table:table-cell office:value-type="float" office:value="1.366643857" calcext:value-type="float">
            <text:p>1.36664385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92];[.B492]/[.D492];&quot;&quot;)">
            <text:p/>
          </table:table-cell>
          <table:table-cell table:formula="of:=IF([.E492];[.C492]/[.E4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640269" calcext:value-type="float">
            <text:p>1.18640269</text:p>
          </table:table-cell>
          <table:table-cell office:value-type="float" office:value="1.191214356" calcext:value-type="float">
            <text:p>1.19121435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93];[.B493]/[.D493];&quot;&quot;)">
            <text:p/>
          </table:table-cell>
          <table:table-cell table:formula="of:=IF([.E493];[.C493]/[.E49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3096846" calcext:value-type="float">
            <text:p>1.213096846</text:p>
          </table:table-cell>
          <table:table-cell office:value-type="float" office:value="1.210171047" calcext:value-type="float">
            <text:p>1.21017104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94];[.B494]/[.D494];&quot;&quot;)">
            <text:p/>
          </table:table-cell>
          <table:table-cell table:formula="of:=IF([.E494];[.C494]/[.E4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9507649" calcext:value-type="float">
            <text:p>1.209507649</text:p>
          </table:table-cell>
          <table:table-cell office:value-type="float" office:value="1.174771784" calcext:value-type="float">
            <text:p>1.174771784</text:p>
          </table:table-cell>
          <table:table-cell office:value-type="float" office:value="1.565566574" calcext:value-type="float">
            <text:p>1.565566574</text:p>
          </table:table-cell>
          <table:table-cell office:value-type="float" office:value="1.418300252" calcext:value-type="float">
            <text:p>1.4183002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95];[.B495]/[.D495];&quot;&quot;)" office:value-type="float" office:value="0.772568646448375" calcext:value-type="float">
            <text:p>0.772568646448375</text:p>
          </table:table-cell>
          <table:table-cell table:formula="of:=IF([.E495];[.C495]/[.E495];&quot;&quot;)" office:value-type="float" office:value="0.828295547676459" calcext:value-type="float">
            <text:p>0.82829554767645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63915193" calcext:value-type="float">
            <text:p>1.163915193</text:p>
          </table:table-cell>
          <table:table-cell office:value-type="float" office:value="1.114817012" calcext:value-type="float">
            <text:p>1.1148170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96];[.B496]/[.D496];&quot;&quot;)">
            <text:p/>
          </table:table-cell>
          <table:table-cell table:formula="of:=IF([.E496];[.C496]/[.E49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1973475" calcext:value-type="float">
            <text:p>1.191973475</text:p>
          </table:table-cell>
          <table:table-cell office:value-type="float" office:value="1.119406678" calcext:value-type="float">
            <text:p>1.11940667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IF([.D497];[.B497]/[.D497];&quot;&quot;)">
            <text:p/>
          </table:table-cell>
          <table:table-cell table:formula="of:=IF([.E497];[.C497]/[.E49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3338798" calcext:value-type="float">
            <text:p>1.23338798</text:p>
          </table:table-cell>
          <table:table-cell office:value-type="float" office:value="1.220114721" calcext:value-type="float">
            <text:p>1.2201147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98];[.B498]/[.D498];&quot;&quot;)">
            <text:p/>
          </table:table-cell>
          <table:table-cell table:formula="of:=IF([.E498];[.C498]/[.E4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3400966" calcext:value-type="float">
            <text:p>1.263400966</text:p>
          </table:table-cell>
          <table:table-cell office:value-type="float" office:value="1.254037973" calcext:value-type="float">
            <text:p>1.2540379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99];[.B499]/[.D499];&quot;&quot;)">
            <text:p/>
          </table:table-cell>
          <table:table-cell table:formula="of:=IF([.E499];[.C499]/[.E4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4729397" calcext:value-type="float">
            <text:p>1.264729397</text:p>
          </table:table-cell>
          <table:table-cell office:value-type="float" office:value="1.224617768" calcext:value-type="float">
            <text:p>1.2246177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500];[.B500]/[.D500];&quot;&quot;)">
            <text:p/>
          </table:table-cell>
          <table:table-cell table:formula="of:=IF([.E500];[.C500]/[.E50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60910895" calcext:value-type="float">
            <text:p>1.160910895</text:p>
          </table:table-cell>
          <table:table-cell office:value-type="float" office:value="1.158345058" calcext:value-type="float">
            <text:p>1.15834505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D501];[.B501]/[.D501];&quot;&quot;)">
            <text:p/>
          </table:table-cell>
          <table:table-cell table:formula="of:=IF([.E501];[.C501]/[.E50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7792228" calcext:value-type="float">
            <text:p>1.317792228</text:p>
          </table:table-cell>
          <table:table-cell office:value-type="float" office:value="1.292017708" calcext:value-type="float">
            <text:p>1.292017708</text:p>
          </table:table-cell>
          <table:table-cell office:value-type="float" office:value="5.021601105" calcext:value-type="float">
            <text:p>5.021601105</text:p>
          </table:table-cell>
          <table:table-cell office:value-type="float" office:value="5.066879026" calcext:value-type="float">
            <text:p>5.0668790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502];[.B502]/[.D502];&quot;&quot;)" office:value-type="float" office:value="0.26242471284465" calcext:value-type="float">
            <text:p>0.26242471284465</text:p>
          </table:table-cell>
          <table:table-cell table:formula="of:=IF([.E502];[.C502]/[.E502];&quot;&quot;)" office:value-type="float" office:value="0.25499280747975" calcext:value-type="float">
            <text:p>0.2549928074797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84788098" calcext:value-type="float">
            <text:p>1.384788098</text:p>
          </table:table-cell>
          <table:table-cell office:value-type="float" office:value="1.293379576" calcext:value-type="float">
            <text:p>1.29337957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503];[.B503]/[.D503];&quot;&quot;)">
            <text:p/>
          </table:table-cell>
          <table:table-cell table:formula="of:=IF([.E503];[.C503]/[.E5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9460111" calcext:value-type="float">
            <text:p>1.269460111</text:p>
          </table:table-cell>
          <table:table-cell office:value-type="float" office:value="1.247177291" calcext:value-type="float">
            <text:p>1.24717729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504];[.B504]/[.D504];&quot;&quot;)">
            <text:p/>
          </table:table-cell>
          <table:table-cell table:formula="of:=IF([.E504];[.C504]/[.E50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96028205" calcext:value-type="float">
            <text:p>3.596028205</text:p>
          </table:table-cell>
          <table:table-cell office:value-type="float" office:value="3.228464025" calcext:value-type="float">
            <text:p>3.22846402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505];[.B505]/[.D505];&quot;&quot;)">
            <text:p/>
          </table:table-cell>
          <table:table-cell table:formula="of:=IF([.E505];[.C505]/[.E50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24265598" calcext:value-type="float">
            <text:p>1.224265598</text:p>
          </table:table-cell>
          <table:table-cell office:value-type="float" office:value="1.230865793" calcext:value-type="float">
            <text:p>1.23086579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506];[.B506]/[.D506];&quot;&quot;)">
            <text:p/>
          </table:table-cell>
          <table:table-cell table:formula="of:=IF([.E506];[.C506]/[.E50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46714211" calcext:value-type="float">
            <text:p>1.346714211</text:p>
          </table:table-cell>
          <table:table-cell office:value-type="float" office:value="1.269289974" calcext:value-type="float">
            <text:p>1.26928997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D507];[.B507]/[.D507];&quot;&quot;)">
            <text:p/>
          </table:table-cell>
          <table:table-cell table:formula="of:=IF([.E507];[.C507]/[.E5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8];[.B508]/[.D508];&quot;&quot;)">
            <text:p/>
          </table:table-cell>
          <table:table-cell table:formula="of:=IF([.E508];[.C508]/[.E5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9];[.B509]/[.D509];&quot;&quot;)">
            <text:p/>
          </table:table-cell>
          <table:table-cell table:formula="of:=IF([.E509];[.C509]/[.E5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0];[.B510]/[.D510];&quot;&quot;)">
            <text:p/>
          </table:table-cell>
          <table:table-cell table:formula="of:=IF([.E510];[.C510]/[.E5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1];[.B511]/[.D511];&quot;&quot;)">
            <text:p/>
          </table:table-cell>
          <table:table-cell table:formula="of:=IF([.E511];[.C511]/[.E5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2];[.B512]/[.D512];&quot;&quot;)">
            <text:p/>
          </table:table-cell>
          <table:table-cell table:formula="of:=IF([.E512];[.C512]/[.E5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3];[.B513]/[.D513];&quot;&quot;)">
            <text:p/>
          </table:table-cell>
          <table:table-cell table:formula="of:=IF([.E513];[.C513]/[.E5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4];[.B514]/[.D514];&quot;&quot;)">
            <text:p/>
          </table:table-cell>
          <table:table-cell table:formula="of:=IF([.E514];[.C514]/[.E5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5];[.B515]/[.D515];&quot;&quot;)">
            <text:p/>
          </table:table-cell>
          <table:table-cell table:formula="of:=IF([.E515];[.C515]/[.E5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6];[.B516]/[.D516];&quot;&quot;)">
            <text:p/>
          </table:table-cell>
          <table:table-cell table:formula="of:=IF([.E516];[.C516]/[.E5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7];[.B517]/[.D517];&quot;&quot;)">
            <text:p/>
          </table:table-cell>
          <table:table-cell table:formula="of:=IF([.E517];[.C517]/[.E5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8];[.B518]/[.D518];&quot;&quot;)">
            <text:p/>
          </table:table-cell>
          <table:table-cell table:formula="of:=IF([.E518];[.C518]/[.E5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9];[.B519]/[.D519];&quot;&quot;)">
            <text:p/>
          </table:table-cell>
          <table:table-cell table:formula="of:=IF([.E519];[.C519]/[.E5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0];[.B520]/[.D520];&quot;&quot;)">
            <text:p/>
          </table:table-cell>
          <table:table-cell table:formula="of:=IF([.E520];[.C520]/[.E5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1];[.B521]/[.D521];&quot;&quot;)">
            <text:p/>
          </table:table-cell>
          <table:table-cell table:formula="of:=IF([.E521];[.C521]/[.E5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2];[.B522]/[.D522];&quot;&quot;)">
            <text:p/>
          </table:table-cell>
          <table:table-cell table:formula="of:=IF([.E522];[.C522]/[.E5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3];[.B523]/[.D523];&quot;&quot;)">
            <text:p/>
          </table:table-cell>
          <table:table-cell table:formula="of:=IF([.E523];[.C523]/[.E5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4];[.B524]/[.D524];&quot;&quot;)">
            <text:p/>
          </table:table-cell>
          <table:table-cell table:formula="of:=IF([.E524];[.C524]/[.E5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5];[.B525]/[.D525];&quot;&quot;)">
            <text:p/>
          </table:table-cell>
          <table:table-cell table:formula="of:=IF([.E525];[.C525]/[.E5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6];[.B526]/[.D526];&quot;&quot;)">
            <text:p/>
          </table:table-cell>
          <table:table-cell table:formula="of:=IF([.E526];[.C526]/[.E5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7];[.B527]/[.D527];&quot;&quot;)">
            <text:p/>
          </table:table-cell>
          <table:table-cell table:formula="of:=IF([.E527];[.C527]/[.E5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8];[.B528]/[.D528];&quot;&quot;)">
            <text:p/>
          </table:table-cell>
          <table:table-cell table:formula="of:=IF([.E528];[.C528]/[.E5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9];[.B529]/[.D529];&quot;&quot;)">
            <text:p/>
          </table:table-cell>
          <table:table-cell table:formula="of:=IF([.E529];[.C529]/[.E5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0];[.B530]/[.D530];&quot;&quot;)">
            <text:p/>
          </table:table-cell>
          <table:table-cell table:formula="of:=IF([.E530];[.C530]/[.E5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1];[.B531]/[.D531];&quot;&quot;)">
            <text:p/>
          </table:table-cell>
          <table:table-cell table:formula="of:=IF([.E531];[.C531]/[.E5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2];[.B532]/[.D532];&quot;&quot;)">
            <text:p/>
          </table:table-cell>
          <table:table-cell table:formula="of:=IF([.E532];[.C532]/[.E5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3];[.B533]/[.D533];&quot;&quot;)">
            <text:p/>
          </table:table-cell>
          <table:table-cell table:formula="of:=IF([.E533];[.C533]/[.E5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4];[.B534]/[.D534];&quot;&quot;)">
            <text:p/>
          </table:table-cell>
          <table:table-cell table:formula="of:=IF([.E534];[.C534]/[.E5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5];[.B535]/[.D535];&quot;&quot;)">
            <text:p/>
          </table:table-cell>
          <table:table-cell table:formula="of:=IF([.E535];[.C535]/[.E5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6];[.B536]/[.D536];&quot;&quot;)">
            <text:p/>
          </table:table-cell>
          <table:table-cell table:formula="of:=IF([.E536];[.C536]/[.E5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7];[.B537]/[.D537];&quot;&quot;)">
            <text:p/>
          </table:table-cell>
          <table:table-cell table:formula="of:=IF([.E537];[.C537]/[.E5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8];[.B538]/[.D538];&quot;&quot;)">
            <text:p/>
          </table:table-cell>
          <table:table-cell table:formula="of:=IF([.E538];[.C538]/[.E5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9];[.B539]/[.D539];&quot;&quot;)">
            <text:p/>
          </table:table-cell>
          <table:table-cell table:formula="of:=IF([.E539];[.C539]/[.E5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0];[.B540]/[.D540];&quot;&quot;)">
            <text:p/>
          </table:table-cell>
          <table:table-cell table:formula="of:=IF([.E540];[.C540]/[.E5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1];[.B541]/[.D541];&quot;&quot;)">
            <text:p/>
          </table:table-cell>
          <table:table-cell table:formula="of:=IF([.E541];[.C541]/[.E5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2];[.B542]/[.D542];&quot;&quot;)">
            <text:p/>
          </table:table-cell>
          <table:table-cell table:formula="of:=IF([.E542];[.C542]/[.E5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3];[.B543]/[.D543];&quot;&quot;)">
            <text:p/>
          </table:table-cell>
          <table:table-cell table:formula="of:=IF([.E543];[.C543]/[.E5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4];[.B544]/[.D544];&quot;&quot;)">
            <text:p/>
          </table:table-cell>
          <table:table-cell table:formula="of:=IF([.E544];[.C544]/[.E5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5];[.B545]/[.D545];&quot;&quot;)">
            <text:p/>
          </table:table-cell>
          <table:table-cell table:formula="of:=IF([.E545];[.C545]/[.E5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6];[.B546]/[.D546];&quot;&quot;)">
            <text:p/>
          </table:table-cell>
          <table:table-cell table:formula="of:=IF([.E546];[.C546]/[.E5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7];[.B547]/[.D547];&quot;&quot;)">
            <text:p/>
          </table:table-cell>
          <table:table-cell table:formula="of:=IF([.E547];[.C547]/[.E5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8];[.B548]/[.D548];&quot;&quot;)">
            <text:p/>
          </table:table-cell>
          <table:table-cell table:formula="of:=IF([.E548];[.C548]/[.E5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9];[.B549]/[.D549];&quot;&quot;)">
            <text:p/>
          </table:table-cell>
          <table:table-cell table:formula="of:=IF([.E549];[.C549]/[.E5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0];[.B550]/[.D550];&quot;&quot;)">
            <text:p/>
          </table:table-cell>
          <table:table-cell table:formula="of:=IF([.E550];[.C550]/[.E5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1];[.B551]/[.D551];&quot;&quot;)">
            <text:p/>
          </table:table-cell>
          <table:table-cell table:formula="of:=IF([.E551];[.C551]/[.E5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2];[.B552]/[.D552];&quot;&quot;)">
            <text:p/>
          </table:table-cell>
          <table:table-cell table:formula="of:=IF([.E552];[.C552]/[.E5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3];[.B553]/[.D553];&quot;&quot;)">
            <text:p/>
          </table:table-cell>
          <table:table-cell table:formula="of:=IF([.E553];[.C553]/[.E5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4];[.B554]/[.D554];&quot;&quot;)">
            <text:p/>
          </table:table-cell>
          <table:table-cell table:formula="of:=IF([.E554];[.C554]/[.E5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5];[.B555]/[.D555];&quot;&quot;)">
            <text:p/>
          </table:table-cell>
          <table:table-cell table:formula="of:=IF([.E555];[.C555]/[.E5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6];[.B556]/[.D556];&quot;&quot;)">
            <text:p/>
          </table:table-cell>
          <table:table-cell table:formula="of:=IF([.E556];[.C556]/[.E5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7];[.B557]/[.D557];&quot;&quot;)">
            <text:p/>
          </table:table-cell>
          <table:table-cell table:formula="of:=IF([.E557];[.C557]/[.E5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8];[.B558]/[.D558];&quot;&quot;)">
            <text:p/>
          </table:table-cell>
          <table:table-cell table:formula="of:=IF([.E558];[.C558]/[.E5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9];[.B559]/[.D559];&quot;&quot;)">
            <text:p/>
          </table:table-cell>
          <table:table-cell table:formula="of:=IF([.E559];[.C559]/[.E5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0];[.B560]/[.D560];&quot;&quot;)">
            <text:p/>
          </table:table-cell>
          <table:table-cell table:formula="of:=IF([.E560];[.C560]/[.E5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1];[.B561]/[.D561];&quot;&quot;)">
            <text:p/>
          </table:table-cell>
          <table:table-cell table:formula="of:=IF([.E561];[.C561]/[.E5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2];[.B562]/[.D562];&quot;&quot;)">
            <text:p/>
          </table:table-cell>
          <table:table-cell table:formula="of:=IF([.E562];[.C562]/[.E5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3];[.B563]/[.D563];&quot;&quot;)">
            <text:p/>
          </table:table-cell>
          <table:table-cell table:formula="of:=IF([.E563];[.C563]/[.E5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4];[.B564]/[.D564];&quot;&quot;)">
            <text:p/>
          </table:table-cell>
          <table:table-cell table:formula="of:=IF([.E564];[.C564]/[.E5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5];[.B565]/[.D565];&quot;&quot;)">
            <text:p/>
          </table:table-cell>
          <table:table-cell table:formula="of:=IF([.E565];[.C565]/[.E5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6];[.B566]/[.D566];&quot;&quot;)">
            <text:p/>
          </table:table-cell>
          <table:table-cell table:formula="of:=IF([.E566];[.C566]/[.E5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7];[.B567]/[.D567];&quot;&quot;)">
            <text:p/>
          </table:table-cell>
          <table:table-cell table:formula="of:=IF([.E567];[.C567]/[.E5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8];[.B568]/[.D568];&quot;&quot;)">
            <text:p/>
          </table:table-cell>
          <table:table-cell table:formula="of:=IF([.E568];[.C568]/[.E5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9];[.B569]/[.D569];&quot;&quot;)">
            <text:p/>
          </table:table-cell>
          <table:table-cell table:formula="of:=IF([.E569];[.C569]/[.E5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0];[.B570]/[.D570];&quot;&quot;)">
            <text:p/>
          </table:table-cell>
          <table:table-cell table:formula="of:=IF([.E570];[.C570]/[.E5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1];[.B571]/[.D571];&quot;&quot;)">
            <text:p/>
          </table:table-cell>
          <table:table-cell table:formula="of:=IF([.E571];[.C571]/[.E5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2];[.B572]/[.D572];&quot;&quot;)">
            <text:p/>
          </table:table-cell>
          <table:table-cell table:formula="of:=IF([.E572];[.C572]/[.E5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3];[.B573]/[.D573];&quot;&quot;)">
            <text:p/>
          </table:table-cell>
          <table:table-cell table:formula="of:=IF([.E573];[.C573]/[.E5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4];[.B574]/[.D574];&quot;&quot;)">
            <text:p/>
          </table:table-cell>
          <table:table-cell table:formula="of:=IF([.E574];[.C574]/[.E5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5];[.B575]/[.D575];&quot;&quot;)">
            <text:p/>
          </table:table-cell>
          <table:table-cell table:formula="of:=IF([.E575];[.C575]/[.E5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6];[.B576]/[.D576];&quot;&quot;)">
            <text:p/>
          </table:table-cell>
          <table:table-cell table:formula="of:=IF([.E576];[.C576]/[.E5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7];[.B577]/[.D577];&quot;&quot;)">
            <text:p/>
          </table:table-cell>
          <table:table-cell table:formula="of:=IF([.E577];[.C577]/[.E5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8];[.B578]/[.D578];&quot;&quot;)">
            <text:p/>
          </table:table-cell>
          <table:table-cell table:formula="of:=IF([.E578];[.C578]/[.E5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9];[.B579]/[.D579];&quot;&quot;)">
            <text:p/>
          </table:table-cell>
          <table:table-cell table:formula="of:=IF([.E579];[.C579]/[.E5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0];[.B580]/[.D580];&quot;&quot;)">
            <text:p/>
          </table:table-cell>
          <table:table-cell table:formula="of:=IF([.E580];[.C580]/[.E5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1];[.B581]/[.D581];&quot;&quot;)">
            <text:p/>
          </table:table-cell>
          <table:table-cell table:formula="of:=IF([.E581];[.C581]/[.E5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2];[.B582]/[.D582];&quot;&quot;)">
            <text:p/>
          </table:table-cell>
          <table:table-cell table:formula="of:=IF([.E582];[.C582]/[.E5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3];[.B583]/[.D583];&quot;&quot;)">
            <text:p/>
          </table:table-cell>
          <table:table-cell table:formula="of:=IF([.E583];[.C583]/[.E5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4];[.B584]/[.D584];&quot;&quot;)">
            <text:p/>
          </table:table-cell>
          <table:table-cell table:formula="of:=IF([.E584];[.C584]/[.E5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5];[.B585]/[.D585];&quot;&quot;)">
            <text:p/>
          </table:table-cell>
          <table:table-cell table:formula="of:=IF([.E585];[.C585]/[.E5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6];[.B586]/[.D586];&quot;&quot;)">
            <text:p/>
          </table:table-cell>
          <table:table-cell table:formula="of:=IF([.E586];[.C586]/[.E5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7];[.B587]/[.D587];&quot;&quot;)">
            <text:p/>
          </table:table-cell>
          <table:table-cell table:formula="of:=IF([.E587];[.C587]/[.E5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8];[.B588]/[.D588];&quot;&quot;)">
            <text:p/>
          </table:table-cell>
          <table:table-cell table:formula="of:=IF([.E588];[.C588]/[.E5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9];[.B589]/[.D589];&quot;&quot;)">
            <text:p/>
          </table:table-cell>
          <table:table-cell table:formula="of:=IF([.E589];[.C589]/[.E5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0];[.B590]/[.D590];&quot;&quot;)">
            <text:p/>
          </table:table-cell>
          <table:table-cell table:formula="of:=IF([.E590];[.C590]/[.E5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1];[.B591]/[.D591];&quot;&quot;)">
            <text:p/>
          </table:table-cell>
          <table:table-cell table:formula="of:=IF([.E591];[.C591]/[.E5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2];[.B592]/[.D592];&quot;&quot;)">
            <text:p/>
          </table:table-cell>
          <table:table-cell table:formula="of:=IF([.E592];[.C592]/[.E5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3];[.B593]/[.D593];&quot;&quot;)">
            <text:p/>
          </table:table-cell>
          <table:table-cell table:formula="of:=IF([.E593];[.C593]/[.E5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4];[.B594]/[.D594];&quot;&quot;)">
            <text:p/>
          </table:table-cell>
          <table:table-cell table:formula="of:=IF([.E594];[.C594]/[.E5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5];[.B595]/[.D595];&quot;&quot;)">
            <text:p/>
          </table:table-cell>
          <table:table-cell table:formula="of:=IF([.E595];[.C595]/[.E5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6];[.B596]/[.D596];&quot;&quot;)">
            <text:p/>
          </table:table-cell>
          <table:table-cell table:formula="of:=IF([.E596];[.C596]/[.E5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7];[.B597]/[.D597];&quot;&quot;)">
            <text:p/>
          </table:table-cell>
          <table:table-cell table:formula="of:=IF([.E597];[.C597]/[.E5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8];[.B598]/[.D598];&quot;&quot;)">
            <text:p/>
          </table:table-cell>
          <table:table-cell table:formula="of:=IF([.E598];[.C598]/[.E5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9];[.B599]/[.D599];&quot;&quot;)">
            <text:p/>
          </table:table-cell>
          <table:table-cell table:formula="of:=IF([.E599];[.C599]/[.E5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0];[.B600]/[.D600];&quot;&quot;)">
            <text:p/>
          </table:table-cell>
          <table:table-cell table:formula="of:=IF([.E600];[.C600]/[.E6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1];[.B601]/[.D601];&quot;&quot;)">
            <text:p/>
          </table:table-cell>
          <table:table-cell table:formula="of:=IF([.E601];[.C601]/[.E6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2];[.B602]/[.D602];&quot;&quot;)">
            <text:p/>
          </table:table-cell>
          <table:table-cell table:formula="of:=IF([.E602];[.C602]/[.E6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3];[.B603]/[.D603];&quot;&quot;)">
            <text:p/>
          </table:table-cell>
          <table:table-cell table:formula="of:=IF([.E603];[.C603]/[.E6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4];[.B604]/[.D604];&quot;&quot;)">
            <text:p/>
          </table:table-cell>
          <table:table-cell table:formula="of:=IF([.E604];[.C604]/[.E6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5];[.B605]/[.D605];&quot;&quot;)">
            <text:p/>
          </table:table-cell>
          <table:table-cell table:formula="of:=IF([.E605];[.C605]/[.E6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6];[.B606]/[.D606];&quot;&quot;)">
            <text:p/>
          </table:table-cell>
          <table:table-cell table:formula="of:=IF([.E606];[.C606]/[.E6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7];[.B607]/[.D607];&quot;&quot;)">
            <text:p/>
          </table:table-cell>
          <table:table-cell table:formula="of:=IF([.E607];[.C607]/[.E6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8];[.B608]/[.D608];&quot;&quot;)">
            <text:p/>
          </table:table-cell>
          <table:table-cell table:formula="of:=IF([.E608];[.C608]/[.E6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9];[.B609]/[.D609];&quot;&quot;)">
            <text:p/>
          </table:table-cell>
          <table:table-cell table:formula="of:=IF([.E609];[.C609]/[.E6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0];[.B610]/[.D610];&quot;&quot;)">
            <text:p/>
          </table:table-cell>
          <table:table-cell table:formula="of:=IF([.E610];[.C610]/[.E6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1];[.B611]/[.D611];&quot;&quot;)">
            <text:p/>
          </table:table-cell>
          <table:table-cell table:formula="of:=IF([.E611];[.C611]/[.E6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2];[.B612]/[.D612];&quot;&quot;)">
            <text:p/>
          </table:table-cell>
          <table:table-cell table:formula="of:=IF([.E612];[.C612]/[.E6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3];[.B613]/[.D613];&quot;&quot;)">
            <text:p/>
          </table:table-cell>
          <table:table-cell table:formula="of:=IF([.E613];[.C613]/[.E6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4];[.B614]/[.D614];&quot;&quot;)">
            <text:p/>
          </table:table-cell>
          <table:table-cell table:formula="of:=IF([.E614];[.C614]/[.E6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5];[.B615]/[.D615];&quot;&quot;)">
            <text:p/>
          </table:table-cell>
          <table:table-cell table:formula="of:=IF([.E615];[.C615]/[.E6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6];[.B616]/[.D616];&quot;&quot;)">
            <text:p/>
          </table:table-cell>
          <table:table-cell table:formula="of:=IF([.E616];[.C616]/[.E6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7];[.B617]/[.D617];&quot;&quot;)">
            <text:p/>
          </table:table-cell>
          <table:table-cell table:formula="of:=IF([.E617];[.C617]/[.E6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8];[.B618]/[.D618];&quot;&quot;)">
            <text:p/>
          </table:table-cell>
          <table:table-cell table:formula="of:=IF([.E618];[.C618]/[.E6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9];[.B619]/[.D619];&quot;&quot;)">
            <text:p/>
          </table:table-cell>
          <table:table-cell table:formula="of:=IF([.E619];[.C619]/[.E6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0];[.B620]/[.D620];&quot;&quot;)">
            <text:p/>
          </table:table-cell>
          <table:table-cell table:formula="of:=IF([.E620];[.C620]/[.E6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1];[.B621]/[.D621];&quot;&quot;)">
            <text:p/>
          </table:table-cell>
          <table:table-cell table:formula="of:=IF([.E621];[.C621]/[.E6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2];[.B622]/[.D622];&quot;&quot;)">
            <text:p/>
          </table:table-cell>
          <table:table-cell table:formula="of:=IF([.E622];[.C622]/[.E6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3];[.B623]/[.D623];&quot;&quot;)">
            <text:p/>
          </table:table-cell>
          <table:table-cell table:formula="of:=IF([.E623];[.C623]/[.E6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4];[.B624]/[.D624];&quot;&quot;)">
            <text:p/>
          </table:table-cell>
          <table:table-cell table:formula="of:=IF([.E624];[.C624]/[.E6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5];[.B625]/[.D625];&quot;&quot;)">
            <text:p/>
          </table:table-cell>
          <table:table-cell table:formula="of:=IF([.E625];[.C625]/[.E6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6];[.B626]/[.D626];&quot;&quot;)">
            <text:p/>
          </table:table-cell>
          <table:table-cell table:formula="of:=IF([.E626];[.C626]/[.E6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7];[.B627]/[.D627];&quot;&quot;)">
            <text:p/>
          </table:table-cell>
          <table:table-cell table:formula="of:=IF([.E627];[.C627]/[.E6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8];[.B628]/[.D628];&quot;&quot;)">
            <text:p/>
          </table:table-cell>
          <table:table-cell table:formula="of:=IF([.E628];[.C628]/[.E6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9];[.B629]/[.D629];&quot;&quot;)">
            <text:p/>
          </table:table-cell>
          <table:table-cell table:formula="of:=IF([.E629];[.C629]/[.E6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0];[.B630]/[.D630];&quot;&quot;)">
            <text:p/>
          </table:table-cell>
          <table:table-cell table:formula="of:=IF([.E630];[.C630]/[.E6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1];[.B631]/[.D631];&quot;&quot;)">
            <text:p/>
          </table:table-cell>
          <table:table-cell table:formula="of:=IF([.E631];[.C631]/[.E6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2];[.B632]/[.D632];&quot;&quot;)">
            <text:p/>
          </table:table-cell>
          <table:table-cell table:formula="of:=IF([.E632];[.C632]/[.E6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3];[.B633]/[.D633];&quot;&quot;)">
            <text:p/>
          </table:table-cell>
          <table:table-cell table:formula="of:=IF([.E633];[.C633]/[.E6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4];[.B634]/[.D634];&quot;&quot;)">
            <text:p/>
          </table:table-cell>
          <table:table-cell table:formula="of:=IF([.E634];[.C634]/[.E6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5];[.B635]/[.D635];&quot;&quot;)">
            <text:p/>
          </table:table-cell>
          <table:table-cell table:formula="of:=IF([.E635];[.C635]/[.E6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6];[.B636]/[.D636];&quot;&quot;)">
            <text:p/>
          </table:table-cell>
          <table:table-cell table:formula="of:=IF([.E636];[.C636]/[.E6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7];[.B637]/[.D637];&quot;&quot;)">
            <text:p/>
          </table:table-cell>
          <table:table-cell table:formula="of:=IF([.E637];[.C637]/[.E6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8];[.B638]/[.D638];&quot;&quot;)">
            <text:p/>
          </table:table-cell>
          <table:table-cell table:formula="of:=IF([.E638];[.C638]/[.E6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9];[.B639]/[.D639];&quot;&quot;)">
            <text:p/>
          </table:table-cell>
          <table:table-cell table:formula="of:=IF([.E639];[.C639]/[.E6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0];[.B640]/[.D640];&quot;&quot;)">
            <text:p/>
          </table:table-cell>
          <table:table-cell table:formula="of:=IF([.E640];[.C640]/[.E6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1];[.B641]/[.D641];&quot;&quot;)">
            <text:p/>
          </table:table-cell>
          <table:table-cell table:formula="of:=IF([.E641];[.C641]/[.E6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2];[.B642]/[.D642];&quot;&quot;)">
            <text:p/>
          </table:table-cell>
          <table:table-cell table:formula="of:=IF([.E642];[.C642]/[.E6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3];[.B643]/[.D643];&quot;&quot;)">
            <text:p/>
          </table:table-cell>
          <table:table-cell table:formula="of:=IF([.E643];[.C643]/[.E6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4];[.B644]/[.D644];&quot;&quot;)">
            <text:p/>
          </table:table-cell>
          <table:table-cell table:formula="of:=IF([.E644];[.C644]/[.E6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5];[.B645]/[.D645];&quot;&quot;)">
            <text:p/>
          </table:table-cell>
          <table:table-cell table:formula="of:=IF([.E645];[.C645]/[.E6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6];[.B646]/[.D646];&quot;&quot;)">
            <text:p/>
          </table:table-cell>
          <table:table-cell table:formula="of:=IF([.E646];[.C646]/[.E6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7];[.B647]/[.D647];&quot;&quot;)">
            <text:p/>
          </table:table-cell>
          <table:table-cell table:formula="of:=IF([.E647];[.C647]/[.E6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8];[.B648]/[.D648];&quot;&quot;)">
            <text:p/>
          </table:table-cell>
          <table:table-cell table:formula="of:=IF([.E648];[.C648]/[.E6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9];[.B649]/[.D649];&quot;&quot;)">
            <text:p/>
          </table:table-cell>
          <table:table-cell table:formula="of:=IF([.E649];[.C649]/[.E6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0];[.B650]/[.D650];&quot;&quot;)">
            <text:p/>
          </table:table-cell>
          <table:table-cell table:formula="of:=IF([.E650];[.C650]/[.E6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1];[.B651]/[.D651];&quot;&quot;)">
            <text:p/>
          </table:table-cell>
          <table:table-cell table:formula="of:=IF([.E651];[.C651]/[.E6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2];[.B652]/[.D652];&quot;&quot;)">
            <text:p/>
          </table:table-cell>
          <table:table-cell table:formula="of:=IF([.E652];[.C652]/[.E6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3];[.B653]/[.D653];&quot;&quot;)">
            <text:p/>
          </table:table-cell>
          <table:table-cell table:formula="of:=IF([.E653];[.C653]/[.E6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4];[.B654]/[.D654];&quot;&quot;)">
            <text:p/>
          </table:table-cell>
          <table:table-cell table:formula="of:=IF([.E654];[.C654]/[.E6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5];[.B655]/[.D655];&quot;&quot;)">
            <text:p/>
          </table:table-cell>
          <table:table-cell table:formula="of:=IF([.E655];[.C655]/[.E6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6];[.B656]/[.D656];&quot;&quot;)">
            <text:p/>
          </table:table-cell>
          <table:table-cell table:formula="of:=IF([.E656];[.C656]/[.E6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7];[.B657]/[.D657];&quot;&quot;)">
            <text:p/>
          </table:table-cell>
          <table:table-cell table:formula="of:=IF([.E657];[.C657]/[.E6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8];[.B658]/[.D658];&quot;&quot;)">
            <text:p/>
          </table:table-cell>
          <table:table-cell table:formula="of:=IF([.E658];[.C658]/[.E6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9];[.B659]/[.D659];&quot;&quot;)">
            <text:p/>
          </table:table-cell>
          <table:table-cell table:formula="of:=IF([.E659];[.C659]/[.E6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0];[.B660]/[.D660];&quot;&quot;)">
            <text:p/>
          </table:table-cell>
          <table:table-cell table:formula="of:=IF([.E660];[.C660]/[.E6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1];[.B661]/[.D661];&quot;&quot;)">
            <text:p/>
          </table:table-cell>
          <table:table-cell table:formula="of:=IF([.E661];[.C661]/[.E6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2];[.B662]/[.D662];&quot;&quot;)">
            <text:p/>
          </table:table-cell>
          <table:table-cell table:formula="of:=IF([.E662];[.C662]/[.E6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3];[.B663]/[.D663];&quot;&quot;)">
            <text:p/>
          </table:table-cell>
          <table:table-cell table:formula="of:=IF([.E663];[.C663]/[.E6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4];[.B664]/[.D664];&quot;&quot;)">
            <text:p/>
          </table:table-cell>
          <table:table-cell table:formula="of:=IF([.E664];[.C664]/[.E6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5];[.B665]/[.D665];&quot;&quot;)">
            <text:p/>
          </table:table-cell>
          <table:table-cell table:formula="of:=IF([.E665];[.C665]/[.E6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6];[.B666]/[.D666];&quot;&quot;)">
            <text:p/>
          </table:table-cell>
          <table:table-cell table:formula="of:=IF([.E666];[.C666]/[.E6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7];[.B667]/[.D667];&quot;&quot;)">
            <text:p/>
          </table:table-cell>
          <table:table-cell table:formula="of:=IF([.E667];[.C667]/[.E6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8];[.B668]/[.D668];&quot;&quot;)">
            <text:p/>
          </table:table-cell>
          <table:table-cell table:formula="of:=IF([.E668];[.C668]/[.E6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9];[.B669]/[.D669];&quot;&quot;)">
            <text:p/>
          </table:table-cell>
          <table:table-cell table:formula="of:=IF([.E669];[.C669]/[.E6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0];[.B670]/[.D670];&quot;&quot;)">
            <text:p/>
          </table:table-cell>
          <table:table-cell table:formula="of:=IF([.E670];[.C670]/[.E6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1];[.B671]/[.D671];&quot;&quot;)">
            <text:p/>
          </table:table-cell>
          <table:table-cell table:formula="of:=IF([.E671];[.C671]/[.E6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2];[.B672]/[.D672];&quot;&quot;)">
            <text:p/>
          </table:table-cell>
          <table:table-cell table:formula="of:=IF([.E672];[.C672]/[.E6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3];[.B673]/[.D673];&quot;&quot;)">
            <text:p/>
          </table:table-cell>
          <table:table-cell table:formula="of:=IF([.E673];[.C673]/[.E6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4];[.B674]/[.D674];&quot;&quot;)">
            <text:p/>
          </table:table-cell>
          <table:table-cell table:formula="of:=IF([.E674];[.C674]/[.E6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5];[.B675]/[.D675];&quot;&quot;)">
            <text:p/>
          </table:table-cell>
          <table:table-cell table:formula="of:=IF([.E675];[.C675]/[.E6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6];[.B676]/[.D676];&quot;&quot;)">
            <text:p/>
          </table:table-cell>
          <table:table-cell table:formula="of:=IF([.E676];[.C676]/[.E6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7];[.B677]/[.D677];&quot;&quot;)">
            <text:p/>
          </table:table-cell>
          <table:table-cell table:formula="of:=IF([.E677];[.C677]/[.E6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8];[.B678]/[.D678];&quot;&quot;)">
            <text:p/>
          </table:table-cell>
          <table:table-cell table:formula="of:=IF([.E678];[.C678]/[.E6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9];[.B679]/[.D679];&quot;&quot;)">
            <text:p/>
          </table:table-cell>
          <table:table-cell table:formula="of:=IF([.E679];[.C679]/[.E6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0];[.B680]/[.D680];&quot;&quot;)">
            <text:p/>
          </table:table-cell>
          <table:table-cell table:formula="of:=IF([.E680];[.C680]/[.E6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1];[.B681]/[.D681];&quot;&quot;)">
            <text:p/>
          </table:table-cell>
          <table:table-cell table:formula="of:=IF([.E681];[.C681]/[.E6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2];[.B682]/[.D682];&quot;&quot;)">
            <text:p/>
          </table:table-cell>
          <table:table-cell table:formula="of:=IF([.E682];[.C682]/[.E6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3];[.B683]/[.D683];&quot;&quot;)">
            <text:p/>
          </table:table-cell>
          <table:table-cell table:formula="of:=IF([.E683];[.C683]/[.E6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4];[.B684]/[.D684];&quot;&quot;)">
            <text:p/>
          </table:table-cell>
          <table:table-cell table:formula="of:=IF([.E684];[.C684]/[.E6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5];[.B685]/[.D685];&quot;&quot;)">
            <text:p/>
          </table:table-cell>
          <table:table-cell table:formula="of:=IF([.E685];[.C685]/[.E6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6];[.B686]/[.D686];&quot;&quot;)">
            <text:p/>
          </table:table-cell>
          <table:table-cell table:formula="of:=IF([.E686];[.C686]/[.E6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7];[.B687]/[.D687];&quot;&quot;)">
            <text:p/>
          </table:table-cell>
          <table:table-cell table:formula="of:=IF([.E687];[.C687]/[.E6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8];[.B688]/[.D688];&quot;&quot;)">
            <text:p/>
          </table:table-cell>
          <table:table-cell table:formula="of:=IF([.E688];[.C688]/[.E6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9];[.B689]/[.D689];&quot;&quot;)">
            <text:p/>
          </table:table-cell>
          <table:table-cell table:formula="of:=IF([.E689];[.C689]/[.E6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0];[.B690]/[.D690];&quot;&quot;)">
            <text:p/>
          </table:table-cell>
          <table:table-cell table:formula="of:=IF([.E690];[.C690]/[.E6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1];[.B691]/[.D691];&quot;&quot;)">
            <text:p/>
          </table:table-cell>
          <table:table-cell table:formula="of:=IF([.E691];[.C691]/[.E6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2];[.B692]/[.D692];&quot;&quot;)">
            <text:p/>
          </table:table-cell>
          <table:table-cell table:formula="of:=IF([.E692];[.C692]/[.E6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3];[.B693]/[.D693];&quot;&quot;)">
            <text:p/>
          </table:table-cell>
          <table:table-cell table:formula="of:=IF([.E693];[.C693]/[.E6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4];[.B694]/[.D694];&quot;&quot;)">
            <text:p/>
          </table:table-cell>
          <table:table-cell table:formula="of:=IF([.E694];[.C694]/[.E6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5];[.B695]/[.D695];&quot;&quot;)">
            <text:p/>
          </table:table-cell>
          <table:table-cell table:formula="of:=IF([.E695];[.C695]/[.E6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6];[.B696]/[.D696];&quot;&quot;)">
            <text:p/>
          </table:table-cell>
          <table:table-cell table:formula="of:=IF([.E696];[.C696]/[.E6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7];[.B697]/[.D697];&quot;&quot;)">
            <text:p/>
          </table:table-cell>
          <table:table-cell table:formula="of:=IF([.E697];[.C697]/[.E6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8];[.B698]/[.D698];&quot;&quot;)">
            <text:p/>
          </table:table-cell>
          <table:table-cell table:formula="of:=IF([.E698];[.C698]/[.E6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9];[.B699]/[.D699];&quot;&quot;)">
            <text:p/>
          </table:table-cell>
          <table:table-cell table:formula="of:=IF([.E699];[.C699]/[.E6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0];[.B700]/[.D700];&quot;&quot;)">
            <text:p/>
          </table:table-cell>
          <table:table-cell table:formula="of:=IF([.E700];[.C700]/[.E7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1];[.B701]/[.D701];&quot;&quot;)">
            <text:p/>
          </table:table-cell>
          <table:table-cell table:formula="of:=IF([.E701];[.C701]/[.E7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2];[.B702]/[.D702];&quot;&quot;)">
            <text:p/>
          </table:table-cell>
          <table:table-cell table:formula="of:=IF([.E702];[.C702]/[.E7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3];[.B703]/[.D703];&quot;&quot;)">
            <text:p/>
          </table:table-cell>
          <table:table-cell table:formula="of:=IF([.E703];[.C703]/[.E7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4];[.B704]/[.D704];&quot;&quot;)">
            <text:p/>
          </table:table-cell>
          <table:table-cell table:formula="of:=IF([.E704];[.C704]/[.E7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5];[.B705]/[.D705];&quot;&quot;)">
            <text:p/>
          </table:table-cell>
          <table:table-cell table:formula="of:=IF([.E705];[.C705]/[.E7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6];[.B706]/[.D706];&quot;&quot;)">
            <text:p/>
          </table:table-cell>
          <table:table-cell table:formula="of:=IF([.E706];[.C706]/[.E7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7];[.B707]/[.D707];&quot;&quot;)">
            <text:p/>
          </table:table-cell>
          <table:table-cell table:formula="of:=IF([.E707];[.C707]/[.E7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8];[.B708]/[.D708];&quot;&quot;)">
            <text:p/>
          </table:table-cell>
          <table:table-cell table:formula="of:=IF([.E708];[.C708]/[.E7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9];[.B709]/[.D709];&quot;&quot;)">
            <text:p/>
          </table:table-cell>
          <table:table-cell table:formula="of:=IF([.E709];[.C709]/[.E7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0];[.B710]/[.D710];&quot;&quot;)">
            <text:p/>
          </table:table-cell>
          <table:table-cell table:formula="of:=IF([.E710];[.C710]/[.E7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1];[.B711]/[.D711];&quot;&quot;)">
            <text:p/>
          </table:table-cell>
          <table:table-cell table:formula="of:=IF([.E711];[.C711]/[.E7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2];[.B712]/[.D712];&quot;&quot;)">
            <text:p/>
          </table:table-cell>
          <table:table-cell table:formula="of:=IF([.E712];[.C712]/[.E7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3];[.B713]/[.D713];&quot;&quot;)">
            <text:p/>
          </table:table-cell>
          <table:table-cell table:formula="of:=IF([.E713];[.C713]/[.E7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4];[.B714]/[.D714];&quot;&quot;)">
            <text:p/>
          </table:table-cell>
          <table:table-cell table:formula="of:=IF([.E714];[.C714]/[.E7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5];[.B715]/[.D715];&quot;&quot;)">
            <text:p/>
          </table:table-cell>
          <table:table-cell table:formula="of:=IF([.E715];[.C715]/[.E7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6];[.B716]/[.D716];&quot;&quot;)">
            <text:p/>
          </table:table-cell>
          <table:table-cell table:formula="of:=IF([.E716];[.C716]/[.E7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7];[.B717]/[.D717];&quot;&quot;)">
            <text:p/>
          </table:table-cell>
          <table:table-cell table:formula="of:=IF([.E717];[.C717]/[.E7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8];[.B718]/[.D718];&quot;&quot;)">
            <text:p/>
          </table:table-cell>
          <table:table-cell table:formula="of:=IF([.E718];[.C718]/[.E7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9];[.B719]/[.D719];&quot;&quot;)">
            <text:p/>
          </table:table-cell>
          <table:table-cell table:formula="of:=IF([.E719];[.C719]/[.E7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0];[.B720]/[.D720];&quot;&quot;)">
            <text:p/>
          </table:table-cell>
          <table:table-cell table:formula="of:=IF([.E720];[.C720]/[.E7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1];[.B721]/[.D721];&quot;&quot;)">
            <text:p/>
          </table:table-cell>
          <table:table-cell table:formula="of:=IF([.E721];[.C721]/[.E7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2];[.B722]/[.D722];&quot;&quot;)">
            <text:p/>
          </table:table-cell>
          <table:table-cell table:formula="of:=IF([.E722];[.C722]/[.E7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3];[.B723]/[.D723];&quot;&quot;)">
            <text:p/>
          </table:table-cell>
          <table:table-cell table:formula="of:=IF([.E723];[.C723]/[.E7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4];[.B724]/[.D724];&quot;&quot;)">
            <text:p/>
          </table:table-cell>
          <table:table-cell table:formula="of:=IF([.E724];[.C724]/[.E7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5];[.B725]/[.D725];&quot;&quot;)">
            <text:p/>
          </table:table-cell>
          <table:table-cell table:formula="of:=IF([.E725];[.C725]/[.E7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6];[.B726]/[.D726];&quot;&quot;)">
            <text:p/>
          </table:table-cell>
          <table:table-cell table:formula="of:=IF([.E726];[.C726]/[.E7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7];[.B727]/[.D727];&quot;&quot;)">
            <text:p/>
          </table:table-cell>
          <table:table-cell table:formula="of:=IF([.E727];[.C727]/[.E7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8];[.B728]/[.D728];&quot;&quot;)">
            <text:p/>
          </table:table-cell>
          <table:table-cell table:formula="of:=IF([.E728];[.C728]/[.E7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9];[.B729]/[.D729];&quot;&quot;)">
            <text:p/>
          </table:table-cell>
          <table:table-cell table:formula="of:=IF([.E729];[.C729]/[.E7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0];[.B730]/[.D730];&quot;&quot;)">
            <text:p/>
          </table:table-cell>
          <table:table-cell table:formula="of:=IF([.E730];[.C730]/[.E7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1];[.B731]/[.D731];&quot;&quot;)">
            <text:p/>
          </table:table-cell>
          <table:table-cell table:formula="of:=IF([.E731];[.C731]/[.E7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2];[.B732]/[.D732];&quot;&quot;)">
            <text:p/>
          </table:table-cell>
          <table:table-cell table:formula="of:=IF([.E732];[.C732]/[.E7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3];[.B733]/[.D733];&quot;&quot;)">
            <text:p/>
          </table:table-cell>
          <table:table-cell table:formula="of:=IF([.E733];[.C733]/[.E7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4];[.B734]/[.D734];&quot;&quot;)">
            <text:p/>
          </table:table-cell>
          <table:table-cell table:formula="of:=IF([.E734];[.C734]/[.E7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5];[.B735]/[.D735];&quot;&quot;)">
            <text:p/>
          </table:table-cell>
          <table:table-cell table:formula="of:=IF([.E735];[.C735]/[.E7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6];[.B736]/[.D736];&quot;&quot;)">
            <text:p/>
          </table:table-cell>
          <table:table-cell table:formula="of:=IF([.E736];[.C736]/[.E7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7];[.B737]/[.D737];&quot;&quot;)">
            <text:p/>
          </table:table-cell>
          <table:table-cell table:formula="of:=IF([.E737];[.C737]/[.E7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8];[.B738]/[.D738];&quot;&quot;)">
            <text:p/>
          </table:table-cell>
          <table:table-cell table:formula="of:=IF([.E738];[.C738]/[.E7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9];[.B739]/[.D739];&quot;&quot;)">
            <text:p/>
          </table:table-cell>
          <table:table-cell table:formula="of:=IF([.E739];[.C739]/[.E7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0];[.B740]/[.D740];&quot;&quot;)">
            <text:p/>
          </table:table-cell>
          <table:table-cell table:formula="of:=IF([.E740];[.C740]/[.E7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1];[.B741]/[.D741];&quot;&quot;)">
            <text:p/>
          </table:table-cell>
          <table:table-cell table:formula="of:=IF([.E741];[.C741]/[.E7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2];[.B742]/[.D742];&quot;&quot;)">
            <text:p/>
          </table:table-cell>
          <table:table-cell table:formula="of:=IF([.E742];[.C742]/[.E7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3];[.B743]/[.D743];&quot;&quot;)">
            <text:p/>
          </table:table-cell>
          <table:table-cell table:formula="of:=IF([.E743];[.C743]/[.E7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4];[.B744]/[.D744];&quot;&quot;)">
            <text:p/>
          </table:table-cell>
          <table:table-cell table:formula="of:=IF([.E744];[.C744]/[.E7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5];[.B745]/[.D745];&quot;&quot;)">
            <text:p/>
          </table:table-cell>
          <table:table-cell table:formula="of:=IF([.E745];[.C745]/[.E7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6];[.B746]/[.D746];&quot;&quot;)">
            <text:p/>
          </table:table-cell>
          <table:table-cell table:formula="of:=IF([.E746];[.C746]/[.E7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7];[.B747]/[.D747];&quot;&quot;)">
            <text:p/>
          </table:table-cell>
          <table:table-cell table:formula="of:=IF([.E747];[.C747]/[.E7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8];[.B748]/[.D748];&quot;&quot;)">
            <text:p/>
          </table:table-cell>
          <table:table-cell table:formula="of:=IF([.E748];[.C748]/[.E7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9];[.B749]/[.D749];&quot;&quot;)">
            <text:p/>
          </table:table-cell>
          <table:table-cell table:formula="of:=IF([.E749];[.C749]/[.E7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0];[.B750]/[.D750];&quot;&quot;)">
            <text:p/>
          </table:table-cell>
          <table:table-cell table:formula="of:=IF([.E750];[.C750]/[.E7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1];[.B751]/[.D751];&quot;&quot;)">
            <text:p/>
          </table:table-cell>
          <table:table-cell table:formula="of:=IF([.E751];[.C751]/[.E7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2];[.B752]/[.D752];&quot;&quot;)">
            <text:p/>
          </table:table-cell>
          <table:table-cell table:formula="of:=IF([.E752];[.C752]/[.E7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3];[.B753]/[.D753];&quot;&quot;)">
            <text:p/>
          </table:table-cell>
          <table:table-cell table:formula="of:=IF([.E753];[.C753]/[.E7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4];[.B754]/[.D754];&quot;&quot;)">
            <text:p/>
          </table:table-cell>
          <table:table-cell table:formula="of:=IF([.E754];[.C754]/[.E7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5];[.B755]/[.D755];&quot;&quot;)">
            <text:p/>
          </table:table-cell>
          <table:table-cell table:formula="of:=IF([.E755];[.C755]/[.E7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6];[.B756]/[.D756];&quot;&quot;)">
            <text:p/>
          </table:table-cell>
          <table:table-cell table:formula="of:=IF([.E756];[.C756]/[.E7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7];[.B757]/[.D757];&quot;&quot;)">
            <text:p/>
          </table:table-cell>
          <table:table-cell table:formula="of:=IF([.E757];[.C757]/[.E7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8];[.B758]/[.D758];&quot;&quot;)">
            <text:p/>
          </table:table-cell>
          <table:table-cell table:formula="of:=IF([.E758];[.C758]/[.E7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9];[.B759]/[.D759];&quot;&quot;)">
            <text:p/>
          </table:table-cell>
          <table:table-cell table:formula="of:=IF([.E759];[.C759]/[.E7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0];[.B760]/[.D760];&quot;&quot;)">
            <text:p/>
          </table:table-cell>
          <table:table-cell table:formula="of:=IF([.E760];[.C760]/[.E7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1];[.B761]/[.D761];&quot;&quot;)">
            <text:p/>
          </table:table-cell>
          <table:table-cell table:formula="of:=IF([.E761];[.C761]/[.E7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2];[.B762]/[.D762];&quot;&quot;)">
            <text:p/>
          </table:table-cell>
          <table:table-cell table:formula="of:=IF([.E762];[.C762]/[.E7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3];[.B763]/[.D763];&quot;&quot;)">
            <text:p/>
          </table:table-cell>
          <table:table-cell table:formula="of:=IF([.E763];[.C763]/[.E7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4];[.B764]/[.D764];&quot;&quot;)">
            <text:p/>
          </table:table-cell>
          <table:table-cell table:formula="of:=IF([.E764];[.C764]/[.E7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5];[.B765]/[.D765];&quot;&quot;)">
            <text:p/>
          </table:table-cell>
          <table:table-cell table:formula="of:=IF([.E765];[.C765]/[.E7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6];[.B766]/[.D766];&quot;&quot;)">
            <text:p/>
          </table:table-cell>
          <table:table-cell table:formula="of:=IF([.E766];[.C766]/[.E7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7];[.B767]/[.D767];&quot;&quot;)">
            <text:p/>
          </table:table-cell>
          <table:table-cell table:formula="of:=IF([.E767];[.C767]/[.E7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8];[.B768]/[.D768];&quot;&quot;)">
            <text:p/>
          </table:table-cell>
          <table:table-cell table:formula="of:=IF([.E768];[.C768]/[.E7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9];[.B769]/[.D769];&quot;&quot;)">
            <text:p/>
          </table:table-cell>
          <table:table-cell table:formula="of:=IF([.E769];[.C769]/[.E7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0];[.B770]/[.D770];&quot;&quot;)">
            <text:p/>
          </table:table-cell>
          <table:table-cell table:formula="of:=IF([.E770];[.C770]/[.E7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1];[.B771]/[.D771];&quot;&quot;)">
            <text:p/>
          </table:table-cell>
          <table:table-cell table:formula="of:=IF([.E771];[.C771]/[.E7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2];[.B772]/[.D772];&quot;&quot;)">
            <text:p/>
          </table:table-cell>
          <table:table-cell table:formula="of:=IF([.E772];[.C772]/[.E7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3];[.B773]/[.D773];&quot;&quot;)">
            <text:p/>
          </table:table-cell>
          <table:table-cell table:formula="of:=IF([.E773];[.C773]/[.E7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4];[.B774]/[.D774];&quot;&quot;)">
            <text:p/>
          </table:table-cell>
          <table:table-cell table:formula="of:=IF([.E774];[.C774]/[.E7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5];[.B775]/[.D775];&quot;&quot;)">
            <text:p/>
          </table:table-cell>
          <table:table-cell table:formula="of:=IF([.E775];[.C775]/[.E7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6];[.B776]/[.D776];&quot;&quot;)">
            <text:p/>
          </table:table-cell>
          <table:table-cell table:formula="of:=IF([.E776];[.C776]/[.E7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7];[.B777]/[.D777];&quot;&quot;)">
            <text:p/>
          </table:table-cell>
          <table:table-cell table:formula="of:=IF([.E777];[.C777]/[.E7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8];[.B778]/[.D778];&quot;&quot;)">
            <text:p/>
          </table:table-cell>
          <table:table-cell table:formula="of:=IF([.E778];[.C778]/[.E7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9];[.B779]/[.D779];&quot;&quot;)">
            <text:p/>
          </table:table-cell>
          <table:table-cell table:formula="of:=IF([.E779];[.C779]/[.E7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0];[.B780]/[.D780];&quot;&quot;)">
            <text:p/>
          </table:table-cell>
          <table:table-cell table:formula="of:=IF([.E780];[.C780]/[.E7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1];[.B781]/[.D781];&quot;&quot;)">
            <text:p/>
          </table:table-cell>
          <table:table-cell table:formula="of:=IF([.E781];[.C781]/[.E7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2];[.B782]/[.D782];&quot;&quot;)">
            <text:p/>
          </table:table-cell>
          <table:table-cell table:formula="of:=IF([.E782];[.C782]/[.E7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3];[.B783]/[.D783];&quot;&quot;)">
            <text:p/>
          </table:table-cell>
          <table:table-cell table:formula="of:=IF([.E783];[.C783]/[.E7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4];[.B784]/[.D784];&quot;&quot;)">
            <text:p/>
          </table:table-cell>
          <table:table-cell table:formula="of:=IF([.E784];[.C784]/[.E7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5];[.B785]/[.D785];&quot;&quot;)">
            <text:p/>
          </table:table-cell>
          <table:table-cell table:formula="of:=IF([.E785];[.C785]/[.E7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6];[.B786]/[.D786];&quot;&quot;)">
            <text:p/>
          </table:table-cell>
          <table:table-cell table:formula="of:=IF([.E786];[.C786]/[.E7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7];[.B787]/[.D787];&quot;&quot;)">
            <text:p/>
          </table:table-cell>
          <table:table-cell table:formula="of:=IF([.E787];[.C787]/[.E7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8];[.B788]/[.D788];&quot;&quot;)">
            <text:p/>
          </table:table-cell>
          <table:table-cell table:formula="of:=IF([.E788];[.C788]/[.E7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9];[.B789]/[.D789];&quot;&quot;)">
            <text:p/>
          </table:table-cell>
          <table:table-cell table:formula="of:=IF([.E789];[.C789]/[.E7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0];[.B790]/[.D790];&quot;&quot;)">
            <text:p/>
          </table:table-cell>
          <table:table-cell table:formula="of:=IF([.E790];[.C790]/[.E7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1];[.B791]/[.D791];&quot;&quot;)">
            <text:p/>
          </table:table-cell>
          <table:table-cell table:formula="of:=IF([.E791];[.C791]/[.E7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2];[.B792]/[.D792];&quot;&quot;)">
            <text:p/>
          </table:table-cell>
          <table:table-cell table:formula="of:=IF([.E792];[.C792]/[.E7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3];[.B793]/[.D793];&quot;&quot;)">
            <text:p/>
          </table:table-cell>
          <table:table-cell table:formula="of:=IF([.E793];[.C793]/[.E7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4];[.B794]/[.D794];&quot;&quot;)">
            <text:p/>
          </table:table-cell>
          <table:table-cell table:formula="of:=IF([.E794];[.C794]/[.E7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5];[.B795]/[.D795];&quot;&quot;)">
            <text:p/>
          </table:table-cell>
          <table:table-cell table:formula="of:=IF([.E795];[.C795]/[.E7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6];[.B796]/[.D796];&quot;&quot;)">
            <text:p/>
          </table:table-cell>
          <table:table-cell table:formula="of:=IF([.E796];[.C796]/[.E7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7];[.B797]/[.D797];&quot;&quot;)">
            <text:p/>
          </table:table-cell>
          <table:table-cell table:formula="of:=IF([.E797];[.C797]/[.E7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8];[.B798]/[.D798];&quot;&quot;)">
            <text:p/>
          </table:table-cell>
          <table:table-cell table:formula="of:=IF([.E798];[.C798]/[.E7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9];[.B799]/[.D799];&quot;&quot;)">
            <text:p/>
          </table:table-cell>
          <table:table-cell table:formula="of:=IF([.E799];[.C799]/[.E7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0];[.B800]/[.D800];&quot;&quot;)">
            <text:p/>
          </table:table-cell>
          <table:table-cell table:formula="of:=IF([.E800];[.C800]/[.E8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1];[.B801]/[.D801];&quot;&quot;)">
            <text:p/>
          </table:table-cell>
          <table:table-cell table:formula="of:=IF([.E801];[.C801]/[.E8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2];[.B802]/[.D802];&quot;&quot;)">
            <text:p/>
          </table:table-cell>
          <table:table-cell table:formula="of:=IF([.E802];[.C802]/[.E8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3];[.B803]/[.D803];&quot;&quot;)">
            <text:p/>
          </table:table-cell>
          <table:table-cell table:formula="of:=IF([.E803];[.C803]/[.E8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4];[.B804]/[.D804];&quot;&quot;)">
            <text:p/>
          </table:table-cell>
          <table:table-cell table:formula="of:=IF([.E804];[.C804]/[.E8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5];[.B805]/[.D805];&quot;&quot;)">
            <text:p/>
          </table:table-cell>
          <table:table-cell table:formula="of:=IF([.E805];[.C805]/[.E8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6];[.B806]/[.D806];&quot;&quot;)">
            <text:p/>
          </table:table-cell>
          <table:table-cell table:formula="of:=IF([.E806];[.C806]/[.E8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7];[.B807]/[.D807];&quot;&quot;)">
            <text:p/>
          </table:table-cell>
          <table:table-cell table:formula="of:=IF([.E807];[.C807]/[.E8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8];[.B808]/[.D808];&quot;&quot;)">
            <text:p/>
          </table:table-cell>
          <table:table-cell table:formula="of:=IF([.E808];[.C808]/[.E8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9];[.B809]/[.D809];&quot;&quot;)">
            <text:p/>
          </table:table-cell>
          <table:table-cell table:formula="of:=IF([.E809];[.C809]/[.E8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0];[.B810]/[.D810];&quot;&quot;)">
            <text:p/>
          </table:table-cell>
          <table:table-cell table:formula="of:=IF([.E810];[.C810]/[.E8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1];[.B811]/[.D811];&quot;&quot;)">
            <text:p/>
          </table:table-cell>
          <table:table-cell table:formula="of:=IF([.E811];[.C811]/[.E8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2];[.B812]/[.D812];&quot;&quot;)">
            <text:p/>
          </table:table-cell>
          <table:table-cell table:formula="of:=IF([.E812];[.C812]/[.E8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3];[.B813]/[.D813];&quot;&quot;)">
            <text:p/>
          </table:table-cell>
          <table:table-cell table:formula="of:=IF([.E813];[.C813]/[.E8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4];[.B814]/[.D814];&quot;&quot;)">
            <text:p/>
          </table:table-cell>
          <table:table-cell table:formula="of:=IF([.E814];[.C814]/[.E8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5];[.B815]/[.D815];&quot;&quot;)">
            <text:p/>
          </table:table-cell>
          <table:table-cell table:formula="of:=IF([.E815];[.C815]/[.E8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6];[.B816]/[.D816];&quot;&quot;)">
            <text:p/>
          </table:table-cell>
          <table:table-cell table:formula="of:=IF([.E816];[.C816]/[.E8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7];[.B817]/[.D817];&quot;&quot;)">
            <text:p/>
          </table:table-cell>
          <table:table-cell table:formula="of:=IF([.E817];[.C817]/[.E8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8];[.B818]/[.D818];&quot;&quot;)">
            <text:p/>
          </table:table-cell>
          <table:table-cell table:formula="of:=IF([.E818];[.C818]/[.E8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9];[.B819]/[.D819];&quot;&quot;)">
            <text:p/>
          </table:table-cell>
          <table:table-cell table:formula="of:=IF([.E819];[.C819]/[.E8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0];[.B820]/[.D820];&quot;&quot;)">
            <text:p/>
          </table:table-cell>
          <table:table-cell table:formula="of:=IF([.E820];[.C820]/[.E8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1];[.B821]/[.D821];&quot;&quot;)">
            <text:p/>
          </table:table-cell>
          <table:table-cell table:formula="of:=IF([.E821];[.C821]/[.E8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2];[.B822]/[.D822];&quot;&quot;)">
            <text:p/>
          </table:table-cell>
          <table:table-cell table:formula="of:=IF([.E822];[.C822]/[.E8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3];[.B823]/[.D823];&quot;&quot;)">
            <text:p/>
          </table:table-cell>
          <table:table-cell table:formula="of:=IF([.E823];[.C823]/[.E8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4];[.B824]/[.D824];&quot;&quot;)">
            <text:p/>
          </table:table-cell>
          <table:table-cell table:formula="of:=IF([.E824];[.C824]/[.E8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5];[.B825]/[.D825];&quot;&quot;)">
            <text:p/>
          </table:table-cell>
          <table:table-cell table:formula="of:=IF([.E825];[.C825]/[.E8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6];[.B826]/[.D826];&quot;&quot;)">
            <text:p/>
          </table:table-cell>
          <table:table-cell table:formula="of:=IF([.E826];[.C826]/[.E8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7];[.B827]/[.D827];&quot;&quot;)">
            <text:p/>
          </table:table-cell>
          <table:table-cell table:formula="of:=IF([.E827];[.C827]/[.E8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8];[.B828]/[.D828];&quot;&quot;)">
            <text:p/>
          </table:table-cell>
          <table:table-cell table:formula="of:=IF([.E828];[.C828]/[.E8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9];[.B829]/[.D829];&quot;&quot;)">
            <text:p/>
          </table:table-cell>
          <table:table-cell table:formula="of:=IF([.E829];[.C829]/[.E8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0];[.B830]/[.D830];&quot;&quot;)">
            <text:p/>
          </table:table-cell>
          <table:table-cell table:formula="of:=IF([.E830];[.C830]/[.E8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1];[.B831]/[.D831];&quot;&quot;)">
            <text:p/>
          </table:table-cell>
          <table:table-cell table:formula="of:=IF([.E831];[.C831]/[.E8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2];[.B832]/[.D832];&quot;&quot;)">
            <text:p/>
          </table:table-cell>
          <table:table-cell table:formula="of:=IF([.E832];[.C832]/[.E8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3];[.B833]/[.D833];&quot;&quot;)">
            <text:p/>
          </table:table-cell>
          <table:table-cell table:formula="of:=IF([.E833];[.C833]/[.E8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4];[.B834]/[.D834];&quot;&quot;)">
            <text:p/>
          </table:table-cell>
          <table:table-cell table:formula="of:=IF([.E834];[.C834]/[.E8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5];[.B835]/[.D835];&quot;&quot;)">
            <text:p/>
          </table:table-cell>
          <table:table-cell table:formula="of:=IF([.E835];[.C835]/[.E8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6];[.B836]/[.D836];&quot;&quot;)">
            <text:p/>
          </table:table-cell>
          <table:table-cell table:formula="of:=IF([.E836];[.C836]/[.E8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7];[.B837]/[.D837];&quot;&quot;)">
            <text:p/>
          </table:table-cell>
          <table:table-cell table:formula="of:=IF([.E837];[.C837]/[.E8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8];[.B838]/[.D838];&quot;&quot;)">
            <text:p/>
          </table:table-cell>
          <table:table-cell table:formula="of:=IF([.E838];[.C838]/[.E8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9];[.B839]/[.D839];&quot;&quot;)">
            <text:p/>
          </table:table-cell>
          <table:table-cell table:formula="of:=IF([.E839];[.C839]/[.E8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0];[.B840]/[.D840];&quot;&quot;)">
            <text:p/>
          </table:table-cell>
          <table:table-cell table:formula="of:=IF([.E840];[.C840]/[.E8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1];[.B841]/[.D841];&quot;&quot;)">
            <text:p/>
          </table:table-cell>
          <table:table-cell table:formula="of:=IF([.E841];[.C841]/[.E8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2];[.B842]/[.D842];&quot;&quot;)">
            <text:p/>
          </table:table-cell>
          <table:table-cell table:formula="of:=IF([.E842];[.C842]/[.E8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3];[.B843]/[.D843];&quot;&quot;)">
            <text:p/>
          </table:table-cell>
          <table:table-cell table:formula="of:=IF([.E843];[.C843]/[.E8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4];[.B844]/[.D844];&quot;&quot;)">
            <text:p/>
          </table:table-cell>
          <table:table-cell table:formula="of:=IF([.E844];[.C844]/[.E8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5];[.B845]/[.D845];&quot;&quot;)">
            <text:p/>
          </table:table-cell>
          <table:table-cell table:formula="of:=IF([.E845];[.C845]/[.E8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6];[.B846]/[.D846];&quot;&quot;)">
            <text:p/>
          </table:table-cell>
          <table:table-cell table:formula="of:=IF([.E846];[.C846]/[.E8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7];[.B847]/[.D847];&quot;&quot;)">
            <text:p/>
          </table:table-cell>
          <table:table-cell table:formula="of:=IF([.E847];[.C847]/[.E8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8];[.B848]/[.D848];&quot;&quot;)">
            <text:p/>
          </table:table-cell>
          <table:table-cell table:formula="of:=IF([.E848];[.C848]/[.E8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9];[.B849]/[.D849];&quot;&quot;)">
            <text:p/>
          </table:table-cell>
          <table:table-cell table:formula="of:=IF([.E849];[.C849]/[.E8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0];[.B850]/[.D850];&quot;&quot;)">
            <text:p/>
          </table:table-cell>
          <table:table-cell table:formula="of:=IF([.E850];[.C850]/[.E8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1];[.B851]/[.D851];&quot;&quot;)">
            <text:p/>
          </table:table-cell>
          <table:table-cell table:formula="of:=IF([.E851];[.C851]/[.E8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2];[.B852]/[.D852];&quot;&quot;)">
            <text:p/>
          </table:table-cell>
          <table:table-cell table:formula="of:=IF([.E852];[.C852]/[.E8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3];[.B853]/[.D853];&quot;&quot;)">
            <text:p/>
          </table:table-cell>
          <table:table-cell table:formula="of:=IF([.E853];[.C853]/[.E8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4];[.B854]/[.D854];&quot;&quot;)">
            <text:p/>
          </table:table-cell>
          <table:table-cell table:formula="of:=IF([.E854];[.C854]/[.E8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5];[.B855]/[.D855];&quot;&quot;)">
            <text:p/>
          </table:table-cell>
          <table:table-cell table:formula="of:=IF([.E855];[.C855]/[.E8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6];[.B856]/[.D856];&quot;&quot;)">
            <text:p/>
          </table:table-cell>
          <table:table-cell table:formula="of:=IF([.E856];[.C856]/[.E8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7];[.B857]/[.D857];&quot;&quot;)">
            <text:p/>
          </table:table-cell>
          <table:table-cell table:formula="of:=IF([.E857];[.C857]/[.E8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8];[.B858]/[.D858];&quot;&quot;)">
            <text:p/>
          </table:table-cell>
          <table:table-cell table:formula="of:=IF([.E858];[.C858]/[.E8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9];[.B859]/[.D859];&quot;&quot;)">
            <text:p/>
          </table:table-cell>
          <table:table-cell table:formula="of:=IF([.E859];[.C859]/[.E8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0];[.B860]/[.D860];&quot;&quot;)">
            <text:p/>
          </table:table-cell>
          <table:table-cell table:formula="of:=IF([.E860];[.C860]/[.E8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1];[.B861]/[.D861];&quot;&quot;)">
            <text:p/>
          </table:table-cell>
          <table:table-cell table:formula="of:=IF([.E861];[.C861]/[.E8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2];[.B862]/[.D862];&quot;&quot;)">
            <text:p/>
          </table:table-cell>
          <table:table-cell table:formula="of:=IF([.E862];[.C862]/[.E8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3];[.B863]/[.D863];&quot;&quot;)">
            <text:p/>
          </table:table-cell>
          <table:table-cell table:formula="of:=IF([.E863];[.C863]/[.E8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4];[.B864]/[.D864];&quot;&quot;)">
            <text:p/>
          </table:table-cell>
          <table:table-cell table:formula="of:=IF([.E864];[.C864]/[.E8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5];[.B865]/[.D865];&quot;&quot;)">
            <text:p/>
          </table:table-cell>
          <table:table-cell table:formula="of:=IF([.E865];[.C865]/[.E8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6];[.B866]/[.D866];&quot;&quot;)">
            <text:p/>
          </table:table-cell>
          <table:table-cell table:formula="of:=IF([.E866];[.C866]/[.E8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7];[.B867]/[.D867];&quot;&quot;)">
            <text:p/>
          </table:table-cell>
          <table:table-cell table:formula="of:=IF([.E867];[.C867]/[.E8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8];[.B868]/[.D868];&quot;&quot;)">
            <text:p/>
          </table:table-cell>
          <table:table-cell table:formula="of:=IF([.E868];[.C868]/[.E8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9];[.B869]/[.D869];&quot;&quot;)">
            <text:p/>
          </table:table-cell>
          <table:table-cell table:formula="of:=IF([.E869];[.C869]/[.E8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0];[.B870]/[.D870];&quot;&quot;)">
            <text:p/>
          </table:table-cell>
          <table:table-cell table:formula="of:=IF([.E870];[.C870]/[.E8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1];[.B871]/[.D871];&quot;&quot;)">
            <text:p/>
          </table:table-cell>
          <table:table-cell table:formula="of:=IF([.E871];[.C871]/[.E8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2];[.B872]/[.D872];&quot;&quot;)">
            <text:p/>
          </table:table-cell>
          <table:table-cell table:formula="of:=IF([.E872];[.C872]/[.E8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3];[.B873]/[.D873];&quot;&quot;)">
            <text:p/>
          </table:table-cell>
          <table:table-cell table:formula="of:=IF([.E873];[.C873]/[.E8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4];[.B874]/[.D874];&quot;&quot;)">
            <text:p/>
          </table:table-cell>
          <table:table-cell table:formula="of:=IF([.E874];[.C874]/[.E8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5];[.B875]/[.D875];&quot;&quot;)">
            <text:p/>
          </table:table-cell>
          <table:table-cell table:formula="of:=IF([.E875];[.C875]/[.E8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6];[.B876]/[.D876];&quot;&quot;)">
            <text:p/>
          </table:table-cell>
          <table:table-cell table:formula="of:=IF([.E876];[.C876]/[.E8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7];[.B877]/[.D877];&quot;&quot;)">
            <text:p/>
          </table:table-cell>
          <table:table-cell table:formula="of:=IF([.E877];[.C877]/[.E8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8];[.B878]/[.D878];&quot;&quot;)">
            <text:p/>
          </table:table-cell>
          <table:table-cell table:formula="of:=IF([.E878];[.C878]/[.E8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9];[.B879]/[.D879];&quot;&quot;)">
            <text:p/>
          </table:table-cell>
          <table:table-cell table:formula="of:=IF([.E879];[.C879]/[.E8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0];[.B880]/[.D880];&quot;&quot;)">
            <text:p/>
          </table:table-cell>
          <table:table-cell table:formula="of:=IF([.E880];[.C880]/[.E8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1];[.B881]/[.D881];&quot;&quot;)">
            <text:p/>
          </table:table-cell>
          <table:table-cell table:formula="of:=IF([.E881];[.C881]/[.E8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2];[.B882]/[.D882];&quot;&quot;)">
            <text:p/>
          </table:table-cell>
          <table:table-cell table:formula="of:=IF([.E882];[.C882]/[.E8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3];[.B883]/[.D883];&quot;&quot;)">
            <text:p/>
          </table:table-cell>
          <table:table-cell table:formula="of:=IF([.E883];[.C883]/[.E8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4];[.B884]/[.D884];&quot;&quot;)">
            <text:p/>
          </table:table-cell>
          <table:table-cell table:formula="of:=IF([.E884];[.C884]/[.E8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5];[.B885]/[.D885];&quot;&quot;)">
            <text:p/>
          </table:table-cell>
          <table:table-cell table:formula="of:=IF([.E885];[.C885]/[.E8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6];[.B886]/[.D886];&quot;&quot;)">
            <text:p/>
          </table:table-cell>
          <table:table-cell table:formula="of:=IF([.E886];[.C886]/[.E8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7];[.B887]/[.D887];&quot;&quot;)">
            <text:p/>
          </table:table-cell>
          <table:table-cell table:formula="of:=IF([.E887];[.C887]/[.E8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8];[.B888]/[.D888];&quot;&quot;)">
            <text:p/>
          </table:table-cell>
          <table:table-cell table:formula="of:=IF([.E888];[.C888]/[.E8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9];[.B889]/[.D889];&quot;&quot;)">
            <text:p/>
          </table:table-cell>
          <table:table-cell table:formula="of:=IF([.E889];[.C889]/[.E8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0];[.B890]/[.D890];&quot;&quot;)">
            <text:p/>
          </table:table-cell>
          <table:table-cell table:formula="of:=IF([.E890];[.C890]/[.E8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1];[.B891]/[.D891];&quot;&quot;)">
            <text:p/>
          </table:table-cell>
          <table:table-cell table:formula="of:=IF([.E891];[.C891]/[.E8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2];[.B892]/[.D892];&quot;&quot;)">
            <text:p/>
          </table:table-cell>
          <table:table-cell table:formula="of:=IF([.E892];[.C892]/[.E8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3];[.B893]/[.D893];&quot;&quot;)">
            <text:p/>
          </table:table-cell>
          <table:table-cell table:formula="of:=IF([.E893];[.C893]/[.E8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4];[.B894]/[.D894];&quot;&quot;)">
            <text:p/>
          </table:table-cell>
          <table:table-cell table:formula="of:=IF([.E894];[.C894]/[.E8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5];[.B895]/[.D895];&quot;&quot;)">
            <text:p/>
          </table:table-cell>
          <table:table-cell table:formula="of:=IF([.E895];[.C895]/[.E8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6];[.B896]/[.D896];&quot;&quot;)">
            <text:p/>
          </table:table-cell>
          <table:table-cell table:formula="of:=IF([.E896];[.C896]/[.E8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7];[.B897]/[.D897];&quot;&quot;)">
            <text:p/>
          </table:table-cell>
          <table:table-cell table:formula="of:=IF([.E897];[.C897]/[.E8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8];[.B898]/[.D898];&quot;&quot;)">
            <text:p/>
          </table:table-cell>
          <table:table-cell table:formula="of:=IF([.E898];[.C898]/[.E8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9];[.B899]/[.D899];&quot;&quot;)">
            <text:p/>
          </table:table-cell>
          <table:table-cell table:formula="of:=IF([.E899];[.C899]/[.E8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0];[.B900]/[.D900];&quot;&quot;)">
            <text:p/>
          </table:table-cell>
          <table:table-cell table:formula="of:=IF([.E900];[.C900]/[.E9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1];[.B901]/[.D901];&quot;&quot;)">
            <text:p/>
          </table:table-cell>
          <table:table-cell table:formula="of:=IF([.E901];[.C901]/[.E9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2];[.B902]/[.D902];&quot;&quot;)">
            <text:p/>
          </table:table-cell>
          <table:table-cell table:formula="of:=IF([.E902];[.C902]/[.E9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3];[.B903]/[.D903];&quot;&quot;)">
            <text:p/>
          </table:table-cell>
          <table:table-cell table:formula="of:=IF([.E903];[.C903]/[.E9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4];[.B904]/[.D904];&quot;&quot;)">
            <text:p/>
          </table:table-cell>
          <table:table-cell table:formula="of:=IF([.E904];[.C904]/[.E9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5];[.B905]/[.D905];&quot;&quot;)">
            <text:p/>
          </table:table-cell>
          <table:table-cell table:formula="of:=IF([.E905];[.C905]/[.E9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6];[.B906]/[.D906];&quot;&quot;)">
            <text:p/>
          </table:table-cell>
          <table:table-cell table:formula="of:=IF([.E906];[.C906]/[.E9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7];[.B907]/[.D907];&quot;&quot;)">
            <text:p/>
          </table:table-cell>
          <table:table-cell table:formula="of:=IF([.E907];[.C907]/[.E9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8];[.B908]/[.D908];&quot;&quot;)">
            <text:p/>
          </table:table-cell>
          <table:table-cell table:formula="of:=IF([.E908];[.C908]/[.E9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9];[.B909]/[.D909];&quot;&quot;)">
            <text:p/>
          </table:table-cell>
          <table:table-cell table:formula="of:=IF([.E909];[.C909]/[.E9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0];[.B910]/[.D910];&quot;&quot;)">
            <text:p/>
          </table:table-cell>
          <table:table-cell table:formula="of:=IF([.E910];[.C910]/[.E9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1];[.B911]/[.D911];&quot;&quot;)">
            <text:p/>
          </table:table-cell>
          <table:table-cell table:formula="of:=IF([.E911];[.C911]/[.E9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2];[.B912]/[.D912];&quot;&quot;)">
            <text:p/>
          </table:table-cell>
          <table:table-cell table:formula="of:=IF([.E912];[.C912]/[.E9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3];[.B913]/[.D913];&quot;&quot;)">
            <text:p/>
          </table:table-cell>
          <table:table-cell table:formula="of:=IF([.E913];[.C913]/[.E9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4];[.B914]/[.D914];&quot;&quot;)">
            <text:p/>
          </table:table-cell>
          <table:table-cell table:formula="of:=IF([.E914];[.C914]/[.E9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5];[.B915]/[.D915];&quot;&quot;)">
            <text:p/>
          </table:table-cell>
          <table:table-cell table:formula="of:=IF([.E915];[.C915]/[.E9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6];[.B916]/[.D916];&quot;&quot;)">
            <text:p/>
          </table:table-cell>
          <table:table-cell table:formula="of:=IF([.E916];[.C916]/[.E9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7];[.B917]/[.D917];&quot;&quot;)">
            <text:p/>
          </table:table-cell>
          <table:table-cell table:formula="of:=IF([.E917];[.C917]/[.E9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8];[.B918]/[.D918];&quot;&quot;)">
            <text:p/>
          </table:table-cell>
          <table:table-cell table:formula="of:=IF([.E918];[.C918]/[.E9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9];[.B919]/[.D919];&quot;&quot;)">
            <text:p/>
          </table:table-cell>
          <table:table-cell table:formula="of:=IF([.E919];[.C919]/[.E9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0];[.B920]/[.D920];&quot;&quot;)">
            <text:p/>
          </table:table-cell>
          <table:table-cell table:formula="of:=IF([.E920];[.C920]/[.E9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1];[.B921]/[.D921];&quot;&quot;)">
            <text:p/>
          </table:table-cell>
          <table:table-cell table:formula="of:=IF([.E921];[.C921]/[.E9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2];[.B922]/[.D922];&quot;&quot;)">
            <text:p/>
          </table:table-cell>
          <table:table-cell table:formula="of:=IF([.E922];[.C922]/[.E9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3];[.B923]/[.D923];&quot;&quot;)">
            <text:p/>
          </table:table-cell>
          <table:table-cell table:formula="of:=IF([.E923];[.C923]/[.E9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4];[.B924]/[.D924];&quot;&quot;)">
            <text:p/>
          </table:table-cell>
          <table:table-cell table:formula="of:=IF([.E924];[.C924]/[.E9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5];[.B925]/[.D925];&quot;&quot;)">
            <text:p/>
          </table:table-cell>
          <table:table-cell table:formula="of:=IF([.E925];[.C925]/[.E9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6];[.B926]/[.D926];&quot;&quot;)">
            <text:p/>
          </table:table-cell>
          <table:table-cell table:formula="of:=IF([.E926];[.C926]/[.E9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7];[.B927]/[.D927];&quot;&quot;)">
            <text:p/>
          </table:table-cell>
          <table:table-cell table:formula="of:=IF([.E927];[.C927]/[.E9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8];[.B928]/[.D928];&quot;&quot;)">
            <text:p/>
          </table:table-cell>
          <table:table-cell table:formula="of:=IF([.E928];[.C928]/[.E9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9];[.B929]/[.D929];&quot;&quot;)">
            <text:p/>
          </table:table-cell>
          <table:table-cell table:formula="of:=IF([.E929];[.C929]/[.E9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0];[.B930]/[.D930];&quot;&quot;)">
            <text:p/>
          </table:table-cell>
          <table:table-cell table:formula="of:=IF([.E930];[.C930]/[.E9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1];[.B931]/[.D931];&quot;&quot;)">
            <text:p/>
          </table:table-cell>
          <table:table-cell table:formula="of:=IF([.E931];[.C931]/[.E9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2];[.B932]/[.D932];&quot;&quot;)">
            <text:p/>
          </table:table-cell>
          <table:table-cell table:formula="of:=IF([.E932];[.C932]/[.E9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3];[.B933]/[.D933];&quot;&quot;)">
            <text:p/>
          </table:table-cell>
          <table:table-cell table:formula="of:=IF([.E933];[.C933]/[.E9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4];[.B934]/[.D934];&quot;&quot;)">
            <text:p/>
          </table:table-cell>
          <table:table-cell table:formula="of:=IF([.E934];[.C934]/[.E9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5];[.B935]/[.D935];&quot;&quot;)">
            <text:p/>
          </table:table-cell>
          <table:table-cell table:formula="of:=IF([.E935];[.C935]/[.E9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6];[.B936]/[.D936];&quot;&quot;)">
            <text:p/>
          </table:table-cell>
          <table:table-cell table:formula="of:=IF([.E936];[.C936]/[.E9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7];[.B937]/[.D937];&quot;&quot;)">
            <text:p/>
          </table:table-cell>
          <table:table-cell table:formula="of:=IF([.E937];[.C937]/[.E9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8];[.B938]/[.D938];&quot;&quot;)">
            <text:p/>
          </table:table-cell>
          <table:table-cell table:formula="of:=IF([.E938];[.C938]/[.E9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9];[.B939]/[.D939];&quot;&quot;)">
            <text:p/>
          </table:table-cell>
          <table:table-cell table:formula="of:=IF([.E939];[.C939]/[.E9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0];[.B940]/[.D940];&quot;&quot;)">
            <text:p/>
          </table:table-cell>
          <table:table-cell table:formula="of:=IF([.E940];[.C940]/[.E9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1];[.B941]/[.D941];&quot;&quot;)">
            <text:p/>
          </table:table-cell>
          <table:table-cell table:formula="of:=IF([.E941];[.C941]/[.E9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2];[.B942]/[.D942];&quot;&quot;)">
            <text:p/>
          </table:table-cell>
          <table:table-cell table:formula="of:=IF([.E942];[.C942]/[.E9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3];[.B943]/[.D943];&quot;&quot;)">
            <text:p/>
          </table:table-cell>
          <table:table-cell table:formula="of:=IF([.E943];[.C943]/[.E9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4];[.B944]/[.D944];&quot;&quot;)">
            <text:p/>
          </table:table-cell>
          <table:table-cell table:formula="of:=IF([.E944];[.C944]/[.E9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5];[.B945]/[.D945];&quot;&quot;)">
            <text:p/>
          </table:table-cell>
          <table:table-cell table:formula="of:=IF([.E945];[.C945]/[.E9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6];[.B946]/[.D946];&quot;&quot;)">
            <text:p/>
          </table:table-cell>
          <table:table-cell table:formula="of:=IF([.E946];[.C946]/[.E9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7];[.B947]/[.D947];&quot;&quot;)">
            <text:p/>
          </table:table-cell>
          <table:table-cell table:formula="of:=IF([.E947];[.C947]/[.E9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8];[.B948]/[.D948];&quot;&quot;)">
            <text:p/>
          </table:table-cell>
          <table:table-cell table:formula="of:=IF([.E948];[.C948]/[.E9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9];[.B949]/[.D949];&quot;&quot;)">
            <text:p/>
          </table:table-cell>
          <table:table-cell table:formula="of:=IF([.E949];[.C949]/[.E9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0];[.B950]/[.D950];&quot;&quot;)">
            <text:p/>
          </table:table-cell>
          <table:table-cell table:formula="of:=IF([.E950];[.C950]/[.E9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1];[.B951]/[.D951];&quot;&quot;)">
            <text:p/>
          </table:table-cell>
          <table:table-cell table:formula="of:=IF([.E951];[.C951]/[.E9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2];[.B952]/[.D952];&quot;&quot;)">
            <text:p/>
          </table:table-cell>
          <table:table-cell table:formula="of:=IF([.E952];[.C952]/[.E9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3];[.B953]/[.D953];&quot;&quot;)">
            <text:p/>
          </table:table-cell>
          <table:table-cell table:formula="of:=IF([.E953];[.C953]/[.E9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4];[.B954]/[.D954];&quot;&quot;)">
            <text:p/>
          </table:table-cell>
          <table:table-cell table:formula="of:=IF([.E954];[.C954]/[.E9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5];[.B955]/[.D955];&quot;&quot;)">
            <text:p/>
          </table:table-cell>
          <table:table-cell table:formula="of:=IF([.E955];[.C955]/[.E9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6];[.B956]/[.D956];&quot;&quot;)">
            <text:p/>
          </table:table-cell>
          <table:table-cell table:formula="of:=IF([.E956];[.C956]/[.E9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7];[.B957]/[.D957];&quot;&quot;)">
            <text:p/>
          </table:table-cell>
          <table:table-cell table:formula="of:=IF([.E957];[.C957]/[.E9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8];[.B958]/[.D958];&quot;&quot;)">
            <text:p/>
          </table:table-cell>
          <table:table-cell table:formula="of:=IF([.E958];[.C958]/[.E9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9];[.B959]/[.D959];&quot;&quot;)">
            <text:p/>
          </table:table-cell>
          <table:table-cell table:formula="of:=IF([.E959];[.C959]/[.E9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0];[.B960]/[.D960];&quot;&quot;)">
            <text:p/>
          </table:table-cell>
          <table:table-cell table:formula="of:=IF([.E960];[.C960]/[.E9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1];[.B961]/[.D961];&quot;&quot;)">
            <text:p/>
          </table:table-cell>
          <table:table-cell table:formula="of:=IF([.E961];[.C961]/[.E9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2];[.B962]/[.D962];&quot;&quot;)">
            <text:p/>
          </table:table-cell>
          <table:table-cell table:formula="of:=IF([.E962];[.C962]/[.E9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3];[.B963]/[.D963];&quot;&quot;)">
            <text:p/>
          </table:table-cell>
          <table:table-cell table:formula="of:=IF([.E963];[.C963]/[.E9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4];[.B964]/[.D964];&quot;&quot;)">
            <text:p/>
          </table:table-cell>
          <table:table-cell table:formula="of:=IF([.E964];[.C964]/[.E9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5];[.B965]/[.D965];&quot;&quot;)">
            <text:p/>
          </table:table-cell>
          <table:table-cell table:formula="of:=IF([.E965];[.C965]/[.E9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6];[.B966]/[.D966];&quot;&quot;)">
            <text:p/>
          </table:table-cell>
          <table:table-cell table:formula="of:=IF([.E966];[.C966]/[.E9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7];[.B967]/[.D967];&quot;&quot;)">
            <text:p/>
          </table:table-cell>
          <table:table-cell table:formula="of:=IF([.E967];[.C967]/[.E9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8];[.B968]/[.D968];&quot;&quot;)">
            <text:p/>
          </table:table-cell>
          <table:table-cell table:formula="of:=IF([.E968];[.C968]/[.E9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9];[.B969]/[.D969];&quot;&quot;)">
            <text:p/>
          </table:table-cell>
          <table:table-cell table:formula="of:=IF([.E969];[.C969]/[.E9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0];[.B970]/[.D970];&quot;&quot;)">
            <text:p/>
          </table:table-cell>
          <table:table-cell table:formula="of:=IF([.E970];[.C970]/[.E9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1];[.B971]/[.D971];&quot;&quot;)">
            <text:p/>
          </table:table-cell>
          <table:table-cell table:formula="of:=IF([.E971];[.C971]/[.E9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2];[.B972]/[.D972];&quot;&quot;)">
            <text:p/>
          </table:table-cell>
          <table:table-cell table:formula="of:=IF([.E972];[.C972]/[.E9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3];[.B973]/[.D973];&quot;&quot;)">
            <text:p/>
          </table:table-cell>
          <table:table-cell table:formula="of:=IF([.E973];[.C973]/[.E9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4];[.B974]/[.D974];&quot;&quot;)">
            <text:p/>
          </table:table-cell>
          <table:table-cell table:formula="of:=IF([.E974];[.C974]/[.E9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5];[.B975]/[.D975];&quot;&quot;)">
            <text:p/>
          </table:table-cell>
          <table:table-cell table:formula="of:=IF([.E975];[.C975]/[.E9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6];[.B976]/[.D976];&quot;&quot;)">
            <text:p/>
          </table:table-cell>
          <table:table-cell table:formula="of:=IF([.E976];[.C976]/[.E9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7];[.B977]/[.D977];&quot;&quot;)">
            <text:p/>
          </table:table-cell>
          <table:table-cell table:formula="of:=IF([.E977];[.C977]/[.E9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8];[.B978]/[.D978];&quot;&quot;)">
            <text:p/>
          </table:table-cell>
          <table:table-cell table:formula="of:=IF([.E978];[.C978]/[.E9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9];[.B979]/[.D979];&quot;&quot;)">
            <text:p/>
          </table:table-cell>
          <table:table-cell table:formula="of:=IF([.E979];[.C979]/[.E9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0];[.B980]/[.D980];&quot;&quot;)">
            <text:p/>
          </table:table-cell>
          <table:table-cell table:formula="of:=IF([.E980];[.C980]/[.E9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1];[.B981]/[.D981];&quot;&quot;)">
            <text:p/>
          </table:table-cell>
          <table:table-cell table:formula="of:=IF([.E981];[.C981]/[.E9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2];[.B982]/[.D982];&quot;&quot;)">
            <text:p/>
          </table:table-cell>
          <table:table-cell table:formula="of:=IF([.E982];[.C982]/[.E9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3];[.B983]/[.D983];&quot;&quot;)">
            <text:p/>
          </table:table-cell>
          <table:table-cell table:formula="of:=IF([.E983];[.C983]/[.E9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4];[.B984]/[.D984];&quot;&quot;)">
            <text:p/>
          </table:table-cell>
          <table:table-cell table:formula="of:=IF([.E984];[.C984]/[.E9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5];[.B985]/[.D985];&quot;&quot;)">
            <text:p/>
          </table:table-cell>
          <table:table-cell table:formula="of:=IF([.E985];[.C985]/[.E9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6];[.B986]/[.D986];&quot;&quot;)">
            <text:p/>
          </table:table-cell>
          <table:table-cell table:formula="of:=IF([.E986];[.C986]/[.E9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7];[.B987]/[.D987];&quot;&quot;)">
            <text:p/>
          </table:table-cell>
          <table:table-cell table:formula="of:=IF([.E987];[.C987]/[.E9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8];[.B988]/[.D988];&quot;&quot;)">
            <text:p/>
          </table:table-cell>
          <table:table-cell table:formula="of:=IF([.E988];[.C988]/[.E9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9];[.B989]/[.D989];&quot;&quot;)">
            <text:p/>
          </table:table-cell>
          <table:table-cell table:formula="of:=IF([.E989];[.C989]/[.E9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0];[.B990]/[.D990];&quot;&quot;)">
            <text:p/>
          </table:table-cell>
          <table:table-cell table:formula="of:=IF([.E990];[.C990]/[.E9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1];[.B991]/[.D991];&quot;&quot;)">
            <text:p/>
          </table:table-cell>
          <table:table-cell table:formula="of:=IF([.E991];[.C991]/[.E9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2];[.B992]/[.D992];&quot;&quot;)">
            <text:p/>
          </table:table-cell>
          <table:table-cell table:formula="of:=IF([.E992];[.C992]/[.E9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3];[.B993]/[.D993];&quot;&quot;)">
            <text:p/>
          </table:table-cell>
          <table:table-cell table:formula="of:=IF([.E993];[.C993]/[.E9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4];[.B994]/[.D994];&quot;&quot;)">
            <text:p/>
          </table:table-cell>
          <table:table-cell table:formula="of:=IF([.E994];[.C994]/[.E9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5];[.B995]/[.D995];&quot;&quot;)">
            <text:p/>
          </table:table-cell>
          <table:table-cell table:formula="of:=IF([.E995];[.C995]/[.E9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6];[.B996]/[.D996];&quot;&quot;)">
            <text:p/>
          </table:table-cell>
          <table:table-cell table:formula="of:=IF([.E996];[.C996]/[.E9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7];[.B997]/[.D997];&quot;&quot;)">
            <text:p/>
          </table:table-cell>
          <table:table-cell table:formula="of:=IF([.E997];[.C997]/[.E9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8];[.B998]/[.D998];&quot;&quot;)">
            <text:p/>
          </table:table-cell>
          <table:table-cell table:formula="of:=IF([.E998];[.C998]/[.E9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9];[.B999]/[.D999];&quot;&quot;)">
            <text:p/>
          </table:table-cell>
          <table:table-cell table:formula="of:=IF([.E999];[.C999]/[.E9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0];[.B1000]/[.D1000];&quot;&quot;)">
            <text:p/>
          </table:table-cell>
          <table:table-cell table:formula="of:=IF([.E1000];[.C1000]/[.E10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1];[.B1001]/[.D1001];&quot;&quot;)">
            <text:p/>
          </table:table-cell>
          <table:table-cell table:formula="of:=IF([.E1001];[.C1001]/[.E10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2];[.B1002]/[.D1002];&quot;&quot;)">
            <text:p/>
          </table:table-cell>
          <table:table-cell table:formula="of:=IF([.E1002];[.C1002]/[.E10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3];[.B1003]/[.D1003];&quot;&quot;)">
            <text:p/>
          </table:table-cell>
          <table:table-cell table:formula="of:=IF([.E1003];[.C1003]/[.E10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4];[.B1004]/[.D1004];&quot;&quot;)">
            <text:p/>
          </table:table-cell>
          <table:table-cell table:formula="of:=IF([.E1004];[.C1004]/[.E10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5];[.B1005]/[.D1005];&quot;&quot;)">
            <text:p/>
          </table:table-cell>
          <table:table-cell table:formula="of:=IF([.E1005];[.C1005]/[.E10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6];[.B1006]/[.D1006];&quot;&quot;)">
            <text:p/>
          </table:table-cell>
          <table:table-cell table:formula="of:=IF([.E1006];[.C1006]/[.E10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7];[.B1007]/[.D1007];&quot;&quot;)">
            <text:p/>
          </table:table-cell>
          <table:table-cell table:formula="of:=IF([.E1007];[.C1007]/[.E10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8];[.B1008]/[.D1008];&quot;&quot;)">
            <text:p/>
          </table:table-cell>
          <table:table-cell table:formula="of:=IF([.E1008];[.C1008]/[.E10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09];[.B1009]/[.D1009];&quot;&quot;)">
            <text:p/>
          </table:table-cell>
          <table:table-cell table:formula="of:=IF([.E1009];[.C1009]/[.E10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0];[.B1010]/[.D1010];&quot;&quot;)">
            <text:p/>
          </table:table-cell>
          <table:table-cell table:formula="of:=IF([.E1010];[.C1010]/[.E10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1];[.B1011]/[.D1011];&quot;&quot;)">
            <text:p/>
          </table:table-cell>
          <table:table-cell table:formula="of:=IF([.E1011];[.C1011]/[.E10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2];[.B1012]/[.D1012];&quot;&quot;)">
            <text:p/>
          </table:table-cell>
          <table:table-cell table:formula="of:=IF([.E1012];[.C1012]/[.E10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3];[.B1013]/[.D1013];&quot;&quot;)">
            <text:p/>
          </table:table-cell>
          <table:table-cell table:formula="of:=IF([.E1013];[.C1013]/[.E10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4];[.B1014]/[.D1014];&quot;&quot;)">
            <text:p/>
          </table:table-cell>
          <table:table-cell table:formula="of:=IF([.E1014];[.C1014]/[.E10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5];[.B1015]/[.D1015];&quot;&quot;)">
            <text:p/>
          </table:table-cell>
          <table:table-cell table:formula="of:=IF([.E1015];[.C1015]/[.E10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6];[.B1016]/[.D1016];&quot;&quot;)">
            <text:p/>
          </table:table-cell>
          <table:table-cell table:formula="of:=IF([.E1016];[.C1016]/[.E10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7];[.B1017]/[.D1017];&quot;&quot;)">
            <text:p/>
          </table:table-cell>
          <table:table-cell table:formula="of:=IF([.E1017];[.C1017]/[.E10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8];[.B1018]/[.D1018];&quot;&quot;)">
            <text:p/>
          </table:table-cell>
          <table:table-cell table:formula="of:=IF([.E1018];[.C1018]/[.E10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19];[.B1019]/[.D1019];&quot;&quot;)">
            <text:p/>
          </table:table-cell>
          <table:table-cell table:formula="of:=IF([.E1019];[.C1019]/[.E10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0];[.B1020]/[.D1020];&quot;&quot;)">
            <text:p/>
          </table:table-cell>
          <table:table-cell table:formula="of:=IF([.E1020];[.C1020]/[.E10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1];[.B1021]/[.D1021];&quot;&quot;)">
            <text:p/>
          </table:table-cell>
          <table:table-cell table:formula="of:=IF([.E1021];[.C1021]/[.E10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2];[.B1022]/[.D1022];&quot;&quot;)">
            <text:p/>
          </table:table-cell>
          <table:table-cell table:formula="of:=IF([.E1022];[.C1022]/[.E10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3];[.B1023]/[.D1023];&quot;&quot;)">
            <text:p/>
          </table:table-cell>
          <table:table-cell table:formula="of:=IF([.E1023];[.C1023]/[.E10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4];[.B1024]/[.D1024];&quot;&quot;)">
            <text:p/>
          </table:table-cell>
          <table:table-cell table:formula="of:=IF([.E1024];[.C1024]/[.E10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5];[.B1025]/[.D1025];&quot;&quot;)">
            <text:p/>
          </table:table-cell>
          <table:table-cell table:formula="of:=IF([.E1025];[.C1025]/[.E10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6];[.B1026]/[.D1026];&quot;&quot;)">
            <text:p/>
          </table:table-cell>
          <table:table-cell table:formula="of:=IF([.E1026];[.C1026]/[.E10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7];[.B1027]/[.D1027];&quot;&quot;)">
            <text:p/>
          </table:table-cell>
          <table:table-cell table:formula="of:=IF([.E1027];[.C1027]/[.E10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8];[.B1028]/[.D1028];&quot;&quot;)">
            <text:p/>
          </table:table-cell>
          <table:table-cell table:formula="of:=IF([.E1028];[.C1028]/[.E10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29];[.B1029]/[.D1029];&quot;&quot;)">
            <text:p/>
          </table:table-cell>
          <table:table-cell table:formula="of:=IF([.E1029];[.C1029]/[.E10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0];[.B1030]/[.D1030];&quot;&quot;)">
            <text:p/>
          </table:table-cell>
          <table:table-cell table:formula="of:=IF([.E1030];[.C1030]/[.E10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1];[.B1031]/[.D1031];&quot;&quot;)">
            <text:p/>
          </table:table-cell>
          <table:table-cell table:formula="of:=IF([.E1031];[.C1031]/[.E10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2];[.B1032]/[.D1032];&quot;&quot;)">
            <text:p/>
          </table:table-cell>
          <table:table-cell table:formula="of:=IF([.E1032];[.C1032]/[.E10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3];[.B1033]/[.D1033];&quot;&quot;)">
            <text:p/>
          </table:table-cell>
          <table:table-cell table:formula="of:=IF([.E1033];[.C1033]/[.E10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4];[.B1034]/[.D1034];&quot;&quot;)">
            <text:p/>
          </table:table-cell>
          <table:table-cell table:formula="of:=IF([.E1034];[.C1034]/[.E10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5];[.B1035]/[.D1035];&quot;&quot;)">
            <text:p/>
          </table:table-cell>
          <table:table-cell table:formula="of:=IF([.E1035];[.C1035]/[.E10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6];[.B1036]/[.D1036];&quot;&quot;)">
            <text:p/>
          </table:table-cell>
          <table:table-cell table:formula="of:=IF([.E1036];[.C1036]/[.E10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7];[.B1037]/[.D1037];&quot;&quot;)">
            <text:p/>
          </table:table-cell>
          <table:table-cell table:formula="of:=IF([.E1037];[.C1037]/[.E10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8];[.B1038]/[.D1038];&quot;&quot;)">
            <text:p/>
          </table:table-cell>
          <table:table-cell table:formula="of:=IF([.E1038];[.C1038]/[.E10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39];[.B1039]/[.D1039];&quot;&quot;)">
            <text:p/>
          </table:table-cell>
          <table:table-cell table:formula="of:=IF([.E1039];[.C1039]/[.E10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0];[.B1040]/[.D1040];&quot;&quot;)">
            <text:p/>
          </table:table-cell>
          <table:table-cell table:formula="of:=IF([.E1040];[.C1040]/[.E10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1];[.B1041]/[.D1041];&quot;&quot;)">
            <text:p/>
          </table:table-cell>
          <table:table-cell table:formula="of:=IF([.E1041];[.C1041]/[.E10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2];[.B1042]/[.D1042];&quot;&quot;)">
            <text:p/>
          </table:table-cell>
          <table:table-cell table:formula="of:=IF([.E1042];[.C1042]/[.E10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3];[.B1043]/[.D1043];&quot;&quot;)">
            <text:p/>
          </table:table-cell>
          <table:table-cell table:formula="of:=IF([.E1043];[.C1043]/[.E10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4];[.B1044]/[.D1044];&quot;&quot;)">
            <text:p/>
          </table:table-cell>
          <table:table-cell table:formula="of:=IF([.E1044];[.C1044]/[.E10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5];[.B1045]/[.D1045];&quot;&quot;)">
            <text:p/>
          </table:table-cell>
          <table:table-cell table:formula="of:=IF([.E1045];[.C1045]/[.E10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6];[.B1046]/[.D1046];&quot;&quot;)">
            <text:p/>
          </table:table-cell>
          <table:table-cell table:formula="of:=IF([.E1046];[.C1046]/[.E10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7];[.B1047]/[.D1047];&quot;&quot;)">
            <text:p/>
          </table:table-cell>
          <table:table-cell table:formula="of:=IF([.E1047];[.C1047]/[.E10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8];[.B1048]/[.D1048];&quot;&quot;)">
            <text:p/>
          </table:table-cell>
          <table:table-cell table:formula="of:=IF([.E1048];[.C1048]/[.E10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49];[.B1049]/[.D1049];&quot;&quot;)">
            <text:p/>
          </table:table-cell>
          <table:table-cell table:formula="of:=IF([.E1049];[.C1049]/[.E10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0];[.B1050]/[.D1050];&quot;&quot;)">
            <text:p/>
          </table:table-cell>
          <table:table-cell table:formula="of:=IF([.E1050];[.C1050]/[.E10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1];[.B1051]/[.D1051];&quot;&quot;)">
            <text:p/>
          </table:table-cell>
          <table:table-cell table:formula="of:=IF([.E1051];[.C1051]/[.E10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2];[.B1052]/[.D1052];&quot;&quot;)">
            <text:p/>
          </table:table-cell>
          <table:table-cell table:formula="of:=IF([.E1052];[.C1052]/[.E10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3];[.B1053]/[.D1053];&quot;&quot;)">
            <text:p/>
          </table:table-cell>
          <table:table-cell table:formula="of:=IF([.E1053];[.C1053]/[.E10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4];[.B1054]/[.D1054];&quot;&quot;)">
            <text:p/>
          </table:table-cell>
          <table:table-cell table:formula="of:=IF([.E1054];[.C1054]/[.E10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5];[.B1055]/[.D1055];&quot;&quot;)">
            <text:p/>
          </table:table-cell>
          <table:table-cell table:formula="of:=IF([.E1055];[.C1055]/[.E10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6];[.B1056]/[.D1056];&quot;&quot;)">
            <text:p/>
          </table:table-cell>
          <table:table-cell table:formula="of:=IF([.E1056];[.C1056]/[.E10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7];[.B1057]/[.D1057];&quot;&quot;)">
            <text:p/>
          </table:table-cell>
          <table:table-cell table:formula="of:=IF([.E1057];[.C1057]/[.E10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8];[.B1058]/[.D1058];&quot;&quot;)">
            <text:p/>
          </table:table-cell>
          <table:table-cell table:formula="of:=IF([.E1058];[.C1058]/[.E10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59];[.B1059]/[.D1059];&quot;&quot;)">
            <text:p/>
          </table:table-cell>
          <table:table-cell table:formula="of:=IF([.E1059];[.C1059]/[.E10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0];[.B1060]/[.D1060];&quot;&quot;)">
            <text:p/>
          </table:table-cell>
          <table:table-cell table:formula="of:=IF([.E1060];[.C1060]/[.E10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1];[.B1061]/[.D1061];&quot;&quot;)">
            <text:p/>
          </table:table-cell>
          <table:table-cell table:formula="of:=IF([.E1061];[.C1061]/[.E10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2];[.B1062]/[.D1062];&quot;&quot;)">
            <text:p/>
          </table:table-cell>
          <table:table-cell table:formula="of:=IF([.E1062];[.C1062]/[.E10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3];[.B1063]/[.D1063];&quot;&quot;)">
            <text:p/>
          </table:table-cell>
          <table:table-cell table:formula="of:=IF([.E1063];[.C1063]/[.E10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4];[.B1064]/[.D1064];&quot;&quot;)">
            <text:p/>
          </table:table-cell>
          <table:table-cell table:formula="of:=IF([.E1064];[.C1064]/[.E10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5];[.B1065]/[.D1065];&quot;&quot;)">
            <text:p/>
          </table:table-cell>
          <table:table-cell table:formula="of:=IF([.E1065];[.C1065]/[.E10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6];[.B1066]/[.D1066];&quot;&quot;)">
            <text:p/>
          </table:table-cell>
          <table:table-cell table:formula="of:=IF([.E1066];[.C1066]/[.E10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7];[.B1067]/[.D1067];&quot;&quot;)">
            <text:p/>
          </table:table-cell>
          <table:table-cell table:formula="of:=IF([.E1067];[.C1067]/[.E10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8];[.B1068]/[.D1068];&quot;&quot;)">
            <text:p/>
          </table:table-cell>
          <table:table-cell table:formula="of:=IF([.E1068];[.C1068]/[.E10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69];[.B1069]/[.D1069];&quot;&quot;)">
            <text:p/>
          </table:table-cell>
          <table:table-cell table:formula="of:=IF([.E1069];[.C1069]/[.E10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0];[.B1070]/[.D1070];&quot;&quot;)">
            <text:p/>
          </table:table-cell>
          <table:table-cell table:formula="of:=IF([.E1070];[.C1070]/[.E10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1];[.B1071]/[.D1071];&quot;&quot;)">
            <text:p/>
          </table:table-cell>
          <table:table-cell table:formula="of:=IF([.E1071];[.C1071]/[.E10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2];[.B1072]/[.D1072];&quot;&quot;)">
            <text:p/>
          </table:table-cell>
          <table:table-cell table:formula="of:=IF([.E1072];[.C1072]/[.E10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3];[.B1073]/[.D1073];&quot;&quot;)">
            <text:p/>
          </table:table-cell>
          <table:table-cell table:formula="of:=IF([.E1073];[.C1073]/[.E10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4];[.B1074]/[.D1074];&quot;&quot;)">
            <text:p/>
          </table:table-cell>
          <table:table-cell table:formula="of:=IF([.E1074];[.C1074]/[.E10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5];[.B1075]/[.D1075];&quot;&quot;)">
            <text:p/>
          </table:table-cell>
          <table:table-cell table:formula="of:=IF([.E1075];[.C1075]/[.E10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6];[.B1076]/[.D1076];&quot;&quot;)">
            <text:p/>
          </table:table-cell>
          <table:table-cell table:formula="of:=IF([.E1076];[.C1076]/[.E10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7];[.B1077]/[.D1077];&quot;&quot;)">
            <text:p/>
          </table:table-cell>
          <table:table-cell table:formula="of:=IF([.E1077];[.C1077]/[.E10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8];[.B1078]/[.D1078];&quot;&quot;)">
            <text:p/>
          </table:table-cell>
          <table:table-cell table:formula="of:=IF([.E1078];[.C1078]/[.E10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79];[.B1079]/[.D1079];&quot;&quot;)">
            <text:p/>
          </table:table-cell>
          <table:table-cell table:formula="of:=IF([.E1079];[.C1079]/[.E10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0];[.B1080]/[.D1080];&quot;&quot;)">
            <text:p/>
          </table:table-cell>
          <table:table-cell table:formula="of:=IF([.E1080];[.C1080]/[.E10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1];[.B1081]/[.D1081];&quot;&quot;)">
            <text:p/>
          </table:table-cell>
          <table:table-cell table:formula="of:=IF([.E1081];[.C1081]/[.E10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2];[.B1082]/[.D1082];&quot;&quot;)">
            <text:p/>
          </table:table-cell>
          <table:table-cell table:formula="of:=IF([.E1082];[.C1082]/[.E10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3];[.B1083]/[.D1083];&quot;&quot;)">
            <text:p/>
          </table:table-cell>
          <table:table-cell table:formula="of:=IF([.E1083];[.C1083]/[.E10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4];[.B1084]/[.D1084];&quot;&quot;)">
            <text:p/>
          </table:table-cell>
          <table:table-cell table:formula="of:=IF([.E1084];[.C1084]/[.E10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5];[.B1085]/[.D1085];&quot;&quot;)">
            <text:p/>
          </table:table-cell>
          <table:table-cell table:formula="of:=IF([.E1085];[.C1085]/[.E10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6];[.B1086]/[.D1086];&quot;&quot;)">
            <text:p/>
          </table:table-cell>
          <table:table-cell table:formula="of:=IF([.E1086];[.C1086]/[.E10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7];[.B1087]/[.D1087];&quot;&quot;)">
            <text:p/>
          </table:table-cell>
          <table:table-cell table:formula="of:=IF([.E1087];[.C1087]/[.E10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1088];[.B1088]/[.D1088];&quot;&quot;)">
            <text:p/>
          </table:table-cell>
          <table:table-cell table:formula="of:=IF([.E1088];[.C1088]/[.E1088];&quot;&quot;)">
            <text:p/>
          </table:table-cell>
          <table:table-cell table:number-columns-repeated="13"/>
        </table:table-row>
      </table:table>
      <table:table table:name="most_comple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_lines</text:p>
          </table:table-cell>
          <table:table-cell office:value-type="string" calcext:value-type="string">
            <text:p>seq_no_o_runtime</text:p>
          </table:table-cell>
          <table:table-cell office:value-type="string" calcext:value-type="string">
            <text:p>seq_o_runtime</text:p>
          </table:table-cell>
          <table:table-cell office:value-type="string" calcext:value-type="string">
            <text:p>par_no_o_runtime</text:p>
          </table:table-cell>
          <table:table-cell office:value-type="string" calcext:value-type="string">
            <text:p>par_o_runtime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num_synclines</text:p>
          </table:table-cell>
          <table:table-cell office:value-type="string" calcext:value-type="string">
            <text:p>num_fors</text:p>
          </table:table-cell>
          <table:table-cell/>
          <table:table-cell table:style-name="Default" office:value-type="string" calcext:value-type="string">
            <text:p>speedup_no_o</text:p>
          </table:table-cell>
          <table:table-cell table:style-name="Default" office:value-type="string" calcext:value-type="string">
            <text:p>speedup_o</text:p>
          </table:table-cell>
          <table:table-cell/>
          <table:table-cell office:value-type="string" calcext:value-type="string">
            <text:p>num_stmts</text:p>
          </table:table-cell>
          <table:table-cell office:value-type="string" calcext:value-type="string">
            <text:p>num_results</text:p>
          </table:table-cell>
          <table:table-cell office:value-type="string" calcext:value-type="string">
            <text:p>parallelisation successful</text:p>
          </table:table-cell>
          <table:table-cell office:value-type="string" calcext:value-type="string">
            <text:p>avg_seq_no_o_runtime</text:p>
          </table:table-cell>
          <table:table-cell office:value-type="string" calcext:value-type="string">
            <text:p>avg_seq_o_runtime</text:p>
          </table:table-cell>
          <table:table-cell office:value-type="string" calcext:value-type="string">
            <text:p>avg_par_no_o_runtime</text:p>
          </table:table-cell>
          <table:table-cell office:value-type="string" calcext:value-type="string">
            <text:p>avg_par_o_runtime</text:p>
          </table:table-cell>
          <table:table-cell office:value-type="string" calcext:value-type="string">
            <text:p>avg_speedup_no_o</text:p>
          </table:table-cell>
          <table:table-cell office:value-type="string" calcext:value-type="string">
            <text:p>avg_speedup_o</text:p>
          </table:table-cell>
          <table:table-cell office:value-type="string" calcext:value-type="string">
            <text:p>avg_num_threads</text:p>
          </table:table-cell>
          <table:table-cell office:value-type="string" calcext:value-type="string">
            <text:p>avg_num_synclines</text:p>
          </table:table-cell>
          <table:table-cell office:value-type="string" calcext:value-type="string">
            <text:p>avg_num_f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8075305" calcext:value-type="float">
            <text:p>1.088075305</text:p>
          </table:table-cell>
          <table:table-cell office:value-type="float" office:value="1.089406147" calcext:value-type="float">
            <text:p>1.089406147</text:p>
          </table:table-cell>
          <table:table-cell office:value-type="float" office:value="3.91941992" calcext:value-type="float">
            <text:p>3.91941992</text:p>
          </table:table-cell>
          <table:table-cell office:value-type="float" office:value="3.811106981" calcext:value-type="float">
            <text:p>3.8111069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];[.B2]/[.D2];&quot;&quot;)" office:value-type="float" office:value="0.277611311675938" calcext:value-type="float">
            <text:p>0.277611311675938</text:p>
          </table:table-cell>
          <table:table-cell table:formula="of:=IF([.E2];[.C2]/[.E2];&quot;&quot;)" office:value-type="float" office:value="0.285850319193651" calcext:value-type="float">
            <text:p>0.28585031919365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$A$2:.$A$2000];[.M2])" office:value-type="float" office:value="51" calcext:value-type="float">
            <text:p>51</text:p>
          </table:table-cell>
          <table:table-cell table:formula="of:=[.N2]-COUNTIFS([.$A$2:.$A$2000];[.M2];[.$D$2:.$D$2000];&quot;&quot;)" office:value-type="float" office:value="51" calcext:value-type="float">
            <text:p>51</text:p>
          </table:table-cell>
          <table:table-cell table:formula="of:=SUMIFS([.B$2:.B$2000];[.$A$2:.$A$2000];[.$M2])/[.$N2]" office:value-type="float" office:value="1.11088863937255" calcext:value-type="float">
            <text:p>1.11088863937255</text:p>
          </table:table-cell>
          <table:table-cell table:formula="of:=SUMIFS([.C$2:.C$2000];[.$A$2:.$A$2000];[.$M2])/[.$N2]" office:value-type="float" office:value="1.10587980829412" calcext:value-type="float">
            <text:p>1.10587980829412</text:p>
          </table:table-cell>
          <table:table-cell table:formula="of:=SUMIFS([.D$2:.D$2000];[.$A$2:.$A$2000];[.$M2])/[.$O2]" office:value-type="float" office:value="1.37416885147059" calcext:value-type="float">
            <text:p>1.37416885147059</text:p>
          </table:table-cell>
          <table:table-cell table:formula="of:=SUMIFS([.E$2:.E$2000];[.$A$2:.$A$2000];[.$M2])/[.$O2]" office:value-type="float" office:value="1.36537652619608" calcext:value-type="float">
            <text:p>1.36537652619608</text:p>
          </table:table-cell>
          <table:table-cell table:formula="of:=SUMIFS([.J$2:.J$2000];[.$A$2:.$A$2000];[.$M2])/[.$O2]" office:value-type="float" office:value="0.877706151382144" calcext:value-type="float">
            <text:p>0.877706151382144</text:p>
          </table:table-cell>
          <table:table-cell table:formula="of:=SUMIFS([.K$2:.K$2000];[.$A$2:.$A$2000];[.$M2])/[.$O2]" office:value-type="float" office:value="0.878897204072024" calcext:value-type="float">
            <text:p>0.878897204072024</text:p>
          </table:table-cell>
          <table:table-cell table:formula="of:=SUMIFS([.F$2:.F$2000];[.$A$2:.$A$2000];[.$M2])/[.$N2]" office:value-type="float" office:value="1.74509803921569" calcext:value-type="float">
            <text:p>1.74509803921569</text:p>
          </table:table-cell>
          <table:table-cell table:formula="of:=SUMIFS([.G$2:.G$2000];[.$A$2:.$A$2000];[.$M2])/[.$N2]" office:value-type="float" office:value="0" calcext:value-type="float">
            <text:p>0</text:p>
          </table:table-cell>
          <table:table-cell table:formula="of:=SUMIFS([.H$2:.H$2000];[.$A$2:.$A$2000];[.$M2])/[.$N2]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45657" calcext:value-type="float">
            <text:p>1.12745657</text:p>
          </table:table-cell>
          <table:table-cell office:value-type="float" office:value="1.114372251" calcext:value-type="float">
            <text:p>1.114372251</text:p>
          </table:table-cell>
          <table:table-cell office:value-type="float" office:value="1.273686758" calcext:value-type="float">
            <text:p>1.273686758</text:p>
          </table:table-cell>
          <table:table-cell office:value-type="float" office:value="1.263366179" calcext:value-type="float">
            <text:p>1.263366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];[.B3]/[.D3];&quot;&quot;)" office:value-type="float" office:value="0.885191404337424" calcext:value-type="float">
            <text:p>0.885191404337424</text:p>
          </table:table-cell>
          <table:table-cell table:formula="of:=IF([.E3];[.C3]/[.E3];&quot;&quot;)" office:value-type="float" office:value="0.882065920018585" calcext:value-type="float">
            <text:p>0.882065920018585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$A$2:.$A$2000];[.M3])" office:value-type="float" office:value="49" calcext:value-type="float">
            <text:p>49</text:p>
          </table:table-cell>
          <table:table-cell table:formula="of:=[.N3]-COUNTIFS([.$A$2:.$A$2000];[.M3];[.$D$2:.$D$2000];&quot;&quot;)" office:value-type="float" office:value="49" calcext:value-type="float">
            <text:p>49</text:p>
          </table:table-cell>
          <table:table-cell table:formula="of:=SUMIFS([.B$2:.B$2000];[.$A$2:.$A$2000];[.$M3])/[.$N3]" office:value-type="float" office:value="1.16558294740816" calcext:value-type="float">
            <text:p>1.16558294740816</text:p>
          </table:table-cell>
          <table:table-cell table:formula="of:=SUMIFS([.C$2:.C$2000];[.$A$2:.$A$2000];[.$M3])/[.$N3]" office:value-type="float" office:value="1.15361593165306" calcext:value-type="float">
            <text:p>1.15361593165306</text:p>
          </table:table-cell>
          <table:table-cell table:formula="of:=SUMIFS([.D$2:.D$2000];[.$A$2:.$A$2000];[.$M3])/[.$O3]" office:value-type="float" office:value="1.8243811112449" calcext:value-type="float">
            <text:p>1.8243811112449</text:p>
          </table:table-cell>
          <table:table-cell table:formula="of:=SUMIFS([.E$2:.E$2000];[.$A$2:.$A$2000];[.$M3])/[.$O3]" office:value-type="float" office:value="1.79333100385714" calcext:value-type="float">
            <text:p>1.79333100385714</text:p>
          </table:table-cell>
          <table:table-cell table:formula="of:=SUMIFS([.J$2:.J$2000];[.$A$2:.$A$2000];[.$M3])/[.$O3]" office:value-type="float" office:value="0.842032326560354" calcext:value-type="float">
            <text:p>0.842032326560354</text:p>
          </table:table-cell>
          <table:table-cell table:formula="of:=SUMIFS([.K$2:.K$2000];[.$A$2:.$A$2000];[.$M3])/[.$O3]" office:value-type="float" office:value="0.845448193704024" calcext:value-type="float">
            <text:p>0.845448193704024</text:p>
          </table:table-cell>
          <table:table-cell table:formula="of:=SUMIFS([.F$2:.F$2000];[.$A$2:.$A$2000];[.$M3])/[.$N3]" office:value-type="float" office:value="2.44897959183673" calcext:value-type="float">
            <text:p>2.44897959183673</text:p>
          </table:table-cell>
          <table:table-cell table:formula="of:=SUMIFS([.G$2:.G$2000];[.$A$2:.$A$2000];[.$M3])/[.$N3]" office:value-type="float" office:value="0.775510204081633" calcext:value-type="float">
            <text:p>0.775510204081633</text:p>
          </table:table-cell>
          <table:table-cell table:formula="of:=SUMIFS([.H$2:.H$2000];[.$A$2:.$A$2000];[.$M3])/[.$N3]" office:value-type="float" office:value="0.775510204081633" calcext:value-type="float">
            <text:p>0.775510204081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322544" calcext:value-type="float">
            <text:p>1.12322544</text:p>
          </table:table-cell>
          <table:table-cell office:value-type="float" office:value="1.108263847" calcext:value-type="float">
            <text:p>1.108263847</text:p>
          </table:table-cell>
          <table:table-cell office:value-type="float" office:value="1.23961435" calcext:value-type="float">
            <text:p>1.23961435</text:p>
          </table:table-cell>
          <table:table-cell office:value-type="float" office:value="1.262829764" calcext:value-type="float">
            <text:p>1.2628297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];[.B4]/[.D4];&quot;&quot;)" office:value-type="float" office:value="0.906108774878251" calcext:value-type="float">
            <text:p>0.906108774878251</text:p>
          </table:table-cell>
          <table:table-cell table:formula="of:=IF([.E4];[.C4]/[.E4];&quot;&quot;)" office:value-type="float" office:value="0.87760352075452" calcext:value-type="float">
            <text:p>0.87760352075452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$A$2:.$A$2000];[.M4])" office:value-type="float" office:value="47" calcext:value-type="float">
            <text:p>47</text:p>
          </table:table-cell>
          <table:table-cell table:formula="of:=[.N4]-COUNTIFS([.$A$2:.$A$2000];[.M4];[.$D$2:.$D$2000];&quot;&quot;)" office:value-type="float" office:value="47" calcext:value-type="float">
            <text:p>47</text:p>
          </table:table-cell>
          <table:table-cell table:formula="of:=SUMIFS([.B$2:.B$2000];[.$A$2:.$A$2000];[.$M4])/[.$N4]" office:value-type="float" office:value="1.17933135202128" calcext:value-type="float">
            <text:p>1.17933135202128</text:p>
          </table:table-cell>
          <table:table-cell table:formula="of:=SUMIFS([.C$2:.C$2000];[.$A$2:.$A$2000];[.$M4])/[.$N4]" office:value-type="float" office:value="1.15353212302128" calcext:value-type="float">
            <text:p>1.15353212302128</text:p>
          </table:table-cell>
          <table:table-cell table:formula="of:=SUMIFS([.D$2:.D$2000];[.$A$2:.$A$2000];[.$M4])/[.$O4]" office:value-type="float" office:value="4.55729885042553" calcext:value-type="float">
            <text:p>4.55729885042553</text:p>
          </table:table-cell>
          <table:table-cell table:formula="of:=SUMIFS([.E$2:.E$2000];[.$A$2:.$A$2000];[.$M4])/[.$O4]" office:value-type="float" office:value="4.44549549359575" calcext:value-type="float">
            <text:p>4.44549549359575</text:p>
          </table:table-cell>
          <table:table-cell table:formula="of:=SUMIFS([.J$2:.J$2000];[.$A$2:.$A$2000];[.$M4])/[.$O4]" office:value-type="float" office:value="0.816769929182242" calcext:value-type="float">
            <text:p>0.816769929182242</text:p>
          </table:table-cell>
          <table:table-cell table:formula="of:=SUMIFS([.K$2:.K$2000];[.$A$2:.$A$2000];[.$M4])/[.$O4]" office:value-type="float" office:value="0.826361077688761" calcext:value-type="float">
            <text:p>0.826361077688761</text:p>
          </table:table-cell>
          <table:table-cell table:formula="of:=SUMIFS([.F$2:.F$2000];[.$A$2:.$A$2000];[.$M4])/[.$N4]" office:value-type="float" office:value="3.08510638297872" calcext:value-type="float">
            <text:p>3.08510638297872</text:p>
          </table:table-cell>
          <table:table-cell table:formula="of:=SUMIFS([.G$2:.G$2000];[.$A$2:.$A$2000];[.$M4])/[.$N4]" office:value-type="float" office:value="1" calcext:value-type="float">
            <text:p>1</text:p>
          </table:table-cell>
          <table:table-cell table:formula="of:=SUMIFS([.H$2:.H$2000];[.$A$2:.$A$2000];[.$M4])/[.$N4]" office:value-type="float" office:value="0.74468085106383" calcext:value-type="float">
            <text:p>0.74468085106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439014" calcext:value-type="float">
            <text:p>1.106439014</text:p>
          </table:table-cell>
          <table:table-cell office:value-type="float" office:value="1.107087282" calcext:value-type="float">
            <text:p>1.107087282</text:p>
          </table:table-cell>
          <table:table-cell office:value-type="float" office:value="1.270207756" calcext:value-type="float">
            <text:p>1.270207756</text:p>
          </table:table-cell>
          <table:table-cell office:value-type="float" office:value="1.224305117" calcext:value-type="float">
            <text:p>1.2243051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];[.B5]/[.D5];&quot;&quot;)" office:value-type="float" office:value="0.871069326079599" calcext:value-type="float">
            <text:p>0.871069326079599</text:p>
          </table:table-cell>
          <table:table-cell table:formula="of:=IF([.E5];[.C5]/[.E5];&quot;&quot;)" office:value-type="float" office:value="0.904257661450254" calcext:value-type="float">
            <text:p>0.90425766145025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$A$2:.$A$2000];[.M5])" office:value-type="float" office:value="50" calcext:value-type="float">
            <text:p>50</text:p>
          </table:table-cell>
          <table:table-cell table:formula="of:=[.N5]-COUNTIFS([.$A$2:.$A$2000];[.M5];[.$D$2:.$D$2000];&quot;&quot;)" office:value-type="float" office:value="33" calcext:value-type="float">
            <text:p>33</text:p>
          </table:table-cell>
          <table:table-cell table:formula="of:=SUMIFS([.B$2:.B$2000];[.$A$2:.$A$2000];[.$M5])/[.$N5]" office:value-type="float" office:value="1.3618876503" calcext:value-type="float">
            <text:p>1.3618876503</text:p>
          </table:table-cell>
          <table:table-cell table:formula="of:=SUMIFS([.C$2:.C$2000];[.$A$2:.$A$2000];[.$M5])/[.$N5]" office:value-type="float" office:value="1.30999985518" calcext:value-type="float">
            <text:p>1.30999985518</text:p>
          </table:table-cell>
          <table:table-cell table:formula="of:=SUMIFS([.D$2:.D$2000];[.$A$2:.$A$2000];[.$M5])/[.$O5]" office:value-type="float" office:value="1.47307741330303" calcext:value-type="float">
            <text:p>1.47307741330303</text:p>
          </table:table-cell>
          <table:table-cell table:formula="of:=SUMIFS([.E$2:.E$2000];[.$A$2:.$A$2000];[.$M5])/[.$O5]" office:value-type="float" office:value="1.43174519893939" calcext:value-type="float">
            <text:p>1.43174519893939</text:p>
          </table:table-cell>
          <table:table-cell table:formula="of:=SUMIFS([.J$2:.J$2000];[.$A$2:.$A$2000];[.$M5])/[.$O5]" office:value-type="float" office:value="0.825975136859754" calcext:value-type="float">
            <text:p>0.825975136859754</text:p>
          </table:table-cell>
          <table:table-cell table:formula="of:=SUMIFS([.K$2:.K$2000];[.$A$2:.$A$2000];[.$M5])/[.$O5]" office:value-type="float" office:value="0.837621185521379" calcext:value-type="float">
            <text:p>0.837621185521379</text:p>
          </table:table-cell>
          <table:table-cell table:formula="of:=SUMIFS([.F$2:.F$2000];[.$A$2:.$A$2000];[.$M5])/[.$N5]" office:value-type="float" office:value="5.54" calcext:value-type="float">
            <text:p>5.54</text:p>
          </table:table-cell>
          <table:table-cell table:formula="of:=SUMIFS([.G$2:.G$2000];[.$A$2:.$A$2000];[.$M5])/[.$N5]" office:value-type="float" office:value="3.62" calcext:value-type="float">
            <text:p>3.62</text:p>
          </table:table-cell>
          <table:table-cell table:formula="of:=SUMIFS([.H$2:.H$2000];[.$A$2:.$A$2000];[.$M5])/[.$N5]"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6252627" calcext:value-type="float">
            <text:p>1.136252627</text:p>
          </table:table-cell>
          <table:table-cell office:value-type="float" office:value="1.095809092" calcext:value-type="float">
            <text:p>1.095809092</text:p>
          </table:table-cell>
          <table:table-cell office:value-type="float" office:value="1.128779269" calcext:value-type="float">
            <text:p>1.128779269</text:p>
          </table:table-cell>
          <table:table-cell office:value-type="float" office:value="1.126061642" calcext:value-type="float">
            <text:p>1.1260616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];[.B6]/[.D6];&quot;&quot;)" office:value-type="float" office:value="1.00662074349277" calcext:value-type="float">
            <text:p>1.00662074349277</text:p>
          </table:table-cell>
          <table:table-cell table:formula="of:=IF([.E6];[.C6]/[.E6];&quot;&quot;)" office:value-type="float" office:value="0.97313419721298" calcext:value-type="float">
            <text:p>0.97313419721298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$A$2:.$A$2000];[.M6])" office:value-type="float" office:value="51" calcext:value-type="float">
            <text:p>51</text:p>
          </table:table-cell>
          <table:table-cell table:formula="of:=[.N6]-COUNTIFS([.$A$2:.$A$2000];[.M6];[.$D$2:.$D$2000];&quot;&quot;)" office:value-type="float" office:value="33" calcext:value-type="float">
            <text:p>33</text:p>
          </table:table-cell>
          <table:table-cell table:formula="of:=SUMIFS([.B$2:.B$2000];[.$A$2:.$A$2000];[.$M6])/[.$N6]" office:value-type="float" office:value="1.227946589" calcext:value-type="float">
            <text:p>1.227946589</text:p>
          </table:table-cell>
          <table:table-cell table:formula="of:=SUMIFS([.C$2:.C$2000];[.$A$2:.$A$2000];[.$M6])/[.$N6]" office:value-type="float" office:value="1.21590990554902" calcext:value-type="float">
            <text:p>1.21590990554902</text:p>
          </table:table-cell>
          <table:table-cell table:formula="of:=SUMIFS([.D$2:.D$2000];[.$A$2:.$A$2000];[.$M6])/[.$O6]" office:value-type="float" office:value="4.97804229515152" calcext:value-type="float">
            <text:p>4.97804229515152</text:p>
          </table:table-cell>
          <table:table-cell table:formula="of:=SUMIFS([.E$2:.E$2000];[.$A$2:.$A$2000];[.$M6])/[.$O6]" office:value-type="float" office:value="4.74991081469697" calcext:value-type="float">
            <text:p>4.74991081469697</text:p>
          </table:table-cell>
          <table:table-cell table:formula="of:=SUMIFS([.J$2:.J$2000];[.$A$2:.$A$2000];[.$M6])/[.$O6]" office:value-type="float" office:value="0.590440658588846" calcext:value-type="float">
            <text:p>0.590440658588846</text:p>
          </table:table-cell>
          <table:table-cell table:formula="of:=SUMIFS([.K$2:.K$2000];[.$A$2:.$A$2000];[.$M6])/[.$O6]" office:value-type="float" office:value="0.595113575775274" calcext:value-type="float">
            <text:p>0.595113575775274</text:p>
          </table:table-cell>
          <table:table-cell table:formula="of:=SUMIFS([.F$2:.F$2000];[.$A$2:.$A$2000];[.$M6])/[.$N6]" office:value-type="float" office:value="6.96078431372549" calcext:value-type="float">
            <text:p>6.96078431372549</text:p>
          </table:table-cell>
          <table:table-cell table:formula="of:=SUMIFS([.G$2:.G$2000];[.$A$2:.$A$2000];[.$M6])/[.$N6]" office:value-type="float" office:value="4.54901960784314" calcext:value-type="float">
            <text:p>4.54901960784314</text:p>
          </table:table-cell>
          <table:table-cell table:formula="of:=SUMIFS([.H$2:.H$2000];[.$A$2:.$A$2000];[.$M6])/[.$N6]" office:value-type="float" office:value="2.17647058823529" calcext:value-type="float">
            <text:p>2.17647058823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5666354" calcext:value-type="float">
            <text:p>1.105666354</text:p>
          </table:table-cell>
          <table:table-cell office:value-type="float" office:value="1.119277324" calcext:value-type="float">
            <text:p>1.119277324</text:p>
          </table:table-cell>
          <table:table-cell office:value-type="float" office:value="1.125015894" calcext:value-type="float">
            <text:p>1.125015894</text:p>
          </table:table-cell>
          <table:table-cell office:value-type="float" office:value="1.137852697" calcext:value-type="float">
            <text:p>1.137852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];[.B7]/[.D7];&quot;&quot;)" office:value-type="float" office:value="0.982800651881279" calcext:value-type="float">
            <text:p>0.982800651881279</text:p>
          </table:table-cell>
          <table:table-cell table:formula="of:=IF([.E7];[.C7]/[.E7];&quot;&quot;)" office:value-type="float" office:value="0.983675063521865" calcext:value-type="float">
            <text:p>0.98367506352186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$A$2:.$A$2000];[.M7])" office:value-type="float" office:value="50" calcext:value-type="float">
            <text:p>50</text:p>
          </table:table-cell>
          <table:table-cell table:formula="of:=[.N7]-COUNTIFS([.$A$2:.$A$2000];[.M7];[.$D$2:.$D$2000];&quot;&quot;)" office:value-type="float" office:value="13" calcext:value-type="float">
            <text:p>13</text:p>
          </table:table-cell>
          <table:table-cell table:formula="of:=SUMIFS([.B$2:.B$2000];[.$A$2:.$A$2000];[.$M7])/[.$N7]" office:value-type="float" office:value="1.3367558011" calcext:value-type="float">
            <text:p>1.3367558011</text:p>
          </table:table-cell>
          <table:table-cell table:formula="of:=SUMIFS([.C$2:.C$2000];[.$A$2:.$A$2000];[.$M7])/[.$N7]" office:value-type="float" office:value="1.27103435182" calcext:value-type="float">
            <text:p>1.27103435182</text:p>
          </table:table-cell>
          <table:table-cell table:formula="of:=SUMIFS([.D$2:.D$2000];[.$A$2:.$A$2000];[.$M7])/[.$O7]" office:value-type="float" office:value="7.56624530230769" calcext:value-type="float">
            <text:p>7.56624530230769</text:p>
          </table:table-cell>
          <table:table-cell table:formula="of:=SUMIFS([.E$2:.E$2000];[.$A$2:.$A$2000];[.$M7])/[.$O7]" office:value-type="float" office:value="7.18171502130769" calcext:value-type="float">
            <text:p>7.18171502130769</text:p>
          </table:table-cell>
          <table:table-cell table:formula="of:=SUMIFS([.J$2:.J$2000];[.$A$2:.$A$2000];[.$M7])/[.$O7]" office:value-type="float" office:value="0.584032618423621" calcext:value-type="float">
            <text:p>0.584032618423621</text:p>
          </table:table-cell>
          <table:table-cell table:formula="of:=SUMIFS([.K$2:.K$2000];[.$A$2:.$A$2000];[.$M7])/[.$O7]" office:value-type="float" office:value="0.609055047768892" calcext:value-type="float">
            <text:p>0.609055047768892</text:p>
          </table:table-cell>
          <table:table-cell table:formula="of:=SUMIFS([.F$2:.F$2000];[.$A$2:.$A$2000];[.$M7])/[.$N7]" office:value-type="float" office:value="11" calcext:value-type="float">
            <text:p>11</text:p>
          </table:table-cell>
          <table:table-cell table:formula="of:=SUMIFS([.G$2:.G$2000];[.$A$2:.$A$2000];[.$M7])/[.$N7]" office:value-type="float" office:value="10.1" calcext:value-type="float">
            <text:p>10.1</text:p>
          </table:table-cell>
          <table:table-cell table:formula="of:=SUMIFS([.H$2:.H$2000];[.$A$2:.$A$2000];[.$M7])/[.$N7]"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8130047" calcext:value-type="float">
            <text:p>1.138130047</text:p>
          </table:table-cell>
          <table:table-cell office:value-type="float" office:value="1.097032541" calcext:value-type="float">
            <text:p>1.097032541</text:p>
          </table:table-cell>
          <table:table-cell office:value-type="float" office:value="2.015504321" calcext:value-type="float">
            <text:p>2.015504321</text:p>
          </table:table-cell>
          <table:table-cell office:value-type="float" office:value="2.047864094" calcext:value-type="float">
            <text:p>2.047864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];[.B8]/[.D8];&quot;&quot;)" office:value-type="float" office:value="0.564687475557141" calcext:value-type="float">
            <text:p>0.564687475557141</text:p>
          </table:table-cell>
          <table:table-cell table:formula="of:=IF([.E8];[.C8]/[.E8];&quot;&quot;)" office:value-type="float" office:value="0.535695969383015" calcext:value-type="float">
            <text:p>0.53569596938301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$A$2:.$A$2000];[.M8])" office:value-type="float" office:value="51" calcext:value-type="float">
            <text:p>51</text:p>
          </table:table-cell>
          <table:table-cell table:formula="of:=[.N8]-COUNTIFS([.$A$2:.$A$2000];[.M8];[.$D$2:.$D$2000];&quot;&quot;)" office:value-type="float" office:value="11" calcext:value-type="float">
            <text:p>11</text:p>
          </table:table-cell>
          <table:table-cell table:formula="of:=SUMIFS([.B$2:.B$2000];[.$A$2:.$A$2000];[.$M8])/[.$N8]" office:value-type="float" office:value="1.20736637494118" calcext:value-type="float">
            <text:p>1.20736637494118</text:p>
          </table:table-cell>
          <table:table-cell table:formula="of:=SUMIFS([.C$2:.C$2000];[.$A$2:.$A$2000];[.$M8])/[.$N8]" office:value-type="float" office:value="1.18564051633333" calcext:value-type="float">
            <text:p>1.18564051633333</text:p>
          </table:table-cell>
          <table:table-cell table:formula="of:=SUMIFS([.D$2:.D$2000];[.$A$2:.$A$2000];[.$M8])/[.$O8]" office:value-type="float" office:value="3.33679573518182" calcext:value-type="float">
            <text:p>3.33679573518182</text:p>
          </table:table-cell>
          <table:table-cell table:formula="of:=SUMIFS([.E$2:.E$2000];[.$A$2:.$A$2000];[.$M8])/[.$O8]" office:value-type="float" office:value="3.17403938481818" calcext:value-type="float">
            <text:p>3.17403938481818</text:p>
          </table:table-cell>
          <table:table-cell table:formula="of:=SUMIFS([.J$2:.J$2000];[.$A$2:.$A$2000];[.$M8])/[.$O8]" office:value-type="float" office:value="0.621864816037996" calcext:value-type="float">
            <text:p>0.621864816037996</text:p>
          </table:table-cell>
          <table:table-cell table:formula="of:=SUMIFS([.K$2:.K$2000];[.$A$2:.$A$2000];[.$M8])/[.$O8]" office:value-type="float" office:value="0.636837976675971" calcext:value-type="float">
            <text:p>0.636837976675971</text:p>
          </table:table-cell>
          <table:table-cell table:formula="of:=SUMIFS([.F$2:.F$2000];[.$A$2:.$A$2000];[.$M8])/[.$N8]" office:value-type="float" office:value="14.3725490196078" calcext:value-type="float">
            <text:p>14.3725490196078</text:p>
          </table:table-cell>
          <table:table-cell table:formula="of:=SUMIFS([.G$2:.G$2000];[.$A$2:.$A$2000];[.$M8])/[.$N8]" office:value-type="float" office:value="12.6862745098039" calcext:value-type="float">
            <text:p>12.6862745098039</text:p>
          </table:table-cell>
          <table:table-cell table:formula="of:=SUMIFS([.H$2:.H$2000];[.$A$2:.$A$2000];[.$M8])/[.$N8]" office:value-type="float" office:value="4.25490196078431" calcext:value-type="float">
            <text:p>4.25490196078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7532217" calcext:value-type="float">
            <text:p>1.087532217</text:p>
          </table:table-cell>
          <table:table-cell office:value-type="float" office:value="1.060608465" calcext:value-type="float">
            <text:p>1.060608465</text:p>
          </table:table-cell>
          <table:table-cell office:value-type="float" office:value="1.23509766" calcext:value-type="float">
            <text:p>1.23509766</text:p>
          </table:table-cell>
          <table:table-cell office:value-type="float" office:value="1.251965068" calcext:value-type="float">
            <text:p>1.2519650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];[.B9]/[.D9];&quot;&quot;)" office:value-type="float" office:value="0.880523259189075" calcext:value-type="float">
            <text:p>0.880523259189075</text:p>
          </table:table-cell>
          <table:table-cell table:formula="of:=IF([.E9];[.C9]/[.E9];&quot;&quot;)" office:value-type="float" office:value="0.847154998257507" calcext:value-type="float">
            <text:p>0.847154998257507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$A$2:.$A$2000];[.M9])" office:value-type="float" office:value="50" calcext:value-type="float">
            <text:p>50</text:p>
          </table:table-cell>
          <table:table-cell table:formula="of:=[.N9]-COUNTIFS([.$A$2:.$A$2000];[.M9];[.$D$2:.$D$2000];&quot;&quot;)" office:value-type="float" office:value="2" calcext:value-type="float">
            <text:p>2</text:p>
          </table:table-cell>
          <table:table-cell table:formula="of:=SUMIFS([.B$2:.B$2000];[.$A$2:.$A$2000];[.$M9])/[.$N9]" office:value-type="float" office:value="1.72130006614" calcext:value-type="float">
            <text:p>1.72130006614</text:p>
          </table:table-cell>
          <table:table-cell table:formula="of:=SUMIFS([.C$2:.C$2000];[.$A$2:.$A$2000];[.$M9])/[.$N9]" office:value-type="float" office:value="1.62061665874" calcext:value-type="float">
            <text:p>1.62061665874</text:p>
          </table:table-cell>
          <table:table-cell table:formula="of:=SUMIFS([.D$2:.D$2000];[.$A$2:.$A$2000];[.$M9])/[.$O9]" office:value-type="float" office:value="28.304782284" calcext:value-type="float">
            <text:p>28.304782284</text:p>
          </table:table-cell>
          <table:table-cell table:formula="of:=SUMIFS([.E$2:.E$2000];[.$A$2:.$A$2000];[.$M9])/[.$O9]" office:value-type="float" office:value="26.939522605" calcext:value-type="float">
            <text:p>26.939522605</text:p>
          </table:table-cell>
          <table:table-cell table:formula="of:=SUMIFS([.J$2:.J$2000];[.$A$2:.$A$2000];[.$M9])/[.$O9]" office:value-type="float" office:value="0.363017133210434" calcext:value-type="float">
            <text:p>0.363017133210434</text:p>
          </table:table-cell>
          <table:table-cell table:formula="of:=SUMIFS([.K$2:.K$2000];[.$A$2:.$A$2000];[.$M9])/[.$O9]" office:value-type="float" office:value="0.375155594279606" calcext:value-type="float">
            <text:p>0.375155594279606</text:p>
          </table:table-cell>
          <table:table-cell table:formula="of:=SUMIFS([.F$2:.F$2000];[.$A$2:.$A$2000];[.$M9])/[.$N9]" office:value-type="float" office:value="27.8" calcext:value-type="float">
            <text:p>27.8</text:p>
          </table:table-cell>
          <table:table-cell table:formula="of:=SUMIFS([.G$2:.G$2000];[.$A$2:.$A$2000];[.$M9])/[.$N9]" office:value-type="float" office:value="27.02" calcext:value-type="float">
            <text:p>27.02</text:p>
          </table:table-cell>
          <table:table-cell table:formula="of:=SUMIFS([.H$2:.H$2000];[.$A$2:.$A$2000];[.$M9])/[.$N9]"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6014122" calcext:value-type="float">
            <text:p>1.096014122</text:p>
          </table:table-cell>
          <table:table-cell office:value-type="float" office:value="1.116269281" calcext:value-type="float">
            <text:p>1.116269281</text:p>
          </table:table-cell>
          <table:table-cell office:value-type="float" office:value="1.252219275" calcext:value-type="float">
            <text:p>1.252219275</text:p>
          </table:table-cell>
          <table:table-cell office:value-type="float" office:value="1.262760743" calcext:value-type="float">
            <text:p>1.2627607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];[.B10]/[.D10];&quot;&quot;)" office:value-type="float" office:value="0.875257348198861" calcext:value-type="float">
            <text:p>0.875257348198861</text:p>
          </table:table-cell>
          <table:table-cell table:formula="of:=IF([.E10];[.C10]/[.E10];&quot;&quot;)" office:value-type="float" office:value="0.883991118022902" calcext:value-type="float">
            <text:p>0.883991118022902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$A$2:.$A$2000];[.M10])" office:value-type="float" office:value="51" calcext:value-type="float">
            <text:p>51</text:p>
          </table:table-cell>
          <table:table-cell table:formula="of:=[.N10]-COUNTIFS([.$A$2:.$A$2000];[.M10];[.$D$2:.$D$2000];&quot;&quot;)" office:value-type="float" office:value="2" calcext:value-type="float">
            <text:p>2</text:p>
          </table:table-cell>
          <table:table-cell table:formula="of:=SUMIFS([.B$2:.B$2000];[.$A$2:.$A$2000];[.$M10])/[.$N10]" office:value-type="float" office:value="3.28799962256863" calcext:value-type="float">
            <text:p>3.28799962256863</text:p>
          </table:table-cell>
          <table:table-cell table:formula="of:=SUMIFS([.C$2:.C$2000];[.$A$2:.$A$2000];[.$M10])/[.$N10]" office:value-type="float" office:value="1.65061082386274" calcext:value-type="float">
            <text:p>1.65061082386274</text:p>
          </table:table-cell>
          <table:table-cell table:formula="of:=SUMIFS([.D$2:.D$2000];[.$A$2:.$A$2000];[.$M10])/[.$O10]" office:value-type="float" office:value="1.573386169" calcext:value-type="float">
            <text:p>1.573386169</text:p>
          </table:table-cell>
          <table:table-cell table:formula="of:=SUMIFS([.E$2:.E$2000];[.$A$2:.$A$2000];[.$M10])/[.$O10]" office:value-type="float" office:value="1.5303280175" calcext:value-type="float">
            <text:p>1.5303280175</text:p>
          </table:table-cell>
          <table:table-cell table:formula="of:=SUMIFS([.J$2:.J$2000];[.$A$2:.$A$2000];[.$M10])/[.$O10]" office:value-type="float" office:value="0.733022955009218" calcext:value-type="float">
            <text:p>0.733022955009218</text:p>
          </table:table-cell>
          <table:table-cell table:formula="of:=SUMIFS([.K$2:.K$2000];[.$A$2:.$A$2000];[.$M10])/[.$O10]" office:value-type="float" office:value="0.750589346320291" calcext:value-type="float">
            <text:p>0.750589346320291</text:p>
          </table:table-cell>
          <table:table-cell table:formula="of:=SUMIFS([.F$2:.F$2000];[.$A$2:.$A$2000];[.$M10])/[.$N10]" office:value-type="float" office:value="31.4313725490196" calcext:value-type="float">
            <text:p>31.4313725490196</text:p>
          </table:table-cell>
          <table:table-cell table:formula="of:=SUMIFS([.G$2:.G$2000];[.$A$2:.$A$2000];[.$M10])/[.$N10]" office:value-type="float" office:value="31.4705882352941" calcext:value-type="float">
            <text:p>31.4705882352941</text:p>
          </table:table-cell>
          <table:table-cell table:formula="of:=SUMIFS([.H$2:.H$2000];[.$A$2:.$A$2000];[.$M10])/[.$N10]" office:value-type="float" office:value="8.58823529411765" calcext:value-type="float">
            <text:p>8.58823529411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3158487" calcext:value-type="float">
            <text:p>1.113158487</text:p>
          </table:table-cell>
          <table:table-cell office:value-type="float" office:value="1.144548993" calcext:value-type="float">
            <text:p>1.144548993</text:p>
          </table:table-cell>
          <table:table-cell office:value-type="float" office:value="1.241017917" calcext:value-type="float">
            <text:p>1.241017917</text:p>
          </table:table-cell>
          <table:table-cell office:value-type="float" office:value="1.22968493" calcext:value-type="float">
            <text:p>1.229684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];[.B11]/[.D11];&quot;&quot;)" office:value-type="float" office:value="0.89697213211145" calcext:value-type="float">
            <text:p>0.89697213211145</text:p>
          </table:table-cell>
          <table:table-cell table:formula="of:=IF([.E11];[.C11]/[.E11];&quot;&quot;)" office:value-type="float" office:value="0.930766056472693" calcext:value-type="float">
            <text:p>0.93076605647269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$A$2:.$A$2000];[.M11])" office:value-type="float" office:value="49" calcext:value-type="float">
            <text:p>49</text:p>
          </table:table-cell>
          <table:table-cell table:formula="of:=[.N11]-COUNTIFS([.$A$2:.$A$2000];[.M11];[.$D$2:.$D$2000];&quot;&quot;)" office:value-type="float" office:value="0" calcext:value-type="float">
            <text:p>0</text:p>
          </table:table-cell>
          <table:table-cell table:formula="of:=SUMIFS([.B$2:.B$2000];[.$A$2:.$A$2000];[.$M11])/[.$N11]" office:value-type="float" office:value="2.92340970179592" calcext:value-type="float">
            <text:p>2.92340970179592</text:p>
          </table:table-cell>
          <table:table-cell table:formula="of:=SUMIFS([.C$2:.C$2000];[.$A$2:.$A$2000];[.$M11])/[.$N11]" office:value-type="float" office:value="1.89721967318367" calcext:value-type="float">
            <text:p>1.89721967318367</text:p>
          </table:table-cell>
          <table:table-cell table:formula="of:=SUMIFS([.D$2:.D$2000];[.$A$2:.$A$2000];[.$M11])/[.$O11]" office:value-type="string" office:string-value="" calcext:value-type="error">
            <text:p>#DIV/0!</text:p>
          </table:table-cell>
          <table:table-cell table:formula="of:=SUMIFS([.E$2:.E$2000];[.$A$2:.$A$2000];[.$M11])/[.$O11]" office:value-type="string" office:string-value="" calcext:value-type="error">
            <text:p>#DIV/0!</text:p>
          </table:table-cell>
          <table:table-cell table:formula="of:=SUMIFS([.J$2:.J$2000];[.$A$2:.$A$2000];[.$M11])/[.$O11]" office:value-type="string" office:string-value="" calcext:value-type="error">
            <text:p>#DIV/0!</text:p>
          </table:table-cell>
          <table:table-cell table:formula="of:=SUMIFS([.K$2:.K$2000];[.$A$2:.$A$2000];[.$M11])/[.$O11]" office:value-type="string" office:string-value="" calcext:value-type="error">
            <text:p>#DIV/0!</text:p>
          </table:table-cell>
          <table:table-cell table:formula="of:=SUMIFS([.F$2:.F$2000];[.$A$2:.$A$2000];[.$M11])/[.$N11]" office:value-type="float" office:value="47.8775510204082" calcext:value-type="float">
            <text:p>47.8775510204082</text:p>
          </table:table-cell>
          <table:table-cell table:formula="of:=SUMIFS([.G$2:.G$2000];[.$A$2:.$A$2000];[.$M11])/[.$N11]" office:value-type="float" office:value="54" calcext:value-type="float">
            <text:p>54</text:p>
          </table:table-cell>
          <table:table-cell table:formula="of:=SUMIFS([.H$2:.H$2000];[.$A$2:.$A$2000];[.$M11])/[.$N11]" office:value-type="float" office:value="14.1224489795918" calcext:value-type="float">
            <text:p>14.1224489795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1913847" calcext:value-type="float">
            <text:p>1.121913847</text:p>
          </table:table-cell>
          <table:table-cell office:value-type="float" office:value="1.087075099" calcext:value-type="float">
            <text:p>1.087075099</text:p>
          </table:table-cell>
          <table:table-cell office:value-type="float" office:value="1.115259825" calcext:value-type="float">
            <text:p>1.115259825</text:p>
          </table:table-cell>
          <table:table-cell office:value-type="float" office:value="1.098520306" calcext:value-type="float">
            <text:p>1.098520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];[.B12]/[.D12];&quot;&quot;)" office:value-type="float" office:value="1.00596634241711" calcext:value-type="float">
            <text:p>1.00596634241711</text:p>
          </table:table-cell>
          <table:table-cell table:formula="of:=IF([.E12];[.C12]/[.E12];&quot;&quot;)" office:value-type="float" office:value="0.989581251309159" calcext:value-type="float">
            <text:p>0.98958125130915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8419737" calcext:value-type="float">
            <text:p>1.068419737</text:p>
          </table:table-cell>
          <table:table-cell office:value-type="float" office:value="1.085406056" calcext:value-type="float">
            <text:p>1.085406056</text:p>
          </table:table-cell>
          <table:table-cell office:value-type="float" office:value="1.18731926" calcext:value-type="float">
            <text:p>1.18731926</text:p>
          </table:table-cell>
          <table:table-cell office:value-type="float" office:value="1.183485266" calcext:value-type="float">
            <text:p>1.1834852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];[.B13]/[.D13];&quot;&quot;)" office:value-type="float" office:value="0.8998588442" calcext:value-type="float">
            <text:p>0.8998588442</text:p>
          </table:table-cell>
          <table:table-cell table:formula="of:=IF([.E13];[.C13]/[.E13];&quot;&quot;)" office:value-type="float" office:value="0.917126800968556" calcext:value-type="float">
            <text:p>0.91712680096855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5550032" calcext:value-type="float">
            <text:p>1.095550032</text:p>
          </table:table-cell>
          <table:table-cell office:value-type="float" office:value="1.097265095" calcext:value-type="float">
            <text:p>1.097265095</text:p>
          </table:table-cell>
          <table:table-cell office:value-type="float" office:value="2.752632585" calcext:value-type="float">
            <text:p>2.752632585</text:p>
          </table:table-cell>
          <table:table-cell office:value-type="float" office:value="2.757294743" calcext:value-type="float">
            <text:p>2.7572947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];[.B14]/[.D14];&quot;&quot;)" office:value-type="float" office:value="0.398000822183829" calcext:value-type="float">
            <text:p>0.398000822183829</text:p>
          </table:table-cell>
          <table:table-cell table:formula="of:=IF([.E14];[.C14]/[.E14];&quot;&quot;)" office:value-type="float" office:value="0.397949873797732" calcext:value-type="float">
            <text:p>0.3979498737977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7150049" calcext:value-type="float">
            <text:p>1.087150049</text:p>
          </table:table-cell>
          <table:table-cell office:value-type="float" office:value="1.10404974" calcext:value-type="float">
            <text:p>1.10404974</text:p>
          </table:table-cell>
          <table:table-cell office:value-type="float" office:value="1.232285351" calcext:value-type="float">
            <text:p>1.232285351</text:p>
          </table:table-cell>
          <table:table-cell office:value-type="float" office:value="1.21502843" calcext:value-type="float">
            <text:p>1.215028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5];[.B15]/[.D15];&quot;&quot;)" office:value-type="float" office:value="0.882222650880153" calcext:value-type="float">
            <text:p>0.882222650880153</text:p>
          </table:table-cell>
          <table:table-cell table:formula="of:=IF([.E15];[.C15]/[.E15];&quot;&quot;)" office:value-type="float" office:value="0.908661651645468" calcext:value-type="float">
            <text:p>0.90866165164546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256002" calcext:value-type="float">
            <text:p>1.10256002</text:p>
          </table:table-cell>
          <table:table-cell office:value-type="float" office:value="1.125345675" calcext:value-type="float">
            <text:p>1.125345675</text:p>
          </table:table-cell>
          <table:table-cell office:value-type="float" office:value="1.118175761" calcext:value-type="float">
            <text:p>1.118175761</text:p>
          </table:table-cell>
          <table:table-cell office:value-type="float" office:value="1.103788006" calcext:value-type="float">
            <text:p>1.103788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];[.B16]/[.D16];&quot;&quot;)" office:value-type="float" office:value="0.986034627520423" calcext:value-type="float">
            <text:p>0.986034627520423</text:p>
          </table:table-cell>
          <table:table-cell table:formula="of:=IF([.E16];[.C16]/[.E16];&quot;&quot;)" office:value-type="float" office:value="1.01953062443405" calcext:value-type="float">
            <text:p>1.0195306244340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316717" calcext:value-type="float">
            <text:p>1.127316717</text:p>
          </table:table-cell>
          <table:table-cell office:value-type="float" office:value="1.082417271" calcext:value-type="float">
            <text:p>1.082417271</text:p>
          </table:table-cell>
          <table:table-cell office:value-type="float" office:value="1.088981633" calcext:value-type="float">
            <text:p>1.088981633</text:p>
          </table:table-cell>
          <table:table-cell office:value-type="float" office:value="1.084795565" calcext:value-type="float">
            <text:p>1.084795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7];[.B17]/[.D17];&quot;&quot;)" office:value-type="float" office:value="1.0352026910632" calcext:value-type="float">
            <text:p>1.0352026910632</text:p>
          </table:table-cell>
          <table:table-cell table:formula="of:=IF([.E17];[.C17]/[.E17];&quot;&quot;)" office:value-type="float" office:value="0.997807610874589" calcext:value-type="float">
            <text:p>0.99780761087458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2545548" calcext:value-type="float">
            <text:p>1.072545548</text:p>
          </table:table-cell>
          <table:table-cell office:value-type="float" office:value="1.066224382" calcext:value-type="float">
            <text:p>1.066224382</text:p>
          </table:table-cell>
          <table:table-cell office:value-type="float" office:value="1.215940727" calcext:value-type="float">
            <text:p>1.215940727</text:p>
          </table:table-cell>
          <table:table-cell office:value-type="float" office:value="1.205285558" calcext:value-type="float">
            <text:p>1.2052855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8];[.B18]/[.D18];&quot;&quot;)" office:value-type="float" office:value="0.882070584679084" calcext:value-type="float">
            <text:p>0.882070584679084</text:p>
          </table:table-cell>
          <table:table-cell table:formula="of:=IF([.E18];[.C18]/[.E18];&quot;&quot;)" office:value-type="float" office:value="0.884623875996032" calcext:value-type="float">
            <text:p>0.8846238759960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0118648" calcext:value-type="float">
            <text:p>1.100118648</text:p>
          </table:table-cell>
          <table:table-cell office:value-type="float" office:value="1.112012775" calcext:value-type="float">
            <text:p>1.112012775</text:p>
          </table:table-cell>
          <table:table-cell office:value-type="float" office:value="1.220727035" calcext:value-type="float">
            <text:p>1.220727035</text:p>
          </table:table-cell>
          <table:table-cell office:value-type="float" office:value="1.255052747" calcext:value-type="float">
            <text:p>1.2550527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];[.B19]/[.D19];&quot;&quot;)" office:value-type="float" office:value="0.901199544581234" calcext:value-type="float">
            <text:p>0.901199544581234</text:p>
          </table:table-cell>
          <table:table-cell table:formula="of:=IF([.E19];[.C19]/[.E19];&quot;&quot;)" office:value-type="float" office:value="0.886028716847229" calcext:value-type="float">
            <text:p>0.88602871684722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0672943" calcext:value-type="float">
            <text:p>1.130672943</text:p>
          </table:table-cell>
          <table:table-cell office:value-type="float" office:value="1.105578991" calcext:value-type="float">
            <text:p>1.105578991</text:p>
          </table:table-cell>
          <table:table-cell office:value-type="float" office:value="1.185453981" calcext:value-type="float">
            <text:p>1.185453981</text:p>
          </table:table-cell>
          <table:table-cell office:value-type="float" office:value="1.228506574" calcext:value-type="float">
            <text:p>1.2285065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0];[.B20]/[.D20];&quot;&quot;)" office:value-type="float" office:value="0.953788979683725" calcext:value-type="float">
            <text:p>0.953788979683725</text:p>
          </table:table-cell>
          <table:table-cell table:formula="of:=IF([.E20];[.C20]/[.E20];&quot;&quot;)" office:value-type="float" office:value="0.899937382834062" calcext:value-type="float">
            <text:p>0.89993738283406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5078189" calcext:value-type="float">
            <text:p>1.115078189</text:p>
          </table:table-cell>
          <table:table-cell office:value-type="float" office:value="1.117552389" calcext:value-type="float">
            <text:p>1.117552389</text:p>
          </table:table-cell>
          <table:table-cell office:value-type="float" office:value="1.112910211" calcext:value-type="float">
            <text:p>1.112910211</text:p>
          </table:table-cell>
          <table:table-cell office:value-type="float" office:value="1.088930561" calcext:value-type="float">
            <text:p>1.0889305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1];[.B21]/[.D21];&quot;&quot;)" office:value-type="float" office:value="1.00194802597601" calcext:value-type="float">
            <text:p>1.00194802597601</text:p>
          </table:table-cell>
          <table:table-cell table:formula="of:=IF([.E21];[.C21]/[.E21];&quot;&quot;)" office:value-type="float" office:value="1.02628434633492" calcext:value-type="float">
            <text:p>1.0262843463349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9830136" calcext:value-type="float">
            <text:p>1.089830136</text:p>
          </table:table-cell>
          <table:table-cell office:value-type="float" office:value="1.090367398" calcext:value-type="float">
            <text:p>1.090367398</text:p>
          </table:table-cell>
          <table:table-cell office:value-type="float" office:value="1.113317553" calcext:value-type="float">
            <text:p>1.113317553</text:p>
          </table:table-cell>
          <table:table-cell office:value-type="float" office:value="1.093538977" calcext:value-type="float">
            <text:p>1.0935389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2];[.B22]/[.D22];&quot;&quot;)" office:value-type="float" office:value="0.978903218639902" calcext:value-type="float">
            <text:p>0.978903218639902</text:p>
          </table:table-cell>
          <table:table-cell table:formula="of:=IF([.E22];[.C22]/[.E22];&quot;&quot;)" office:value-type="float" office:value="0.997099711060413" calcext:value-type="float">
            <text:p>0.99709971106041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9710674" calcext:value-type="float">
            <text:p>1.089710674</text:p>
          </table:table-cell>
          <table:table-cell office:value-type="float" office:value="1.125327565" calcext:value-type="float">
            <text:p>1.125327565</text:p>
          </table:table-cell>
          <table:table-cell office:value-type="float" office:value="1.252126403" calcext:value-type="float">
            <text:p>1.252126403</text:p>
          </table:table-cell>
          <table:table-cell office:value-type="float" office:value="1.255768634" calcext:value-type="float">
            <text:p>1.2557686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3];[.B23]/[.D23];&quot;&quot;)" office:value-type="float" office:value="0.870288072665136" calcext:value-type="float">
            <text:p>0.870288072665136</text:p>
          </table:table-cell>
          <table:table-cell table:formula="of:=IF([.E23];[.C23]/[.E23];&quot;&quot;)" office:value-type="float" office:value="0.896126511310841" calcext:value-type="float">
            <text:p>0.89612651131084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7706838" calcext:value-type="float">
            <text:p>1.147706838</text:p>
          </table:table-cell>
          <table:table-cell office:value-type="float" office:value="1.111264404" calcext:value-type="float">
            <text:p>1.111264404</text:p>
          </table:table-cell>
          <table:table-cell office:value-type="float" office:value="1.248983096" calcext:value-type="float">
            <text:p>1.248983096</text:p>
          </table:table-cell>
          <table:table-cell office:value-type="float" office:value="1.279703227" calcext:value-type="float">
            <text:p>1.2797032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4];[.B24]/[.D24];&quot;&quot;)" office:value-type="float" office:value="0.918913027466626" calcext:value-type="float">
            <text:p>0.918913027466626</text:p>
          </table:table-cell>
          <table:table-cell table:formula="of:=IF([.E24];[.C24]/[.E24];&quot;&quot;)" office:value-type="float" office:value="0.868376652143896" calcext:value-type="float">
            <text:p>0.86837665214389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8495189" calcext:value-type="float">
            <text:p>1.078495189</text:p>
          </table:table-cell>
          <table:table-cell office:value-type="float" office:value="1.099215015" calcext:value-type="float">
            <text:p>1.099215015</text:p>
          </table:table-cell>
          <table:table-cell office:value-type="float" office:value="1.1094251" calcext:value-type="float">
            <text:p>1.1094251</text:p>
          </table:table-cell>
          <table:table-cell office:value-type="float" office:value="1.073730882" calcext:value-type="float">
            <text:p>1.0737308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5];[.B25]/[.D25];&quot;&quot;)" office:value-type="float" office:value="0.972120775886538" calcext:value-type="float">
            <text:p>0.972120775886538</text:p>
          </table:table-cell>
          <table:table-cell table:formula="of:=IF([.E25];[.C25]/[.E25];&quot;&quot;)" office:value-type="float" office:value="1.02373419022142" calcext:value-type="float">
            <text:p>1.0237341902214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2180975" calcext:value-type="float">
            <text:p>1.092180975</text:p>
          </table:table-cell>
          <table:table-cell office:value-type="float" office:value="1.08934474" calcext:value-type="float">
            <text:p>1.08934474</text:p>
          </table:table-cell>
          <table:table-cell office:value-type="float" office:value="1.253205175" calcext:value-type="float">
            <text:p>1.253205175</text:p>
          </table:table-cell>
          <table:table-cell office:value-type="float" office:value="1.228912036" calcext:value-type="float">
            <text:p>1.2289120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6];[.B26]/[.D26];&quot;&quot;)" office:value-type="float" office:value="0.871510106076605" calcext:value-type="float">
            <text:p>0.871510106076605</text:p>
          </table:table-cell>
          <table:table-cell table:formula="of:=IF([.E26];[.C26]/[.E26];&quot;&quot;)" office:value-type="float" office:value="0.88643019849144" calcext:value-type="float">
            <text:p>0.8864301984914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7817748" calcext:value-type="float">
            <text:p>1.087817748</text:p>
          </table:table-cell>
          <table:table-cell office:value-type="float" office:value="1.123498075" calcext:value-type="float">
            <text:p>1.123498075</text:p>
          </table:table-cell>
          <table:table-cell office:value-type="float" office:value="1.116020888" calcext:value-type="float">
            <text:p>1.116020888</text:p>
          </table:table-cell>
          <table:table-cell office:value-type="float" office:value="1.13088776" calcext:value-type="float">
            <text:p>1.130887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7];[.B27]/[.D27];&quot;&quot;)" office:value-type="float" office:value="0.974728842171993" calcext:value-type="float">
            <text:p>0.974728842171993</text:p>
          </table:table-cell>
          <table:table-cell table:formula="of:=IF([.E27];[.C27]/[.E27];&quot;&quot;)" office:value-type="float" office:value="0.993465589370248" calcext:value-type="float">
            <text:p>0.99346558937024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9486608" calcext:value-type="float">
            <text:p>1.119486608</text:p>
          </table:table-cell>
          <table:table-cell office:value-type="float" office:value="1.081039614" calcext:value-type="float">
            <text:p>1.081039614</text:p>
          </table:table-cell>
          <table:table-cell office:value-type="float" office:value="1.228028524" calcext:value-type="float">
            <text:p>1.228028524</text:p>
          </table:table-cell>
          <table:table-cell office:value-type="float" office:value="1.227530284" calcext:value-type="float">
            <text:p>1.2275302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8];[.B28]/[.D28];&quot;&quot;)" office:value-type="float" office:value="0.911612870646969" calcext:value-type="float">
            <text:p>0.911612870646969</text:p>
          </table:table-cell>
          <table:table-cell table:formula="of:=IF([.E28];[.C28]/[.E28];&quot;&quot;)" office:value-type="float" office:value="0.880662276190328" calcext:value-type="float">
            <text:p>0.88066227619032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6569859" calcext:value-type="float">
            <text:p>1.086569859</text:p>
          </table:table-cell>
          <table:table-cell office:value-type="float" office:value="1.098356976" calcext:value-type="float">
            <text:p>1.098356976</text:p>
          </table:table-cell>
          <table:table-cell office:value-type="float" office:value="1.086881002" calcext:value-type="float">
            <text:p>1.086881002</text:p>
          </table:table-cell>
          <table:table-cell office:value-type="float" office:value="1.080015709" calcext:value-type="float">
            <text:p>1.0800157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9];[.B29]/[.D29];&quot;&quot;)" office:value-type="float" office:value="0.999713728550386" calcext:value-type="float">
            <text:p>0.999713728550386</text:p>
          </table:table-cell>
          <table:table-cell table:formula="of:=IF([.E29];[.C29]/[.E29];&quot;&quot;)" office:value-type="float" office:value="1.01698240761422" calcext:value-type="float">
            <text:p>1.0169824076142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8844833" calcext:value-type="float">
            <text:p>1.128844833</text:p>
          </table:table-cell>
          <table:table-cell office:value-type="float" office:value="1.114538458" calcext:value-type="float">
            <text:p>1.114538458</text:p>
          </table:table-cell>
          <table:table-cell office:value-type="float" office:value="1.238567943" calcext:value-type="float">
            <text:p>1.238567943</text:p>
          </table:table-cell>
          <table:table-cell office:value-type="float" office:value="1.256124011" calcext:value-type="float">
            <text:p>1.256124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0];[.B30]/[.D30];&quot;&quot;)" office:value-type="float" office:value="0.91141131124851" calcext:value-type="float">
            <text:p>0.91141131124851</text:p>
          </table:table-cell>
          <table:table-cell table:formula="of:=IF([.E30];[.C30]/[.E30];&quot;&quot;)" office:value-type="float" office:value="0.88728377790718" calcext:value-type="float">
            <text:p>0.8872837779071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397412" calcext:value-type="float">
            <text:p>1.09397412</text:p>
          </table:table-cell>
          <table:table-cell office:value-type="float" office:value="1.106690984" calcext:value-type="float">
            <text:p>1.106690984</text:p>
          </table:table-cell>
          <table:table-cell office:value-type="float" office:value="1.25045672" calcext:value-type="float">
            <text:p>1.25045672</text:p>
          </table:table-cell>
          <table:table-cell office:value-type="float" office:value="1.256403492" calcext:value-type="float">
            <text:p>1.2564034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1];[.B31]/[.D31];&quot;&quot;)" office:value-type="float" office:value="0.874859643282976" calcext:value-type="float">
            <text:p>0.874859643282976</text:p>
          </table:table-cell>
          <table:table-cell table:formula="of:=IF([.E31];[.C31]/[.E31];&quot;&quot;)" office:value-type="float" office:value="0.880840423515792" calcext:value-type="float">
            <text:p>0.88084042351579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4824239" calcext:value-type="float">
            <text:p>1.104824239</text:p>
          </table:table-cell>
          <table:table-cell office:value-type="float" office:value="1.071458158" calcext:value-type="float">
            <text:p>1.071458158</text:p>
          </table:table-cell>
          <table:table-cell office:value-type="float" office:value="1.11725906" calcext:value-type="float">
            <text:p>1.11725906</text:p>
          </table:table-cell>
          <table:table-cell office:value-type="float" office:value="1.084686774" calcext:value-type="float">
            <text:p>1.0846867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2];[.B32]/[.D32];&quot;&quot;)" office:value-type="float" office:value="0.988870243755284" calcext:value-type="float">
            <text:p>0.988870243755284</text:p>
          </table:table-cell>
          <table:table-cell table:formula="of:=IF([.E32];[.C32]/[.E32];&quot;&quot;)" office:value-type="float" office:value="0.987804206415077" calcext:value-type="float">
            <text:p>0.98780420641507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4940821" calcext:value-type="float">
            <text:p>1.074940821</text:p>
          </table:table-cell>
          <table:table-cell office:value-type="float" office:value="1.073775937" calcext:value-type="float">
            <text:p>1.073775937</text:p>
          </table:table-cell>
          <table:table-cell office:value-type="float" office:value="1.098446637" calcext:value-type="float">
            <text:p>1.098446637</text:p>
          </table:table-cell>
          <table:table-cell office:value-type="float" office:value="1.102204331" calcext:value-type="float">
            <text:p>1.1022043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3];[.B33]/[.D33];&quot;&quot;)" office:value-type="float" office:value="0.978600857603609" calcext:value-type="float">
            <text:p>0.978600857603609</text:p>
          </table:table-cell>
          <table:table-cell table:formula="of:=IF([.E33];[.C33]/[.E33];&quot;&quot;)" office:value-type="float" office:value="0.974207691622652" calcext:value-type="float">
            <text:p>0.97420769162265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059186" calcext:value-type="float">
            <text:p>1.106059186</text:p>
          </table:table-cell>
          <table:table-cell office:value-type="float" office:value="1.077754708" calcext:value-type="float">
            <text:p>1.077754708</text:p>
          </table:table-cell>
          <table:table-cell office:value-type="float" office:value="1.1835853" calcext:value-type="float">
            <text:p>1.1835853</text:p>
          </table:table-cell>
          <table:table-cell office:value-type="float" office:value="1.150209423" calcext:value-type="float">
            <text:p>1.150209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4];[.B34]/[.D34];&quot;&quot;)" office:value-type="float" office:value="0.934498921201539" calcext:value-type="float">
            <text:p>0.934498921201539</text:p>
          </table:table-cell>
          <table:table-cell table:formula="of:=IF([.E34];[.C34]/[.E34];&quot;&quot;)" office:value-type="float" office:value="0.937007371395879" calcext:value-type="float">
            <text:p>0.93700737139587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3452928" calcext:value-type="float">
            <text:p>1.083452928</text:p>
          </table:table-cell>
          <table:table-cell office:value-type="float" office:value="1.062332802" calcext:value-type="float">
            <text:p>1.062332802</text:p>
          </table:table-cell>
          <table:table-cell office:value-type="float" office:value="1.117812029" calcext:value-type="float">
            <text:p>1.117812029</text:p>
          </table:table-cell>
          <table:table-cell office:value-type="float" office:value="1.072545607" calcext:value-type="float">
            <text:p>1.0725456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5];[.B35]/[.D35];&quot;&quot;)" office:value-type="float" office:value="0.969262183525849" calcext:value-type="float">
            <text:p>0.969262183525849</text:p>
          </table:table-cell>
          <table:table-cell table:formula="of:=IF([.E35];[.C35]/[.E35];&quot;&quot;)" office:value-type="float" office:value="0.990477976010208" calcext:value-type="float">
            <text:p>0.99047797601020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0564076" calcext:value-type="float">
            <text:p>1.110564076</text:p>
          </table:table-cell>
          <table:table-cell office:value-type="float" office:value="1.098807794" calcext:value-type="float">
            <text:p>1.098807794</text:p>
          </table:table-cell>
          <table:table-cell office:value-type="float" office:value="1.242298575" calcext:value-type="float">
            <text:p>1.242298575</text:p>
          </table:table-cell>
          <table:table-cell office:value-type="float" office:value="1.202261063" calcext:value-type="float">
            <text:p>1.2022610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6];[.B36]/[.D36];&quot;&quot;)" office:value-type="float" office:value="0.893959067770805" calcext:value-type="float">
            <text:p>0.893959067770805</text:p>
          </table:table-cell>
          <table:table-cell table:formula="of:=IF([.E36];[.C36]/[.E36];&quot;&quot;)" office:value-type="float" office:value="0.913951077528991" calcext:value-type="float">
            <text:p>0.91395107752899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4611824" calcext:value-type="float">
            <text:p>1.144611824</text:p>
          </table:table-cell>
          <table:table-cell office:value-type="float" office:value="1.109927924" calcext:value-type="float">
            <text:p>1.109927924</text:p>
          </table:table-cell>
          <table:table-cell office:value-type="float" office:value="1.250943678" calcext:value-type="float">
            <text:p>1.250943678</text:p>
          </table:table-cell>
          <table:table-cell office:value-type="float" office:value="1.247501783" calcext:value-type="float">
            <text:p>1.2475017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7];[.B37]/[.D37];&quot;&quot;)" office:value-type="float" office:value="0.914998687894564" calcext:value-type="float">
            <text:p>0.914998687894564</text:p>
          </table:table-cell>
          <table:table-cell table:formula="of:=IF([.E37];[.C37]/[.E37];&quot;&quot;)" office:value-type="float" office:value="0.889720511124913" calcext:value-type="float">
            <text:p>0.88972051112491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7019347" calcext:value-type="float">
            <text:p>1.117019347</text:p>
          </table:table-cell>
          <table:table-cell office:value-type="float" office:value="1.095866895" calcext:value-type="float">
            <text:p>1.095866895</text:p>
          </table:table-cell>
          <table:table-cell office:value-type="float" office:value="1.275145112" calcext:value-type="float">
            <text:p>1.275145112</text:p>
          </table:table-cell>
          <table:table-cell office:value-type="float" office:value="1.277161538" calcext:value-type="float">
            <text:p>1.2771615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8];[.B38]/[.D38];&quot;&quot;)" office:value-type="float" office:value="0.875993905703808" calcext:value-type="float">
            <text:p>0.875993905703808</text:p>
          </table:table-cell>
          <table:table-cell table:formula="of:=IF([.E38];[.C38]/[.E38];&quot;&quot;)" office:value-type="float" office:value="0.858048776442248" calcext:value-type="float">
            <text:p>0.85804877644224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0964673" calcext:value-type="float">
            <text:p>1.090964673</text:p>
          </table:table-cell>
          <table:table-cell office:value-type="float" office:value="1.086247154" calcext:value-type="float">
            <text:p>1.086247154</text:p>
          </table:table-cell>
          <table:table-cell office:value-type="float" office:value="1.100681478" calcext:value-type="float">
            <text:p>1.100681478</text:p>
          </table:table-cell>
          <table:table-cell office:value-type="float" office:value="1.067221039" calcext:value-type="float">
            <text:p>1.0672210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9];[.B39]/[.D39];&quot;&quot;)" office:value-type="float" office:value="0.991172010073563" calcext:value-type="float">
            <text:p>0.991172010073563</text:p>
          </table:table-cell>
          <table:table-cell table:formula="of:=IF([.E39];[.C39]/[.E39];&quot;&quot;)" office:value-type="float" office:value="1.01782771731883" calcext:value-type="float">
            <text:p>1.0178277173188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9972875" calcext:value-type="float">
            <text:p>1.129972875</text:p>
          </table:table-cell>
          <table:table-cell office:value-type="float" office:value="1.116887239" calcext:value-type="float">
            <text:p>1.116887239</text:p>
          </table:table-cell>
          <table:table-cell office:value-type="float" office:value="1.249897185" calcext:value-type="float">
            <text:p>1.249897185</text:p>
          </table:table-cell>
          <table:table-cell office:value-type="float" office:value="1.221863535" calcext:value-type="float">
            <text:p>1.2218635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0];[.B40]/[.D40];&quot;&quot;)" office:value-type="float" office:value="0.904052660139402" calcext:value-type="float">
            <text:p>0.904052660139402</text:p>
          </table:table-cell>
          <table:table-cell table:formula="of:=IF([.E40];[.C40]/[.E40];&quot;&quot;)" office:value-type="float" office:value="0.914085089706847" calcext:value-type="float">
            <text:p>0.91408508970684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9230379" calcext:value-type="float">
            <text:p>1.079230379</text:p>
          </table:table-cell>
          <table:table-cell office:value-type="float" office:value="1.098943185" calcext:value-type="float">
            <text:p>1.098943185</text:p>
          </table:table-cell>
          <table:table-cell office:value-type="float" office:value="1.174925183" calcext:value-type="float">
            <text:p>1.174925183</text:p>
          </table:table-cell>
          <table:table-cell office:value-type="float" office:value="1.199555697" calcext:value-type="float">
            <text:p>1.199555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1];[.B41]/[.D41];&quot;&quot;)" office:value-type="float" office:value="0.918552427520825" calcext:value-type="float">
            <text:p>0.918552427520825</text:p>
          </table:table-cell>
          <table:table-cell table:formula="of:=IF([.E41];[.C41]/[.E41];&quot;&quot;)" office:value-type="float" office:value="0.916125185140111" calcext:value-type="float">
            <text:p>0.91612518514011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7358656" calcext:value-type="float">
            <text:p>1.077358656</text:p>
          </table:table-cell>
          <table:table-cell office:value-type="float" office:value="1.082532893" calcext:value-type="float">
            <text:p>1.082532893</text:p>
          </table:table-cell>
          <table:table-cell office:value-type="float" office:value="1.108056701" calcext:value-type="float">
            <text:p>1.108056701</text:p>
          </table:table-cell>
          <table:table-cell office:value-type="float" office:value="1.082932599" calcext:value-type="float">
            <text:p>1.0829325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2];[.B42]/[.D42];&quot;&quot;)" office:value-type="float" office:value="0.972295600963114" calcext:value-type="float">
            <text:p>0.972295600963114</text:p>
          </table:table-cell>
          <table:table-cell table:formula="of:=IF([.E42];[.C42]/[.E42];&quot;&quot;)" office:value-type="float" office:value="0.999630904083625" calcext:value-type="float">
            <text:p>0.99963090408362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3049368" calcext:value-type="float">
            <text:p>1.083049368</text:p>
          </table:table-cell>
          <table:table-cell office:value-type="float" office:value="1.100755294" calcext:value-type="float">
            <text:p>1.100755294</text:p>
          </table:table-cell>
          <table:table-cell office:value-type="float" office:value="1.163310977" calcext:value-type="float">
            <text:p>1.163310977</text:p>
          </table:table-cell>
          <table:table-cell office:value-type="float" office:value="1.187567079" calcext:value-type="float">
            <text:p>1.1875670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3];[.B43]/[.D43];&quot;&quot;)" office:value-type="float" office:value="0.931005887001099" calcext:value-type="float">
            <text:p>0.931005887001099</text:p>
          </table:table-cell>
          <table:table-cell table:formula="of:=IF([.E43];[.C43]/[.E43];&quot;&quot;)" office:value-type="float" office:value="0.926899468219429" calcext:value-type="float">
            <text:p>0.92689946821942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1286607" calcext:value-type="float">
            <text:p>1.191286607</text:p>
          </table:table-cell>
          <table:table-cell office:value-type="float" office:value="1.132755191" calcext:value-type="float">
            <text:p>1.132755191</text:p>
          </table:table-cell>
          <table:table-cell office:value-type="float" office:value="1.173293682" calcext:value-type="float">
            <text:p>1.173293682</text:p>
          </table:table-cell>
          <table:table-cell office:value-type="float" office:value="1.175494413" calcext:value-type="float">
            <text:p>1.1754944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4];[.B44]/[.D44];&quot;&quot;)" office:value-type="float" office:value="1.01533539750195" calcext:value-type="float">
            <text:p>1.01533539750195</text:p>
          </table:table-cell>
          <table:table-cell table:formula="of:=IF([.E44];[.C44]/[.E44];&quot;&quot;)" office:value-type="float" office:value="0.963641492866883" calcext:value-type="float">
            <text:p>0.96364149286688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6603777" calcext:value-type="float">
            <text:p>1.156603777</text:p>
          </table:table-cell>
          <table:table-cell office:value-type="float" office:value="1.123563962" calcext:value-type="float">
            <text:p>1.123563962</text:p>
          </table:table-cell>
          <table:table-cell office:value-type="float" office:value="1.294376082" calcext:value-type="float">
            <text:p>1.294376082</text:p>
          </table:table-cell>
          <table:table-cell office:value-type="float" office:value="1.287230111" calcext:value-type="float">
            <text:p>1.2872301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5];[.B45]/[.D45];&quot;&quot;)" office:value-type="float" office:value="0.893560838371548" calcext:value-type="float">
            <text:p>0.893560838371548</text:p>
          </table:table-cell>
          <table:table-cell table:formula="of:=IF([.E45];[.C45]/[.E45];&quot;&quot;)" office:value-type="float" office:value="0.872854008307144" calcext:value-type="float">
            <text:p>0.87285400830714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0582879" calcext:value-type="float">
            <text:p>1.120582879</text:p>
          </table:table-cell>
          <table:table-cell office:value-type="float" office:value="1.121448793" calcext:value-type="float">
            <text:p>1.121448793</text:p>
          </table:table-cell>
          <table:table-cell office:value-type="float" office:value="1.993253064" calcext:value-type="float">
            <text:p>1.993253064</text:p>
          </table:table-cell>
          <table:table-cell office:value-type="float" office:value="1.952879888" calcext:value-type="float">
            <text:p>1.9528798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6];[.B46]/[.D46];&quot;&quot;)" office:value-type="float" office:value="0.562187962601822" calcext:value-type="float">
            <text:p>0.562187962601822</text:p>
          </table:table-cell>
          <table:table-cell table:formula="of:=IF([.E46];[.C46]/[.E46];&quot;&quot;)" office:value-type="float" office:value="0.574253849348875" calcext:value-type="float">
            <text:p>0.57425384934887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2599967" calcext:value-type="float">
            <text:p>1.132599967</text:p>
          </table:table-cell>
          <table:table-cell office:value-type="float" office:value="1.156362697" calcext:value-type="float">
            <text:p>1.156362697</text:p>
          </table:table-cell>
          <table:table-cell office:value-type="float" office:value="1.157569921" calcext:value-type="float">
            <text:p>1.157569921</text:p>
          </table:table-cell>
          <table:table-cell office:value-type="float" office:value="1.121997905" calcext:value-type="float">
            <text:p>1.1219979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47];[.B47]/[.D47];&quot;&quot;)" office:value-type="float" office:value="0.978428988567335" calcext:value-type="float">
            <text:p>0.978428988567335</text:p>
          </table:table-cell>
          <table:table-cell table:formula="of:=IF([.E47];[.C47]/[.E47];&quot;&quot;)" office:value-type="float" office:value="1.03062821405179" calcext:value-type="float">
            <text:p>1.0306282140517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0595191" calcext:value-type="float">
            <text:p>1.110595191</text:p>
          </table:table-cell>
          <table:table-cell office:value-type="float" office:value="1.121779971" calcext:value-type="float">
            <text:p>1.121779971</text:p>
          </table:table-cell>
          <table:table-cell office:value-type="float" office:value="1.127568421" calcext:value-type="float">
            <text:p>1.127568421</text:p>
          </table:table-cell>
          <table:table-cell office:value-type="float" office:value="1.123608358" calcext:value-type="float">
            <text:p>1.1236083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8];[.B48]/[.D48];&quot;&quot;)" office:value-type="float" office:value="0.984947050942641" calcext:value-type="float">
            <text:p>0.984947050942641</text:p>
          </table:table-cell>
          <table:table-cell table:formula="of:=IF([.E48];[.C48]/[.E48];&quot;&quot;)" office:value-type="float" office:value="0.998372754183447" calcext:value-type="float">
            <text:p>0.99837275418344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0509925" calcext:value-type="float">
            <text:p>1.130509925</text:p>
          </table:table-cell>
          <table:table-cell office:value-type="float" office:value="1.141100733" calcext:value-type="float">
            <text:p>1.141100733</text:p>
          </table:table-cell>
          <table:table-cell office:value-type="float" office:value="1.765944745" calcext:value-type="float">
            <text:p>1.765944745</text:p>
          </table:table-cell>
          <table:table-cell office:value-type="float" office:value="1.738296061" calcext:value-type="float">
            <text:p>1.7382960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9];[.B49]/[.D49];&quot;&quot;)" office:value-type="float" office:value="0.640172875284385" calcext:value-type="float">
            <text:p>0.640172875284385</text:p>
          </table:table-cell>
          <table:table-cell table:formula="of:=IF([.E49];[.C49]/[.E49];&quot;&quot;)" office:value-type="float" office:value="0.656447862134343" calcext:value-type="float">
            <text:p>0.65644786213434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5666634" calcext:value-type="float">
            <text:p>1.145666634</text:p>
          </table:table-cell>
          <table:table-cell office:value-type="float" office:value="1.169845325" calcext:value-type="float">
            <text:p>1.169845325</text:p>
          </table:table-cell>
          <table:table-cell office:value-type="float" office:value="1.344396523" calcext:value-type="float">
            <text:p>1.344396523</text:p>
          </table:table-cell>
          <table:table-cell office:value-type="float" office:value="1.361025573" calcext:value-type="float">
            <text:p>1.3610255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0];[.B50]/[.D50];&quot;&quot;)" office:value-type="float" office:value="0.852179111147552" calcext:value-type="float">
            <text:p>0.852179111147552</text:p>
          </table:table-cell>
          <table:table-cell table:formula="of:=IF([.E50];[.C50]/[.E50];&quot;&quot;)" office:value-type="float" office:value="0.859532214682347" calcext:value-type="float">
            <text:p>0.85953221468234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5345688" calcext:value-type="float">
            <text:p>1.165345688</text:p>
          </table:table-cell>
          <table:table-cell office:value-type="float" office:value="1.145666168" calcext:value-type="float">
            <text:p>1.145666168</text:p>
          </table:table-cell>
          <table:table-cell office:value-type="float" office:value="4.044064902" calcext:value-type="float">
            <text:p>4.044064902</text:p>
          </table:table-cell>
          <table:table-cell office:value-type="float" office:value="3.982137726" calcext:value-type="float">
            <text:p>3.9821377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1];[.B51]/[.D51];&quot;&quot;)" office:value-type="float" office:value="0.288161964815074" calcext:value-type="float">
            <text:p>0.288161964815074</text:p>
          </table:table-cell>
          <table:table-cell table:formula="of:=IF([.E51];[.C51]/[.E51];&quot;&quot;)" office:value-type="float" office:value="0.287701291826188" calcext:value-type="float">
            <text:p>0.28770129182618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2188675" calcext:value-type="float">
            <text:p>1.142188675</text:p>
          </table:table-cell>
          <table:table-cell office:value-type="float" office:value="1.136811475" calcext:value-type="float">
            <text:p>1.136811475</text:p>
          </table:table-cell>
          <table:table-cell office:value-type="float" office:value="1.272520277" calcext:value-type="float">
            <text:p>1.272520277</text:p>
          </table:table-cell>
          <table:table-cell office:value-type="float" office:value="1.27472235" calcext:value-type="float">
            <text:p>1.274722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2];[.B52]/[.D52];&quot;&quot;)" office:value-type="float" office:value="0.897579940881366" calcext:value-type="float">
            <text:p>0.897579940881366</text:p>
          </table:table-cell>
          <table:table-cell table:formula="of:=IF([.E52];[.C52]/[.E52];&quot;&quot;)" office:value-type="float" office:value="0.891811048107849" calcext:value-type="float">
            <text:p>0.89181104810784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1756919" calcext:value-type="float">
            <text:p>1.161756919</text:p>
          </table:table-cell>
          <table:table-cell office:value-type="float" office:value="1.165904821" calcext:value-type="float">
            <text:p>1.165904821</text:p>
          </table:table-cell>
          <table:table-cell office:value-type="float" office:value="1.956161502" calcext:value-type="float">
            <text:p>1.956161502</text:p>
          </table:table-cell>
          <table:table-cell office:value-type="float" office:value="1.957554578" calcext:value-type="float">
            <text:p>1.9575545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3];[.B53]/[.D53];&quot;&quot;)" office:value-type="float" office:value="0.593896218595554" calcext:value-type="float">
            <text:p>0.593896218595554</text:p>
          </table:table-cell>
          <table:table-cell table:formula="of:=IF([.E53];[.C53]/[.E53];&quot;&quot;)" office:value-type="float" office:value="0.595592497957929" calcext:value-type="float">
            <text:p>0.59559249795792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8204161" calcext:value-type="float">
            <text:p>1.188204161</text:p>
          </table:table-cell>
          <table:table-cell office:value-type="float" office:value="1.177796974" calcext:value-type="float">
            <text:p>1.177796974</text:p>
          </table:table-cell>
          <table:table-cell office:value-type="float" office:value="1.928411095" calcext:value-type="float">
            <text:p>1.928411095</text:p>
          </table:table-cell>
          <table:table-cell office:value-type="float" office:value="1.930082103" calcext:value-type="float">
            <text:p>1.9300821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54];[.B54]/[.D54];&quot;&quot;)" office:value-type="float" office:value="0.616157086049124" calcext:value-type="float">
            <text:p>0.616157086049124</text:p>
          </table:table-cell>
          <table:table-cell table:formula="of:=IF([.E54];[.C54]/[.E54];&quot;&quot;)" office:value-type="float" office:value="0.610231539979209" calcext:value-type="float">
            <text:p>0.61023153997920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1517467" calcext:value-type="float">
            <text:p>1.191517467</text:p>
          </table:table-cell>
          <table:table-cell office:value-type="float" office:value="1.115675711" calcext:value-type="float">
            <text:p>1.115675711</text:p>
          </table:table-cell>
          <table:table-cell office:value-type="float" office:value="14.882603581" calcext:value-type="float">
            <text:p>14.882603581</text:p>
          </table:table-cell>
          <table:table-cell office:value-type="float" office:value="14.449130715" calcext:value-type="float">
            <text:p>14.4491307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55];[.B55]/[.D55];&quot;&quot;)" office:value-type="float" office:value="0.0800610901523414" calcext:value-type="float">
            <text:p>0.080061090152341</text:p>
          </table:table-cell>
          <table:table-cell table:formula="of:=IF([.E55];[.C55]/[.E55];&quot;&quot;)" office:value-type="float" office:value="0.0772140368168854" calcext:value-type="float">
            <text:p>0.07721403681688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4710819" calcext:value-type="float">
            <text:p>1.134710819</text:p>
          </table:table-cell>
          <table:table-cell office:value-type="float" office:value="1.125108247" calcext:value-type="float">
            <text:p>1.125108247</text:p>
          </table:table-cell>
          <table:table-cell office:value-type="float" office:value="1.264583699" calcext:value-type="float">
            <text:p>1.264583699</text:p>
          </table:table-cell>
          <table:table-cell office:value-type="float" office:value="1.266421379" calcext:value-type="float">
            <text:p>1.2664213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6];[.B56]/[.D56];&quot;&quot;)" office:value-type="float" office:value="0.897299893947154" calcext:value-type="float">
            <text:p>0.897299893947154</text:p>
          </table:table-cell>
          <table:table-cell table:formula="of:=IF([.E56];[.C56]/[.E56];&quot;&quot;)" office:value-type="float" office:value="0.888415392899017" calcext:value-type="float">
            <text:p>0.88841539289901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1243184" calcext:value-type="float">
            <text:p>1.121243184</text:p>
          </table:table-cell>
          <table:table-cell office:value-type="float" office:value="1.14239083" calcext:value-type="float">
            <text:p>1.14239083</text:p>
          </table:table-cell>
          <table:table-cell office:value-type="float" office:value="1.149211877" calcext:value-type="float">
            <text:p>1.149211877</text:p>
          </table:table-cell>
          <table:table-cell office:value-type="float" office:value="1.157348152" calcext:value-type="float">
            <text:p>1.157348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7];[.B57]/[.D57];&quot;&quot;)" office:value-type="float" office:value="0.975662718459705" calcext:value-type="float">
            <text:p>0.975662718459705</text:p>
          </table:table-cell>
          <table:table-cell table:formula="of:=IF([.E57];[.C57]/[.E57];&quot;&quot;)" office:value-type="float" office:value="0.987076212137072" calcext:value-type="float">
            <text:p>0.98707621213707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5704632" calcext:value-type="float">
            <text:p>1.155704632</text:p>
          </table:table-cell>
          <table:table-cell office:value-type="float" office:value="1.144955704" calcext:value-type="float">
            <text:p>1.144955704</text:p>
          </table:table-cell>
          <table:table-cell office:value-type="float" office:value="1.407326889" calcext:value-type="float">
            <text:p>1.407326889</text:p>
          </table:table-cell>
          <table:table-cell office:value-type="float" office:value="1.38017288" calcext:value-type="float">
            <text:p>1.380172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8];[.B58]/[.D58];&quot;&quot;)" office:value-type="float" office:value="0.821205535851877" calcext:value-type="float">
            <text:p>0.821205535851877</text:p>
          </table:table-cell>
          <table:table-cell table:formula="of:=IF([.E58];[.C58]/[.E58];&quot;&quot;)" office:value-type="float" office:value="0.829574121178211" calcext:value-type="float">
            <text:p>0.82957412117821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4673477" calcext:value-type="float">
            <text:p>1.154673477</text:p>
          </table:table-cell>
          <table:table-cell office:value-type="float" office:value="1.153035707" calcext:value-type="float">
            <text:p>1.153035707</text:p>
          </table:table-cell>
          <table:table-cell office:value-type="float" office:value="1.282548645" calcext:value-type="float">
            <text:p>1.282548645</text:p>
          </table:table-cell>
          <table:table-cell office:value-type="float" office:value="1.259806151" calcext:value-type="float">
            <text:p>1.2598061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59];[.B59]/[.D59];&quot;&quot;)" office:value-type="float" office:value="0.900296048420058" calcext:value-type="float">
            <text:p>0.900296048420058</text:p>
          </table:table-cell>
          <table:table-cell table:formula="of:=IF([.E59];[.C59]/[.E59];&quot;&quot;)" office:value-type="float" office:value="0.91524851349928" calcext:value-type="float">
            <text:p>0.9152485134992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5619695" calcext:value-type="float">
            <text:p>1.185619695</text:p>
          </table:table-cell>
          <table:table-cell office:value-type="float" office:value="1.141967046" calcext:value-type="float">
            <text:p>1.141967046</text:p>
          </table:table-cell>
          <table:table-cell office:value-type="float" office:value="1.199278339" calcext:value-type="float">
            <text:p>1.199278339</text:p>
          </table:table-cell>
          <table:table-cell office:value-type="float" office:value="1.144801451" calcext:value-type="float">
            <text:p>1.144801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0];[.B60]/[.D60];&quot;&quot;)" office:value-type="float" office:value="0.988610947470802" calcext:value-type="float">
            <text:p>0.988610947470802</text:p>
          </table:table-cell>
          <table:table-cell table:formula="of:=IF([.E60];[.C60]/[.E60];&quot;&quot;)" office:value-type="float" office:value="0.99752410778522" calcext:value-type="float">
            <text:p>0.9975241077852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4886001" calcext:value-type="float">
            <text:p>1.144886001</text:p>
          </table:table-cell>
          <table:table-cell office:value-type="float" office:value="1.153863611" calcext:value-type="float">
            <text:p>1.153863611</text:p>
          </table:table-cell>
          <table:table-cell office:value-type="float" office:value="1.177423299" calcext:value-type="float">
            <text:p>1.177423299</text:p>
          </table:table-cell>
          <table:table-cell office:value-type="float" office:value="1.159179589" calcext:value-type="float">
            <text:p>1.1591795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1];[.B61]/[.D61];&quot;&quot;)" office:value-type="float" office:value="0.972365675090994" calcext:value-type="float">
            <text:p>0.972365675090994</text:p>
          </table:table-cell>
          <table:table-cell table:formula="of:=IF([.E61];[.C61]/[.E61];&quot;&quot;)" office:value-type="float" office:value="0.99541401690433" calcext:value-type="float">
            <text:p>0.9954140169043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7792399" calcext:value-type="float">
            <text:p>1.217792399</text:p>
          </table:table-cell>
          <table:table-cell office:value-type="float" office:value="1.151191625" calcext:value-type="float">
            <text:p>1.151191625</text:p>
          </table:table-cell>
          <table:table-cell office:value-type="float" office:value="1.197652599" calcext:value-type="float">
            <text:p>1.197652599</text:p>
          </table:table-cell>
          <table:table-cell office:value-type="float" office:value="1.177120167" calcext:value-type="float">
            <text:p>1.177120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2];[.B62]/[.D62];&quot;&quot;)" office:value-type="float" office:value="1.01681606170004" calcext:value-type="float">
            <text:p>1.01681606170004</text:p>
          </table:table-cell>
          <table:table-cell table:formula="of:=IF([.E62];[.C62]/[.E62];&quot;&quot;)" office:value-type="float" office:value="0.977972901385182" calcext:value-type="float">
            <text:p>0.97797290138518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7363753" calcext:value-type="float">
            <text:p>1.167363753</text:p>
          </table:table-cell>
          <table:table-cell office:value-type="float" office:value="1.139270429" calcext:value-type="float">
            <text:p>1.139270429</text:p>
          </table:table-cell>
          <table:table-cell office:value-type="float" office:value="1.332706407" calcext:value-type="float">
            <text:p>1.332706407</text:p>
          </table:table-cell>
          <table:table-cell office:value-type="float" office:value="1.311752352" calcext:value-type="float">
            <text:p>1.3117523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3];[.B63]/[.D63];&quot;&quot;)" office:value-type="float" office:value="0.875934674635356" calcext:value-type="float">
            <text:p>0.875934674635356</text:p>
          </table:table-cell>
          <table:table-cell table:formula="of:=IF([.E63];[.C63]/[.E63];&quot;&quot;)" office:value-type="float" office:value="0.868510300182027" calcext:value-type="float">
            <text:p>0.86851030018202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5622114" calcext:value-type="float">
            <text:p>1.145622114</text:p>
          </table:table-cell>
          <table:table-cell office:value-type="float" office:value="1.141917144" calcext:value-type="float">
            <text:p>1.141917144</text:p>
          </table:table-cell>
          <table:table-cell office:value-type="float" office:value="1.150125569" calcext:value-type="float">
            <text:p>1.150125569</text:p>
          </table:table-cell>
          <table:table-cell office:value-type="float" office:value="1.155625368" calcext:value-type="float">
            <text:p>1.155625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4];[.B64]/[.D64];&quot;&quot;)" office:value-type="float" office:value="0.996084379722194" calcext:value-type="float">
            <text:p>0.996084379722194</text:p>
          </table:table-cell>
          <table:table-cell table:formula="of:=IF([.E64];[.C64]/[.E64];&quot;&quot;)" office:value-type="float" office:value="0.988137830494562" calcext:value-type="float">
            <text:p>0.98813783049456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1763733" calcext:value-type="float">
            <text:p>1.141763733</text:p>
          </table:table-cell>
          <table:table-cell office:value-type="float" office:value="1.163909824" calcext:value-type="float">
            <text:p>1.163909824</text:p>
          </table:table-cell>
          <table:table-cell office:value-type="float" office:value="1.250129135" calcext:value-type="float">
            <text:p>1.250129135</text:p>
          </table:table-cell>
          <table:table-cell office:value-type="float" office:value="1.264665154" calcext:value-type="float">
            <text:p>1.2646651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5];[.B65]/[.D65];&quot;&quot;)" office:value-type="float" office:value="0.913316633485228" calcext:value-type="float">
            <text:p>0.913316633485228</text:p>
          </table:table-cell>
          <table:table-cell table:formula="of:=IF([.E65];[.C65]/[.E65];&quot;&quot;)" office:value-type="float" office:value="0.920330429219686" calcext:value-type="float">
            <text:p>0.92033042921968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8172592" calcext:value-type="float">
            <text:p>1.138172592</text:p>
          </table:table-cell>
          <table:table-cell office:value-type="float" office:value="1.139894522" calcext:value-type="float">
            <text:p>1.139894522</text:p>
          </table:table-cell>
          <table:table-cell office:value-type="float" office:value="1.371706139" calcext:value-type="float">
            <text:p>1.371706139</text:p>
          </table:table-cell>
          <table:table-cell office:value-type="float" office:value="1.370827764" calcext:value-type="float">
            <text:p>1.3708277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6];[.B66]/[.D66];&quot;&quot;)" office:value-type="float" office:value="0.829749579476075" calcext:value-type="float">
            <text:p>0.829749579476075</text:p>
          </table:table-cell>
          <table:table-cell table:formula="of:=IF([.E66];[.C66]/[.E66];&quot;&quot;)" office:value-type="float" office:value="0.83153737612802" calcext:value-type="float">
            <text:p>0.8315373761280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0629585" calcext:value-type="float">
            <text:p>1.160629585</text:p>
          </table:table-cell>
          <table:table-cell office:value-type="float" office:value="1.175987639" calcext:value-type="float">
            <text:p>1.175987639</text:p>
          </table:table-cell>
          <table:table-cell office:value-type="float" office:value="1.162337474" calcext:value-type="float">
            <text:p>1.162337474</text:p>
          </table:table-cell>
          <table:table-cell office:value-type="float" office:value="1.14520928" calcext:value-type="float">
            <text:p>1.145209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67];[.B67]/[.D67];&quot;&quot;)" office:value-type="float" office:value="0.998530642745155" calcext:value-type="float">
            <text:p>0.998530642745155</text:p>
          </table:table-cell>
          <table:table-cell table:formula="of:=IF([.E67];[.C67]/[.E67];&quot;&quot;)" office:value-type="float" office:value="1.02687575060516" calcext:value-type="float">
            <text:p>1.026875750605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0867665" calcext:value-type="float">
            <text:p>1.220867665</text:p>
          </table:table-cell>
          <table:table-cell office:value-type="float" office:value="1.214390109" calcext:value-type="float">
            <text:p>1.214390109</text:p>
          </table:table-cell>
          <table:table-cell office:value-type="float" office:value="6.84138965" calcext:value-type="float">
            <text:p>6.84138965</text:p>
          </table:table-cell>
          <table:table-cell office:value-type="float" office:value="6.619199134" calcext:value-type="float">
            <text:p>6.6191991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68];[.B68]/[.D68];&quot;&quot;)" office:value-type="float" office:value="0.17845316923295" calcext:value-type="float">
            <text:p>0.17845316923295</text:p>
          </table:table-cell>
          <table:table-cell table:formula="of:=IF([.E68];[.C68]/[.E68];&quot;&quot;)" office:value-type="float" office:value="0.18346480962662" calcext:value-type="float">
            <text:p>0.1834648096266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6728358" calcext:value-type="float">
            <text:p>1.186728358</text:p>
          </table:table-cell>
          <table:table-cell office:value-type="float" office:value="1.141899062" calcext:value-type="float">
            <text:p>1.141899062</text:p>
          </table:table-cell>
          <table:table-cell office:value-type="float" office:value="2.066398596" calcext:value-type="float">
            <text:p>2.066398596</text:p>
          </table:table-cell>
          <table:table-cell office:value-type="float" office:value="2.073424584" calcext:value-type="float">
            <text:p>2.0734245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69];[.B69]/[.D69];&quot;&quot;)" office:value-type="float" office:value="0.574297892138134" calcext:value-type="float">
            <text:p>0.574297892138134</text:p>
          </table:table-cell>
          <table:table-cell table:formula="of:=IF([.E69];[.C69]/[.E69];&quot;&quot;)" office:value-type="float" office:value="0.550730936061864" calcext:value-type="float">
            <text:p>0.55073093606186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915841" calcext:value-type="float">
            <text:p>1.172915841</text:p>
          </table:table-cell>
          <table:table-cell office:value-type="float" office:value="1.137967091" calcext:value-type="float">
            <text:p>1.137967091</text:p>
          </table:table-cell>
          <table:table-cell office:value-type="float" office:value="1.186100543" calcext:value-type="float">
            <text:p>1.186100543</text:p>
          </table:table-cell>
          <table:table-cell office:value-type="float" office:value="1.140397454" calcext:value-type="float">
            <text:p>1.1403974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0];[.B70]/[.D70];&quot;&quot;)" office:value-type="float" office:value="0.988883992948311" calcext:value-type="float">
            <text:p>0.988883992948311</text:p>
          </table:table-cell>
          <table:table-cell table:formula="of:=IF([.E70];[.C70]/[.E70];&quot;&quot;)" office:value-type="float" office:value="0.997868845645459" calcext:value-type="float">
            <text:p>0.99786884564545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7591368" calcext:value-type="float">
            <text:p>1.137591368</text:p>
          </table:table-cell>
          <table:table-cell office:value-type="float" office:value="1.127815005" calcext:value-type="float">
            <text:p>1.127815005</text:p>
          </table:table-cell>
          <table:table-cell office:value-type="float" office:value="1.329254416" calcext:value-type="float">
            <text:p>1.329254416</text:p>
          </table:table-cell>
          <table:table-cell office:value-type="float" office:value="1.308779914" calcext:value-type="float">
            <text:p>1.3087799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1];[.B71]/[.D71];&quot;&quot;)" office:value-type="float" office:value="0.855811614621711" calcext:value-type="float">
            <text:p>0.855811614621711</text:p>
          </table:table-cell>
          <table:table-cell table:formula="of:=IF([.E71];[.C71]/[.E71];&quot;&quot;)" office:value-type="float" office:value="0.861730068543824" calcext:value-type="float">
            <text:p>0.86173006854382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2174614" calcext:value-type="float">
            <text:p>1.122174614</text:p>
          </table:table-cell>
          <table:table-cell office:value-type="float" office:value="1.135633287" calcext:value-type="float">
            <text:p>1.135633287</text:p>
          </table:table-cell>
          <table:table-cell office:value-type="float" office:value="1.270386524" calcext:value-type="float">
            <text:p>1.270386524</text:p>
          </table:table-cell>
          <table:table-cell office:value-type="float" office:value="1.291867002" calcext:value-type="float">
            <text:p>1.2918670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2];[.B72]/[.D72];&quot;&quot;)" office:value-type="float" office:value="0.88333321615115" calcext:value-type="float">
            <text:p>0.88333321615115</text:p>
          </table:table-cell>
          <table:table-cell table:formula="of:=IF([.E72];[.C72]/[.E72];&quot;&quot;)" office:value-type="float" office:value="0.879063622835689" calcext:value-type="float">
            <text:p>0.87906362283568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5215296" calcext:value-type="float">
            <text:p>1.115215296</text:p>
          </table:table-cell>
          <table:table-cell office:value-type="float" office:value="1.160377603" calcext:value-type="float">
            <text:p>1.160377603</text:p>
          </table:table-cell>
          <table:table-cell office:value-type="float" office:value="1.159006915" calcext:value-type="float">
            <text:p>1.159006915</text:p>
          </table:table-cell>
          <table:table-cell office:value-type="float" office:value="1.121601231" calcext:value-type="float">
            <text:p>1.121601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3];[.B73]/[.D73];&quot;&quot;)" office:value-type="float" office:value="0.962216257355117" calcext:value-type="float">
            <text:p>0.962216257355117</text:p>
          </table:table-cell>
          <table:table-cell table:formula="of:=IF([.E73];[.C73]/[.E73];&quot;&quot;)" office:value-type="float" office:value="1.03457233366749" calcext:value-type="float">
            <text:p>1.0345723336674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8082918" calcext:value-type="float">
            <text:p>1.198082918</text:p>
          </table:table-cell>
          <table:table-cell office:value-type="float" office:value="1.140683625" calcext:value-type="float">
            <text:p>1.140683625</text:p>
          </table:table-cell>
          <table:table-cell office:value-type="float" office:value="1.399777381" calcext:value-type="float">
            <text:p>1.399777381</text:p>
          </table:table-cell>
          <table:table-cell office:value-type="float" office:value="1.381487241" calcext:value-type="float">
            <text:p>1.3814872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4];[.B74]/[.D74];&quot;&quot;)" office:value-type="float" office:value="0.855909614101701" calcext:value-type="float">
            <text:p>0.855909614101701</text:p>
          </table:table-cell>
          <table:table-cell table:formula="of:=IF([.E74];[.C74]/[.E74];&quot;&quot;)" office:value-type="float" office:value="0.825692479196773" calcext:value-type="float">
            <text:p>0.82569247919677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397637" calcext:value-type="float">
            <text:p>1.20397637</text:p>
          </table:table-cell>
          <table:table-cell office:value-type="float" office:value="1.150943701" calcext:value-type="float">
            <text:p>1.150943701</text:p>
          </table:table-cell>
          <table:table-cell office:value-type="float" office:value="1.290540024" calcext:value-type="float">
            <text:p>1.290540024</text:p>
          </table:table-cell>
          <table:table-cell office:value-type="float" office:value="1.271938293" calcext:value-type="float">
            <text:p>1.2719382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5];[.B75]/[.D75];&quot;&quot;)" office:value-type="float" office:value="0.932924471624136" calcext:value-type="float">
            <text:p>0.932924471624136</text:p>
          </table:table-cell>
          <table:table-cell table:formula="of:=IF([.E75];[.C75]/[.E75];&quot;&quot;)" office:value-type="float" office:value="0.904873850668792" calcext:value-type="float">
            <text:p>0.9048738506687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704642" calcext:value-type="float">
            <text:p>1.14704642</text:p>
          </table:table-cell>
          <table:table-cell office:value-type="float" office:value="1.107413133" calcext:value-type="float">
            <text:p>1.107413133</text:p>
          </table:table-cell>
          <table:table-cell office:value-type="float" office:value="1.161444959" calcext:value-type="float">
            <text:p>1.161444959</text:p>
          </table:table-cell>
          <table:table-cell office:value-type="float" office:value="1.119203527" calcext:value-type="float">
            <text:p>1.1192035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6];[.B76]/[.D76];&quot;&quot;)" office:value-type="float" office:value="0.987602908869313" calcext:value-type="float">
            <text:p>0.987602908869313</text:p>
          </table:table-cell>
          <table:table-cell table:formula="of:=IF([.E76];[.C76]/[.E76];&quot;&quot;)" office:value-type="float" office:value="0.989465370939633" calcext:value-type="float">
            <text:p>0.98946537093963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295343" calcext:value-type="float">
            <text:p>1.19295343</text:p>
          </table:table-cell>
          <table:table-cell office:value-type="float" office:value="1.145624562" calcext:value-type="float">
            <text:p>1.145624562</text:p>
          </table:table-cell>
          <table:table-cell office:value-type="float" office:value="1.327008023" calcext:value-type="float">
            <text:p>1.327008023</text:p>
          </table:table-cell>
          <table:table-cell office:value-type="float" office:value="1.340123474" calcext:value-type="float">
            <text:p>1.340123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77];[.B77]/[.D77];&quot;&quot;)" office:value-type="float" office:value="0.898979817245611" calcext:value-type="float">
            <text:p>0.898979817245611</text:p>
          </table:table-cell>
          <table:table-cell table:formula="of:=IF([.E77];[.C77]/[.E77];&quot;&quot;)" office:value-type="float" office:value="0.854864931647336" calcext:value-type="float">
            <text:p>0.85486493164733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1585774" calcext:value-type="float">
            <text:p>1.171585774</text:p>
          </table:table-cell>
          <table:table-cell office:value-type="float" office:value="1.173535454" calcext:value-type="float">
            <text:p>1.173535454</text:p>
          </table:table-cell>
          <table:table-cell office:value-type="float" office:value="1.33195038" calcext:value-type="float">
            <text:p>1.33195038</text:p>
          </table:table-cell>
          <table:table-cell office:value-type="float" office:value="1.32825161" calcext:value-type="float">
            <text:p>1.328251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78];[.B78]/[.D78];&quot;&quot;)" office:value-type="float" office:value="0.879601666542563" calcext:value-type="float">
            <text:p>0.879601666542563</text:p>
          </table:table-cell>
          <table:table-cell table:formula="of:=IF([.E78];[.C78]/[.E78];&quot;&quot;)" office:value-type="float" office:value="0.883518939608136" calcext:value-type="float">
            <text:p>0.88351893960813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436669" calcext:value-type="float">
            <text:p>1.172436669</text:p>
          </table:table-cell>
          <table:table-cell office:value-type="float" office:value="1.145790513" calcext:value-type="float">
            <text:p>1.145790513</text:p>
          </table:table-cell>
          <table:table-cell office:value-type="float" office:value="1.45449976" calcext:value-type="float">
            <text:p>1.45449976</text:p>
          </table:table-cell>
          <table:table-cell office:value-type="float" office:value="1.409533554" calcext:value-type="float">
            <text:p>1.4095335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79];[.B79]/[.D79];&quot;&quot;)" office:value-type="float" office:value="0.806075532800363" calcext:value-type="float">
            <text:p>0.806075532800363</text:p>
          </table:table-cell>
          <table:table-cell table:formula="of:=IF([.E79];[.C79]/[.E79];&quot;&quot;)" office:value-type="float" office:value="0.812886298271123" calcext:value-type="float">
            <text:p>0.81288629827112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5118183" calcext:value-type="float">
            <text:p>1.175118183</text:p>
          </table:table-cell>
          <table:table-cell office:value-type="float" office:value="1.151356963" calcext:value-type="float">
            <text:p>1.151356963</text:p>
          </table:table-cell>
          <table:table-cell office:value-type="float" office:value="1.325621125" calcext:value-type="float">
            <text:p>1.325621125</text:p>
          </table:table-cell>
          <table:table-cell office:value-type="float" office:value="1.300370617" calcext:value-type="float">
            <text:p>1.3003706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0];[.B80]/[.D80];&quot;&quot;)" office:value-type="float" office:value="0.886466095657611" calcext:value-type="float">
            <text:p>0.886466095657611</text:p>
          </table:table-cell>
          <table:table-cell table:formula="of:=IF([.E80];[.C80]/[.E80];&quot;&quot;)" office:value-type="float" office:value="0.885406781688301" calcext:value-type="float">
            <text:p>0.88540678168830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5944612" calcext:value-type="float">
            <text:p>1.185944612</text:p>
          </table:table-cell>
          <table:table-cell office:value-type="float" office:value="1.188455706" calcext:value-type="float">
            <text:p>1.188455706</text:p>
          </table:table-cell>
          <table:table-cell office:value-type="float" office:value="1.203324097" calcext:value-type="float">
            <text:p>1.203324097</text:p>
          </table:table-cell>
          <table:table-cell office:value-type="float" office:value="1.205551249" calcext:value-type="float">
            <text:p>1.2055512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81];[.B81]/[.D81];&quot;&quot;)" office:value-type="float" office:value="0.985557103823211" calcext:value-type="float">
            <text:p>0.985557103823211</text:p>
          </table:table-cell>
          <table:table-cell table:formula="of:=IF([.E81];[.C81]/[.E81];&quot;&quot;)" office:value-type="float" office:value="0.985819314596388" calcext:value-type="float">
            <text:p>0.98581931459638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3837075" calcext:value-type="float">
            <text:p>1.193837075</text:p>
          </table:table-cell>
          <table:table-cell office:value-type="float" office:value="1.165007788" calcext:value-type="float">
            <text:p>1.165007788</text:p>
          </table:table-cell>
          <table:table-cell office:value-type="float" office:value="1.21127229" calcext:value-type="float">
            <text:p>1.21127229</text:p>
          </table:table-cell>
          <table:table-cell office:value-type="float" office:value="1.166156754" calcext:value-type="float">
            <text:p>1.166156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2];[.B82]/[.D82];&quot;&quot;)" office:value-type="float" office:value="0.985605866538894" calcext:value-type="float">
            <text:p>0.985605866538894</text:p>
          </table:table-cell>
          <table:table-cell table:formula="of:=IF([.E82];[.C82]/[.E82];&quot;&quot;)" office:value-type="float" office:value="0.999014741374983" calcext:value-type="float">
            <text:p>0.99901474137498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9523963" calcext:value-type="float">
            <text:p>1.129523963</text:p>
          </table:table-cell>
          <table:table-cell office:value-type="float" office:value="1.138453083" calcext:value-type="float">
            <text:p>1.138453083</text:p>
          </table:table-cell>
          <table:table-cell office:value-type="float" office:value="1.290376663" calcext:value-type="float">
            <text:p>1.290376663</text:p>
          </table:table-cell>
          <table:table-cell office:value-type="float" office:value="1.260080807" calcext:value-type="float">
            <text:p>1.2600808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3];[.B83]/[.D83];&quot;&quot;)" office:value-type="float" office:value="0.875344382293746" calcext:value-type="float">
            <text:p>0.875344382293746</text:p>
          </table:table-cell>
          <table:table-cell table:formula="of:=IF([.E83];[.C83]/[.E83];&quot;&quot;)" office:value-type="float" office:value="0.903476250630647" calcext:value-type="float">
            <text:p>0.90347625063064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2215492" calcext:value-type="float">
            <text:p>1.182215492</text:p>
          </table:table-cell>
          <table:table-cell office:value-type="float" office:value="1.186180873" calcext:value-type="float">
            <text:p>1.186180873</text:p>
          </table:table-cell>
          <table:table-cell office:value-type="float" office:value="2.532995074" calcext:value-type="float">
            <text:p>2.532995074</text:p>
          </table:table-cell>
          <table:table-cell office:value-type="float" office:value="2.356815872" calcext:value-type="float">
            <text:p>2.3568158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84];[.B84]/[.D84];&quot;&quot;)" office:value-type="float" office:value="0.46672632889613" calcext:value-type="float">
            <text:p>0.46672632889613</text:p>
          </table:table-cell>
          <table:table-cell table:formula="of:=IF([.E84];[.C84]/[.E84];&quot;&quot;)" office:value-type="float" office:value="0.503298067147437" calcext:value-type="float">
            <text:p>0.50329806714743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8678449" calcext:value-type="float">
            <text:p>1.128678449</text:p>
          </table:table-cell>
          <table:table-cell office:value-type="float" office:value="1.129651635" calcext:value-type="float">
            <text:p>1.129651635</text:p>
          </table:table-cell>
          <table:table-cell office:value-type="float" office:value="1.289279467" calcext:value-type="float">
            <text:p>1.289279467</text:p>
          </table:table-cell>
          <table:table-cell office:value-type="float" office:value="1.257393392" calcext:value-type="float">
            <text:p>1.2573933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5];[.B85]/[.D85];&quot;&quot;)" office:value-type="float" office:value="0.875433509870672" calcext:value-type="float">
            <text:p>0.875433509870672</text:p>
          </table:table-cell>
          <table:table-cell table:formula="of:=IF([.E85];[.C85]/[.E85];&quot;&quot;)" office:value-type="float" office:value="0.898407485029952" calcext:value-type="float">
            <text:p>0.89840748502995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5391625" calcext:value-type="float">
            <text:p>1.135391625</text:p>
          </table:table-cell>
          <table:table-cell office:value-type="float" office:value="1.1545056" calcext:value-type="float">
            <text:p>1.1545056</text:p>
          </table:table-cell>
          <table:table-cell office:value-type="float" office:value="1.366129662" calcext:value-type="float">
            <text:p>1.366129662</text:p>
          </table:table-cell>
          <table:table-cell office:value-type="float" office:value="1.382702247" calcext:value-type="float">
            <text:p>1.3827022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6];[.B86]/[.D86];&quot;&quot;)" office:value-type="float" office:value="0.831100924445047" calcext:value-type="float">
            <text:p>0.831100924445047</text:p>
          </table:table-cell>
          <table:table-cell table:formula="of:=IF([.E86];[.C86]/[.E86];&quot;&quot;)" office:value-type="float" office:value="0.834963277527674" calcext:value-type="float">
            <text:p>0.83496327752767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2767013" calcext:value-type="float">
            <text:p>1.152767013</text:p>
          </table:table-cell>
          <table:table-cell office:value-type="float" office:value="1.132067201" calcext:value-type="float">
            <text:p>1.132067201</text:p>
          </table:table-cell>
          <table:table-cell office:value-type="float" office:value="1.142904623" calcext:value-type="float">
            <text:p>1.142904623</text:p>
          </table:table-cell>
          <table:table-cell office:value-type="float" office:value="1.155447629" calcext:value-type="float">
            <text:p>1.1554476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87];[.B87]/[.D87];&quot;&quot;)" office:value-type="float" office:value="1.00862923274745" calcext:value-type="float">
            <text:p>1.00862923274745</text:p>
          </table:table-cell>
          <table:table-cell table:formula="of:=IF([.E87];[.C87]/[.E87];&quot;&quot;)" office:value-type="float" office:value="0.979765047403979" calcext:value-type="float">
            <text:p>0.97976504740397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9174829" calcext:value-type="float">
            <text:p>1.189174829</text:p>
          </table:table-cell>
          <table:table-cell office:value-type="float" office:value="1.176691622" calcext:value-type="float">
            <text:p>1.176691622</text:p>
          </table:table-cell>
          <table:table-cell office:value-type="float" office:value="1.151936058" calcext:value-type="float">
            <text:p>1.151936058</text:p>
          </table:table-cell>
          <table:table-cell office:value-type="float" office:value="1.210761683" calcext:value-type="float">
            <text:p>1.2107616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8];[.B88]/[.D88];&quot;&quot;)" office:value-type="float" office:value="1.03232711637194" calcext:value-type="float">
            <text:p>1.03232711637194</text:p>
          </table:table-cell>
          <table:table-cell table:formula="of:=IF([.E88];[.C88]/[.E88];&quot;&quot;)" office:value-type="float" office:value="0.971860638242547" calcext:value-type="float">
            <text:p>0.97186063824254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1570666" calcext:value-type="float">
            <text:p>1.191570666</text:p>
          </table:table-cell>
          <table:table-cell office:value-type="float" office:value="1.165115436" calcext:value-type="float">
            <text:p>1.165115436</text:p>
          </table:table-cell>
          <table:table-cell office:value-type="float" office:value="1.35895357" calcext:value-type="float">
            <text:p>1.35895357</text:p>
          </table:table-cell>
          <table:table-cell office:value-type="float" office:value="1.342857718" calcext:value-type="float">
            <text:p>1.3428577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9];[.B89]/[.D89];&quot;&quot;)" office:value-type="float" office:value="0.876829563794442" calcext:value-type="float">
            <text:p>0.876829563794442</text:p>
          </table:table-cell>
          <table:table-cell table:formula="of:=IF([.E89];[.C89]/[.E89];&quot;&quot;)" office:value-type="float" office:value="0.86763878286024" calcext:value-type="float">
            <text:p>0.8676387828602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6367116" calcext:value-type="float">
            <text:p>1.176367116</text:p>
          </table:table-cell>
          <table:table-cell office:value-type="float" office:value="1.147767324" calcext:value-type="float">
            <text:p>1.147767324</text:p>
          </table:table-cell>
          <table:table-cell office:value-type="float" office:value="1.327821652" calcext:value-type="float">
            <text:p>1.327821652</text:p>
          </table:table-cell>
          <table:table-cell office:value-type="float" office:value="1.289503341" calcext:value-type="float">
            <text:p>1.289503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90];[.B90]/[.D90];&quot;&quot;)" office:value-type="float" office:value="0.885937591263198" calcext:value-type="float">
            <text:p>0.885937591263198</text:p>
          </table:table-cell>
          <table:table-cell table:formula="of:=IF([.E90];[.C90]/[.E90];&quot;&quot;)" office:value-type="float" office:value="0.890084800485988" calcext:value-type="float">
            <text:p>0.89008480048598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9189579" calcext:value-type="float">
            <text:p>1.159189579</text:p>
          </table:table-cell>
          <table:table-cell office:value-type="float" office:value="1.153766673" calcext:value-type="float">
            <text:p>1.153766673</text:p>
          </table:table-cell>
          <table:table-cell office:value-type="float" office:value="1.399332499" calcext:value-type="float">
            <text:p>1.399332499</text:p>
          </table:table-cell>
          <table:table-cell office:value-type="float" office:value="1.368733535" calcext:value-type="float">
            <text:p>1.3687335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1];[.B91]/[.D91];&quot;&quot;)" office:value-type="float" office:value="0.828387520355875" calcext:value-type="float">
            <text:p>0.828387520355875</text:p>
          </table:table-cell>
          <table:table-cell table:formula="of:=IF([.E91];[.C91]/[.E91];&quot;&quot;)" office:value-type="float" office:value="0.842944695586786" calcext:value-type="float">
            <text:p>0.84294469558678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3761386" calcext:value-type="float">
            <text:p>1.173761386</text:p>
          </table:table-cell>
          <table:table-cell office:value-type="float" office:value="1.135781525" calcext:value-type="float">
            <text:p>1.135781525</text:p>
          </table:table-cell>
          <table:table-cell office:value-type="float" office:value="1.294943682" calcext:value-type="float">
            <text:p>1.294943682</text:p>
          </table:table-cell>
          <table:table-cell office:value-type="float" office:value="1.276835346" calcext:value-type="float">
            <text:p>1.2768353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2];[.B92]/[.D92];&quot;&quot;)" office:value-type="float" office:value="0.906418867720303" calcext:value-type="float">
            <text:p>0.906418867720303</text:p>
          </table:table-cell>
          <table:table-cell table:formula="of:=IF([.E92];[.C92]/[.E92];&quot;&quot;)" office:value-type="float" office:value="0.889528574344464" calcext:value-type="float">
            <text:p>0.88952857434446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1002166" calcext:value-type="float">
            <text:p>1.151002166</text:p>
          </table:table-cell>
          <table:table-cell office:value-type="float" office:value="1.179662474" calcext:value-type="float">
            <text:p>1.179662474</text:p>
          </table:table-cell>
          <table:table-cell office:value-type="float" office:value="1.29845409" calcext:value-type="float">
            <text:p>1.29845409</text:p>
          </table:table-cell>
          <table:table-cell office:value-type="float" office:value="1.299167001" calcext:value-type="float">
            <text:p>1.2991670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3];[.B93]/[.D93];&quot;&quot;)" office:value-type="float" office:value="0.8864404023711" calcext:value-type="float">
            <text:p>0.8864404023711</text:p>
          </table:table-cell>
          <table:table-cell table:formula="of:=IF([.E93];[.C93]/[.E93];&quot;&quot;)" office:value-type="float" office:value="0.908014499361503" calcext:value-type="float">
            <text:p>0.90801449936150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3090153" calcext:value-type="float">
            <text:p>1.163090153</text:p>
          </table:table-cell>
          <table:table-cell office:value-type="float" office:value="1.165645843" calcext:value-type="float">
            <text:p>1.165645843</text:p>
          </table:table-cell>
          <table:table-cell office:value-type="float" office:value="1.177007761" calcext:value-type="float">
            <text:p>1.177007761</text:p>
          </table:table-cell>
          <table:table-cell office:value-type="float" office:value="1.138106538" calcext:value-type="float">
            <text:p>1.1381065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94];[.B94]/[.D94];&quot;&quot;)" office:value-type="float" office:value="0.988175432260382" calcext:value-type="float">
            <text:p>0.988175432260382</text:p>
          </table:table-cell>
          <table:table-cell table:formula="of:=IF([.E94];[.C94]/[.E94];&quot;&quot;)" office:value-type="float" office:value="1.02419747543881" calcext:value-type="float">
            <text:p>1.0241974754388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6070201" calcext:value-type="float">
            <text:p>1.196070201</text:p>
          </table:table-cell>
          <table:table-cell office:value-type="float" office:value="1.159784134" calcext:value-type="float">
            <text:p>1.159784134</text:p>
          </table:table-cell>
          <table:table-cell office:value-type="float" office:value="5.783303948" calcext:value-type="float">
            <text:p>5.783303948</text:p>
          </table:table-cell>
          <table:table-cell office:value-type="float" office:value="5.73940432" calcext:value-type="float">
            <text:p>5.739404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95];[.B95]/[.D95];&quot;&quot;)" office:value-type="float" office:value="0.206814342070613" calcext:value-type="float">
            <text:p>0.206814342070613</text:p>
          </table:table-cell>
          <table:table-cell table:formula="of:=IF([.E95];[.C95]/[.E95];&quot;&quot;)" office:value-type="float" office:value="0.202073955647021" calcext:value-type="float">
            <text:p>0.2020739556470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438703" calcext:value-type="float">
            <text:p>1.172438703</text:p>
          </table:table-cell>
          <table:table-cell office:value-type="float" office:value="1.175439276" calcext:value-type="float">
            <text:p>1.175439276</text:p>
          </table:table-cell>
          <table:table-cell office:value-type="float" office:value="1.357187508" calcext:value-type="float">
            <text:p>1.357187508</text:p>
          </table:table-cell>
          <table:table-cell office:value-type="float" office:value="1.345264683" calcext:value-type="float">
            <text:p>1.3452646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96];[.B96]/[.D96];&quot;&quot;)" office:value-type="float" office:value="0.863873780217553" calcext:value-type="float">
            <text:p>0.863873780217553</text:p>
          </table:table-cell>
          <table:table-cell table:formula="of:=IF([.E96];[.C96]/[.E96];&quot;&quot;)" office:value-type="float" office:value="0.87376059957117" calcext:value-type="float">
            <text:p>0.8737605995711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988" calcext:value-type="float">
            <text:p>1.172988</text:p>
          </table:table-cell>
          <table:table-cell office:value-type="float" office:value="1.137227159" calcext:value-type="float">
            <text:p>1.137227159</text:p>
          </table:table-cell>
          <table:table-cell office:value-type="float" office:value="1.384360284" calcext:value-type="float">
            <text:p>1.384360284</text:p>
          </table:table-cell>
          <table:table-cell office:value-type="float" office:value="1.379498543" calcext:value-type="float">
            <text:p>1.3794985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7];[.B97]/[.D97];&quot;&quot;)" office:value-type="float" office:value="0.84731410858649" calcext:value-type="float">
            <text:p>0.84731410858649</text:p>
          </table:table-cell>
          <table:table-cell table:formula="of:=IF([.E97];[.C97]/[.E97];&quot;&quot;)" office:value-type="float" office:value="0.824377209218988" calcext:value-type="float">
            <text:p>0.82437720921898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286335" calcext:value-type="float">
            <text:p>1.148286335</text:p>
          </table:table-cell>
          <table:table-cell office:value-type="float" office:value="1.139593768" calcext:value-type="float">
            <text:p>1.139593768</text:p>
          </table:table-cell>
          <table:table-cell office:value-type="float" office:value="1.163880734" calcext:value-type="float">
            <text:p>1.163880734</text:p>
          </table:table-cell>
          <table:table-cell office:value-type="float" office:value="1.143342013" calcext:value-type="float">
            <text:p>1.1433420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98];[.B98]/[.D98];&quot;&quot;)" office:value-type="float" office:value="0.986601377147635" calcext:value-type="float">
            <text:p>0.986601377147635</text:p>
          </table:table-cell>
          <table:table-cell table:formula="of:=IF([.E98];[.C98]/[.E98];&quot;&quot;)" office:value-type="float" office:value="0.99672167649104" calcext:value-type="float">
            <text:p>0.9967216764910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9648903" calcext:value-type="float">
            <text:p>1.159648903</text:p>
          </table:table-cell>
          <table:table-cell office:value-type="float" office:value="1.134016838" calcext:value-type="float">
            <text:p>1.134016838</text:p>
          </table:table-cell>
          <table:table-cell office:value-type="float" office:value="1.289819514" calcext:value-type="float">
            <text:p>1.289819514</text:p>
          </table:table-cell>
          <table:table-cell office:value-type="float" office:value="1.251271172" calcext:value-type="float">
            <text:p>1.2512711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99];[.B99]/[.D99];&quot;&quot;)" office:value-type="float" office:value="0.899078429511185" calcext:value-type="float">
            <text:p>0.899078429511185</text:p>
          </table:table-cell>
          <table:table-cell table:formula="of:=IF([.E99];[.C99]/[.E99];&quot;&quot;)" office:value-type="float" office:value="0.906291828163368" calcext:value-type="float">
            <text:p>0.90629182816336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54244819" calcext:value-type="float">
            <text:p>1.154244819</text:p>
          </table:table-cell>
          <table:table-cell office:value-type="float" office:value="1.200271043" calcext:value-type="float">
            <text:p>1.200271043</text:p>
          </table:table-cell>
          <table:table-cell office:value-type="float" office:value="1.335673918" calcext:value-type="float">
            <text:p>1.335673918</text:p>
          </table:table-cell>
          <table:table-cell office:value-type="float" office:value="1.321847682" calcext:value-type="float">
            <text:p>1.3218476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0];[.B100]/[.D100];&quot;&quot;)" office:value-type="float" office:value="0.864166622889764" calcext:value-type="float">
            <text:p>0.864166622889764</text:p>
          </table:table-cell>
          <table:table-cell table:formula="of:=IF([.E100];[.C100]/[.E100];&quot;&quot;)" office:value-type="float" office:value="0.908025228129121" calcext:value-type="float">
            <text:p>0.9080252281291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1019901" calcext:value-type="float">
            <text:p>1.171019901</text:p>
          </table:table-cell>
          <table:table-cell office:value-type="float" office:value="1.195795708" calcext:value-type="float">
            <text:p>1.195795708</text:p>
          </table:table-cell>
          <table:table-cell office:value-type="float" office:value="1.180132812" calcext:value-type="float">
            <text:p>1.180132812</text:p>
          </table:table-cell>
          <table:table-cell office:value-type="float" office:value="1.146602946" calcext:value-type="float">
            <text:p>1.1466029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1];[.B101]/[.D101];&quot;&quot;)" office:value-type="float" office:value="0.992278063191416" calcext:value-type="float">
            <text:p>0.992278063191416</text:p>
          </table:table-cell>
          <table:table-cell table:formula="of:=IF([.E101];[.C101]/[.E101];&quot;&quot;)" office:value-type="float" office:value="1.04290304867226" calcext:value-type="float">
            <text:p>1.0429030486722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9166752" calcext:value-type="float">
            <text:p>1.149166752</text:p>
          </table:table-cell>
          <table:table-cell office:value-type="float" office:value="1.151347256" calcext:value-type="float">
            <text:p>1.151347256</text:p>
          </table:table-cell>
          <table:table-cell office:value-type="float" office:value="1.400850731" calcext:value-type="float">
            <text:p>1.400850731</text:p>
          </table:table-cell>
          <table:table-cell office:value-type="float" office:value="1.400522502" calcext:value-type="float">
            <text:p>1.4005225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2];[.B102]/[.D102];&quot;&quot;)" office:value-type="float" office:value="0.820334905475379" calcext:value-type="float">
            <text:p>0.820334905475379</text:p>
          </table:table-cell>
          <table:table-cell table:formula="of:=IF([.E102];[.C102]/[.E102];&quot;&quot;)" office:value-type="float" office:value="0.822084082444825" calcext:value-type="float">
            <text:p>0.82208408244482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1436799" calcext:value-type="float">
            <text:p>1.171436799</text:p>
          </table:table-cell>
          <table:table-cell office:value-type="float" office:value="1.149435075" calcext:value-type="float">
            <text:p>1.149435075</text:p>
          </table:table-cell>
          <table:table-cell office:value-type="float" office:value="1.337261562" calcext:value-type="float">
            <text:p>1.337261562</text:p>
          </table:table-cell>
          <table:table-cell office:value-type="float" office:value="1.306927145" calcext:value-type="float">
            <text:p>1.3069271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03];[.B103]/[.D103];&quot;&quot;)" office:value-type="float" office:value="0.875996762554071" calcext:value-type="float">
            <text:p>0.875996762554071</text:p>
          </table:table-cell>
          <table:table-cell table:formula="of:=IF([.E103];[.C103]/[.E103];&quot;&quot;)" office:value-type="float" office:value="0.879494376865208" calcext:value-type="float">
            <text:p>0.87949437686520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3632099" calcext:value-type="float">
            <text:p>1.173632099</text:p>
          </table:table-cell>
          <table:table-cell office:value-type="float" office:value="1.116906311" calcext:value-type="float">
            <text:p>1.116906311</text:p>
          </table:table-cell>
          <table:table-cell office:value-type="float" office:value="4.065906381" calcext:value-type="float">
            <text:p>4.065906381</text:p>
          </table:table-cell>
          <table:table-cell office:value-type="float" office:value="4.017235789" calcext:value-type="float">
            <text:p>4.0172357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04];[.B104]/[.D104];&quot;&quot;)" office:value-type="float" office:value="0.28865202221192" calcext:value-type="float">
            <text:p>0.28865202221192</text:p>
          </table:table-cell>
          <table:table-cell table:formula="of:=IF([.E104];[.C104]/[.E104];&quot;&quot;)" office:value-type="float" office:value="0.278028567319427" calcext:value-type="float">
            <text:p>0.27802856731942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9791819" calcext:value-type="float">
            <text:p>1.189791819</text:p>
          </table:table-cell>
          <table:table-cell office:value-type="float" office:value="1.20306387" calcext:value-type="float">
            <text:p>1.20306387</text:p>
          </table:table-cell>
          <table:table-cell office:value-type="float" office:value="1.320007107" calcext:value-type="float">
            <text:p>1.320007107</text:p>
          </table:table-cell>
          <table:table-cell office:value-type="float" office:value="1.23732298" calcext:value-type="float">
            <text:p>1.237322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05];[.B105]/[.D105];&quot;&quot;)" office:value-type="float" office:value="0.901352585672101" calcext:value-type="float">
            <text:p>0.901352585672101</text:p>
          </table:table-cell>
          <table:table-cell table:formula="of:=IF([.E105];[.C105]/[.E105];&quot;&quot;)" office:value-type="float" office:value="0.972311910023687" calcext:value-type="float">
            <text:p>0.97231191002368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7336675" calcext:value-type="float">
            <text:p>1.157336675</text:p>
          </table:table-cell>
          <table:table-cell office:value-type="float" office:value="1.159726052" calcext:value-type="float">
            <text:p>1.159726052</text:p>
          </table:table-cell>
          <table:table-cell office:value-type="float" office:value="1.279308929" calcext:value-type="float">
            <text:p>1.279308929</text:p>
          </table:table-cell>
          <table:table-cell office:value-type="float" office:value="1.291640136" calcext:value-type="float">
            <text:p>1.2916401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6];[.B106]/[.D106];&quot;&quot;)" office:value-type="float" office:value="0.904657701329934" calcext:value-type="float">
            <text:p>0.904657701329934</text:p>
          </table:table-cell>
          <table:table-cell table:formula="of:=IF([.E106];[.C106]/[.E106];&quot;&quot;)" office:value-type="float" office:value="0.897870869506644" calcext:value-type="float">
            <text:p>0.89787086950664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1477815" calcext:value-type="float">
            <text:p>1.171477815</text:p>
          </table:table-cell>
          <table:table-cell office:value-type="float" office:value="1.159336298" calcext:value-type="float">
            <text:p>1.159336298</text:p>
          </table:table-cell>
          <table:table-cell office:value-type="float" office:value="1.34742784" calcext:value-type="float">
            <text:p>1.34742784</text:p>
          </table:table-cell>
          <table:table-cell office:value-type="float" office:value="1.36377302" calcext:value-type="float">
            <text:p>1.363773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7];[.B107]/[.D107];&quot;&quot;)" office:value-type="float" office:value="0.86941784949315" calcext:value-type="float">
            <text:p>0.86941784949315</text:p>
          </table:table-cell>
          <table:table-cell table:formula="of:=IF([.E107];[.C107]/[.E107];&quot;&quot;)" office:value-type="float" office:value="0.850094759903668" calcext:value-type="float">
            <text:p>0.85009475990366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6013658" calcext:value-type="float">
            <text:p>1.196013658</text:p>
          </table:table-cell>
          <table:table-cell office:value-type="float" office:value="1.125473439" calcext:value-type="float">
            <text:p>1.125473439</text:p>
          </table:table-cell>
          <table:table-cell office:value-type="float" office:value="7.807320614" calcext:value-type="float">
            <text:p>7.807320614</text:p>
          </table:table-cell>
          <table:table-cell office:value-type="float" office:value="6.897975808" calcext:value-type="float">
            <text:p>6.897975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08];[.B108]/[.D108];&quot;&quot;)" office:value-type="float" office:value="0.153191308149344" calcext:value-type="float">
            <text:p>0.153191308149344</text:p>
          </table:table-cell>
          <table:table-cell table:formula="of:=IF([.E108];[.C108]/[.E108];&quot;&quot;)" office:value-type="float" office:value="0.16315995740297" calcext:value-type="float">
            <text:p>0.1631599574029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6547764" calcext:value-type="float">
            <text:p>1.166547764</text:p>
          </table:table-cell>
          <table:table-cell office:value-type="float" office:value="1.142996529" calcext:value-type="float">
            <text:p>1.142996529</text:p>
          </table:table-cell>
          <table:table-cell office:value-type="float" office:value="1.284980836" calcext:value-type="float">
            <text:p>1.284980836</text:p>
          </table:table-cell>
          <table:table-cell office:value-type="float" office:value="1.283287609" calcext:value-type="float">
            <text:p>1.2832876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09];[.B109]/[.D109];&quot;&quot;)" office:value-type="float" office:value="0.907832810667692" calcext:value-type="float">
            <text:p>0.907832810667692</text:p>
          </table:table-cell>
          <table:table-cell table:formula="of:=IF([.E109];[.C109]/[.E109];&quot;&quot;)" office:value-type="float" office:value="0.890678380266352" calcext:value-type="float">
            <text:p>0.89067838026635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4249675" calcext:value-type="float">
            <text:p>1.284249675</text:p>
          </table:table-cell>
          <table:table-cell office:value-type="float" office:value="1.263019427" calcext:value-type="float">
            <text:p>1.263019427</text:p>
          </table:table-cell>
          <table:table-cell office:value-type="float" office:value="6.414479343" calcext:value-type="float">
            <text:p>6.414479343</text:p>
          </table:table-cell>
          <table:table-cell office:value-type="float" office:value="5.968744966" calcext:value-type="float">
            <text:p>5.9687449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0];[.B110]/[.D110];&quot;&quot;)" office:value-type="float" office:value="0.200211054760271" calcext:value-type="float">
            <text:p>0.200211054760271</text:p>
          </table:table-cell>
          <table:table-cell table:formula="of:=IF([.E110];[.C110]/[.E110];&quot;&quot;)" office:value-type="float" office:value="0.211605527492729" calcext:value-type="float">
            <text:p>0.21160552749272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9988005" calcext:value-type="float">
            <text:p>1.129988005</text:p>
          </table:table-cell>
          <table:table-cell office:value-type="float" office:value="1.13818688" calcext:value-type="float">
            <text:p>1.13818688</text:p>
          </table:table-cell>
          <table:table-cell office:value-type="float" office:value="1.292389643" calcext:value-type="float">
            <text:p>1.292389643</text:p>
          </table:table-cell>
          <table:table-cell office:value-type="float" office:value="1.303102378" calcext:value-type="float">
            <text:p>1.3031023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1];[.B111]/[.D111];&quot;&quot;)" office:value-type="float" office:value="0.874340034462811" calcext:value-type="float">
            <text:p>0.874340034462811</text:p>
          </table:table-cell>
          <table:table-cell table:formula="of:=IF([.E111];[.C111]/[.E111];&quot;&quot;)" office:value-type="float" office:value="0.873443943634642" calcext:value-type="float">
            <text:p>0.87344394363464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7022888" calcext:value-type="float">
            <text:p>1.147022888</text:p>
          </table:table-cell>
          <table:table-cell office:value-type="float" office:value="1.138932688" calcext:value-type="float">
            <text:p>1.138932688</text:p>
          </table:table-cell>
          <table:table-cell office:value-type="float" office:value="1.336202183" calcext:value-type="float">
            <text:p>1.336202183</text:p>
          </table:table-cell>
          <table:table-cell office:value-type="float" office:value="1.321869703" calcext:value-type="float">
            <text:p>1.3218697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2];[.B112]/[.D112];&quot;&quot;)" office:value-type="float" office:value="0.858420157213588" calcext:value-type="float">
            <text:p>0.858420157213588</text:p>
          </table:table-cell>
          <table:table-cell table:formula="of:=IF([.E112];[.C112]/[.E112];&quot;&quot;)" office:value-type="float" office:value="0.861607377349808" calcext:value-type="float">
            <text:p>0.86160737734980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1608022" calcext:value-type="float">
            <text:p>1.151608022</text:p>
          </table:table-cell>
          <table:table-cell office:value-type="float" office:value="1.125835226" calcext:value-type="float">
            <text:p>1.125835226</text:p>
          </table:table-cell>
          <table:table-cell office:value-type="float" office:value="1.41804587" calcext:value-type="float">
            <text:p>1.41804587</text:p>
          </table:table-cell>
          <table:table-cell office:value-type="float" office:value="1.371178399" calcext:value-type="float">
            <text:p>1.3711783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3];[.B113]/[.D113];&quot;&quot;)" office:value-type="float" office:value="0.812109147075757" calcext:value-type="float">
            <text:p>0.812109147075757</text:p>
          </table:table-cell>
          <table:table-cell table:formula="of:=IF([.E113];[.C113]/[.E113];&quot;&quot;)" office:value-type="float" office:value="0.821071296646061" calcext:value-type="float">
            <text:p>0.82107129664606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1123632" calcext:value-type="float">
            <text:p>1.921123632</text:p>
          </table:table-cell>
          <table:table-cell office:value-type="float" office:value="1.140757649" calcext:value-type="float">
            <text:p>1.140757649</text:p>
          </table:table-cell>
          <table:table-cell office:value-type="float" office:value="138.082705488" calcext:value-type="float">
            <text:p>138.082705488</text:p>
          </table:table-cell>
          <table:table-cell office:value-type="float" office:value="135.328282314" calcext:value-type="float">
            <text:p>135.3282823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14];[.B114]/[.D114];&quot;&quot;)" office:value-type="float" office:value="0.0139128475590808" calcext:value-type="float">
            <text:p>0.013912847559081</text:p>
          </table:table-cell>
          <table:table-cell table:formula="of:=IF([.E114];[.C114]/[.E114];&quot;&quot;)" office:value-type="float" office:value="0.00842955832656709" calcext:value-type="float">
            <text:p>0.00842955832656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407349" calcext:value-type="float">
            <text:p>1.132407349</text:p>
          </table:table-cell>
          <table:table-cell office:value-type="float" office:value="1.099385751" calcext:value-type="float">
            <text:p>1.099385751</text:p>
          </table:table-cell>
          <table:table-cell office:value-type="float" office:value="1.099440477" calcext:value-type="float">
            <text:p>1.099440477</text:p>
          </table:table-cell>
          <table:table-cell office:value-type="float" office:value="1.079042202" calcext:value-type="float">
            <text:p>1.079042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5];[.B115]/[.D115];&quot;&quot;)" office:value-type="float" office:value="1.02998513579376" calcext:value-type="float">
            <text:p>1.02998513579376</text:p>
          </table:table-cell>
          <table:table-cell table:formula="of:=IF([.E115];[.C115]/[.E115];&quot;&quot;)" office:value-type="float" office:value="1.01885333952861" calcext:value-type="float">
            <text:p>1.0188533395286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7174436" calcext:value-type="float">
            <text:p>1.127174436</text:p>
          </table:table-cell>
          <table:table-cell office:value-type="float" office:value="1.097992567" calcext:value-type="float">
            <text:p>1.097992567</text:p>
          </table:table-cell>
          <table:table-cell office:value-type="float" office:value="1.416799746" calcext:value-type="float">
            <text:p>1.416799746</text:p>
          </table:table-cell>
          <table:table-cell office:value-type="float" office:value="1.396321127" calcext:value-type="float">
            <text:p>1.3963211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6];[.B116]/[.D116];&quot;&quot;)" office:value-type="float" office:value="0.795577807789923" calcext:value-type="float">
            <text:p>0.795577807789923</text:p>
          </table:table-cell>
          <table:table-cell table:formula="of:=IF([.E116];[.C116]/[.E116];&quot;&quot;)" office:value-type="float" office:value="0.786346740566076" calcext:value-type="float">
            <text:p>0.78634674056607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7952302" calcext:value-type="float">
            <text:p>1.127952302</text:p>
          </table:table-cell>
          <table:table-cell office:value-type="float" office:value="1.168354961" calcext:value-type="float">
            <text:p>1.168354961</text:p>
          </table:table-cell>
          <table:table-cell office:value-type="float" office:value="1.358586394" calcext:value-type="float">
            <text:p>1.358586394</text:p>
          </table:table-cell>
          <table:table-cell office:value-type="float" office:value="1.28508009" calcext:value-type="float">
            <text:p>1.285080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7];[.B117]/[.D117];&quot;&quot;)" office:value-type="float" office:value="0.830239657177076" calcext:value-type="float">
            <text:p>0.830239657177076</text:p>
          </table:table-cell>
          <table:table-cell table:formula="of:=IF([.E117];[.C117]/[.E117];&quot;&quot;)" office:value-type="float" office:value="0.9091689849463" calcext:value-type="float">
            <text:p>0.909168984946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9358168" calcext:value-type="float">
            <text:p>1.179358168</text:p>
          </table:table-cell>
          <table:table-cell office:value-type="float" office:value="1.169499949" calcext:value-type="float">
            <text:p>1.169499949</text:p>
          </table:table-cell>
          <table:table-cell office:value-type="float" office:value="1.28375801" calcext:value-type="float">
            <text:p>1.28375801</text:p>
          </table:table-cell>
          <table:table-cell office:value-type="float" office:value="1.296062571" calcext:value-type="float">
            <text:p>1.2960625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18];[.B118]/[.D118];&quot;&quot;)" office:value-type="float" office:value="0.918676385123392" calcext:value-type="float">
            <text:p>0.918676385123392</text:p>
          </table:table-cell>
          <table:table-cell table:formula="of:=IF([.E118];[.C118]/[.E118];&quot;&quot;)" office:value-type="float" office:value="0.902348370493912" calcext:value-type="float">
            <text:p>0.90234837049391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7510119" calcext:value-type="float">
            <text:p>1.147510119</text:p>
          </table:table-cell>
          <table:table-cell office:value-type="float" office:value="1.150410869" calcext:value-type="float">
            <text:p>1.150410869</text:p>
          </table:table-cell>
          <table:table-cell office:value-type="float" office:value="1.292814212" calcext:value-type="float">
            <text:p>1.292814212</text:p>
          </table:table-cell>
          <table:table-cell office:value-type="float" office:value="1.252470965" calcext:value-type="float">
            <text:p>1.2524709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19];[.B119]/[.D119];&quot;&quot;)" office:value-type="float" office:value="0.887606361647887" calcext:value-type="float">
            <text:p>0.887606361647887</text:p>
          </table:table-cell>
          <table:table-cell table:formula="of:=IF([.E119];[.C119]/[.E119];&quot;&quot;)" office:value-type="float" office:value="0.918513004411244" calcext:value-type="float">
            <text:p>0.91851300441124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3901726" calcext:value-type="float">
            <text:p>1.163901726</text:p>
          </table:table-cell>
          <table:table-cell office:value-type="float" office:value="1.123677631" calcext:value-type="float">
            <text:p>1.123677631</text:p>
          </table:table-cell>
          <table:table-cell office:value-type="float" office:value="1.338740088" calcext:value-type="float">
            <text:p>1.338740088</text:p>
          </table:table-cell>
          <table:table-cell office:value-type="float" office:value="1.333770296" calcext:value-type="float">
            <text:p>1.3337702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20];[.B120]/[.D120];&quot;&quot;)" office:value-type="float" office:value="0.869400816807392" calcext:value-type="float">
            <text:p>0.869400816807392</text:p>
          </table:table-cell>
          <table:table-cell table:formula="of:=IF([.E120];[.C120]/[.E120];&quot;&quot;)" office:value-type="float" office:value="0.84248212332358" calcext:value-type="float">
            <text:p>0.8424821233235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956179" calcext:value-type="float">
            <text:p>1.172956179</text:p>
          </table:table-cell>
          <table:table-cell office:value-type="float" office:value="1.156975631" calcext:value-type="float">
            <text:p>1.156975631</text:p>
          </table:table-cell>
          <table:table-cell office:value-type="float" office:value="1.3236857" calcext:value-type="float">
            <text:p>1.3236857</text:p>
          </table:table-cell>
          <table:table-cell office:value-type="float" office:value="1.294076862" calcext:value-type="float">
            <text:p>1.2940768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1];[.B121]/[.D121];&quot;&quot;)" office:value-type="float" office:value="0.88612891942551" calcext:value-type="float">
            <text:p>0.88612891942551</text:p>
          </table:table-cell>
          <table:table-cell table:formula="of:=IF([.E121];[.C121]/[.E121];&quot;&quot;)" office:value-type="float" office:value="0.894054800741812" calcext:value-type="float">
            <text:p>0.89405480074181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9656041" calcext:value-type="float">
            <text:p>1.139656041</text:p>
          </table:table-cell>
          <table:table-cell office:value-type="float" office:value="1.153457917" calcext:value-type="float">
            <text:p>1.153457917</text:p>
          </table:table-cell>
          <table:table-cell office:value-type="float" office:value="1.161609337" calcext:value-type="float">
            <text:p>1.161609337</text:p>
          </table:table-cell>
          <table:table-cell office:value-type="float" office:value="1.153780116" calcext:value-type="float">
            <text:p>1.153780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2];[.B122]/[.D122];&quot;&quot;)" office:value-type="float" office:value="0.981100964583586" calcext:value-type="float">
            <text:p>0.981100964583586</text:p>
          </table:table-cell>
          <table:table-cell table:formula="of:=IF([.E122];[.C122]/[.E122];&quot;&quot;)" office:value-type="float" office:value="0.999720744884114" calcext:value-type="float">
            <text:p>0.99972074488411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6482505" calcext:value-type="float">
            <text:p>1.126482505</text:p>
          </table:table-cell>
          <table:table-cell office:value-type="float" office:value="1.127143114" calcext:value-type="float">
            <text:p>1.127143114</text:p>
          </table:table-cell>
          <table:table-cell office:value-type="float" office:value="1.273611948" calcext:value-type="float">
            <text:p>1.273611948</text:p>
          </table:table-cell>
          <table:table-cell office:value-type="float" office:value="1.221857323" calcext:value-type="float">
            <text:p>1.2218573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3];[.B123]/[.D123];&quot;&quot;)" office:value-type="float" office:value="0.884478593946105" calcext:value-type="float">
            <text:p>0.884478593946105</text:p>
          </table:table-cell>
          <table:table-cell table:formula="of:=IF([.E123];[.C123]/[.E123];&quot;&quot;)" office:value-type="float" office:value="0.922483413392776" calcext:value-type="float">
            <text:p>0.92248341339277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4433509" calcext:value-type="float">
            <text:p>1.154433509</text:p>
          </table:table-cell>
          <table:table-cell office:value-type="float" office:value="1.160579534" calcext:value-type="float">
            <text:p>1.160579534</text:p>
          </table:table-cell>
          <table:table-cell office:value-type="float" office:value="1.122007446" calcext:value-type="float">
            <text:p>1.122007446</text:p>
          </table:table-cell>
          <table:table-cell office:value-type="float" office:value="1.154557856" calcext:value-type="float">
            <text:p>1.1545578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4];[.B124]/[.D124];&quot;&quot;)" office:value-type="float" office:value="1.02890004261166" calcext:value-type="float">
            <text:p>1.02890004261166</text:p>
          </table:table-cell>
          <table:table-cell table:formula="of:=IF([.E124];[.C124]/[.E124];&quot;&quot;)" office:value-type="float" office:value="1.00521557059155" calcext:value-type="float">
            <text:p>1.0052155705915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1281072" calcext:value-type="float">
            <text:p>1.181281072</text:p>
          </table:table-cell>
          <table:table-cell office:value-type="float" office:value="1.176563326" calcext:value-type="float">
            <text:p>1.176563326</text:p>
          </table:table-cell>
          <table:table-cell office:value-type="float" office:value="1.189617204" calcext:value-type="float">
            <text:p>1.189617204</text:p>
          </table:table-cell>
          <table:table-cell office:value-type="float" office:value="1.155486582" calcext:value-type="float">
            <text:p>1.1554865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5];[.B125]/[.D125];&quot;&quot;)" office:value-type="float" office:value="0.992992592934962" calcext:value-type="float">
            <text:p>0.992992592934962</text:p>
          </table:table-cell>
          <table:table-cell table:formula="of:=IF([.E125];[.C125]/[.E125];&quot;&quot;)" office:value-type="float" office:value="1.01824057875559" calcext:value-type="float">
            <text:p>1.0182405787555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405598" calcext:value-type="float">
            <text:p>1.172405598</text:p>
          </table:table-cell>
          <table:table-cell office:value-type="float" office:value="1.125512965" calcext:value-type="float">
            <text:p>1.125512965</text:p>
          </table:table-cell>
          <table:table-cell office:value-type="float" office:value="1.297148232" calcext:value-type="float">
            <text:p>1.297148232</text:p>
          </table:table-cell>
          <table:table-cell office:value-type="float" office:value="1.247464754" calcext:value-type="float">
            <text:p>1.2474647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6];[.B126]/[.D126];&quot;&quot;)" office:value-type="float" office:value="0.903833169623439" calcext:value-type="float">
            <text:p>0.903833169623439</text:p>
          </table:table-cell>
          <table:table-cell table:formula="of:=IF([.E126];[.C126]/[.E126];&quot;&quot;)" office:value-type="float" office:value="0.90224029287484" calcext:value-type="float">
            <text:p>0.9022402928748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7437473" calcext:value-type="float">
            <text:p>1.167437473</text:p>
          </table:table-cell>
          <table:table-cell office:value-type="float" office:value="1.149263415" calcext:value-type="float">
            <text:p>1.149263415</text:p>
          </table:table-cell>
          <table:table-cell office:value-type="float" office:value="2.283880037" calcext:value-type="float">
            <text:p>2.283880037</text:p>
          </table:table-cell>
          <table:table-cell office:value-type="float" office:value="2.20582944" calcext:value-type="float">
            <text:p>2.205829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27];[.B127]/[.D127];&quot;&quot;)" office:value-type="float" office:value="0.511164095349549" calcext:value-type="float">
            <text:p>0.511164095349549</text:p>
          </table:table-cell>
          <table:table-cell table:formula="of:=IF([.E127];[.C127]/[.E127];&quot;&quot;)" office:value-type="float" office:value="0.521011912416946" calcext:value-type="float">
            <text:p>0.52101191241694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1314596" calcext:value-type="float">
            <text:p>1.161314596</text:p>
          </table:table-cell>
          <table:table-cell office:value-type="float" office:value="1.199748353" calcext:value-type="float">
            <text:p>1.199748353</text:p>
          </table:table-cell>
          <table:table-cell office:value-type="float" office:value="1.308299097" calcext:value-type="float">
            <text:p>1.308299097</text:p>
          </table:table-cell>
          <table:table-cell office:value-type="float" office:value="1.253910314" calcext:value-type="float">
            <text:p>1.2539103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28];[.B128]/[.D128];&quot;&quot;)" office:value-type="float" office:value="0.887652218566042" calcext:value-type="float">
            <text:p>0.887652218566042</text:p>
          </table:table-cell>
          <table:table-cell table:formula="of:=IF([.E128];[.C128]/[.E128];&quot;&quot;)" office:value-type="float" office:value="0.956805554276667" calcext:value-type="float">
            <text:p>0.95680555427666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8141125" calcext:value-type="float">
            <text:p>1.138141125</text:p>
          </table:table-cell>
          <table:table-cell office:value-type="float" office:value="1.170913337" calcext:value-type="float">
            <text:p>1.170913337</text:p>
          </table:table-cell>
          <table:table-cell office:value-type="float" office:value="1.372880264" calcext:value-type="float">
            <text:p>1.372880264</text:p>
          </table:table-cell>
          <table:table-cell office:value-type="float" office:value="1.367041658" calcext:value-type="float">
            <text:p>1.3670416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29];[.B129]/[.D129];&quot;&quot;)" office:value-type="float" office:value="0.829017034365351" calcext:value-type="float">
            <text:p>0.829017034365351</text:p>
          </table:table-cell>
          <table:table-cell table:formula="of:=IF([.E129];[.C129]/[.E129];&quot;&quot;)" office:value-type="float" office:value="0.856530838067555" calcext:value-type="float">
            <text:p>0.85653083806755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9873719" calcext:value-type="float">
            <text:p>1.159873719</text:p>
          </table:table-cell>
          <table:table-cell office:value-type="float" office:value="1.136894444" calcext:value-type="float">
            <text:p>1.136894444</text:p>
          </table:table-cell>
          <table:table-cell office:value-type="float" office:value="1.171435135" calcext:value-type="float">
            <text:p>1.171435135</text:p>
          </table:table-cell>
          <table:table-cell office:value-type="float" office:value="1.171080673" calcext:value-type="float">
            <text:p>1.1710806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30];[.B130]/[.D130];&quot;&quot;)" office:value-type="float" office:value="0.990130553835574" calcext:value-type="float">
            <text:p>0.990130553835574</text:p>
          </table:table-cell>
          <table:table-cell table:formula="of:=IF([.E130];[.C130]/[.E130];&quot;&quot;)" office:value-type="float" office:value="0.970807964140998" calcext:value-type="float">
            <text:p>0.97080796414099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8721952" calcext:value-type="float">
            <text:p>1.188721952</text:p>
          </table:table-cell>
          <table:table-cell office:value-type="float" office:value="1.165056265" calcext:value-type="float">
            <text:p>1.165056265</text:p>
          </table:table-cell>
          <table:table-cell office:value-type="float" office:value="1.187161878" calcext:value-type="float">
            <text:p>1.187161878</text:p>
          </table:table-cell>
          <table:table-cell office:value-type="float" office:value="1.180422945" calcext:value-type="float">
            <text:p>1.1804229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1];[.B131]/[.D131];&quot;&quot;)" office:value-type="float" office:value="1.00131412070157" calcext:value-type="float">
            <text:p>1.00131412070157</text:p>
          </table:table-cell>
          <table:table-cell table:formula="of:=IF([.E131];[.C131]/[.E131];&quot;&quot;)" office:value-type="float" office:value="0.986982055825762" calcext:value-type="float">
            <text:p>0.98698205582576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678141" calcext:value-type="float">
            <text:p>1.172678141</text:p>
          </table:table-cell>
          <table:table-cell office:value-type="float" office:value="1.159716128" calcext:value-type="float">
            <text:p>1.159716128</text:p>
          </table:table-cell>
          <table:table-cell office:value-type="float" office:value="1.31868028" calcext:value-type="float">
            <text:p>1.31868028</text:p>
          </table:table-cell>
          <table:table-cell office:value-type="float" office:value="1.293424315" calcext:value-type="float">
            <text:p>1.2934243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2];[.B132]/[.D132];&quot;&quot;)" office:value-type="float" office:value="0.889281624049159" calcext:value-type="float">
            <text:p>0.889281624049159</text:p>
          </table:table-cell>
          <table:table-cell table:formula="of:=IF([.E132];[.C132]/[.E132];&quot;&quot;)" office:value-type="float" office:value="0.896624653294847" calcext:value-type="float">
            <text:p>0.89662465329484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5068198" calcext:value-type="float">
            <text:p>1.185068198</text:p>
          </table:table-cell>
          <table:table-cell office:value-type="float" office:value="1.159025435" calcext:value-type="float">
            <text:p>1.159025435</text:p>
          </table:table-cell>
          <table:table-cell office:value-type="float" office:value="1.3495001" calcext:value-type="float">
            <text:p>1.3495001</text:p>
          </table:table-cell>
          <table:table-cell office:value-type="float" office:value="1.298523605" calcext:value-type="float">
            <text:p>1.2985236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3];[.B133]/[.D133];&quot;&quot;)" office:value-type="float" office:value="0.878153471793" calcext:value-type="float">
            <text:p>0.878153471793</text:p>
          </table:table-cell>
          <table:table-cell table:formula="of:=IF([.E133];[.C133]/[.E133];&quot;&quot;)" office:value-type="float" office:value="0.892571710315578" calcext:value-type="float">
            <text:p>0.89257171031557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6107913" calcext:value-type="float">
            <text:p>1.176107913</text:p>
          </table:table-cell>
          <table:table-cell office:value-type="float" office:value="1.171549196" calcext:value-type="float">
            <text:p>1.171549196</text:p>
          </table:table-cell>
          <table:table-cell office:value-type="float" office:value="1.327728342" calcext:value-type="float">
            <text:p>1.327728342</text:p>
          </table:table-cell>
          <table:table-cell office:value-type="float" office:value="1.287548942" calcext:value-type="float">
            <text:p>1.2875489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4];[.B134]/[.D134];&quot;&quot;)" office:value-type="float" office:value="0.885804630206501" calcext:value-type="float">
            <text:p>0.885804630206501</text:p>
          </table:table-cell>
          <table:table-cell table:formula="of:=IF([.E134];[.C134]/[.E134];&quot;&quot;)" office:value-type="float" office:value="0.90990653464418" calcext:value-type="float">
            <text:p>0.9099065346441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6110774" calcext:value-type="float">
            <text:p>1.156110774</text:p>
          </table:table-cell>
          <table:table-cell office:value-type="float" office:value="1.134915296" calcext:value-type="float">
            <text:p>1.134915296</text:p>
          </table:table-cell>
          <table:table-cell office:value-type="float" office:value="1.181459333" calcext:value-type="float">
            <text:p>1.181459333</text:p>
          </table:table-cell>
          <table:table-cell office:value-type="float" office:value="1.136210946" calcext:value-type="float">
            <text:p>1.1362109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5];[.B135]/[.D135];&quot;&quot;)" office:value-type="float" office:value="0.978544704593738" calcext:value-type="float">
            <text:p>0.978544704593738</text:p>
          </table:table-cell>
          <table:table-cell table:formula="of:=IF([.E135];[.C135]/[.E135];&quot;&quot;)" office:value-type="float" office:value="0.998859674777328" calcext:value-type="float">
            <text:p>0.99885967477732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7511439" calcext:value-type="float">
            <text:p>1.127511439</text:p>
          </table:table-cell>
          <table:table-cell office:value-type="float" office:value="1.150998091" calcext:value-type="float">
            <text:p>1.150998091</text:p>
          </table:table-cell>
          <table:table-cell office:value-type="float" office:value="1.353513762" calcext:value-type="float">
            <text:p>1.353513762</text:p>
          </table:table-cell>
          <table:table-cell office:value-type="float" office:value="1.352454277" calcext:value-type="float">
            <text:p>1.3524542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6];[.B136]/[.D136];&quot;&quot;)" office:value-type="float" office:value="0.833025470929789" calcext:value-type="float">
            <text:p>0.833025470929789</text:p>
          </table:table-cell>
          <table:table-cell table:formula="of:=IF([.E136];[.C136]/[.E136];&quot;&quot;)" office:value-type="float" office:value="0.851043995034813" calcext:value-type="float">
            <text:p>0.85104399503481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0750614" calcext:value-type="float">
            <text:p>1.160750614</text:p>
          </table:table-cell>
          <table:table-cell office:value-type="float" office:value="1.132462305" calcext:value-type="float">
            <text:p>1.132462305</text:p>
          </table:table-cell>
          <table:table-cell office:value-type="float" office:value="1.292155842" calcext:value-type="float">
            <text:p>1.292155842</text:p>
          </table:table-cell>
          <table:table-cell office:value-type="float" office:value="1.279177465" calcext:value-type="float">
            <text:p>1.2791774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7];[.B137]/[.D137];&quot;&quot;)" office:value-type="float" office:value="0.898305433656817" calcext:value-type="float">
            <text:p>0.898305433656817</text:p>
          </table:table-cell>
          <table:table-cell table:formula="of:=IF([.E137];[.C137]/[.E137];&quot;&quot;)" office:value-type="float" office:value="0.88530507766567" calcext:value-type="float">
            <text:p>0.8853050776656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1452049" calcext:value-type="float">
            <text:p>1.171452049</text:p>
          </table:table-cell>
          <table:table-cell office:value-type="float" office:value="1.178457271" calcext:value-type="float">
            <text:p>1.178457271</text:p>
          </table:table-cell>
          <table:table-cell office:value-type="float" office:value="1.481096943" calcext:value-type="float">
            <text:p>1.481096943</text:p>
          </table:table-cell>
          <table:table-cell office:value-type="float" office:value="1.460255009" calcext:value-type="float">
            <text:p>1.460255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38];[.B138]/[.D138];&quot;&quot;)" office:value-type="float" office:value="0.790935431023977" calcext:value-type="float">
            <text:p>0.790935431023977</text:p>
          </table:table-cell>
          <table:table-cell table:formula="of:=IF([.E138];[.C138]/[.E138];&quot;&quot;)" office:value-type="float" office:value="0.807021557013539" calcext:value-type="float">
            <text:p>0.80702155701353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7844619" calcext:value-type="float">
            <text:p>1.127844619</text:p>
          </table:table-cell>
          <table:table-cell office:value-type="float" office:value="1.140299531" calcext:value-type="float">
            <text:p>1.140299531</text:p>
          </table:table-cell>
          <table:table-cell office:value-type="float" office:value="1.345173959" calcext:value-type="float">
            <text:p>1.345173959</text:p>
          </table:table-cell>
          <table:table-cell office:value-type="float" office:value="1.309859987" calcext:value-type="float">
            <text:p>1.3098599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39];[.B139]/[.D139];&quot;&quot;)" office:value-type="float" office:value="0.838437743649481" calcext:value-type="float">
            <text:p>0.838437743649481</text:p>
          </table:table-cell>
          <table:table-cell table:formula="of:=IF([.E139];[.C139]/[.E139];&quot;&quot;)" office:value-type="float" office:value="0.87055070184383" calcext:value-type="float">
            <text:p>0.8705507018438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1169518" calcext:value-type="float">
            <text:p>1.131169518</text:p>
          </table:table-cell>
          <table:table-cell office:value-type="float" office:value="1.153269022" calcext:value-type="float">
            <text:p>1.153269022</text:p>
          </table:table-cell>
          <table:table-cell office:value-type="float" office:value="1.338223756" calcext:value-type="float">
            <text:p>1.338223756</text:p>
          </table:table-cell>
          <table:table-cell office:value-type="float" office:value="1.343261262" calcext:value-type="float">
            <text:p>1.3432612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0];[.B140]/[.D140];&quot;&quot;)" office:value-type="float" office:value="0.845276817817902" calcext:value-type="float">
            <text:p>0.845276817817902</text:p>
          </table:table-cell>
          <table:table-cell table:formula="of:=IF([.E140];[.C140]/[.E140];&quot;&quot;)" office:value-type="float" office:value="0.858558982251064" calcext:value-type="float">
            <text:p>0.85855898225106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5690568" calcext:value-type="float">
            <text:p>1.175690568</text:p>
          </table:table-cell>
          <table:table-cell office:value-type="float" office:value="1.153954973" calcext:value-type="float">
            <text:p>1.153954973</text:p>
          </table:table-cell>
          <table:table-cell office:value-type="float" office:value="2.210285689" calcext:value-type="float">
            <text:p>2.210285689</text:p>
          </table:table-cell>
          <table:table-cell office:value-type="float" office:value="2.037929237" calcext:value-type="float">
            <text:p>2.0379292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41];[.B141]/[.D141];&quot;&quot;)" office:value-type="float" office:value="0.531917920769744" calcext:value-type="float">
            <text:p>0.531917920769744</text:p>
          </table:table-cell>
          <table:table-cell table:formula="of:=IF([.E141];[.C141]/[.E141];&quot;&quot;)" office:value-type="float" office:value="0.566238980259549" calcext:value-type="float">
            <text:p>0.56623898025954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5927374" calcext:value-type="float">
            <text:p>1.195927374</text:p>
          </table:table-cell>
          <table:table-cell office:value-type="float" office:value="1.175198276" calcext:value-type="float">
            <text:p>1.175198276</text:p>
          </table:table-cell>
          <table:table-cell office:value-type="float" office:value="1.281256638" calcext:value-type="float">
            <text:p>1.281256638</text:p>
          </table:table-cell>
          <table:table-cell office:value-type="float" office:value="1.267909793" calcext:value-type="float">
            <text:p>1.2679097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2];[.B142]/[.D142];&quot;&quot;)" office:value-type="float" office:value="0.93340189508544" calcext:value-type="float">
            <text:p>0.93340189508544</text:p>
          </table:table-cell>
          <table:table-cell table:formula="of:=IF([.E142];[.C142]/[.E142];&quot;&quot;)" office:value-type="float" office:value="0.926878459720202" calcext:value-type="float">
            <text:p>0.92687845972020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6148409" calcext:value-type="float">
            <text:p>1.156148409</text:p>
          </table:table-cell>
          <table:table-cell office:value-type="float" office:value="1.138468921" calcext:value-type="float">
            <text:p>1.138468921</text:p>
          </table:table-cell>
          <table:table-cell office:value-type="float" office:value="1.317306207" calcext:value-type="float">
            <text:p>1.317306207</text:p>
          </table:table-cell>
          <table:table-cell office:value-type="float" office:value="1.311515625" calcext:value-type="float">
            <text:p>1.311515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3];[.B143]/[.D143];&quot;&quot;)" office:value-type="float" office:value="0.877661095693903" calcext:value-type="float">
            <text:p>0.877661095693903</text:p>
          </table:table-cell>
          <table:table-cell table:formula="of:=IF([.E143];[.C143]/[.E143];&quot;&quot;)" office:value-type="float" office:value="0.868055934141082" calcext:value-type="float">
            <text:p>0.86805593414108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0666511" calcext:value-type="float">
            <text:p>1.160666511</text:p>
          </table:table-cell>
          <table:table-cell office:value-type="float" office:value="1.13947557" calcext:value-type="float">
            <text:p>1.13947557</text:p>
          </table:table-cell>
          <table:table-cell office:value-type="float" office:value="1.343035004" calcext:value-type="float">
            <text:p>1.343035004</text:p>
          </table:table-cell>
          <table:table-cell office:value-type="float" office:value="1.303835946" calcext:value-type="float">
            <text:p>1.3038359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4];[.B144]/[.D144];&quot;&quot;)" office:value-type="float" office:value="0.864211660562199" calcext:value-type="float">
            <text:p>0.864211660562199</text:p>
          </table:table-cell>
          <table:table-cell table:formula="of:=IF([.E144];[.C144]/[.E144];&quot;&quot;)" office:value-type="float" office:value="0.873940907593293" calcext:value-type="float">
            <text:p>0.87394090759329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6911583" calcext:value-type="float">
            <text:p>1.166911583</text:p>
          </table:table-cell>
          <table:table-cell office:value-type="float" office:value="1.171087314" calcext:value-type="float">
            <text:p>1.171087314</text:p>
          </table:table-cell>
          <table:table-cell office:value-type="float" office:value="1.355598314" calcext:value-type="float">
            <text:p>1.355598314</text:p>
          </table:table-cell>
          <table:table-cell office:value-type="float" office:value="1.313844015" calcext:value-type="float">
            <text:p>1.313844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45];[.B145]/[.D145];&quot;&quot;)" office:value-type="float" office:value="0.860809261083221" calcext:value-type="float">
            <text:p>0.860809261083221</text:p>
          </table:table-cell>
          <table:table-cell table:formula="of:=IF([.E145];[.C145]/[.E145];&quot;&quot;)" office:value-type="float" office:value="0.89134425443952" calcext:value-type="float">
            <text:p>0.8913442544395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5538581" calcext:value-type="float">
            <text:p>1.165538581</text:p>
          </table:table-cell>
          <table:table-cell office:value-type="float" office:value="1.158275275" calcext:value-type="float">
            <text:p>1.158275275</text:p>
          </table:table-cell>
          <table:table-cell office:value-type="float" office:value="1.204882711" calcext:value-type="float">
            <text:p>1.204882711</text:p>
          </table:table-cell>
          <table:table-cell office:value-type="float" office:value="1.198574658" calcext:value-type="float">
            <text:p>1.1985746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46];[.B146]/[.D146];&quot;&quot;)" office:value-type="float" office:value="0.967346091332536" calcext:value-type="float">
            <text:p>0.967346091332536</text:p>
          </table:table-cell>
          <table:table-cell table:formula="of:=IF([.E146];[.C146]/[.E146];&quot;&quot;)" office:value-type="float" office:value="0.966377244228369" calcext:value-type="float">
            <text:p>0.96637724422836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2067277" calcext:value-type="float">
            <text:p>1.182067277</text:p>
          </table:table-cell>
          <table:table-cell office:value-type="float" office:value="1.171728219" calcext:value-type="float">
            <text:p>1.171728219</text:p>
          </table:table-cell>
          <table:table-cell office:value-type="float" office:value="1.443692027" calcext:value-type="float">
            <text:p>1.443692027</text:p>
          </table:table-cell>
          <table:table-cell office:value-type="float" office:value="1.457848106" calcext:value-type="float">
            <text:p>1.4578481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7];[.B147]/[.D147];&quot;&quot;)" office:value-type="float" office:value="0.818780775188142" calcext:value-type="float">
            <text:p>0.818780775188142</text:p>
          </table:table-cell>
          <table:table-cell table:formula="of:=IF([.E147];[.C147]/[.E147];&quot;&quot;)" office:value-type="float" office:value="0.803738204396995" calcext:value-type="float">
            <text:p>0.80373820439699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6526505" calcext:value-type="float">
            <text:p>1.166526505</text:p>
          </table:table-cell>
          <table:table-cell office:value-type="float" office:value="1.18068223" calcext:value-type="float">
            <text:p>1.18068223</text:p>
          </table:table-cell>
          <table:table-cell office:value-type="float" office:value="1.181095331" calcext:value-type="float">
            <text:p>1.181095331</text:p>
          </table:table-cell>
          <table:table-cell office:value-type="float" office:value="1.145996488" calcext:value-type="float">
            <text:p>1.145996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8];[.B148]/[.D148];&quot;&quot;)" office:value-type="float" office:value="0.987664987221933" calcext:value-type="float">
            <text:p>0.987664987221933</text:p>
          </table:table-cell>
          <table:table-cell table:formula="of:=IF([.E148];[.C148]/[.E148];&quot;&quot;)" office:value-type="float" office:value="1.03026688333097" calcext:value-type="float">
            <text:p>1.0302668833309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6416949" calcext:value-type="float">
            <text:p>1.136416949</text:p>
          </table:table-cell>
          <table:table-cell office:value-type="float" office:value="1.14283535" calcext:value-type="float">
            <text:p>1.14283535</text:p>
          </table:table-cell>
          <table:table-cell office:value-type="float" office:value="1.360852729" calcext:value-type="float">
            <text:p>1.360852729</text:p>
          </table:table-cell>
          <table:table-cell office:value-type="float" office:value="1.331733371" calcext:value-type="float">
            <text:p>1.3317333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49];[.B149]/[.D149];&quot;&quot;)" office:value-type="float" office:value="0.835077098926845" calcext:value-type="float">
            <text:p>0.835077098926845</text:p>
          </table:table-cell>
          <table:table-cell table:formula="of:=IF([.E149];[.C149]/[.E149];&quot;&quot;)" office:value-type="float" office:value="0.858156275788031" calcext:value-type="float">
            <text:p>0.85815627578803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34216931" calcext:value-type="float">
            <text:p>1.234216931</text:p>
          </table:table-cell>
          <table:table-cell office:value-type="float" office:value="1.226941344" calcext:value-type="float">
            <text:p>1.22694134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150];[.B150]/[.D150];&quot;&quot;)">
            <text:p/>
          </table:table-cell>
          <table:table-cell table:formula="of:=IF([.E150];[.C150]/[.E1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5124624" calcext:value-type="float">
            <text:p>1.185124624</text:p>
          </table:table-cell>
          <table:table-cell office:value-type="float" office:value="1.140108982" calcext:value-type="float">
            <text:p>1.140108982</text:p>
          </table:table-cell>
          <table:table-cell office:value-type="float" office:value="1.42940104" calcext:value-type="float">
            <text:p>1.42940104</text:p>
          </table:table-cell>
          <table:table-cell office:value-type="float" office:value="1.395185059" calcext:value-type="float">
            <text:p>1.3951850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51];[.B151]/[.D151];&quot;&quot;)" office:value-type="float" office:value="0.829105751874925" calcext:value-type="float">
            <text:p>0.829105751874925</text:p>
          </table:table-cell>
          <table:table-cell table:formula="of:=IF([.E151];[.C151]/[.E151];&quot;&quot;)" office:value-type="float" office:value="0.81717401906323" calcext:value-type="float">
            <text:p>0.8171740190632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3047318" calcext:value-type="float">
            <text:p>1.183047318</text:p>
          </table:table-cell>
          <table:table-cell office:value-type="float" office:value="1.138702415" calcext:value-type="float">
            <text:p>1.138702415</text:p>
          </table:table-cell>
          <table:table-cell office:value-type="float" office:value="1.44208969" calcext:value-type="float">
            <text:p>1.44208969</text:p>
          </table:table-cell>
          <table:table-cell office:value-type="float" office:value="1.351470769" calcext:value-type="float">
            <text:p>1.3514707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52];[.B152]/[.D152];&quot;&quot;)" office:value-type="float" office:value="0.820370138004384" calcext:value-type="float">
            <text:p>0.820370138004384</text:p>
          </table:table-cell>
          <table:table-cell table:formula="of:=IF([.E152];[.C152]/[.E152];&quot;&quot;)" office:value-type="float" office:value="0.842565330393764" calcext:value-type="float">
            <text:p>0.84256533039376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3761514" calcext:value-type="float">
            <text:p>1.173761514</text:p>
          </table:table-cell>
          <table:table-cell office:value-type="float" office:value="1.14456325" calcext:value-type="float">
            <text:p>1.144563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53];[.B153]/[.D153];&quot;&quot;)">
            <text:p/>
          </table:table-cell>
          <table:table-cell table:formula="of:=IF([.E153];[.C153]/[.E1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1174766" calcext:value-type="float">
            <text:p>1.151174766</text:p>
          </table:table-cell>
          <table:table-cell office:value-type="float" office:value="1.153649124" calcext:value-type="float">
            <text:p>1.1536491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54];[.B154]/[.D154];&quot;&quot;)">
            <text:p/>
          </table:table-cell>
          <table:table-cell table:formula="of:=IF([.E154];[.C154]/[.E1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2180512" calcext:value-type="float">
            <text:p>1.162180512</text:p>
          </table:table-cell>
          <table:table-cell office:value-type="float" office:value="1.183364622" calcext:value-type="float">
            <text:p>1.183364622</text:p>
          </table:table-cell>
          <table:table-cell office:value-type="float" office:value="1.291944221" calcext:value-type="float">
            <text:p>1.291944221</text:p>
          </table:table-cell>
          <table:table-cell office:value-type="float" office:value="1.272792375" calcext:value-type="float">
            <text:p>1.272792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5];[.B155]/[.D155];&quot;&quot;)" office:value-type="float" office:value="0.899559356440668" calcext:value-type="float">
            <text:p>0.899559356440668</text:p>
          </table:table-cell>
          <table:table-cell table:formula="of:=IF([.E155];[.C155]/[.E155];&quot;&quot;)" office:value-type="float" office:value="0.929738930907722" calcext:value-type="float">
            <text:p>0.92973893090772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0048455" calcext:value-type="float">
            <text:p>1.170048455</text:p>
          </table:table-cell>
          <table:table-cell office:value-type="float" office:value="1.177038837" calcext:value-type="float">
            <text:p>1.1770388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56];[.B156]/[.D156];&quot;&quot;)">
            <text:p/>
          </table:table-cell>
          <table:table-cell table:formula="of:=IF([.E156];[.C156]/[.E1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2766624" calcext:value-type="float">
            <text:p>1.172766624</text:p>
          </table:table-cell>
          <table:table-cell office:value-type="float" office:value="1.180309376" calcext:value-type="float">
            <text:p>1.180309376</text:p>
          </table:table-cell>
          <table:table-cell office:value-type="float" office:value="1.371185121" calcext:value-type="float">
            <text:p>1.371185121</text:p>
          </table:table-cell>
          <table:table-cell office:value-type="float" office:value="1.360168071" calcext:value-type="float">
            <text:p>1.3601680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57];[.B157]/[.D157];&quot;&quot;)" office:value-type="float" office:value="0.855294158344357" calcext:value-type="float">
            <text:p>0.855294158344357</text:p>
          </table:table-cell>
          <table:table-cell table:formula="of:=IF([.E157];[.C157]/[.E157];&quot;&quot;)" office:value-type="float" office:value="0.867767301089661" calcext:value-type="float">
            <text:p>0.86776730108966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8603753" calcext:value-type="float">
            <text:p>1.148603753</text:p>
          </table:table-cell>
          <table:table-cell office:value-type="float" office:value="1.13798901" calcext:value-type="float">
            <text:p>1.13798901</text:p>
          </table:table-cell>
          <table:table-cell office:value-type="float" office:value="1.401865199" calcext:value-type="float">
            <text:p>1.401865199</text:p>
          </table:table-cell>
          <table:table-cell office:value-type="float" office:value="1.333495556" calcext:value-type="float">
            <text:p>1.33349555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58];[.B158]/[.D158];&quot;&quot;)" office:value-type="float" office:value="0.819339658206324" calcext:value-type="float">
            <text:p>0.819339658206324</text:p>
          </table:table-cell>
          <table:table-cell table:formula="of:=IF([.E158];[.C158]/[.E158];&quot;&quot;)" office:value-type="float" office:value="0.853387928350922" calcext:value-type="float">
            <text:p>0.85338792835092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0478529" calcext:value-type="float">
            <text:p>1.180478529</text:p>
          </table:table-cell>
          <table:table-cell office:value-type="float" office:value="1.158326993" calcext:value-type="float">
            <text:p>1.158326993</text:p>
          </table:table-cell>
          <table:table-cell office:value-type="float" office:value="1.313185835" calcext:value-type="float">
            <text:p>1.313185835</text:p>
          </table:table-cell>
          <table:table-cell office:value-type="float" office:value="1.268926142" calcext:value-type="float">
            <text:p>1.2689261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59];[.B159]/[.D159];&quot;&quot;)" office:value-type="float" office:value="0.898942478312675" calcext:value-type="float">
            <text:p>0.898942478312675</text:p>
          </table:table-cell>
          <table:table-cell table:formula="of:=IF([.E159];[.C159]/[.E159];&quot;&quot;)" office:value-type="float" office:value="0.912840357417745" calcext:value-type="float">
            <text:p>0.91284035741774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9624713" calcext:value-type="float">
            <text:p>1.149624713</text:p>
          </table:table-cell>
          <table:table-cell office:value-type="float" office:value="1.14965963" calcext:value-type="float">
            <text:p>1.14965963</text:p>
          </table:table-cell>
          <table:table-cell office:value-type="float" office:value="1.289396473" calcext:value-type="float">
            <text:p>1.289396473</text:p>
          </table:table-cell>
          <table:table-cell office:value-type="float" office:value="1.268793047" calcext:value-type="float">
            <text:p>1.2687930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0];[.B160]/[.D160];&quot;&quot;)" office:value-type="float" office:value="0.891599083038596" calcext:value-type="float">
            <text:p>0.891599083038596</text:p>
          </table:table-cell>
          <table:table-cell table:formula="of:=IF([.E160];[.C160]/[.E160];&quot;&quot;)" office:value-type="float" office:value="0.906104926030541" calcext:value-type="float">
            <text:p>0.90610492603054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6690789" calcext:value-type="float">
            <text:p>1.176690789</text:p>
          </table:table-cell>
          <table:table-cell office:value-type="float" office:value="1.187835825" calcext:value-type="float">
            <text:p>1.187835825</text:p>
          </table:table-cell>
          <table:table-cell office:value-type="float" office:value="1.513151168" calcext:value-type="float">
            <text:p>1.513151168</text:p>
          </table:table-cell>
          <table:table-cell office:value-type="float" office:value="1.462639048" calcext:value-type="float">
            <text:p>1.4626390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1];[.B161]/[.D161];&quot;&quot;)" office:value-type="float" office:value="0.777642587128479" calcext:value-type="float">
            <text:p>0.777642587128479</text:p>
          </table:table-cell>
          <table:table-cell table:formula="of:=IF([.E161];[.C161]/[.E161];&quot;&quot;)" office:value-type="float" office:value="0.812118223306178" calcext:value-type="float">
            <text:p>0.81211822330617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6813527" calcext:value-type="float">
            <text:p>1.156813527</text:p>
          </table:table-cell>
          <table:table-cell office:value-type="float" office:value="1.132909165" calcext:value-type="float">
            <text:p>1.132909165</text:p>
          </table:table-cell>
          <table:table-cell office:value-type="float" office:value="1.271970529" calcext:value-type="float">
            <text:p>1.271970529</text:p>
          </table:table-cell>
          <table:table-cell office:value-type="float" office:value="1.249866244" calcext:value-type="float">
            <text:p>1.2498662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62];[.B162]/[.D162];&quot;&quot;)" office:value-type="float" office:value="0.909465668131058" calcext:value-type="float">
            <text:p>0.909465668131058</text:p>
          </table:table-cell>
          <table:table-cell table:formula="of:=IF([.E162];[.C162]/[.E162];&quot;&quot;)" office:value-type="float" office:value="0.906424323753478" calcext:value-type="float">
            <text:p>0.90642432375347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6975966" calcext:value-type="float">
            <text:p>1.156975966</text:p>
          </table:table-cell>
          <table:table-cell office:value-type="float" office:value="1.168082885" calcext:value-type="float">
            <text:p>1.168082885</text:p>
          </table:table-cell>
          <table:table-cell office:value-type="float" office:value="1.343549266" calcext:value-type="float">
            <text:p>1.343549266</text:p>
          </table:table-cell>
          <table:table-cell office:value-type="float" office:value="1.338676872" calcext:value-type="float">
            <text:p>1.3386768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3];[.B163]/[.D163];&quot;&quot;)" office:value-type="float" office:value="0.86113400920871" calcext:value-type="float">
            <text:p>0.86113400920871</text:p>
          </table:table-cell>
          <table:table-cell table:formula="of:=IF([.E163];[.C163]/[.E163];&quot;&quot;)" office:value-type="float" office:value="0.872565224238818" calcext:value-type="float">
            <text:p>0.87256522423881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151003" calcext:value-type="float">
            <text:p>1.17151003</text:p>
          </table:table-cell>
          <table:table-cell office:value-type="float" office:value="1.179984609" calcext:value-type="float">
            <text:p>1.179984609</text:p>
          </table:table-cell>
          <table:table-cell office:value-type="float" office:value="3.523094471" calcext:value-type="float">
            <text:p>3.523094471</text:p>
          </table:table-cell>
          <table:table-cell office:value-type="float" office:value="3.326166747" calcext:value-type="float">
            <text:p>3.3261667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64];[.B164]/[.D164];&quot;&quot;)" office:value-type="float" office:value="0.332523024756551" calcext:value-type="float">
            <text:p>0.332523024756551</text:p>
          </table:table-cell>
          <table:table-cell table:formula="of:=IF([.E164];[.C164]/[.E164];&quot;&quot;)" office:value-type="float" office:value="0.354758104074089" calcext:value-type="float">
            <text:p>0.35475810407408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0399749" calcext:value-type="float">
            <text:p>1.170399749</text:p>
          </table:table-cell>
          <table:table-cell office:value-type="float" office:value="1.149667777" calcext:value-type="float">
            <text:p>1.149667777</text:p>
          </table:table-cell>
          <table:table-cell office:value-type="float" office:value="1.352621978" calcext:value-type="float">
            <text:p>1.352621978</text:p>
          </table:table-cell>
          <table:table-cell office:value-type="float" office:value="1.367693186" calcext:value-type="float">
            <text:p>1.3676931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65];[.B165]/[.D165];&quot;&quot;)" office:value-type="float" office:value="0.865282220780239" calcext:value-type="float">
            <text:p>0.865282220780239</text:p>
          </table:table-cell>
          <table:table-cell table:formula="of:=IF([.E165];[.C165]/[.E165];&quot;&quot;)" office:value-type="float" office:value="0.840588948433936" calcext:value-type="float">
            <text:p>0.84058894843393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4597569" calcext:value-type="float">
            <text:p>1.214597569</text:p>
          </table:table-cell>
          <table:table-cell office:value-type="float" office:value="1.166202714" calcext:value-type="float">
            <text:p>1.166202714</text:p>
          </table:table-cell>
          <table:table-cell office:value-type="float" office:value="2.604343664" calcext:value-type="float">
            <text:p>2.604343664</text:p>
          </table:table-cell>
          <table:table-cell office:value-type="float" office:value="2.425091636" calcext:value-type="float">
            <text:p>2.425091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6];[.B166]/[.D166];&quot;&quot;)" office:value-type="float" office:value="0.466373768481271" calcext:value-type="float">
            <text:p>0.466373768481271</text:p>
          </table:table-cell>
          <table:table-cell table:formula="of:=IF([.E166];[.C166]/[.E166];&quot;&quot;)" office:value-type="float" office:value="0.480890163772764" calcext:value-type="float">
            <text:p>0.48089016377276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1043042" calcext:value-type="float">
            <text:p>1.171043042</text:p>
          </table:table-cell>
          <table:table-cell office:value-type="float" office:value="1.143334468" calcext:value-type="float">
            <text:p>1.143334468</text:p>
          </table:table-cell>
          <table:table-cell office:value-type="float" office:value="1.182447079" calcext:value-type="float">
            <text:p>1.182447079</text:p>
          </table:table-cell>
          <table:table-cell office:value-type="float" office:value="1.175880658" calcext:value-type="float">
            <text:p>1.1758806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67];[.B167]/[.D167];&quot;&quot;)" office:value-type="float" office:value="0.990355562458115" calcext:value-type="float">
            <text:p>0.990355562458115</text:p>
          </table:table-cell>
          <table:table-cell table:formula="of:=IF([.E167];[.C167]/[.E167];&quot;&quot;)" office:value-type="float" office:value="0.97232185955388" calcext:value-type="float">
            <text:p>0.9723218595538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4884432" calcext:value-type="float">
            <text:p>1.144884432</text:p>
          </table:table-cell>
          <table:table-cell office:value-type="float" office:value="1.11612238" calcext:value-type="float">
            <text:p>1.11612238</text:p>
          </table:table-cell>
          <table:table-cell office:value-type="float" office:value="1.373218764" calcext:value-type="float">
            <text:p>1.373218764</text:p>
          </table:table-cell>
          <table:table-cell office:value-type="float" office:value="1.357607332" calcext:value-type="float">
            <text:p>1.3576073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68];[.B168]/[.D168];&quot;&quot;)" office:value-type="float" office:value="0.833723265377693" calcext:value-type="float">
            <text:p>0.833723265377693</text:p>
          </table:table-cell>
          <table:table-cell table:formula="of:=IF([.E168];[.C168]/[.E168];&quot;&quot;)" office:value-type="float" office:value="0.822124596480892" calcext:value-type="float">
            <text:p>0.82212459648089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6565718" calcext:value-type="float">
            <text:p>1.256565718</text:p>
          </table:table-cell>
          <table:table-cell office:value-type="float" office:value="1.204596759" calcext:value-type="float">
            <text:p>1.2045967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169];[.B169]/[.D169];&quot;&quot;)">
            <text:p/>
          </table:table-cell>
          <table:table-cell table:formula="of:=IF([.E169];[.C169]/[.E1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5085218" calcext:value-type="float">
            <text:p>1.165085218</text:p>
          </table:table-cell>
          <table:table-cell office:value-type="float" office:value="1.137139341" calcext:value-type="float">
            <text:p>1.137139341</text:p>
          </table:table-cell>
          <table:table-cell office:value-type="float" office:value="1.303966241" calcext:value-type="float">
            <text:p>1.303966241</text:p>
          </table:table-cell>
          <table:table-cell office:value-type="float" office:value="1.273934454" calcext:value-type="float">
            <text:p>1.2739344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0];[.B170]/[.D170];&quot;&quot;)" office:value-type="float" office:value="0.893493390677435" calcext:value-type="float">
            <text:p>0.893493390677435</text:p>
          </table:table-cell>
          <table:table-cell table:formula="of:=IF([.E170];[.C170]/[.E170];&quot;&quot;)" office:value-type="float" office:value="0.892619975407306" calcext:value-type="float">
            <text:p>0.89261997540730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1423617" calcext:value-type="float">
            <text:p>1.171423617</text:p>
          </table:table-cell>
          <table:table-cell office:value-type="float" office:value="1.137934125" calcext:value-type="float">
            <text:p>1.137934125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1];[.B171]/[.D171];&quot;&quot;)">
            <text:p/>
          </table:table-cell>
          <table:table-cell table:formula="of:=IF([.E171];[.C171]/[.E17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9969054" calcext:value-type="float">
            <text:p>10.79969054</text:p>
          </table:table-cell>
          <table:table-cell office:value-type="float" office:value="8.816892405" calcext:value-type="float">
            <text:p>8.8168924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172];[.B172]/[.D172];&quot;&quot;)">
            <text:p/>
          </table:table-cell>
          <table:table-cell table:formula="of:=IF([.E172];[.C172]/[.E17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4248455" calcext:value-type="float">
            <text:p>1.134248455</text:p>
          </table:table-cell>
          <table:table-cell office:value-type="float" office:value="1.132472666" calcext:value-type="float">
            <text:p>1.132472666</text:p>
          </table:table-cell>
          <table:table-cell office:value-type="float" office:value="1.346546818" calcext:value-type="float">
            <text:p>1.346546818</text:p>
          </table:table-cell>
          <table:table-cell office:value-type="float" office:value="1.314371477" calcext:value-type="float">
            <text:p>1.3143714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73];[.B173]/[.D173];&quot;&quot;)" office:value-type="float" office:value="0.842338669430505" calcext:value-type="float">
            <text:p>0.842338669430505</text:p>
          </table:table-cell>
          <table:table-cell table:formula="of:=IF([.E173];[.C173]/[.E173];&quot;&quot;)" office:value-type="float" office:value="0.861607761441098" calcext:value-type="float">
            <text:p>0.86160776144109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104477" calcext:value-type="float">
            <text:p>1.14104477</text:p>
          </table:table-cell>
          <table:table-cell office:value-type="float" office:value="1.118520454" calcext:value-type="float">
            <text:p>1.118520454</text:p>
          </table:table-cell>
          <table:table-cell office:value-type="float" office:value="1.367528402" calcext:value-type="float">
            <text:p>1.367528402</text:p>
          </table:table-cell>
          <table:table-cell office:value-type="float" office:value="1.358636942" calcext:value-type="float">
            <text:p>1.3586369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4];[.B174]/[.D174];&quot;&quot;)" office:value-type="float" office:value="0.834384696018913" calcext:value-type="float">
            <text:p>0.834384696018913</text:p>
          </table:table-cell>
          <table:table-cell table:formula="of:=IF([.E174];[.C174]/[.E174];&quot;&quot;)" office:value-type="float" office:value="0.823266628061406" calcext:value-type="float">
            <text:p>0.82326662806140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7886177" calcext:value-type="float">
            <text:p>1.157886177</text:p>
          </table:table-cell>
          <table:table-cell office:value-type="float" office:value="1.194811169" calcext:value-type="float">
            <text:p>1.194811169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5];[.B175]/[.D175];&quot;&quot;)">
            <text:p/>
          </table:table-cell>
          <table:table-cell table:formula="of:=IF([.E175];[.C175]/[.E1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658944" calcext:value-type="float">
            <text:p>1.18658944</text:p>
          </table:table-cell>
          <table:table-cell office:value-type="float" office:value="1.158130489" calcext:value-type="float">
            <text:p>1.158130489</text:p>
          </table:table-cell>
          <table:table-cell office:value-type="float" office:value="1.296667929" calcext:value-type="float">
            <text:p>1.296667929</text:p>
          </table:table-cell>
          <table:table-cell office:value-type="float" office:value="1.259058804" calcext:value-type="float">
            <text:p>1.2590588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176];[.B176]/[.D176];&quot;&quot;)" office:value-type="float" office:value="0.915106646398748" calcext:value-type="float">
            <text:p>0.915106646398748</text:p>
          </table:table-cell>
          <table:table-cell table:formula="of:=IF([.E176];[.C176]/[.E176];&quot;&quot;)" office:value-type="float" office:value="0.91983828342302" calcext:value-type="float">
            <text:p>0.919838283423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1390418" calcext:value-type="float">
            <text:p>1.201390418</text:p>
          </table:table-cell>
          <table:table-cell office:value-type="float" office:value="1.159025294" calcext:value-type="float">
            <text:p>1.159025294</text:p>
          </table:table-cell>
          <table:table-cell office:value-type="float" office:value="1.58059939" calcext:value-type="float">
            <text:p>1.58059939</text:p>
          </table:table-cell>
          <table:table-cell office:value-type="float" office:value="1.541010425" calcext:value-type="float">
            <text:p>1.5410104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7];[.B177]/[.D177];&quot;&quot;)" office:value-type="float" office:value="0.760085335728239" calcext:value-type="float">
            <text:p>0.760085335728239</text:p>
          </table:table-cell>
          <table:table-cell table:formula="of:=IF([.E177];[.C177]/[.E177];&quot;&quot;)" office:value-type="float" office:value="0.752120345973649" calcext:value-type="float">
            <text:p>0.75212034597364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6013677" calcext:value-type="float">
            <text:p>1.256013677</text:p>
          </table:table-cell>
          <table:table-cell office:value-type="float" office:value="1.204533299" calcext:value-type="float">
            <text:p>1.2045332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78];[.B178]/[.D178];&quot;&quot;)">
            <text:p/>
          </table:table-cell>
          <table:table-cell table:formula="of:=IF([.E178];[.C178]/[.E1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3184891" calcext:value-type="float">
            <text:p>1.153184891</text:p>
          </table:table-cell>
          <table:table-cell office:value-type="float" office:value="1.150567135" calcext:value-type="float">
            <text:p>1.150567135</text:p>
          </table:table-cell>
          <table:table-cell office:value-type="float" office:value="1.347136655" calcext:value-type="float">
            <text:p>1.347136655</text:p>
          </table:table-cell>
          <table:table-cell office:value-type="float" office:value="1.315518283" calcext:value-type="float">
            <text:p>1.3155182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79];[.B179]/[.D179];&quot;&quot;)" office:value-type="float" office:value="0.856026659745221" calcext:value-type="float">
            <text:p>0.856026659745221</text:p>
          </table:table-cell>
          <table:table-cell table:formula="of:=IF([.E179];[.C179]/[.E179];&quot;&quot;)" office:value-type="float" office:value="0.874611284288779" calcext:value-type="float">
            <text:p>0.87461128428877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198337" calcext:value-type="float">
            <text:p>1.16198337</text:p>
          </table:table-cell>
          <table:table-cell office:value-type="float" office:value="1.1952487" calcext:value-type="float">
            <text:p>1.1952487</text:p>
          </table:table-cell>
          <table:table-cell office:value-type="float" office:value="1.345120118" calcext:value-type="float">
            <text:p>1.345120118</text:p>
          </table:table-cell>
          <table:table-cell office:value-type="float" office:value="1.328198214" calcext:value-type="float">
            <text:p>1.3281982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180];[.B180]/[.D180];&quot;&quot;)" office:value-type="float" office:value="0.863851008137252" calcext:value-type="float">
            <text:p>0.863851008137252</text:p>
          </table:table-cell>
          <table:table-cell table:formula="of:=IF([.E180];[.C180]/[.E180];&quot;&quot;)" office:value-type="float" office:value="0.899902354483967" calcext:value-type="float">
            <text:p>0.89990235448396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4596138" calcext:value-type="float">
            <text:p>1.174596138</text:p>
          </table:table-cell>
          <table:table-cell office:value-type="float" office:value="1.138196232" calcext:value-type="float">
            <text:p>1.138196232</text:p>
          </table:table-cell>
          <table:table-cell office:value-type="float" office:value="1.199179758" calcext:value-type="float">
            <text:p>1.199179758</text:p>
          </table:table-cell>
          <table:table-cell office:value-type="float" office:value="1.141305422" calcext:value-type="float">
            <text:p>1.1413054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81];[.B181]/[.D181];&quot;&quot;)" office:value-type="float" office:value="0.979499637284571" calcext:value-type="float">
            <text:p>0.979499637284571</text:p>
          </table:table-cell>
          <table:table-cell table:formula="of:=IF([.E181];[.C181]/[.E181];&quot;&quot;)" office:value-type="float" office:value="0.997275759897336" calcext:value-type="float">
            <text:p>0.99727575989733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0414443" calcext:value-type="float">
            <text:p>1.160414443</text:p>
          </table:table-cell>
          <table:table-cell office:value-type="float" office:value="1.172459285" calcext:value-type="float">
            <text:p>1.172459285</text:p>
          </table:table-cell>
          <table:table-cell office:value-type="float" office:value="1.260529564" calcext:value-type="float">
            <text:p>1.260529564</text:p>
          </table:table-cell>
          <table:table-cell office:value-type="float" office:value="1.217949093" calcext:value-type="float">
            <text:p>1.2179490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82];[.B182]/[.D182];&quot;&quot;)" office:value-type="float" office:value="0.92057693539348" calcext:value-type="float">
            <text:p>0.92057693539348</text:p>
          </table:table-cell>
          <table:table-cell table:formula="of:=IF([.E182];[.C182]/[.E182];&quot;&quot;)" office:value-type="float" office:value="0.96265048493287" calcext:value-type="float">
            <text:p>0.9626504849328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18863573" calcext:value-type="float">
            <text:p>1.118863573</text:p>
          </table:table-cell>
          <table:table-cell office:value-type="float" office:value="1.124078795" calcext:value-type="float">
            <text:p>1.1240787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183];[.B183]/[.D183];&quot;&quot;)">
            <text:p/>
          </table:table-cell>
          <table:table-cell table:formula="of:=IF([.E183];[.C183]/[.E18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5225081" calcext:value-type="float">
            <text:p>1.125225081</text:p>
          </table:table-cell>
          <table:table-cell office:value-type="float" office:value="1.133991608" calcext:value-type="float">
            <text:p>1.13399160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184];[.B184]/[.D184];&quot;&quot;)">
            <text:p/>
          </table:table-cell>
          <table:table-cell table:formula="of:=IF([.E184];[.C184]/[.E18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0794164" calcext:value-type="float">
            <text:p>1.150794164</text:p>
          </table:table-cell>
          <table:table-cell office:value-type="float" office:value="1.139301353" calcext:value-type="float">
            <text:p>1.139301353</text:p>
          </table:table-cell>
          <table:table-cell office:value-type="float" office:value="1.331316285" calcext:value-type="float">
            <text:p>1.331316285</text:p>
          </table:table-cell>
          <table:table-cell office:value-type="float" office:value="1.335399758" calcext:value-type="float">
            <text:p>1.3353997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85];[.B185]/[.D185];&quot;&quot;)" office:value-type="float" office:value="0.86440328039704" calcext:value-type="float">
            <text:p>0.86440328039704</text:p>
          </table:table-cell>
          <table:table-cell table:formula="of:=IF([.E185];[.C185]/[.E185];&quot;&quot;)" office:value-type="float" office:value="0.853153781236495" calcext:value-type="float">
            <text:p>0.85315378123649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52590372" calcext:value-type="float">
            <text:p>1.152590372</text:p>
          </table:table-cell>
          <table:table-cell office:value-type="float" office:value="1.165631192" calcext:value-type="float">
            <text:p>1.16563119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86];[.B186]/[.D186];&quot;&quot;)">
            <text:p/>
          </table:table-cell>
          <table:table-cell table:formula="of:=IF([.E186];[.C186]/[.E18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3445557" calcext:value-type="float">
            <text:p>1.143445557</text:p>
          </table:table-cell>
          <table:table-cell office:value-type="float" office:value="1.141861306" calcext:value-type="float">
            <text:p>1.1418613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187];[.B187]/[.D187];&quot;&quot;)">
            <text:p/>
          </table:table-cell>
          <table:table-cell table:formula="of:=IF([.E187];[.C187]/[.E1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6560111" calcext:value-type="float">
            <text:p>1.176560111</text:p>
          </table:table-cell>
          <table:table-cell office:value-type="float" office:value="1.150676802" calcext:value-type="float">
            <text:p>1.150676802</text:p>
          </table:table-cell>
          <table:table-cell office:value-type="float" office:value="1.35187812" calcext:value-type="float">
            <text:p>1.35187812</text:p>
          </table:table-cell>
          <table:table-cell office:value-type="float" office:value="1.305012541" calcext:value-type="float">
            <text:p>1.3050125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88];[.B188]/[.D188];&quot;&quot;)" office:value-type="float" office:value="0.870315225606285" calcext:value-type="float">
            <text:p>0.870315225606285</text:p>
          </table:table-cell>
          <table:table-cell table:formula="of:=IF([.E188];[.C188]/[.E188];&quot;&quot;)" office:value-type="float" office:value="0.881736202410947" calcext:value-type="float">
            <text:p>0.88173620241094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3286605" calcext:value-type="float">
            <text:p>1.163286605</text:p>
          </table:table-cell>
          <table:table-cell office:value-type="float" office:value="1.136876857" calcext:value-type="float">
            <text:p>1.1368768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89];[.B189]/[.D189];&quot;&quot;)">
            <text:p/>
          </table:table-cell>
          <table:table-cell table:formula="of:=IF([.E189];[.C189]/[.E1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08092436" calcext:value-type="float">
            <text:p>1.108092436</text:p>
          </table:table-cell>
          <table:table-cell office:value-type="float" office:value="1.128060464" calcext:value-type="float">
            <text:p>1.12806046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90];[.B190]/[.D190];&quot;&quot;)">
            <text:p/>
          </table:table-cell>
          <table:table-cell table:formula="of:=IF([.E190];[.C190]/[.E1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1400718" calcext:value-type="float">
            <text:p>1.161400718</text:p>
          </table:table-cell>
          <table:table-cell office:value-type="float" office:value="1.15146485" calcext:value-type="float">
            <text:p>1.15146485</text:p>
          </table:table-cell>
          <table:table-cell office:value-type="float" office:value="1.347998425" calcext:value-type="float">
            <text:p>1.347998425</text:p>
          </table:table-cell>
          <table:table-cell office:value-type="float" office:value="1.278155212" calcext:value-type="float">
            <text:p>1.2781552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91];[.B191]/[.D191];&quot;&quot;)" office:value-type="float" office:value="0.861574239598982" calcext:value-type="float">
            <text:p>0.861574239598982</text:p>
          </table:table-cell>
          <table:table-cell table:formula="of:=IF([.E191];[.C191]/[.E191];&quot;&quot;)" office:value-type="float" office:value="0.900880299348183" calcext:value-type="float">
            <text:p>0.90088029934818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3589271" calcext:value-type="float">
            <text:p>1.143589271</text:p>
          </table:table-cell>
          <table:table-cell office:value-type="float" office:value="1.112533002" calcext:value-type="float">
            <text:p>1.112533002</text:p>
          </table:table-cell>
          <table:table-cell office:value-type="float" office:value="1.360323568" calcext:value-type="float">
            <text:p>1.360323568</text:p>
          </table:table-cell>
          <table:table-cell office:value-type="float" office:value="1.341330856" calcext:value-type="float">
            <text:p>1.3413308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92];[.B192]/[.D192];&quot;&quot;)" office:value-type="float" office:value="0.840674452682863" calcext:value-type="float">
            <text:p>0.840674452682863</text:p>
          </table:table-cell>
          <table:table-cell table:formula="of:=IF([.E192];[.C192]/[.E192];&quot;&quot;)" office:value-type="float" office:value="0.829424744106535" calcext:value-type="float">
            <text:p>0.82942474410653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2352549" calcext:value-type="float">
            <text:p>1.092352549</text:p>
          </table:table-cell>
          <table:table-cell office:value-type="float" office:value="1.153753334" calcext:value-type="float">
            <text:p>1.153753334</text:p>
          </table:table-cell>
          <table:table-cell office:value-type="float" office:value="1.471030088" calcext:value-type="float">
            <text:p>1.471030088</text:p>
          </table:table-cell>
          <table:table-cell office:value-type="float" office:value="1.427961365" calcext:value-type="float">
            <text:p>1.4279613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193];[.B193]/[.D193];&quot;&quot;)" office:value-type="float" office:value="0.742576618867907" calcext:value-type="float">
            <text:p>0.742576618867907</text:p>
          </table:table-cell>
          <table:table-cell table:formula="of:=IF([.E193];[.C193]/[.E193];&quot;&quot;)" office:value-type="float" office:value="0.807972373958451" calcext:value-type="float">
            <text:p>0.80797237395845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41085417" calcext:value-type="float">
            <text:p>1.241085417</text:p>
          </table:table-cell>
          <table:table-cell office:value-type="float" office:value="1.225810863" calcext:value-type="float">
            <text:p>1.2258108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94];[.B194]/[.D194];&quot;&quot;)">
            <text:p/>
          </table:table-cell>
          <table:table-cell table:formula="of:=IF([.E194];[.C194]/[.E1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250032" calcext:value-type="float">
            <text:p>1.20250032</text:p>
          </table:table-cell>
          <table:table-cell office:value-type="float" office:value="1.154481494" calcext:value-type="float">
            <text:p>1.154481494</text:p>
          </table:table-cell>
          <table:table-cell office:value-type="float" office:value="1.674486484" calcext:value-type="float">
            <text:p>1.674486484</text:p>
          </table:table-cell>
          <table:table-cell office:value-type="float" office:value="1.656688846" calcext:value-type="float">
            <text:p>1.6566888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195];[.B195]/[.D195];&quot;&quot;)" office:value-type="float" office:value="0.718130800988896" calcext:value-type="float">
            <text:p>0.718130800988896</text:p>
          </table:table-cell>
          <table:table-cell table:formula="of:=IF([.E195];[.C195]/[.E195];&quot;&quot;)" office:value-type="float" office:value="0.696860787580868" calcext:value-type="float">
            <text:p>0.69686078758086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4297425" calcext:value-type="float">
            <text:p>1.204297425</text:p>
          </table:table-cell>
          <table:table-cell office:value-type="float" office:value="1.170852648" calcext:value-type="float">
            <text:p>1.170852648</text:p>
          </table:table-cell>
          <table:table-cell office:value-type="float" office:value="1.498859989" calcext:value-type="float">
            <text:p>1.498859989</text:p>
          </table:table-cell>
          <table:table-cell office:value-type="float" office:value="1.428181031" calcext:value-type="float">
            <text:p>1.4281810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6];[.B196]/[.D196];&quot;&quot;)" office:value-type="float" office:value="0.803475597346137" calcext:value-type="float">
            <text:p>0.803475597346137</text:p>
          </table:table-cell>
          <table:table-cell table:formula="of:=IF([.E196];[.C196]/[.E196];&quot;&quot;)" office:value-type="float" office:value="0.819820892859905" calcext:value-type="float">
            <text:p>0.81982089285990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8398115" calcext:value-type="float">
            <text:p>1.178398115</text:p>
          </table:table-cell>
          <table:table-cell office:value-type="float" office:value="1.177182487" calcext:value-type="float">
            <text:p>1.177182487</text:p>
          </table:table-cell>
          <table:table-cell office:value-type="float" office:value="1.464069578" calcext:value-type="float">
            <text:p>1.464069578</text:p>
          </table:table-cell>
          <table:table-cell office:value-type="float" office:value="1.438692729" calcext:value-type="float">
            <text:p>1.4386927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197];[.B197]/[.D197];&quot;&quot;)" office:value-type="float" office:value="0.804878492598526" calcext:value-type="float">
            <text:p>0.804878492598526</text:p>
          </table:table-cell>
          <table:table-cell table:formula="of:=IF([.E197];[.C197]/[.E197];&quot;&quot;)" office:value-type="float" office:value="0.818230650139054" calcext:value-type="float">
            <text:p>0.81823065013905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01424137" calcext:value-type="float">
            <text:p>1.201424137</text:p>
          </table:table-cell>
          <table:table-cell office:value-type="float" office:value="1.135279595" calcext:value-type="float">
            <text:p>1.1352795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198];[.B198]/[.D198];&quot;&quot;)">
            <text:p/>
          </table:table-cell>
          <table:table-cell table:formula="of:=IF([.E198];[.C198]/[.E1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8450706" calcext:value-type="float">
            <text:p>1.168450706</text:p>
          </table:table-cell>
          <table:table-cell office:value-type="float" office:value="1.156659127" calcext:value-type="float">
            <text:p>1.156659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199];[.B199]/[.D199];&quot;&quot;)">
            <text:p/>
          </table:table-cell>
          <table:table-cell table:formula="of:=IF([.E199];[.C199]/[.E1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0987794" calcext:value-type="float">
            <text:p>1.190987794</text:p>
          </table:table-cell>
          <table:table-cell office:value-type="float" office:value="1.142181829" calcext:value-type="float">
            <text:p>1.142181829</text:p>
          </table:table-cell>
          <table:table-cell office:value-type="float" office:value="1.558756116" calcext:value-type="float">
            <text:p>1.558756116</text:p>
          </table:table-cell>
          <table:table-cell office:value-type="float" office:value="1.540847003" calcext:value-type="float">
            <text:p>1.5408470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00];[.B200]/[.D200];&quot;&quot;)" office:value-type="float" office:value="0.76406294851067" calcext:value-type="float">
            <text:p>0.76406294851067</text:p>
          </table:table-cell>
          <table:table-cell table:formula="of:=IF([.E200];[.C200]/[.E200];&quot;&quot;)" office:value-type="float" office:value="0.741268813046457" calcext:value-type="float">
            <text:p>0.7412688130464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2793018" calcext:value-type="float">
            <text:p>1.162793018</text:p>
          </table:table-cell>
          <table:table-cell office:value-type="float" office:value="1.11319711" calcext:value-type="float">
            <text:p>1.11319711</text:p>
          </table:table-cell>
          <table:table-cell office:value-type="float" office:value="1.491390944" calcext:value-type="float">
            <text:p>1.491390944</text:p>
          </table:table-cell>
          <table:table-cell office:value-type="float" office:value="1.501163954" calcext:value-type="float">
            <text:p>1.5011639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01];[.B201]/[.D201];&quot;&quot;)" office:value-type="float" office:value="0.779670161387275" calcext:value-type="float">
            <text:p>0.779670161387275</text:p>
          </table:table-cell>
          <table:table-cell table:formula="of:=IF([.E201];[.C201]/[.E201];&quot;&quot;)" office:value-type="float" office:value="0.741555981965711" calcext:value-type="float">
            <text:p>0.74155598196571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219165" calcext:value-type="float">
            <text:p>1.26219165</text:p>
          </table:table-cell>
          <table:table-cell office:value-type="float" office:value="1.224350618" calcext:value-type="float">
            <text:p>1.224350618</text:p>
          </table:table-cell>
          <table:table-cell office:value-type="float" office:value="13.445011311" calcext:value-type="float">
            <text:p>13.445011311</text:p>
          </table:table-cell>
          <table:table-cell office:value-type="float" office:value="12.146318939" calcext:value-type="float">
            <text:p>12.14631893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202];[.B202]/[.D202];&quot;&quot;)" office:value-type="float" office:value="0.0938780653138864" calcext:value-type="float">
            <text:p>0.093878065313887</text:p>
          </table:table-cell>
          <table:table-cell table:formula="of:=IF([.E202];[.C202]/[.E202];&quot;&quot;)" office:value-type="float" office:value="0.10080013740367" calcext:value-type="float">
            <text:p>0.1008001374036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455758" calcext:value-type="float">
            <text:p>1.149455758</text:p>
          </table:table-cell>
          <table:table-cell office:value-type="float" office:value="1.148138567" calcext:value-type="float">
            <text:p>1.148138567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03];[.B203]/[.D203];&quot;&quot;)">
            <text:p/>
          </table:table-cell>
          <table:table-cell table:formula="of:=IF([.E203];[.C203]/[.E2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2055272" calcext:value-type="float">
            <text:p>1.292055272</text:p>
          </table:table-cell>
          <table:table-cell office:value-type="float" office:value="1.264741662" calcext:value-type="float">
            <text:p>1.264741662</text:p>
          </table:table-cell>
          <table:table-cell office:value-type="float" office:value="9.384669691" calcext:value-type="float">
            <text:p>9.384669691</text:p>
          </table:table-cell>
          <table:table-cell office:value-type="float" office:value="9.025944756" calcext:value-type="float">
            <text:p>9.0259447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04];[.B204]/[.D204];&quot;&quot;)" office:value-type="float" office:value="0.137677224083773" calcext:value-type="float">
            <text:p>0.137677224083773</text:p>
          </table:table-cell>
          <table:table-cell table:formula="of:=IF([.E204];[.C204]/[.E204];&quot;&quot;)" office:value-type="float" office:value="0.140122911915593" calcext:value-type="float">
            <text:p>0.14012291191559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9679333" calcext:value-type="float">
            <text:p>1.159679333</text:p>
          </table:table-cell>
          <table:table-cell office:value-type="float" office:value="1.174121307" calcext:value-type="float">
            <text:p>1.174121307</text:p>
          </table:table-cell>
          <table:table-cell office:value-type="float" office:value="1.602703671" calcext:value-type="float">
            <text:p>1.602703671</text:p>
          </table:table-cell>
          <table:table-cell office:value-type="float" office:value="1.582912988" calcext:value-type="float">
            <text:p>1.5829129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05];[.B205]/[.D205];&quot;&quot;)" office:value-type="float" office:value="0.723576886971515" calcext:value-type="float">
            <text:p>0.723576886971515</text:p>
          </table:table-cell>
          <table:table-cell table:formula="of:=IF([.E205];[.C205]/[.E205];&quot;&quot;)" office:value-type="float" office:value="0.741747219146578" calcext:value-type="float">
            <text:p>0.74174721914657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9801254" calcext:value-type="float">
            <text:p>1.219801254</text:p>
          </table:table-cell>
          <table:table-cell office:value-type="float" office:value="1.215158197" calcext:value-type="float">
            <text:p>1.2151581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06];[.B206]/[.D206];&quot;&quot;)">
            <text:p/>
          </table:table-cell>
          <table:table-cell table:formula="of:=IF([.E206];[.C206]/[.E20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539525" calcext:value-type="float">
            <text:p>1.23539525</text:p>
          </table:table-cell>
          <table:table-cell office:value-type="float" office:value="1.200702918" calcext:value-type="float">
            <text:p>1.2007029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07];[.B207]/[.D207];&quot;&quot;)">
            <text:p/>
          </table:table-cell>
          <table:table-cell table:formula="of:=IF([.E207];[.C207]/[.E20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92776655" calcext:value-type="float">
            <text:p>2.592776655</text:p>
          </table:table-cell>
          <table:table-cell office:value-type="float" office:value="2.319705769" calcext:value-type="float">
            <text:p>2.319705769</text:p>
          </table:table-cell>
          <table:table-cell office:value-type="float" office:value="51.483590445" calcext:value-type="float">
            <text:p>51.483590445</text:p>
          </table:table-cell>
          <table:table-cell office:value-type="float" office:value="47.789280227" calcext:value-type="float">
            <text:p>47.78928022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08];[.B208]/[.D208];&quot;&quot;)" office:value-type="float" office:value="0.0503612244715113" calcext:value-type="float">
            <text:p>0.050361224471511</text:p>
          </table:table-cell>
          <table:table-cell table:formula="of:=IF([.E208];[.C208]/[.E208];&quot;&quot;)" office:value-type="float" office:value="0.0485402951871498" calcext:value-type="float">
            <text:p>0.0485402951871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114103" calcext:value-type="float">
            <text:p>1.18114103</text:p>
          </table:table-cell>
          <table:table-cell office:value-type="float" office:value="1.256626537" calcext:value-type="float">
            <text:p>1.2566265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09];[.B209]/[.D209];&quot;&quot;)">
            <text:p/>
          </table:table-cell>
          <table:table-cell table:formula="of:=IF([.E209];[.C209]/[.E20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08904618" calcext:value-type="float">
            <text:p>1.308904618</text:p>
          </table:table-cell>
          <table:table-cell office:value-type="float" office:value="1.224790144" calcext:value-type="float">
            <text:p>1.224790144</text:p>
          </table:table-cell>
          <table:table-cell office:value-type="float" office:value="9.339392087" calcext:value-type="float">
            <text:p>9.339392087</text:p>
          </table:table-cell>
          <table:table-cell office:value-type="float" office:value="8.910816367" calcext:value-type="float">
            <text:p>8.9108163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D210];[.B210]/[.D210];&quot;&quot;)" office:value-type="float" office:value="0.140148802599468" calcext:value-type="float">
            <text:p>0.140148802599468</text:p>
          </table:table-cell>
          <table:table-cell table:formula="of:=IF([.E210];[.C210]/[.E210];&quot;&quot;)" office:value-type="float" office:value="0.137449824298461" calcext:value-type="float">
            <text:p>0.13744982429846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08660878" calcext:value-type="float">
            <text:p>1.208660878</text:p>
          </table:table-cell>
          <table:table-cell office:value-type="float" office:value="1.220836392" calcext:value-type="float">
            <text:p>1.220836392</text:p>
          </table:table-cell>
          <table:table-cell office:value-type="float" office:value="1.464600743" calcext:value-type="float">
            <text:p>1.464600743</text:p>
          </table:table-cell>
          <table:table-cell office:value-type="float" office:value="1.410894355" calcext:value-type="float">
            <text:p>1.4108943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11];[.B211]/[.D211];&quot;&quot;)" office:value-type="float" office:value="0.825249395630001" calcext:value-type="float">
            <text:p>0.825249395630001</text:p>
          </table:table-cell>
          <table:table-cell table:formula="of:=IF([.E211];[.C211]/[.E211];&quot;&quot;)" office:value-type="float" office:value="0.86529256260296" calcext:value-type="float">
            <text:p>0.8652925626029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9581094" calcext:value-type="float">
            <text:p>1.129581094</text:p>
          </table:table-cell>
          <table:table-cell office:value-type="float" office:value="1.17744268" calcext:value-type="float">
            <text:p>1.177442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212];[.B212]/[.D212];&quot;&quot;)">
            <text:p/>
          </table:table-cell>
          <table:table-cell table:formula="of:=IF([.E212];[.C212]/[.E2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8037863" calcext:value-type="float">
            <text:p>1.158037863</text:p>
          </table:table-cell>
          <table:table-cell office:value-type="float" office:value="1.166014312" calcext:value-type="float">
            <text:p>1.1660143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13];[.B213]/[.D213];&quot;&quot;)">
            <text:p/>
          </table:table-cell>
          <table:table-cell table:formula="of:=IF([.E213];[.C213]/[.E21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3928216" calcext:value-type="float">
            <text:p>1.173928216</text:p>
          </table:table-cell>
          <table:table-cell office:value-type="float" office:value="1.171527248" calcext:value-type="float">
            <text:p>1.171527248</text:p>
          </table:table-cell>
          <table:table-cell office:value-type="float" office:value="1.807539948" calcext:value-type="float">
            <text:p>1.807539948</text:p>
          </table:table-cell>
          <table:table-cell office:value-type="float" office:value="1.791228095" calcext:value-type="float">
            <text:p>1.79122809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14];[.B214]/[.D214];&quot;&quot;)" office:value-type="float" office:value="0.649461837509552" calcext:value-type="float">
            <text:p>0.649461837509552</text:p>
          </table:table-cell>
          <table:table-cell table:formula="of:=IF([.E214];[.C214]/[.E214];&quot;&quot;)" office:value-type="float" office:value="0.654035770916155" calcext:value-type="float">
            <text:p>0.65403577091615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1129361" calcext:value-type="float">
            <text:p>1.121129361</text:p>
          </table:table-cell>
          <table:table-cell office:value-type="float" office:value="1.151598849" calcext:value-type="float">
            <text:p>1.151598849</text:p>
          </table:table-cell>
          <table:table-cell office:value-type="float" office:value="1.45880213" calcext:value-type="float">
            <text:p>1.45880213</text:p>
          </table:table-cell>
          <table:table-cell office:value-type="float" office:value="1.458924125" calcext:value-type="float">
            <text:p>1.4589241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15];[.B215]/[.D215];&quot;&quot;)" office:value-type="float" office:value="0.768527367724641" calcext:value-type="float">
            <text:p>0.768527367724641</text:p>
          </table:table-cell>
          <table:table-cell table:formula="of:=IF([.E215];[.C215]/[.E215];&quot;&quot;)" office:value-type="float" office:value="0.789348006017791" calcext:value-type="float">
            <text:p>0.78934800601779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687605" calcext:value-type="float">
            <text:p>1.15687605</text:p>
          </table:table-cell>
          <table:table-cell office:value-type="float" office:value="1.195930723" calcext:value-type="float">
            <text:p>1.1959307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16];[.B216]/[.D216];&quot;&quot;)">
            <text:p/>
          </table:table-cell>
          <table:table-cell table:formula="of:=IF([.E216];[.C216]/[.E21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284994" calcext:value-type="float">
            <text:p>1.149284994</text:p>
          </table:table-cell>
          <table:table-cell office:value-type="float" office:value="1.196457122" calcext:value-type="float">
            <text:p>1.196457122</text:p>
          </table:table-cell>
          <table:table-cell office:value-type="float" office:value="1.88397908" calcext:value-type="float">
            <text:p>1.88397908</text:p>
          </table:table-cell>
          <table:table-cell office:value-type="float" office:value="1.952599557" calcext:value-type="float">
            <text:p>1.9525995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17];[.B217]/[.D217];&quot;&quot;)" office:value-type="float" office:value="0.610030655966732" calcext:value-type="float">
            <text:p>0.610030655966732</text:p>
          </table:table-cell>
          <table:table-cell table:formula="of:=IF([.E217];[.C217]/[.E217];&quot;&quot;)" office:value-type="float" office:value="0.612750892885714" calcext:value-type="float">
            <text:p>0.61275089288571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3511433" calcext:value-type="float">
            <text:p>1.13511433</text:p>
          </table:table-cell>
          <table:table-cell office:value-type="float" office:value="1.180571356" calcext:value-type="float">
            <text:p>1.180571356</text:p>
          </table:table-cell>
          <table:table-cell office:value-type="float" office:value="1.502455248" calcext:value-type="float">
            <text:p>1.502455248</text:p>
          </table:table-cell>
          <table:table-cell office:value-type="float" office:value="1.449091848" calcext:value-type="float">
            <text:p>1.4490918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18];[.B218]/[.D218];&quot;&quot;)" office:value-type="float" office:value="0.755506249860695" calcext:value-type="float">
            <text:p>0.755506249860695</text:p>
          </table:table-cell>
          <table:table-cell table:formula="of:=IF([.E218];[.C218]/[.E218];&quot;&quot;)" office:value-type="float" office:value="0.814697396600081" calcext:value-type="float">
            <text:p>0.81469739660008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1689744" calcext:value-type="float">
            <text:p>1.191689744</text:p>
          </table:table-cell>
          <table:table-cell office:value-type="float" office:value="1.107642384" calcext:value-type="float">
            <text:p>1.107642384</text:p>
          </table:table-cell>
          <table:table-cell office:value-type="float" office:value="1.419515711" calcext:value-type="float">
            <text:p>1.419515711</text:p>
          </table:table-cell>
          <table:table-cell office:value-type="float" office:value="1.385050748" calcext:value-type="float">
            <text:p>1.3850507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19];[.B219]/[.D219];&quot;&quot;)" office:value-type="float" office:value="0.839504441384798" calcext:value-type="float">
            <text:p>0.839504441384798</text:p>
          </table:table-cell>
          <table:table-cell table:formula="of:=IF([.E219];[.C219]/[.E219];&quot;&quot;)" office:value-type="float" office:value="0.799712491112275" calcext:value-type="float">
            <text:p>0.79971249111227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0463361" calcext:value-type="float">
            <text:p>1.110463361</text:p>
          </table:table-cell>
          <table:table-cell office:value-type="float" office:value="1.22207829" calcext:value-type="float">
            <text:p>1.22207829</text:p>
          </table:table-cell>
          <table:table-cell office:value-type="float" office:value="1.407439924" calcext:value-type="float">
            <text:p>1.407439924</text:p>
          </table:table-cell>
          <table:table-cell office:value-type="float" office:value="1.408137373" calcext:value-type="float">
            <text:p>1.4081373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20];[.B220]/[.D220];&quot;&quot;)" office:value-type="float" office:value="0.788995211848204" calcext:value-type="float">
            <text:p>0.788995211848204</text:p>
          </table:table-cell>
          <table:table-cell table:formula="of:=IF([.E220];[.C220]/[.E220];&quot;&quot;)" office:value-type="float" office:value="0.867868656448194" calcext:value-type="float">
            <text:p>0.86786865644819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7647405" calcext:value-type="float">
            <text:p>1.177647405</text:p>
          </table:table-cell>
          <table:table-cell office:value-type="float" office:value="1.178758615" calcext:value-type="float">
            <text:p>1.1787586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21];[.B221]/[.D221];&quot;&quot;)">
            <text:p/>
          </table:table-cell>
          <table:table-cell table:formula="of:=IF([.E221];[.C221]/[.E2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8181997" calcext:value-type="float">
            <text:p>1.158181997</text:p>
          </table:table-cell>
          <table:table-cell office:value-type="float" office:value="1.142989831" calcext:value-type="float">
            <text:p>1.142989831</text:p>
          </table:table-cell>
          <table:table-cell office:value-type="float" office:value="1.381732685" calcext:value-type="float">
            <text:p>1.381732685</text:p>
          </table:table-cell>
          <table:table-cell office:value-type="float" office:value="1.406273715" calcext:value-type="float">
            <text:p>1.4062737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22];[.B222]/[.D222];&quot;&quot;)" office:value-type="float" office:value="0.838209886451372" calcext:value-type="float">
            <text:p>0.838209886451372</text:p>
          </table:table-cell>
          <table:table-cell table:formula="of:=IF([.E222];[.C222]/[.E222];&quot;&quot;)" office:value-type="float" office:value="0.812779062005009" calcext:value-type="float">
            <text:p>0.81277906200500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24670368" calcext:value-type="float">
            <text:p>1.824670368</text:p>
          </table:table-cell>
          <table:table-cell office:value-type="float" office:value="1.722301695" calcext:value-type="float">
            <text:p>1.7223016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23];[.B223]/[.D223];&quot;&quot;)">
            <text:p/>
          </table:table-cell>
          <table:table-cell table:formula="of:=IF([.E223];[.C223]/[.E22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1096625" calcext:value-type="float">
            <text:p>1.171096625</text:p>
          </table:table-cell>
          <table:table-cell office:value-type="float" office:value="1.164997443" calcext:value-type="float">
            <text:p>1.164997443</text:p>
          </table:table-cell>
          <table:table-cell office:value-type="float" office:value="1.462641479" calcext:value-type="float">
            <text:p>1.462641479</text:p>
          </table:table-cell>
          <table:table-cell office:value-type="float" office:value="1.483676413" calcext:value-type="float">
            <text:p>1.4836764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24];[.B224]/[.D224];&quot;&quot;)" office:value-type="float" office:value="0.80067237379366" calcext:value-type="float">
            <text:p>0.80067237379366</text:p>
          </table:table-cell>
          <table:table-cell table:formula="of:=IF([.E224];[.C224]/[.E224];&quot;&quot;)" office:value-type="float" office:value="0.785209923668174" calcext:value-type="float">
            <text:p>0.78520992366817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08129275" calcext:value-type="float">
            <text:p>1.508129275</text:p>
          </table:table-cell>
          <table:table-cell office:value-type="float" office:value="1.426818568" calcext:value-type="float">
            <text:p>1.426818568</text:p>
          </table:table-cell>
          <table:table-cell office:value-type="float" office:value="19.549466787" calcext:value-type="float">
            <text:p>19.549466787</text:p>
          </table:table-cell>
          <table:table-cell office:value-type="float" office:value="18.868463916" calcext:value-type="float">
            <text:p>18.8684639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25];[.B225]/[.D225];&quot;&quot;)" office:value-type="float" office:value="0.0771442664616753" calcext:value-type="float">
            <text:p>0.077144266461675</text:p>
          </table:table-cell>
          <table:table-cell table:formula="of:=IF([.E225];[.C225]/[.E225];&quot;&quot;)" office:value-type="float" office:value="0.0756192223358518" calcext:value-type="float">
            <text:p>0.07561922233585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8616687" calcext:value-type="float">
            <text:p>1.198616687</text:p>
          </table:table-cell>
          <table:table-cell office:value-type="float" office:value="1.207567117" calcext:value-type="float">
            <text:p>1.207567117</text:p>
          </table:table-cell>
          <table:table-cell office:value-type="float" office:value="4.402060285" calcext:value-type="float">
            <text:p>4.402060285</text:p>
          </table:table-cell>
          <table:table-cell office:value-type="float" office:value="4.248342768" calcext:value-type="float">
            <text:p>4.2483427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26];[.B226]/[.D226];&quot;&quot;)" office:value-type="float" office:value="0.272285386705012" calcext:value-type="float">
            <text:p>0.272285386705012</text:p>
          </table:table-cell>
          <table:table-cell table:formula="of:=IF([.E226];[.C226]/[.E226];&quot;&quot;)" office:value-type="float" office:value="0.284244276637897" calcext:value-type="float">
            <text:p>0.28424427663789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0020828" calcext:value-type="float">
            <text:p>1.170020828</text:p>
          </table:table-cell>
          <table:table-cell office:value-type="float" office:value="1.124294695" calcext:value-type="float">
            <text:p>1.1242946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227];[.B227]/[.D227];&quot;&quot;)">
            <text:p/>
          </table:table-cell>
          <table:table-cell table:formula="of:=IF([.E227];[.C227]/[.E22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7095675" calcext:value-type="float">
            <text:p>1.167095675</text:p>
          </table:table-cell>
          <table:table-cell office:value-type="float" office:value="1.192962716" calcext:value-type="float">
            <text:p>1.192962716</text:p>
          </table:table-cell>
          <table:table-cell office:value-type="float" office:value="1.697964817" calcext:value-type="float">
            <text:p>1.697964817</text:p>
          </table:table-cell>
          <table:table-cell office:value-type="float" office:value="1.648776833" calcext:value-type="float">
            <text:p>1.6487768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228];[.B228]/[.D228];&quot;&quot;)" office:value-type="float" office:value="0.687349739709006" calcext:value-type="float">
            <text:p>0.687349739709006</text:p>
          </table:table-cell>
          <table:table-cell table:formula="of:=IF([.E228];[.C228]/[.E228];&quot;&quot;)" office:value-type="float" office:value="0.723544079540084" calcext:value-type="float">
            <text:p>0.72354407954008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2302486" calcext:value-type="float">
            <text:p>1.182302486</text:p>
          </table:table-cell>
          <table:table-cell office:value-type="float" office:value="1.202445441" calcext:value-type="float">
            <text:p>1.2024454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29];[.B229]/[.D229];&quot;&quot;)">
            <text:p/>
          </table:table-cell>
          <table:table-cell table:formula="of:=IF([.E229];[.C229]/[.E2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4065866" calcext:value-type="float">
            <text:p>1.174065866</text:p>
          </table:table-cell>
          <table:table-cell office:value-type="float" office:value="1.115277808" calcext:value-type="float">
            <text:p>1.115277808</text:p>
          </table:table-cell>
          <table:table-cell office:value-type="float" office:value="1.427250226" calcext:value-type="float">
            <text:p>1.427250226</text:p>
          </table:table-cell>
          <table:table-cell office:value-type="float" office:value="1.4512107" calcext:value-type="float">
            <text:p>1.4512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30];[.B230]/[.D230];&quot;&quot;)" office:value-type="float" office:value="0.822606887434467" calcext:value-type="float">
            <text:p>0.822606887434467</text:p>
          </table:table-cell>
          <table:table-cell table:formula="of:=IF([.E230];[.C230]/[.E230];&quot;&quot;)" office:value-type="float" office:value="0.768515425086102" calcext:value-type="float">
            <text:p>0.768515425086102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3476917" calcext:value-type="float">
            <text:p>1.233476917</text:p>
          </table:table-cell>
          <table:table-cell office:value-type="float" office:value="1.174688877" calcext:value-type="float">
            <text:p>1.174688877</text:p>
          </table:table-cell>
          <table:table-cell office:value-type="float" office:value="2.89711656" calcext:value-type="float">
            <text:p>2.89711656</text:p>
          </table:table-cell>
          <table:table-cell office:value-type="float" office:value="2.77947205" calcext:value-type="float">
            <text:p>2.779472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31];[.B231]/[.D231];&quot;&quot;)" office:value-type="float" office:value="0.425760196890387" calcext:value-type="float">
            <text:p>0.425760196890387</text:p>
          </table:table-cell>
          <table:table-cell table:formula="of:=IF([.E231];[.C231]/[.E231];&quot;&quot;)" office:value-type="float" office:value="0.422630217490404" calcext:value-type="float">
            <text:p>0.42263021749040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407723" calcext:value-type="float">
            <text:p>1.15407723</text:p>
          </table:table-cell>
          <table:table-cell office:value-type="float" office:value="1.173582978" calcext:value-type="float">
            <text:p>1.173582978</text:p>
          </table:table-cell>
          <table:table-cell office:value-type="float" office:value="2.11001597" calcext:value-type="float">
            <text:p>2.11001597</text:p>
          </table:table-cell>
          <table:table-cell office:value-type="float" office:value="2.079060387" calcext:value-type="float">
            <text:p>2.07906038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32];[.B232]/[.D232];&quot;&quot;)" office:value-type="float" office:value="0.546951893449413" calcext:value-type="float">
            <text:p>0.546951893449413</text:p>
          </table:table-cell>
          <table:table-cell table:formula="of:=IF([.E232];[.C232]/[.E232];&quot;&quot;)" office:value-type="float" office:value="0.564477580996785" calcext:value-type="float">
            <text:p>0.56447758099678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4698534" calcext:value-type="float">
            <text:p>1.174698534</text:p>
          </table:table-cell>
          <table:table-cell office:value-type="float" office:value="1.148486208" calcext:value-type="float">
            <text:p>1.148486208</text:p>
          </table:table-cell>
          <table:table-cell office:value-type="float" office:value="1.567853627" calcext:value-type="float">
            <text:p>1.567853627</text:p>
          </table:table-cell>
          <table:table-cell office:value-type="float" office:value="1.54018882" calcext:value-type="float">
            <text:p>1.540188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33];[.B233]/[.D233];&quot;&quot;)" office:value-type="float" office:value="0.749239925060938" calcext:value-type="float">
            <text:p>0.749239925060938</text:p>
          </table:table-cell>
          <table:table-cell table:formula="of:=IF([.E233];[.C233]/[.E233];&quot;&quot;)" office:value-type="float" office:value="0.745678836962341" calcext:value-type="float">
            <text:p>0.74567883696234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20514006" calcext:value-type="float">
            <text:p>1.220514006</text:p>
          </table:table-cell>
          <table:table-cell office:value-type="float" office:value="1.203267481" calcext:value-type="float">
            <text:p>1.203267481</text:p>
          </table:table-cell>
          <table:table-cell office:value-type="float" office:value="3.485489378" calcext:value-type="float">
            <text:p>3.485489378</text:p>
          </table:table-cell>
          <table:table-cell office:value-type="float" office:value="3.366010874" calcext:value-type="float">
            <text:p>3.3660108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34];[.B234]/[.D234];&quot;&quot;)" office:value-type="float" office:value="0.350170054656813" calcext:value-type="float">
            <text:p>0.350170054656813</text:p>
          </table:table-cell>
          <table:table-cell table:formula="of:=IF([.E234];[.C234]/[.E234];&quot;&quot;)" office:value-type="float" office:value="0.357475815153888" calcext:value-type="float">
            <text:p>0.35747581515388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9386946" calcext:value-type="float">
            <text:p>1.179386946</text:p>
          </table:table-cell>
          <table:table-cell office:value-type="float" office:value="1.173745467" calcext:value-type="float">
            <text:p>1.173745467</text:p>
          </table:table-cell>
          <table:table-cell office:value-type="float" office:value="1.464112813" calcext:value-type="float">
            <text:p>1.464112813</text:p>
          </table:table-cell>
          <table:table-cell office:value-type="float" office:value="1.449684515" calcext:value-type="float">
            <text:p>1.4496845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35];[.B235]/[.D235];&quot;&quot;)" office:value-type="float" office:value="0.805530103642362" calcext:value-type="float">
            <text:p>0.805530103642362</text:p>
          </table:table-cell>
          <table:table-cell table:formula="of:=IF([.E235];[.C235]/[.E235];&quot;&quot;)" office:value-type="float" office:value="0.809655793971145" calcext:value-type="float">
            <text:p>0.80965579397114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8595102" calcext:value-type="float">
            <text:p>1.148595102</text:p>
          </table:table-cell>
          <table:table-cell office:value-type="float" office:value="1.187407044" calcext:value-type="float">
            <text:p>1.18740704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36];[.B236]/[.D236];&quot;&quot;)">
            <text:p/>
          </table:table-cell>
          <table:table-cell table:formula="of:=IF([.E236];[.C236]/[.E23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11281333" calcext:value-type="float">
            <text:p>1.311281333</text:p>
          </table:table-cell>
          <table:table-cell office:value-type="float" office:value="1.274303636" calcext:value-type="float">
            <text:p>1.274303636</text:p>
          </table:table-cell>
          <table:table-cell office:value-type="float" office:value="9.161674744" calcext:value-type="float">
            <text:p>9.161674744</text:p>
          </table:table-cell>
          <table:table-cell office:value-type="float" office:value="9.009769161" calcext:value-type="float">
            <text:p>9.0097691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37];[.B237]/[.D237];&quot;&quot;)" office:value-type="float" office:value="0.143126815744988" calcext:value-type="float">
            <text:p>0.143126815744988</text:p>
          </table:table-cell>
          <table:table-cell table:formula="of:=IF([.E237];[.C237]/[.E237];&quot;&quot;)" office:value-type="float" office:value="0.141435769688306" calcext:value-type="float">
            <text:p>0.14143576968830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4600497" calcext:value-type="float">
            <text:p>1.144600497</text:p>
          </table:table-cell>
          <table:table-cell office:value-type="float" office:value="1.166132496" calcext:value-type="float">
            <text:p>1.1661324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38];[.B238]/[.D238];&quot;&quot;)">
            <text:p/>
          </table:table-cell>
          <table:table-cell table:formula="of:=IF([.E238];[.C238]/[.E2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0942474" calcext:value-type="float">
            <text:p>1.120942474</text:p>
          </table:table-cell>
          <table:table-cell office:value-type="float" office:value="1.128227048" calcext:value-type="float">
            <text:p>1.128227048</text:p>
          </table:table-cell>
          <table:table-cell office:value-type="float" office:value="1.494620946" calcext:value-type="float">
            <text:p>1.494620946</text:p>
          </table:table-cell>
          <table:table-cell office:value-type="float" office:value="1.481523053" calcext:value-type="float">
            <text:p>1.4815230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D239];[.B239]/[.D239];&quot;&quot;)" office:value-type="float" office:value="0.749984453917856" calcext:value-type="float">
            <text:p>0.749984453917856</text:p>
          </table:table-cell>
          <table:table-cell table:formula="of:=IF([.E239];[.C239]/[.E239];&quot;&quot;)" office:value-type="float" office:value="0.761531888225029" calcext:value-type="float">
            <text:p>0.76153188822502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353732" calcext:value-type="float">
            <text:p>1.18353732</text:p>
          </table:table-cell>
          <table:table-cell office:value-type="float" office:value="1.180303214" calcext:value-type="float">
            <text:p>1.180303214</text:p>
          </table:table-cell>
          <table:table-cell office:value-type="float" office:value="1.313031782" calcext:value-type="float">
            <text:p>1.313031782</text:p>
          </table:table-cell>
          <table:table-cell office:value-type="float" office:value="1.318421096" calcext:value-type="float">
            <text:p>1.3184210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40];[.B240]/[.D240];&quot;&quot;)" office:value-type="float" office:value="0.90137751136324" calcext:value-type="float">
            <text:p>0.90137751136324</text:p>
          </table:table-cell>
          <table:table-cell table:formula="of:=IF([.E240];[.C240]/[.E240];&quot;&quot;)" office:value-type="float" office:value="0.895239933266359" calcext:value-type="float">
            <text:p>0.89523993326635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95259918" calcext:value-type="float">
            <text:p>1.095259918</text:p>
          </table:table-cell>
          <table:table-cell office:value-type="float" office:value="1.122688887" calcext:value-type="float">
            <text:p>1.1226888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241];[.B241]/[.D241];&quot;&quot;)">
            <text:p/>
          </table:table-cell>
          <table:table-cell table:formula="of:=IF([.E241];[.C241]/[.E24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3210524" calcext:value-type="float">
            <text:p>1.173210524</text:p>
          </table:table-cell>
          <table:table-cell office:value-type="float" office:value="1.136518065" calcext:value-type="float">
            <text:p>1.136518065</text:p>
          </table:table-cell>
          <table:table-cell office:value-type="float" office:value="1.376157554" calcext:value-type="float">
            <text:p>1.376157554</text:p>
          </table:table-cell>
          <table:table-cell office:value-type="float" office:value="1.300086568" calcext:value-type="float">
            <text:p>1.3000865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42];[.B242]/[.D242];&quot;&quot;)" office:value-type="float" office:value="0.85252631182374" calcext:value-type="float">
            <text:p>0.85252631182374</text:p>
          </table:table-cell>
          <table:table-cell table:formula="of:=IF([.E242];[.C242]/[.E242];&quot;&quot;)" office:value-type="float" office:value="0.874186452636283" calcext:value-type="float">
            <text:p>0.87418645263628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1078307" calcext:value-type="float">
            <text:p>1.171078307</text:p>
          </table:table-cell>
          <table:table-cell office:value-type="float" office:value="1.179293621" calcext:value-type="float">
            <text:p>1.179293621</text:p>
          </table:table-cell>
          <table:table-cell office:value-type="float" office:value="1.784877271" calcext:value-type="float">
            <text:p>1.784877271</text:p>
          </table:table-cell>
          <table:table-cell office:value-type="float" office:value="1.744741048" calcext:value-type="float">
            <text:p>1.7447410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43];[.B243]/[.D243];&quot;&quot;)" office:value-type="float" office:value="0.656111389857012" calcext:value-type="float">
            <text:p>0.656111389857012</text:p>
          </table:table-cell>
          <table:table-cell table:formula="of:=IF([.E243];[.C243]/[.E243];&quot;&quot;)" office:value-type="float" office:value="0.675913266528478" calcext:value-type="float">
            <text:p>0.67591326652847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314765" calcext:value-type="float">
            <text:p>1.192314765</text:p>
          </table:table-cell>
          <table:table-cell office:value-type="float" office:value="1.19964207" calcext:value-type="float">
            <text:p>1.19964207</text:p>
          </table:table-cell>
          <table:table-cell office:value-type="float" office:value="5.666417698" calcext:value-type="float">
            <text:p>5.666417698</text:p>
          </table:table-cell>
          <table:table-cell office:value-type="float" office:value="5.487747691" calcext:value-type="float">
            <text:p>5.4877476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44];[.B244]/[.D244];&quot;&quot;)" office:value-type="float" office:value="0.210417732780419" calcext:value-type="float">
            <text:p>0.210417732780419</text:p>
          </table:table-cell>
          <table:table-cell table:formula="of:=IF([.E244];[.C244]/[.E244];&quot;&quot;)" office:value-type="float" office:value="0.218603721881644" calcext:value-type="float">
            <text:p>0.21860372188164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04820316" calcext:value-type="float">
            <text:p>1.204820316</text:p>
          </table:table-cell>
          <table:table-cell office:value-type="float" office:value="1.17565111" calcext:value-type="float">
            <text:p>1.175651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D245];[.B245]/[.D245];&quot;&quot;)">
            <text:p/>
          </table:table-cell>
          <table:table-cell table:formula="of:=IF([.E245];[.C245]/[.E2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4448974" calcext:value-type="float">
            <text:p>1.124448974</text:p>
          </table:table-cell>
          <table:table-cell office:value-type="float" office:value="1.146802315" calcext:value-type="float">
            <text:p>1.146802315</text:p>
          </table:table-cell>
          <table:table-cell office:value-type="float" office:value="1.471828982" calcext:value-type="float">
            <text:p>1.471828982</text:p>
          </table:table-cell>
          <table:table-cell office:value-type="float" office:value="1.419501675" calcext:value-type="float">
            <text:p>1.4195016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46];[.B246]/[.D246];&quot;&quot;)" office:value-type="float" office:value="0.763980725853107" calcext:value-type="float">
            <text:p>0.763980725853107</text:p>
          </table:table-cell>
          <table:table-cell table:formula="of:=IF([.E246];[.C246]/[.E246];&quot;&quot;)" office:value-type="float" office:value="0.80789077969915" calcext:value-type="float">
            <text:p>0.8078907796991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6222971" calcext:value-type="float">
            <text:p>1.236222971</text:p>
          </table:table-cell>
          <table:table-cell office:value-type="float" office:value="1.239072745" calcext:value-type="float">
            <text:p>1.2390727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47];[.B247]/[.D247];&quot;&quot;)">
            <text:p/>
          </table:table-cell>
          <table:table-cell table:formula="of:=IF([.E247];[.C247]/[.E2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5940811" calcext:value-type="float">
            <text:p>1.185940811</text:p>
          </table:table-cell>
          <table:table-cell office:value-type="float" office:value="1.125960711" calcext:value-type="float">
            <text:p>1.125960711</text:p>
          </table:table-cell>
          <table:table-cell office:value-type="float" office:value="1.311235087" calcext:value-type="float">
            <text:p>1.311235087</text:p>
          </table:table-cell>
          <table:table-cell office:value-type="float" office:value="1.310895267" calcext:value-type="float">
            <text:p>1.3108952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48];[.B248]/[.D248];&quot;&quot;)" office:value-type="float" office:value="0.904445604573728" calcext:value-type="float">
            <text:p>0.904445604573728</text:p>
          </table:table-cell>
          <table:table-cell table:formula="of:=IF([.E248];[.C248]/[.E248];&quot;&quot;)" office:value-type="float" office:value="0.858924995264324" calcext:value-type="float">
            <text:p>0.85892499526432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0643653" calcext:value-type="float">
            <text:p>1.180643653</text:p>
          </table:table-cell>
          <table:table-cell office:value-type="float" office:value="1.16674414" calcext:value-type="float">
            <text:p>1.166744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49];[.B249]/[.D249];&quot;&quot;)">
            <text:p/>
          </table:table-cell>
          <table:table-cell table:formula="of:=IF([.E249];[.C249]/[.E24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8921181" calcext:value-type="float">
            <text:p>1.168921181</text:p>
          </table:table-cell>
          <table:table-cell office:value-type="float" office:value="1.168677847" calcext:value-type="float">
            <text:p>1.1686778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D250];[.B250]/[.D250];&quot;&quot;)">
            <text:p/>
          </table:table-cell>
          <table:table-cell table:formula="of:=IF([.E250];[.C250]/[.E2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4610807" calcext:value-type="float">
            <text:p>1.164610807</text:p>
          </table:table-cell>
          <table:table-cell office:value-type="float" office:value="1.216992806" calcext:value-type="float">
            <text:p>1.2169928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51];[.B251]/[.D251];&quot;&quot;)">
            <text:p/>
          </table:table-cell>
          <table:table-cell table:formula="of:=IF([.E251];[.C251]/[.E25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6059271" calcext:value-type="float">
            <text:p>1.76059271</text:p>
          </table:table-cell>
          <table:table-cell office:value-type="float" office:value="1.534488173" calcext:value-type="float">
            <text:p>1.53448817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52];[.B252]/[.D252];&quot;&quot;)">
            <text:p/>
          </table:table-cell>
          <table:table-cell table:formula="of:=IF([.E252];[.C252]/[.E25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9930457" calcext:value-type="float">
            <text:p>1.159930457</text:p>
          </table:table-cell>
          <table:table-cell office:value-type="float" office:value="1.116190847" calcext:value-type="float">
            <text:p>1.11619084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253];[.B253]/[.D253];&quot;&quot;)">
            <text:p/>
          </table:table-cell>
          <table:table-cell table:formula="of:=IF([.E253];[.C253]/[.E2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880406" calcext:value-type="float">
            <text:p>1.15880406</text:p>
          </table:table-cell>
          <table:table-cell office:value-type="float" office:value="1.102418397" calcext:value-type="float">
            <text:p>1.10241839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54];[.B254]/[.D254];&quot;&quot;)">
            <text:p/>
          </table:table-cell>
          <table:table-cell table:formula="of:=IF([.E254];[.C254]/[.E2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85736009" calcext:value-type="float">
            <text:p>1.385736009</text:p>
          </table:table-cell>
          <table:table-cell office:value-type="float" office:value="1.395138765" calcext:value-type="float">
            <text:p>1.3951387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255];[.B255]/[.D255];&quot;&quot;)">
            <text:p/>
          </table:table-cell>
          <table:table-cell table:formula="of:=IF([.E255];[.C255]/[.E2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7009502" calcext:value-type="float">
            <text:p>1.117009502</text:p>
          </table:table-cell>
          <table:table-cell office:value-type="float" office:value="1.163687593" calcext:value-type="float">
            <text:p>1.16368759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56];[.B256]/[.D256];&quot;&quot;)">
            <text:p/>
          </table:table-cell>
          <table:table-cell table:formula="of:=IF([.E256];[.C256]/[.E2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576274" calcext:value-type="float">
            <text:p>1.20576274</text:p>
          </table:table-cell>
          <table:table-cell office:value-type="float" office:value="1.166354241" calcext:value-type="float">
            <text:p>1.1663542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57];[.B257]/[.D257];&quot;&quot;)">
            <text:p/>
          </table:table-cell>
          <table:table-cell table:formula="of:=IF([.E257];[.C257]/[.E2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0585494" calcext:value-type="float">
            <text:p>1.150585494</text:p>
          </table:table-cell>
          <table:table-cell office:value-type="float" office:value="1.158478949" calcext:value-type="float">
            <text:p>1.15847894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58];[.B258]/[.D258];&quot;&quot;)">
            <text:p/>
          </table:table-cell>
          <table:table-cell table:formula="of:=IF([.E258];[.C258]/[.E25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69519402" calcext:value-type="float">
            <text:p>1.269519402</text:p>
          </table:table-cell>
          <table:table-cell office:value-type="float" office:value="1.251104043" calcext:value-type="float">
            <text:p>1.25110404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59];[.B259]/[.D259];&quot;&quot;)">
            <text:p/>
          </table:table-cell>
          <table:table-cell table:formula="of:=IF([.E259];[.C259]/[.E2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3928959" calcext:value-type="float">
            <text:p>1.173928959</text:p>
          </table:table-cell>
          <table:table-cell office:value-type="float" office:value="1.227119986" calcext:value-type="float">
            <text:p>1.2271199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60];[.B260]/[.D260];&quot;&quot;)">
            <text:p/>
          </table:table-cell>
          <table:table-cell table:formula="of:=IF([.E260];[.C260]/[.E2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6262079" calcext:value-type="float">
            <text:p>1.256262079</text:p>
          </table:table-cell>
          <table:table-cell office:value-type="float" office:value="1.279682636" calcext:value-type="float">
            <text:p>1.2796826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261];[.B261]/[.D261];&quot;&quot;)">
            <text:p/>
          </table:table-cell>
          <table:table-cell table:formula="of:=IF([.E261];[.C261]/[.E2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7336207" calcext:value-type="float">
            <text:p>1.337336207</text:p>
          </table:table-cell>
          <table:table-cell office:value-type="float" office:value="1.30137611" calcext:value-type="float">
            <text:p>1.301376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62];[.B262]/[.D262];&quot;&quot;)">
            <text:p/>
          </table:table-cell>
          <table:table-cell table:formula="of:=IF([.E262];[.C262]/[.E2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049595" calcext:value-type="float">
            <text:p>1.14049595</text:p>
          </table:table-cell>
          <table:table-cell office:value-type="float" office:value="1.143179132" calcext:value-type="float">
            <text:p>1.143179132</text:p>
          </table:table-cell>
          <table:table-cell office:value-type="float" office:value="1.651562075" calcext:value-type="float">
            <text:p>1.651562075</text:p>
          </table:table-cell>
          <table:table-cell office:value-type="float" office:value="1.540418946" calcext:value-type="float">
            <text:p>1.5404189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63];[.B263]/[.D263];&quot;&quot;)" office:value-type="float" office:value="0.690555909017225" calcext:value-type="float">
            <text:p>0.690555909017225</text:p>
          </table:table-cell>
          <table:table-cell table:formula="of:=IF([.E263];[.C263]/[.E263];&quot;&quot;)" office:value-type="float" office:value="0.742122222638516" calcext:value-type="float">
            <text:p>0.74212222263851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7417635" calcext:value-type="float">
            <text:p>1.157417635</text:p>
          </table:table-cell>
          <table:table-cell office:value-type="float" office:value="1.123058624" calcext:value-type="float">
            <text:p>1.1230586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64];[.B264]/[.D264];&quot;&quot;)">
            <text:p/>
          </table:table-cell>
          <table:table-cell table:formula="of:=IF([.E264];[.C264]/[.E2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6656037" calcext:value-type="float">
            <text:p>1.176656037</text:p>
          </table:table-cell>
          <table:table-cell office:value-type="float" office:value="1.208945123" calcext:value-type="float">
            <text:p>1.20894512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65];[.B265]/[.D265];&quot;&quot;)">
            <text:p/>
          </table:table-cell>
          <table:table-cell table:formula="of:=IF([.E265];[.C265]/[.E2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0964473" calcext:value-type="float">
            <text:p>1.210964473</text:p>
          </table:table-cell>
          <table:table-cell office:value-type="float" office:value="1.236903147" calcext:value-type="float">
            <text:p>1.2369031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66];[.B266]/[.D266];&quot;&quot;)">
            <text:p/>
          </table:table-cell>
          <table:table-cell table:formula="of:=IF([.E266];[.C266]/[.E26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0705261" calcext:value-type="float">
            <text:p>1.160705261</text:p>
          </table:table-cell>
          <table:table-cell office:value-type="float" office:value="1.164342852" calcext:value-type="float">
            <text:p>1.164342852</text:p>
          </table:table-cell>
          <table:table-cell office:value-type="float" office:value="1.809083088" calcext:value-type="float">
            <text:p>1.809083088</text:p>
          </table:table-cell>
          <table:table-cell office:value-type="float" office:value="1.763448855" calcext:value-type="float">
            <text:p>1.7634488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67];[.B267]/[.D267];&quot;&quot;)" office:value-type="float" office:value="0.641598646684159" calcext:value-type="float">
            <text:p>0.641598646684159</text:p>
          </table:table-cell>
          <table:table-cell table:formula="of:=IF([.E267];[.C267]/[.E267];&quot;&quot;)" office:value-type="float" office:value="0.660264599508331" calcext:value-type="float">
            <text:p>0.66026459950833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0989027" calcext:value-type="float">
            <text:p>1.120989027</text:p>
          </table:table-cell>
          <table:table-cell office:value-type="float" office:value="1.154823493" calcext:value-type="float">
            <text:p>1.1548234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68];[.B268]/[.D268];&quot;&quot;)">
            <text:p/>
          </table:table-cell>
          <table:table-cell table:formula="of:=IF([.E268];[.C268]/[.E2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9244136" calcext:value-type="float">
            <text:p>1.179244136</text:p>
          </table:table-cell>
          <table:table-cell office:value-type="float" office:value="1.178570932" calcext:value-type="float">
            <text:p>1.178570932</text:p>
          </table:table-cell>
          <table:table-cell office:value-type="float" office:value="1.350776673" calcext:value-type="float">
            <text:p>1.350776673</text:p>
          </table:table-cell>
          <table:table-cell office:value-type="float" office:value="1.309572297" calcext:value-type="float">
            <text:p>1.3095722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69];[.B269]/[.D269];&quot;&quot;)" office:value-type="float" office:value="0.873011919417415" calcext:value-type="float">
            <text:p>0.873011919417415</text:p>
          </table:table-cell>
          <table:table-cell table:formula="of:=IF([.E269];[.C269]/[.E269];&quot;&quot;)" office:value-type="float" office:value="0.89996629792788" calcext:value-type="float">
            <text:p>0.8999662979278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3143932" calcext:value-type="float">
            <text:p>1.233143932</text:p>
          </table:table-cell>
          <table:table-cell office:value-type="float" office:value="1.229336651" calcext:value-type="float">
            <text:p>1.229336651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70];[.B270]/[.D270];&quot;&quot;)">
            <text:p/>
          </table:table-cell>
          <table:table-cell table:formula="of:=IF([.E270];[.C270]/[.E2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4486053" calcext:value-type="float">
            <text:p>1.184486053</text:p>
          </table:table-cell>
          <table:table-cell office:value-type="float" office:value="1.131272758" calcext:value-type="float">
            <text:p>1.131272758</text:p>
          </table:table-cell>
          <table:table-cell office:value-type="float" office:value="1.614669596" calcext:value-type="float">
            <text:p>1.614669596</text:p>
          </table:table-cell>
          <table:table-cell office:value-type="float" office:value="1.560577736" calcext:value-type="float">
            <text:p>1.5605777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1];[.B271]/[.D271];&quot;&quot;)" office:value-type="float" office:value="0.733577975292476" calcext:value-type="float">
            <text:p>0.733577975292476</text:p>
          </table:table-cell>
          <table:table-cell table:formula="of:=IF([.E271];[.C271]/[.E271];&quot;&quot;)" office:value-type="float" office:value="0.724906380440635" calcext:value-type="float">
            <text:p>0.72490638044063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3555533" calcext:value-type="float">
            <text:p>3.403555533</text:p>
          </table:table-cell>
          <table:table-cell office:value-type="float" office:value="3.0667559" calcext:value-type="float">
            <text:p>3.0667559</text:p>
          </table:table-cell>
          <table:table-cell office:value-type="float" office:value="43.577225655" calcext:value-type="float">
            <text:p>43.577225655</text:p>
          </table:table-cell>
          <table:table-cell office:value-type="float" office:value="41.989138959" calcext:value-type="float">
            <text:p>41.9891389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72];[.B272]/[.D272];&quot;&quot;)" office:value-type="float" office:value="0.0781039977153635" calcext:value-type="float">
            <text:p>0.078103997715364</text:p>
          </table:table-cell>
          <table:table-cell table:formula="of:=IF([.E272];[.C272]/[.E272];&quot;&quot;)" office:value-type="float" office:value="0.0730368846809293" calcext:value-type="float">
            <text:p>0.07303688468092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6414353" calcext:value-type="float">
            <text:p>1.136414353</text:p>
          </table:table-cell>
          <table:table-cell office:value-type="float" office:value="1.158579677" calcext:value-type="float">
            <text:p>1.1585796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D273];[.B273]/[.D273];&quot;&quot;)">
            <text:p/>
          </table:table-cell>
          <table:table-cell table:formula="of:=IF([.E273];[.C273]/[.E2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0168476" calcext:value-type="float">
            <text:p>1.190168476</text:p>
          </table:table-cell>
          <table:table-cell office:value-type="float" office:value="1.13459885" calcext:value-type="float">
            <text:p>1.134598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74];[.B274]/[.D274];&quot;&quot;)">
            <text:p/>
          </table:table-cell>
          <table:table-cell table:formula="of:=IF([.E274];[.C274]/[.E2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80553682" calcext:value-type="float">
            <text:p>2.880553682</text:p>
          </table:table-cell>
          <table:table-cell office:value-type="float" office:value="2.546548085" calcext:value-type="float">
            <text:p>2.5465480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75];[.B275]/[.D275];&quot;&quot;)">
            <text:p/>
          </table:table-cell>
          <table:table-cell table:formula="of:=IF([.E275];[.C275]/[.E2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951069" calcext:value-type="float">
            <text:p>1.156951069</text:p>
          </table:table-cell>
          <table:table-cell office:value-type="float" office:value="1.113942401" calcext:value-type="float">
            <text:p>1.1139424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76];[.B276]/[.D276];&quot;&quot;)">
            <text:p/>
          </table:table-cell>
          <table:table-cell table:formula="of:=IF([.E276];[.C276]/[.E2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3364112" calcext:value-type="float">
            <text:p>1.133364112</text:p>
          </table:table-cell>
          <table:table-cell office:value-type="float" office:value="1.123643034" calcext:value-type="float">
            <text:p>1.123643034</text:p>
          </table:table-cell>
          <table:table-cell office:value-type="float" office:value="1.573551365" calcext:value-type="float">
            <text:p>1.573551365</text:p>
          </table:table-cell>
          <table:table-cell office:value-type="float" office:value="1.581063126" calcext:value-type="float">
            <text:p>1.5810631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77];[.B277]/[.D277];&quot;&quot;)" office:value-type="float" office:value="0.720258732704286" calcext:value-type="float">
            <text:p>0.720258732704286</text:p>
          </table:table-cell>
          <table:table-cell table:formula="of:=IF([.E277];[.C277]/[.E277];&quot;&quot;)" office:value-type="float" office:value="0.710688280260354" calcext:value-type="float">
            <text:p>0.71068828026035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2216872" calcext:value-type="float">
            <text:p>1.332216872</text:p>
          </table:table-cell>
          <table:table-cell office:value-type="float" office:value="1.345221086" calcext:value-type="float">
            <text:p>1.345221086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78];[.B278]/[.D278];&quot;&quot;)">
            <text:p/>
          </table:table-cell>
          <table:table-cell table:formula="of:=IF([.E278];[.C278]/[.E2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5231882" calcext:value-type="float">
            <text:p>1.35231882</text:p>
          </table:table-cell>
          <table:table-cell office:value-type="float" office:value="1.303702804" calcext:value-type="float">
            <text:p>1.30370280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279];[.B279]/[.D279];&quot;&quot;)">
            <text:p/>
          </table:table-cell>
          <table:table-cell table:formula="of:=IF([.E279];[.C279]/[.E2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6449759" calcext:value-type="float">
            <text:p>1.286449759</text:p>
          </table:table-cell>
          <table:table-cell office:value-type="float" office:value="1.199074324" calcext:value-type="float">
            <text:p>1.199074324</text:p>
          </table:table-cell>
          <table:table-cell office:value-type="float" office:value="9.758549776" calcext:value-type="float">
            <text:p>9.758549776</text:p>
          </table:table-cell>
          <table:table-cell office:value-type="float" office:value="8.828038565" calcext:value-type="float">
            <text:p>8.82803856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80];[.B280]/[.D280];&quot;&quot;)" office:value-type="float" office:value="0.131827965069551" calcext:value-type="float">
            <text:p>0.131827965069551</text:p>
          </table:table-cell>
          <table:table-cell table:formula="of:=IF([.E280];[.C280]/[.E280];&quot;&quot;)" office:value-type="float" office:value="0.135825678056494" calcext:value-type="float">
            <text:p>0.13582567805649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4403488" calcext:value-type="float">
            <text:p>1.214403488</text:p>
          </table:table-cell>
          <table:table-cell office:value-type="float" office:value="1.278219952" calcext:value-type="float">
            <text:p>1.278219952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281];[.B281]/[.D281];&quot;&quot;)">
            <text:p/>
          </table:table-cell>
          <table:table-cell table:formula="of:=IF([.E281];[.C281]/[.E2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9697095" calcext:value-type="float">
            <text:p>1.129697095</text:p>
          </table:table-cell>
          <table:table-cell office:value-type="float" office:value="1.15346422" calcext:value-type="float">
            <text:p>1.15346422</text:p>
          </table:table-cell>
          <table:table-cell office:value-type="float" office:value="1.345380949" calcext:value-type="float">
            <text:p>1.345380949</text:p>
          </table:table-cell>
          <table:table-cell office:value-type="float" office:value="1.323821562" calcext:value-type="float">
            <text:p>1.32382156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82];[.B282]/[.D282];&quot;&quot;)" office:value-type="float" office:value="0.839685663632807" calcext:value-type="float">
            <text:p>0.839685663632807</text:p>
          </table:table-cell>
          <table:table-cell table:formula="of:=IF([.E282];[.C282]/[.E282];&quot;&quot;)" office:value-type="float" office:value="0.87131396942755" calcext:value-type="float">
            <text:p>0.87131396942755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70261357" calcext:value-type="float">
            <text:p>1.270261357</text:p>
          </table:table-cell>
          <table:table-cell office:value-type="float" office:value="1.194664037" calcext:value-type="float">
            <text:p>1.194664037</text:p>
          </table:table-cell>
          <table:table-cell office:value-type="float" office:value="2.952706417" calcext:value-type="float">
            <text:p>2.952706417</text:p>
          </table:table-cell>
          <table:table-cell office:value-type="float" office:value="2.707747466" calcext:value-type="float">
            <text:p>2.70774746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83];[.B283]/[.D283];&quot;&quot;)" office:value-type="float" office:value="0.430202389809755" calcext:value-type="float">
            <text:p>0.430202389809755</text:p>
          </table:table-cell>
          <table:table-cell table:formula="of:=IF([.E283];[.C283]/[.E283];&quot;&quot;)" office:value-type="float" office:value="0.441202162314202" calcext:value-type="float">
            <text:p>0.44120216231420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76437509" calcext:value-type="float">
            <text:p>1.176437509</text:p>
          </table:table-cell>
          <table:table-cell office:value-type="float" office:value="1.154323529" calcext:value-type="float">
            <text:p>1.154323529</text:p>
          </table:table-cell>
          <table:table-cell office:value-type="float" office:value="1.385106334" calcext:value-type="float">
            <text:p>1.385106334</text:p>
          </table:table-cell>
          <table:table-cell office:value-type="float" office:value="1.399643178" calcext:value-type="float">
            <text:p>1.3996431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284];[.B284]/[.D284];&quot;&quot;)" office:value-type="float" office:value="0.849348154811051" calcext:value-type="float">
            <text:p>0.849348154811051</text:p>
          </table:table-cell>
          <table:table-cell table:formula="of:=IF([.E284];[.C284]/[.E284];&quot;&quot;)" office:value-type="float" office:value="0.824727006957197" calcext:value-type="float">
            <text:p>0.82472700695719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0254265" calcext:value-type="float">
            <text:p>1.120254265</text:p>
          </table:table-cell>
          <table:table-cell office:value-type="float" office:value="1.22793738" calcext:value-type="float">
            <text:p>1.22793738</text:p>
          </table:table-cell>
          <table:table-cell office:value-type="float" office:value="1.833913169" calcext:value-type="float">
            <text:p>1.833913169</text:p>
          </table:table-cell>
          <table:table-cell office:value-type="float" office:value="1.819635227" calcext:value-type="float">
            <text:p>1.8196352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285];[.B285]/[.D285];&quot;&quot;)" office:value-type="float" office:value="0.610854583486553" calcext:value-type="float">
            <text:p>0.610854583486553</text:p>
          </table:table-cell>
          <table:table-cell table:formula="of:=IF([.E285];[.C285]/[.E285];&quot;&quot;)" office:value-type="float" office:value="0.674826119971572" calcext:value-type="float">
            <text:p>0.67482611997157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1315593" calcext:value-type="float">
            <text:p>1.201315593</text:p>
          </table:table-cell>
          <table:table-cell office:value-type="float" office:value="1.375514123" calcext:value-type="float">
            <text:p>1.375514123</text:p>
          </table:table-cell>
          <table:table-cell office:value-type="float" office:value="1.30225201" calcext:value-type="float">
            <text:p>1.30225201</text:p>
          </table:table-cell>
          <table:table-cell office:value-type="float" office:value="1.263287891" calcext:value-type="float">
            <text:p>1.2632878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286];[.B286]/[.D286];&quot;&quot;)" office:value-type="float" office:value="0.922490872561602" calcext:value-type="float">
            <text:p>0.922490872561602</text:p>
          </table:table-cell>
          <table:table-cell table:formula="of:=IF([.E286];[.C286]/[.E286];&quot;&quot;)" office:value-type="float" office:value="1.08883662449354" calcext:value-type="float">
            <text:p>1.0888366244935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3536716" calcext:value-type="float">
            <text:p>1.133536716</text:p>
          </table:table-cell>
          <table:table-cell office:value-type="float" office:value="1.149174278" calcext:value-type="float">
            <text:p>1.14917427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D287];[.B287]/[.D287];&quot;&quot;)">
            <text:p/>
          </table:table-cell>
          <table:table-cell table:formula="of:=IF([.E287];[.C287]/[.E2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7580925" calcext:value-type="float">
            <text:p>1.117580925</text:p>
          </table:table-cell>
          <table:table-cell office:value-type="float" office:value="1.063250536" calcext:value-type="float">
            <text:p>1.063250536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288];[.B288]/[.D288];&quot;&quot;)">
            <text:p/>
          </table:table-cell>
          <table:table-cell table:formula="of:=IF([.E288];[.C288]/[.E2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5451941" calcext:value-type="float">
            <text:p>1.135451941</text:p>
          </table:table-cell>
          <table:table-cell office:value-type="float" office:value="1.104749264" calcext:value-type="float">
            <text:p>1.1047492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289];[.B289]/[.D289];&quot;&quot;)">
            <text:p/>
          </table:table-cell>
          <table:table-cell table:formula="of:=IF([.E289];[.C289]/[.E2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71945324" calcext:value-type="float">
            <text:p>3.271945324</text:p>
          </table:table-cell>
          <table:table-cell office:value-type="float" office:value="1.285022434" calcext:value-type="float">
            <text:p>1.28502243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290];[.B290]/[.D290];&quot;&quot;)">
            <text:p/>
          </table:table-cell>
          <table:table-cell table:formula="of:=IF([.E290];[.C290]/[.E2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6916623" calcext:value-type="float">
            <text:p>1.116916623</text:p>
          </table:table-cell>
          <table:table-cell office:value-type="float" office:value="1.07984339" calcext:value-type="float">
            <text:p>1.079843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91];[.B291]/[.D291];&quot;&quot;)">
            <text:p/>
          </table:table-cell>
          <table:table-cell table:formula="of:=IF([.E291];[.C291]/[.E2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0339465" calcext:value-type="float">
            <text:p>1.10339465</text:p>
          </table:table-cell>
          <table:table-cell office:value-type="float" office:value="1.095801107" calcext:value-type="float">
            <text:p>1.0958011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92];[.B292]/[.D292];&quot;&quot;)">
            <text:p/>
          </table:table-cell>
          <table:table-cell table:formula="of:=IF([.E292];[.C292]/[.E2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0794493" calcext:value-type="float">
            <text:p>1.200794493</text:p>
          </table:table-cell>
          <table:table-cell office:value-type="float" office:value="1.150324959" calcext:value-type="float">
            <text:p>1.1503249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93];[.B293]/[.D293];&quot;&quot;)">
            <text:p/>
          </table:table-cell>
          <table:table-cell table:formula="of:=IF([.E293];[.C293]/[.E29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62905826" calcext:value-type="float">
            <text:p>1.362905826</text:p>
          </table:table-cell>
          <table:table-cell office:value-type="float" office:value="1.306938525" calcext:value-type="float">
            <text:p>1.3069385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294];[.B294]/[.D294];&quot;&quot;)">
            <text:p/>
          </table:table-cell>
          <table:table-cell table:formula="of:=IF([.E294];[.C294]/[.E2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173186" calcext:value-type="float">
            <text:p>1.12173186</text:p>
          </table:table-cell>
          <table:table-cell office:value-type="float" office:value="1.086392725" calcext:value-type="float">
            <text:p>1.0863927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95];[.B295]/[.D295];&quot;&quot;)">
            <text:p/>
          </table:table-cell>
          <table:table-cell table:formula="of:=IF([.E295];[.C295]/[.E29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00038511" calcext:value-type="float">
            <text:p>2.000038511</text:p>
          </table:table-cell>
          <table:table-cell office:value-type="float" office:value="1.839297188" calcext:value-type="float">
            <text:p>1.839297188</text:p>
          </table:table-cell>
          <table:table-cell office:value-type="float" office:value="28.206411823" calcext:value-type="float">
            <text:p>28.206411823</text:p>
          </table:table-cell>
          <table:table-cell office:value-type="float" office:value="26.275901469" calcext:value-type="float">
            <text:p>26.27590146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96];[.B296]/[.D296];&quot;&quot;)" office:value-type="float" office:value="0.0709072293048325" calcext:value-type="float">
            <text:p>0.070907229304833</text:p>
          </table:table-cell>
          <table:table-cell table:formula="of:=IF([.E296];[.C296]/[.E296];&quot;&quot;)" office:value-type="float" office:value="0.0699993943184016" calcext:value-type="float">
            <text:p>0.069999394318402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8520489" calcext:value-type="float">
            <text:p>1.188520489</text:p>
          </table:table-cell>
          <table:table-cell office:value-type="float" office:value="1.149939563" calcext:value-type="float">
            <text:p>1.1499395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297];[.B297]/[.D297];&quot;&quot;)">
            <text:p/>
          </table:table-cell>
          <table:table-cell table:formula="of:=IF([.E297];[.C297]/[.E29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00087116" calcext:value-type="float">
            <text:p>1.100087116</text:p>
          </table:table-cell>
          <table:table-cell office:value-type="float" office:value="1.127796723" calcext:value-type="float">
            <text:p>1.1277967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98];[.B298]/[.D298];&quot;&quot;)">
            <text:p/>
          </table:table-cell>
          <table:table-cell table:formula="of:=IF([.E298];[.C298]/[.E2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27421487" calcext:value-type="float">
            <text:p>1.127421487</text:p>
          </table:table-cell>
          <table:table-cell office:value-type="float" office:value="1.084854392" calcext:value-type="float">
            <text:p>1.08485439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299];[.B299]/[.D299];&quot;&quot;)">
            <text:p/>
          </table:table-cell>
          <table:table-cell table:formula="of:=IF([.E299];[.C299]/[.E2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8553148" calcext:value-type="float">
            <text:p>1.118553148</text:p>
          </table:table-cell>
          <table:table-cell office:value-type="float" office:value="1.122662718" calcext:value-type="float">
            <text:p>1.1226627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00];[.B300]/[.D300];&quot;&quot;)">
            <text:p/>
          </table:table-cell>
          <table:table-cell table:formula="of:=IF([.E300];[.C300]/[.E30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3486681" calcext:value-type="float">
            <text:p>1.143486681</text:p>
          </table:table-cell>
          <table:table-cell office:value-type="float" office:value="1.14804715" calcext:value-type="float">
            <text:p>1.148047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01];[.B301]/[.D301];&quot;&quot;)">
            <text:p/>
          </table:table-cell>
          <table:table-cell table:formula="of:=IF([.E301];[.C301]/[.E30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07799636" calcext:value-type="float">
            <text:p>1.107799636</text:p>
          </table:table-cell>
          <table:table-cell office:value-type="float" office:value="1.110783086" calcext:value-type="float">
            <text:p>1.11078308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02];[.B302]/[.D302];&quot;&quot;)">
            <text:p/>
          </table:table-cell>
          <table:table-cell table:formula="of:=IF([.E302];[.C302]/[.E30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4681249" calcext:value-type="float">
            <text:p>1.114681249</text:p>
          </table:table-cell>
          <table:table-cell office:value-type="float" office:value="1.106550415" calcext:value-type="float">
            <text:p>1.1065504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03];[.B303]/[.D303];&quot;&quot;)">
            <text:p/>
          </table:table-cell>
          <table:table-cell table:formula="of:=IF([.E303];[.C303]/[.E3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1353734" calcext:value-type="float">
            <text:p>1.211353734</text:p>
          </table:table-cell>
          <table:table-cell office:value-type="float" office:value="1.216516854" calcext:value-type="float">
            <text:p>1.2165168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04];[.B304]/[.D304];&quot;&quot;)">
            <text:p/>
          </table:table-cell>
          <table:table-cell table:formula="of:=IF([.E304];[.C304]/[.E30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771514" calcext:value-type="float">
            <text:p>1.11771514</text:p>
          </table:table-cell>
          <table:table-cell office:value-type="float" office:value="1.110400145" calcext:value-type="float">
            <text:p>1.1104001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05];[.B305]/[.D305];&quot;&quot;)">
            <text:p/>
          </table:table-cell>
          <table:table-cell table:formula="of:=IF([.E305];[.C305]/[.E30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6221786" calcext:value-type="float">
            <text:p>1.156221786</text:p>
          </table:table-cell>
          <table:table-cell office:value-type="float" office:value="1.142874425" calcext:value-type="float">
            <text:p>1.142874425</text:p>
          </table:table-cell>
          <table:table-cell office:value-type="float" office:value="2.980203828" calcext:value-type="float">
            <text:p>2.980203828</text:p>
          </table:table-cell>
          <table:table-cell office:value-type="float" office:value="2.808545708" calcext:value-type="float">
            <text:p>2.80854570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06];[.B306]/[.D306];&quot;&quot;)" office:value-type="float" office:value="0.387967351473384" calcext:value-type="float">
            <text:p>0.387967351473384</text:p>
          </table:table-cell>
          <table:table-cell table:formula="of:=IF([.E306];[.C306]/[.E306];&quot;&quot;)" office:value-type="float" office:value="0.406927479137897" calcext:value-type="float">
            <text:p>0.406927479137897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9885024" calcext:value-type="float">
            <text:p>1.329885024</text:p>
          </table:table-cell>
          <table:table-cell office:value-type="float" office:value="1.30500346" calcext:value-type="float">
            <text:p>1.305003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07];[.B307]/[.D307];&quot;&quot;)">
            <text:p/>
          </table:table-cell>
          <table:table-cell table:formula="of:=IF([.E307];[.C307]/[.E30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9583027" calcext:value-type="float">
            <text:p>1.139583027</text:p>
          </table:table-cell>
          <table:table-cell office:value-type="float" office:value="1.148690025" calcext:value-type="float">
            <text:p>1.148690025</text:p>
          </table:table-cell>
          <table:table-cell office:value-type="float" office:value="1.402738493" calcext:value-type="float">
            <text:p>1.402738493</text:p>
          </table:table-cell>
          <table:table-cell office:value-type="float" office:value="1.389098953" calcext:value-type="float">
            <text:p>1.3890989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08];[.B308]/[.D308];&quot;&quot;)" office:value-type="float" office:value="0.812398770467048" calcext:value-type="float">
            <text:p>0.812398770467048</text:p>
          </table:table-cell>
          <table:table-cell table:formula="of:=IF([.E308];[.C308]/[.E308];&quot;&quot;)" office:value-type="float" office:value="0.826931747748571" calcext:value-type="float">
            <text:p>0.82693174774857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9201062" calcext:value-type="float">
            <text:p>1.149201062</text:p>
          </table:table-cell>
          <table:table-cell office:value-type="float" office:value="1.117218769" calcext:value-type="float">
            <text:p>1.1172187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09];[.B309]/[.D309];&quot;&quot;)">
            <text:p/>
          </table:table-cell>
          <table:table-cell table:formula="of:=IF([.E309];[.C309]/[.E30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7546584" calcext:value-type="float">
            <text:p>1.137546584</text:p>
          </table:table-cell>
          <table:table-cell office:value-type="float" office:value="1.141742213" calcext:value-type="float">
            <text:p>1.1417422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10];[.B310]/[.D310];&quot;&quot;)">
            <text:p/>
          </table:table-cell>
          <table:table-cell table:formula="of:=IF([.E310];[.C310]/[.E31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5100304" calcext:value-type="float">
            <text:p>1.125100304</text:p>
          </table:table-cell>
          <table:table-cell office:value-type="float" office:value="1.088543274" calcext:value-type="float">
            <text:p>1.08854327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11];[.B311]/[.D311];&quot;&quot;)">
            <text:p/>
          </table:table-cell>
          <table:table-cell table:formula="of:=IF([.E311];[.C311]/[.E31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09093858" calcext:value-type="float">
            <text:p>1.109093858</text:p>
          </table:table-cell>
          <table:table-cell office:value-type="float" office:value="1.138243785" calcext:value-type="float">
            <text:p>1.13824378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12];[.B312]/[.D312];&quot;&quot;)">
            <text:p/>
          </table:table-cell>
          <table:table-cell table:formula="of:=IF([.E312];[.C312]/[.E3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900038" calcext:value-type="float">
            <text:p>1.13900038</text:p>
          </table:table-cell>
          <table:table-cell office:value-type="float" office:value="1.101710009" calcext:value-type="float">
            <text:p>1.10171000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13];[.B313]/[.D313];&quot;&quot;)">
            <text:p/>
          </table:table-cell>
          <table:table-cell table:formula="of:=IF([.E313];[.C313]/[.E31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7328171" calcext:value-type="float">
            <text:p>1.127328171</text:p>
          </table:table-cell>
          <table:table-cell office:value-type="float" office:value="1.146668813" calcext:value-type="float">
            <text:p>1.1466688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14];[.B314]/[.D314];&quot;&quot;)">
            <text:p/>
          </table:table-cell>
          <table:table-cell table:formula="of:=IF([.E314];[.C314]/[.E31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0909739" calcext:value-type="float">
            <text:p>1.120909739</text:p>
          </table:table-cell>
          <table:table-cell office:value-type="float" office:value="1.12305586" calcext:value-type="float">
            <text:p>1.123055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15];[.B315]/[.D315];&quot;&quot;)">
            <text:p/>
          </table:table-cell>
          <table:table-cell table:formula="of:=IF([.E315];[.C315]/[.E31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262137" calcext:value-type="float">
            <text:p>1.15262137</text:p>
          </table:table-cell>
          <table:table-cell office:value-type="float" office:value="1.128237643" calcext:value-type="float">
            <text:p>1.12823764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16];[.B316]/[.D316];&quot;&quot;)">
            <text:p/>
          </table:table-cell>
          <table:table-cell table:formula="of:=IF([.E316];[.C316]/[.E31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56730775" calcext:value-type="float">
            <text:p>1.356730775</text:p>
          </table:table-cell>
          <table:table-cell office:value-type="float" office:value="1.352302479" calcext:value-type="float">
            <text:p>1.35230247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17];[.B317]/[.D317];&quot;&quot;)">
            <text:p/>
          </table:table-cell>
          <table:table-cell table:formula="of:=IF([.E317];[.C317]/[.E31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5763795" calcext:value-type="float">
            <text:p>1.145763795</text:p>
          </table:table-cell>
          <table:table-cell office:value-type="float" office:value="1.111943382" calcext:value-type="float">
            <text:p>1.11194338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18];[.B318]/[.D318];&quot;&quot;)">
            <text:p/>
          </table:table-cell>
          <table:table-cell table:formula="of:=IF([.E318];[.C318]/[.E31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06459257" calcext:value-type="float">
            <text:p>1.106459257</text:p>
          </table:table-cell>
          <table:table-cell office:value-type="float" office:value="1.077217732" calcext:value-type="float">
            <text:p>1.077217732</text:p>
          </table:table-cell>
          <table:table-cell office:value-type="float" office:value="1.355055064" calcext:value-type="float">
            <text:p>1.355055064</text:p>
          </table:table-cell>
          <table:table-cell office:value-type="float" office:value="1.342478211" calcext:value-type="float">
            <text:p>1.3424782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19];[.B319]/[.D319];&quot;&quot;)" office:value-type="float" office:value="0.81654191508191" calcext:value-type="float">
            <text:p>0.81654191508191</text:p>
          </table:table-cell>
          <table:table-cell table:formula="of:=IF([.E319];[.C319]/[.E319];&quot;&quot;)" office:value-type="float" office:value="0.802409844102863" calcext:value-type="float">
            <text:p>0.80240984410286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6750144" calcext:value-type="float">
            <text:p>1.176750144</text:p>
          </table:table-cell>
          <table:table-cell office:value-type="float" office:value="1.230051823" calcext:value-type="float">
            <text:p>1.230051823</text:p>
          </table:table-cell>
          <table:table-cell office:value-type="float" office:value="4.111942364" calcext:value-type="float">
            <text:p>4.111942364</text:p>
          </table:table-cell>
          <table:table-cell office:value-type="float" office:value="3.912624455" calcext:value-type="float">
            <text:p>3.91262445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20];[.B320]/[.D320];&quot;&quot;)" office:value-type="float" office:value="0.286178657148123" calcext:value-type="float">
            <text:p>0.286178657148123</text:p>
          </table:table-cell>
          <table:table-cell table:formula="of:=IF([.E320];[.C320]/[.E320];&quot;&quot;)" office:value-type="float" office:value="0.314380241995395" calcext:value-type="float">
            <text:p>0.31438024199539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6679005" calcext:value-type="float">
            <text:p>1.136679005</text:p>
          </table:table-cell>
          <table:table-cell office:value-type="float" office:value="1.093809785" calcext:value-type="float">
            <text:p>1.09380978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21];[.B321]/[.D321];&quot;&quot;)">
            <text:p/>
          </table:table-cell>
          <table:table-cell table:formula="of:=IF([.E321];[.C321]/[.E3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7108919" calcext:value-type="float">
            <text:p>1.307108919</text:p>
          </table:table-cell>
          <table:table-cell office:value-type="float" office:value="1.317764548" calcext:value-type="float">
            <text:p>1.3177645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322];[.B322]/[.D322];&quot;&quot;)">
            <text:p/>
          </table:table-cell>
          <table:table-cell table:formula="of:=IF([.E322];[.C322]/[.E32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1403334" calcext:value-type="float">
            <text:p>1.141403334</text:p>
          </table:table-cell>
          <table:table-cell office:value-type="float" office:value="1.109733738" calcext:value-type="float">
            <text:p>1.109733738</text:p>
          </table:table-cell>
          <table:table-cell office:value-type="float" office:value="1.396992644" calcext:value-type="float">
            <text:p>1.396992644</text:p>
          </table:table-cell>
          <table:table-cell office:value-type="float" office:value="1.330123754" calcext:value-type="float">
            <text:p>1.33012375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23];[.B323]/[.D323];&quot;&quot;)" office:value-type="float" office:value="0.817043195540262" calcext:value-type="float">
            <text:p>0.817043195540262</text:p>
          </table:table-cell>
          <table:table-cell table:formula="of:=IF([.E323];[.C323]/[.E323];&quot;&quot;)" office:value-type="float" office:value="0.834308638322386" calcext:value-type="float">
            <text:p>0.83430863832238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82921124" calcext:value-type="float">
            <text:p>1.782921124</text:p>
          </table:table-cell>
          <table:table-cell office:value-type="float" office:value="1.422517651" calcext:value-type="float">
            <text:p>1.4225176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24];[.B324]/[.D324];&quot;&quot;)">
            <text:p/>
          </table:table-cell>
          <table:table-cell table:formula="of:=IF([.E324];[.C324]/[.E32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78095155" calcext:value-type="float">
            <text:p>1.678095155</text:p>
          </table:table-cell>
          <table:table-cell office:value-type="float" office:value="1.57209339" calcext:value-type="float">
            <text:p>1.5720933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25];[.B325]/[.D325];&quot;&quot;)">
            <text:p/>
          </table:table-cell>
          <table:table-cell table:formula="of:=IF([.E325];[.C325]/[.E32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3916231" calcext:value-type="float">
            <text:p>1.123916231</text:p>
          </table:table-cell>
          <table:table-cell office:value-type="float" office:value="1.171609354" calcext:value-type="float">
            <text:p>1.17160935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26];[.B326]/[.D326];&quot;&quot;)">
            <text:p/>
          </table:table-cell>
          <table:table-cell table:formula="of:=IF([.E326];[.C326]/[.E32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4384967" calcext:value-type="float">
            <text:p>1.144384967</text:p>
          </table:table-cell>
          <table:table-cell office:value-type="float" office:value="1.121154338" calcext:value-type="float">
            <text:p>1.1211543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27];[.B327]/[.D327];&quot;&quot;)">
            <text:p/>
          </table:table-cell>
          <table:table-cell table:formula="of:=IF([.E327];[.C327]/[.E32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1597863" calcext:value-type="float">
            <text:p>1.141597863</text:p>
          </table:table-cell>
          <table:table-cell office:value-type="float" office:value="1.133182608" calcext:value-type="float">
            <text:p>1.13318260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28];[.B328]/[.D328];&quot;&quot;)">
            <text:p/>
          </table:table-cell>
          <table:table-cell table:formula="of:=IF([.E328];[.C328]/[.E32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7689139" calcext:value-type="float">
            <text:p>1.137689139</text:p>
          </table:table-cell>
          <table:table-cell office:value-type="float" office:value="1.139949979" calcext:value-type="float">
            <text:p>1.13994997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29];[.B329]/[.D329];&quot;&quot;)">
            <text:p/>
          </table:table-cell>
          <table:table-cell table:formula="of:=IF([.E329];[.C329]/[.E3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9602267" calcext:value-type="float">
            <text:p>1.129602267</text:p>
          </table:table-cell>
          <table:table-cell office:value-type="float" office:value="1.133891426" calcext:value-type="float">
            <text:p>1.1338914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30];[.B330]/[.D330];&quot;&quot;)">
            <text:p/>
          </table:table-cell>
          <table:table-cell table:formula="of:=IF([.E330];[.C330]/[.E33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6889708" calcext:value-type="float">
            <text:p>1.136889708</text:p>
          </table:table-cell>
          <table:table-cell office:value-type="float" office:value="1.13616222" calcext:value-type="float">
            <text:p>1.136162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D331];[.B331]/[.D331];&quot;&quot;)">
            <text:p/>
          </table:table-cell>
          <table:table-cell table:formula="of:=IF([.E331];[.C331]/[.E3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1155944" calcext:value-type="float">
            <text:p>1.131155944</text:p>
          </table:table-cell>
          <table:table-cell office:value-type="float" office:value="1.074193976" calcext:value-type="float">
            <text:p>1.07419397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32];[.B332]/[.D332];&quot;&quot;)">
            <text:p/>
          </table:table-cell>
          <table:table-cell table:formula="of:=IF([.E332];[.C332]/[.E33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68344631" calcext:value-type="float">
            <text:p>1.368344631</text:p>
          </table:table-cell>
          <table:table-cell office:value-type="float" office:value="1.32576873" calcext:value-type="float">
            <text:p>1.325768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33];[.B333]/[.D333];&quot;&quot;)">
            <text:p/>
          </table:table-cell>
          <table:table-cell table:formula="of:=IF([.E333];[.C333]/[.E33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1211059" calcext:value-type="float">
            <text:p>1.141211059</text:p>
          </table:table-cell>
          <table:table-cell office:value-type="float" office:value="1.109246112" calcext:value-type="float">
            <text:p>1.109246112</text:p>
          </table:table-cell>
          <table:table-cell office:value-type="float" office:value="1.472404916" calcext:value-type="float">
            <text:p>1.472404916</text:p>
          </table:table-cell>
          <table:table-cell office:value-type="float" office:value="1.41135248" calcext:value-type="float">
            <text:p>1.4113524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34];[.B334]/[.D334];&quot;&quot;)" office:value-type="float" office:value="0.775066047796325" calcext:value-type="float">
            <text:p>0.775066047796325</text:p>
          </table:table-cell>
          <table:table-cell table:formula="of:=IF([.E334];[.C334]/[.E334];&quot;&quot;)" office:value-type="float" office:value="0.785945486842521" calcext:value-type="float">
            <text:p>0.78594548684252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2033471" calcext:value-type="float">
            <text:p>1.412033471</text:p>
          </table:table-cell>
          <table:table-cell office:value-type="float" office:value="1.39555562" calcext:value-type="float">
            <text:p>1.3955556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35];[.B335]/[.D335];&quot;&quot;)">
            <text:p/>
          </table:table-cell>
          <table:table-cell table:formula="of:=IF([.E335];[.C335]/[.E33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9886859" calcext:value-type="float">
            <text:p>1.149886859</text:p>
          </table:table-cell>
          <table:table-cell office:value-type="float" office:value="1.106851535" calcext:value-type="float">
            <text:p>1.10685153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36];[.B336]/[.D336];&quot;&quot;)">
            <text:p/>
          </table:table-cell>
          <table:table-cell table:formula="of:=IF([.E336];[.C336]/[.E33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0406913" calcext:value-type="float">
            <text:p>1.120406913</text:p>
          </table:table-cell>
          <table:table-cell office:value-type="float" office:value="1.16152596" calcext:value-type="float">
            <text:p>1.16152596</text:p>
          </table:table-cell>
          <table:table-cell office:value-type="float" office:value="1.259028019" calcext:value-type="float">
            <text:p>1.259028019</text:p>
          </table:table-cell>
          <table:table-cell office:value-type="float" office:value="1.222229293" calcext:value-type="float">
            <text:p>1.22222929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37];[.B337]/[.D337];&quot;&quot;)" office:value-type="float" office:value="0.889898315281258" calcext:value-type="float">
            <text:p>0.889898315281258</text:p>
          </table:table-cell>
          <table:table-cell table:formula="of:=IF([.E337];[.C337]/[.E337];&quot;&quot;)" office:value-type="float" office:value="0.950333923963644" calcext:value-type="float">
            <text:p>0.95033392396364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67995012" calcext:value-type="float">
            <text:p>1.467995012</text:p>
          </table:table-cell>
          <table:table-cell office:value-type="float" office:value="1.432476525" calcext:value-type="float">
            <text:p>1.432476525</text:p>
          </table:table-cell>
          <table:table-cell office:value-type="float" office:value="16.413699825" calcext:value-type="float">
            <text:p>16.413699825</text:p>
          </table:table-cell>
          <table:table-cell office:value-type="float" office:value="15.278280996" calcext:value-type="float">
            <text:p>15.27828099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38];[.B338]/[.D338];&quot;&quot;)" office:value-type="float" office:value="0.0894371791644484" calcext:value-type="float">
            <text:p>0.089437179164448</text:p>
          </table:table-cell>
          <table:table-cell table:formula="of:=IF([.E338];[.C338]/[.E338];&quot;&quot;)" office:value-type="float" office:value="0.0937590115913588" calcext:value-type="float">
            <text:p>0.09375901159135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2402099" calcext:value-type="float">
            <text:p>1.112402099</text:p>
          </table:table-cell>
          <table:table-cell office:value-type="float" office:value="1.116137618" calcext:value-type="float">
            <text:p>1.116137618</text:p>
          </table:table-cell>
          <table:table-cell office:value-type="float" office:value="1.355301616" calcext:value-type="float">
            <text:p>1.355301616</text:p>
          </table:table-cell>
          <table:table-cell office:value-type="float" office:value="1.297445935" calcext:value-type="float">
            <text:p>1.2974459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39];[.B339]/[.D339];&quot;&quot;)" office:value-type="float" office:value="0.820778257671612" calcext:value-type="float">
            <text:p>0.820778257671612</text:p>
          </table:table-cell>
          <table:table-cell table:formula="of:=IF([.E339];[.C339]/[.E339];&quot;&quot;)" office:value-type="float" office:value="0.860257516626309" calcext:value-type="float">
            <text:p>0.86025751662630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0043182" calcext:value-type="float">
            <text:p>1.150043182</text:p>
          </table:table-cell>
          <table:table-cell office:value-type="float" office:value="1.126334311" calcext:value-type="float">
            <text:p>1.1263343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40];[.B340]/[.D340];&quot;&quot;)">
            <text:p/>
          </table:table-cell>
          <table:table-cell table:formula="of:=IF([.E340];[.C340]/[.E34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603526" calcext:value-type="float">
            <text:p>1.26603526</text:p>
          </table:table-cell>
          <table:table-cell office:value-type="float" office:value="1.210821678" calcext:value-type="float">
            <text:p>1.2108216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341];[.B341]/[.D341];&quot;&quot;)">
            <text:p/>
          </table:table-cell>
          <table:table-cell table:formula="of:=IF([.E341];[.C341]/[.E34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37157163" calcext:value-type="float">
            <text:p>1.137157163</text:p>
          </table:table-cell>
          <table:table-cell office:value-type="float" office:value="1.074813994" calcext:value-type="float">
            <text:p>1.074813994</text:p>
          </table:table-cell>
          <table:table-cell office:value-type="float" office:value="3.577775861" calcext:value-type="float">
            <text:p>3.577775861</text:p>
          </table:table-cell>
          <table:table-cell office:value-type="float" office:value="3.558647485" calcext:value-type="float">
            <text:p>3.55864748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42];[.B342]/[.D342];&quot;&quot;)" office:value-type="float" office:value="0.317839128883317" calcext:value-type="float">
            <text:p>0.317839128883317</text:p>
          </table:table-cell>
          <table:table-cell table:formula="of:=IF([.E342];[.C342]/[.E342];&quot;&quot;)" office:value-type="float" office:value="0.302028790019363" calcext:value-type="float">
            <text:p>0.30202879001936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21912547" calcext:value-type="float">
            <text:p>1.221912547</text:p>
          </table:table-cell>
          <table:table-cell office:value-type="float" office:value="1.21390201" calcext:value-type="float">
            <text:p>1.213902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43];[.B343]/[.D343];&quot;&quot;)">
            <text:p/>
          </table:table-cell>
          <table:table-cell table:formula="of:=IF([.E343];[.C343]/[.E34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1440244" calcext:value-type="float">
            <text:p>1.141440244</text:p>
          </table:table-cell>
          <table:table-cell office:value-type="float" office:value="1.128977189" calcext:value-type="float">
            <text:p>1.128977189</text:p>
          </table:table-cell>
          <table:table-cell office:value-type="float" office:value="1.379610457" calcext:value-type="float">
            <text:p>1.379610457</text:p>
          </table:table-cell>
          <table:table-cell office:value-type="float" office:value="1.363605963" calcext:value-type="float">
            <text:p>1.3636059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344];[.B344]/[.D344];&quot;&quot;)" office:value-type="float" office:value="0.827364157910264" calcext:value-type="float">
            <text:p>0.827364157910264</text:p>
          </table:table-cell>
          <table:table-cell table:formula="of:=IF([.E344];[.C344]/[.E344];&quot;&quot;)" office:value-type="float" office:value="0.827935063085376" calcext:value-type="float">
            <text:p>0.82793506308537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31104447" calcext:value-type="float">
            <text:p>1.631104447</text:p>
          </table:table-cell>
          <table:table-cell office:value-type="float" office:value="1.630500729" calcext:value-type="float">
            <text:p>1.63050072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345];[.B345]/[.D345];&quot;&quot;)">
            <text:p/>
          </table:table-cell>
          <table:table-cell table:formula="of:=IF([.E345];[.C345]/[.E3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67959886" calcext:value-type="float">
            <text:p>1.167959886</text:p>
          </table:table-cell>
          <table:table-cell office:value-type="float" office:value="1.144555084" calcext:value-type="float">
            <text:p>1.144555084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46];[.B346]/[.D346];&quot;&quot;)">
            <text:p/>
          </table:table-cell>
          <table:table-cell table:formula="of:=IF([.E346];[.C346]/[.E34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76083947" calcext:value-type="float">
            <text:p>1.176083947</text:p>
          </table:table-cell>
          <table:table-cell office:value-type="float" office:value="1.138062498" calcext:value-type="float">
            <text:p>1.1380624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47];[.B347]/[.D347];&quot;&quot;)">
            <text:p/>
          </table:table-cell>
          <table:table-cell table:formula="of:=IF([.E347];[.C347]/[.E3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057878" calcext:value-type="float">
            <text:p>1.32057878</text:p>
          </table:table-cell>
          <table:table-cell office:value-type="float" office:value="1.329238599" calcext:value-type="float">
            <text:p>1.3292385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48];[.B348]/[.D348];&quot;&quot;)">
            <text:p/>
          </table:table-cell>
          <table:table-cell table:formula="of:=IF([.E348];[.C348]/[.E34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66281" calcext:value-type="float">
            <text:p>1.1166281</text:p>
          </table:table-cell>
          <table:table-cell office:value-type="float" office:value="1.103210475" calcext:value-type="float">
            <text:p>1.1032104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49];[.B349]/[.D349];&quot;&quot;)">
            <text:p/>
          </table:table-cell>
          <table:table-cell table:formula="of:=IF([.E349];[.C349]/[.E34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97233002" calcext:value-type="float">
            <text:p>1.197233002</text:p>
          </table:table-cell>
          <table:table-cell office:value-type="float" office:value="1.125160593" calcext:value-type="float">
            <text:p>1.12516059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50];[.B350]/[.D350];&quot;&quot;)">
            <text:p/>
          </table:table-cell>
          <table:table-cell table:formula="of:=IF([.E350];[.C350]/[.E3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0728173" calcext:value-type="float">
            <text:p>1.170728173</text:p>
          </table:table-cell>
          <table:table-cell office:value-type="float" office:value="1.168500654" calcext:value-type="float">
            <text:p>1.16850065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351];[.B351]/[.D351];&quot;&quot;)">
            <text:p/>
          </table:table-cell>
          <table:table-cell table:formula="of:=IF([.E351];[.C351]/[.E35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7595635" calcext:value-type="float">
            <text:p>1.147595635</text:p>
          </table:table-cell>
          <table:table-cell office:value-type="float" office:value="1.101584298" calcext:value-type="float">
            <text:p>1.10158429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52];[.B352]/[.D352];&quot;&quot;)">
            <text:p/>
          </table:table-cell>
          <table:table-cell table:formula="of:=IF([.E352];[.C352]/[.E35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33297282" calcext:value-type="float">
            <text:p>1.133297282</text:p>
          </table:table-cell>
          <table:table-cell office:value-type="float" office:value="1.095875683" calcext:value-type="float">
            <text:p>1.095875683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53];[.B353]/[.D353];&quot;&quot;)">
            <text:p/>
          </table:table-cell>
          <table:table-cell table:formula="of:=IF([.E353];[.C353]/[.E3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3687817" calcext:value-type="float">
            <text:p>1.163687817</text:p>
          </table:table-cell>
          <table:table-cell office:value-type="float" office:value="1.135385966" calcext:value-type="float">
            <text:p>1.1353859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54];[.B354]/[.D354];&quot;&quot;)">
            <text:p/>
          </table:table-cell>
          <table:table-cell table:formula="of:=IF([.E354];[.C354]/[.E3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29672959" calcext:value-type="float">
            <text:p>1.129672959</text:p>
          </table:table-cell>
          <table:table-cell office:value-type="float" office:value="1.122706082" calcext:value-type="float">
            <text:p>1.12270608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55];[.B355]/[.D355];&quot;&quot;)">
            <text:p/>
          </table:table-cell>
          <table:table-cell table:formula="of:=IF([.E355];[.C355]/[.E3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7997285" calcext:value-type="float">
            <text:p>1.157997285</text:p>
          </table:table-cell>
          <table:table-cell office:value-type="float" office:value="1.143812091" calcext:value-type="float">
            <text:p>1.14381209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356];[.B356]/[.D356];&quot;&quot;)">
            <text:p/>
          </table:table-cell>
          <table:table-cell table:formula="of:=IF([.E356];[.C356]/[.E3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8283203" calcext:value-type="float">
            <text:p>1.218283203</text:p>
          </table:table-cell>
          <table:table-cell office:value-type="float" office:value="1.186384043" calcext:value-type="float">
            <text:p>1.18638404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357];[.B357]/[.D357];&quot;&quot;)">
            <text:p/>
          </table:table-cell>
          <table:table-cell table:formula="of:=IF([.E357];[.C357]/[.E3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174277" calcext:value-type="float">
            <text:p>1.28174277</text:p>
          </table:table-cell>
          <table:table-cell office:value-type="float" office:value="1.239757339" calcext:value-type="float">
            <text:p>1.23975733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58];[.B358]/[.D358];&quot;&quot;)">
            <text:p/>
          </table:table-cell>
          <table:table-cell table:formula="of:=IF([.E358];[.C358]/[.E35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47758232" calcext:value-type="float">
            <text:p>1.547758232</text:p>
          </table:table-cell>
          <table:table-cell office:value-type="float" office:value="1.446219682" calcext:value-type="float">
            <text:p>1.44621968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359];[.B359]/[.D359];&quot;&quot;)">
            <text:p/>
          </table:table-cell>
          <table:table-cell table:formula="of:=IF([.E359];[.C359]/[.E3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1613621" calcext:value-type="float">
            <text:p>1.361613621</text:p>
          </table:table-cell>
          <table:table-cell office:value-type="float" office:value="1.285970215" calcext:value-type="float">
            <text:p>1.28597021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60];[.B360]/[.D360];&quot;&quot;)">
            <text:p/>
          </table:table-cell>
          <table:table-cell table:formula="of:=IF([.E360];[.C360]/[.E3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03569501" calcext:value-type="float">
            <text:p>1.103569501</text:p>
          </table:table-cell>
          <table:table-cell office:value-type="float" office:value="1.109075986" calcext:value-type="float">
            <text:p>1.1090759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61];[.B361]/[.D361];&quot;&quot;)">
            <text:p/>
          </table:table-cell>
          <table:table-cell table:formula="of:=IF([.E361];[.C361]/[.E3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0035017" calcext:value-type="float">
            <text:p>1.180035017</text:p>
          </table:table-cell>
          <table:table-cell office:value-type="float" office:value="1.123763445" calcext:value-type="float">
            <text:p>1.12376344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62];[.B362]/[.D362];&quot;&quot;)">
            <text:p/>
          </table:table-cell>
          <table:table-cell table:formula="of:=IF([.E362];[.C362]/[.E3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0005514" calcext:value-type="float">
            <text:p>1.140005514</text:p>
          </table:table-cell>
          <table:table-cell office:value-type="float" office:value="1.10413775" calcext:value-type="float">
            <text:p>1.1041377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363];[.B363]/[.D363];&quot;&quot;)">
            <text:p/>
          </table:table-cell>
          <table:table-cell table:formula="of:=IF([.E363];[.C363]/[.E36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73950319" calcext:value-type="float">
            <text:p>2.173950319</text:p>
          </table:table-cell>
          <table:table-cell office:value-type="float" office:value="1.995945757" calcext:value-type="float">
            <text:p>1.9959457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364];[.B364]/[.D364];&quot;&quot;)">
            <text:p/>
          </table:table-cell>
          <table:table-cell table:formula="of:=IF([.E364];[.C364]/[.E3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7972716" calcext:value-type="float">
            <text:p>1.07972716</text:p>
          </table:table-cell>
          <table:table-cell office:value-type="float" office:value="1.099207501" calcext:value-type="float">
            <text:p>1.0992075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65];[.B365]/[.D365];&quot;&quot;)">
            <text:p/>
          </table:table-cell>
          <table:table-cell table:formula="of:=IF([.E365];[.C365]/[.E3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5319599" calcext:value-type="float">
            <text:p>1.175319599</text:p>
          </table:table-cell>
          <table:table-cell office:value-type="float" office:value="1.167890412" calcext:value-type="float">
            <text:p>1.1678904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66];[.B366]/[.D366];&quot;&quot;)">
            <text:p/>
          </table:table-cell>
          <table:table-cell table:formula="of:=IF([.E366];[.C366]/[.E36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53547029" calcext:value-type="float">
            <text:p>2.053547029</text:p>
          </table:table-cell>
          <table:table-cell office:value-type="float" office:value="1.920251399" calcext:value-type="float">
            <text:p>1.920251399</text:p>
          </table:table-cell>
          <table:table-cell office:value-type="float" office:value="54.945906122" calcext:value-type="float">
            <text:p>54.945906122</text:p>
          </table:table-cell>
          <table:table-cell office:value-type="float" office:value="52.265323894" calcext:value-type="float">
            <text:p>52.26532389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67];[.B367]/[.D367];&quot;&quot;)" office:value-type="float" office:value="0.037373976951811" calcext:value-type="float">
            <text:p>0.037373976951811</text:p>
          </table:table-cell>
          <table:table-cell table:formula="of:=IF([.E367];[.C367]/[.E367];&quot;&quot;)" office:value-type="float" office:value="0.0367404476990229" calcext:value-type="float">
            <text:p>0.03674044769902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52225508" calcext:value-type="float">
            <text:p>1.252225508</text:p>
          </table:table-cell>
          <table:table-cell office:value-type="float" office:value="1.223570267" calcext:value-type="float">
            <text:p>1.22357026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D368];[.B368]/[.D368];&quot;&quot;)">
            <text:p/>
          </table:table-cell>
          <table:table-cell table:formula="of:=IF([.E368];[.C368]/[.E3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6587127" calcext:value-type="float">
            <text:p>1.146587127</text:p>
          </table:table-cell>
          <table:table-cell office:value-type="float" office:value="1.168465108" calcext:value-type="float">
            <text:p>1.16846510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69];[.B369]/[.D369];&quot;&quot;)">
            <text:p/>
          </table:table-cell>
          <table:table-cell table:formula="of:=IF([.E369];[.C369]/[.E3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892703" calcext:value-type="float">
            <text:p>1.18892703</text:p>
          </table:table-cell>
          <table:table-cell office:value-type="float" office:value="1.199904718" calcext:value-type="float">
            <text:p>1.1999047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70];[.B370]/[.D370];&quot;&quot;)">
            <text:p/>
          </table:table-cell>
          <table:table-cell table:formula="of:=IF([.E370];[.C370]/[.E3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9339958" calcext:value-type="float">
            <text:p>1.369339958</text:p>
          </table:table-cell>
          <table:table-cell office:value-type="float" office:value="1.299538353" calcext:value-type="float">
            <text:p>1.29953835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371];[.B371]/[.D371];&quot;&quot;)">
            <text:p/>
          </table:table-cell>
          <table:table-cell table:formula="of:=IF([.E371];[.C371]/[.E37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0769966" calcext:value-type="float">
            <text:p>1.480769966</text:p>
          </table:table-cell>
          <table:table-cell office:value-type="float" office:value="1.41105713" calcext:value-type="float">
            <text:p>1.4110571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72];[.B372]/[.D372];&quot;&quot;)">
            <text:p/>
          </table:table-cell>
          <table:table-cell table:formula="of:=IF([.E372];[.C372]/[.E37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6380129" calcext:value-type="float">
            <text:p>1.156380129</text:p>
          </table:table-cell>
          <table:table-cell office:value-type="float" office:value="1.160754626" calcext:value-type="float">
            <text:p>1.16075462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73];[.B373]/[.D373];&quot;&quot;)">
            <text:p/>
          </table:table-cell>
          <table:table-cell table:formula="of:=IF([.E373];[.C373]/[.E3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7607748" calcext:value-type="float">
            <text:p>1.317607748</text:p>
          </table:table-cell>
          <table:table-cell office:value-type="float" office:value="1.348863608" calcext:value-type="float">
            <text:p>1.34886360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74];[.B374]/[.D374];&quot;&quot;)">
            <text:p/>
          </table:table-cell>
          <table:table-cell table:formula="of:=IF([.E374];[.C374]/[.E3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5695507" calcext:value-type="float">
            <text:p>1.145695507</text:p>
          </table:table-cell>
          <table:table-cell office:value-type="float" office:value="1.151504315" calcext:value-type="float">
            <text:p>1.151504315</text:p>
          </table:table-cell>
          <table:table-cell office:value-type="float" office:value="1.663658446" calcext:value-type="float">
            <text:p>1.663658446</text:p>
          </table:table-cell>
          <table:table-cell office:value-type="float" office:value="1.613721316" calcext:value-type="float">
            <text:p>1.6137213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375];[.B375]/[.D375];&quot;&quot;)" office:value-type="float" office:value="0.688660289469056" calcext:value-type="float">
            <text:p>0.688660289469056</text:p>
          </table:table-cell>
          <table:table-cell table:formula="of:=IF([.E375];[.C375]/[.E375];&quot;&quot;)" office:value-type="float" office:value="0.71357074086019" calcext:value-type="float">
            <text:p>0.7135707408601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4196743" calcext:value-type="float">
            <text:p>1.184196743</text:p>
          </table:table-cell>
          <table:table-cell office:value-type="float" office:value="1.120067753" calcext:value-type="float">
            <text:p>1.12006775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376];[.B376]/[.D376];&quot;&quot;)">
            <text:p/>
          </table:table-cell>
          <table:table-cell table:formula="of:=IF([.E376];[.C376]/[.E3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2368037" calcext:value-type="float">
            <text:p>1.152368037</text:p>
          </table:table-cell>
          <table:table-cell office:value-type="float" office:value="1.172106009" calcext:value-type="float">
            <text:p>1.17210600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77];[.B377]/[.D377];&quot;&quot;)">
            <text:p/>
          </table:table-cell>
          <table:table-cell table:formula="of:=IF([.E377];[.C377]/[.E37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1035255" calcext:value-type="float">
            <text:p>1.161035255</text:p>
          </table:table-cell>
          <table:table-cell office:value-type="float" office:value="1.200606984" calcext:value-type="float">
            <text:p>1.20060698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78];[.B378]/[.D378];&quot;&quot;)">
            <text:p/>
          </table:table-cell>
          <table:table-cell table:formula="of:=IF([.E378];[.C378]/[.E3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3456575" calcext:value-type="float">
            <text:p>1.483456575</text:p>
          </table:table-cell>
          <table:table-cell office:value-type="float" office:value="1.385018101" calcext:value-type="float">
            <text:p>1.3850181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79];[.B379]/[.D379];&quot;&quot;)">
            <text:p/>
          </table:table-cell>
          <table:table-cell table:formula="of:=IF([.E379];[.C379]/[.E3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28976509" calcext:value-type="float">
            <text:p>1.928976509</text:p>
          </table:table-cell>
          <table:table-cell office:value-type="float" office:value="1.846945708" calcext:value-type="float">
            <text:p>1.84694570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380];[.B380]/[.D380];&quot;&quot;)">
            <text:p/>
          </table:table-cell>
          <table:table-cell table:formula="of:=IF([.E380];[.C380]/[.E38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90647402" calcext:value-type="float">
            <text:p>1.190647402</text:p>
          </table:table-cell>
          <table:table-cell office:value-type="float" office:value="1.149545462" calcext:value-type="float">
            <text:p>1.14954546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81];[.B381]/[.D381];&quot;&quot;)">
            <text:p/>
          </table:table-cell>
          <table:table-cell table:formula="of:=IF([.E381];[.C381]/[.E3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7290722" calcext:value-type="float">
            <text:p>1.187290722</text:p>
          </table:table-cell>
          <table:table-cell office:value-type="float" office:value="1.142101045" calcext:value-type="float">
            <text:p>1.14210104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382];[.B382]/[.D382];&quot;&quot;)">
            <text:p/>
          </table:table-cell>
          <table:table-cell table:formula="of:=IF([.E382];[.C382]/[.E38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1001039" calcext:value-type="float">
            <text:p>1.161001039</text:p>
          </table:table-cell>
          <table:table-cell office:value-type="float" office:value="1.147308258" calcext:value-type="float">
            <text:p>1.1473082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83];[.B383]/[.D383];&quot;&quot;)">
            <text:p/>
          </table:table-cell>
          <table:table-cell table:formula="of:=IF([.E383];[.C383]/[.E38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7379127" calcext:value-type="float">
            <text:p>1.167379127</text:p>
          </table:table-cell>
          <table:table-cell office:value-type="float" office:value="1.118818857" calcext:value-type="float">
            <text:p>1.1188188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84];[.B384]/[.D384];&quot;&quot;)">
            <text:p/>
          </table:table-cell>
          <table:table-cell table:formula="of:=IF([.E384];[.C384]/[.E38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6037907" calcext:value-type="float">
            <text:p>1.236037907</text:p>
          </table:table-cell>
          <table:table-cell office:value-type="float" office:value="1.173848626" calcext:value-type="float">
            <text:p>1.17384862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385];[.B385]/[.D385];&quot;&quot;)">
            <text:p/>
          </table:table-cell>
          <table:table-cell table:formula="of:=IF([.E385];[.C385]/[.E38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8361809" calcext:value-type="float">
            <text:p>1.178361809</text:p>
          </table:table-cell>
          <table:table-cell office:value-type="float" office:value="1.130372305" calcext:value-type="float">
            <text:p>1.13037230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86];[.B386]/[.D386];&quot;&quot;)">
            <text:p/>
          </table:table-cell>
          <table:table-cell table:formula="of:=IF([.E386];[.C386]/[.E38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34284438" calcext:value-type="float">
            <text:p>2.134284438</text:p>
          </table:table-cell>
          <table:table-cell office:value-type="float" office:value="2.002797447" calcext:value-type="float">
            <text:p>2.0027974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87];[.B387]/[.D387];&quot;&quot;)">
            <text:p/>
          </table:table-cell>
          <table:table-cell table:formula="of:=IF([.E387];[.C387]/[.E3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3869616" calcext:value-type="float">
            <text:p>1.183869616</text:p>
          </table:table-cell>
          <table:table-cell office:value-type="float" office:value="1.196981416" calcext:value-type="float">
            <text:p>1.1969814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88];[.B388]/[.D388];&quot;&quot;)">
            <text:p/>
          </table:table-cell>
          <table:table-cell table:formula="of:=IF([.E388];[.C388]/[.E3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6118469" calcext:value-type="float">
            <text:p>1.506118469</text:p>
          </table:table-cell>
          <table:table-cell office:value-type="float" office:value="1.437993069" calcext:value-type="float">
            <text:p>1.43799306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389];[.B389]/[.D389];&quot;&quot;)">
            <text:p/>
          </table:table-cell>
          <table:table-cell table:formula="of:=IF([.E389];[.C389]/[.E3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04327624" calcext:value-type="float">
            <text:p>2.904327624</text:p>
          </table:table-cell>
          <table:table-cell office:value-type="float" office:value="2.435690809" calcext:value-type="float">
            <text:p>2.43569080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390];[.B390]/[.D390];&quot;&quot;)">
            <text:p/>
          </table:table-cell>
          <table:table-cell table:formula="of:=IF([.E390];[.C390]/[.E3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6342515" calcext:value-type="float">
            <text:p>1.166342515</text:p>
          </table:table-cell>
          <table:table-cell office:value-type="float" office:value="1.09847717" calcext:value-type="float">
            <text:p>1.098477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91];[.B391]/[.D391];&quot;&quot;)">
            <text:p/>
          </table:table-cell>
          <table:table-cell table:formula="of:=IF([.E391];[.C391]/[.E3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1320303" calcext:value-type="float">
            <text:p>1.181320303</text:p>
          </table:table-cell>
          <table:table-cell office:value-type="float" office:value="1.129516545" calcext:value-type="float">
            <text:p>1.1295165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392];[.B392]/[.D392];&quot;&quot;)">
            <text:p/>
          </table:table-cell>
          <table:table-cell table:formula="of:=IF([.E392];[.C392]/[.E3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2430178" calcext:value-type="float">
            <text:p>1.152430178</text:p>
          </table:table-cell>
          <table:table-cell office:value-type="float" office:value="1.149875738" calcext:value-type="float">
            <text:p>1.14987573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93];[.B393]/[.D393];&quot;&quot;)">
            <text:p/>
          </table:table-cell>
          <table:table-cell table:formula="of:=IF([.E393];[.C393]/[.E39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7173454" calcext:value-type="float">
            <text:p>1.187173454</text:p>
          </table:table-cell>
          <table:table-cell office:value-type="float" office:value="1.157637127" calcext:value-type="float">
            <text:p>1.157637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394];[.B394]/[.D394];&quot;&quot;)">
            <text:p/>
          </table:table-cell>
          <table:table-cell table:formula="of:=IF([.E394];[.C394]/[.E3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245689" calcext:value-type="float">
            <text:p>1.17245689</text:p>
          </table:table-cell>
          <table:table-cell office:value-type="float" office:value="1.159327113" calcext:value-type="float">
            <text:p>1.1593271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395];[.B395]/[.D395];&quot;&quot;)">
            <text:p/>
          </table:table-cell>
          <table:table-cell table:formula="of:=IF([.E395];[.C395]/[.E39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4456819" calcext:value-type="float">
            <text:p>1.164456819</text:p>
          </table:table-cell>
          <table:table-cell office:value-type="float" office:value="1.153547064" calcext:value-type="float">
            <text:p>1.15354706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396];[.B396]/[.D396];&quot;&quot;)">
            <text:p/>
          </table:table-cell>
          <table:table-cell table:formula="of:=IF([.E396];[.C396]/[.E39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23057996" calcext:value-type="float">
            <text:p>4.823057996</text:p>
          </table:table-cell>
          <table:table-cell office:value-type="float" office:value="4.137809414" calcext:value-type="float">
            <text:p>4.13780941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97];[.B397]/[.D397];&quot;&quot;)">
            <text:p/>
          </table:table-cell>
          <table:table-cell table:formula="of:=IF([.E397];[.C397]/[.E39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748688075" calcext:value-type="float">
            <text:p>17.748688075</text:p>
          </table:table-cell>
          <table:table-cell office:value-type="float" office:value="15.597352433" calcext:value-type="float">
            <text:p>15.5973524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398];[.B398]/[.D398];&quot;&quot;)">
            <text:p/>
          </table:table-cell>
          <table:table-cell table:formula="of:=IF([.E398];[.C398]/[.E3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5555018" calcext:value-type="float">
            <text:p>1.215555018</text:p>
          </table:table-cell>
          <table:table-cell office:value-type="float" office:value="1.182124344" calcext:value-type="float">
            <text:p>1.1821243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399];[.B399]/[.D399];&quot;&quot;)">
            <text:p/>
          </table:table-cell>
          <table:table-cell table:formula="of:=IF([.E399];[.C399]/[.E3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8106698" calcext:value-type="float">
            <text:p>1.218106698</text:p>
          </table:table-cell>
          <table:table-cell office:value-type="float" office:value="1.194837712" calcext:value-type="float">
            <text:p>1.1948377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00];[.B400]/[.D400];&quot;&quot;)">
            <text:p/>
          </table:table-cell>
          <table:table-cell table:formula="of:=IF([.E400];[.C400]/[.E40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495008364" calcext:value-type="float">
            <text:p>4.495008364</text:p>
          </table:table-cell>
          <table:table-cell office:value-type="float" office:value="4.128299236" calcext:value-type="float">
            <text:p>4.128299236</text:p>
          </table:table-cell>
          <table:table-cell table:number-columns-repeated="2"/>
          <table:table-cell table:number-columns-repeated="2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01];[.B401]/[.D401];&quot;&quot;)">
            <text:p/>
          </table:table-cell>
          <table:table-cell table:formula="of:=IF([.E401];[.C401]/[.E40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1646552" calcext:value-type="float">
            <text:p>1.321646552</text:p>
          </table:table-cell>
          <table:table-cell office:value-type="float" office:value="1.291061864" calcext:value-type="float">
            <text:p>1.29106186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02];[.B402]/[.D402];&quot;&quot;)">
            <text:p/>
          </table:table-cell>
          <table:table-cell table:formula="of:=IF([.E402];[.C402]/[.E40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47277197" calcext:value-type="float">
            <text:p>1.547277197</text:p>
          </table:table-cell>
          <table:table-cell office:value-type="float" office:value="1.476234258" calcext:value-type="float">
            <text:p>1.47623425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03];[.B403]/[.D403];&quot;&quot;)">
            <text:p/>
          </table:table-cell>
          <table:table-cell table:formula="of:=IF([.E403];[.C403]/[.E40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955235457" calcext:value-type="float">
            <text:p>59.955235457</text:p>
          </table:table-cell>
          <table:table-cell office:value-type="float" office:value="1.335836862" calcext:value-type="float">
            <text:p>1.33583686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D404];[.B404]/[.D404];&quot;&quot;)">
            <text:p/>
          </table:table-cell>
          <table:table-cell table:formula="of:=IF([.E404];[.C404]/[.E40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.446160149" calcext:value-type="float">
            <text:p>30.446160149</text:p>
          </table:table-cell>
          <table:table-cell office:value-type="float" office:value="8.726253031" calcext:value-type="float">
            <text:p>8.72625303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05];[.B405]/[.D405];&quot;&quot;)">
            <text:p/>
          </table:table-cell>
          <table:table-cell table:formula="of:=IF([.E405];[.C405]/[.E40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6623862" calcext:value-type="float">
            <text:p>1.326623862</text:p>
          </table:table-cell>
          <table:table-cell office:value-type="float" office:value="1.301777954" calcext:value-type="float">
            <text:p>1.3017779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06];[.B406]/[.D406];&quot;&quot;)">
            <text:p/>
          </table:table-cell>
          <table:table-cell table:formula="of:=IF([.E406];[.C406]/[.E40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96330323" calcext:value-type="float">
            <text:p>1.196330323</text:p>
          </table:table-cell>
          <table:table-cell office:value-type="float" office:value="1.158433749" calcext:value-type="float">
            <text:p>1.158433749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07];[.B407]/[.D407];&quot;&quot;)">
            <text:p/>
          </table:table-cell>
          <table:table-cell table:formula="of:=IF([.E407];[.C407]/[.E40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54340397" calcext:value-type="float">
            <text:p>3.254340397</text:p>
          </table:table-cell>
          <table:table-cell office:value-type="float" office:value="2.772070452" calcext:value-type="float">
            <text:p>2.77207045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08];[.B408]/[.D408];&quot;&quot;)">
            <text:p/>
          </table:table-cell>
          <table:table-cell table:formula="of:=IF([.E408];[.C408]/[.E40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9571409" calcext:value-type="float">
            <text:p>1.179571409</text:p>
          </table:table-cell>
          <table:table-cell office:value-type="float" office:value="1.138544196" calcext:value-type="float">
            <text:p>1.13854419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09];[.B409]/[.D409];&quot;&quot;)">
            <text:p/>
          </table:table-cell>
          <table:table-cell table:formula="of:=IF([.E409];[.C409]/[.E40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6541726" calcext:value-type="float">
            <text:p>1.216541726</text:p>
          </table:table-cell>
          <table:table-cell office:value-type="float" office:value="1.228804708" calcext:value-type="float">
            <text:p>1.228804708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10];[.B410]/[.D410];&quot;&quot;)">
            <text:p/>
          </table:table-cell>
          <table:table-cell table:formula="of:=IF([.E410];[.C410]/[.E41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7192658" calcext:value-type="float">
            <text:p>1.57192658</text:p>
          </table:table-cell>
          <table:table-cell office:value-type="float" office:value="1.520673633" calcext:value-type="float">
            <text:p>1.5206736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11];[.B411]/[.D411];&quot;&quot;)">
            <text:p/>
          </table:table-cell>
          <table:table-cell table:formula="of:=IF([.E411];[.C411]/[.E41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7670143" calcext:value-type="float">
            <text:p>1.177670143</text:p>
          </table:table-cell>
          <table:table-cell office:value-type="float" office:value="1.155064922" calcext:value-type="float">
            <text:p>1.1550649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12];[.B412]/[.D412];&quot;&quot;)">
            <text:p/>
          </table:table-cell>
          <table:table-cell table:formula="of:=IF([.E412];[.C412]/[.E41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18933272" calcext:value-type="float">
            <text:p>1.118933272</text:p>
          </table:table-cell>
          <table:table-cell office:value-type="float" office:value="1.141345197" calcext:value-type="float">
            <text:p>1.1413451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13];[.B413]/[.D413];&quot;&quot;)">
            <text:p/>
          </table:table-cell>
          <table:table-cell table:formula="of:=IF([.E413];[.C413]/[.E41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6215676" calcext:value-type="float">
            <text:p>1.836215676</text:p>
          </table:table-cell>
          <table:table-cell office:value-type="float" office:value="1.754918336" calcext:value-type="float">
            <text:p>1.75491833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14];[.B414]/[.D414];&quot;&quot;)">
            <text:p/>
          </table:table-cell>
          <table:table-cell table:formula="of:=IF([.E414];[.C414]/[.E41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23677743" calcext:value-type="float">
            <text:p>1.123677743</text:p>
          </table:table-cell>
          <table:table-cell office:value-type="float" office:value="1.151472718" calcext:value-type="float">
            <text:p>1.1514727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15];[.B415]/[.D415];&quot;&quot;)">
            <text:p/>
          </table:table-cell>
          <table:table-cell table:formula="of:=IF([.E415];[.C415]/[.E41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6231603" calcext:value-type="float">
            <text:p>1.176231603</text:p>
          </table:table-cell>
          <table:table-cell office:value-type="float" office:value="1.18225623" calcext:value-type="float">
            <text:p>1.182256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16];[.B416]/[.D416];&quot;&quot;)">
            <text:p/>
          </table:table-cell>
          <table:table-cell table:formula="of:=IF([.E416];[.C416]/[.E41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57946538" calcext:value-type="float">
            <text:p>2.257946538</text:p>
          </table:table-cell>
          <table:table-cell office:value-type="float" office:value="2.180822078" calcext:value-type="float">
            <text:p>2.18082207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17];[.B417]/[.D417];&quot;&quot;)">
            <text:p/>
          </table:table-cell>
          <table:table-cell table:formula="of:=IF([.E417];[.C417]/[.E41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97104403" calcext:value-type="float">
            <text:p>1.197104403</text:p>
          </table:table-cell>
          <table:table-cell office:value-type="float" office:value="1.146636972" calcext:value-type="float">
            <text:p>1.14663697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18];[.B418]/[.D418];&quot;&quot;)">
            <text:p/>
          </table:table-cell>
          <table:table-cell table:formula="of:=IF([.E418];[.C418]/[.E41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8168329" calcext:value-type="float">
            <text:p>1.178168329</text:p>
          </table:table-cell>
          <table:table-cell office:value-type="float" office:value="1.185825649" calcext:value-type="float">
            <text:p>1.185825649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19];[.B419]/[.D419];&quot;&quot;)">
            <text:p/>
          </table:table-cell>
          <table:table-cell table:formula="of:=IF([.E419];[.C419]/[.E41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61677465" calcext:value-type="float">
            <text:p>1.161677465</text:p>
          </table:table-cell>
          <table:table-cell office:value-type="float" office:value="1.168276381" calcext:value-type="float">
            <text:p>1.16827638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20];[.B420]/[.D420];&quot;&quot;)">
            <text:p/>
          </table:table-cell>
          <table:table-cell table:formula="of:=IF([.E420];[.C420]/[.E42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98227853" calcext:value-type="float">
            <text:p>1.198227853</text:p>
          </table:table-cell>
          <table:table-cell office:value-type="float" office:value="1.201563322" calcext:value-type="float">
            <text:p>1.20156332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21];[.B421]/[.D421];&quot;&quot;)">
            <text:p/>
          </table:table-cell>
          <table:table-cell table:formula="of:=IF([.E421];[.C421]/[.E42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66138307" calcext:value-type="float">
            <text:p>1.366138307</text:p>
          </table:table-cell>
          <table:table-cell office:value-type="float" office:value="1.278027912" calcext:value-type="float">
            <text:p>1.2780279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22];[.B422]/[.D422];&quot;&quot;)">
            <text:p/>
          </table:table-cell>
          <table:table-cell table:formula="of:=IF([.E422];[.C422]/[.E42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1716966" calcext:value-type="float">
            <text:p>1.461716966</text:p>
          </table:table-cell>
          <table:table-cell office:value-type="float" office:value="1.3784938" calcext:value-type="float">
            <text:p>1.378493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23];[.B423]/[.D423];&quot;&quot;)">
            <text:p/>
          </table:table-cell>
          <table:table-cell table:formula="of:=IF([.E423];[.C423]/[.E42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17979576" calcext:value-type="float">
            <text:p>8.217979576</text:p>
          </table:table-cell>
          <table:table-cell office:value-type="float" office:value="7.551817578" calcext:value-type="float">
            <text:p>7.55181757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24];[.B424]/[.D424];&quot;&quot;)">
            <text:p/>
          </table:table-cell>
          <table:table-cell table:formula="of:=IF([.E424];[.C424]/[.E42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4213589" calcext:value-type="float">
            <text:p>1.434213589</text:p>
          </table:table-cell>
          <table:table-cell office:value-type="float" office:value="1.36678367" calcext:value-type="float">
            <text:p>1.3667836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25];[.B425]/[.D425];&quot;&quot;)">
            <text:p/>
          </table:table-cell>
          <table:table-cell table:formula="of:=IF([.E425];[.C425]/[.E42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46284743" calcext:value-type="float">
            <text:p>1.346284743</text:p>
          </table:table-cell>
          <table:table-cell office:value-type="float" office:value="1.261014995" calcext:value-type="float">
            <text:p>1.26101499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26];[.B426]/[.D426];&quot;&quot;)">
            <text:p/>
          </table:table-cell>
          <table:table-cell table:formula="of:=IF([.E426];[.C426]/[.E42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26923133" calcext:value-type="float">
            <text:p>1.126923133</text:p>
          </table:table-cell>
          <table:table-cell office:value-type="float" office:value="1.131111186" calcext:value-type="float">
            <text:p>1.13111118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27];[.B427]/[.D427];&quot;&quot;)">
            <text:p/>
          </table:table-cell>
          <table:table-cell table:formula="of:=IF([.E427];[.C427]/[.E42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0355848" calcext:value-type="float">
            <text:p>1.170355848</text:p>
          </table:table-cell>
          <table:table-cell office:value-type="float" office:value="1.173023539" calcext:value-type="float">
            <text:p>1.173023539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28];[.B428]/[.D428];&quot;&quot;)">
            <text:p/>
          </table:table-cell>
          <table:table-cell table:formula="of:=IF([.E428];[.C428]/[.E42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3858734" calcext:value-type="float">
            <text:p>1.263858734</text:p>
          </table:table-cell>
          <table:table-cell office:value-type="float" office:value="1.252205965" calcext:value-type="float">
            <text:p>1.2522059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429];[.B429]/[.D429];&quot;&quot;)">
            <text:p/>
          </table:table-cell>
          <table:table-cell table:formula="of:=IF([.E429];[.C429]/[.E42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45126096" calcext:value-type="float">
            <text:p>1.145126096</text:p>
          </table:table-cell>
          <table:table-cell office:value-type="float" office:value="1.119738712" calcext:value-type="float">
            <text:p>1.119738712</text:p>
          </table:table-cell>
          <table:table-cell office:value-type="float" office:value="1.423714952" calcext:value-type="float">
            <text:p>1.423714952</text:p>
          </table:table-cell>
          <table:table-cell office:value-type="float" office:value="1.394927175" calcext:value-type="float">
            <text:p>1.3949271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30];[.B430]/[.D430];&quot;&quot;)" office:value-type="float" office:value="0.804322588866089" calcext:value-type="float">
            <text:p>0.804322588866089</text:p>
          </table:table-cell>
          <table:table-cell table:formula="of:=IF([.E430];[.C430]/[.E430];&quot;&quot;)" office:value-type="float" office:value="0.802721985826966" calcext:value-type="float">
            <text:p>0.802721985826966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0633682" calcext:value-type="float">
            <text:p>1.330633682</text:p>
          </table:table-cell>
          <table:table-cell office:value-type="float" office:value="1.290061594" calcext:value-type="float">
            <text:p>1.29006159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31];[.B431]/[.D431];&quot;&quot;)">
            <text:p/>
          </table:table-cell>
          <table:table-cell table:formula="of:=IF([.E431];[.C431]/[.E43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18235049" calcext:value-type="float">
            <text:p>1.318235049</text:p>
          </table:table-cell>
          <table:table-cell office:value-type="float" office:value="1.240269472" calcext:value-type="float">
            <text:p>1.24026947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32];[.B432]/[.D432];&quot;&quot;)">
            <text:p/>
          </table:table-cell>
          <table:table-cell table:formula="of:=IF([.E432];[.C432]/[.E43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40187256" calcext:value-type="float">
            <text:p>1.140187256</text:p>
          </table:table-cell>
          <table:table-cell office:value-type="float" office:value="1.163439494" calcext:value-type="float">
            <text:p>1.163439494</text:p>
          </table:table-cell>
          <table:table-cell office:value-type="float" office:value="1.723057386" calcext:value-type="float">
            <text:p>1.723057386</text:p>
          </table:table-cell>
          <table:table-cell office:value-type="float" office:value="1.66572886" calcext:value-type="float">
            <text:p>1.665728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D433];[.B433]/[.D433];&quot;&quot;)" office:value-type="float" office:value="0.661723321152346" calcext:value-type="float">
            <text:p>0.661723321152346</text:p>
          </table:table-cell>
          <table:table-cell table:formula="of:=IF([.E433];[.C433]/[.E433];&quot;&quot;)" office:value-type="float" office:value="0.698456706813617" calcext:value-type="float">
            <text:p>0.69845670681361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1136105" calcext:value-type="float">
            <text:p>1.31136105</text:p>
          </table:table-cell>
          <table:table-cell office:value-type="float" office:value="1.29105963" calcext:value-type="float">
            <text:p>1.2910596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34];[.B434]/[.D434];&quot;&quot;)">
            <text:p/>
          </table:table-cell>
          <table:table-cell table:formula="of:=IF([.E434];[.C434]/[.E43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59025563" calcext:value-type="float">
            <text:p>2.759025563</text:p>
          </table:table-cell>
          <table:table-cell office:value-type="float" office:value="2.531637419" calcext:value-type="float">
            <text:p>2.53163741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35];[.B435]/[.D435];&quot;&quot;)">
            <text:p/>
          </table:table-cell>
          <table:table-cell table:formula="of:=IF([.E435];[.C435]/[.E43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67778128" calcext:value-type="float">
            <text:p>1.167778128</text:p>
          </table:table-cell>
          <table:table-cell office:value-type="float" office:value="1.209538727" calcext:value-type="float">
            <text:p>1.2095387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36];[.B436]/[.D436];&quot;&quot;)">
            <text:p/>
          </table:table-cell>
          <table:table-cell table:formula="of:=IF([.E436];[.C436]/[.E43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5599247" calcext:value-type="float">
            <text:p>1.175599247</text:p>
          </table:table-cell>
          <table:table-cell office:value-type="float" office:value="1.1441501" calcext:value-type="float">
            <text:p>1.144150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37];[.B437]/[.D437];&quot;&quot;)">
            <text:p/>
          </table:table-cell>
          <table:table-cell table:formula="of:=IF([.E437];[.C437]/[.E43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8270312" calcext:value-type="float">
            <text:p>1.508270312</text:p>
          </table:table-cell>
          <table:table-cell office:value-type="float" office:value="1.434725547" calcext:value-type="float">
            <text:p>1.43472554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38];[.B438]/[.D438];&quot;&quot;)">
            <text:p/>
          </table:table-cell>
          <table:table-cell table:formula="of:=IF([.E438];[.C438]/[.E43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10425669" calcext:value-type="float">
            <text:p>1.310425669</text:p>
          </table:table-cell>
          <table:table-cell office:value-type="float" office:value="1.253243734" calcext:value-type="float">
            <text:p>1.2532437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439];[.B439]/[.D439];&quot;&quot;)">
            <text:p/>
          </table:table-cell>
          <table:table-cell table:formula="of:=IF([.E439];[.C439]/[.E43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00642073" calcext:value-type="float">
            <text:p>2.000642073</text:p>
          </table:table-cell>
          <table:table-cell office:value-type="float" office:value="1.82355392" calcext:value-type="float">
            <text:p>1.823553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40];[.B440]/[.D440];&quot;&quot;)">
            <text:p/>
          </table:table-cell>
          <table:table-cell table:formula="of:=IF([.E440];[.C440]/[.E44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2020327" calcext:value-type="float">
            <text:p>1.172020327</text:p>
          </table:table-cell>
          <table:table-cell office:value-type="float" office:value="1.164851147" calcext:value-type="float">
            <text:p>1.16485114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D441];[.B441]/[.D441];&quot;&quot;)">
            <text:p/>
          </table:table-cell>
          <table:table-cell table:formula="of:=IF([.E441];[.C441]/[.E44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0994612" calcext:value-type="float">
            <text:p>1.350994612</text:p>
          </table:table-cell>
          <table:table-cell office:value-type="float" office:value="1.287085204" calcext:value-type="float">
            <text:p>1.28708520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D442];[.B442]/[.D442];&quot;&quot;)">
            <text:p/>
          </table:table-cell>
          <table:table-cell table:formula="of:=IF([.E442];[.C442]/[.E44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5344679" calcext:value-type="float">
            <text:p>1.155344679</text:p>
          </table:table-cell>
          <table:table-cell office:value-type="float" office:value="1.127480034" calcext:value-type="float">
            <text:p>1.127480034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43];[.B443]/[.D443];&quot;&quot;)">
            <text:p/>
          </table:table-cell>
          <table:table-cell table:formula="of:=IF([.E443];[.C443]/[.E44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23529128" calcext:value-type="float">
            <text:p>1.223529128</text:p>
          </table:table-cell>
          <table:table-cell office:value-type="float" office:value="1.179975622" calcext:value-type="float">
            <text:p>1.1799756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44];[.B444]/[.D444];&quot;&quot;)">
            <text:p/>
          </table:table-cell>
          <table:table-cell table:formula="of:=IF([.E444];[.C444]/[.E44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4570086" calcext:value-type="float">
            <text:p>1.214570086</text:p>
          </table:table-cell>
          <table:table-cell office:value-type="float" office:value="1.204743664" calcext:value-type="float">
            <text:p>1.20474366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45];[.B445]/[.D445];&quot;&quot;)">
            <text:p/>
          </table:table-cell>
          <table:table-cell table:formula="of:=IF([.E445];[.C445]/[.E44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9747437" calcext:value-type="float">
            <text:p>1.209747437</text:p>
          </table:table-cell>
          <table:table-cell office:value-type="float" office:value="1.150853824" calcext:value-type="float">
            <text:p>1.1508538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D446];[.B446]/[.D446];&quot;&quot;)">
            <text:p/>
          </table:table-cell>
          <table:table-cell table:formula="of:=IF([.E446];[.C446]/[.E44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3607853" calcext:value-type="float">
            <text:p>1.203607853</text:p>
          </table:table-cell>
          <table:table-cell office:value-type="float" office:value="1.177331531" calcext:value-type="float">
            <text:p>1.17733153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47];[.B447]/[.D447];&quot;&quot;)">
            <text:p/>
          </table:table-cell>
          <table:table-cell table:formula="of:=IF([.E447];[.C447]/[.E44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4071323" calcext:value-type="float">
            <text:p>1.154071323</text:p>
          </table:table-cell>
          <table:table-cell office:value-type="float" office:value="1.154297289" calcext:value-type="float">
            <text:p>1.1542972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48];[.B448]/[.D448];&quot;&quot;)">
            <text:p/>
          </table:table-cell>
          <table:table-cell table:formula="of:=IF([.E448];[.C448]/[.E44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03752544" calcext:value-type="float">
            <text:p>1.203752544</text:p>
          </table:table-cell>
          <table:table-cell office:value-type="float" office:value="1.170201411" calcext:value-type="float">
            <text:p>1.1702014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49];[.B449]/[.D449];&quot;&quot;)">
            <text:p/>
          </table:table-cell>
          <table:table-cell table:formula="of:=IF([.E449];[.C449]/[.E44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77636715" calcext:value-type="float">
            <text:p>1.177636715</text:p>
          </table:table-cell>
          <table:table-cell office:value-type="float" office:value="1.18193231" calcext:value-type="float">
            <text:p>1.1819323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450];[.B450]/[.D450];&quot;&quot;)">
            <text:p/>
          </table:table-cell>
          <table:table-cell table:formula="of:=IF([.E450];[.C450]/[.E45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31435985" calcext:value-type="float">
            <text:p>1.131435985</text:p>
          </table:table-cell>
          <table:table-cell office:value-type="float" office:value="1.142331239" calcext:value-type="float">
            <text:p>1.14233123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51];[.B451]/[.D451];&quot;&quot;)">
            <text:p/>
          </table:table-cell>
          <table:table-cell table:formula="of:=IF([.E451];[.C451]/[.E45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73232738" calcext:value-type="float">
            <text:p>3.073232738</text:p>
          </table:table-cell>
          <table:table-cell office:value-type="float" office:value="2.937885966" calcext:value-type="float">
            <text:p>2.93788596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52];[.B452]/[.D452];&quot;&quot;)">
            <text:p/>
          </table:table-cell>
          <table:table-cell table:formula="of:=IF([.E452];[.C452]/[.E45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3020121" calcext:value-type="float">
            <text:p>1.283020121</text:p>
          </table:table-cell>
          <table:table-cell office:value-type="float" office:value="1.277295954" calcext:value-type="float">
            <text:p>1.27729595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53];[.B453]/[.D453];&quot;&quot;)">
            <text:p/>
          </table:table-cell>
          <table:table-cell table:formula="of:=IF([.E453];[.C453]/[.E45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49347611" calcext:value-type="float">
            <text:p>1.249347611</text:p>
          </table:table-cell>
          <table:table-cell office:value-type="float" office:value="1.202323901" calcext:value-type="float">
            <text:p>1.20232390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54];[.B454]/[.D454];&quot;&quot;)">
            <text:p/>
          </table:table-cell>
          <table:table-cell table:formula="of:=IF([.E454];[.C454]/[.E45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6776363" calcext:value-type="float">
            <text:p>1.196776363</text:p>
          </table:table-cell>
          <table:table-cell office:value-type="float" office:value="1.182243932" calcext:value-type="float">
            <text:p>1.18224393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55];[.B455]/[.D455];&quot;&quot;)">
            <text:p/>
          </table:table-cell>
          <table:table-cell table:formula="of:=IF([.E455];[.C455]/[.E45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9940842" calcext:value-type="float">
            <text:p>1.159940842</text:p>
          </table:table-cell>
          <table:table-cell office:value-type="float" office:value="1.132637994" calcext:value-type="float">
            <text:p>1.13263799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D456];[.B456]/[.D456];&quot;&quot;)">
            <text:p/>
          </table:table-cell>
          <table:table-cell table:formula="of:=IF([.E456];[.C456]/[.E45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3300073" calcext:value-type="float">
            <text:p>1.203300073</text:p>
          </table:table-cell>
          <table:table-cell office:value-type="float" office:value="1.160498628" calcext:value-type="float">
            <text:p>1.1604986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57];[.B457]/[.D457];&quot;&quot;)">
            <text:p/>
          </table:table-cell>
          <table:table-cell table:formula="of:=IF([.E457];[.C457]/[.E45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89948032" calcext:value-type="float">
            <text:p>2.789948032</text:p>
          </table:table-cell>
          <table:table-cell office:value-type="float" office:value="2.613080983" calcext:value-type="float">
            <text:p>2.61308098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58];[.B458]/[.D458];&quot;&quot;)">
            <text:p/>
          </table:table-cell>
          <table:table-cell table:formula="of:=IF([.E458];[.C458]/[.E45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2352508" calcext:value-type="float">
            <text:p>1.502352508</text:p>
          </table:table-cell>
          <table:table-cell office:value-type="float" office:value="1.419390095" calcext:value-type="float">
            <text:p>1.41939009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D459];[.B459]/[.D459];&quot;&quot;)">
            <text:p/>
          </table:table-cell>
          <table:table-cell table:formula="of:=IF([.E459];[.C459]/[.E45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5849304" calcext:value-type="float">
            <text:p>1.185849304</text:p>
          </table:table-cell>
          <table:table-cell office:value-type="float" office:value="1.135944263" calcext:value-type="float">
            <text:p>1.13594426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60];[.B460]/[.D460];&quot;&quot;)">
            <text:p/>
          </table:table-cell>
          <table:table-cell table:formula="of:=IF([.E460];[.C460]/[.E46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02277363" calcext:value-type="float">
            <text:p>1.202277363</text:p>
          </table:table-cell>
          <table:table-cell office:value-type="float" office:value="1.155291494" calcext:value-type="float">
            <text:p>1.15529149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61];[.B461]/[.D461];&quot;&quot;)">
            <text:p/>
          </table:table-cell>
          <table:table-cell table:formula="of:=IF([.E461];[.C461]/[.E46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6959675" calcext:value-type="float">
            <text:p>2.46959675</text:p>
          </table:table-cell>
          <table:table-cell office:value-type="float" office:value="2.336259378" calcext:value-type="float">
            <text:p>2.33625937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62];[.B462]/[.D462];&quot;&quot;)">
            <text:p/>
          </table:table-cell>
          <table:table-cell table:formula="of:=IF([.E462];[.C462]/[.E46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04172857" calcext:value-type="float">
            <text:p>2.704172857</text:p>
          </table:table-cell>
          <table:table-cell office:value-type="float" office:value="2.489863044" calcext:value-type="float">
            <text:p>2.4898630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63];[.B463]/[.D463];&quot;&quot;)">
            <text:p/>
          </table:table-cell>
          <table:table-cell table:formula="of:=IF([.E463];[.C463]/[.E46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74510052" calcext:value-type="float">
            <text:p>1.574510052</text:p>
          </table:table-cell>
          <table:table-cell office:value-type="float" office:value="1.532196459" calcext:value-type="float">
            <text:p>1.5321964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64];[.B464]/[.D464];&quot;&quot;)">
            <text:p/>
          </table:table-cell>
          <table:table-cell table:formula="of:=IF([.E464];[.C464]/[.E46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67425638" calcext:value-type="float">
            <text:p>1.567425638</text:p>
          </table:table-cell>
          <table:table-cell office:value-type="float" office:value="1.53417922" calcext:value-type="float">
            <text:p>1.5341792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65];[.B465]/[.D465];&quot;&quot;)">
            <text:p/>
          </table:table-cell>
          <table:table-cell table:formula="of:=IF([.E465];[.C465]/[.E46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63902215" calcext:value-type="float">
            <text:p>1.163902215</text:p>
          </table:table-cell>
          <table:table-cell office:value-type="float" office:value="1.148154049" calcext:value-type="float">
            <text:p>1.14815404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D466];[.B466]/[.D466];&quot;&quot;)">
            <text:p/>
          </table:table-cell>
          <table:table-cell table:formula="of:=IF([.E466];[.C466]/[.E46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4789548" calcext:value-type="float">
            <text:p>1.184789548</text:p>
          </table:table-cell>
          <table:table-cell office:value-type="float" office:value="1.15447333" calcext:value-type="float">
            <text:p>1.1544733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67];[.B467]/[.D467];&quot;&quot;)">
            <text:p/>
          </table:table-cell>
          <table:table-cell table:formula="of:=IF([.E467];[.C467]/[.E46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59700899" calcext:value-type="float">
            <text:p>3.059700899</text:p>
          </table:table-cell>
          <table:table-cell office:value-type="float" office:value="2.735982726" calcext:value-type="float">
            <text:p>2.73598272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D468];[.B468]/[.D468];&quot;&quot;)">
            <text:p/>
          </table:table-cell>
          <table:table-cell table:formula="of:=IF([.E468];[.C468]/[.E46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31790332" calcext:value-type="float">
            <text:p>1.631790332</text:p>
          </table:table-cell>
          <table:table-cell office:value-type="float" office:value="1.603767729" calcext:value-type="float">
            <text:p>1.60376772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D469];[.B469]/[.D469];&quot;&quot;)">
            <text:p/>
          </table:table-cell>
          <table:table-cell table:formula="of:=IF([.E469];[.C469]/[.E46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78994496" calcext:value-type="float">
            <text:p>2.678994496</text:p>
          </table:table-cell>
          <table:table-cell office:value-type="float" office:value="2.525043833" calcext:value-type="float">
            <text:p>2.52504383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70];[.B470]/[.D470];&quot;&quot;)">
            <text:p/>
          </table:table-cell>
          <table:table-cell table:formula="of:=IF([.E470];[.C470]/[.E47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02940159" calcext:value-type="float">
            <text:p>1.402940159</text:p>
          </table:table-cell>
          <table:table-cell office:value-type="float" office:value="1.342346142" calcext:value-type="float">
            <text:p>1.34234614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71];[.B471]/[.D471];&quot;&quot;)">
            <text:p/>
          </table:table-cell>
          <table:table-cell table:formula="of:=IF([.E471];[.C471]/[.E47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72349832" calcext:value-type="float">
            <text:p>1.272349832</text:p>
          </table:table-cell>
          <table:table-cell office:value-type="float" office:value="1.199713973" calcext:value-type="float">
            <text:p>1.19971397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472];[.B472]/[.D472];&quot;&quot;)">
            <text:p/>
          </table:table-cell>
          <table:table-cell table:formula="of:=IF([.E472];[.C472]/[.E47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0791081" calcext:value-type="float">
            <text:p>1.420791081</text:p>
          </table:table-cell>
          <table:table-cell office:value-type="float" office:value="1.3814812" calcext:value-type="float">
            <text:p>1.381481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73];[.B473]/[.D473];&quot;&quot;)">
            <text:p/>
          </table:table-cell>
          <table:table-cell table:formula="of:=IF([.E473];[.C473]/[.E47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07045571" calcext:value-type="float">
            <text:p>1.407045571</text:p>
          </table:table-cell>
          <table:table-cell office:value-type="float" office:value="1.361711996" calcext:value-type="float">
            <text:p>1.36171199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D474];[.B474]/[.D474];&quot;&quot;)">
            <text:p/>
          </table:table-cell>
          <table:table-cell table:formula="of:=IF([.E474];[.C474]/[.E47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30640492" calcext:value-type="float">
            <text:p>1.230640492</text:p>
          </table:table-cell>
          <table:table-cell office:value-type="float" office:value="1.194127373" calcext:value-type="float">
            <text:p>1.19412737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D475];[.B475]/[.D475];&quot;&quot;)">
            <text:p/>
          </table:table-cell>
          <table:table-cell table:formula="of:=IF([.E475];[.C475]/[.E47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74229732" calcext:value-type="float">
            <text:p>1.374229732</text:p>
          </table:table-cell>
          <table:table-cell office:value-type="float" office:value="1.335258149" calcext:value-type="float">
            <text:p>1.33525814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D476];[.B476]/[.D476];&quot;&quot;)">
            <text:p/>
          </table:table-cell>
          <table:table-cell table:formula="of:=IF([.E476];[.C476]/[.E47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1424102" calcext:value-type="float">
            <text:p>1.191424102</text:p>
          </table:table-cell>
          <table:table-cell office:value-type="float" office:value="1.132273653" calcext:value-type="float">
            <text:p>1.132273653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D477];[.B477]/[.D477];&quot;&quot;)">
            <text:p/>
          </table:table-cell>
          <table:table-cell table:formula="of:=IF([.E477];[.C477]/[.E47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5468034" calcext:value-type="float">
            <text:p>1.185468034</text:p>
          </table:table-cell>
          <table:table-cell office:value-type="float" office:value="1.152894724" calcext:value-type="float">
            <text:p>1.1528947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78];[.B478]/[.D478];&quot;&quot;)">
            <text:p/>
          </table:table-cell>
          <table:table-cell table:formula="of:=IF([.E478];[.C478]/[.E47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37676598" calcext:value-type="float">
            <text:p>1.337676598</text:p>
          </table:table-cell>
          <table:table-cell office:value-type="float" office:value="1.286110601" calcext:value-type="float">
            <text:p>1.28611060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D479];[.B479]/[.D479];&quot;&quot;)">
            <text:p/>
          </table:table-cell>
          <table:table-cell table:formula="of:=IF([.E479];[.C479]/[.E47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08703475" calcext:value-type="float">
            <text:p>4.708703475</text:p>
          </table:table-cell>
          <table:table-cell office:value-type="float" office:value="3.912469643" calcext:value-type="float">
            <text:p>3.91246964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80];[.B480]/[.D480];&quot;&quot;)">
            <text:p/>
          </table:table-cell>
          <table:table-cell table:formula="of:=IF([.E480];[.C480]/[.E48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2990957" calcext:value-type="float">
            <text:p>1.192990957</text:p>
          </table:table-cell>
          <table:table-cell office:value-type="float" office:value="1.173515144" calcext:value-type="float">
            <text:p>1.17351514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81];[.B481]/[.D481];&quot;&quot;)">
            <text:p/>
          </table:table-cell>
          <table:table-cell table:formula="of:=IF([.E481];[.C481]/[.E48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11273663" calcext:value-type="float">
            <text:p>1.411273663</text:p>
          </table:table-cell>
          <table:table-cell office:value-type="float" office:value="1.425333395" calcext:value-type="float">
            <text:p>1.42533339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82];[.B482]/[.D482];&quot;&quot;)">
            <text:p/>
          </table:table-cell>
          <table:table-cell table:formula="of:=IF([.E482];[.C482]/[.E48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11380242" calcext:value-type="float">
            <text:p>27.011380242</text:p>
          </table:table-cell>
          <table:table-cell office:value-type="float" office:value="8.570763989" calcext:value-type="float">
            <text:p>8.57076398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D483];[.B483]/[.D483];&quot;&quot;)">
            <text:p/>
          </table:table-cell>
          <table:table-cell table:formula="of:=IF([.E483];[.C483]/[.E48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48185656" calcext:value-type="float">
            <text:p>1.248185656</text:p>
          </table:table-cell>
          <table:table-cell office:value-type="float" office:value="1.189405219" calcext:value-type="float">
            <text:p>1.1894052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D484];[.B484]/[.D484];&quot;&quot;)">
            <text:p/>
          </table:table-cell>
          <table:table-cell table:formula="of:=IF([.E484];[.C484]/[.E48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18128537" calcext:value-type="float">
            <text:p>2.518128537</text:p>
          </table:table-cell>
          <table:table-cell office:value-type="float" office:value="2.278676145" calcext:value-type="float">
            <text:p>2.27867614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85];[.B485]/[.D485];&quot;&quot;)">
            <text:p/>
          </table:table-cell>
          <table:table-cell table:formula="of:=IF([.E485];[.C485]/[.E48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209009636" calcext:value-type="float">
            <text:p>29.209009636</text:p>
          </table:table-cell>
          <table:table-cell office:value-type="float" office:value="3.49841225" calcext:value-type="float">
            <text:p>3.498412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D486];[.B486]/[.D486];&quot;&quot;)">
            <text:p/>
          </table:table-cell>
          <table:table-cell table:formula="of:=IF([.E486];[.C486]/[.E48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98821793" calcext:value-type="float">
            <text:p>3.198821793</text:p>
          </table:table-cell>
          <table:table-cell office:value-type="float" office:value="2.838286318" calcext:value-type="float">
            <text:p>2.83828631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D487];[.B487]/[.D487];&quot;&quot;)">
            <text:p/>
          </table:table-cell>
          <table:table-cell table:formula="of:=IF([.E487];[.C487]/[.E48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9984937" calcext:value-type="float">
            <text:p>1.189984937</text:p>
          </table:table-cell>
          <table:table-cell office:value-type="float" office:value="1.191863594" calcext:value-type="float">
            <text:p>1.19186359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D488];[.B488]/[.D488];&quot;&quot;)">
            <text:p/>
          </table:table-cell>
          <table:table-cell table:formula="of:=IF([.E488];[.C488]/[.E48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60374014" calcext:value-type="float">
            <text:p>8.960374014</text:p>
          </table:table-cell>
          <table:table-cell office:value-type="float" office:value="7.110071161" calcext:value-type="float">
            <text:p>7.11007116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489];[.B489]/[.D489];&quot;&quot;)">
            <text:p/>
          </table:table-cell>
          <table:table-cell table:formula="of:=IF([.E489];[.C489]/[.E48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26660747" calcext:value-type="float">
            <text:p>1.126660747</text:p>
          </table:table-cell>
          <table:table-cell office:value-type="float" office:value="1.172969022" calcext:value-type="float">
            <text:p>1.17296902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D490];[.B490]/[.D490];&quot;&quot;)">
            <text:p/>
          </table:table-cell>
          <table:table-cell table:formula="of:=IF([.E490];[.C490]/[.E490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5096345" calcext:value-type="float">
            <text:p>1.155096345</text:p>
          </table:table-cell>
          <table:table-cell office:value-type="float" office:value="1.127654093" calcext:value-type="float">
            <text:p>1.12765409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D491];[.B491]/[.D491];&quot;&quot;)">
            <text:p/>
          </table:table-cell>
          <table:table-cell table:formula="of:=IF([.E491];[.C491]/[.E491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84081588" calcext:value-type="float">
            <text:p>1.384081588</text:p>
          </table:table-cell>
          <table:table-cell office:value-type="float" office:value="1.295332824" calcext:value-type="float">
            <text:p>1.2953328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D492];[.B492]/[.D492];&quot;&quot;)">
            <text:p/>
          </table:table-cell>
          <table:table-cell table:formula="of:=IF([.E492];[.C492]/[.E492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94759884" calcext:value-type="float">
            <text:p>1.294759884</text:p>
          </table:table-cell>
          <table:table-cell office:value-type="float" office:value="1.257472453" calcext:value-type="float">
            <text:p>1.25747245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D493];[.B493]/[.D493];&quot;&quot;)">
            <text:p/>
          </table:table-cell>
          <table:table-cell table:formula="of:=IF([.E493];[.C493]/[.E493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56629355" calcext:value-type="float">
            <text:p>3.456629355</text:p>
          </table:table-cell>
          <table:table-cell office:value-type="float" office:value="3.178441528" calcext:value-type="float">
            <text:p>3.178441528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D494];[.B494]/[.D494];&quot;&quot;)">
            <text:p/>
          </table:table-cell>
          <table:table-cell table:formula="of:=IF([.E494];[.C494]/[.E494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6691766" calcext:value-type="float">
            <text:p>1.66691766</text:p>
          </table:table-cell>
          <table:table-cell office:value-type="float" office:value="1.528350364" calcext:value-type="float">
            <text:p>1.52835036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95];[.B495]/[.D495];&quot;&quot;)">
            <text:p/>
          </table:table-cell>
          <table:table-cell table:formula="of:=IF([.E495];[.C495]/[.E495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6613033" calcext:value-type="float">
            <text:p>1.196613033</text:p>
          </table:table-cell>
          <table:table-cell office:value-type="float" office:value="1.136477607" calcext:value-type="float">
            <text:p>1.13647760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D496];[.B496]/[.D496];&quot;&quot;)">
            <text:p/>
          </table:table-cell>
          <table:table-cell table:formula="of:=IF([.E496];[.C496]/[.E496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96510303" calcext:value-type="float">
            <text:p>1.196510303</text:p>
          </table:table-cell>
          <table:table-cell office:value-type="float" office:value="1.18386087" calcext:value-type="float">
            <text:p>1.1838608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D497];[.B497]/[.D497];&quot;&quot;)">
            <text:p/>
          </table:table-cell>
          <table:table-cell table:formula="of:=IF([.E497];[.C497]/[.E497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86153315" calcext:value-type="float">
            <text:p>1.186153315</text:p>
          </table:table-cell>
          <table:table-cell office:value-type="float" office:value="1.121636476" calcext:value-type="float">
            <text:p>1.12163647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D498];[.B498]/[.D498];&quot;&quot;)">
            <text:p/>
          </table:table-cell>
          <table:table-cell table:formula="of:=IF([.E498];[.C498]/[.E498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91563088" calcext:value-type="float">
            <text:p>1.491563088</text:p>
          </table:table-cell>
          <table:table-cell office:value-type="float" office:value="1.440565622" calcext:value-type="float">
            <text:p>1.4405656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D499];[.B499]/[.D499];&quot;&quot;)">
            <text:p/>
          </table:table-cell>
          <table:table-cell table:formula="of:=IF([.E499];[.C499]/[.E499];&quot;&quot;)">
            <text:p/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39743817" calcext:value-type="float">
            <text:p>1.739743817</text:p>
          </table:table-cell>
          <table:table-cell office:value-type="float" office:value="1.66977548" calcext:value-type="float">
            <text:p>1.669775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D500];[.B500]/[.D500];&quot;&quot;)">
            <text:p/>
          </table:table-cell>
          <table:table-cell table:formula="of:=IF([.E500];[.C500]/[.E5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1];[.B501]/[.D501];&quot;&quot;)">
            <text:p/>
          </table:table-cell>
          <table:table-cell table:formula="of:=IF([.E501];[.C501]/[.E5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2];[.B502]/[.D502];&quot;&quot;)">
            <text:p/>
          </table:table-cell>
          <table:table-cell table:formula="of:=IF([.E502];[.C502]/[.E5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3];[.B503]/[.D503];&quot;&quot;)">
            <text:p/>
          </table:table-cell>
          <table:table-cell table:formula="of:=IF([.E503];[.C503]/[.E5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4];[.B504]/[.D504];&quot;&quot;)">
            <text:p/>
          </table:table-cell>
          <table:table-cell table:formula="of:=IF([.E504];[.C504]/[.E5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5];[.B505]/[.D505];&quot;&quot;)">
            <text:p/>
          </table:table-cell>
          <table:table-cell table:formula="of:=IF([.E505];[.C505]/[.E5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6];[.B506]/[.D506];&quot;&quot;)">
            <text:p/>
          </table:table-cell>
          <table:table-cell table:formula="of:=IF([.E506];[.C506]/[.E5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7];[.B507]/[.D507];&quot;&quot;)">
            <text:p/>
          </table:table-cell>
          <table:table-cell table:formula="of:=IF([.E507];[.C507]/[.E5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8];[.B508]/[.D508];&quot;&quot;)">
            <text:p/>
          </table:table-cell>
          <table:table-cell table:formula="of:=IF([.E508];[.C508]/[.E5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09];[.B509]/[.D509];&quot;&quot;)">
            <text:p/>
          </table:table-cell>
          <table:table-cell table:formula="of:=IF([.E509];[.C509]/[.E5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0];[.B510]/[.D510];&quot;&quot;)">
            <text:p/>
          </table:table-cell>
          <table:table-cell table:formula="of:=IF([.E510];[.C510]/[.E5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1];[.B511]/[.D511];&quot;&quot;)">
            <text:p/>
          </table:table-cell>
          <table:table-cell table:formula="of:=IF([.E511];[.C511]/[.E5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2];[.B512]/[.D512];&quot;&quot;)">
            <text:p/>
          </table:table-cell>
          <table:table-cell table:formula="of:=IF([.E512];[.C512]/[.E5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3];[.B513]/[.D513];&quot;&quot;)">
            <text:p/>
          </table:table-cell>
          <table:table-cell table:formula="of:=IF([.E513];[.C513]/[.E5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4];[.B514]/[.D514];&quot;&quot;)">
            <text:p/>
          </table:table-cell>
          <table:table-cell table:formula="of:=IF([.E514];[.C514]/[.E5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5];[.B515]/[.D515];&quot;&quot;)">
            <text:p/>
          </table:table-cell>
          <table:table-cell table:formula="of:=IF([.E515];[.C515]/[.E5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6];[.B516]/[.D516];&quot;&quot;)">
            <text:p/>
          </table:table-cell>
          <table:table-cell table:formula="of:=IF([.E516];[.C516]/[.E5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7];[.B517]/[.D517];&quot;&quot;)">
            <text:p/>
          </table:table-cell>
          <table:table-cell table:formula="of:=IF([.E517];[.C517]/[.E5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8];[.B518]/[.D518];&quot;&quot;)">
            <text:p/>
          </table:table-cell>
          <table:table-cell table:formula="of:=IF([.E518];[.C518]/[.E5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19];[.B519]/[.D519];&quot;&quot;)">
            <text:p/>
          </table:table-cell>
          <table:table-cell table:formula="of:=IF([.E519];[.C519]/[.E5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0];[.B520]/[.D520];&quot;&quot;)">
            <text:p/>
          </table:table-cell>
          <table:table-cell table:formula="of:=IF([.E520];[.C520]/[.E5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1];[.B521]/[.D521];&quot;&quot;)">
            <text:p/>
          </table:table-cell>
          <table:table-cell table:formula="of:=IF([.E521];[.C521]/[.E5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2];[.B522]/[.D522];&quot;&quot;)">
            <text:p/>
          </table:table-cell>
          <table:table-cell table:formula="of:=IF([.E522];[.C522]/[.E5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3];[.B523]/[.D523];&quot;&quot;)">
            <text:p/>
          </table:table-cell>
          <table:table-cell table:formula="of:=IF([.E523];[.C523]/[.E5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4];[.B524]/[.D524];&quot;&quot;)">
            <text:p/>
          </table:table-cell>
          <table:table-cell table:formula="of:=IF([.E524];[.C524]/[.E5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5];[.B525]/[.D525];&quot;&quot;)">
            <text:p/>
          </table:table-cell>
          <table:table-cell table:formula="of:=IF([.E525];[.C525]/[.E5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6];[.B526]/[.D526];&quot;&quot;)">
            <text:p/>
          </table:table-cell>
          <table:table-cell table:formula="of:=IF([.E526];[.C526]/[.E5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7];[.B527]/[.D527];&quot;&quot;)">
            <text:p/>
          </table:table-cell>
          <table:table-cell table:formula="of:=IF([.E527];[.C527]/[.E5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8];[.B528]/[.D528];&quot;&quot;)">
            <text:p/>
          </table:table-cell>
          <table:table-cell table:formula="of:=IF([.E528];[.C528]/[.E5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29];[.B529]/[.D529];&quot;&quot;)">
            <text:p/>
          </table:table-cell>
          <table:table-cell table:formula="of:=IF([.E529];[.C529]/[.E5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0];[.B530]/[.D530];&quot;&quot;)">
            <text:p/>
          </table:table-cell>
          <table:table-cell table:formula="of:=IF([.E530];[.C530]/[.E5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1];[.B531]/[.D531];&quot;&quot;)">
            <text:p/>
          </table:table-cell>
          <table:table-cell table:formula="of:=IF([.E531];[.C531]/[.E5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2];[.B532]/[.D532];&quot;&quot;)">
            <text:p/>
          </table:table-cell>
          <table:table-cell table:formula="of:=IF([.E532];[.C532]/[.E5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3];[.B533]/[.D533];&quot;&quot;)">
            <text:p/>
          </table:table-cell>
          <table:table-cell table:formula="of:=IF([.E533];[.C533]/[.E5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4];[.B534]/[.D534];&quot;&quot;)">
            <text:p/>
          </table:table-cell>
          <table:table-cell table:formula="of:=IF([.E534];[.C534]/[.E5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5];[.B535]/[.D535];&quot;&quot;)">
            <text:p/>
          </table:table-cell>
          <table:table-cell table:formula="of:=IF([.E535];[.C535]/[.E5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6];[.B536]/[.D536];&quot;&quot;)">
            <text:p/>
          </table:table-cell>
          <table:table-cell table:formula="of:=IF([.E536];[.C536]/[.E5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7];[.B537]/[.D537];&quot;&quot;)">
            <text:p/>
          </table:table-cell>
          <table:table-cell table:formula="of:=IF([.E537];[.C537]/[.E5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8];[.B538]/[.D538];&quot;&quot;)">
            <text:p/>
          </table:table-cell>
          <table:table-cell table:formula="of:=IF([.E538];[.C538]/[.E5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39];[.B539]/[.D539];&quot;&quot;)">
            <text:p/>
          </table:table-cell>
          <table:table-cell table:formula="of:=IF([.E539];[.C539]/[.E5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0];[.B540]/[.D540];&quot;&quot;)">
            <text:p/>
          </table:table-cell>
          <table:table-cell table:formula="of:=IF([.E540];[.C540]/[.E5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1];[.B541]/[.D541];&quot;&quot;)">
            <text:p/>
          </table:table-cell>
          <table:table-cell table:formula="of:=IF([.E541];[.C541]/[.E5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2];[.B542]/[.D542];&quot;&quot;)">
            <text:p/>
          </table:table-cell>
          <table:table-cell table:formula="of:=IF([.E542];[.C542]/[.E5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3];[.B543]/[.D543];&quot;&quot;)">
            <text:p/>
          </table:table-cell>
          <table:table-cell table:formula="of:=IF([.E543];[.C543]/[.E5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4];[.B544]/[.D544];&quot;&quot;)">
            <text:p/>
          </table:table-cell>
          <table:table-cell table:formula="of:=IF([.E544];[.C544]/[.E5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5];[.B545]/[.D545];&quot;&quot;)">
            <text:p/>
          </table:table-cell>
          <table:table-cell table:formula="of:=IF([.E545];[.C545]/[.E5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6];[.B546]/[.D546];&quot;&quot;)">
            <text:p/>
          </table:table-cell>
          <table:table-cell table:formula="of:=IF([.E546];[.C546]/[.E5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7];[.B547]/[.D547];&quot;&quot;)">
            <text:p/>
          </table:table-cell>
          <table:table-cell table:formula="of:=IF([.E547];[.C547]/[.E5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8];[.B548]/[.D548];&quot;&quot;)">
            <text:p/>
          </table:table-cell>
          <table:table-cell table:formula="of:=IF([.E548];[.C548]/[.E5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49];[.B549]/[.D549];&quot;&quot;)">
            <text:p/>
          </table:table-cell>
          <table:table-cell table:formula="of:=IF([.E549];[.C549]/[.E5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0];[.B550]/[.D550];&quot;&quot;)">
            <text:p/>
          </table:table-cell>
          <table:table-cell table:formula="of:=IF([.E550];[.C550]/[.E5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1];[.B551]/[.D551];&quot;&quot;)">
            <text:p/>
          </table:table-cell>
          <table:table-cell table:formula="of:=IF([.E551];[.C551]/[.E5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2];[.B552]/[.D552];&quot;&quot;)">
            <text:p/>
          </table:table-cell>
          <table:table-cell table:formula="of:=IF([.E552];[.C552]/[.E5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3];[.B553]/[.D553];&quot;&quot;)">
            <text:p/>
          </table:table-cell>
          <table:table-cell table:formula="of:=IF([.E553];[.C553]/[.E5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4];[.B554]/[.D554];&quot;&quot;)">
            <text:p/>
          </table:table-cell>
          <table:table-cell table:formula="of:=IF([.E554];[.C554]/[.E5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5];[.B555]/[.D555];&quot;&quot;)">
            <text:p/>
          </table:table-cell>
          <table:table-cell table:formula="of:=IF([.E555];[.C555]/[.E5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6];[.B556]/[.D556];&quot;&quot;)">
            <text:p/>
          </table:table-cell>
          <table:table-cell table:formula="of:=IF([.E556];[.C556]/[.E5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7];[.B557]/[.D557];&quot;&quot;)">
            <text:p/>
          </table:table-cell>
          <table:table-cell table:formula="of:=IF([.E557];[.C557]/[.E5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8];[.B558]/[.D558];&quot;&quot;)">
            <text:p/>
          </table:table-cell>
          <table:table-cell table:formula="of:=IF([.E558];[.C558]/[.E5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59];[.B559]/[.D559];&quot;&quot;)">
            <text:p/>
          </table:table-cell>
          <table:table-cell table:formula="of:=IF([.E559];[.C559]/[.E5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0];[.B560]/[.D560];&quot;&quot;)">
            <text:p/>
          </table:table-cell>
          <table:table-cell table:formula="of:=IF([.E560];[.C560]/[.E5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1];[.B561]/[.D561];&quot;&quot;)">
            <text:p/>
          </table:table-cell>
          <table:table-cell table:formula="of:=IF([.E561];[.C561]/[.E5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2];[.B562]/[.D562];&quot;&quot;)">
            <text:p/>
          </table:table-cell>
          <table:table-cell table:formula="of:=IF([.E562];[.C562]/[.E5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3];[.B563]/[.D563];&quot;&quot;)">
            <text:p/>
          </table:table-cell>
          <table:table-cell table:formula="of:=IF([.E563];[.C563]/[.E5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4];[.B564]/[.D564];&quot;&quot;)">
            <text:p/>
          </table:table-cell>
          <table:table-cell table:formula="of:=IF([.E564];[.C564]/[.E5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5];[.B565]/[.D565];&quot;&quot;)">
            <text:p/>
          </table:table-cell>
          <table:table-cell table:formula="of:=IF([.E565];[.C565]/[.E5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6];[.B566]/[.D566];&quot;&quot;)">
            <text:p/>
          </table:table-cell>
          <table:table-cell table:formula="of:=IF([.E566];[.C566]/[.E5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7];[.B567]/[.D567];&quot;&quot;)">
            <text:p/>
          </table:table-cell>
          <table:table-cell table:formula="of:=IF([.E567];[.C567]/[.E5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8];[.B568]/[.D568];&quot;&quot;)">
            <text:p/>
          </table:table-cell>
          <table:table-cell table:formula="of:=IF([.E568];[.C568]/[.E5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69];[.B569]/[.D569];&quot;&quot;)">
            <text:p/>
          </table:table-cell>
          <table:table-cell table:formula="of:=IF([.E569];[.C569]/[.E5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0];[.B570]/[.D570];&quot;&quot;)">
            <text:p/>
          </table:table-cell>
          <table:table-cell table:formula="of:=IF([.E570];[.C570]/[.E5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1];[.B571]/[.D571];&quot;&quot;)">
            <text:p/>
          </table:table-cell>
          <table:table-cell table:formula="of:=IF([.E571];[.C571]/[.E5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2];[.B572]/[.D572];&quot;&quot;)">
            <text:p/>
          </table:table-cell>
          <table:table-cell table:formula="of:=IF([.E572];[.C572]/[.E5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3];[.B573]/[.D573];&quot;&quot;)">
            <text:p/>
          </table:table-cell>
          <table:table-cell table:formula="of:=IF([.E573];[.C573]/[.E5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4];[.B574]/[.D574];&quot;&quot;)">
            <text:p/>
          </table:table-cell>
          <table:table-cell table:formula="of:=IF([.E574];[.C574]/[.E5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5];[.B575]/[.D575];&quot;&quot;)">
            <text:p/>
          </table:table-cell>
          <table:table-cell table:formula="of:=IF([.E575];[.C575]/[.E5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6];[.B576]/[.D576];&quot;&quot;)">
            <text:p/>
          </table:table-cell>
          <table:table-cell table:formula="of:=IF([.E576];[.C576]/[.E5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7];[.B577]/[.D577];&quot;&quot;)">
            <text:p/>
          </table:table-cell>
          <table:table-cell table:formula="of:=IF([.E577];[.C577]/[.E5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8];[.B578]/[.D578];&quot;&quot;)">
            <text:p/>
          </table:table-cell>
          <table:table-cell table:formula="of:=IF([.E578];[.C578]/[.E5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79];[.B579]/[.D579];&quot;&quot;)">
            <text:p/>
          </table:table-cell>
          <table:table-cell table:formula="of:=IF([.E579];[.C579]/[.E5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0];[.B580]/[.D580];&quot;&quot;)">
            <text:p/>
          </table:table-cell>
          <table:table-cell table:formula="of:=IF([.E580];[.C580]/[.E5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1];[.B581]/[.D581];&quot;&quot;)">
            <text:p/>
          </table:table-cell>
          <table:table-cell table:formula="of:=IF([.E581];[.C581]/[.E5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2];[.B582]/[.D582];&quot;&quot;)">
            <text:p/>
          </table:table-cell>
          <table:table-cell table:formula="of:=IF([.E582];[.C582]/[.E5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3];[.B583]/[.D583];&quot;&quot;)">
            <text:p/>
          </table:table-cell>
          <table:table-cell table:formula="of:=IF([.E583];[.C583]/[.E5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4];[.B584]/[.D584];&quot;&quot;)">
            <text:p/>
          </table:table-cell>
          <table:table-cell table:formula="of:=IF([.E584];[.C584]/[.E5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5];[.B585]/[.D585];&quot;&quot;)">
            <text:p/>
          </table:table-cell>
          <table:table-cell table:formula="of:=IF([.E585];[.C585]/[.E5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6];[.B586]/[.D586];&quot;&quot;)">
            <text:p/>
          </table:table-cell>
          <table:table-cell table:formula="of:=IF([.E586];[.C586]/[.E5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7];[.B587]/[.D587];&quot;&quot;)">
            <text:p/>
          </table:table-cell>
          <table:table-cell table:formula="of:=IF([.E587];[.C587]/[.E5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8];[.B588]/[.D588];&quot;&quot;)">
            <text:p/>
          </table:table-cell>
          <table:table-cell table:formula="of:=IF([.E588];[.C588]/[.E5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89];[.B589]/[.D589];&quot;&quot;)">
            <text:p/>
          </table:table-cell>
          <table:table-cell table:formula="of:=IF([.E589];[.C589]/[.E5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0];[.B590]/[.D590];&quot;&quot;)">
            <text:p/>
          </table:table-cell>
          <table:table-cell table:formula="of:=IF([.E590];[.C590]/[.E5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1];[.B591]/[.D591];&quot;&quot;)">
            <text:p/>
          </table:table-cell>
          <table:table-cell table:formula="of:=IF([.E591];[.C591]/[.E5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2];[.B592]/[.D592];&quot;&quot;)">
            <text:p/>
          </table:table-cell>
          <table:table-cell table:formula="of:=IF([.E592];[.C592]/[.E5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3];[.B593]/[.D593];&quot;&quot;)">
            <text:p/>
          </table:table-cell>
          <table:table-cell table:formula="of:=IF([.E593];[.C593]/[.E5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4];[.B594]/[.D594];&quot;&quot;)">
            <text:p/>
          </table:table-cell>
          <table:table-cell table:formula="of:=IF([.E594];[.C594]/[.E5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5];[.B595]/[.D595];&quot;&quot;)">
            <text:p/>
          </table:table-cell>
          <table:table-cell table:formula="of:=IF([.E595];[.C595]/[.E5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6];[.B596]/[.D596];&quot;&quot;)">
            <text:p/>
          </table:table-cell>
          <table:table-cell table:formula="of:=IF([.E596];[.C596]/[.E5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7];[.B597]/[.D597];&quot;&quot;)">
            <text:p/>
          </table:table-cell>
          <table:table-cell table:formula="of:=IF([.E597];[.C597]/[.E5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8];[.B598]/[.D598];&quot;&quot;)">
            <text:p/>
          </table:table-cell>
          <table:table-cell table:formula="of:=IF([.E598];[.C598]/[.E5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599];[.B599]/[.D599];&quot;&quot;)">
            <text:p/>
          </table:table-cell>
          <table:table-cell table:formula="of:=IF([.E599];[.C599]/[.E5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0];[.B600]/[.D600];&quot;&quot;)">
            <text:p/>
          </table:table-cell>
          <table:table-cell table:formula="of:=IF([.E600];[.C600]/[.E6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1];[.B601]/[.D601];&quot;&quot;)">
            <text:p/>
          </table:table-cell>
          <table:table-cell table:formula="of:=IF([.E601];[.C601]/[.E6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2];[.B602]/[.D602];&quot;&quot;)">
            <text:p/>
          </table:table-cell>
          <table:table-cell table:formula="of:=IF([.E602];[.C602]/[.E6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3];[.B603]/[.D603];&quot;&quot;)">
            <text:p/>
          </table:table-cell>
          <table:table-cell table:formula="of:=IF([.E603];[.C603]/[.E6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4];[.B604]/[.D604];&quot;&quot;)">
            <text:p/>
          </table:table-cell>
          <table:table-cell table:formula="of:=IF([.E604];[.C604]/[.E6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5];[.B605]/[.D605];&quot;&quot;)">
            <text:p/>
          </table:table-cell>
          <table:table-cell table:formula="of:=IF([.E605];[.C605]/[.E6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6];[.B606]/[.D606];&quot;&quot;)">
            <text:p/>
          </table:table-cell>
          <table:table-cell table:formula="of:=IF([.E606];[.C606]/[.E6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7];[.B607]/[.D607];&quot;&quot;)">
            <text:p/>
          </table:table-cell>
          <table:table-cell table:formula="of:=IF([.E607];[.C607]/[.E6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8];[.B608]/[.D608];&quot;&quot;)">
            <text:p/>
          </table:table-cell>
          <table:table-cell table:formula="of:=IF([.E608];[.C608]/[.E6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09];[.B609]/[.D609];&quot;&quot;)">
            <text:p/>
          </table:table-cell>
          <table:table-cell table:formula="of:=IF([.E609];[.C609]/[.E6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0];[.B610]/[.D610];&quot;&quot;)">
            <text:p/>
          </table:table-cell>
          <table:table-cell table:formula="of:=IF([.E610];[.C610]/[.E6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1];[.B611]/[.D611];&quot;&quot;)">
            <text:p/>
          </table:table-cell>
          <table:table-cell table:formula="of:=IF([.E611];[.C611]/[.E6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2];[.B612]/[.D612];&quot;&quot;)">
            <text:p/>
          </table:table-cell>
          <table:table-cell table:formula="of:=IF([.E612];[.C612]/[.E6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3];[.B613]/[.D613];&quot;&quot;)">
            <text:p/>
          </table:table-cell>
          <table:table-cell table:formula="of:=IF([.E613];[.C613]/[.E6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4];[.B614]/[.D614];&quot;&quot;)">
            <text:p/>
          </table:table-cell>
          <table:table-cell table:formula="of:=IF([.E614];[.C614]/[.E6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5];[.B615]/[.D615];&quot;&quot;)">
            <text:p/>
          </table:table-cell>
          <table:table-cell table:formula="of:=IF([.E615];[.C615]/[.E6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6];[.B616]/[.D616];&quot;&quot;)">
            <text:p/>
          </table:table-cell>
          <table:table-cell table:formula="of:=IF([.E616];[.C616]/[.E6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7];[.B617]/[.D617];&quot;&quot;)">
            <text:p/>
          </table:table-cell>
          <table:table-cell table:formula="of:=IF([.E617];[.C617]/[.E6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8];[.B618]/[.D618];&quot;&quot;)">
            <text:p/>
          </table:table-cell>
          <table:table-cell table:formula="of:=IF([.E618];[.C618]/[.E6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19];[.B619]/[.D619];&quot;&quot;)">
            <text:p/>
          </table:table-cell>
          <table:table-cell table:formula="of:=IF([.E619];[.C619]/[.E6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0];[.B620]/[.D620];&quot;&quot;)">
            <text:p/>
          </table:table-cell>
          <table:table-cell table:formula="of:=IF([.E620];[.C620]/[.E6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1];[.B621]/[.D621];&quot;&quot;)">
            <text:p/>
          </table:table-cell>
          <table:table-cell table:formula="of:=IF([.E621];[.C621]/[.E6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2];[.B622]/[.D622];&quot;&quot;)">
            <text:p/>
          </table:table-cell>
          <table:table-cell table:formula="of:=IF([.E622];[.C622]/[.E6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3];[.B623]/[.D623];&quot;&quot;)">
            <text:p/>
          </table:table-cell>
          <table:table-cell table:formula="of:=IF([.E623];[.C623]/[.E6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4];[.B624]/[.D624];&quot;&quot;)">
            <text:p/>
          </table:table-cell>
          <table:table-cell table:formula="of:=IF([.E624];[.C624]/[.E6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5];[.B625]/[.D625];&quot;&quot;)">
            <text:p/>
          </table:table-cell>
          <table:table-cell table:formula="of:=IF([.E625];[.C625]/[.E6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6];[.B626]/[.D626];&quot;&quot;)">
            <text:p/>
          </table:table-cell>
          <table:table-cell table:formula="of:=IF([.E626];[.C626]/[.E6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7];[.B627]/[.D627];&quot;&quot;)">
            <text:p/>
          </table:table-cell>
          <table:table-cell table:formula="of:=IF([.E627];[.C627]/[.E6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8];[.B628]/[.D628];&quot;&quot;)">
            <text:p/>
          </table:table-cell>
          <table:table-cell table:formula="of:=IF([.E628];[.C628]/[.E6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29];[.B629]/[.D629];&quot;&quot;)">
            <text:p/>
          </table:table-cell>
          <table:table-cell table:formula="of:=IF([.E629];[.C629]/[.E6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0];[.B630]/[.D630];&quot;&quot;)">
            <text:p/>
          </table:table-cell>
          <table:table-cell table:formula="of:=IF([.E630];[.C630]/[.E6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1];[.B631]/[.D631];&quot;&quot;)">
            <text:p/>
          </table:table-cell>
          <table:table-cell table:formula="of:=IF([.E631];[.C631]/[.E6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2];[.B632]/[.D632];&quot;&quot;)">
            <text:p/>
          </table:table-cell>
          <table:table-cell table:formula="of:=IF([.E632];[.C632]/[.E6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3];[.B633]/[.D633];&quot;&quot;)">
            <text:p/>
          </table:table-cell>
          <table:table-cell table:formula="of:=IF([.E633];[.C633]/[.E6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4];[.B634]/[.D634];&quot;&quot;)">
            <text:p/>
          </table:table-cell>
          <table:table-cell table:formula="of:=IF([.E634];[.C634]/[.E6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5];[.B635]/[.D635];&quot;&quot;)">
            <text:p/>
          </table:table-cell>
          <table:table-cell table:formula="of:=IF([.E635];[.C635]/[.E6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6];[.B636]/[.D636];&quot;&quot;)">
            <text:p/>
          </table:table-cell>
          <table:table-cell table:formula="of:=IF([.E636];[.C636]/[.E6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7];[.B637]/[.D637];&quot;&quot;)">
            <text:p/>
          </table:table-cell>
          <table:table-cell table:formula="of:=IF([.E637];[.C637]/[.E6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8];[.B638]/[.D638];&quot;&quot;)">
            <text:p/>
          </table:table-cell>
          <table:table-cell table:formula="of:=IF([.E638];[.C638]/[.E6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39];[.B639]/[.D639];&quot;&quot;)">
            <text:p/>
          </table:table-cell>
          <table:table-cell table:formula="of:=IF([.E639];[.C639]/[.E6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0];[.B640]/[.D640];&quot;&quot;)">
            <text:p/>
          </table:table-cell>
          <table:table-cell table:formula="of:=IF([.E640];[.C640]/[.E6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1];[.B641]/[.D641];&quot;&quot;)">
            <text:p/>
          </table:table-cell>
          <table:table-cell table:formula="of:=IF([.E641];[.C641]/[.E6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2];[.B642]/[.D642];&quot;&quot;)">
            <text:p/>
          </table:table-cell>
          <table:table-cell table:formula="of:=IF([.E642];[.C642]/[.E6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3];[.B643]/[.D643];&quot;&quot;)">
            <text:p/>
          </table:table-cell>
          <table:table-cell table:formula="of:=IF([.E643];[.C643]/[.E6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4];[.B644]/[.D644];&quot;&quot;)">
            <text:p/>
          </table:table-cell>
          <table:table-cell table:formula="of:=IF([.E644];[.C644]/[.E6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5];[.B645]/[.D645];&quot;&quot;)">
            <text:p/>
          </table:table-cell>
          <table:table-cell table:formula="of:=IF([.E645];[.C645]/[.E6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6];[.B646]/[.D646];&quot;&quot;)">
            <text:p/>
          </table:table-cell>
          <table:table-cell table:formula="of:=IF([.E646];[.C646]/[.E6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7];[.B647]/[.D647];&quot;&quot;)">
            <text:p/>
          </table:table-cell>
          <table:table-cell table:formula="of:=IF([.E647];[.C647]/[.E6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8];[.B648]/[.D648];&quot;&quot;)">
            <text:p/>
          </table:table-cell>
          <table:table-cell table:formula="of:=IF([.E648];[.C648]/[.E6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49];[.B649]/[.D649];&quot;&quot;)">
            <text:p/>
          </table:table-cell>
          <table:table-cell table:formula="of:=IF([.E649];[.C649]/[.E6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0];[.B650]/[.D650];&quot;&quot;)">
            <text:p/>
          </table:table-cell>
          <table:table-cell table:formula="of:=IF([.E650];[.C650]/[.E6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1];[.B651]/[.D651];&quot;&quot;)">
            <text:p/>
          </table:table-cell>
          <table:table-cell table:formula="of:=IF([.E651];[.C651]/[.E6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2];[.B652]/[.D652];&quot;&quot;)">
            <text:p/>
          </table:table-cell>
          <table:table-cell table:formula="of:=IF([.E652];[.C652]/[.E6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3];[.B653]/[.D653];&quot;&quot;)">
            <text:p/>
          </table:table-cell>
          <table:table-cell table:formula="of:=IF([.E653];[.C653]/[.E6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4];[.B654]/[.D654];&quot;&quot;)">
            <text:p/>
          </table:table-cell>
          <table:table-cell table:formula="of:=IF([.E654];[.C654]/[.E6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5];[.B655]/[.D655];&quot;&quot;)">
            <text:p/>
          </table:table-cell>
          <table:table-cell table:formula="of:=IF([.E655];[.C655]/[.E6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6];[.B656]/[.D656];&quot;&quot;)">
            <text:p/>
          </table:table-cell>
          <table:table-cell table:formula="of:=IF([.E656];[.C656]/[.E6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7];[.B657]/[.D657];&quot;&quot;)">
            <text:p/>
          </table:table-cell>
          <table:table-cell table:formula="of:=IF([.E657];[.C657]/[.E6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8];[.B658]/[.D658];&quot;&quot;)">
            <text:p/>
          </table:table-cell>
          <table:table-cell table:formula="of:=IF([.E658];[.C658]/[.E6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59];[.B659]/[.D659];&quot;&quot;)">
            <text:p/>
          </table:table-cell>
          <table:table-cell table:formula="of:=IF([.E659];[.C659]/[.E6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0];[.B660]/[.D660];&quot;&quot;)">
            <text:p/>
          </table:table-cell>
          <table:table-cell table:formula="of:=IF([.E660];[.C660]/[.E6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1];[.B661]/[.D661];&quot;&quot;)">
            <text:p/>
          </table:table-cell>
          <table:table-cell table:formula="of:=IF([.E661];[.C661]/[.E6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2];[.B662]/[.D662];&quot;&quot;)">
            <text:p/>
          </table:table-cell>
          <table:table-cell table:formula="of:=IF([.E662];[.C662]/[.E6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3];[.B663]/[.D663];&quot;&quot;)">
            <text:p/>
          </table:table-cell>
          <table:table-cell table:formula="of:=IF([.E663];[.C663]/[.E6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4];[.B664]/[.D664];&quot;&quot;)">
            <text:p/>
          </table:table-cell>
          <table:table-cell table:formula="of:=IF([.E664];[.C664]/[.E6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5];[.B665]/[.D665];&quot;&quot;)">
            <text:p/>
          </table:table-cell>
          <table:table-cell table:formula="of:=IF([.E665];[.C665]/[.E6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6];[.B666]/[.D666];&quot;&quot;)">
            <text:p/>
          </table:table-cell>
          <table:table-cell table:formula="of:=IF([.E666];[.C666]/[.E6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7];[.B667]/[.D667];&quot;&quot;)">
            <text:p/>
          </table:table-cell>
          <table:table-cell table:formula="of:=IF([.E667];[.C667]/[.E6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8];[.B668]/[.D668];&quot;&quot;)">
            <text:p/>
          </table:table-cell>
          <table:table-cell table:formula="of:=IF([.E668];[.C668]/[.E6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69];[.B669]/[.D669];&quot;&quot;)">
            <text:p/>
          </table:table-cell>
          <table:table-cell table:formula="of:=IF([.E669];[.C669]/[.E6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0];[.B670]/[.D670];&quot;&quot;)">
            <text:p/>
          </table:table-cell>
          <table:table-cell table:formula="of:=IF([.E670];[.C670]/[.E6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1];[.B671]/[.D671];&quot;&quot;)">
            <text:p/>
          </table:table-cell>
          <table:table-cell table:formula="of:=IF([.E671];[.C671]/[.E6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2];[.B672]/[.D672];&quot;&quot;)">
            <text:p/>
          </table:table-cell>
          <table:table-cell table:formula="of:=IF([.E672];[.C672]/[.E6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3];[.B673]/[.D673];&quot;&quot;)">
            <text:p/>
          </table:table-cell>
          <table:table-cell table:formula="of:=IF([.E673];[.C673]/[.E6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4];[.B674]/[.D674];&quot;&quot;)">
            <text:p/>
          </table:table-cell>
          <table:table-cell table:formula="of:=IF([.E674];[.C674]/[.E6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5];[.B675]/[.D675];&quot;&quot;)">
            <text:p/>
          </table:table-cell>
          <table:table-cell table:formula="of:=IF([.E675];[.C675]/[.E6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6];[.B676]/[.D676];&quot;&quot;)">
            <text:p/>
          </table:table-cell>
          <table:table-cell table:formula="of:=IF([.E676];[.C676]/[.E6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7];[.B677]/[.D677];&quot;&quot;)">
            <text:p/>
          </table:table-cell>
          <table:table-cell table:formula="of:=IF([.E677];[.C677]/[.E6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8];[.B678]/[.D678];&quot;&quot;)">
            <text:p/>
          </table:table-cell>
          <table:table-cell table:formula="of:=IF([.E678];[.C678]/[.E6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79];[.B679]/[.D679];&quot;&quot;)">
            <text:p/>
          </table:table-cell>
          <table:table-cell table:formula="of:=IF([.E679];[.C679]/[.E6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0];[.B680]/[.D680];&quot;&quot;)">
            <text:p/>
          </table:table-cell>
          <table:table-cell table:formula="of:=IF([.E680];[.C680]/[.E6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1];[.B681]/[.D681];&quot;&quot;)">
            <text:p/>
          </table:table-cell>
          <table:table-cell table:formula="of:=IF([.E681];[.C681]/[.E6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2];[.B682]/[.D682];&quot;&quot;)">
            <text:p/>
          </table:table-cell>
          <table:table-cell table:formula="of:=IF([.E682];[.C682]/[.E6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3];[.B683]/[.D683];&quot;&quot;)">
            <text:p/>
          </table:table-cell>
          <table:table-cell table:formula="of:=IF([.E683];[.C683]/[.E6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4];[.B684]/[.D684];&quot;&quot;)">
            <text:p/>
          </table:table-cell>
          <table:table-cell table:formula="of:=IF([.E684];[.C684]/[.E6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5];[.B685]/[.D685];&quot;&quot;)">
            <text:p/>
          </table:table-cell>
          <table:table-cell table:formula="of:=IF([.E685];[.C685]/[.E6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6];[.B686]/[.D686];&quot;&quot;)">
            <text:p/>
          </table:table-cell>
          <table:table-cell table:formula="of:=IF([.E686];[.C686]/[.E6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7];[.B687]/[.D687];&quot;&quot;)">
            <text:p/>
          </table:table-cell>
          <table:table-cell table:formula="of:=IF([.E687];[.C687]/[.E6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8];[.B688]/[.D688];&quot;&quot;)">
            <text:p/>
          </table:table-cell>
          <table:table-cell table:formula="of:=IF([.E688];[.C688]/[.E6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89];[.B689]/[.D689];&quot;&quot;)">
            <text:p/>
          </table:table-cell>
          <table:table-cell table:formula="of:=IF([.E689];[.C689]/[.E6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0];[.B690]/[.D690];&quot;&quot;)">
            <text:p/>
          </table:table-cell>
          <table:table-cell table:formula="of:=IF([.E690];[.C690]/[.E6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1];[.B691]/[.D691];&quot;&quot;)">
            <text:p/>
          </table:table-cell>
          <table:table-cell table:formula="of:=IF([.E691];[.C691]/[.E6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2];[.B692]/[.D692];&quot;&quot;)">
            <text:p/>
          </table:table-cell>
          <table:table-cell table:formula="of:=IF([.E692];[.C692]/[.E6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3];[.B693]/[.D693];&quot;&quot;)">
            <text:p/>
          </table:table-cell>
          <table:table-cell table:formula="of:=IF([.E693];[.C693]/[.E6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4];[.B694]/[.D694];&quot;&quot;)">
            <text:p/>
          </table:table-cell>
          <table:table-cell table:formula="of:=IF([.E694];[.C694]/[.E6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5];[.B695]/[.D695];&quot;&quot;)">
            <text:p/>
          </table:table-cell>
          <table:table-cell table:formula="of:=IF([.E695];[.C695]/[.E6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6];[.B696]/[.D696];&quot;&quot;)">
            <text:p/>
          </table:table-cell>
          <table:table-cell table:formula="of:=IF([.E696];[.C696]/[.E6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7];[.B697]/[.D697];&quot;&quot;)">
            <text:p/>
          </table:table-cell>
          <table:table-cell table:formula="of:=IF([.E697];[.C697]/[.E6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8];[.B698]/[.D698];&quot;&quot;)">
            <text:p/>
          </table:table-cell>
          <table:table-cell table:formula="of:=IF([.E698];[.C698]/[.E6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699];[.B699]/[.D699];&quot;&quot;)">
            <text:p/>
          </table:table-cell>
          <table:table-cell table:formula="of:=IF([.E699];[.C699]/[.E6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0];[.B700]/[.D700];&quot;&quot;)">
            <text:p/>
          </table:table-cell>
          <table:table-cell table:formula="of:=IF([.E700];[.C700]/[.E7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1];[.B701]/[.D701];&quot;&quot;)">
            <text:p/>
          </table:table-cell>
          <table:table-cell table:formula="of:=IF([.E701];[.C701]/[.E7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2];[.B702]/[.D702];&quot;&quot;)">
            <text:p/>
          </table:table-cell>
          <table:table-cell table:formula="of:=IF([.E702];[.C702]/[.E7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3];[.B703]/[.D703];&quot;&quot;)">
            <text:p/>
          </table:table-cell>
          <table:table-cell table:formula="of:=IF([.E703];[.C703]/[.E7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4];[.B704]/[.D704];&quot;&quot;)">
            <text:p/>
          </table:table-cell>
          <table:table-cell table:formula="of:=IF([.E704];[.C704]/[.E7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5];[.B705]/[.D705];&quot;&quot;)">
            <text:p/>
          </table:table-cell>
          <table:table-cell table:formula="of:=IF([.E705];[.C705]/[.E7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6];[.B706]/[.D706];&quot;&quot;)">
            <text:p/>
          </table:table-cell>
          <table:table-cell table:formula="of:=IF([.E706];[.C706]/[.E7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7];[.B707]/[.D707];&quot;&quot;)">
            <text:p/>
          </table:table-cell>
          <table:table-cell table:formula="of:=IF([.E707];[.C707]/[.E7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8];[.B708]/[.D708];&quot;&quot;)">
            <text:p/>
          </table:table-cell>
          <table:table-cell table:formula="of:=IF([.E708];[.C708]/[.E7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09];[.B709]/[.D709];&quot;&quot;)">
            <text:p/>
          </table:table-cell>
          <table:table-cell table:formula="of:=IF([.E709];[.C709]/[.E7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0];[.B710]/[.D710];&quot;&quot;)">
            <text:p/>
          </table:table-cell>
          <table:table-cell table:formula="of:=IF([.E710];[.C710]/[.E7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1];[.B711]/[.D711];&quot;&quot;)">
            <text:p/>
          </table:table-cell>
          <table:table-cell table:formula="of:=IF([.E711];[.C711]/[.E7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2];[.B712]/[.D712];&quot;&quot;)">
            <text:p/>
          </table:table-cell>
          <table:table-cell table:formula="of:=IF([.E712];[.C712]/[.E7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3];[.B713]/[.D713];&quot;&quot;)">
            <text:p/>
          </table:table-cell>
          <table:table-cell table:formula="of:=IF([.E713];[.C713]/[.E7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4];[.B714]/[.D714];&quot;&quot;)">
            <text:p/>
          </table:table-cell>
          <table:table-cell table:formula="of:=IF([.E714];[.C714]/[.E7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5];[.B715]/[.D715];&quot;&quot;)">
            <text:p/>
          </table:table-cell>
          <table:table-cell table:formula="of:=IF([.E715];[.C715]/[.E7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6];[.B716]/[.D716];&quot;&quot;)">
            <text:p/>
          </table:table-cell>
          <table:table-cell table:formula="of:=IF([.E716];[.C716]/[.E7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7];[.B717]/[.D717];&quot;&quot;)">
            <text:p/>
          </table:table-cell>
          <table:table-cell table:formula="of:=IF([.E717];[.C717]/[.E7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8];[.B718]/[.D718];&quot;&quot;)">
            <text:p/>
          </table:table-cell>
          <table:table-cell table:formula="of:=IF([.E718];[.C718]/[.E7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19];[.B719]/[.D719];&quot;&quot;)">
            <text:p/>
          </table:table-cell>
          <table:table-cell table:formula="of:=IF([.E719];[.C719]/[.E7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0];[.B720]/[.D720];&quot;&quot;)">
            <text:p/>
          </table:table-cell>
          <table:table-cell table:formula="of:=IF([.E720];[.C720]/[.E7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1];[.B721]/[.D721];&quot;&quot;)">
            <text:p/>
          </table:table-cell>
          <table:table-cell table:formula="of:=IF([.E721];[.C721]/[.E7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2];[.B722]/[.D722];&quot;&quot;)">
            <text:p/>
          </table:table-cell>
          <table:table-cell table:formula="of:=IF([.E722];[.C722]/[.E7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3];[.B723]/[.D723];&quot;&quot;)">
            <text:p/>
          </table:table-cell>
          <table:table-cell table:formula="of:=IF([.E723];[.C723]/[.E7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4];[.B724]/[.D724];&quot;&quot;)">
            <text:p/>
          </table:table-cell>
          <table:table-cell table:formula="of:=IF([.E724];[.C724]/[.E7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5];[.B725]/[.D725];&quot;&quot;)">
            <text:p/>
          </table:table-cell>
          <table:table-cell table:formula="of:=IF([.E725];[.C725]/[.E7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6];[.B726]/[.D726];&quot;&quot;)">
            <text:p/>
          </table:table-cell>
          <table:table-cell table:formula="of:=IF([.E726];[.C726]/[.E7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7];[.B727]/[.D727];&quot;&quot;)">
            <text:p/>
          </table:table-cell>
          <table:table-cell table:formula="of:=IF([.E727];[.C727]/[.E7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8];[.B728]/[.D728];&quot;&quot;)">
            <text:p/>
          </table:table-cell>
          <table:table-cell table:formula="of:=IF([.E728];[.C728]/[.E7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29];[.B729]/[.D729];&quot;&quot;)">
            <text:p/>
          </table:table-cell>
          <table:table-cell table:formula="of:=IF([.E729];[.C729]/[.E7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0];[.B730]/[.D730];&quot;&quot;)">
            <text:p/>
          </table:table-cell>
          <table:table-cell table:formula="of:=IF([.E730];[.C730]/[.E7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1];[.B731]/[.D731];&quot;&quot;)">
            <text:p/>
          </table:table-cell>
          <table:table-cell table:formula="of:=IF([.E731];[.C731]/[.E7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2];[.B732]/[.D732];&quot;&quot;)">
            <text:p/>
          </table:table-cell>
          <table:table-cell table:formula="of:=IF([.E732];[.C732]/[.E7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3];[.B733]/[.D733];&quot;&quot;)">
            <text:p/>
          </table:table-cell>
          <table:table-cell table:formula="of:=IF([.E733];[.C733]/[.E7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4];[.B734]/[.D734];&quot;&quot;)">
            <text:p/>
          </table:table-cell>
          <table:table-cell table:formula="of:=IF([.E734];[.C734]/[.E7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5];[.B735]/[.D735];&quot;&quot;)">
            <text:p/>
          </table:table-cell>
          <table:table-cell table:formula="of:=IF([.E735];[.C735]/[.E7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6];[.B736]/[.D736];&quot;&quot;)">
            <text:p/>
          </table:table-cell>
          <table:table-cell table:formula="of:=IF([.E736];[.C736]/[.E7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7];[.B737]/[.D737];&quot;&quot;)">
            <text:p/>
          </table:table-cell>
          <table:table-cell table:formula="of:=IF([.E737];[.C737]/[.E7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8];[.B738]/[.D738];&quot;&quot;)">
            <text:p/>
          </table:table-cell>
          <table:table-cell table:formula="of:=IF([.E738];[.C738]/[.E7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39];[.B739]/[.D739];&quot;&quot;)">
            <text:p/>
          </table:table-cell>
          <table:table-cell table:formula="of:=IF([.E739];[.C739]/[.E7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0];[.B740]/[.D740];&quot;&quot;)">
            <text:p/>
          </table:table-cell>
          <table:table-cell table:formula="of:=IF([.E740];[.C740]/[.E7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1];[.B741]/[.D741];&quot;&quot;)">
            <text:p/>
          </table:table-cell>
          <table:table-cell table:formula="of:=IF([.E741];[.C741]/[.E7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2];[.B742]/[.D742];&quot;&quot;)">
            <text:p/>
          </table:table-cell>
          <table:table-cell table:formula="of:=IF([.E742];[.C742]/[.E7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3];[.B743]/[.D743];&quot;&quot;)">
            <text:p/>
          </table:table-cell>
          <table:table-cell table:formula="of:=IF([.E743];[.C743]/[.E7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4];[.B744]/[.D744];&quot;&quot;)">
            <text:p/>
          </table:table-cell>
          <table:table-cell table:formula="of:=IF([.E744];[.C744]/[.E7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5];[.B745]/[.D745];&quot;&quot;)">
            <text:p/>
          </table:table-cell>
          <table:table-cell table:formula="of:=IF([.E745];[.C745]/[.E7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6];[.B746]/[.D746];&quot;&quot;)">
            <text:p/>
          </table:table-cell>
          <table:table-cell table:formula="of:=IF([.E746];[.C746]/[.E7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7];[.B747]/[.D747];&quot;&quot;)">
            <text:p/>
          </table:table-cell>
          <table:table-cell table:formula="of:=IF([.E747];[.C747]/[.E7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8];[.B748]/[.D748];&quot;&quot;)">
            <text:p/>
          </table:table-cell>
          <table:table-cell table:formula="of:=IF([.E748];[.C748]/[.E7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49];[.B749]/[.D749];&quot;&quot;)">
            <text:p/>
          </table:table-cell>
          <table:table-cell table:formula="of:=IF([.E749];[.C749]/[.E7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0];[.B750]/[.D750];&quot;&quot;)">
            <text:p/>
          </table:table-cell>
          <table:table-cell table:formula="of:=IF([.E750];[.C750]/[.E7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1];[.B751]/[.D751];&quot;&quot;)">
            <text:p/>
          </table:table-cell>
          <table:table-cell table:formula="of:=IF([.E751];[.C751]/[.E7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2];[.B752]/[.D752];&quot;&quot;)">
            <text:p/>
          </table:table-cell>
          <table:table-cell table:formula="of:=IF([.E752];[.C752]/[.E7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3];[.B753]/[.D753];&quot;&quot;)">
            <text:p/>
          </table:table-cell>
          <table:table-cell table:formula="of:=IF([.E753];[.C753]/[.E7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4];[.B754]/[.D754];&quot;&quot;)">
            <text:p/>
          </table:table-cell>
          <table:table-cell table:formula="of:=IF([.E754];[.C754]/[.E7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5];[.B755]/[.D755];&quot;&quot;)">
            <text:p/>
          </table:table-cell>
          <table:table-cell table:formula="of:=IF([.E755];[.C755]/[.E7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6];[.B756]/[.D756];&quot;&quot;)">
            <text:p/>
          </table:table-cell>
          <table:table-cell table:formula="of:=IF([.E756];[.C756]/[.E7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7];[.B757]/[.D757];&quot;&quot;)">
            <text:p/>
          </table:table-cell>
          <table:table-cell table:formula="of:=IF([.E757];[.C757]/[.E7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8];[.B758]/[.D758];&quot;&quot;)">
            <text:p/>
          </table:table-cell>
          <table:table-cell table:formula="of:=IF([.E758];[.C758]/[.E7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59];[.B759]/[.D759];&quot;&quot;)">
            <text:p/>
          </table:table-cell>
          <table:table-cell table:formula="of:=IF([.E759];[.C759]/[.E7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0];[.B760]/[.D760];&quot;&quot;)">
            <text:p/>
          </table:table-cell>
          <table:table-cell table:formula="of:=IF([.E760];[.C760]/[.E7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1];[.B761]/[.D761];&quot;&quot;)">
            <text:p/>
          </table:table-cell>
          <table:table-cell table:formula="of:=IF([.E761];[.C761]/[.E7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2];[.B762]/[.D762];&quot;&quot;)">
            <text:p/>
          </table:table-cell>
          <table:table-cell table:formula="of:=IF([.E762];[.C762]/[.E7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3];[.B763]/[.D763];&quot;&quot;)">
            <text:p/>
          </table:table-cell>
          <table:table-cell table:formula="of:=IF([.E763];[.C763]/[.E7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4];[.B764]/[.D764];&quot;&quot;)">
            <text:p/>
          </table:table-cell>
          <table:table-cell table:formula="of:=IF([.E764];[.C764]/[.E7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5];[.B765]/[.D765];&quot;&quot;)">
            <text:p/>
          </table:table-cell>
          <table:table-cell table:formula="of:=IF([.E765];[.C765]/[.E7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6];[.B766]/[.D766];&quot;&quot;)">
            <text:p/>
          </table:table-cell>
          <table:table-cell table:formula="of:=IF([.E766];[.C766]/[.E7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7];[.B767]/[.D767];&quot;&quot;)">
            <text:p/>
          </table:table-cell>
          <table:table-cell table:formula="of:=IF([.E767];[.C767]/[.E7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8];[.B768]/[.D768];&quot;&quot;)">
            <text:p/>
          </table:table-cell>
          <table:table-cell table:formula="of:=IF([.E768];[.C768]/[.E7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69];[.B769]/[.D769];&quot;&quot;)">
            <text:p/>
          </table:table-cell>
          <table:table-cell table:formula="of:=IF([.E769];[.C769]/[.E7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0];[.B770]/[.D770];&quot;&quot;)">
            <text:p/>
          </table:table-cell>
          <table:table-cell table:formula="of:=IF([.E770];[.C770]/[.E7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1];[.B771]/[.D771];&quot;&quot;)">
            <text:p/>
          </table:table-cell>
          <table:table-cell table:formula="of:=IF([.E771];[.C771]/[.E7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2];[.B772]/[.D772];&quot;&quot;)">
            <text:p/>
          </table:table-cell>
          <table:table-cell table:formula="of:=IF([.E772];[.C772]/[.E7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3];[.B773]/[.D773];&quot;&quot;)">
            <text:p/>
          </table:table-cell>
          <table:table-cell table:formula="of:=IF([.E773];[.C773]/[.E7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4];[.B774]/[.D774];&quot;&quot;)">
            <text:p/>
          </table:table-cell>
          <table:table-cell table:formula="of:=IF([.E774];[.C774]/[.E7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5];[.B775]/[.D775];&quot;&quot;)">
            <text:p/>
          </table:table-cell>
          <table:table-cell table:formula="of:=IF([.E775];[.C775]/[.E7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6];[.B776]/[.D776];&quot;&quot;)">
            <text:p/>
          </table:table-cell>
          <table:table-cell table:formula="of:=IF([.E776];[.C776]/[.E7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7];[.B777]/[.D777];&quot;&quot;)">
            <text:p/>
          </table:table-cell>
          <table:table-cell table:formula="of:=IF([.E777];[.C777]/[.E7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8];[.B778]/[.D778];&quot;&quot;)">
            <text:p/>
          </table:table-cell>
          <table:table-cell table:formula="of:=IF([.E778];[.C778]/[.E7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79];[.B779]/[.D779];&quot;&quot;)">
            <text:p/>
          </table:table-cell>
          <table:table-cell table:formula="of:=IF([.E779];[.C779]/[.E7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0];[.B780]/[.D780];&quot;&quot;)">
            <text:p/>
          </table:table-cell>
          <table:table-cell table:formula="of:=IF([.E780];[.C780]/[.E7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1];[.B781]/[.D781];&quot;&quot;)">
            <text:p/>
          </table:table-cell>
          <table:table-cell table:formula="of:=IF([.E781];[.C781]/[.E7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2];[.B782]/[.D782];&quot;&quot;)">
            <text:p/>
          </table:table-cell>
          <table:table-cell table:formula="of:=IF([.E782];[.C782]/[.E7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3];[.B783]/[.D783];&quot;&quot;)">
            <text:p/>
          </table:table-cell>
          <table:table-cell table:formula="of:=IF([.E783];[.C783]/[.E7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4];[.B784]/[.D784];&quot;&quot;)">
            <text:p/>
          </table:table-cell>
          <table:table-cell table:formula="of:=IF([.E784];[.C784]/[.E7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5];[.B785]/[.D785];&quot;&quot;)">
            <text:p/>
          </table:table-cell>
          <table:table-cell table:formula="of:=IF([.E785];[.C785]/[.E7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6];[.B786]/[.D786];&quot;&quot;)">
            <text:p/>
          </table:table-cell>
          <table:table-cell table:formula="of:=IF([.E786];[.C786]/[.E7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7];[.B787]/[.D787];&quot;&quot;)">
            <text:p/>
          </table:table-cell>
          <table:table-cell table:formula="of:=IF([.E787];[.C787]/[.E7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8];[.B788]/[.D788];&quot;&quot;)">
            <text:p/>
          </table:table-cell>
          <table:table-cell table:formula="of:=IF([.E788];[.C788]/[.E7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89];[.B789]/[.D789];&quot;&quot;)">
            <text:p/>
          </table:table-cell>
          <table:table-cell table:formula="of:=IF([.E789];[.C789]/[.E7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0];[.B790]/[.D790];&quot;&quot;)">
            <text:p/>
          </table:table-cell>
          <table:table-cell table:formula="of:=IF([.E790];[.C790]/[.E7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1];[.B791]/[.D791];&quot;&quot;)">
            <text:p/>
          </table:table-cell>
          <table:table-cell table:formula="of:=IF([.E791];[.C791]/[.E7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2];[.B792]/[.D792];&quot;&quot;)">
            <text:p/>
          </table:table-cell>
          <table:table-cell table:formula="of:=IF([.E792];[.C792]/[.E7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3];[.B793]/[.D793];&quot;&quot;)">
            <text:p/>
          </table:table-cell>
          <table:table-cell table:formula="of:=IF([.E793];[.C793]/[.E7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4];[.B794]/[.D794];&quot;&quot;)">
            <text:p/>
          </table:table-cell>
          <table:table-cell table:formula="of:=IF([.E794];[.C794]/[.E7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5];[.B795]/[.D795];&quot;&quot;)">
            <text:p/>
          </table:table-cell>
          <table:table-cell table:formula="of:=IF([.E795];[.C795]/[.E7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6];[.B796]/[.D796];&quot;&quot;)">
            <text:p/>
          </table:table-cell>
          <table:table-cell table:formula="of:=IF([.E796];[.C796]/[.E7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7];[.B797]/[.D797];&quot;&quot;)">
            <text:p/>
          </table:table-cell>
          <table:table-cell table:formula="of:=IF([.E797];[.C797]/[.E7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8];[.B798]/[.D798];&quot;&quot;)">
            <text:p/>
          </table:table-cell>
          <table:table-cell table:formula="of:=IF([.E798];[.C798]/[.E7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799];[.B799]/[.D799];&quot;&quot;)">
            <text:p/>
          </table:table-cell>
          <table:table-cell table:formula="of:=IF([.E799];[.C799]/[.E7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0];[.B800]/[.D800];&quot;&quot;)">
            <text:p/>
          </table:table-cell>
          <table:table-cell table:formula="of:=IF([.E800];[.C800]/[.E8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1];[.B801]/[.D801];&quot;&quot;)">
            <text:p/>
          </table:table-cell>
          <table:table-cell table:formula="of:=IF([.E801];[.C801]/[.E8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2];[.B802]/[.D802];&quot;&quot;)">
            <text:p/>
          </table:table-cell>
          <table:table-cell table:formula="of:=IF([.E802];[.C802]/[.E8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3];[.B803]/[.D803];&quot;&quot;)">
            <text:p/>
          </table:table-cell>
          <table:table-cell table:formula="of:=IF([.E803];[.C803]/[.E8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4];[.B804]/[.D804];&quot;&quot;)">
            <text:p/>
          </table:table-cell>
          <table:table-cell table:formula="of:=IF([.E804];[.C804]/[.E8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5];[.B805]/[.D805];&quot;&quot;)">
            <text:p/>
          </table:table-cell>
          <table:table-cell table:formula="of:=IF([.E805];[.C805]/[.E8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6];[.B806]/[.D806];&quot;&quot;)">
            <text:p/>
          </table:table-cell>
          <table:table-cell table:formula="of:=IF([.E806];[.C806]/[.E8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7];[.B807]/[.D807];&quot;&quot;)">
            <text:p/>
          </table:table-cell>
          <table:table-cell table:formula="of:=IF([.E807];[.C807]/[.E8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8];[.B808]/[.D808];&quot;&quot;)">
            <text:p/>
          </table:table-cell>
          <table:table-cell table:formula="of:=IF([.E808];[.C808]/[.E8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09];[.B809]/[.D809];&quot;&quot;)">
            <text:p/>
          </table:table-cell>
          <table:table-cell table:formula="of:=IF([.E809];[.C809]/[.E8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0];[.B810]/[.D810];&quot;&quot;)">
            <text:p/>
          </table:table-cell>
          <table:table-cell table:formula="of:=IF([.E810];[.C810]/[.E8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1];[.B811]/[.D811];&quot;&quot;)">
            <text:p/>
          </table:table-cell>
          <table:table-cell table:formula="of:=IF([.E811];[.C811]/[.E8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2];[.B812]/[.D812];&quot;&quot;)">
            <text:p/>
          </table:table-cell>
          <table:table-cell table:formula="of:=IF([.E812];[.C812]/[.E8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3];[.B813]/[.D813];&quot;&quot;)">
            <text:p/>
          </table:table-cell>
          <table:table-cell table:formula="of:=IF([.E813];[.C813]/[.E8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4];[.B814]/[.D814];&quot;&quot;)">
            <text:p/>
          </table:table-cell>
          <table:table-cell table:formula="of:=IF([.E814];[.C814]/[.E8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5];[.B815]/[.D815];&quot;&quot;)">
            <text:p/>
          </table:table-cell>
          <table:table-cell table:formula="of:=IF([.E815];[.C815]/[.E8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6];[.B816]/[.D816];&quot;&quot;)">
            <text:p/>
          </table:table-cell>
          <table:table-cell table:formula="of:=IF([.E816];[.C816]/[.E8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7];[.B817]/[.D817];&quot;&quot;)">
            <text:p/>
          </table:table-cell>
          <table:table-cell table:formula="of:=IF([.E817];[.C817]/[.E8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8];[.B818]/[.D818];&quot;&quot;)">
            <text:p/>
          </table:table-cell>
          <table:table-cell table:formula="of:=IF([.E818];[.C818]/[.E8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19];[.B819]/[.D819];&quot;&quot;)">
            <text:p/>
          </table:table-cell>
          <table:table-cell table:formula="of:=IF([.E819];[.C819]/[.E8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0];[.B820]/[.D820];&quot;&quot;)">
            <text:p/>
          </table:table-cell>
          <table:table-cell table:formula="of:=IF([.E820];[.C820]/[.E8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1];[.B821]/[.D821];&quot;&quot;)">
            <text:p/>
          </table:table-cell>
          <table:table-cell table:formula="of:=IF([.E821];[.C821]/[.E8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2];[.B822]/[.D822];&quot;&quot;)">
            <text:p/>
          </table:table-cell>
          <table:table-cell table:formula="of:=IF([.E822];[.C822]/[.E8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3];[.B823]/[.D823];&quot;&quot;)">
            <text:p/>
          </table:table-cell>
          <table:table-cell table:formula="of:=IF([.E823];[.C823]/[.E8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4];[.B824]/[.D824];&quot;&quot;)">
            <text:p/>
          </table:table-cell>
          <table:table-cell table:formula="of:=IF([.E824];[.C824]/[.E8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5];[.B825]/[.D825];&quot;&quot;)">
            <text:p/>
          </table:table-cell>
          <table:table-cell table:formula="of:=IF([.E825];[.C825]/[.E8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6];[.B826]/[.D826];&quot;&quot;)">
            <text:p/>
          </table:table-cell>
          <table:table-cell table:formula="of:=IF([.E826];[.C826]/[.E8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7];[.B827]/[.D827];&quot;&quot;)">
            <text:p/>
          </table:table-cell>
          <table:table-cell table:formula="of:=IF([.E827];[.C827]/[.E8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8];[.B828]/[.D828];&quot;&quot;)">
            <text:p/>
          </table:table-cell>
          <table:table-cell table:formula="of:=IF([.E828];[.C828]/[.E8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29];[.B829]/[.D829];&quot;&quot;)">
            <text:p/>
          </table:table-cell>
          <table:table-cell table:formula="of:=IF([.E829];[.C829]/[.E8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0];[.B830]/[.D830];&quot;&quot;)">
            <text:p/>
          </table:table-cell>
          <table:table-cell table:formula="of:=IF([.E830];[.C830]/[.E8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1];[.B831]/[.D831];&quot;&quot;)">
            <text:p/>
          </table:table-cell>
          <table:table-cell table:formula="of:=IF([.E831];[.C831]/[.E8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2];[.B832]/[.D832];&quot;&quot;)">
            <text:p/>
          </table:table-cell>
          <table:table-cell table:formula="of:=IF([.E832];[.C832]/[.E8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3];[.B833]/[.D833];&quot;&quot;)">
            <text:p/>
          </table:table-cell>
          <table:table-cell table:formula="of:=IF([.E833];[.C833]/[.E8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4];[.B834]/[.D834];&quot;&quot;)">
            <text:p/>
          </table:table-cell>
          <table:table-cell table:formula="of:=IF([.E834];[.C834]/[.E8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5];[.B835]/[.D835];&quot;&quot;)">
            <text:p/>
          </table:table-cell>
          <table:table-cell table:formula="of:=IF([.E835];[.C835]/[.E8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6];[.B836]/[.D836];&quot;&quot;)">
            <text:p/>
          </table:table-cell>
          <table:table-cell table:formula="of:=IF([.E836];[.C836]/[.E8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7];[.B837]/[.D837];&quot;&quot;)">
            <text:p/>
          </table:table-cell>
          <table:table-cell table:formula="of:=IF([.E837];[.C837]/[.E8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8];[.B838]/[.D838];&quot;&quot;)">
            <text:p/>
          </table:table-cell>
          <table:table-cell table:formula="of:=IF([.E838];[.C838]/[.E8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39];[.B839]/[.D839];&quot;&quot;)">
            <text:p/>
          </table:table-cell>
          <table:table-cell table:formula="of:=IF([.E839];[.C839]/[.E8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0];[.B840]/[.D840];&quot;&quot;)">
            <text:p/>
          </table:table-cell>
          <table:table-cell table:formula="of:=IF([.E840];[.C840]/[.E8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1];[.B841]/[.D841];&quot;&quot;)">
            <text:p/>
          </table:table-cell>
          <table:table-cell table:formula="of:=IF([.E841];[.C841]/[.E8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2];[.B842]/[.D842];&quot;&quot;)">
            <text:p/>
          </table:table-cell>
          <table:table-cell table:formula="of:=IF([.E842];[.C842]/[.E8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3];[.B843]/[.D843];&quot;&quot;)">
            <text:p/>
          </table:table-cell>
          <table:table-cell table:formula="of:=IF([.E843];[.C843]/[.E8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4];[.B844]/[.D844];&quot;&quot;)">
            <text:p/>
          </table:table-cell>
          <table:table-cell table:formula="of:=IF([.E844];[.C844]/[.E8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5];[.B845]/[.D845];&quot;&quot;)">
            <text:p/>
          </table:table-cell>
          <table:table-cell table:formula="of:=IF([.E845];[.C845]/[.E8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6];[.B846]/[.D846];&quot;&quot;)">
            <text:p/>
          </table:table-cell>
          <table:table-cell table:formula="of:=IF([.E846];[.C846]/[.E8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7];[.B847]/[.D847];&quot;&quot;)">
            <text:p/>
          </table:table-cell>
          <table:table-cell table:formula="of:=IF([.E847];[.C847]/[.E8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8];[.B848]/[.D848];&quot;&quot;)">
            <text:p/>
          </table:table-cell>
          <table:table-cell table:formula="of:=IF([.E848];[.C848]/[.E8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49];[.B849]/[.D849];&quot;&quot;)">
            <text:p/>
          </table:table-cell>
          <table:table-cell table:formula="of:=IF([.E849];[.C849]/[.E8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0];[.B850]/[.D850];&quot;&quot;)">
            <text:p/>
          </table:table-cell>
          <table:table-cell table:formula="of:=IF([.E850];[.C850]/[.E8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1];[.B851]/[.D851];&quot;&quot;)">
            <text:p/>
          </table:table-cell>
          <table:table-cell table:formula="of:=IF([.E851];[.C851]/[.E8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2];[.B852]/[.D852];&quot;&quot;)">
            <text:p/>
          </table:table-cell>
          <table:table-cell table:formula="of:=IF([.E852];[.C852]/[.E8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3];[.B853]/[.D853];&quot;&quot;)">
            <text:p/>
          </table:table-cell>
          <table:table-cell table:formula="of:=IF([.E853];[.C853]/[.E8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4];[.B854]/[.D854];&quot;&quot;)">
            <text:p/>
          </table:table-cell>
          <table:table-cell table:formula="of:=IF([.E854];[.C854]/[.E8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5];[.B855]/[.D855];&quot;&quot;)">
            <text:p/>
          </table:table-cell>
          <table:table-cell table:formula="of:=IF([.E855];[.C855]/[.E8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6];[.B856]/[.D856];&quot;&quot;)">
            <text:p/>
          </table:table-cell>
          <table:table-cell table:formula="of:=IF([.E856];[.C856]/[.E8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7];[.B857]/[.D857];&quot;&quot;)">
            <text:p/>
          </table:table-cell>
          <table:table-cell table:formula="of:=IF([.E857];[.C857]/[.E8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8];[.B858]/[.D858];&quot;&quot;)">
            <text:p/>
          </table:table-cell>
          <table:table-cell table:formula="of:=IF([.E858];[.C858]/[.E8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59];[.B859]/[.D859];&quot;&quot;)">
            <text:p/>
          </table:table-cell>
          <table:table-cell table:formula="of:=IF([.E859];[.C859]/[.E8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0];[.B860]/[.D860];&quot;&quot;)">
            <text:p/>
          </table:table-cell>
          <table:table-cell table:formula="of:=IF([.E860];[.C860]/[.E8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1];[.B861]/[.D861];&quot;&quot;)">
            <text:p/>
          </table:table-cell>
          <table:table-cell table:formula="of:=IF([.E861];[.C861]/[.E8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2];[.B862]/[.D862];&quot;&quot;)">
            <text:p/>
          </table:table-cell>
          <table:table-cell table:formula="of:=IF([.E862];[.C862]/[.E8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3];[.B863]/[.D863];&quot;&quot;)">
            <text:p/>
          </table:table-cell>
          <table:table-cell table:formula="of:=IF([.E863];[.C863]/[.E8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4];[.B864]/[.D864];&quot;&quot;)">
            <text:p/>
          </table:table-cell>
          <table:table-cell table:formula="of:=IF([.E864];[.C864]/[.E8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5];[.B865]/[.D865];&quot;&quot;)">
            <text:p/>
          </table:table-cell>
          <table:table-cell table:formula="of:=IF([.E865];[.C865]/[.E8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6];[.B866]/[.D866];&quot;&quot;)">
            <text:p/>
          </table:table-cell>
          <table:table-cell table:formula="of:=IF([.E866];[.C866]/[.E8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7];[.B867]/[.D867];&quot;&quot;)">
            <text:p/>
          </table:table-cell>
          <table:table-cell table:formula="of:=IF([.E867];[.C867]/[.E8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8];[.B868]/[.D868];&quot;&quot;)">
            <text:p/>
          </table:table-cell>
          <table:table-cell table:formula="of:=IF([.E868];[.C868]/[.E8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69];[.B869]/[.D869];&quot;&quot;)">
            <text:p/>
          </table:table-cell>
          <table:table-cell table:formula="of:=IF([.E869];[.C869]/[.E8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0];[.B870]/[.D870];&quot;&quot;)">
            <text:p/>
          </table:table-cell>
          <table:table-cell table:formula="of:=IF([.E870];[.C870]/[.E8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1];[.B871]/[.D871];&quot;&quot;)">
            <text:p/>
          </table:table-cell>
          <table:table-cell table:formula="of:=IF([.E871];[.C871]/[.E8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2];[.B872]/[.D872];&quot;&quot;)">
            <text:p/>
          </table:table-cell>
          <table:table-cell table:formula="of:=IF([.E872];[.C872]/[.E8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3];[.B873]/[.D873];&quot;&quot;)">
            <text:p/>
          </table:table-cell>
          <table:table-cell table:formula="of:=IF([.E873];[.C873]/[.E8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4];[.B874]/[.D874];&quot;&quot;)">
            <text:p/>
          </table:table-cell>
          <table:table-cell table:formula="of:=IF([.E874];[.C874]/[.E8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5];[.B875]/[.D875];&quot;&quot;)">
            <text:p/>
          </table:table-cell>
          <table:table-cell table:formula="of:=IF([.E875];[.C875]/[.E8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6];[.B876]/[.D876];&quot;&quot;)">
            <text:p/>
          </table:table-cell>
          <table:table-cell table:formula="of:=IF([.E876];[.C876]/[.E8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7];[.B877]/[.D877];&quot;&quot;)">
            <text:p/>
          </table:table-cell>
          <table:table-cell table:formula="of:=IF([.E877];[.C877]/[.E8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8];[.B878]/[.D878];&quot;&quot;)">
            <text:p/>
          </table:table-cell>
          <table:table-cell table:formula="of:=IF([.E878];[.C878]/[.E8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79];[.B879]/[.D879];&quot;&quot;)">
            <text:p/>
          </table:table-cell>
          <table:table-cell table:formula="of:=IF([.E879];[.C879]/[.E8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0];[.B880]/[.D880];&quot;&quot;)">
            <text:p/>
          </table:table-cell>
          <table:table-cell table:formula="of:=IF([.E880];[.C880]/[.E8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1];[.B881]/[.D881];&quot;&quot;)">
            <text:p/>
          </table:table-cell>
          <table:table-cell table:formula="of:=IF([.E881];[.C881]/[.E8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2];[.B882]/[.D882];&quot;&quot;)">
            <text:p/>
          </table:table-cell>
          <table:table-cell table:formula="of:=IF([.E882];[.C882]/[.E8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3];[.B883]/[.D883];&quot;&quot;)">
            <text:p/>
          </table:table-cell>
          <table:table-cell table:formula="of:=IF([.E883];[.C883]/[.E8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4];[.B884]/[.D884];&quot;&quot;)">
            <text:p/>
          </table:table-cell>
          <table:table-cell table:formula="of:=IF([.E884];[.C884]/[.E8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5];[.B885]/[.D885];&quot;&quot;)">
            <text:p/>
          </table:table-cell>
          <table:table-cell table:formula="of:=IF([.E885];[.C885]/[.E8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6];[.B886]/[.D886];&quot;&quot;)">
            <text:p/>
          </table:table-cell>
          <table:table-cell table:formula="of:=IF([.E886];[.C886]/[.E8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7];[.B887]/[.D887];&quot;&quot;)">
            <text:p/>
          </table:table-cell>
          <table:table-cell table:formula="of:=IF([.E887];[.C887]/[.E8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8];[.B888]/[.D888];&quot;&quot;)">
            <text:p/>
          </table:table-cell>
          <table:table-cell table:formula="of:=IF([.E888];[.C888]/[.E8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89];[.B889]/[.D889];&quot;&quot;)">
            <text:p/>
          </table:table-cell>
          <table:table-cell table:formula="of:=IF([.E889];[.C889]/[.E8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0];[.B890]/[.D890];&quot;&quot;)">
            <text:p/>
          </table:table-cell>
          <table:table-cell table:formula="of:=IF([.E890];[.C890]/[.E8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1];[.B891]/[.D891];&quot;&quot;)">
            <text:p/>
          </table:table-cell>
          <table:table-cell table:formula="of:=IF([.E891];[.C891]/[.E8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2];[.B892]/[.D892];&quot;&quot;)">
            <text:p/>
          </table:table-cell>
          <table:table-cell table:formula="of:=IF([.E892];[.C892]/[.E8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3];[.B893]/[.D893];&quot;&quot;)">
            <text:p/>
          </table:table-cell>
          <table:table-cell table:formula="of:=IF([.E893];[.C893]/[.E8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4];[.B894]/[.D894];&quot;&quot;)">
            <text:p/>
          </table:table-cell>
          <table:table-cell table:formula="of:=IF([.E894];[.C894]/[.E8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5];[.B895]/[.D895];&quot;&quot;)">
            <text:p/>
          </table:table-cell>
          <table:table-cell table:formula="of:=IF([.E895];[.C895]/[.E89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6];[.B896]/[.D896];&quot;&quot;)">
            <text:p/>
          </table:table-cell>
          <table:table-cell table:formula="of:=IF([.E896];[.C896]/[.E89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7];[.B897]/[.D897];&quot;&quot;)">
            <text:p/>
          </table:table-cell>
          <table:table-cell table:formula="of:=IF([.E897];[.C897]/[.E89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8];[.B898]/[.D898];&quot;&quot;)">
            <text:p/>
          </table:table-cell>
          <table:table-cell table:formula="of:=IF([.E898];[.C898]/[.E89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899];[.B899]/[.D899];&quot;&quot;)">
            <text:p/>
          </table:table-cell>
          <table:table-cell table:formula="of:=IF([.E899];[.C899]/[.E89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0];[.B900]/[.D900];&quot;&quot;)">
            <text:p/>
          </table:table-cell>
          <table:table-cell table:formula="of:=IF([.E900];[.C900]/[.E90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1];[.B901]/[.D901];&quot;&quot;)">
            <text:p/>
          </table:table-cell>
          <table:table-cell table:formula="of:=IF([.E901];[.C901]/[.E90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2];[.B902]/[.D902];&quot;&quot;)">
            <text:p/>
          </table:table-cell>
          <table:table-cell table:formula="of:=IF([.E902];[.C902]/[.E90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3];[.B903]/[.D903];&quot;&quot;)">
            <text:p/>
          </table:table-cell>
          <table:table-cell table:formula="of:=IF([.E903];[.C903]/[.E90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4];[.B904]/[.D904];&quot;&quot;)">
            <text:p/>
          </table:table-cell>
          <table:table-cell table:formula="of:=IF([.E904];[.C904]/[.E90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5];[.B905]/[.D905];&quot;&quot;)">
            <text:p/>
          </table:table-cell>
          <table:table-cell table:formula="of:=IF([.E905];[.C905]/[.E90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6];[.B906]/[.D906];&quot;&quot;)">
            <text:p/>
          </table:table-cell>
          <table:table-cell table:formula="of:=IF([.E906];[.C906]/[.E90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7];[.B907]/[.D907];&quot;&quot;)">
            <text:p/>
          </table:table-cell>
          <table:table-cell table:formula="of:=IF([.E907];[.C907]/[.E90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8];[.B908]/[.D908];&quot;&quot;)">
            <text:p/>
          </table:table-cell>
          <table:table-cell table:formula="of:=IF([.E908];[.C908]/[.E90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09];[.B909]/[.D909];&quot;&quot;)">
            <text:p/>
          </table:table-cell>
          <table:table-cell table:formula="of:=IF([.E909];[.C909]/[.E90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0];[.B910]/[.D910];&quot;&quot;)">
            <text:p/>
          </table:table-cell>
          <table:table-cell table:formula="of:=IF([.E910];[.C910]/[.E91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1];[.B911]/[.D911];&quot;&quot;)">
            <text:p/>
          </table:table-cell>
          <table:table-cell table:formula="of:=IF([.E911];[.C911]/[.E91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2];[.B912]/[.D912];&quot;&quot;)">
            <text:p/>
          </table:table-cell>
          <table:table-cell table:formula="of:=IF([.E912];[.C912]/[.E91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3];[.B913]/[.D913];&quot;&quot;)">
            <text:p/>
          </table:table-cell>
          <table:table-cell table:formula="of:=IF([.E913];[.C913]/[.E91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4];[.B914]/[.D914];&quot;&quot;)">
            <text:p/>
          </table:table-cell>
          <table:table-cell table:formula="of:=IF([.E914];[.C914]/[.E91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5];[.B915]/[.D915];&quot;&quot;)">
            <text:p/>
          </table:table-cell>
          <table:table-cell table:formula="of:=IF([.E915];[.C915]/[.E91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6];[.B916]/[.D916];&quot;&quot;)">
            <text:p/>
          </table:table-cell>
          <table:table-cell table:formula="of:=IF([.E916];[.C916]/[.E91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7];[.B917]/[.D917];&quot;&quot;)">
            <text:p/>
          </table:table-cell>
          <table:table-cell table:formula="of:=IF([.E917];[.C917]/[.E91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8];[.B918]/[.D918];&quot;&quot;)">
            <text:p/>
          </table:table-cell>
          <table:table-cell table:formula="of:=IF([.E918];[.C918]/[.E91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19];[.B919]/[.D919];&quot;&quot;)">
            <text:p/>
          </table:table-cell>
          <table:table-cell table:formula="of:=IF([.E919];[.C919]/[.E91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0];[.B920]/[.D920];&quot;&quot;)">
            <text:p/>
          </table:table-cell>
          <table:table-cell table:formula="of:=IF([.E920];[.C920]/[.E92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1];[.B921]/[.D921];&quot;&quot;)">
            <text:p/>
          </table:table-cell>
          <table:table-cell table:formula="of:=IF([.E921];[.C921]/[.E92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2];[.B922]/[.D922];&quot;&quot;)">
            <text:p/>
          </table:table-cell>
          <table:table-cell table:formula="of:=IF([.E922];[.C922]/[.E92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3];[.B923]/[.D923];&quot;&quot;)">
            <text:p/>
          </table:table-cell>
          <table:table-cell table:formula="of:=IF([.E923];[.C923]/[.E92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4];[.B924]/[.D924];&quot;&quot;)">
            <text:p/>
          </table:table-cell>
          <table:table-cell table:formula="of:=IF([.E924];[.C924]/[.E92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5];[.B925]/[.D925];&quot;&quot;)">
            <text:p/>
          </table:table-cell>
          <table:table-cell table:formula="of:=IF([.E925];[.C925]/[.E92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6];[.B926]/[.D926];&quot;&quot;)">
            <text:p/>
          </table:table-cell>
          <table:table-cell table:formula="of:=IF([.E926];[.C926]/[.E92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7];[.B927]/[.D927];&quot;&quot;)">
            <text:p/>
          </table:table-cell>
          <table:table-cell table:formula="of:=IF([.E927];[.C927]/[.E92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8];[.B928]/[.D928];&quot;&quot;)">
            <text:p/>
          </table:table-cell>
          <table:table-cell table:formula="of:=IF([.E928];[.C928]/[.E92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29];[.B929]/[.D929];&quot;&quot;)">
            <text:p/>
          </table:table-cell>
          <table:table-cell table:formula="of:=IF([.E929];[.C929]/[.E92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0];[.B930]/[.D930];&quot;&quot;)">
            <text:p/>
          </table:table-cell>
          <table:table-cell table:formula="of:=IF([.E930];[.C930]/[.E93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1];[.B931]/[.D931];&quot;&quot;)">
            <text:p/>
          </table:table-cell>
          <table:table-cell table:formula="of:=IF([.E931];[.C931]/[.E93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2];[.B932]/[.D932];&quot;&quot;)">
            <text:p/>
          </table:table-cell>
          <table:table-cell table:formula="of:=IF([.E932];[.C932]/[.E93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3];[.B933]/[.D933];&quot;&quot;)">
            <text:p/>
          </table:table-cell>
          <table:table-cell table:formula="of:=IF([.E933];[.C933]/[.E93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4];[.B934]/[.D934];&quot;&quot;)">
            <text:p/>
          </table:table-cell>
          <table:table-cell table:formula="of:=IF([.E934];[.C934]/[.E93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5];[.B935]/[.D935];&quot;&quot;)">
            <text:p/>
          </table:table-cell>
          <table:table-cell table:formula="of:=IF([.E935];[.C935]/[.E93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6];[.B936]/[.D936];&quot;&quot;)">
            <text:p/>
          </table:table-cell>
          <table:table-cell table:formula="of:=IF([.E936];[.C936]/[.E93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7];[.B937]/[.D937];&quot;&quot;)">
            <text:p/>
          </table:table-cell>
          <table:table-cell table:formula="of:=IF([.E937];[.C937]/[.E93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8];[.B938]/[.D938];&quot;&quot;)">
            <text:p/>
          </table:table-cell>
          <table:table-cell table:formula="of:=IF([.E938];[.C938]/[.E93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39];[.B939]/[.D939];&quot;&quot;)">
            <text:p/>
          </table:table-cell>
          <table:table-cell table:formula="of:=IF([.E939];[.C939]/[.E93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0];[.B940]/[.D940];&quot;&quot;)">
            <text:p/>
          </table:table-cell>
          <table:table-cell table:formula="of:=IF([.E940];[.C940]/[.E94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1];[.B941]/[.D941];&quot;&quot;)">
            <text:p/>
          </table:table-cell>
          <table:table-cell table:formula="of:=IF([.E941];[.C941]/[.E94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2];[.B942]/[.D942];&quot;&quot;)">
            <text:p/>
          </table:table-cell>
          <table:table-cell table:formula="of:=IF([.E942];[.C942]/[.E94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3];[.B943]/[.D943];&quot;&quot;)">
            <text:p/>
          </table:table-cell>
          <table:table-cell table:formula="of:=IF([.E943];[.C943]/[.E94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4];[.B944]/[.D944];&quot;&quot;)">
            <text:p/>
          </table:table-cell>
          <table:table-cell table:formula="of:=IF([.E944];[.C944]/[.E94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5];[.B945]/[.D945];&quot;&quot;)">
            <text:p/>
          </table:table-cell>
          <table:table-cell table:formula="of:=IF([.E945];[.C945]/[.E94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6];[.B946]/[.D946];&quot;&quot;)">
            <text:p/>
          </table:table-cell>
          <table:table-cell table:formula="of:=IF([.E946];[.C946]/[.E94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7];[.B947]/[.D947];&quot;&quot;)">
            <text:p/>
          </table:table-cell>
          <table:table-cell table:formula="of:=IF([.E947];[.C947]/[.E94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8];[.B948]/[.D948];&quot;&quot;)">
            <text:p/>
          </table:table-cell>
          <table:table-cell table:formula="of:=IF([.E948];[.C948]/[.E94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49];[.B949]/[.D949];&quot;&quot;)">
            <text:p/>
          </table:table-cell>
          <table:table-cell table:formula="of:=IF([.E949];[.C949]/[.E94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0];[.B950]/[.D950];&quot;&quot;)">
            <text:p/>
          </table:table-cell>
          <table:table-cell table:formula="of:=IF([.E950];[.C950]/[.E95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1];[.B951]/[.D951];&quot;&quot;)">
            <text:p/>
          </table:table-cell>
          <table:table-cell table:formula="of:=IF([.E951];[.C951]/[.E95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2];[.B952]/[.D952];&quot;&quot;)">
            <text:p/>
          </table:table-cell>
          <table:table-cell table:formula="of:=IF([.E952];[.C952]/[.E95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3];[.B953]/[.D953];&quot;&quot;)">
            <text:p/>
          </table:table-cell>
          <table:table-cell table:formula="of:=IF([.E953];[.C953]/[.E95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4];[.B954]/[.D954];&quot;&quot;)">
            <text:p/>
          </table:table-cell>
          <table:table-cell table:formula="of:=IF([.E954];[.C954]/[.E95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5];[.B955]/[.D955];&quot;&quot;)">
            <text:p/>
          </table:table-cell>
          <table:table-cell table:formula="of:=IF([.E955];[.C955]/[.E95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6];[.B956]/[.D956];&quot;&quot;)">
            <text:p/>
          </table:table-cell>
          <table:table-cell table:formula="of:=IF([.E956];[.C956]/[.E95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7];[.B957]/[.D957];&quot;&quot;)">
            <text:p/>
          </table:table-cell>
          <table:table-cell table:formula="of:=IF([.E957];[.C957]/[.E95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8];[.B958]/[.D958];&quot;&quot;)">
            <text:p/>
          </table:table-cell>
          <table:table-cell table:formula="of:=IF([.E958];[.C958]/[.E95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59];[.B959]/[.D959];&quot;&quot;)">
            <text:p/>
          </table:table-cell>
          <table:table-cell table:formula="of:=IF([.E959];[.C959]/[.E95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0];[.B960]/[.D960];&quot;&quot;)">
            <text:p/>
          </table:table-cell>
          <table:table-cell table:formula="of:=IF([.E960];[.C960]/[.E96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1];[.B961]/[.D961];&quot;&quot;)">
            <text:p/>
          </table:table-cell>
          <table:table-cell table:formula="of:=IF([.E961];[.C961]/[.E96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2];[.B962]/[.D962];&quot;&quot;)">
            <text:p/>
          </table:table-cell>
          <table:table-cell table:formula="of:=IF([.E962];[.C962]/[.E96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3];[.B963]/[.D963];&quot;&quot;)">
            <text:p/>
          </table:table-cell>
          <table:table-cell table:formula="of:=IF([.E963];[.C963]/[.E96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4];[.B964]/[.D964];&quot;&quot;)">
            <text:p/>
          </table:table-cell>
          <table:table-cell table:formula="of:=IF([.E964];[.C964]/[.E96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5];[.B965]/[.D965];&quot;&quot;)">
            <text:p/>
          </table:table-cell>
          <table:table-cell table:formula="of:=IF([.E965];[.C965]/[.E96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6];[.B966]/[.D966];&quot;&quot;)">
            <text:p/>
          </table:table-cell>
          <table:table-cell table:formula="of:=IF([.E966];[.C966]/[.E96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7];[.B967]/[.D967];&quot;&quot;)">
            <text:p/>
          </table:table-cell>
          <table:table-cell table:formula="of:=IF([.E967];[.C967]/[.E96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8];[.B968]/[.D968];&quot;&quot;)">
            <text:p/>
          </table:table-cell>
          <table:table-cell table:formula="of:=IF([.E968];[.C968]/[.E96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69];[.B969]/[.D969];&quot;&quot;)">
            <text:p/>
          </table:table-cell>
          <table:table-cell table:formula="of:=IF([.E969];[.C969]/[.E96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0];[.B970]/[.D970];&quot;&quot;)">
            <text:p/>
          </table:table-cell>
          <table:table-cell table:formula="of:=IF([.E970];[.C970]/[.E97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1];[.B971]/[.D971];&quot;&quot;)">
            <text:p/>
          </table:table-cell>
          <table:table-cell table:formula="of:=IF([.E971];[.C971]/[.E97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2];[.B972]/[.D972];&quot;&quot;)">
            <text:p/>
          </table:table-cell>
          <table:table-cell table:formula="of:=IF([.E972];[.C972]/[.E97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3];[.B973]/[.D973];&quot;&quot;)">
            <text:p/>
          </table:table-cell>
          <table:table-cell table:formula="of:=IF([.E973];[.C973]/[.E97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4];[.B974]/[.D974];&quot;&quot;)">
            <text:p/>
          </table:table-cell>
          <table:table-cell table:formula="of:=IF([.E974];[.C974]/[.E97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5];[.B975]/[.D975];&quot;&quot;)">
            <text:p/>
          </table:table-cell>
          <table:table-cell table:formula="of:=IF([.E975];[.C975]/[.E97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6];[.B976]/[.D976];&quot;&quot;)">
            <text:p/>
          </table:table-cell>
          <table:table-cell table:formula="of:=IF([.E976];[.C976]/[.E97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7];[.B977]/[.D977];&quot;&quot;)">
            <text:p/>
          </table:table-cell>
          <table:table-cell table:formula="of:=IF([.E977];[.C977]/[.E97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8];[.B978]/[.D978];&quot;&quot;)">
            <text:p/>
          </table:table-cell>
          <table:table-cell table:formula="of:=IF([.E978];[.C978]/[.E97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79];[.B979]/[.D979];&quot;&quot;)">
            <text:p/>
          </table:table-cell>
          <table:table-cell table:formula="of:=IF([.E979];[.C979]/[.E97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0];[.B980]/[.D980];&quot;&quot;)">
            <text:p/>
          </table:table-cell>
          <table:table-cell table:formula="of:=IF([.E980];[.C980]/[.E98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1];[.B981]/[.D981];&quot;&quot;)">
            <text:p/>
          </table:table-cell>
          <table:table-cell table:formula="of:=IF([.E981];[.C981]/[.E98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2];[.B982]/[.D982];&quot;&quot;)">
            <text:p/>
          </table:table-cell>
          <table:table-cell table:formula="of:=IF([.E982];[.C982]/[.E98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3];[.B983]/[.D983];&quot;&quot;)">
            <text:p/>
          </table:table-cell>
          <table:table-cell table:formula="of:=IF([.E983];[.C983]/[.E98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4];[.B984]/[.D984];&quot;&quot;)">
            <text:p/>
          </table:table-cell>
          <table:table-cell table:formula="of:=IF([.E984];[.C984]/[.E98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5];[.B985]/[.D985];&quot;&quot;)">
            <text:p/>
          </table:table-cell>
          <table:table-cell table:formula="of:=IF([.E985];[.C985]/[.E985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6];[.B986]/[.D986];&quot;&quot;)">
            <text:p/>
          </table:table-cell>
          <table:table-cell table:formula="of:=IF([.E986];[.C986]/[.E986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7];[.B987]/[.D987];&quot;&quot;)">
            <text:p/>
          </table:table-cell>
          <table:table-cell table:formula="of:=IF([.E987];[.C987]/[.E987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8];[.B988]/[.D988];&quot;&quot;)">
            <text:p/>
          </table:table-cell>
          <table:table-cell table:formula="of:=IF([.E988];[.C988]/[.E988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89];[.B989]/[.D989];&quot;&quot;)">
            <text:p/>
          </table:table-cell>
          <table:table-cell table:formula="of:=IF([.E989];[.C989]/[.E989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0];[.B990]/[.D990];&quot;&quot;)">
            <text:p/>
          </table:table-cell>
          <table:table-cell table:formula="of:=IF([.E990];[.C990]/[.E990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1];[.B991]/[.D991];&quot;&quot;)">
            <text:p/>
          </table:table-cell>
          <table:table-cell table:formula="of:=IF([.E991];[.C991]/[.E991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2];[.B992]/[.D992];&quot;&quot;)">
            <text:p/>
          </table:table-cell>
          <table:table-cell table:formula="of:=IF([.E992];[.C992]/[.E992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3];[.B993]/[.D993];&quot;&quot;)">
            <text:p/>
          </table:table-cell>
          <table:table-cell table:formula="of:=IF([.E993];[.C993]/[.E993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4];[.B994]/[.D994];&quot;&quot;)">
            <text:p/>
          </table:table-cell>
          <table:table-cell table:formula="of:=IF([.E994];[.C994]/[.E994];&quot;&quot;)">
            <text:p/>
          </table:table-cell>
          <table:table-cell table:number-columns-repeated="13"/>
        </table:table-row>
        <table:table-row table:style-name="ro1">
          <table:table-cell table:number-columns-repeated="9"/>
          <table:table-cell table:formula="of:=IF([.D995];[.B995]/[.D995];&quot;&quot;)">
            <text:p/>
          </table:table-cell>
          <table:table-cell table:formula="of:=IF([.E995];[.C995]/[.E995];&quot;&quot;)">
            <text:p/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21:06:51.182175840</dc:date>
    <meta:editing-duration>PT24M36S</meta:editing-duration>
    <meta:editing-cycles>6</meta:editing-cycles>
    <meta:generator>LibreOffice/6.0.2.1.0$Linux_X86_64 LibreOffice_project/00m0$Build-1</meta:generator>
    <meta:document-statistic meta:table-count="3" meta:cell-count="16698" meta:object-count="0"/>
  </office:meta>
</office:document-meta>
</file>